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全真楷書" svg:font-family="全真楷書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9">
      <style:table-cell-properties fo:border="thin solid #000000" style:diagonal-tl-br="thin solid #000000" style:vertical-align="middle" fo:wrap-option="wrap" fo:background-color="transparent" style:repeat-content="false"/>
      <style:paragraph-properties fo:text-align="start" fo:margin-left="0cm"/>
    </style:style>
    <style:style style:name="ce3" style:family="table-cell" style:parent-style-name="Default" style:data-style-name="N36">
      <style:table-cell-properties fo:border="thin solid #000000" style:vertical-align="middle" fo:background-color="transparent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</style:style>
    <style:style style:name="ce5" style:family="table-cell" style:parent-style-name="Default" style:data-style-name="N19">
      <style:table-cell-properties fo:border="thin solid #000000" style:vertical-align="middle" fo:wrap-option="wrap" style:repeat-content="false"/>
      <style:paragraph-properties fo:text-align="center"/>
    </style:style>
    <style:style style:name="ce6" style:family="table-cell" style:parent-style-name="Default" style:data-style-name="N36">
      <style:table-cell-properties fo:border="thin solid #000000"/>
    </style:style>
    <style:style style:name="ce7" style:family="table-cell" style:parent-style-name="Default" style:data-style-name="N19">
      <style:table-cell-properties style:vertical-align="middle" style:repeat-content="false"/>
      <style:paragraph-properties fo:text-align="center"/>
    </style:style>
    <style:style style:name="ce8" style:family="table-cell" style:parent-style-name="Default" style:data-style-name="N36"/>
    <style:style style:name="ce9" style:family="table-cell" style:parent-style-name="Default" style:data-style-name="N1">
      <style:table-cell-properties style:vertical-align="middle" style:repeat-content="false"/>
      <style:paragraph-properties fo:text-align="end" fo:margin-right="0cm"/>
      <style:text-properties fo:color="#993300" style:font-name="全真楷書" style:font-name-asian="全真楷書" style:font-name-complex="全真楷書" fo:font-size="16pt" style:font-size-asian="16pt" style:font-size-complex="16pt" style:font-family-generic="modern"/>
    </style:style>
    <style:style style:name="co1" style:family="table-column">
      <style:table-column-properties fo:break-before="auto" style:column-width="2.936875cm" style:use-optimal-column-width="true"/>
    </style:style>
    <style:style style:name="co2" style:family="table-column">
      <style:table-column-properties fo:break-before="auto" style:column-width="3.30729166666667cm"/>
    </style:style>
    <style:style style:name="co3" style:family="table-column">
      <style:table-column-properties fo:break-before="auto" style:column-width="3.75708333333333cm" style:use-optimal-column-width="true"/>
    </style:style>
    <style:style style:name="co4" style:family="table-column">
      <style:table-column-properties fo:break-before="auto" style:column-width="2.619375cm" style:use-optimal-column-width="true"/>
    </style:style>
    <style:style style:name="co5" style:family="table-column">
      <style:table-column-properties fo:break-before="auto" style:column-width="1.905cm"/>
    </style:style>
    <style:style style:name="co6" style:family="table-column">
      <style:table-column-properties fo:break-before="auto" style:column-width="3.75708333333333cm"/>
    </style:style>
    <style:style style:name="ro1" style:family="table-row">
      <style:table-row-properties style:row-height="35pt" style:use-optimal-row-height="false" fo:break-before="auto"/>
    </style:style>
    <style:style style:name="ro2" style:family="table-row">
      <style:table-row-properties style:row-height="25pt" style:use-optimal-row-height="fals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20pt" style:use-optimal-row-height="false" fo:break-before="auto"/>
    </style:style>
    <style:style style:name="ro5" style:family="table-row">
      <style:table-row-properties style:row-height="22pt" style:use-optimal-row-height="true" fo:break-before="auto"/>
    </style:style>
    <style:style style:name="ro6" style:family="table-row">
      <style:table-row-properties style:row-height="16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10" style:family="table-cell" style:parent-style-name="Default" style:data-style-name="N36">
      <style:map style:condition="of:cell-content()!=0" style:apply-style-name="cf3"/>
      <style:map style:condition="of:cell-content()!=0" style:apply-style-name="cf4"/>
      <style:map style:condition="of:cell-content()!=0" style:apply-style-name="cf3"/>
      <style:map style:condition="of:cell-content()!=0" style:apply-style-name="cf4"/>
    </style:style>
    <style:style style:name="ce11" style:family="table-cell" style:parent-style-name="Default" style:data-style-name="N36">
      <style:map style:condition="of:cell-content()!=0" style:apply-style-name="cf3"/>
      <style:map style:condition="of:cell-content()!=0" style:apply-style-name="cf4"/>
    </style:style>
    <style:style style:name="ce12" style:family="table-cell" style:parent-style-name="Default" style:data-style-name="N36">
      <style:map style:condition="of:cell-content()!=0" style:apply-style-name="cf3"/>
      <style:map style:condition="of:cell-content()!=0" style:apply-style-name="cf4"/>
    </style:style>
    <style:style style:name="ce13" style:family="table-cell" style:parent-style-name="Default" style:data-style-name="N36">
      <style:map style:condition="of:cell-content()!=0" style:apply-style-name="cf3"/>
      <style:map style:condition="of:cell-content()!=0" style:apply-style-name="cf4"/>
      <style:map style:condition="of:cell-content()!=0" style:apply-style-name="cf3"/>
      <style:map style:condition="of:cell-content()!=0" style:apply-style-name="cf4"/>
    </style:style>
    <style:style style:name="ce14" style:family="table-cell" style:parent-style-name="Default" style:data-style-name="N36">
      <style:map style:condition="of:cell-content()!=0" style:apply-style-name="cf3"/>
      <style:map style:condition="of:cell-content()!=0" style:apply-style-name="cf4"/>
      <style:map style:condition="of:cell-content()!=0" style:apply-style-name="cf3"/>
      <style:map style:condition="of:cell-content()!=0" style:apply-style-name="cf4"/>
    </style:style>
    <style:style style:name="ce15" style:family="table-cell" style:parent-style-name="Default" style:data-style-name="N36">
      <style:map style:condition="of:cell-content()!=0" style:apply-style-name="cf3"/>
      <style:map style:condition="of:cell-content()!=0" style:apply-style-name="cf4"/>
    </style:style>
    <style:style style:name="ce16" style:family="table-cell" style:parent-style-name="Default" style:data-style-name="N36">
      <style:map style:condition="of:cell-content()!=0" style:apply-style-name="cf3"/>
      <style:map style:condition="of:cell-content()!=0" style:apply-style-name="cf4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出站資料" table:style-name="ta1">
        <table:table-column table:style-name="co1" table:default-cell-style-name="ce7"/>
        <table:table-column table:style-name="co2" table:number-columns-repeated="82" table:default-cell-style-name="ce8"/>
        <table:table-column table:style-name="co3" table:default-cell-style-name="ce8"/>
        <table:table-column table:style-name="co2" table:number-columns-repeated="36" table:default-cell-style-name="ce8"/>
        <table:table-column table:style-name="co4" table:default-cell-style-name="ce1"/>
        <table:table-column table:style-name="co5" table:number-columns-repeated="16263" table:default-cell-style-name="ce1"/>
        <table:table-row table:style-name="ro1">
          <table:table-cell office:value-type="string" table:style-name="ce3">
            <text:p>Date</text:p>
          </table:table-cell>
          <table:table-cell office:value-type="string" table:style-name="ce3">
            <text:p>松山機場</text:p>
          </table:table-cell>
          <table:table-cell office:value-type="string" table:style-name="ce3">
            <text:p>中山國中</text:p>
          </table:table-cell>
          <table:table-cell office:value-type="string" table:style-name="ce3">
            <text:p>南京復興</text:p>
          </table:table-cell>
          <table:table-cell office:value-type="string" table:style-name="ce3">
            <text:p>忠孝復興</text:p>
          </table:table-cell>
          <table:table-cell office:value-type="string" table:style-name="ce3">
            <text:p>大安</text:p>
          </table:table-cell>
          <table:table-cell office:value-type="string" table:style-name="ce3">
            <text:p>科技大樓</text:p>
          </table:table-cell>
          <table:table-cell office:value-type="string" table:style-name="ce3">
            <text:p>六張犁</text:p>
          </table:table-cell>
          <table:table-cell office:value-type="string" table:style-name="ce3">
            <text:p>麟光</text:p>
          </table:table-cell>
          <table:table-cell office:value-type="string" table:style-name="ce3">
            <text:p>辛亥</text:p>
          </table:table-cell>
          <table:table-cell office:value-type="string" table:style-name="ce3">
            <text:p>萬芳醫院</text:p>
          </table:table-cell>
          <table:table-cell office:value-type="string" table:style-name="ce3">
            <text:p>萬芳社區</text:p>
          </table:table-cell>
          <table:table-cell office:value-type="string" table:style-name="ce3">
            <text:p>木柵</text:p>
          </table:table-cell>
          <table:table-cell office:value-type="string" table:style-name="ce3">
            <text:p>動物園</text:p>
          </table:table-cell>
          <table:table-cell office:value-type="string" table:style-name="ce3">
            <text:p>大直</text:p>
          </table:table-cell>
          <table:table-cell office:value-type="string" table:style-name="ce3">
            <text:p>劍南路</text:p>
          </table:table-cell>
          <table:table-cell office:value-type="string" table:style-name="ce3">
            <text:p>西湖</text:p>
          </table:table-cell>
          <table:table-cell office:value-type="string" table:style-name="ce3">
            <text:p>港墘</text:p>
          </table:table-cell>
          <table:table-cell office:value-type="string" table:style-name="ce3">
            <text:p>文德</text:p>
          </table:table-cell>
          <table:table-cell office:value-type="string" table:style-name="ce3">
            <text:p>內湖</text:p>
          </table:table-cell>
          <table:table-cell office:value-type="string" table:style-name="ce3">
            <text:p>大湖公園</text:p>
          </table:table-cell>
          <table:table-cell office:value-type="string" table:style-name="ce3">
            <text:p>葫洲</text:p>
          </table:table-cell>
          <table:table-cell office:value-type="string" table:style-name="ce3">
            <text:p>東湖</text:p>
          </table:table-cell>
          <table:table-cell office:value-type="string" table:style-name="ce3">
            <text:p>南港軟體園區</text:p>
          </table:table-cell>
          <table:table-cell office:value-type="string" table:style-name="ce3">
            <text:p>南港展覽館</text:p>
          </table:table-cell>
          <table:table-cell office:value-type="string" table:style-name="ce3">
            <text:p>小碧潭</text:p>
          </table:table-cell>
          <table:table-cell office:value-type="string" table:style-name="ce3">
            <text:p>新店</text:p>
          </table:table-cell>
          <table:table-cell office:value-type="string" table:style-name="ce3">
            <text:p>新店區公所</text:p>
          </table:table-cell>
          <table:table-cell office:value-type="string" table:style-name="ce3">
            <text:p>七張</text:p>
          </table:table-cell>
          <table:table-cell office:value-type="string" table:style-name="ce3">
            <text:p>大坪林</text:p>
          </table:table-cell>
          <table:table-cell office:value-type="string" table:style-name="ce3">
            <text:p>景美</text:p>
          </table:table-cell>
          <table:table-cell office:value-type="string" table:style-name="ce3">
            <text:p>萬隆</text:p>
          </table:table-cell>
          <table:table-cell office:value-type="string" table:style-name="ce3">
            <text:p>公館</text:p>
          </table:table-cell>
          <table:table-cell office:value-type="string" table:style-name="ce3">
            <text:p>台電大樓</text:p>
          </table:table-cell>
          <table:table-cell office:value-type="string" table:style-name="ce3">
            <text:p>古亭</text:p>
          </table:table-cell>
          <table:table-cell office:value-type="string" table:style-name="ce3">
            <text:p>中正紀念堂</text:p>
          </table:table-cell>
          <table:table-cell office:value-type="string" table:style-name="ce3">
            <text:p>小南門</text:p>
          </table:table-cell>
          <table:table-cell office:value-type="string" table:style-name="ce3">
            <text:p>頂溪</text:p>
          </table:table-cell>
          <table:table-cell office:value-type="string" table:style-name="ce3">
            <text:p>永安市場</text:p>
          </table:table-cell>
          <table:table-cell office:value-type="string" table:style-name="ce3">
            <text:p>景安</text:p>
          </table:table-cell>
          <table:table-cell office:value-type="string" table:style-name="ce3">
            <text:p>南勢角</text:p>
          </table:table-cell>
          <table:table-cell office:value-type="string" table:style-name="ce3">
            <text:p>台大醫院</text:p>
          </table:table-cell>
          <table:table-cell office:value-type="string" table:style-name="ce3">
            <text:p>台北車站</text:p>
          </table:table-cell>
          <table:table-cell office:value-type="string" table:style-name="ce3">
            <text:p>中山</text:p>
          </table:table-cell>
          <table:table-cell office:value-type="string" table:style-name="ce3">
            <text:p>雙連</text:p>
          </table:table-cell>
          <table:table-cell office:value-type="string" table:style-name="ce3">
            <text:p>民權西路</text:p>
          </table:table-cell>
          <table:table-cell office:value-type="string" table:style-name="ce3">
            <text:p>圓山</text:p>
          </table:table-cell>
          <table:table-cell office:value-type="string" table:style-name="ce3">
            <text:p>劍潭</text:p>
          </table:table-cell>
          <table:table-cell office:value-type="string" table:style-name="ce3">
            <text:p>士林</text:p>
          </table:table-cell>
          <table:table-cell office:value-type="string" table:style-name="ce3">
            <text:p>芝山</text:p>
          </table:table-cell>
          <table:table-cell office:value-type="string" table:style-name="ce3">
            <text:p>明德</text:p>
          </table:table-cell>
          <table:table-cell office:value-type="string" table:style-name="ce3">
            <text:p>石牌</text:p>
          </table:table-cell>
          <table:table-cell office:value-type="string" table:style-name="ce3">
            <text:p>唭哩岸</text:p>
          </table:table-cell>
          <table:table-cell office:value-type="string" table:style-name="ce3">
            <text:p>奇岩</text:p>
          </table:table-cell>
          <table:table-cell office:value-type="string" table:style-name="ce3">
            <text:p>北投</text:p>
          </table:table-cell>
          <table:table-cell office:value-type="string" table:style-name="ce3">
            <text:p>新北投</text:p>
          </table:table-cell>
          <table:table-cell office:value-type="string" table:style-name="ce3">
            <text:p>復興崗</text:p>
          </table:table-cell>
          <table:table-cell office:value-type="string" table:style-name="ce3">
            <text:p>忠義</text:p>
          </table:table-cell>
          <table:table-cell office:value-type="string" table:style-name="ce3">
            <text:p>關渡</text:p>
          </table:table-cell>
          <table:table-cell office:value-type="string" table:style-name="ce3">
            <text:p>竹圍</text:p>
          </table:table-cell>
          <table:table-cell office:value-type="string" table:style-name="ce3">
            <text:p>紅樹林</text:p>
          </table:table-cell>
          <table:table-cell office:value-type="string" table:style-name="ce3">
            <text:p>淡水</text:p>
          </table:table-cell>
          <table:table-cell office:value-type="string" table:style-name="ce3">
            <text:p>頂埔</text:p>
          </table:table-cell>
          <table:table-cell office:value-type="string" table:style-name="ce3">
            <text:p>永寧</text:p>
          </table:table-cell>
          <table:table-cell office:value-type="string" table:style-name="ce3">
            <text:p>土城</text:p>
          </table:table-cell>
          <table:table-cell office:value-type="string" table:style-name="ce3">
            <text:p>海山</text:p>
          </table:table-cell>
          <table:table-cell office:value-type="string" table:style-name="ce3">
            <text:p>亞東醫院</text:p>
          </table:table-cell>
          <table:table-cell office:value-type="string" table:style-name="ce3">
            <text:p>府中</text:p>
          </table:table-cell>
          <table:table-cell office:value-type="string" table:style-name="ce3">
            <text:p>BL板橋</text:p>
          </table:table-cell>
          <table:table-cell office:value-type="string" table:style-name="ce3">
            <text:p>新埔</text:p>
          </table:table-cell>
          <table:table-cell office:value-type="string" table:style-name="ce3">
            <text:p>江子翠</text:p>
          </table:table-cell>
          <table:table-cell office:value-type="string" table:style-name="ce3">
            <text:p>龍山寺</text:p>
          </table:table-cell>
          <table:table-cell office:value-type="string" table:style-name="ce3">
            <text:p>西門</text:p>
          </table:table-cell>
          <table:table-cell office:value-type="string" table:style-name="ce3">
            <text:p>善導寺</text:p>
          </table:table-cell>
          <table:table-cell office:value-type="string" table:style-name="ce3">
            <text:p>忠孝新生</text:p>
          </table:table-cell>
          <table:table-cell office:value-type="string" table:style-name="ce3">
            <text:p>忠孝敦化</text:p>
          </table:table-cell>
          <table:table-cell office:value-type="string" table:style-name="ce3">
            <text:p>國父紀念館</text:p>
          </table:table-cell>
          <table:table-cell office:value-type="string" table:style-name="ce3">
            <text:p>市政府</text:p>
          </table:table-cell>
          <table:table-cell office:value-type="string" table:style-name="ce3">
            <text:p>永春</text:p>
          </table:table-cell>
          <table:table-cell office:value-type="string" table:style-name="ce3">
            <text:p>後山埤</text:p>
          </table:table-cell>
          <table:table-cell office:value-type="string" table:style-name="ce3">
            <text:p>昆陽</text:p>
          </table:table-cell>
          <table:table-cell office:value-type="string" table:style-name="ce3">
            <text:p>南港</text:p>
          </table:table-cell>
          <table:table-cell office:value-type="string" table:style-name="ce3">
            <text:p>象山</text:p>
          </table:table-cell>
          <table:table-cell office:value-type="string" table:style-name="ce3">
            <text:p>台北101/世貿</text:p>
          </table:table-cell>
          <table:table-cell office:value-type="string" table:style-name="ce3">
            <text:p>信義安和</text:p>
          </table:table-cell>
          <table:table-cell office:value-type="string" table:style-name="ce3">
            <text:p>大安森林公園</text:p>
          </table:table-cell>
          <table:table-cell office:value-type="string" table:style-name="ce3">
            <text:p>北門</text:p>
          </table:table-cell>
          <table:table-cell office:value-type="string" table:style-name="ce3">
            <text:p>松江南京</text:p>
          </table:table-cell>
          <table:table-cell office:value-type="string" table:style-name="ce3">
            <text:p>台北小巨蛋</text:p>
          </table:table-cell>
          <table:table-cell office:value-type="string" table:style-name="ce3">
            <text:p>南京三民</text:p>
          </table:table-cell>
          <table:table-cell office:value-type="string" table:style-name="ce3">
            <text:p>松山</text:p>
          </table:table-cell>
          <table:table-cell office:value-type="string" table:style-name="ce3">
            <text:p>輔大</text:p>
          </table:table-cell>
          <table:table-cell office:value-type="string" table:style-name="ce3">
            <text:p>新莊</text:p>
          </table:table-cell>
          <table:table-cell office:value-type="string" table:style-name="ce3">
            <text:p>頭前庄</text:p>
          </table:table-cell>
          <table:table-cell office:value-type="string" table:style-name="ce3">
            <text:p>先嗇宮</text:p>
          </table:table-cell>
          <table:table-cell office:value-type="string" table:style-name="ce3">
            <text:p>三重</text:p>
          </table:table-cell>
          <table:table-cell office:value-type="string" table:style-name="ce3">
            <text:p>菜寮</text:p>
          </table:table-cell>
          <table:table-cell office:value-type="string" table:style-name="ce3">
            <text:p>台北橋</text:p>
          </table:table-cell>
          <table:table-cell office:value-type="string" table:style-name="ce3">
            <text:p>大橋頭</text:p>
          </table:table-cell>
          <table:table-cell office:value-type="string" table:style-name="ce3">
            <text:p>中山國小</text:p>
          </table:table-cell>
          <table:table-cell office:value-type="string" table:style-name="ce3">
            <text:p>行天宮</text:p>
          </table:table-cell>
          <table:table-cell office:value-type="string" table:style-name="ce3">
            <text:p>東門</text:p>
          </table:table-cell>
          <table:table-cell office:value-type="string" table:style-name="ce3">
            <text:p>蘆洲</text:p>
          </table:table-cell>
          <table:table-cell office:value-type="string" table:style-name="ce3">
            <text:p>三民高中</text:p>
          </table:table-cell>
          <table:table-cell office:value-type="string" table:style-name="ce3">
            <text:p>徐匯中學</text:p>
          </table:table-cell>
          <table:table-cell office:value-type="string" table:style-name="ce3">
            <text:p>三和國中</text:p>
          </table:table-cell>
          <table:table-cell office:value-type="string" table:style-name="ce3">
            <text:p>三重國小</text:p>
          </table:table-cell>
          <table:table-cell office:value-type="string" table:style-name="ce3">
            <text:p>迴龍</text:p>
          </table:table-cell>
          <table:table-cell office:value-type="string" table:style-name="ce3">
            <text:p>丹鳳</text:p>
          </table:table-cell>
          <table:table-cell office:value-type="string" table:style-name="ce3">
            <text:p>十四張</text:p>
          </table:table-cell>
          <table:table-cell office:value-type="string" table:style-name="ce3">
            <text:p>秀朗橋</text:p>
          </table:table-cell>
          <table:table-cell office:value-type="string" table:style-name="ce3">
            <text:p>景平</text:p>
          </table:table-cell>
          <table:table-cell office:value-type="string" table:style-name="ce3">
            <text:p>中和</text:p>
          </table:table-cell>
          <table:table-cell office:value-type="string" table:style-name="ce3">
            <text:p>橋和</text:p>
          </table:table-cell>
          <table:table-cell office:value-type="string" table:style-name="ce3">
            <text:p>中原</text:p>
          </table:table-cell>
          <table:table-cell office:value-type="string" table:style-name="ce3">
            <text:p>板新</text:p>
          </table:table-cell>
          <table:table-cell office:value-type="string" table:style-name="ce3">
            <text:p>Y板橋</text:p>
          </table:table-cell>
          <table:table-cell office:value-type="string" table:style-name="ce3">
            <text:p>新埔民生</text:p>
          </table:table-cell>
          <table:table-cell office:value-type="string" table:style-name="ce3">
            <text:p>幸福</text:p>
          </table:table-cell>
          <table:table-cell office:value-type="string" table:style-name="ce3">
            <text:p>新北產業園區</text:p>
          </table:table-cell>
          <table:table-cell table:number-columns-repeated="16264" table:style-name="ce4"/>
        </table:table-row>
        <table:table-row table:style-name="ro2">
          <table:table-cell office:value-type="date" office:date-value="2021-07-01T00:00:00" table:style-name="ce5">
            <text:p>2021/7/1</text:p>
          </table:table-cell>
          <table:table-cell office:value-type="float" office:value="1075" table:style-name="ce6">
            <text:p>1,075<text:s/></text:p>
          </table:table-cell>
          <table:table-cell office:value-type="float" office:value="4248" table:style-name="ce6">
            <text:p>4,248<text:s/></text:p>
          </table:table-cell>
          <table:table-cell office:value-type="float" office:value="13462" table:style-name="ce6">
            <text:p>13,462<text:s/></text:p>
          </table:table-cell>
          <table:table-cell office:value-type="float" office:value="11836" table:style-name="ce6">
            <text:p>11,836<text:s/></text:p>
          </table:table-cell>
          <table:table-cell office:value-type="float" office:value="6464" table:style-name="ce6">
            <text:p>6,464<text:s/></text:p>
          </table:table-cell>
          <table:table-cell office:value-type="float" office:value="3852" table:style-name="ce6">
            <text:p>3,852<text:s/></text:p>
          </table:table-cell>
          <table:table-cell office:value-type="float" office:value="3556" table:style-name="ce6">
            <text:p>3,556<text:s/></text:p>
          </table:table-cell>
          <table:table-cell office:value-type="float" office:value="1304" table:style-name="ce6">
            <text:p>1,304<text:s/></text:p>
          </table:table-cell>
          <table:table-cell office:value-type="float" office:value="1005" table:style-name="ce6">
            <text:p>1,005<text:s/></text:p>
          </table:table-cell>
          <table:table-cell office:value-type="float" office:value="4067" table:style-name="ce6">
            <text:p>4,067<text:s/></text:p>
          </table:table-cell>
          <table:table-cell office:value-type="float" office:value="737" table:style-name="ce6">
            <text:p>737<text:s/></text:p>
          </table:table-cell>
          <table:table-cell office:value-type="float" office:value="1192" table:style-name="ce6">
            <text:p>1,192<text:s/></text:p>
          </table:table-cell>
          <table:table-cell office:value-type="float" office:value="776" table:style-name="ce6">
            <text:p>776<text:s/></text:p>
          </table:table-cell>
          <table:table-cell office:value-type="float" office:value="2149" table:style-name="ce6">
            <text:p>2,149<text:s/></text:p>
          </table:table-cell>
          <table:table-cell office:value-type="float" office:value="2789" table:style-name="ce6">
            <text:p>2,789<text:s/></text:p>
          </table:table-cell>
          <table:table-cell office:value-type="float" office:value="4809" table:style-name="ce6">
            <text:p>4,809<text:s/></text:p>
          </table:table-cell>
          <table:table-cell office:value-type="float" office:value="4611" table:style-name="ce6">
            <text:p>4,611<text:s/></text:p>
          </table:table-cell>
          <table:table-cell office:value-type="float" office:value="1298" table:style-name="ce6">
            <text:p>1,298<text:s/></text:p>
          </table:table-cell>
          <table:table-cell office:value-type="float" office:value="2800" table:style-name="ce6">
            <text:p>2,800<text:s/></text:p>
          </table:table-cell>
          <table:table-cell office:value-type="float" office:value="795" table:style-name="ce6">
            <text:p>795<text:s/></text:p>
          </table:table-cell>
          <table:table-cell office:value-type="float" office:value="2303" table:style-name="ce6">
            <text:p>2,303<text:s/></text:p>
          </table:table-cell>
          <table:table-cell office:value-type="float" office:value="2389" table:style-name="ce6">
            <text:p>2,389<text:s/></text:p>
          </table:table-cell>
          <table:table-cell office:value-type="float" office:value="1474" table:style-name="ce6">
            <text:p>1,474<text:s/></text:p>
          </table:table-cell>
          <table:table-cell office:value-type="float" office:value="8718" table:style-name="ce6">
            <text:p>8,718<text:s/></text:p>
          </table:table-cell>
          <table:table-cell office:value-type="float" office:value="912" table:style-name="ce6">
            <text:p>912<text:s/></text:p>
          </table:table-cell>
          <table:table-cell office:value-type="float" office:value="3365" table:style-name="ce6">
            <text:p>3,365<text:s/></text:p>
          </table:table-cell>
          <table:table-cell office:value-type="float" office:value="4228" table:style-name="ce6">
            <text:p>4,228<text:s/></text:p>
          </table:table-cell>
          <table:table-cell office:value-type="float" office:value="4943" table:style-name="ce6">
            <text:p>4,943<text:s/></text:p>
          </table:table-cell>
          <table:table-cell office:value-type="float" office:value="7127" table:style-name="ce6">
            <text:p>7,127<text:s/></text:p>
          </table:table-cell>
          <table:table-cell office:value-type="float" office:value="4827" table:style-name="ce6">
            <text:p>4,827<text:s/></text:p>
          </table:table-cell>
          <table:table-cell office:value-type="float" office:value="3258" table:style-name="ce6">
            <text:p>3,258<text:s/></text:p>
          </table:table-cell>
          <table:table-cell office:value-type="float" office:value="5773" table:style-name="ce6">
            <text:p>5,773<text:s/></text:p>
          </table:table-cell>
          <table:table-cell office:value-type="float" office:value="4930" table:style-name="ce6">
            <text:p>4,930<text:s/></text:p>
          </table:table-cell>
          <table:table-cell office:value-type="float" office:value="9641" table:style-name="ce6">
            <text:p>9,641<text:s/></text:p>
          </table:table-cell>
          <table:table-cell office:value-type="float" office:value="6892" table:style-name="ce6">
            <text:p>6,892<text:s/></text:p>
          </table:table-cell>
          <table:table-cell office:value-type="float" office:value="2502" table:style-name="ce6">
            <text:p>2,502<text:s/></text:p>
          </table:table-cell>
          <table:table-cell office:value-type="float" office:value="11339" table:style-name="ce6">
            <text:p>11,339<text:s/></text:p>
          </table:table-cell>
          <table:table-cell office:value-type="float" office:value="8125" table:style-name="ce6">
            <text:p>8,125<text:s/></text:p>
          </table:table-cell>
          <table:table-cell office:value-type="float" office:value="8513" table:style-name="ce6">
            <text:p>8,513<text:s/></text:p>
          </table:table-cell>
          <table:table-cell office:value-type="float" office:value="7034" table:style-name="ce6">
            <text:p>7,034<text:s/></text:p>
          </table:table-cell>
          <table:table-cell office:value-type="float" office:value="9461" table:style-name="ce6">
            <text:p>9,461<text:s/></text:p>
          </table:table-cell>
          <table:table-cell office:value-type="float" office:value="27387" table:style-name="ce6">
            <text:p>27,387<text:s/></text:p>
          </table:table-cell>
          <table:table-cell office:value-type="float" office:value="10770" table:style-name="ce6">
            <text:p>10,770<text:s/></text:p>
          </table:table-cell>
          <table:table-cell office:value-type="float" office:value="6865" table:style-name="ce6">
            <text:p>6,865<text:s/></text:p>
          </table:table-cell>
          <table:table-cell office:value-type="float" office:value="7159" table:style-name="ce6">
            <text:p>7,159<text:s/></text:p>
          </table:table-cell>
          <table:table-cell office:value-type="float" office:value="7242" table:style-name="ce6">
            <text:p>7,242<text:s/></text:p>
          </table:table-cell>
          <table:table-cell office:value-type="float" office:value="5782" table:style-name="ce6">
            <text:p>5,782<text:s/></text:p>
          </table:table-cell>
          <table:table-cell office:value-type="float" office:value="7376" table:style-name="ce6">
            <text:p>7,376<text:s/></text:p>
          </table:table-cell>
          <table:table-cell office:value-type="float" office:value="7469" table:style-name="ce6">
            <text:p>7,469<text:s/></text:p>
          </table:table-cell>
          <table:table-cell office:value-type="float" office:value="3940" table:style-name="ce6">
            <text:p>3,940<text:s/></text:p>
          </table:table-cell>
          <table:table-cell office:value-type="float" office:value="10159" table:style-name="ce6">
            <text:p>10,159<text:s/></text:p>
          </table:table-cell>
          <table:table-cell office:value-type="float" office:value="2426" table:style-name="ce6">
            <text:p>2,426<text:s/></text:p>
          </table:table-cell>
          <table:table-cell office:value-type="float" office:value="2759" table:style-name="ce6">
            <text:p>2,759<text:s/></text:p>
          </table:table-cell>
          <table:table-cell office:value-type="float" office:value="5897" table:style-name="ce6">
            <text:p>5,897<text:s/></text:p>
          </table:table-cell>
          <table:table-cell office:value-type="float" office:value="1002" table:style-name="ce6">
            <text:p>1,002<text:s/></text:p>
          </table:table-cell>
          <table:table-cell office:value-type="float" office:value="1502" table:style-name="ce6">
            <text:p>1,502<text:s/></text:p>
          </table:table-cell>
          <table:table-cell office:value-type="float" office:value="1335" table:style-name="ce6">
            <text:p>1,335<text:s/></text:p>
          </table:table-cell>
          <table:table-cell office:value-type="float" office:value="3506" table:style-name="ce6">
            <text:p>3,506<text:s/></text:p>
          </table:table-cell>
          <table:table-cell office:value-type="float" office:value="3448" table:style-name="ce6">
            <text:p>3,448<text:s/></text:p>
          </table:table-cell>
          <table:table-cell office:value-type="float" office:value="4352" table:style-name="ce6">
            <text:p>4,352<text:s/></text:p>
          </table:table-cell>
          <table:table-cell office:value-type="float" office:value="8821" table:style-name="ce6">
            <text:p>8,821<text:s/></text:p>
          </table:table-cell>
          <table:table-cell office:value-type="float" office:value="3126" table:style-name="ce6">
            <text:p>3,126<text:s/></text:p>
          </table:table-cell>
          <table:table-cell office:value-type="float" office:value="4014" table:style-name="ce6">
            <text:p>4,014<text:s/></text:p>
          </table:table-cell>
          <table:table-cell office:value-type="float" office:value="2754" table:style-name="ce6">
            <text:p>2,754<text:s/></text:p>
          </table:table-cell>
          <table:table-cell office:value-type="float" office:value="7456" table:style-name="ce6">
            <text:p>7,456<text:s/></text:p>
          </table:table-cell>
          <table:table-cell office:value-type="float" office:value="7633" table:style-name="ce6">
            <text:p>7,633<text:s/></text:p>
          </table:table-cell>
          <table:table-cell office:value-type="float" office:value="7876" table:style-name="ce6">
            <text:p>7,876<text:s/></text:p>
          </table:table-cell>
          <table:table-cell office:value-type="float" office:value="10839" table:style-name="ce6">
            <text:p>10,839<text:s/></text:p>
          </table:table-cell>
          <table:table-cell office:value-type="float" office:value="12241" table:style-name="ce6">
            <text:p>12,241<text:s/></text:p>
          </table:table-cell>
          <table:table-cell office:value-type="float" office:value="8378" table:style-name="ce6">
            <text:p>8,378<text:s/></text:p>
          </table:table-cell>
          <table:table-cell office:value-type="float" office:value="5432" table:style-name="ce6">
            <text:p>5,432<text:s/></text:p>
          </table:table-cell>
          <table:table-cell office:value-type="float" office:value="13036" table:style-name="ce6">
            <text:p>13,036<text:s/></text:p>
          </table:table-cell>
          <table:table-cell office:value-type="float" office:value="6028" table:style-name="ce6">
            <text:p>6,028<text:s/></text:p>
          </table:table-cell>
          <table:table-cell office:value-type="float" office:value="9180" table:style-name="ce6">
            <text:p>9,180<text:s/></text:p>
          </table:table-cell>
          <table:table-cell office:value-type="float" office:value="8944" table:style-name="ce6">
            <text:p>8,944<text:s/></text:p>
          </table:table-cell>
          <table:table-cell office:value-type="float" office:value="5682" table:style-name="ce6">
            <text:p>5,682<text:s/></text:p>
          </table:table-cell>
          <table:table-cell office:value-type="float" office:value="16485" table:style-name="ce6">
            <text:p>16,485<text:s/></text:p>
          </table:table-cell>
          <table:table-cell office:value-type="float" office:value="6588" table:style-name="ce6">
            <text:p>6,588<text:s/></text:p>
          </table:table-cell>
          <table:table-cell office:value-type="float" office:value="5231" table:style-name="ce6">
            <text:p>5,231<text:s/></text:p>
          </table:table-cell>
          <table:table-cell office:value-type="float" office:value="5586" table:style-name="ce6">
            <text:p>5,586<text:s/></text:p>
          </table:table-cell>
          <table:table-cell office:value-type="float" office:value="5096" table:style-name="ce6">
            <text:p>5,096<text:s/></text:p>
          </table:table-cell>
          <table:table-cell office:value-type="float" office:value="3551" table:style-name="ce6">
            <text:p>3,551<text:s/></text:p>
          </table:table-cell>
          <table:table-cell office:value-type="float" office:value="6563" table:style-name="ce6">
            <text:p>6,563<text:s/></text:p>
          </table:table-cell>
          <table:table-cell office:value-type="float" office:value="6310" table:style-name="ce6">
            <text:p>6,310<text:s/></text:p>
          </table:table-cell>
          <table:table-cell office:value-type="float" office:value="2297" table:style-name="ce6">
            <text:p>2,297<text:s/></text:p>
          </table:table-cell>
          <table:table-cell office:value-type="float" office:value="3880" table:style-name="ce6">
            <text:p>3,880<text:s/></text:p>
          </table:table-cell>
          <table:table-cell office:value-type="float" office:value="13242" table:style-name="ce6">
            <text:p>13,242<text:s/></text:p>
          </table:table-cell>
          <table:table-cell office:value-type="float" office:value="6573" table:style-name="ce6">
            <text:p>6,573<text:s/></text:p>
          </table:table-cell>
          <table:table-cell office:value-type="float" office:value="7574" table:style-name="ce6">
            <text:p>7,574<text:s/></text:p>
          </table:table-cell>
          <table:table-cell office:value-type="float" office:value="7636" table:style-name="ce6">
            <text:p>7,636<text:s/></text:p>
          </table:table-cell>
          <table:table-cell office:value-type="float" office:value="3005" table:style-name="ce6">
            <text:p>3,005<text:s/></text:p>
          </table:table-cell>
          <table:table-cell office:value-type="float" office:value="3624" table:style-name="ce6">
            <text:p>3,624<text:s/></text:p>
          </table:table-cell>
          <table:table-cell office:value-type="float" office:value="2041" table:style-name="ce6">
            <text:p>2,041<text:s/></text:p>
          </table:table-cell>
          <table:table-cell office:value-type="float" office:value="2131" table:style-name="ce6">
            <text:p>2,131<text:s/></text:p>
          </table:table-cell>
          <table:table-cell office:value-type="float" office:value="2152" table:style-name="ce6">
            <text:p>2,152<text:s/></text:p>
          </table:table-cell>
          <table:table-cell office:value-type="float" office:value="3588" table:style-name="ce6">
            <text:p>3,588<text:s/></text:p>
          </table:table-cell>
          <table:table-cell office:value-type="float" office:value="3559" table:style-name="ce6">
            <text:p>3,559<text:s/></text:p>
          </table:table-cell>
          <table:table-cell office:value-type="float" office:value="3632" table:style-name="ce6">
            <text:p>3,632<text:s/></text:p>
          </table:table-cell>
          <table:table-cell office:value-type="float" office:value="5357" table:style-name="ce6">
            <text:p>5,357<text:s/></text:p>
          </table:table-cell>
          <table:table-cell office:value-type="float" office:value="9133" table:style-name="ce6">
            <text:p>9,133<text:s/></text:p>
          </table:table-cell>
          <table:table-cell office:value-type="float" office:value="6848" table:style-name="ce6">
            <text:p>6,848<text:s/></text:p>
          </table:table-cell>
          <table:table-cell office:value-type="float" office:value="4303" table:style-name="ce6">
            <text:p>4,303<text:s/></text:p>
          </table:table-cell>
          <table:table-cell office:value-type="float" office:value="4270" table:style-name="ce6">
            <text:p>4,270<text:s/></text:p>
          </table:table-cell>
          <table:table-cell office:value-type="float" office:value="4245" table:style-name="ce6">
            <text:p>4,245<text:s/></text:p>
          </table:table-cell>
          <table:table-cell office:value-type="float" office:value="4198" table:style-name="ce6">
            <text:p>4,198<text:s/></text:p>
          </table:table-cell>
          <table:table-cell office:value-type="float" office:value="4512" table:style-name="ce6">
            <text:p>4,512<text:s/></text:p>
          </table:table-cell>
          <table:table-cell office:value-type="float" office:value="3544" table:style-name="ce6">
            <text:p>3,544<text:s/></text:p>
          </table:table-cell>
          <table:table-cell office:value-type="float" office:value="3495" table:style-name="ce6">
            <text:p>3,495<text:s/></text:p>
          </table:table-cell>
          <table:table-cell office:value-type="float" office:value="389" table:style-name="ce6">
            <text:p>389<text:s/></text:p>
          </table:table-cell>
          <table:table-cell office:value-type="float" office:value="808" table:style-name="ce6">
            <text:p>808<text:s/></text:p>
          </table:table-cell>
          <table:table-cell office:value-type="float" office:value="1390" table:style-name="ce6">
            <text:p>1,390<text:s/></text:p>
          </table:table-cell>
          <table:table-cell office:value-type="float" office:value="1687" table:style-name="ce6">
            <text:p>1,687<text:s/></text:p>
          </table:table-cell>
          <table:table-cell office:value-type="float" office:value="908" table:style-name="ce6">
            <text:p>908<text:s/></text:p>
          </table:table-cell>
          <table:table-cell office:value-type="float" office:value="1271" table:style-name="ce6">
            <text:p>1,271<text:s/></text:p>
          </table:table-cell>
          <table:table-cell office:value-type="float" office:value="985" table:style-name="ce6">
            <text:p>985<text:s/></text:p>
          </table:table-cell>
          <table:table-cell office:value-type="float" office:value="2076" table:style-name="ce6">
            <text:p>2,076<text:s/></text:p>
          </table:table-cell>
          <table:table-cell office:value-type="float" office:value="802" table:style-name="ce6">
            <text:p>802<text:s/></text:p>
          </table:table-cell>
          <table:table-cell office:value-type="float" office:value="1257" table:style-name="ce6">
            <text:p>1,257<text:s/></text:p>
          </table:table-cell>
          <table:table-cell office:value-type="float" office:value="1710" table:style-name="ce6">
            <text:p>1,710<text:s/></text:p>
          </table:table-cell>
          <table:table-cell table:number-columns-repeated="16264"/>
        </table:table-row>
        <table:table-row table:style-name="ro2">
          <table:table-cell office:value-type="date" office:date-value="2021-07-02T00:00:00" table:style-name="ce5">
            <text:p>2021/7/2</text:p>
          </table:table-cell>
          <table:table-cell office:value-type="float" office:value="1084" table:style-name="ce6">
            <text:p>1,084<text:s/></text:p>
          </table:table-cell>
          <table:table-cell office:value-type="float" office:value="4365" table:style-name="ce6">
            <text:p>4,365<text:s/></text:p>
          </table:table-cell>
          <table:table-cell office:value-type="float" office:value="13264" table:style-name="ce6">
            <text:p>13,264<text:s/></text:p>
          </table:table-cell>
          <table:table-cell office:value-type="float" office:value="13018" table:style-name="ce6">
            <text:p>13,018<text:s/></text:p>
          </table:table-cell>
          <table:table-cell office:value-type="float" office:value="6727" table:style-name="ce6">
            <text:p>6,727<text:s/></text:p>
          </table:table-cell>
          <table:table-cell office:value-type="float" office:value="3913" table:style-name="ce6">
            <text:p>3,913<text:s/></text:p>
          </table:table-cell>
          <table:table-cell office:value-type="float" office:value="3641" table:style-name="ce6">
            <text:p>3,641<text:s/></text:p>
          </table:table-cell>
          <table:table-cell office:value-type="float" office:value="1360" table:style-name="ce6">
            <text:p>1,360<text:s/></text:p>
          </table:table-cell>
          <table:table-cell office:value-type="float" office:value="1069" table:style-name="ce6">
            <text:p>1,069<text:s/></text:p>
          </table:table-cell>
          <table:table-cell office:value-type="float" office:value="4172" table:style-name="ce6">
            <text:p>4,172<text:s/></text:p>
          </table:table-cell>
          <table:table-cell office:value-type="float" office:value="719" table:style-name="ce6">
            <text:p>719<text:s/></text:p>
          </table:table-cell>
          <table:table-cell office:value-type="float" office:value="1267" table:style-name="ce6">
            <text:p>1,267<text:s/></text:p>
          </table:table-cell>
          <table:table-cell office:value-type="float" office:value="720" table:style-name="ce6">
            <text:p>720<text:s/></text:p>
          </table:table-cell>
          <table:table-cell office:value-type="float" office:value="2154" table:style-name="ce6">
            <text:p>2,154<text:s/></text:p>
          </table:table-cell>
          <table:table-cell office:value-type="float" office:value="2862" table:style-name="ce6">
            <text:p>2,862<text:s/></text:p>
          </table:table-cell>
          <table:table-cell office:value-type="float" office:value="4704" table:style-name="ce6">
            <text:p>4,704<text:s/></text:p>
          </table:table-cell>
          <table:table-cell office:value-type="float" office:value="4615" table:style-name="ce6">
            <text:p>4,615<text:s/></text:p>
          </table:table-cell>
          <table:table-cell office:value-type="float" office:value="1289" table:style-name="ce6">
            <text:p>1,289<text:s/></text:p>
          </table:table-cell>
          <table:table-cell office:value-type="float" office:value="2861" table:style-name="ce6">
            <text:p>2,861<text:s/></text:p>
          </table:table-cell>
          <table:table-cell office:value-type="float" office:value="811" table:style-name="ce6">
            <text:p>811<text:s/></text:p>
          </table:table-cell>
          <table:table-cell office:value-type="float" office:value="2292" table:style-name="ce6">
            <text:p>2,292<text:s/></text:p>
          </table:table-cell>
          <table:table-cell office:value-type="float" office:value="2502" table:style-name="ce6">
            <text:p>2,502<text:s/></text:p>
          </table:table-cell>
          <table:table-cell office:value-type="float" office:value="1501" table:style-name="ce6">
            <text:p>1,501<text:s/></text:p>
          </table:table-cell>
          <table:table-cell office:value-type="float" office:value="8855" table:style-name="ce6">
            <text:p>8,855<text:s/></text:p>
          </table:table-cell>
          <table:table-cell office:value-type="float" office:value="951" table:style-name="ce6">
            <text:p>951<text:s/></text:p>
          </table:table-cell>
          <table:table-cell office:value-type="float" office:value="3448" table:style-name="ce6">
            <text:p>3,448<text:s/></text:p>
          </table:table-cell>
          <table:table-cell office:value-type="float" office:value="4277" table:style-name="ce6">
            <text:p>4,277<text:s/></text:p>
          </table:table-cell>
          <table:table-cell office:value-type="float" office:value="5044" table:style-name="ce6">
            <text:p>5,044<text:s/></text:p>
          </table:table-cell>
          <table:table-cell office:value-type="float" office:value="7203" table:style-name="ce6">
            <text:p>7,203<text:s/></text:p>
          </table:table-cell>
          <table:table-cell office:value-type="float" office:value="5110" table:style-name="ce6">
            <text:p>5,110<text:s/></text:p>
          </table:table-cell>
          <table:table-cell office:value-type="float" office:value="3337" table:style-name="ce6">
            <text:p>3,337<text:s/></text:p>
          </table:table-cell>
          <table:table-cell office:value-type="float" office:value="5943" table:style-name="ce6">
            <text:p>5,943<text:s/></text:p>
          </table:table-cell>
          <table:table-cell office:value-type="float" office:value="5144" table:style-name="ce6">
            <text:p>5,144<text:s/></text:p>
          </table:table-cell>
          <table:table-cell office:value-type="float" office:value="9871" table:style-name="ce6">
            <text:p>9,871<text:s/></text:p>
          </table:table-cell>
          <table:table-cell office:value-type="float" office:value="6986" table:style-name="ce6">
            <text:p>6,986<text:s/></text:p>
          </table:table-cell>
          <table:table-cell office:value-type="float" office:value="2542" table:style-name="ce6">
            <text:p>2,542<text:s/></text:p>
          </table:table-cell>
          <table:table-cell office:value-type="float" office:value="11457" table:style-name="ce6">
            <text:p>11,457<text:s/></text:p>
          </table:table-cell>
          <table:table-cell office:value-type="float" office:value="8198" table:style-name="ce6">
            <text:p>8,198<text:s/></text:p>
          </table:table-cell>
          <table:table-cell office:value-type="float" office:value="8715" table:style-name="ce6">
            <text:p>8,715<text:s/></text:p>
          </table:table-cell>
          <table:table-cell office:value-type="float" office:value="7058" table:style-name="ce6">
            <text:p>7,058<text:s/></text:p>
          </table:table-cell>
          <table:table-cell office:value-type="float" office:value="9624" table:style-name="ce6">
            <text:p>9,624<text:s/></text:p>
          </table:table-cell>
          <table:table-cell office:value-type="float" office:value="30128" table:style-name="ce6">
            <text:p>30,128<text:s/></text:p>
          </table:table-cell>
          <table:table-cell office:value-type="float" office:value="11579" table:style-name="ce6">
            <text:p>11,579<text:s/></text:p>
          </table:table-cell>
          <table:table-cell office:value-type="float" office:value="6987" table:style-name="ce6">
            <text:p>6,987<text:s/></text:p>
          </table:table-cell>
          <table:table-cell office:value-type="float" office:value="7231" table:style-name="ce6">
            <text:p>7,231<text:s/></text:p>
          </table:table-cell>
          <table:table-cell office:value-type="float" office:value="7387" table:style-name="ce6">
            <text:p>7,387<text:s/></text:p>
          </table:table-cell>
          <table:table-cell office:value-type="float" office:value="5917" table:style-name="ce6">
            <text:p>5,917<text:s/></text:p>
          </table:table-cell>
          <table:table-cell office:value-type="float" office:value="7681" table:style-name="ce6">
            <text:p>7,681<text:s/></text:p>
          </table:table-cell>
          <table:table-cell office:value-type="float" office:value="7665" table:style-name="ce6">
            <text:p>7,665<text:s/></text:p>
          </table:table-cell>
          <table:table-cell office:value-type="float" office:value="3993" table:style-name="ce6">
            <text:p>3,993<text:s/></text:p>
          </table:table-cell>
          <table:table-cell office:value-type="float" office:value="10378" table:style-name="ce6">
            <text:p>10,378<text:s/></text:p>
          </table:table-cell>
          <table:table-cell office:value-type="float" office:value="2550" table:style-name="ce6">
            <text:p>2,550<text:s/></text:p>
          </table:table-cell>
          <table:table-cell office:value-type="float" office:value="2849" table:style-name="ce6">
            <text:p>2,849<text:s/></text:p>
          </table:table-cell>
          <table:table-cell office:value-type="float" office:value="5964" table:style-name="ce6">
            <text:p>5,964<text:s/></text:p>
          </table:table-cell>
          <table:table-cell office:value-type="float" office:value="1028" table:style-name="ce6">
            <text:p>1,028<text:s/></text:p>
          </table:table-cell>
          <table:table-cell office:value-type="float" office:value="1452" table:style-name="ce6">
            <text:p>1,452<text:s/></text:p>
          </table:table-cell>
          <table:table-cell office:value-type="float" office:value="1399" table:style-name="ce6">
            <text:p>1,399<text:s/></text:p>
          </table:table-cell>
          <table:table-cell office:value-type="float" office:value="3644" table:style-name="ce6">
            <text:p>3,644<text:s/></text:p>
          </table:table-cell>
          <table:table-cell office:value-type="float" office:value="3515" table:style-name="ce6">
            <text:p>3,515<text:s/></text:p>
          </table:table-cell>
          <table:table-cell office:value-type="float" office:value="4347" table:style-name="ce6">
            <text:p>4,347<text:s/></text:p>
          </table:table-cell>
          <table:table-cell office:value-type="float" office:value="9254" table:style-name="ce6">
            <text:p>9,254<text:s/></text:p>
          </table:table-cell>
          <table:table-cell office:value-type="float" office:value="3213" table:style-name="ce6">
            <text:p>3,213<text:s/></text:p>
          </table:table-cell>
          <table:table-cell office:value-type="float" office:value="4204" table:style-name="ce6">
            <text:p>4,204<text:s/></text:p>
          </table:table-cell>
          <table:table-cell office:value-type="float" office:value="2819" table:style-name="ce6">
            <text:p>2,819<text:s/></text:p>
          </table:table-cell>
          <table:table-cell office:value-type="float" office:value="7490" table:style-name="ce6">
            <text:p>7,490<text:s/></text:p>
          </table:table-cell>
          <table:table-cell office:value-type="float" office:value="7888" table:style-name="ce6">
            <text:p>7,888<text:s/></text:p>
          </table:table-cell>
          <table:table-cell office:value-type="float" office:value="8106" table:style-name="ce6">
            <text:p>8,106<text:s/></text:p>
          </table:table-cell>
          <table:table-cell office:value-type="float" office:value="11125" table:style-name="ce6">
            <text:p>11,125<text:s/></text:p>
          </table:table-cell>
          <table:table-cell office:value-type="float" office:value="12395" table:style-name="ce6">
            <text:p>12,395<text:s/></text:p>
          </table:table-cell>
          <table:table-cell office:value-type="float" office:value="8636" table:style-name="ce6">
            <text:p>8,636<text:s/></text:p>
          </table:table-cell>
          <table:table-cell office:value-type="float" office:value="5501" table:style-name="ce6">
            <text:p>5,501<text:s/></text:p>
          </table:table-cell>
          <table:table-cell office:value-type="float" office:value="13325" table:style-name="ce6">
            <text:p>13,325<text:s/></text:p>
          </table:table-cell>
          <table:table-cell office:value-type="float" office:value="6088" table:style-name="ce6">
            <text:p>6,088<text:s/></text:p>
          </table:table-cell>
          <table:table-cell office:value-type="float" office:value="9538" table:style-name="ce6">
            <text:p>9,538<text:s/></text:p>
          </table:table-cell>
          <table:table-cell office:value-type="float" office:value="9311" table:style-name="ce6">
            <text:p>9,311<text:s/></text:p>
          </table:table-cell>
          <table:table-cell office:value-type="float" office:value="5876" table:style-name="ce6">
            <text:p>5,876<text:s/></text:p>
          </table:table-cell>
          <table:table-cell office:value-type="float" office:value="17131" table:style-name="ce6">
            <text:p>17,131<text:s/></text:p>
          </table:table-cell>
          <table:table-cell office:value-type="float" office:value="6922" table:style-name="ce6">
            <text:p>6,922<text:s/></text:p>
          </table:table-cell>
          <table:table-cell office:value-type="float" office:value="5602" table:style-name="ce6">
            <text:p>5,602<text:s/></text:p>
          </table:table-cell>
          <table:table-cell office:value-type="float" office:value="5610" table:style-name="ce6">
            <text:p>5,610<text:s/></text:p>
          </table:table-cell>
          <table:table-cell office:value-type="float" office:value="5416" table:style-name="ce6">
            <text:p>5,416<text:s/></text:p>
          </table:table-cell>
          <table:table-cell office:value-type="float" office:value="3608" table:style-name="ce6">
            <text:p>3,608<text:s/></text:p>
          </table:table-cell>
          <table:table-cell office:value-type="float" office:value="6442" table:style-name="ce6">
            <text:p>6,442<text:s/></text:p>
          </table:table-cell>
          <table:table-cell office:value-type="float" office:value="6418" table:style-name="ce6">
            <text:p>6,418<text:s/></text:p>
          </table:table-cell>
          <table:table-cell office:value-type="float" office:value="2380" table:style-name="ce6">
            <text:p>2,380<text:s/></text:p>
          </table:table-cell>
          <table:table-cell office:value-type="float" office:value="3968" table:style-name="ce6">
            <text:p>3,968<text:s/></text:p>
          </table:table-cell>
          <table:table-cell office:value-type="float" office:value="13188" table:style-name="ce6">
            <text:p>13,188<text:s/></text:p>
          </table:table-cell>
          <table:table-cell office:value-type="float" office:value="6459" table:style-name="ce6">
            <text:p>6,459<text:s/></text:p>
          </table:table-cell>
          <table:table-cell office:value-type="float" office:value="7641" table:style-name="ce6">
            <text:p>7,641<text:s/></text:p>
          </table:table-cell>
          <table:table-cell office:value-type="float" office:value="7480" table:style-name="ce6">
            <text:p>7,480<text:s/></text:p>
          </table:table-cell>
          <table:table-cell office:value-type="float" office:value="2978" table:style-name="ce6">
            <text:p>2,978<text:s/></text:p>
          </table:table-cell>
          <table:table-cell office:value-type="float" office:value="3640" table:style-name="ce6">
            <text:p>3,640<text:s/></text:p>
          </table:table-cell>
          <table:table-cell office:value-type="float" office:value="2083" table:style-name="ce6">
            <text:p>2,083<text:s/></text:p>
          </table:table-cell>
          <table:table-cell office:value-type="float" office:value="2054" table:style-name="ce6">
            <text:p>2,054<text:s/></text:p>
          </table:table-cell>
          <table:table-cell office:value-type="float" office:value="2215" table:style-name="ce6">
            <text:p>2,215<text:s/></text:p>
          </table:table-cell>
          <table:table-cell office:value-type="float" office:value="3670" table:style-name="ce6">
            <text:p>3,670<text:s/></text:p>
          </table:table-cell>
          <table:table-cell office:value-type="float" office:value="3637" table:style-name="ce6">
            <text:p>3,637<text:s/></text:p>
          </table:table-cell>
          <table:table-cell office:value-type="float" office:value="3690" table:style-name="ce6">
            <text:p>3,690<text:s/></text:p>
          </table:table-cell>
          <table:table-cell office:value-type="float" office:value="5563" table:style-name="ce6">
            <text:p>5,563<text:s/></text:p>
          </table:table-cell>
          <table:table-cell office:value-type="float" office:value="9028" table:style-name="ce6">
            <text:p>9,028<text:s/></text:p>
          </table:table-cell>
          <table:table-cell office:value-type="float" office:value="7064" table:style-name="ce6">
            <text:p>7,064<text:s/></text:p>
          </table:table-cell>
          <table:table-cell office:value-type="float" office:value="4280" table:style-name="ce6">
            <text:p>4,280<text:s/></text:p>
          </table:table-cell>
          <table:table-cell office:value-type="float" office:value="4179" table:style-name="ce6">
            <text:p>4,179<text:s/></text:p>
          </table:table-cell>
          <table:table-cell office:value-type="float" office:value="4350" table:style-name="ce6">
            <text:p>4,350<text:s/></text:p>
          </table:table-cell>
          <table:table-cell office:value-type="float" office:value="4254" table:style-name="ce6">
            <text:p>4,254<text:s/></text:p>
          </table:table-cell>
          <table:table-cell office:value-type="float" office:value="4397" table:style-name="ce6">
            <text:p>4,397<text:s/></text:p>
          </table:table-cell>
          <table:table-cell office:value-type="float" office:value="3631" table:style-name="ce6">
            <text:p>3,631<text:s/></text:p>
          </table:table-cell>
          <table:table-cell office:value-type="float" office:value="3481" table:style-name="ce6">
            <text:p>3,481<text:s/></text:p>
          </table:table-cell>
          <table:table-cell office:value-type="float" office:value="406" table:style-name="ce6">
            <text:p>406<text:s/></text:p>
          </table:table-cell>
          <table:table-cell office:value-type="float" office:value="828" table:style-name="ce6">
            <text:p>828<text:s/></text:p>
          </table:table-cell>
          <table:table-cell office:value-type="float" office:value="1441" table:style-name="ce6">
            <text:p>1,441<text:s/></text:p>
          </table:table-cell>
          <table:table-cell office:value-type="float" office:value="1750" table:style-name="ce6">
            <text:p>1,750<text:s/></text:p>
          </table:table-cell>
          <table:table-cell office:value-type="float" office:value="980" table:style-name="ce6">
            <text:p>980<text:s/></text:p>
          </table:table-cell>
          <table:table-cell office:value-type="float" office:value="1284" table:style-name="ce6">
            <text:p>1,284<text:s/></text:p>
          </table:table-cell>
          <table:table-cell office:value-type="float" office:value="960" table:style-name="ce6">
            <text:p>960<text:s/></text:p>
          </table:table-cell>
          <table:table-cell office:value-type="float" office:value="2309" table:style-name="ce6">
            <text:p>2,309<text:s/></text:p>
          </table:table-cell>
          <table:table-cell office:value-type="float" office:value="803" table:style-name="ce6">
            <text:p>803<text:s/></text:p>
          </table:table-cell>
          <table:table-cell office:value-type="float" office:value="1324" table:style-name="ce6">
            <text:p>1,324<text:s/></text:p>
          </table:table-cell>
          <table:table-cell office:value-type="float" office:value="1679" table:style-name="ce6">
            <text:p>1,679<text:s/></text:p>
          </table:table-cell>
          <table:table-cell table:number-columns-repeated="16264"/>
        </table:table-row>
        <table:table-row table:style-name="ro2">
          <table:table-cell office:value-type="date" office:date-value="2021-07-03T00:00:00" table:style-name="ce5">
            <text:p>2021/7/3</text:p>
          </table:table-cell>
          <table:table-cell office:value-type="float" office:value="480" table:style-name="ce6">
            <text:p>480<text:s/></text:p>
          </table:table-cell>
          <table:table-cell office:value-type="float" office:value="1796" table:style-name="ce6">
            <text:p>1,796<text:s/></text:p>
          </table:table-cell>
          <table:table-cell office:value-type="float" office:value="3959" table:style-name="ce6">
            <text:p>3,959<text:s/></text:p>
          </table:table-cell>
          <table:table-cell office:value-type="float" office:value="8588" table:style-name="ce6">
            <text:p>8,588<text:s/></text:p>
          </table:table-cell>
          <table:table-cell office:value-type="float" office:value="2946" table:style-name="ce6">
            <text:p>2,946<text:s/></text:p>
          </table:table-cell>
          <table:table-cell office:value-type="float" office:value="1664" table:style-name="ce6">
            <text:p>1,664<text:s/></text:p>
          </table:table-cell>
          <table:table-cell office:value-type="float" office:value="1561" table:style-name="ce6">
            <text:p>1,561<text:s/></text:p>
          </table:table-cell>
          <table:table-cell office:value-type="float" office:value="803" table:style-name="ce6">
            <text:p>803<text:s/></text:p>
          </table:table-cell>
          <table:table-cell office:value-type="float" office:value="506" table:style-name="ce6">
            <text:p>506<text:s/></text:p>
          </table:table-cell>
          <table:table-cell office:value-type="float" office:value="1872" table:style-name="ce6">
            <text:p>1,872<text:s/></text:p>
          </table:table-cell>
          <table:table-cell office:value-type="float" office:value="337" table:style-name="ce6">
            <text:p>337<text:s/></text:p>
          </table:table-cell>
          <table:table-cell office:value-type="float" office:value="639" table:style-name="ce6">
            <text:p>639<text:s/></text:p>
          </table:table-cell>
          <table:table-cell office:value-type="float" office:value="355" table:style-name="ce6">
            <text:p>355<text:s/></text:p>
          </table:table-cell>
          <table:table-cell office:value-type="float" office:value="1098" table:style-name="ce6">
            <text:p>1,098<text:s/></text:p>
          </table:table-cell>
          <table:table-cell office:value-type="float" office:value="1473" table:style-name="ce6">
            <text:p>1,473<text:s/></text:p>
          </table:table-cell>
          <table:table-cell office:value-type="float" office:value="1160" table:style-name="ce6">
            <text:p>1,160<text:s/></text:p>
          </table:table-cell>
          <table:table-cell office:value-type="float" office:value="1281" table:style-name="ce6">
            <text:p>1,281<text:s/></text:p>
          </table:table-cell>
          <table:table-cell office:value-type="float" office:value="731" table:style-name="ce6">
            <text:p>731<text:s/></text:p>
          </table:table-cell>
          <table:table-cell office:value-type="float" office:value="1594" table:style-name="ce6">
            <text:p>1,594<text:s/></text:p>
          </table:table-cell>
          <table:table-cell office:value-type="float" office:value="573" table:style-name="ce6">
            <text:p>573<text:s/></text:p>
          </table:table-cell>
          <table:table-cell office:value-type="float" office:value="1041" table:style-name="ce6">
            <text:p>1,041<text:s/></text:p>
          </table:table-cell>
          <table:table-cell office:value-type="float" office:value="1201" table:style-name="ce6">
            <text:p>1,201<text:s/></text:p>
          </table:table-cell>
          <table:table-cell office:value-type="float" office:value="409" table:style-name="ce6">
            <text:p>409<text:s/></text:p>
          </table:table-cell>
          <table:table-cell office:value-type="float" office:value="3487" table:style-name="ce6">
            <text:p>3,487<text:s/></text:p>
          </table:table-cell>
          <table:table-cell office:value-type="float" office:value="650" table:style-name="ce6">
            <text:p>650<text:s/></text:p>
          </table:table-cell>
          <table:table-cell office:value-type="float" office:value="2063" table:style-name="ce6">
            <text:p>2,063<text:s/></text:p>
          </table:table-cell>
          <table:table-cell office:value-type="float" office:value="2002" table:style-name="ce6">
            <text:p>2,002<text:s/></text:p>
          </table:table-cell>
          <table:table-cell office:value-type="float" office:value="2606" table:style-name="ce6">
            <text:p>2,606<text:s/></text:p>
          </table:table-cell>
          <table:table-cell office:value-type="float" office:value="3258" table:style-name="ce6">
            <text:p>3,258<text:s/></text:p>
          </table:table-cell>
          <table:table-cell office:value-type="float" office:value="2686" table:style-name="ce6">
            <text:p>2,686<text:s/></text:p>
          </table:table-cell>
          <table:table-cell office:value-type="float" office:value="1879" table:style-name="ce6">
            <text:p>1,879<text:s/></text:p>
          </table:table-cell>
          <table:table-cell office:value-type="float" office:value="3370" table:style-name="ce6">
            <text:p>3,370<text:s/></text:p>
          </table:table-cell>
          <table:table-cell office:value-type="float" office:value="2734" table:style-name="ce6">
            <text:p>2,734<text:s/></text:p>
          </table:table-cell>
          <table:table-cell office:value-type="float" office:value="4311" table:style-name="ce6">
            <text:p>4,311<text:s/></text:p>
          </table:table-cell>
          <table:table-cell office:value-type="float" office:value="2189" table:style-name="ce6">
            <text:p>2,189<text:s/></text:p>
          </table:table-cell>
          <table:table-cell office:value-type="float" office:value="707" table:style-name="ce6">
            <text:p>707<text:s/></text:p>
          </table:table-cell>
          <table:table-cell office:value-type="float" office:value="5913" table:style-name="ce6">
            <text:p>5,913<text:s/></text:p>
          </table:table-cell>
          <table:table-cell office:value-type="float" office:value="3825" table:style-name="ce6">
            <text:p>3,825<text:s/></text:p>
          </table:table-cell>
          <table:table-cell office:value-type="float" office:value="4042" table:style-name="ce6">
            <text:p>4,042<text:s/></text:p>
          </table:table-cell>
          <table:table-cell office:value-type="float" office:value="3697" table:style-name="ce6">
            <text:p>3,697<text:s/></text:p>
          </table:table-cell>
          <table:table-cell office:value-type="float" office:value="2225" table:style-name="ce6">
            <text:p>2,225<text:s/></text:p>
          </table:table-cell>
          <table:table-cell office:value-type="float" office:value="14818" table:style-name="ce6">
            <text:p>14,818<text:s/></text:p>
          </table:table-cell>
          <table:table-cell office:value-type="float" office:value="7111" table:style-name="ce6">
            <text:p>7,111<text:s/></text:p>
          </table:table-cell>
          <table:table-cell office:value-type="float" office:value="3850" table:style-name="ce6">
            <text:p>3,850<text:s/></text:p>
          </table:table-cell>
          <table:table-cell office:value-type="float" office:value="3115" table:style-name="ce6">
            <text:p>3,115<text:s/></text:p>
          </table:table-cell>
          <table:table-cell office:value-type="float" office:value="3415" table:style-name="ce6">
            <text:p>3,415<text:s/></text:p>
          </table:table-cell>
          <table:table-cell office:value-type="float" office:value="3333" table:style-name="ce6">
            <text:p>3,333<text:s/></text:p>
          </table:table-cell>
          <table:table-cell office:value-type="float" office:value="4260" table:style-name="ce6">
            <text:p>4,260<text:s/></text:p>
          </table:table-cell>
          <table:table-cell office:value-type="float" office:value="4108" table:style-name="ce6">
            <text:p>4,108<text:s/></text:p>
          </table:table-cell>
          <table:table-cell office:value-type="float" office:value="2068" table:style-name="ce6">
            <text:p>2,068<text:s/></text:p>
          </table:table-cell>
          <table:table-cell office:value-type="float" office:value="4666" table:style-name="ce6">
            <text:p>4,666<text:s/></text:p>
          </table:table-cell>
          <table:table-cell office:value-type="float" office:value="1343" table:style-name="ce6">
            <text:p>1,343<text:s/></text:p>
          </table:table-cell>
          <table:table-cell office:value-type="float" office:value="1148" table:style-name="ce6">
            <text:p>1,148<text:s/></text:p>
          </table:table-cell>
          <table:table-cell office:value-type="float" office:value="3199" table:style-name="ce6">
            <text:p>3,199<text:s/></text:p>
          </table:table-cell>
          <table:table-cell office:value-type="float" office:value="619" table:style-name="ce6">
            <text:p>619<text:s/></text:p>
          </table:table-cell>
          <table:table-cell office:value-type="float" office:value="754" table:style-name="ce6">
            <text:p>754<text:s/></text:p>
          </table:table-cell>
          <table:table-cell office:value-type="float" office:value="450" table:style-name="ce6">
            <text:p>450<text:s/></text:p>
          </table:table-cell>
          <table:table-cell office:value-type="float" office:value="1892" table:style-name="ce6">
            <text:p>1,892<text:s/></text:p>
          </table:table-cell>
          <table:table-cell office:value-type="float" office:value="2212" table:style-name="ce6">
            <text:p>2,212<text:s/></text:p>
          </table:table-cell>
          <table:table-cell office:value-type="float" office:value="2551" table:style-name="ce6">
            <text:p>2,551<text:s/></text:p>
          </table:table-cell>
          <table:table-cell office:value-type="float" office:value="5582" table:style-name="ce6">
            <text:p>5,582<text:s/></text:p>
          </table:table-cell>
          <table:table-cell office:value-type="float" office:value="1453" table:style-name="ce6">
            <text:p>1,453<text:s/></text:p>
          </table:table-cell>
          <table:table-cell office:value-type="float" office:value="1842" table:style-name="ce6">
            <text:p>1,842<text:s/></text:p>
          </table:table-cell>
          <table:table-cell office:value-type="float" office:value="1237" table:style-name="ce6">
            <text:p>1,237<text:s/></text:p>
          </table:table-cell>
          <table:table-cell office:value-type="float" office:value="3363" table:style-name="ce6">
            <text:p>3,363<text:s/></text:p>
          </table:table-cell>
          <table:table-cell office:value-type="float" office:value="3485" table:style-name="ce6">
            <text:p>3,485<text:s/></text:p>
          </table:table-cell>
          <table:table-cell office:value-type="float" office:value="4124" table:style-name="ce6">
            <text:p>4,124<text:s/></text:p>
          </table:table-cell>
          <table:table-cell office:value-type="float" office:value="5072" table:style-name="ce6">
            <text:p>5,072<text:s/></text:p>
          </table:table-cell>
          <table:table-cell office:value-type="float" office:value="5874" table:style-name="ce6">
            <text:p>5,874<text:s/></text:p>
          </table:table-cell>
          <table:table-cell office:value-type="float" office:value="4215" table:style-name="ce6">
            <text:p>4,215<text:s/></text:p>
          </table:table-cell>
          <table:table-cell office:value-type="float" office:value="3115" table:style-name="ce6">
            <text:p>3,115<text:s/></text:p>
          </table:table-cell>
          <table:table-cell office:value-type="float" office:value="7248" table:style-name="ce6">
            <text:p>7,248<text:s/></text:p>
          </table:table-cell>
          <table:table-cell office:value-type="float" office:value="1814" table:style-name="ce6">
            <text:p>1,814<text:s/></text:p>
          </table:table-cell>
          <table:table-cell office:value-type="float" office:value="4651" table:style-name="ce6">
            <text:p>4,651<text:s/></text:p>
          </table:table-cell>
          <table:table-cell office:value-type="float" office:value="4671" table:style-name="ce6">
            <text:p>4,671<text:s/></text:p>
          </table:table-cell>
          <table:table-cell office:value-type="float" office:value="2396" table:style-name="ce6">
            <text:p>2,396<text:s/></text:p>
          </table:table-cell>
          <table:table-cell office:value-type="float" office:value="8477" table:style-name="ce6">
            <text:p>8,477<text:s/></text:p>
          </table:table-cell>
          <table:table-cell office:value-type="float" office:value="3386" table:style-name="ce6">
            <text:p>3,386<text:s/></text:p>
          </table:table-cell>
          <table:table-cell office:value-type="float" office:value="3072" table:style-name="ce6">
            <text:p>3,072<text:s/></text:p>
          </table:table-cell>
          <table:table-cell office:value-type="float" office:value="2003" table:style-name="ce6">
            <text:p>2,003<text:s/></text:p>
          </table:table-cell>
          <table:table-cell office:value-type="float" office:value="2677" table:style-name="ce6">
            <text:p>2,677<text:s/></text:p>
          </table:table-cell>
          <table:table-cell office:value-type="float" office:value="1559" table:style-name="ce6">
            <text:p>1,559<text:s/></text:p>
          </table:table-cell>
          <table:table-cell office:value-type="float" office:value="2932" table:style-name="ce6">
            <text:p>2,932<text:s/></text:p>
          </table:table-cell>
          <table:table-cell office:value-type="float" office:value="2716" table:style-name="ce6">
            <text:p>2,716<text:s/></text:p>
          </table:table-cell>
          <table:table-cell office:value-type="float" office:value="1264" table:style-name="ce6">
            <text:p>1,264<text:s/></text:p>
          </table:table-cell>
          <table:table-cell office:value-type="float" office:value="1381" table:style-name="ce6">
            <text:p>1,381<text:s/></text:p>
          </table:table-cell>
          <table:table-cell office:value-type="float" office:value="3258" table:style-name="ce6">
            <text:p>3,258<text:s/></text:p>
          </table:table-cell>
          <table:table-cell office:value-type="float" office:value="2113" table:style-name="ce6">
            <text:p>2,113<text:s/></text:p>
          </table:table-cell>
          <table:table-cell office:value-type="float" office:value="2759" table:style-name="ce6">
            <text:p>2,759<text:s/></text:p>
          </table:table-cell>
          <table:table-cell office:value-type="float" office:value="3007" table:style-name="ce6">
            <text:p>3,007<text:s/></text:p>
          </table:table-cell>
          <table:table-cell office:value-type="float" office:value="1412" table:style-name="ce6">
            <text:p>1,412<text:s/></text:p>
          </table:table-cell>
          <table:table-cell office:value-type="float" office:value="1715" table:style-name="ce6">
            <text:p>1,715<text:s/></text:p>
          </table:table-cell>
          <table:table-cell office:value-type="float" office:value="1087" table:style-name="ce6">
            <text:p>1,087<text:s/></text:p>
          </table:table-cell>
          <table:table-cell office:value-type="float" office:value="631" table:style-name="ce6">
            <text:p>631<text:s/></text:p>
          </table:table-cell>
          <table:table-cell office:value-type="float" office:value="1049" table:style-name="ce6">
            <text:p>1,049<text:s/></text:p>
          </table:table-cell>
          <table:table-cell office:value-type="float" office:value="1846" table:style-name="ce6">
            <text:p>1,846<text:s/></text:p>
          </table:table-cell>
          <table:table-cell office:value-type="float" office:value="2233" table:style-name="ce6">
            <text:p>2,233<text:s/></text:p>
          </table:table-cell>
          <table:table-cell office:value-type="float" office:value="1940" table:style-name="ce6">
            <text:p>1,940<text:s/></text:p>
          </table:table-cell>
          <table:table-cell office:value-type="float" office:value="2887" table:style-name="ce6">
            <text:p>2,887<text:s/></text:p>
          </table:table-cell>
          <table:table-cell office:value-type="float" office:value="3288" table:style-name="ce6">
            <text:p>3,288<text:s/></text:p>
          </table:table-cell>
          <table:table-cell office:value-type="float" office:value="4002" table:style-name="ce6">
            <text:p>4,002<text:s/></text:p>
          </table:table-cell>
          <table:table-cell office:value-type="float" office:value="1955" table:style-name="ce6">
            <text:p>1,955<text:s/></text:p>
          </table:table-cell>
          <table:table-cell office:value-type="float" office:value="1944" table:style-name="ce6">
            <text:p>1,944<text:s/></text:p>
          </table:table-cell>
          <table:table-cell office:value-type="float" office:value="2038" table:style-name="ce6">
            <text:p>2,038<text:s/></text:p>
          </table:table-cell>
          <table:table-cell office:value-type="float" office:value="2104" table:style-name="ce6">
            <text:p>2,104<text:s/></text:p>
          </table:table-cell>
          <table:table-cell office:value-type="float" office:value="2432" table:style-name="ce6">
            <text:p>2,432<text:s/></text:p>
          </table:table-cell>
          <table:table-cell office:value-type="float" office:value="1724" table:style-name="ce6">
            <text:p>1,724<text:s/></text:p>
          </table:table-cell>
          <table:table-cell office:value-type="float" office:value="1703" table:style-name="ce6">
            <text:p>1,703<text:s/></text:p>
          </table:table-cell>
          <table:table-cell office:value-type="float" office:value="213" table:style-name="ce6">
            <text:p>213<text:s/></text:p>
          </table:table-cell>
          <table:table-cell office:value-type="float" office:value="442" table:style-name="ce6">
            <text:p>442<text:s/></text:p>
          </table:table-cell>
          <table:table-cell office:value-type="float" office:value="655" table:style-name="ce6">
            <text:p>655<text:s/></text:p>
          </table:table-cell>
          <table:table-cell office:value-type="float" office:value="1028" table:style-name="ce6">
            <text:p>1,028<text:s/></text:p>
          </table:table-cell>
          <table:table-cell office:value-type="float" office:value="348" table:style-name="ce6">
            <text:p>348<text:s/></text:p>
          </table:table-cell>
          <table:table-cell office:value-type="float" office:value="298" table:style-name="ce6">
            <text:p>298<text:s/></text:p>
          </table:table-cell>
          <table:table-cell office:value-type="float" office:value="425" table:style-name="ce6">
            <text:p>425<text:s/></text:p>
          </table:table-cell>
          <table:table-cell office:value-type="float" office:value="1139" table:style-name="ce6">
            <text:p>1,139<text:s/></text:p>
          </table:table-cell>
          <table:table-cell office:value-type="float" office:value="461" table:style-name="ce6">
            <text:p>461<text:s/></text:p>
          </table:table-cell>
          <table:table-cell office:value-type="float" office:value="718" table:style-name="ce6">
            <text:p>718<text:s/></text:p>
          </table:table-cell>
          <table:table-cell office:value-type="float" office:value="609" table:style-name="ce6">
            <text:p>609<text:s/></text:p>
          </table:table-cell>
          <table:table-cell table:number-columns-repeated="16264"/>
        </table:table-row>
        <table:table-row table:style-name="ro2">
          <table:table-cell office:value-type="date" office:date-value="2021-07-04T00:00:00" table:style-name="ce5">
            <text:p>2021/7/4</text:p>
          </table:table-cell>
          <table:table-cell office:value-type="float" office:value="402" table:style-name="ce6">
            <text:p>402<text:s/></text:p>
          </table:table-cell>
          <table:table-cell office:value-type="float" office:value="1219" table:style-name="ce6">
            <text:p>1,219<text:s/></text:p>
          </table:table-cell>
          <table:table-cell office:value-type="float" office:value="2884" table:style-name="ce6">
            <text:p>2,884<text:s/></text:p>
          </table:table-cell>
          <table:table-cell office:value-type="float" office:value="6582" table:style-name="ce6">
            <text:p>6,582<text:s/></text:p>
          </table:table-cell>
          <table:table-cell office:value-type="float" office:value="1859" table:style-name="ce6">
            <text:p>1,859<text:s/></text:p>
          </table:table-cell>
          <table:table-cell office:value-type="float" office:value="1250" table:style-name="ce6">
            <text:p>1,250<text:s/></text:p>
          </table:table-cell>
          <table:table-cell office:value-type="float" office:value="1151" table:style-name="ce6">
            <text:p>1,151<text:s/></text:p>
          </table:table-cell>
          <table:table-cell office:value-type="float" office:value="622" table:style-name="ce6">
            <text:p>622<text:s/></text:p>
          </table:table-cell>
          <table:table-cell office:value-type="float" office:value="430" table:style-name="ce6">
            <text:p>430<text:s/></text:p>
          </table:table-cell>
          <table:table-cell office:value-type="float" office:value="1254" table:style-name="ce6">
            <text:p>1,254<text:s/></text:p>
          </table:table-cell>
          <table:table-cell office:value-type="float" office:value="242" table:style-name="ce6">
            <text:p>242<text:s/></text:p>
          </table:table-cell>
          <table:table-cell office:value-type="float" office:value="477" table:style-name="ce6">
            <text:p>477<text:s/></text:p>
          </table:table-cell>
          <table:table-cell office:value-type="float" office:value="291" table:style-name="ce6">
            <text:p>291<text:s/></text:p>
          </table:table-cell>
          <table:table-cell office:value-type="float" office:value="964" table:style-name="ce6">
            <text:p>964<text:s/></text:p>
          </table:table-cell>
          <table:table-cell office:value-type="float" office:value="1265" table:style-name="ce6">
            <text:p>1,265<text:s/></text:p>
          </table:table-cell>
          <table:table-cell office:value-type="float" office:value="820" table:style-name="ce6">
            <text:p>820<text:s/></text:p>
          </table:table-cell>
          <table:table-cell office:value-type="float" office:value="944" table:style-name="ce6">
            <text:p>944<text:s/></text:p>
          </table:table-cell>
          <table:table-cell office:value-type="float" office:value="508" table:style-name="ce6">
            <text:p>508<text:s/></text:p>
          </table:table-cell>
          <table:table-cell office:value-type="float" office:value="1255" table:style-name="ce6">
            <text:p>1,255<text:s/></text:p>
          </table:table-cell>
          <table:table-cell office:value-type="float" office:value="439" table:style-name="ce6">
            <text:p>439<text:s/></text:p>
          </table:table-cell>
          <table:table-cell office:value-type="float" office:value="789" table:style-name="ce6">
            <text:p>789<text:s/></text:p>
          </table:table-cell>
          <table:table-cell office:value-type="float" office:value="994" table:style-name="ce6">
            <text:p>994<text:s/></text:p>
          </table:table-cell>
          <table:table-cell office:value-type="float" office:value="320" table:style-name="ce6">
            <text:p>320<text:s/></text:p>
          </table:table-cell>
          <table:table-cell office:value-type="float" office:value="2542" table:style-name="ce6">
            <text:p>2,542<text:s/></text:p>
          </table:table-cell>
          <table:table-cell office:value-type="float" office:value="528" table:style-name="ce6">
            <text:p>528<text:s/></text:p>
          </table:table-cell>
          <table:table-cell office:value-type="float" office:value="1749" table:style-name="ce6">
            <text:p>1,749<text:s/></text:p>
          </table:table-cell>
          <table:table-cell office:value-type="float" office:value="1539" table:style-name="ce6">
            <text:p>1,539<text:s/></text:p>
          </table:table-cell>
          <table:table-cell office:value-type="float" office:value="2014" table:style-name="ce6">
            <text:p>2,014<text:s/></text:p>
          </table:table-cell>
          <table:table-cell office:value-type="float" office:value="2427" table:style-name="ce6">
            <text:p>2,427<text:s/></text:p>
          </table:table-cell>
          <table:table-cell office:value-type="float" office:value="2171" table:style-name="ce6">
            <text:p>2,171<text:s/></text:p>
          </table:table-cell>
          <table:table-cell office:value-type="float" office:value="1468" table:style-name="ce6">
            <text:p>1,468<text:s/></text:p>
          </table:table-cell>
          <table:table-cell office:value-type="float" office:value="2658" table:style-name="ce6">
            <text:p>2,658<text:s/></text:p>
          </table:table-cell>
          <table:table-cell office:value-type="float" office:value="2100" table:style-name="ce6">
            <text:p>2,100<text:s/></text:p>
          </table:table-cell>
          <table:table-cell office:value-type="float" office:value="3198" table:style-name="ce6">
            <text:p>3,198<text:s/></text:p>
          </table:table-cell>
          <table:table-cell office:value-type="float" office:value="1790" table:style-name="ce6">
            <text:p>1,790<text:s/></text:p>
          </table:table-cell>
          <table:table-cell office:value-type="float" office:value="581" table:style-name="ce6">
            <text:p>581<text:s/></text:p>
          </table:table-cell>
          <table:table-cell office:value-type="float" office:value="4496" table:style-name="ce6">
            <text:p>4,496<text:s/></text:p>
          </table:table-cell>
          <table:table-cell office:value-type="float" office:value="2868" table:style-name="ce6">
            <text:p>2,868<text:s/></text:p>
          </table:table-cell>
          <table:table-cell office:value-type="float" office:value="2949" table:style-name="ce6">
            <text:p>2,949<text:s/></text:p>
          </table:table-cell>
          <table:table-cell office:value-type="float" office:value="2690" table:style-name="ce6">
            <text:p>2,690<text:s/></text:p>
          </table:table-cell>
          <table:table-cell office:value-type="float" office:value="1461" table:style-name="ce6">
            <text:p>1,461<text:s/></text:p>
          </table:table-cell>
          <table:table-cell office:value-type="float" office:value="11556" table:style-name="ce6">
            <text:p>11,556<text:s/></text:p>
          </table:table-cell>
          <table:table-cell office:value-type="float" office:value="5369" table:style-name="ce6">
            <text:p>5,369<text:s/></text:p>
          </table:table-cell>
          <table:table-cell office:value-type="float" office:value="2244" table:style-name="ce6">
            <text:p>2,244<text:s/></text:p>
          </table:table-cell>
          <table:table-cell office:value-type="float" office:value="2409" table:style-name="ce6">
            <text:p>2,409<text:s/></text:p>
          </table:table-cell>
          <table:table-cell office:value-type="float" office:value="2731" table:style-name="ce6">
            <text:p>2,731<text:s/></text:p>
          </table:table-cell>
          <table:table-cell office:value-type="float" office:value="2730" table:style-name="ce6">
            <text:p>2,730<text:s/></text:p>
          </table:table-cell>
          <table:table-cell office:value-type="float" office:value="3200" table:style-name="ce6">
            <text:p>3,200<text:s/></text:p>
          </table:table-cell>
          <table:table-cell office:value-type="float" office:value="3296" table:style-name="ce6">
            <text:p>3,296<text:s/></text:p>
          </table:table-cell>
          <table:table-cell office:value-type="float" office:value="1361" table:style-name="ce6">
            <text:p>1,361<text:s/></text:p>
          </table:table-cell>
          <table:table-cell office:value-type="float" office:value="3710" table:style-name="ce6">
            <text:p>3,710<text:s/></text:p>
          </table:table-cell>
          <table:table-cell office:value-type="float" office:value="1074" table:style-name="ce6">
            <text:p>1,074<text:s/></text:p>
          </table:table-cell>
          <table:table-cell office:value-type="float" office:value="831" table:style-name="ce6">
            <text:p>831<text:s/></text:p>
          </table:table-cell>
          <table:table-cell office:value-type="float" office:value="2576" table:style-name="ce6">
            <text:p>2,576<text:s/></text:p>
          </table:table-cell>
          <table:table-cell office:value-type="float" office:value="504" table:style-name="ce6">
            <text:p>504<text:s/></text:p>
          </table:table-cell>
          <table:table-cell office:value-type="float" office:value="634" table:style-name="ce6">
            <text:p>634<text:s/></text:p>
          </table:table-cell>
          <table:table-cell office:value-type="float" office:value="365" table:style-name="ce6">
            <text:p>365<text:s/></text:p>
          </table:table-cell>
          <table:table-cell office:value-type="float" office:value="1438" table:style-name="ce6">
            <text:p>1,438<text:s/></text:p>
          </table:table-cell>
          <table:table-cell office:value-type="float" office:value="1731" table:style-name="ce6">
            <text:p>1,731<text:s/></text:p>
          </table:table-cell>
          <table:table-cell office:value-type="float" office:value="1966" table:style-name="ce6">
            <text:p>1,966<text:s/></text:p>
          </table:table-cell>
          <table:table-cell office:value-type="float" office:value="4682" table:style-name="ce6">
            <text:p>4,682<text:s/></text:p>
          </table:table-cell>
          <table:table-cell office:value-type="float" office:value="1224" table:style-name="ce6">
            <text:p>1,224<text:s/></text:p>
          </table:table-cell>
          <table:table-cell office:value-type="float" office:value="1357" table:style-name="ce6">
            <text:p>1,357<text:s/></text:p>
          </table:table-cell>
          <table:table-cell office:value-type="float" office:value="1007" table:style-name="ce6">
            <text:p>1,007<text:s/></text:p>
          </table:table-cell>
          <table:table-cell office:value-type="float" office:value="2733" table:style-name="ce6">
            <text:p>2,733<text:s/></text:p>
          </table:table-cell>
          <table:table-cell office:value-type="float" office:value="2334" table:style-name="ce6">
            <text:p>2,334<text:s/></text:p>
          </table:table-cell>
          <table:table-cell office:value-type="float" office:value="3043" table:style-name="ce6">
            <text:p>3,043<text:s/></text:p>
          </table:table-cell>
          <table:table-cell office:value-type="float" office:value="3923" table:style-name="ce6">
            <text:p>3,923<text:s/></text:p>
          </table:table-cell>
          <table:table-cell office:value-type="float" office:value="4366" table:style-name="ce6">
            <text:p>4,366<text:s/></text:p>
          </table:table-cell>
          <table:table-cell office:value-type="float" office:value="3122" table:style-name="ce6">
            <text:p>3,122<text:s/></text:p>
          </table:table-cell>
          <table:table-cell office:value-type="float" office:value="2483" table:style-name="ce6">
            <text:p>2,483<text:s/></text:p>
          </table:table-cell>
          <table:table-cell office:value-type="float" office:value="5711" table:style-name="ce6">
            <text:p>5,711<text:s/></text:p>
          </table:table-cell>
          <table:table-cell office:value-type="float" office:value="1392" table:style-name="ce6">
            <text:p>1,392<text:s/></text:p>
          </table:table-cell>
          <table:table-cell office:value-type="float" office:value="3607" table:style-name="ce6">
            <text:p>3,607<text:s/></text:p>
          </table:table-cell>
          <table:table-cell office:value-type="float" office:value="3014" table:style-name="ce6">
            <text:p>3,014<text:s/></text:p>
          </table:table-cell>
          <table:table-cell office:value-type="float" office:value="1730" table:style-name="ce6">
            <text:p>1,730<text:s/></text:p>
          </table:table-cell>
          <table:table-cell office:value-type="float" office:value="6862" table:style-name="ce6">
            <text:p>6,862<text:s/></text:p>
          </table:table-cell>
          <table:table-cell office:value-type="float" office:value="2248" table:style-name="ce6">
            <text:p>2,248<text:s/></text:p>
          </table:table-cell>
          <table:table-cell office:value-type="float" office:value="2165" table:style-name="ce6">
            <text:p>2,165<text:s/></text:p>
          </table:table-cell>
          <table:table-cell office:value-type="float" office:value="1459" table:style-name="ce6">
            <text:p>1,459<text:s/></text:p>
          </table:table-cell>
          <table:table-cell office:value-type="float" office:value="2086" table:style-name="ce6">
            <text:p>2,086<text:s/></text:p>
          </table:table-cell>
          <table:table-cell office:value-type="float" office:value="1173" table:style-name="ce6">
            <text:p>1,173<text:s/></text:p>
          </table:table-cell>
          <table:table-cell office:value-type="float" office:value="2345" table:style-name="ce6">
            <text:p>2,345<text:s/></text:p>
          </table:table-cell>
          <table:table-cell office:value-type="float" office:value="1889" table:style-name="ce6">
            <text:p>1,889<text:s/></text:p>
          </table:table-cell>
          <table:table-cell office:value-type="float" office:value="976" table:style-name="ce6">
            <text:p>976<text:s/></text:p>
          </table:table-cell>
          <table:table-cell office:value-type="float" office:value="984" table:style-name="ce6">
            <text:p>984<text:s/></text:p>
          </table:table-cell>
          <table:table-cell office:value-type="float" office:value="2168" table:style-name="ce6">
            <text:p>2,168<text:s/></text:p>
          </table:table-cell>
          <table:table-cell office:value-type="float" office:value="1472" table:style-name="ce6">
            <text:p>1,472<text:s/></text:p>
          </table:table-cell>
          <table:table-cell office:value-type="float" office:value="2076" table:style-name="ce6">
            <text:p>2,076<text:s/></text:p>
          </table:table-cell>
          <table:table-cell office:value-type="float" office:value="2176" table:style-name="ce6">
            <text:p>2,176<text:s/></text:p>
          </table:table-cell>
          <table:table-cell office:value-type="float" office:value="1035" table:style-name="ce6">
            <text:p>1,035<text:s/></text:p>
          </table:table-cell>
          <table:table-cell office:value-type="float" office:value="1300" table:style-name="ce6">
            <text:p>1,300<text:s/></text:p>
          </table:table-cell>
          <table:table-cell office:value-type="float" office:value="899" table:style-name="ce6">
            <text:p>899<text:s/></text:p>
          </table:table-cell>
          <table:table-cell office:value-type="float" office:value="501" table:style-name="ce6">
            <text:p>501<text:s/></text:p>
          </table:table-cell>
          <table:table-cell office:value-type="float" office:value="832" table:style-name="ce6">
            <text:p>832<text:s/></text:p>
          </table:table-cell>
          <table:table-cell office:value-type="float" office:value="1423" table:style-name="ce6">
            <text:p>1,423<text:s/></text:p>
          </table:table-cell>
          <table:table-cell office:value-type="float" office:value="1721" table:style-name="ce6">
            <text:p>1,721<text:s/></text:p>
          </table:table-cell>
          <table:table-cell office:value-type="float" office:value="1451" table:style-name="ce6">
            <text:p>1,451<text:s/></text:p>
          </table:table-cell>
          <table:table-cell office:value-type="float" office:value="2181" table:style-name="ce6">
            <text:p>2,181<text:s/></text:p>
          </table:table-cell>
          <table:table-cell office:value-type="float" office:value="2440" table:style-name="ce6">
            <text:p>2,440<text:s/></text:p>
          </table:table-cell>
          <table:table-cell office:value-type="float" office:value="2890" table:style-name="ce6">
            <text:p>2,890<text:s/></text:p>
          </table:table-cell>
          <table:table-cell office:value-type="float" office:value="1471" table:style-name="ce6">
            <text:p>1,471<text:s/></text:p>
          </table:table-cell>
          <table:table-cell office:value-type="float" office:value="1377" table:style-name="ce6">
            <text:p>1,377<text:s/></text:p>
          </table:table-cell>
          <table:table-cell office:value-type="float" office:value="1534" table:style-name="ce6">
            <text:p>1,534<text:s/></text:p>
          </table:table-cell>
          <table:table-cell office:value-type="float" office:value="1616" table:style-name="ce6">
            <text:p>1,616<text:s/></text:p>
          </table:table-cell>
          <table:table-cell office:value-type="float" office:value="1914" table:style-name="ce6">
            <text:p>1,914<text:s/></text:p>
          </table:table-cell>
          <table:table-cell office:value-type="float" office:value="1181" table:style-name="ce6">
            <text:p>1,181<text:s/></text:p>
          </table:table-cell>
          <table:table-cell office:value-type="float" office:value="1276" table:style-name="ce6">
            <text:p>1,276<text:s/></text:p>
          </table:table-cell>
          <table:table-cell office:value-type="float" office:value="176" table:style-name="ce6">
            <text:p>176<text:s/></text:p>
          </table:table-cell>
          <table:table-cell office:value-type="float" office:value="360" table:style-name="ce6">
            <text:p>360<text:s/></text:p>
          </table:table-cell>
          <table:table-cell office:value-type="float" office:value="539" table:style-name="ce6">
            <text:p>539<text:s/></text:p>
          </table:table-cell>
          <table:table-cell office:value-type="float" office:value="842" table:style-name="ce6">
            <text:p>842<text:s/></text:p>
          </table:table-cell>
          <table:table-cell office:value-type="float" office:value="219" table:style-name="ce6">
            <text:p>219<text:s/></text:p>
          </table:table-cell>
          <table:table-cell office:value-type="float" office:value="221" table:style-name="ce6">
            <text:p>221<text:s/></text:p>
          </table:table-cell>
          <table:table-cell office:value-type="float" office:value="306" table:style-name="ce6">
            <text:p>306<text:s/></text:p>
          </table:table-cell>
          <table:table-cell office:value-type="float" office:value="942" table:style-name="ce6">
            <text:p>942<text:s/></text:p>
          </table:table-cell>
          <table:table-cell office:value-type="float" office:value="355" table:style-name="ce6">
            <text:p>355<text:s/></text:p>
          </table:table-cell>
          <table:table-cell office:value-type="float" office:value="561" table:style-name="ce6">
            <text:p>561<text:s/></text:p>
          </table:table-cell>
          <table:table-cell office:value-type="float" office:value="556" table:style-name="ce6">
            <text:p>556<text:s/></text:p>
          </table:table-cell>
          <table:table-cell table:number-columns-repeated="16264"/>
        </table:table-row>
        <table:table-row table:style-name="ro2">
          <table:table-cell office:value-type="date" office:date-value="2021-07-05T00:00:00" table:style-name="ce5">
            <text:p>2021/7/5</text:p>
          </table:table-cell>
          <table:table-cell office:value-type="float" office:value="1150" table:style-name="ce6">
            <text:p>1,150<text:s/></text:p>
          </table:table-cell>
          <table:table-cell office:value-type="float" office:value="4405" table:style-name="ce6">
            <text:p>4,405<text:s/></text:p>
          </table:table-cell>
          <table:table-cell office:value-type="float" office:value="13850" table:style-name="ce6">
            <text:p>13,850<text:s/></text:p>
          </table:table-cell>
          <table:table-cell office:value-type="float" office:value="12317" table:style-name="ce6">
            <text:p>12,317<text:s/></text:p>
          </table:table-cell>
          <table:table-cell office:value-type="float" office:value="6802" table:style-name="ce6">
            <text:p>6,802<text:s/></text:p>
          </table:table-cell>
          <table:table-cell office:value-type="float" office:value="4028" table:style-name="ce6">
            <text:p>4,028<text:s/></text:p>
          </table:table-cell>
          <table:table-cell office:value-type="float" office:value="3674" table:style-name="ce6">
            <text:p>3,674<text:s/></text:p>
          </table:table-cell>
          <table:table-cell office:value-type="float" office:value="1319" table:style-name="ce6">
            <text:p>1,319<text:s/></text:p>
          </table:table-cell>
          <table:table-cell office:value-type="float" office:value="1099" table:style-name="ce6">
            <text:p>1,099<text:s/></text:p>
          </table:table-cell>
          <table:table-cell office:value-type="float" office:value="4447" table:style-name="ce6">
            <text:p>4,447<text:s/></text:p>
          </table:table-cell>
          <table:table-cell office:value-type="float" office:value="745" table:style-name="ce6">
            <text:p>745<text:s/></text:p>
          </table:table-cell>
          <table:table-cell office:value-type="float" office:value="1346" table:style-name="ce6">
            <text:p>1,346<text:s/></text:p>
          </table:table-cell>
          <table:table-cell office:value-type="float" office:value="781" table:style-name="ce6">
            <text:p>781<text:s/></text:p>
          </table:table-cell>
          <table:table-cell office:value-type="float" office:value="2158" table:style-name="ce6">
            <text:p>2,158<text:s/></text:p>
          </table:table-cell>
          <table:table-cell office:value-type="float" office:value="2953" table:style-name="ce6">
            <text:p>2,953<text:s/></text:p>
          </table:table-cell>
          <table:table-cell office:value-type="float" office:value="5116" table:style-name="ce6">
            <text:p>5,116<text:s/></text:p>
          </table:table-cell>
          <table:table-cell office:value-type="float" office:value="4974" table:style-name="ce6">
            <text:p>4,974<text:s/></text:p>
          </table:table-cell>
          <table:table-cell office:value-type="float" office:value="1382" table:style-name="ce6">
            <text:p>1,382<text:s/></text:p>
          </table:table-cell>
          <table:table-cell office:value-type="float" office:value="2806" table:style-name="ce6">
            <text:p>2,806<text:s/></text:p>
          </table:table-cell>
          <table:table-cell office:value-type="float" office:value="847" table:style-name="ce6">
            <text:p>847<text:s/></text:p>
          </table:table-cell>
          <table:table-cell office:value-type="float" office:value="2340" table:style-name="ce6">
            <text:p>2,340<text:s/></text:p>
          </table:table-cell>
          <table:table-cell office:value-type="float" office:value="2507" table:style-name="ce6">
            <text:p>2,507<text:s/></text:p>
          </table:table-cell>
          <table:table-cell office:value-type="float" office:value="1591" table:style-name="ce6">
            <text:p>1,591<text:s/></text:p>
          </table:table-cell>
          <table:table-cell office:value-type="float" office:value="9262" table:style-name="ce6">
            <text:p>9,262<text:s/></text:p>
          </table:table-cell>
          <table:table-cell office:value-type="float" office:value="978" table:style-name="ce6">
            <text:p>978<text:s/></text:p>
          </table:table-cell>
          <table:table-cell office:value-type="float" office:value="3590" table:style-name="ce6">
            <text:p>3,590<text:s/></text:p>
          </table:table-cell>
          <table:table-cell office:value-type="float" office:value="4454" table:style-name="ce6">
            <text:p>4,454<text:s/></text:p>
          </table:table-cell>
          <table:table-cell office:value-type="float" office:value="5269" table:style-name="ce6">
            <text:p>5,269<text:s/></text:p>
          </table:table-cell>
          <table:table-cell office:value-type="float" office:value="7451" table:style-name="ce6">
            <text:p>7,451<text:s/></text:p>
          </table:table-cell>
          <table:table-cell office:value-type="float" office:value="4969" table:style-name="ce6">
            <text:p>4,969<text:s/></text:p>
          </table:table-cell>
          <table:table-cell office:value-type="float" office:value="3414" table:style-name="ce6">
            <text:p>3,414<text:s/></text:p>
          </table:table-cell>
          <table:table-cell office:value-type="float" office:value="5987" table:style-name="ce6">
            <text:p>5,987<text:s/></text:p>
          </table:table-cell>
          <table:table-cell office:value-type="float" office:value="5262" table:style-name="ce6">
            <text:p>5,262<text:s/></text:p>
          </table:table-cell>
          <table:table-cell office:value-type="float" office:value="9579" table:style-name="ce6">
            <text:p>9,579<text:s/></text:p>
          </table:table-cell>
          <table:table-cell office:value-type="float" office:value="7068" table:style-name="ce6">
            <text:p>7,068<text:s/></text:p>
          </table:table-cell>
          <table:table-cell office:value-type="float" office:value="2673" table:style-name="ce6">
            <text:p>2,673<text:s/></text:p>
          </table:table-cell>
          <table:table-cell office:value-type="float" office:value="11853" table:style-name="ce6">
            <text:p>11,853<text:s/></text:p>
          </table:table-cell>
          <table:table-cell office:value-type="float" office:value="8429" table:style-name="ce6">
            <text:p>8,429<text:s/></text:p>
          </table:table-cell>
          <table:table-cell office:value-type="float" office:value="9061" table:style-name="ce6">
            <text:p>9,061<text:s/></text:p>
          </table:table-cell>
          <table:table-cell office:value-type="float" office:value="7189" table:style-name="ce6">
            <text:p>7,189<text:s/></text:p>
          </table:table-cell>
          <table:table-cell office:value-type="float" office:value="10174" table:style-name="ce6">
            <text:p>10,174<text:s/></text:p>
          </table:table-cell>
          <table:table-cell office:value-type="float" office:value="28237" table:style-name="ce6">
            <text:p>28,237<text:s/></text:p>
          </table:table-cell>
          <table:table-cell office:value-type="float" office:value="10963" table:style-name="ce6">
            <text:p>10,963<text:s/></text:p>
          </table:table-cell>
          <table:table-cell office:value-type="float" office:value="7233" table:style-name="ce6">
            <text:p>7,233<text:s/></text:p>
          </table:table-cell>
          <table:table-cell office:value-type="float" office:value="7405" table:style-name="ce6">
            <text:p>7,405<text:s/></text:p>
          </table:table-cell>
          <table:table-cell office:value-type="float" office:value="7469" table:style-name="ce6">
            <text:p>7,469<text:s/></text:p>
          </table:table-cell>
          <table:table-cell office:value-type="float" office:value="6092" table:style-name="ce6">
            <text:p>6,092<text:s/></text:p>
          </table:table-cell>
          <table:table-cell office:value-type="float" office:value="7921" table:style-name="ce6">
            <text:p>7,921<text:s/></text:p>
          </table:table-cell>
          <table:table-cell office:value-type="float" office:value="7836" table:style-name="ce6">
            <text:p>7,836<text:s/></text:p>
          </table:table-cell>
          <table:table-cell office:value-type="float" office:value="4303" table:style-name="ce6">
            <text:p>4,303<text:s/></text:p>
          </table:table-cell>
          <table:table-cell office:value-type="float" office:value="10758" table:style-name="ce6">
            <text:p>10,758<text:s/></text:p>
          </table:table-cell>
          <table:table-cell office:value-type="float" office:value="2488" table:style-name="ce6">
            <text:p>2,488<text:s/></text:p>
          </table:table-cell>
          <table:table-cell office:value-type="float" office:value="3014" table:style-name="ce6">
            <text:p>3,014<text:s/></text:p>
          </table:table-cell>
          <table:table-cell office:value-type="float" office:value="5925" table:style-name="ce6">
            <text:p>5,925<text:s/></text:p>
          </table:table-cell>
          <table:table-cell office:value-type="float" office:value="988" table:style-name="ce6">
            <text:p>988<text:s/></text:p>
          </table:table-cell>
          <table:table-cell office:value-type="float" office:value="1543" table:style-name="ce6">
            <text:p>1,543<text:s/></text:p>
          </table:table-cell>
          <table:table-cell office:value-type="float" office:value="1355" table:style-name="ce6">
            <text:p>1,355<text:s/></text:p>
          </table:table-cell>
          <table:table-cell office:value-type="float" office:value="3726" table:style-name="ce6">
            <text:p>3,726<text:s/></text:p>
          </table:table-cell>
          <table:table-cell office:value-type="float" office:value="3670" table:style-name="ce6">
            <text:p>3,670<text:s/></text:p>
          </table:table-cell>
          <table:table-cell office:value-type="float" office:value="4517" table:style-name="ce6">
            <text:p>4,517<text:s/></text:p>
          </table:table-cell>
          <table:table-cell office:value-type="float" office:value="9441" table:style-name="ce6">
            <text:p>9,441<text:s/></text:p>
          </table:table-cell>
          <table:table-cell office:value-type="float" office:value="3354" table:style-name="ce6">
            <text:p>3,354<text:s/></text:p>
          </table:table-cell>
          <table:table-cell office:value-type="float" office:value="4243" table:style-name="ce6">
            <text:p>4,243<text:s/></text:p>
          </table:table-cell>
          <table:table-cell office:value-type="float" office:value="2860" table:style-name="ce6">
            <text:p>2,860<text:s/></text:p>
          </table:table-cell>
          <table:table-cell office:value-type="float" office:value="7741" table:style-name="ce6">
            <text:p>7,741<text:s/></text:p>
          </table:table-cell>
          <table:table-cell office:value-type="float" office:value="8427" table:style-name="ce6">
            <text:p>8,427<text:s/></text:p>
          </table:table-cell>
          <table:table-cell office:value-type="float" office:value="8214" table:style-name="ce6">
            <text:p>8,214<text:s/></text:p>
          </table:table-cell>
          <table:table-cell office:value-type="float" office:value="11369" table:style-name="ce6">
            <text:p>11,369<text:s/></text:p>
          </table:table-cell>
          <table:table-cell office:value-type="float" office:value="12682" table:style-name="ce6">
            <text:p>12,682<text:s/></text:p>
          </table:table-cell>
          <table:table-cell office:value-type="float" office:value="8919" table:style-name="ce6">
            <text:p>8,919<text:s/></text:p>
          </table:table-cell>
          <table:table-cell office:value-type="float" office:value="5754" table:style-name="ce6">
            <text:p>5,754<text:s/></text:p>
          </table:table-cell>
          <table:table-cell office:value-type="float" office:value="13308" table:style-name="ce6">
            <text:p>13,308<text:s/></text:p>
          </table:table-cell>
          <table:table-cell office:value-type="float" office:value="6163" table:style-name="ce6">
            <text:p>6,163<text:s/></text:p>
          </table:table-cell>
          <table:table-cell office:value-type="float" office:value="9414" table:style-name="ce6">
            <text:p>9,414<text:s/></text:p>
          </table:table-cell>
          <table:table-cell office:value-type="float" office:value="9072" table:style-name="ce6">
            <text:p>9,072<text:s/></text:p>
          </table:table-cell>
          <table:table-cell office:value-type="float" office:value="5700" table:style-name="ce6">
            <text:p>5,700<text:s/></text:p>
          </table:table-cell>
          <table:table-cell office:value-type="float" office:value="16176" table:style-name="ce6">
            <text:p>16,176<text:s/></text:p>
          </table:table-cell>
          <table:table-cell office:value-type="float" office:value="6075" table:style-name="ce6">
            <text:p>6,075<text:s/></text:p>
          </table:table-cell>
          <table:table-cell office:value-type="float" office:value="5534" table:style-name="ce6">
            <text:p>5,534<text:s/></text:p>
          </table:table-cell>
          <table:table-cell office:value-type="float" office:value="5818" table:style-name="ce6">
            <text:p>5,818<text:s/></text:p>
          </table:table-cell>
          <table:table-cell office:value-type="float" office:value="5229" table:style-name="ce6">
            <text:p>5,229<text:s/></text:p>
          </table:table-cell>
          <table:table-cell office:value-type="float" office:value="3694" table:style-name="ce6">
            <text:p>3,694<text:s/></text:p>
          </table:table-cell>
          <table:table-cell office:value-type="float" office:value="6787" table:style-name="ce6">
            <text:p>6,787<text:s/></text:p>
          </table:table-cell>
          <table:table-cell office:value-type="float" office:value="6638" table:style-name="ce6">
            <text:p>6,638<text:s/></text:p>
          </table:table-cell>
          <table:table-cell office:value-type="float" office:value="2380" table:style-name="ce6">
            <text:p>2,380<text:s/></text:p>
          </table:table-cell>
          <table:table-cell office:value-type="float" office:value="3998" table:style-name="ce6">
            <text:p>3,998<text:s/></text:p>
          </table:table-cell>
          <table:table-cell office:value-type="float" office:value="13648" table:style-name="ce6">
            <text:p>13,648<text:s/></text:p>
          </table:table-cell>
          <table:table-cell office:value-type="float" office:value="6803" table:style-name="ce6">
            <text:p>6,803<text:s/></text:p>
          </table:table-cell>
          <table:table-cell office:value-type="float" office:value="7881" table:style-name="ce6">
            <text:p>7,881<text:s/></text:p>
          </table:table-cell>
          <table:table-cell office:value-type="float" office:value="7952" table:style-name="ce6">
            <text:p>7,952<text:s/></text:p>
          </table:table-cell>
          <table:table-cell office:value-type="float" office:value="3116" table:style-name="ce6">
            <text:p>3,116<text:s/></text:p>
          </table:table-cell>
          <table:table-cell office:value-type="float" office:value="3682" table:style-name="ce6">
            <text:p>3,682<text:s/></text:p>
          </table:table-cell>
          <table:table-cell office:value-type="float" office:value="2191" table:style-name="ce6">
            <text:p>2,191<text:s/></text:p>
          </table:table-cell>
          <table:table-cell office:value-type="float" office:value="2245" table:style-name="ce6">
            <text:p>2,245<text:s/></text:p>
          </table:table-cell>
          <table:table-cell office:value-type="float" office:value="2217" table:style-name="ce6">
            <text:p>2,217<text:s/></text:p>
          </table:table-cell>
          <table:table-cell office:value-type="float" office:value="3757" table:style-name="ce6">
            <text:p>3,757<text:s/></text:p>
          </table:table-cell>
          <table:table-cell office:value-type="float" office:value="3682" table:style-name="ce6">
            <text:p>3,682<text:s/></text:p>
          </table:table-cell>
          <table:table-cell office:value-type="float" office:value="3851" table:style-name="ce6">
            <text:p>3,851<text:s/></text:p>
          </table:table-cell>
          <table:table-cell office:value-type="float" office:value="5728" table:style-name="ce6">
            <text:p>5,728<text:s/></text:p>
          </table:table-cell>
          <table:table-cell office:value-type="float" office:value="9406" table:style-name="ce6">
            <text:p>9,406<text:s/></text:p>
          </table:table-cell>
          <table:table-cell office:value-type="float" office:value="6656" table:style-name="ce6">
            <text:p>6,656<text:s/></text:p>
          </table:table-cell>
          <table:table-cell office:value-type="float" office:value="4513" table:style-name="ce6">
            <text:p>4,513<text:s/></text:p>
          </table:table-cell>
          <table:table-cell office:value-type="float" office:value="4361" table:style-name="ce6">
            <text:p>4,361<text:s/></text:p>
          </table:table-cell>
          <table:table-cell office:value-type="float" office:value="4515" table:style-name="ce6">
            <text:p>4,515<text:s/></text:p>
          </table:table-cell>
          <table:table-cell office:value-type="float" office:value="4460" table:style-name="ce6">
            <text:p>4,460<text:s/></text:p>
          </table:table-cell>
          <table:table-cell office:value-type="float" office:value="4742" table:style-name="ce6">
            <text:p>4,742<text:s/></text:p>
          </table:table-cell>
          <table:table-cell office:value-type="float" office:value="3763" table:style-name="ce6">
            <text:p>3,763<text:s/></text:p>
          </table:table-cell>
          <table:table-cell office:value-type="float" office:value="3696" table:style-name="ce6">
            <text:p>3,696<text:s/></text:p>
          </table:table-cell>
          <table:table-cell office:value-type="float" office:value="443" table:style-name="ce6">
            <text:p>443<text:s/></text:p>
          </table:table-cell>
          <table:table-cell office:value-type="float" office:value="880" table:style-name="ce6">
            <text:p>880<text:s/></text:p>
          </table:table-cell>
          <table:table-cell office:value-type="float" office:value="1447" table:style-name="ce6">
            <text:p>1,447<text:s/></text:p>
          </table:table-cell>
          <table:table-cell office:value-type="float" office:value="1769" table:style-name="ce6">
            <text:p>1,769<text:s/></text:p>
          </table:table-cell>
          <table:table-cell office:value-type="float" office:value="1050" table:style-name="ce6">
            <text:p>1,050<text:s/></text:p>
          </table:table-cell>
          <table:table-cell office:value-type="float" office:value="1405" table:style-name="ce6">
            <text:p>1,405<text:s/></text:p>
          </table:table-cell>
          <table:table-cell office:value-type="float" office:value="1070" table:style-name="ce6">
            <text:p>1,070<text:s/></text:p>
          </table:table-cell>
          <table:table-cell office:value-type="float" office:value="2294" table:style-name="ce6">
            <text:p>2,294<text:s/></text:p>
          </table:table-cell>
          <table:table-cell office:value-type="float" office:value="869" table:style-name="ce6">
            <text:p>869<text:s/></text:p>
          </table:table-cell>
          <table:table-cell office:value-type="float" office:value="1316" table:style-name="ce6">
            <text:p>1,316<text:s/></text:p>
          </table:table-cell>
          <table:table-cell office:value-type="float" office:value="1796" table:style-name="ce6">
            <text:p>1,796<text:s/></text:p>
          </table:table-cell>
          <table:table-cell table:number-columns-repeated="16264"/>
        </table:table-row>
        <table:table-row table:style-name="ro2">
          <table:table-cell office:value-type="date" office:date-value="2021-07-06T00:00:00" table:style-name="ce5">
            <text:p>2021/7/6</text:p>
          </table:table-cell>
          <table:table-cell office:value-type="float" office:value="1104" table:style-name="ce6">
            <text:p>1,104<text:s/></text:p>
          </table:table-cell>
          <table:table-cell office:value-type="float" office:value="4468" table:style-name="ce6">
            <text:p>4,468<text:s/></text:p>
          </table:table-cell>
          <table:table-cell office:value-type="float" office:value="13732" table:style-name="ce6">
            <text:p>13,732<text:s/></text:p>
          </table:table-cell>
          <table:table-cell office:value-type="float" office:value="12627" table:style-name="ce6">
            <text:p>12,627<text:s/></text:p>
          </table:table-cell>
          <table:table-cell office:value-type="float" office:value="6841" table:style-name="ce6">
            <text:p>6,841<text:s/></text:p>
          </table:table-cell>
          <table:table-cell office:value-type="float" office:value="4016" table:style-name="ce6">
            <text:p>4,016<text:s/></text:p>
          </table:table-cell>
          <table:table-cell office:value-type="float" office:value="3619" table:style-name="ce6">
            <text:p>3,619<text:s/></text:p>
          </table:table-cell>
          <table:table-cell office:value-type="float" office:value="1412" table:style-name="ce6">
            <text:p>1,412<text:s/></text:p>
          </table:table-cell>
          <table:table-cell office:value-type="float" office:value="1063" table:style-name="ce6">
            <text:p>1,063<text:s/></text:p>
          </table:table-cell>
          <table:table-cell office:value-type="float" office:value="4311" table:style-name="ce6">
            <text:p>4,311<text:s/></text:p>
          </table:table-cell>
          <table:table-cell office:value-type="float" office:value="753" table:style-name="ce6">
            <text:p>753<text:s/></text:p>
          </table:table-cell>
          <table:table-cell office:value-type="float" office:value="1299" table:style-name="ce6">
            <text:p>1,299<text:s/></text:p>
          </table:table-cell>
          <table:table-cell office:value-type="float" office:value="824" table:style-name="ce6">
            <text:p>824<text:s/></text:p>
          </table:table-cell>
          <table:table-cell office:value-type="float" office:value="2189" table:style-name="ce6">
            <text:p>2,189<text:s/></text:p>
          </table:table-cell>
          <table:table-cell office:value-type="float" office:value="2873" table:style-name="ce6">
            <text:p>2,873<text:s/></text:p>
          </table:table-cell>
          <table:table-cell office:value-type="float" office:value="4976" table:style-name="ce6">
            <text:p>4,976<text:s/></text:p>
          </table:table-cell>
          <table:table-cell office:value-type="float" office:value="4959" table:style-name="ce6">
            <text:p>4,959<text:s/></text:p>
          </table:table-cell>
          <table:table-cell office:value-type="float" office:value="1321" table:style-name="ce6">
            <text:p>1,321<text:s/></text:p>
          </table:table-cell>
          <table:table-cell office:value-type="float" office:value="2845" table:style-name="ce6">
            <text:p>2,845<text:s/></text:p>
          </table:table-cell>
          <table:table-cell office:value-type="float" office:value="827" table:style-name="ce6">
            <text:p>827<text:s/></text:p>
          </table:table-cell>
          <table:table-cell office:value-type="float" office:value="2358" table:style-name="ce6">
            <text:p>2,358<text:s/></text:p>
          </table:table-cell>
          <table:table-cell office:value-type="float" office:value="2492" table:style-name="ce6">
            <text:p>2,492<text:s/></text:p>
          </table:table-cell>
          <table:table-cell office:value-type="float" office:value="1583" table:style-name="ce6">
            <text:p>1,583<text:s/></text:p>
          </table:table-cell>
          <table:table-cell office:value-type="float" office:value="9130" table:style-name="ce6">
            <text:p>9,130<text:s/></text:p>
          </table:table-cell>
          <table:table-cell office:value-type="float" office:value="900" table:style-name="ce6">
            <text:p>900<text:s/></text:p>
          </table:table-cell>
          <table:table-cell office:value-type="float" office:value="3500" table:style-name="ce6">
            <text:p>3,500<text:s/></text:p>
          </table:table-cell>
          <table:table-cell office:value-type="float" office:value="4411" table:style-name="ce6">
            <text:p>4,411<text:s/></text:p>
          </table:table-cell>
          <table:table-cell office:value-type="float" office:value="5223" table:style-name="ce6">
            <text:p>5,223<text:s/></text:p>
          </table:table-cell>
          <table:table-cell office:value-type="float" office:value="7590" table:style-name="ce6">
            <text:p>7,590<text:s/></text:p>
          </table:table-cell>
          <table:table-cell office:value-type="float" office:value="4922" table:style-name="ce6">
            <text:p>4,922<text:s/></text:p>
          </table:table-cell>
          <table:table-cell office:value-type="float" office:value="3409" table:style-name="ce6">
            <text:p>3,409<text:s/></text:p>
          </table:table-cell>
          <table:table-cell office:value-type="float" office:value="5902" table:style-name="ce6">
            <text:p>5,902<text:s/></text:p>
          </table:table-cell>
          <table:table-cell office:value-type="float" office:value="5249" table:style-name="ce6">
            <text:p>5,249<text:s/></text:p>
          </table:table-cell>
          <table:table-cell office:value-type="float" office:value="9803" table:style-name="ce6">
            <text:p>9,803<text:s/></text:p>
          </table:table-cell>
          <table:table-cell office:value-type="float" office:value="6933" table:style-name="ce6">
            <text:p>6,933<text:s/></text:p>
          </table:table-cell>
          <table:table-cell office:value-type="float" office:value="2659" table:style-name="ce6">
            <text:p>2,659<text:s/></text:p>
          </table:table-cell>
          <table:table-cell office:value-type="float" office:value="11911" table:style-name="ce6">
            <text:p>11,911<text:s/></text:p>
          </table:table-cell>
          <table:table-cell office:value-type="float" office:value="8654" table:style-name="ce6">
            <text:p>8,654<text:s/></text:p>
          </table:table-cell>
          <table:table-cell office:value-type="float" office:value="9000" table:style-name="ce6">
            <text:p>9,000<text:s/></text:p>
          </table:table-cell>
          <table:table-cell office:value-type="float" office:value="7208" table:style-name="ce6">
            <text:p>7,208<text:s/></text:p>
          </table:table-cell>
          <table:table-cell office:value-type="float" office:value="10138" table:style-name="ce6">
            <text:p>10,138<text:s/></text:p>
          </table:table-cell>
          <table:table-cell office:value-type="float" office:value="27741" table:style-name="ce6">
            <text:p>27,741<text:s/></text:p>
          </table:table-cell>
          <table:table-cell office:value-type="float" office:value="10979" table:style-name="ce6">
            <text:p>10,979<text:s/></text:p>
          </table:table-cell>
          <table:table-cell office:value-type="float" office:value="7393" table:style-name="ce6">
            <text:p>7,393<text:s/></text:p>
          </table:table-cell>
          <table:table-cell office:value-type="float" office:value="7329" table:style-name="ce6">
            <text:p>7,329<text:s/></text:p>
          </table:table-cell>
          <table:table-cell office:value-type="float" office:value="7366" table:style-name="ce6">
            <text:p>7,366<text:s/></text:p>
          </table:table-cell>
          <table:table-cell office:value-type="float" office:value="6203" table:style-name="ce6">
            <text:p>6,203<text:s/></text:p>
          </table:table-cell>
          <table:table-cell office:value-type="float" office:value="7679" table:style-name="ce6">
            <text:p>7,679<text:s/></text:p>
          </table:table-cell>
          <table:table-cell office:value-type="float" office:value="7665" table:style-name="ce6">
            <text:p>7,665<text:s/></text:p>
          </table:table-cell>
          <table:table-cell office:value-type="float" office:value="4253" table:style-name="ce6">
            <text:p>4,253<text:s/></text:p>
          </table:table-cell>
          <table:table-cell office:value-type="float" office:value="10590" table:style-name="ce6">
            <text:p>10,590<text:s/></text:p>
          </table:table-cell>
          <table:table-cell office:value-type="float" office:value="2492" table:style-name="ce6">
            <text:p>2,492<text:s/></text:p>
          </table:table-cell>
          <table:table-cell office:value-type="float" office:value="2927" table:style-name="ce6">
            <text:p>2,927<text:s/></text:p>
          </table:table-cell>
          <table:table-cell office:value-type="float" office:value="5941" table:style-name="ce6">
            <text:p>5,941<text:s/></text:p>
          </table:table-cell>
          <table:table-cell office:value-type="float" office:value="983" table:style-name="ce6">
            <text:p>983<text:s/></text:p>
          </table:table-cell>
          <table:table-cell office:value-type="float" office:value="1481" table:style-name="ce6">
            <text:p>1,481<text:s/></text:p>
          </table:table-cell>
          <table:table-cell office:value-type="float" office:value="1420" table:style-name="ce6">
            <text:p>1,420<text:s/></text:p>
          </table:table-cell>
          <table:table-cell office:value-type="float" office:value="3592" table:style-name="ce6">
            <text:p>3,592<text:s/></text:p>
          </table:table-cell>
          <table:table-cell office:value-type="float" office:value="3548" table:style-name="ce6">
            <text:p>3,548<text:s/></text:p>
          </table:table-cell>
          <table:table-cell office:value-type="float" office:value="4480" table:style-name="ce6">
            <text:p>4,480<text:s/></text:p>
          </table:table-cell>
          <table:table-cell office:value-type="float" office:value="9253" table:style-name="ce6">
            <text:p>9,253<text:s/></text:p>
          </table:table-cell>
          <table:table-cell office:value-type="float" office:value="3391" table:style-name="ce6">
            <text:p>3,391<text:s/></text:p>
          </table:table-cell>
          <table:table-cell office:value-type="float" office:value="4322" table:style-name="ce6">
            <text:p>4,322<text:s/></text:p>
          </table:table-cell>
          <table:table-cell office:value-type="float" office:value="2863" table:style-name="ce6">
            <text:p>2,863<text:s/></text:p>
          </table:table-cell>
          <table:table-cell office:value-type="float" office:value="7744" table:style-name="ce6">
            <text:p>7,744<text:s/></text:p>
          </table:table-cell>
          <table:table-cell office:value-type="float" office:value="8506" table:style-name="ce6">
            <text:p>8,506<text:s/></text:p>
          </table:table-cell>
          <table:table-cell office:value-type="float" office:value="8249" table:style-name="ce6">
            <text:p>8,249<text:s/></text:p>
          </table:table-cell>
          <table:table-cell office:value-type="float" office:value="11412" table:style-name="ce6">
            <text:p>11,412<text:s/></text:p>
          </table:table-cell>
          <table:table-cell office:value-type="float" office:value="12678" table:style-name="ce6">
            <text:p>12,678<text:s/></text:p>
          </table:table-cell>
          <table:table-cell office:value-type="float" office:value="8998" table:style-name="ce6">
            <text:p>8,998<text:s/></text:p>
          </table:table-cell>
          <table:table-cell office:value-type="float" office:value="5743" table:style-name="ce6">
            <text:p>5,743<text:s/></text:p>
          </table:table-cell>
          <table:table-cell office:value-type="float" office:value="13223" table:style-name="ce6">
            <text:p>13,223<text:s/></text:p>
          </table:table-cell>
          <table:table-cell office:value-type="float" office:value="6129" table:style-name="ce6">
            <text:p>6,129<text:s/></text:p>
          </table:table-cell>
          <table:table-cell office:value-type="float" office:value="9450" table:style-name="ce6">
            <text:p>9,450<text:s/></text:p>
          </table:table-cell>
          <table:table-cell office:value-type="float" office:value="9277" table:style-name="ce6">
            <text:p>9,277<text:s/></text:p>
          </table:table-cell>
          <table:table-cell office:value-type="float" office:value="5746" table:style-name="ce6">
            <text:p>5,746<text:s/></text:p>
          </table:table-cell>
          <table:table-cell office:value-type="float" office:value="16315" table:style-name="ce6">
            <text:p>16,315<text:s/></text:p>
          </table:table-cell>
          <table:table-cell office:value-type="float" office:value="6229" table:style-name="ce6">
            <text:p>6,229<text:s/></text:p>
          </table:table-cell>
          <table:table-cell office:value-type="float" office:value="5596" table:style-name="ce6">
            <text:p>5,596<text:s/></text:p>
          </table:table-cell>
          <table:table-cell office:value-type="float" office:value="5833" table:style-name="ce6">
            <text:p>5,833<text:s/></text:p>
          </table:table-cell>
          <table:table-cell office:value-type="float" office:value="5192" table:style-name="ce6">
            <text:p>5,192<text:s/></text:p>
          </table:table-cell>
          <table:table-cell office:value-type="float" office:value="3699" table:style-name="ce6">
            <text:p>3,699<text:s/></text:p>
          </table:table-cell>
          <table:table-cell office:value-type="float" office:value="6557" table:style-name="ce6">
            <text:p>6,557<text:s/></text:p>
          </table:table-cell>
          <table:table-cell office:value-type="float" office:value="6614" table:style-name="ce6">
            <text:p>6,614<text:s/></text:p>
          </table:table-cell>
          <table:table-cell office:value-type="float" office:value="2375" table:style-name="ce6">
            <text:p>2,375<text:s/></text:p>
          </table:table-cell>
          <table:table-cell office:value-type="float" office:value="3958" table:style-name="ce6">
            <text:p>3,958<text:s/></text:p>
          </table:table-cell>
          <table:table-cell office:value-type="float" office:value="13660" table:style-name="ce6">
            <text:p>13,660<text:s/></text:p>
          </table:table-cell>
          <table:table-cell office:value-type="float" office:value="6830" table:style-name="ce6">
            <text:p>6,830<text:s/></text:p>
          </table:table-cell>
          <table:table-cell office:value-type="float" office:value="8067" table:style-name="ce6">
            <text:p>8,067<text:s/></text:p>
          </table:table-cell>
          <table:table-cell office:value-type="float" office:value="7641" table:style-name="ce6">
            <text:p>7,641<text:s/></text:p>
          </table:table-cell>
          <table:table-cell office:value-type="float" office:value="3203" table:style-name="ce6">
            <text:p>3,203<text:s/></text:p>
          </table:table-cell>
          <table:table-cell office:value-type="float" office:value="3679" table:style-name="ce6">
            <text:p>3,679<text:s/></text:p>
          </table:table-cell>
          <table:table-cell office:value-type="float" office:value="2211" table:style-name="ce6">
            <text:p>2,211<text:s/></text:p>
          </table:table-cell>
          <table:table-cell office:value-type="float" office:value="2174" table:style-name="ce6">
            <text:p>2,174<text:s/></text:p>
          </table:table-cell>
          <table:table-cell office:value-type="float" office:value="2227" table:style-name="ce6">
            <text:p>2,227<text:s/></text:p>
          </table:table-cell>
          <table:table-cell office:value-type="float" office:value="3748" table:style-name="ce6">
            <text:p>3,748<text:s/></text:p>
          </table:table-cell>
          <table:table-cell office:value-type="float" office:value="3651" table:style-name="ce6">
            <text:p>3,651<text:s/></text:p>
          </table:table-cell>
          <table:table-cell office:value-type="float" office:value="3879" table:style-name="ce6">
            <text:p>3,879<text:s/></text:p>
          </table:table-cell>
          <table:table-cell office:value-type="float" office:value="5635" table:style-name="ce6">
            <text:p>5,635<text:s/></text:p>
          </table:table-cell>
          <table:table-cell office:value-type="float" office:value="9353" table:style-name="ce6">
            <text:p>9,353<text:s/></text:p>
          </table:table-cell>
          <table:table-cell office:value-type="float" office:value="6912" table:style-name="ce6">
            <text:p>6,912<text:s/></text:p>
          </table:table-cell>
          <table:table-cell office:value-type="float" office:value="4640" table:style-name="ce6">
            <text:p>4,640<text:s/></text:p>
          </table:table-cell>
          <table:table-cell office:value-type="float" office:value="4415" table:style-name="ce6">
            <text:p>4,415<text:s/></text:p>
          </table:table-cell>
          <table:table-cell office:value-type="float" office:value="4640" table:style-name="ce6">
            <text:p>4,640<text:s/></text:p>
          </table:table-cell>
          <table:table-cell office:value-type="float" office:value="4600" table:style-name="ce6">
            <text:p>4,600<text:s/></text:p>
          </table:table-cell>
          <table:table-cell office:value-type="float" office:value="4692" table:style-name="ce6">
            <text:p>4,692<text:s/></text:p>
          </table:table-cell>
          <table:table-cell office:value-type="float" office:value="3865" table:style-name="ce6">
            <text:p>3,865<text:s/></text:p>
          </table:table-cell>
          <table:table-cell office:value-type="float" office:value="3700" table:style-name="ce6">
            <text:p>3,700<text:s/></text:p>
          </table:table-cell>
          <table:table-cell office:value-type="float" office:value="422" table:style-name="ce6">
            <text:p>422<text:s/></text:p>
          </table:table-cell>
          <table:table-cell office:value-type="float" office:value="870" table:style-name="ce6">
            <text:p>870<text:s/></text:p>
          </table:table-cell>
          <table:table-cell office:value-type="float" office:value="1509" table:style-name="ce6">
            <text:p>1,509<text:s/></text:p>
          </table:table-cell>
          <table:table-cell office:value-type="float" office:value="1769" table:style-name="ce6">
            <text:p>1,769<text:s/></text:p>
          </table:table-cell>
          <table:table-cell office:value-type="float" office:value="1000" table:style-name="ce6">
            <text:p>1,000<text:s/></text:p>
          </table:table-cell>
          <table:table-cell office:value-type="float" office:value="1424" table:style-name="ce6">
            <text:p>1,424<text:s/></text:p>
          </table:table-cell>
          <table:table-cell office:value-type="float" office:value="1054" table:style-name="ce6">
            <text:p>1,054<text:s/></text:p>
          </table:table-cell>
          <table:table-cell office:value-type="float" office:value="2240" table:style-name="ce6">
            <text:p>2,240<text:s/></text:p>
          </table:table-cell>
          <table:table-cell office:value-type="float" office:value="835" table:style-name="ce6">
            <text:p>835<text:s/></text:p>
          </table:table-cell>
          <table:table-cell office:value-type="float" office:value="1361" table:style-name="ce6">
            <text:p>1,361<text:s/></text:p>
          </table:table-cell>
          <table:table-cell office:value-type="float" office:value="1713" table:style-name="ce6">
            <text:p>1,713<text:s/></text:p>
          </table:table-cell>
          <table:table-cell table:number-columns-repeated="16264"/>
        </table:table-row>
        <table:table-row table:style-name="ro2">
          <table:table-cell office:value-type="date" office:date-value="2021-07-07T00:00:00" table:style-name="ce5">
            <text:p>2021/7/7</text:p>
          </table:table-cell>
          <table:table-cell office:value-type="float" office:value="1113" table:style-name="ce6">
            <text:p>1,113<text:s/></text:p>
          </table:table-cell>
          <table:table-cell office:value-type="float" office:value="4502" table:style-name="ce6">
            <text:p>4,502<text:s/></text:p>
          </table:table-cell>
          <table:table-cell office:value-type="float" office:value="14084" table:style-name="ce6">
            <text:p>14,084<text:s/></text:p>
          </table:table-cell>
          <table:table-cell office:value-type="float" office:value="12777" table:style-name="ce6">
            <text:p>12,777<text:s/></text:p>
          </table:table-cell>
          <table:table-cell office:value-type="float" office:value="7049" table:style-name="ce6">
            <text:p>7,049<text:s/></text:p>
          </table:table-cell>
          <table:table-cell office:value-type="float" office:value="3974" table:style-name="ce6">
            <text:p>3,974<text:s/></text:p>
          </table:table-cell>
          <table:table-cell office:value-type="float" office:value="3566" table:style-name="ce6">
            <text:p>3,566<text:s/></text:p>
          </table:table-cell>
          <table:table-cell office:value-type="float" office:value="1392" table:style-name="ce6">
            <text:p>1,392<text:s/></text:p>
          </table:table-cell>
          <table:table-cell office:value-type="float" office:value="1119" table:style-name="ce6">
            <text:p>1,119<text:s/></text:p>
          </table:table-cell>
          <table:table-cell office:value-type="float" office:value="4481" table:style-name="ce6">
            <text:p>4,481<text:s/></text:p>
          </table:table-cell>
          <table:table-cell office:value-type="float" office:value="774" table:style-name="ce6">
            <text:p>774<text:s/></text:p>
          </table:table-cell>
          <table:table-cell office:value-type="float" office:value="1295" table:style-name="ce6">
            <text:p>1,295<text:s/></text:p>
          </table:table-cell>
          <table:table-cell office:value-type="float" office:value="769" table:style-name="ce6">
            <text:p>769<text:s/></text:p>
          </table:table-cell>
          <table:table-cell office:value-type="float" office:value="2181" table:style-name="ce6">
            <text:p>2,181<text:s/></text:p>
          </table:table-cell>
          <table:table-cell office:value-type="float" office:value="2997" table:style-name="ce6">
            <text:p>2,997<text:s/></text:p>
          </table:table-cell>
          <table:table-cell office:value-type="float" office:value="5043" table:style-name="ce6">
            <text:p>5,043<text:s/></text:p>
          </table:table-cell>
          <table:table-cell office:value-type="float" office:value="5015" table:style-name="ce6">
            <text:p>5,015<text:s/></text:p>
          </table:table-cell>
          <table:table-cell office:value-type="float" office:value="1387" table:style-name="ce6">
            <text:p>1,387<text:s/></text:p>
          </table:table-cell>
          <table:table-cell office:value-type="float" office:value="3007" table:style-name="ce6">
            <text:p>3,007<text:s/></text:p>
          </table:table-cell>
          <table:table-cell office:value-type="float" office:value="842" table:style-name="ce6">
            <text:p>842<text:s/></text:p>
          </table:table-cell>
          <table:table-cell office:value-type="float" office:value="2354" table:style-name="ce6">
            <text:p>2,354<text:s/></text:p>
          </table:table-cell>
          <table:table-cell office:value-type="float" office:value="2596" table:style-name="ce6">
            <text:p>2,596<text:s/></text:p>
          </table:table-cell>
          <table:table-cell office:value-type="float" office:value="1561" table:style-name="ce6">
            <text:p>1,561<text:s/></text:p>
          </table:table-cell>
          <table:table-cell office:value-type="float" office:value="9094" table:style-name="ce6">
            <text:p>9,094<text:s/></text:p>
          </table:table-cell>
          <table:table-cell office:value-type="float" office:value="925" table:style-name="ce6">
            <text:p>925<text:s/></text:p>
          </table:table-cell>
          <table:table-cell office:value-type="float" office:value="3579" table:style-name="ce6">
            <text:p>3,579<text:s/></text:p>
          </table:table-cell>
          <table:table-cell office:value-type="float" office:value="4361" table:style-name="ce6">
            <text:p>4,361<text:s/></text:p>
          </table:table-cell>
          <table:table-cell office:value-type="float" office:value="5330" table:style-name="ce6">
            <text:p>5,330<text:s/></text:p>
          </table:table-cell>
          <table:table-cell office:value-type="float" office:value="7443" table:style-name="ce6">
            <text:p>7,443<text:s/></text:p>
          </table:table-cell>
          <table:table-cell office:value-type="float" office:value="5019" table:style-name="ce6">
            <text:p>5,019<text:s/></text:p>
          </table:table-cell>
          <table:table-cell office:value-type="float" office:value="3481" table:style-name="ce6">
            <text:p>3,481<text:s/></text:p>
          </table:table-cell>
          <table:table-cell office:value-type="float" office:value="6105" table:style-name="ce6">
            <text:p>6,105<text:s/></text:p>
          </table:table-cell>
          <table:table-cell office:value-type="float" office:value="5209" table:style-name="ce6">
            <text:p>5,209<text:s/></text:p>
          </table:table-cell>
          <table:table-cell office:value-type="float" office:value="9841" table:style-name="ce6">
            <text:p>9,841<text:s/></text:p>
          </table:table-cell>
          <table:table-cell office:value-type="float" office:value="7081" table:style-name="ce6">
            <text:p>7,081<text:s/></text:p>
          </table:table-cell>
          <table:table-cell office:value-type="float" office:value="2625" table:style-name="ce6">
            <text:p>2,625<text:s/></text:p>
          </table:table-cell>
          <table:table-cell office:value-type="float" office:value="11881" table:style-name="ce6">
            <text:p>11,881<text:s/></text:p>
          </table:table-cell>
          <table:table-cell office:value-type="float" office:value="8454" table:style-name="ce6">
            <text:p>8,454<text:s/></text:p>
          </table:table-cell>
          <table:table-cell office:value-type="float" office:value="9219" table:style-name="ce6">
            <text:p>9,219<text:s/></text:p>
          </table:table-cell>
          <table:table-cell office:value-type="float" office:value="7487" table:style-name="ce6">
            <text:p>7,487<text:s/></text:p>
          </table:table-cell>
          <table:table-cell office:value-type="float" office:value="10012" table:style-name="ce6">
            <text:p>10,012<text:s/></text:p>
          </table:table-cell>
          <table:table-cell office:value-type="float" office:value="28433" table:style-name="ce6">
            <text:p>28,433<text:s/></text:p>
          </table:table-cell>
          <table:table-cell office:value-type="float" office:value="11333" table:style-name="ce6">
            <text:p>11,333<text:s/></text:p>
          </table:table-cell>
          <table:table-cell office:value-type="float" office:value="7456" table:style-name="ce6">
            <text:p>7,456<text:s/></text:p>
          </table:table-cell>
          <table:table-cell office:value-type="float" office:value="7326" table:style-name="ce6">
            <text:p>7,326<text:s/></text:p>
          </table:table-cell>
          <table:table-cell office:value-type="float" office:value="7484" table:style-name="ce6">
            <text:p>7,484<text:s/></text:p>
          </table:table-cell>
          <table:table-cell office:value-type="float" office:value="6190" table:style-name="ce6">
            <text:p>6,190<text:s/></text:p>
          </table:table-cell>
          <table:table-cell office:value-type="float" office:value="7636" table:style-name="ce6">
            <text:p>7,636<text:s/></text:p>
          </table:table-cell>
          <table:table-cell office:value-type="float" office:value="8158" table:style-name="ce6">
            <text:p>8,158<text:s/></text:p>
          </table:table-cell>
          <table:table-cell office:value-type="float" office:value="4360" table:style-name="ce6">
            <text:p>4,360<text:s/></text:p>
          </table:table-cell>
          <table:table-cell office:value-type="float" office:value="11030" table:style-name="ce6">
            <text:p>11,030<text:s/></text:p>
          </table:table-cell>
          <table:table-cell office:value-type="float" office:value="2534" table:style-name="ce6">
            <text:p>2,534<text:s/></text:p>
          </table:table-cell>
          <table:table-cell office:value-type="float" office:value="2996" table:style-name="ce6">
            <text:p>2,996<text:s/></text:p>
          </table:table-cell>
          <table:table-cell office:value-type="float" office:value="6002" table:style-name="ce6">
            <text:p>6,002<text:s/></text:p>
          </table:table-cell>
          <table:table-cell office:value-type="float" office:value="1036" table:style-name="ce6">
            <text:p>1,036<text:s/></text:p>
          </table:table-cell>
          <table:table-cell office:value-type="float" office:value="1556" table:style-name="ce6">
            <text:p>1,556<text:s/></text:p>
          </table:table-cell>
          <table:table-cell office:value-type="float" office:value="1437" table:style-name="ce6">
            <text:p>1,437<text:s/></text:p>
          </table:table-cell>
          <table:table-cell office:value-type="float" office:value="3690" table:style-name="ce6">
            <text:p>3,690<text:s/></text:p>
          </table:table-cell>
          <table:table-cell office:value-type="float" office:value="3684" table:style-name="ce6">
            <text:p>3,684<text:s/></text:p>
          </table:table-cell>
          <table:table-cell office:value-type="float" office:value="4469" table:style-name="ce6">
            <text:p>4,469<text:s/></text:p>
          </table:table-cell>
          <table:table-cell office:value-type="float" office:value="9325" table:style-name="ce6">
            <text:p>9,325<text:s/></text:p>
          </table:table-cell>
          <table:table-cell office:value-type="float" office:value="3359" table:style-name="ce6">
            <text:p>3,359<text:s/></text:p>
          </table:table-cell>
          <table:table-cell office:value-type="float" office:value="4310" table:style-name="ce6">
            <text:p>4,310<text:s/></text:p>
          </table:table-cell>
          <table:table-cell office:value-type="float" office:value="2927" table:style-name="ce6">
            <text:p>2,927<text:s/></text:p>
          </table:table-cell>
          <table:table-cell office:value-type="float" office:value="7828" table:style-name="ce6">
            <text:p>7,828<text:s/></text:p>
          </table:table-cell>
          <table:table-cell office:value-type="float" office:value="8652" table:style-name="ce6">
            <text:p>8,652<text:s/></text:p>
          </table:table-cell>
          <table:table-cell office:value-type="float" office:value="8261" table:style-name="ce6">
            <text:p>8,261<text:s/></text:p>
          </table:table-cell>
          <table:table-cell office:value-type="float" office:value="11455" table:style-name="ce6">
            <text:p>11,455<text:s/></text:p>
          </table:table-cell>
          <table:table-cell office:value-type="float" office:value="12928" table:style-name="ce6">
            <text:p>12,928<text:s/></text:p>
          </table:table-cell>
          <table:table-cell office:value-type="float" office:value="9208" table:style-name="ce6">
            <text:p>9,208<text:s/></text:p>
          </table:table-cell>
          <table:table-cell office:value-type="float" office:value="5794" table:style-name="ce6">
            <text:p>5,794<text:s/></text:p>
          </table:table-cell>
          <table:table-cell office:value-type="float" office:value="13286" table:style-name="ce6">
            <text:p>13,286<text:s/></text:p>
          </table:table-cell>
          <table:table-cell office:value-type="float" office:value="6314" table:style-name="ce6">
            <text:p>6,314<text:s/></text:p>
          </table:table-cell>
          <table:table-cell office:value-type="float" office:value="9520" table:style-name="ce6">
            <text:p>9,520<text:s/></text:p>
          </table:table-cell>
          <table:table-cell office:value-type="float" office:value="9428" table:style-name="ce6">
            <text:p>9,428<text:s/></text:p>
          </table:table-cell>
          <table:table-cell office:value-type="float" office:value="6047" table:style-name="ce6">
            <text:p>6,047<text:s/></text:p>
          </table:table-cell>
          <table:table-cell office:value-type="float" office:value="16881" table:style-name="ce6">
            <text:p>16,881<text:s/></text:p>
          </table:table-cell>
          <table:table-cell office:value-type="float" office:value="6363" table:style-name="ce6">
            <text:p>6,363<text:s/></text:p>
          </table:table-cell>
          <table:table-cell office:value-type="float" office:value="5476" table:style-name="ce6">
            <text:p>5,476<text:s/></text:p>
          </table:table-cell>
          <table:table-cell office:value-type="float" office:value="5793" table:style-name="ce6">
            <text:p>5,793<text:s/></text:p>
          </table:table-cell>
          <table:table-cell office:value-type="float" office:value="5320" table:style-name="ce6">
            <text:p>5,320<text:s/></text:p>
          </table:table-cell>
          <table:table-cell office:value-type="float" office:value="3669" table:style-name="ce6">
            <text:p>3,669<text:s/></text:p>
          </table:table-cell>
          <table:table-cell office:value-type="float" office:value="6801" table:style-name="ce6">
            <text:p>6,801<text:s/></text:p>
          </table:table-cell>
          <table:table-cell office:value-type="float" office:value="6709" table:style-name="ce6">
            <text:p>6,709<text:s/></text:p>
          </table:table-cell>
          <table:table-cell office:value-type="float" office:value="2380" table:style-name="ce6">
            <text:p>2,380<text:s/></text:p>
          </table:table-cell>
          <table:table-cell office:value-type="float" office:value="4126" table:style-name="ce6">
            <text:p>4,126<text:s/></text:p>
          </table:table-cell>
          <table:table-cell office:value-type="float" office:value="13604" table:style-name="ce6">
            <text:p>13,604<text:s/></text:p>
          </table:table-cell>
          <table:table-cell office:value-type="float" office:value="6853" table:style-name="ce6">
            <text:p>6,853<text:s/></text:p>
          </table:table-cell>
          <table:table-cell office:value-type="float" office:value="8039" table:style-name="ce6">
            <text:p>8,039<text:s/></text:p>
          </table:table-cell>
          <table:table-cell office:value-type="float" office:value="7705" table:style-name="ce6">
            <text:p>7,705<text:s/></text:p>
          </table:table-cell>
          <table:table-cell office:value-type="float" office:value="3147" table:style-name="ce6">
            <text:p>3,147<text:s/></text:p>
          </table:table-cell>
          <table:table-cell office:value-type="float" office:value="3763" table:style-name="ce6">
            <text:p>3,763<text:s/></text:p>
          </table:table-cell>
          <table:table-cell office:value-type="float" office:value="2185" table:style-name="ce6">
            <text:p>2,185<text:s/></text:p>
          </table:table-cell>
          <table:table-cell office:value-type="float" office:value="2140" table:style-name="ce6">
            <text:p>2,140<text:s/></text:p>
          </table:table-cell>
          <table:table-cell office:value-type="float" office:value="2264" table:style-name="ce6">
            <text:p>2,264<text:s/></text:p>
          </table:table-cell>
          <table:table-cell office:value-type="float" office:value="3821" table:style-name="ce6">
            <text:p>3,821<text:s/></text:p>
          </table:table-cell>
          <table:table-cell office:value-type="float" office:value="3701" table:style-name="ce6">
            <text:p>3,701<text:s/></text:p>
          </table:table-cell>
          <table:table-cell office:value-type="float" office:value="3863" table:style-name="ce6">
            <text:p>3,863<text:s/></text:p>
          </table:table-cell>
          <table:table-cell office:value-type="float" office:value="5598" table:style-name="ce6">
            <text:p>5,598<text:s/></text:p>
          </table:table-cell>
          <table:table-cell office:value-type="float" office:value="9460" table:style-name="ce6">
            <text:p>9,460<text:s/></text:p>
          </table:table-cell>
          <table:table-cell office:value-type="float" office:value="6863" table:style-name="ce6">
            <text:p>6,863<text:s/></text:p>
          </table:table-cell>
          <table:table-cell office:value-type="float" office:value="4594" table:style-name="ce6">
            <text:p>4,594<text:s/></text:p>
          </table:table-cell>
          <table:table-cell office:value-type="float" office:value="4521" table:style-name="ce6">
            <text:p>4,521<text:s/></text:p>
          </table:table-cell>
          <table:table-cell office:value-type="float" office:value="4523" table:style-name="ce6">
            <text:p>4,523<text:s/></text:p>
          </table:table-cell>
          <table:table-cell office:value-type="float" office:value="4571" table:style-name="ce6">
            <text:p>4,571<text:s/></text:p>
          </table:table-cell>
          <table:table-cell office:value-type="float" office:value="4628" table:style-name="ce6">
            <text:p>4,628<text:s/></text:p>
          </table:table-cell>
          <table:table-cell office:value-type="float" office:value="3826" table:style-name="ce6">
            <text:p>3,826<text:s/></text:p>
          </table:table-cell>
          <table:table-cell office:value-type="float" office:value="3674" table:style-name="ce6">
            <text:p>3,674<text:s/></text:p>
          </table:table-cell>
          <table:table-cell office:value-type="float" office:value="421" table:style-name="ce6">
            <text:p>421<text:s/></text:p>
          </table:table-cell>
          <table:table-cell office:value-type="float" office:value="864" table:style-name="ce6">
            <text:p>864<text:s/></text:p>
          </table:table-cell>
          <table:table-cell office:value-type="float" office:value="1414" table:style-name="ce6">
            <text:p>1,414<text:s/></text:p>
          </table:table-cell>
          <table:table-cell office:value-type="float" office:value="1807" table:style-name="ce6">
            <text:p>1,807<text:s/></text:p>
          </table:table-cell>
          <table:table-cell office:value-type="float" office:value="1023" table:style-name="ce6">
            <text:p>1,023<text:s/></text:p>
          </table:table-cell>
          <table:table-cell office:value-type="float" office:value="1462" table:style-name="ce6">
            <text:p>1,462<text:s/></text:p>
          </table:table-cell>
          <table:table-cell office:value-type="float" office:value="1061" table:style-name="ce6">
            <text:p>1,061<text:s/></text:p>
          </table:table-cell>
          <table:table-cell office:value-type="float" office:value="2265" table:style-name="ce6">
            <text:p>2,265<text:s/></text:p>
          </table:table-cell>
          <table:table-cell office:value-type="float" office:value="849" table:style-name="ce6">
            <text:p>849<text:s/></text:p>
          </table:table-cell>
          <table:table-cell office:value-type="float" office:value="1351" table:style-name="ce6">
            <text:p>1,351<text:s/></text:p>
          </table:table-cell>
          <table:table-cell office:value-type="float" office:value="1827" table:style-name="ce6">
            <text:p>1,827<text:s/></text:p>
          </table:table-cell>
          <table:table-cell table:number-columns-repeated="16264"/>
        </table:table-row>
        <table:table-row table:style-name="ro2">
          <table:table-cell office:value-type="date" office:date-value="2021-07-08T00:00:00" table:style-name="ce5">
            <text:p>2021/7/8</text:p>
          </table:table-cell>
          <table:table-cell office:value-type="float" office:value="1098" table:style-name="ce6">
            <text:p>1,098<text:s/></text:p>
          </table:table-cell>
          <table:table-cell office:value-type="float" office:value="4527" table:style-name="ce6">
            <text:p>4,527<text:s/></text:p>
          </table:table-cell>
          <table:table-cell office:value-type="float" office:value="13911" table:style-name="ce6">
            <text:p>13,911<text:s/></text:p>
          </table:table-cell>
          <table:table-cell office:value-type="float" office:value="12940" table:style-name="ce6">
            <text:p>12,940<text:s/></text:p>
          </table:table-cell>
          <table:table-cell office:value-type="float" office:value="6914" table:style-name="ce6">
            <text:p>6,914<text:s/></text:p>
          </table:table-cell>
          <table:table-cell office:value-type="float" office:value="3999" table:style-name="ce6">
            <text:p>3,999<text:s/></text:p>
          </table:table-cell>
          <table:table-cell office:value-type="float" office:value="3658" table:style-name="ce6">
            <text:p>3,658<text:s/></text:p>
          </table:table-cell>
          <table:table-cell office:value-type="float" office:value="1358" table:style-name="ce6">
            <text:p>1,358<text:s/></text:p>
          </table:table-cell>
          <table:table-cell office:value-type="float" office:value="1036" table:style-name="ce6">
            <text:p>1,036<text:s/></text:p>
          </table:table-cell>
          <table:table-cell office:value-type="float" office:value="4400" table:style-name="ce6">
            <text:p>4,400<text:s/></text:p>
          </table:table-cell>
          <table:table-cell office:value-type="float" office:value="778" table:style-name="ce6">
            <text:p>778<text:s/></text:p>
          </table:table-cell>
          <table:table-cell office:value-type="float" office:value="1260" table:style-name="ce6">
            <text:p>1,260<text:s/></text:p>
          </table:table-cell>
          <table:table-cell office:value-type="float" office:value="748" table:style-name="ce6">
            <text:p>748<text:s/></text:p>
          </table:table-cell>
          <table:table-cell office:value-type="float" office:value="2227" table:style-name="ce6">
            <text:p>2,227<text:s/></text:p>
          </table:table-cell>
          <table:table-cell office:value-type="float" office:value="3056" table:style-name="ce6">
            <text:p>3,056<text:s/></text:p>
          </table:table-cell>
          <table:table-cell office:value-type="float" office:value="5019" table:style-name="ce6">
            <text:p>5,019<text:s/></text:p>
          </table:table-cell>
          <table:table-cell office:value-type="float" office:value="4966" table:style-name="ce6">
            <text:p>4,966<text:s/></text:p>
          </table:table-cell>
          <table:table-cell office:value-type="float" office:value="1379" table:style-name="ce6">
            <text:p>1,379<text:s/></text:p>
          </table:table-cell>
          <table:table-cell office:value-type="float" office:value="2906" table:style-name="ce6">
            <text:p>2,906<text:s/></text:p>
          </table:table-cell>
          <table:table-cell office:value-type="float" office:value="864" table:style-name="ce6">
            <text:p>864<text:s/></text:p>
          </table:table-cell>
          <table:table-cell office:value-type="float" office:value="2400" table:style-name="ce6">
            <text:p>2,400<text:s/></text:p>
          </table:table-cell>
          <table:table-cell office:value-type="float" office:value="2599" table:style-name="ce6">
            <text:p>2,599<text:s/></text:p>
          </table:table-cell>
          <table:table-cell office:value-type="float" office:value="1586" table:style-name="ce6">
            <text:p>1,586<text:s/></text:p>
          </table:table-cell>
          <table:table-cell office:value-type="float" office:value="9250" table:style-name="ce6">
            <text:p>9,250<text:s/></text:p>
          </table:table-cell>
          <table:table-cell office:value-type="float" office:value="957" table:style-name="ce6">
            <text:p>957<text:s/></text:p>
          </table:table-cell>
          <table:table-cell office:value-type="float" office:value="3579" table:style-name="ce6">
            <text:p>3,579<text:s/></text:p>
          </table:table-cell>
          <table:table-cell office:value-type="float" office:value="4352" table:style-name="ce6">
            <text:p>4,352<text:s/></text:p>
          </table:table-cell>
          <table:table-cell office:value-type="float" office:value="5247" table:style-name="ce6">
            <text:p>5,247<text:s/></text:p>
          </table:table-cell>
          <table:table-cell office:value-type="float" office:value="7539" table:style-name="ce6">
            <text:p>7,539<text:s/></text:p>
          </table:table-cell>
          <table:table-cell office:value-type="float" office:value="5078" table:style-name="ce6">
            <text:p>5,078<text:s/></text:p>
          </table:table-cell>
          <table:table-cell office:value-type="float" office:value="3444" table:style-name="ce6">
            <text:p>3,444<text:s/></text:p>
          </table:table-cell>
          <table:table-cell office:value-type="float" office:value="6057" table:style-name="ce6">
            <text:p>6,057<text:s/></text:p>
          </table:table-cell>
          <table:table-cell office:value-type="float" office:value="5123" table:style-name="ce6">
            <text:p>5,123<text:s/></text:p>
          </table:table-cell>
          <table:table-cell office:value-type="float" office:value="9806" table:style-name="ce6">
            <text:p>9,806<text:s/></text:p>
          </table:table-cell>
          <table:table-cell office:value-type="float" office:value="7028" table:style-name="ce6">
            <text:p>7,028<text:s/></text:p>
          </table:table-cell>
          <table:table-cell office:value-type="float" office:value="2634" table:style-name="ce6">
            <text:p>2,634<text:s/></text:p>
          </table:table-cell>
          <table:table-cell office:value-type="float" office:value="11957" table:style-name="ce6">
            <text:p>11,957<text:s/></text:p>
          </table:table-cell>
          <table:table-cell office:value-type="float" office:value="8458" table:style-name="ce6">
            <text:p>8,458<text:s/></text:p>
          </table:table-cell>
          <table:table-cell office:value-type="float" office:value="8957" table:style-name="ce6">
            <text:p>8,957<text:s/></text:p>
          </table:table-cell>
          <table:table-cell office:value-type="float" office:value="7233" table:style-name="ce6">
            <text:p>7,233<text:s/></text:p>
          </table:table-cell>
          <table:table-cell office:value-type="float" office:value="10142" table:style-name="ce6">
            <text:p>10,142<text:s/></text:p>
          </table:table-cell>
          <table:table-cell office:value-type="float" office:value="28951" table:style-name="ce6">
            <text:p>28,951<text:s/></text:p>
          </table:table-cell>
          <table:table-cell office:value-type="float" office:value="11493" table:style-name="ce6">
            <text:p>11,493<text:s/></text:p>
          </table:table-cell>
          <table:table-cell office:value-type="float" office:value="7356" table:style-name="ce6">
            <text:p>7,356<text:s/></text:p>
          </table:table-cell>
          <table:table-cell office:value-type="float" office:value="7231" table:style-name="ce6">
            <text:p>7,231<text:s/></text:p>
          </table:table-cell>
          <table:table-cell office:value-type="float" office:value="7521" table:style-name="ce6">
            <text:p>7,521<text:s/></text:p>
          </table:table-cell>
          <table:table-cell office:value-type="float" office:value="6167" table:style-name="ce6">
            <text:p>6,167<text:s/></text:p>
          </table:table-cell>
          <table:table-cell office:value-type="float" office:value="7788" table:style-name="ce6">
            <text:p>7,788<text:s/></text:p>
          </table:table-cell>
          <table:table-cell office:value-type="float" office:value="8141" table:style-name="ce6">
            <text:p>8,141<text:s/></text:p>
          </table:table-cell>
          <table:table-cell office:value-type="float" office:value="4202" table:style-name="ce6">
            <text:p>4,202<text:s/></text:p>
          </table:table-cell>
          <table:table-cell office:value-type="float" office:value="10613" table:style-name="ce6">
            <text:p>10,613<text:s/></text:p>
          </table:table-cell>
          <table:table-cell office:value-type="float" office:value="2594" table:style-name="ce6">
            <text:p>2,594<text:s/></text:p>
          </table:table-cell>
          <table:table-cell office:value-type="float" office:value="2906" table:style-name="ce6">
            <text:p>2,906<text:s/></text:p>
          </table:table-cell>
          <table:table-cell office:value-type="float" office:value="6012" table:style-name="ce6">
            <text:p>6,012<text:s/></text:p>
          </table:table-cell>
          <table:table-cell office:value-type="float" office:value="1102" table:style-name="ce6">
            <text:p>1,102<text:s/></text:p>
          </table:table-cell>
          <table:table-cell office:value-type="float" office:value="1528" table:style-name="ce6">
            <text:p>1,528<text:s/></text:p>
          </table:table-cell>
          <table:table-cell office:value-type="float" office:value="1486" table:style-name="ce6">
            <text:p>1,486<text:s/></text:p>
          </table:table-cell>
          <table:table-cell office:value-type="float" office:value="3805" table:style-name="ce6">
            <text:p>3,805<text:s/></text:p>
          </table:table-cell>
          <table:table-cell office:value-type="float" office:value="3729" table:style-name="ce6">
            <text:p>3,729<text:s/></text:p>
          </table:table-cell>
          <table:table-cell office:value-type="float" office:value="4578" table:style-name="ce6">
            <text:p>4,578<text:s/></text:p>
          </table:table-cell>
          <table:table-cell office:value-type="float" office:value="9290" table:style-name="ce6">
            <text:p>9,290<text:s/></text:p>
          </table:table-cell>
          <table:table-cell office:value-type="float" office:value="3315" table:style-name="ce6">
            <text:p>3,315<text:s/></text:p>
          </table:table-cell>
          <table:table-cell office:value-type="float" office:value="4259" table:style-name="ce6">
            <text:p>4,259<text:s/></text:p>
          </table:table-cell>
          <table:table-cell office:value-type="float" office:value="2861" table:style-name="ce6">
            <text:p>2,861<text:s/></text:p>
          </table:table-cell>
          <table:table-cell office:value-type="float" office:value="7892" table:style-name="ce6">
            <text:p>7,892<text:s/></text:p>
          </table:table-cell>
          <table:table-cell office:value-type="float" office:value="8673" table:style-name="ce6">
            <text:p>8,673<text:s/></text:p>
          </table:table-cell>
          <table:table-cell office:value-type="float" office:value="8302" table:style-name="ce6">
            <text:p>8,302<text:s/></text:p>
          </table:table-cell>
          <table:table-cell office:value-type="float" office:value="11339" table:style-name="ce6">
            <text:p>11,339<text:s/></text:p>
          </table:table-cell>
          <table:table-cell office:value-type="float" office:value="12996" table:style-name="ce6">
            <text:p>12,996<text:s/></text:p>
          </table:table-cell>
          <table:table-cell office:value-type="float" office:value="9138" table:style-name="ce6">
            <text:p>9,138<text:s/></text:p>
          </table:table-cell>
          <table:table-cell office:value-type="float" office:value="5951" table:style-name="ce6">
            <text:p>5,951<text:s/></text:p>
          </table:table-cell>
          <table:table-cell office:value-type="float" office:value="13631" table:style-name="ce6">
            <text:p>13,631<text:s/></text:p>
          </table:table-cell>
          <table:table-cell office:value-type="float" office:value="6202" table:style-name="ce6">
            <text:p>6,202<text:s/></text:p>
          </table:table-cell>
          <table:table-cell office:value-type="float" office:value="9749" table:style-name="ce6">
            <text:p>9,749<text:s/></text:p>
          </table:table-cell>
          <table:table-cell office:value-type="float" office:value="9398" table:style-name="ce6">
            <text:p>9,398<text:s/></text:p>
          </table:table-cell>
          <table:table-cell office:value-type="float" office:value="5862" table:style-name="ce6">
            <text:p>5,862<text:s/></text:p>
          </table:table-cell>
          <table:table-cell office:value-type="float" office:value="17109" table:style-name="ce6">
            <text:p>17,109<text:s/></text:p>
          </table:table-cell>
          <table:table-cell office:value-type="float" office:value="6502" table:style-name="ce6">
            <text:p>6,502<text:s/></text:p>
          </table:table-cell>
          <table:table-cell office:value-type="float" office:value="5595" table:style-name="ce6">
            <text:p>5,595<text:s/></text:p>
          </table:table-cell>
          <table:table-cell office:value-type="float" office:value="5791" table:style-name="ce6">
            <text:p>5,791<text:s/></text:p>
          </table:table-cell>
          <table:table-cell office:value-type="float" office:value="5386" table:style-name="ce6">
            <text:p>5,386<text:s/></text:p>
          </table:table-cell>
          <table:table-cell office:value-type="float" office:value="3721" table:style-name="ce6">
            <text:p>3,721<text:s/></text:p>
          </table:table-cell>
          <table:table-cell office:value-type="float" office:value="6792" table:style-name="ce6">
            <text:p>6,792<text:s/></text:p>
          </table:table-cell>
          <table:table-cell office:value-type="float" office:value="6623" table:style-name="ce6">
            <text:p>6,623<text:s/></text:p>
          </table:table-cell>
          <table:table-cell office:value-type="float" office:value="2414" table:style-name="ce6">
            <text:p>2,414<text:s/></text:p>
          </table:table-cell>
          <table:table-cell office:value-type="float" office:value="4153" table:style-name="ce6">
            <text:p>4,153<text:s/></text:p>
          </table:table-cell>
          <table:table-cell office:value-type="float" office:value="13601" table:style-name="ce6">
            <text:p>13,601<text:s/></text:p>
          </table:table-cell>
          <table:table-cell office:value-type="float" office:value="6855" table:style-name="ce6">
            <text:p>6,855<text:s/></text:p>
          </table:table-cell>
          <table:table-cell office:value-type="float" office:value="8050" table:style-name="ce6">
            <text:p>8,050<text:s/></text:p>
          </table:table-cell>
          <table:table-cell office:value-type="float" office:value="7687" table:style-name="ce6">
            <text:p>7,687<text:s/></text:p>
          </table:table-cell>
          <table:table-cell office:value-type="float" office:value="3198" table:style-name="ce6">
            <text:p>3,198<text:s/></text:p>
          </table:table-cell>
          <table:table-cell office:value-type="float" office:value="3749" table:style-name="ce6">
            <text:p>3,749<text:s/></text:p>
          </table:table-cell>
          <table:table-cell office:value-type="float" office:value="2233" table:style-name="ce6">
            <text:p>2,233<text:s/></text:p>
          </table:table-cell>
          <table:table-cell office:value-type="float" office:value="2156" table:style-name="ce6">
            <text:p>2,156<text:s/></text:p>
          </table:table-cell>
          <table:table-cell office:value-type="float" office:value="2205" table:style-name="ce6">
            <text:p>2,205<text:s/></text:p>
          </table:table-cell>
          <table:table-cell office:value-type="float" office:value="3778" table:style-name="ce6">
            <text:p>3,778<text:s/></text:p>
          </table:table-cell>
          <table:table-cell office:value-type="float" office:value="3721" table:style-name="ce6">
            <text:p>3,721<text:s/></text:p>
          </table:table-cell>
          <table:table-cell office:value-type="float" office:value="3819" table:style-name="ce6">
            <text:p>3,819<text:s/></text:p>
          </table:table-cell>
          <table:table-cell office:value-type="float" office:value="5654" table:style-name="ce6">
            <text:p>5,654<text:s/></text:p>
          </table:table-cell>
          <table:table-cell office:value-type="float" office:value="9202" table:style-name="ce6">
            <text:p>9,202<text:s/></text:p>
          </table:table-cell>
          <table:table-cell office:value-type="float" office:value="6987" table:style-name="ce6">
            <text:p>6,987<text:s/></text:p>
          </table:table-cell>
          <table:table-cell office:value-type="float" office:value="4540" table:style-name="ce6">
            <text:p>4,540<text:s/></text:p>
          </table:table-cell>
          <table:table-cell office:value-type="float" office:value="4371" table:style-name="ce6">
            <text:p>4,371<text:s/></text:p>
          </table:table-cell>
          <table:table-cell office:value-type="float" office:value="4517" table:style-name="ce6">
            <text:p>4,517<text:s/></text:p>
          </table:table-cell>
          <table:table-cell office:value-type="float" office:value="4460" table:style-name="ce6">
            <text:p>4,460<text:s/></text:p>
          </table:table-cell>
          <table:table-cell office:value-type="float" office:value="4636" table:style-name="ce6">
            <text:p>4,636<text:s/></text:p>
          </table:table-cell>
          <table:table-cell office:value-type="float" office:value="3797" table:style-name="ce6">
            <text:p>3,797<text:s/></text:p>
          </table:table-cell>
          <table:table-cell office:value-type="float" office:value="3662" table:style-name="ce6">
            <text:p>3,662<text:s/></text:p>
          </table:table-cell>
          <table:table-cell office:value-type="float" office:value="418" table:style-name="ce6">
            <text:p>418<text:s/></text:p>
          </table:table-cell>
          <table:table-cell office:value-type="float" office:value="872" table:style-name="ce6">
            <text:p>872<text:s/></text:p>
          </table:table-cell>
          <table:table-cell office:value-type="float" office:value="1478" table:style-name="ce6">
            <text:p>1,478<text:s/></text:p>
          </table:table-cell>
          <table:table-cell office:value-type="float" office:value="1747" table:style-name="ce6">
            <text:p>1,747<text:s/></text:p>
          </table:table-cell>
          <table:table-cell office:value-type="float" office:value="1042" table:style-name="ce6">
            <text:p>1,042<text:s/></text:p>
          </table:table-cell>
          <table:table-cell office:value-type="float" office:value="1447" table:style-name="ce6">
            <text:p>1,447<text:s/></text:p>
          </table:table-cell>
          <table:table-cell office:value-type="float" office:value="1046" table:style-name="ce6">
            <text:p>1,046<text:s/></text:p>
          </table:table-cell>
          <table:table-cell office:value-type="float" office:value="2277" table:style-name="ce6">
            <text:p>2,277<text:s/></text:p>
          </table:table-cell>
          <table:table-cell office:value-type="float" office:value="844" table:style-name="ce6">
            <text:p>844<text:s/></text:p>
          </table:table-cell>
          <table:table-cell office:value-type="float" office:value="1370" table:style-name="ce6">
            <text:p>1,370<text:s/></text:p>
          </table:table-cell>
          <table:table-cell office:value-type="float" office:value="1758" table:style-name="ce6">
            <text:p>1,758<text:s/></text:p>
          </table:table-cell>
          <table:table-cell table:number-columns-repeated="16264"/>
        </table:table-row>
        <table:table-row table:style-name="ro2">
          <table:table-cell office:value-type="date" office:date-value="2021-07-09T00:00:00" table:style-name="ce5">
            <text:p>2021/7/9</text:p>
          </table:table-cell>
          <table:table-cell office:value-type="float" office:value="1169" table:style-name="ce6">
            <text:p>1,169<text:s/></text:p>
          </table:table-cell>
          <table:table-cell office:value-type="float" office:value="4502" table:style-name="ce6">
            <text:p>4,502<text:s/></text:p>
          </table:table-cell>
          <table:table-cell office:value-type="float" office:value="14167" table:style-name="ce6">
            <text:p>14,167<text:s/></text:p>
          </table:table-cell>
          <table:table-cell office:value-type="float" office:value="14005" table:style-name="ce6">
            <text:p>14,005<text:s/></text:p>
          </table:table-cell>
          <table:table-cell office:value-type="float" office:value="7117" table:style-name="ce6">
            <text:p>7,117<text:s/></text:p>
          </table:table-cell>
          <table:table-cell office:value-type="float" office:value="4183" table:style-name="ce6">
            <text:p>4,183<text:s/></text:p>
          </table:table-cell>
          <table:table-cell office:value-type="float" office:value="3772" table:style-name="ce6">
            <text:p>3,772<text:s/></text:p>
          </table:table-cell>
          <table:table-cell office:value-type="float" office:value="1415" table:style-name="ce6">
            <text:p>1,415<text:s/></text:p>
          </table:table-cell>
          <table:table-cell office:value-type="float" office:value="1112" table:style-name="ce6">
            <text:p>1,112<text:s/></text:p>
          </table:table-cell>
          <table:table-cell office:value-type="float" office:value="4602" table:style-name="ce6">
            <text:p>4,602<text:s/></text:p>
          </table:table-cell>
          <table:table-cell office:value-type="float" office:value="762" table:style-name="ce6">
            <text:p>762<text:s/></text:p>
          </table:table-cell>
          <table:table-cell office:value-type="float" office:value="1367" table:style-name="ce6">
            <text:p>1,367<text:s/></text:p>
          </table:table-cell>
          <table:table-cell office:value-type="float" office:value="765" table:style-name="ce6">
            <text:p>765<text:s/></text:p>
          </table:table-cell>
          <table:table-cell office:value-type="float" office:value="2313" table:style-name="ce6">
            <text:p>2,313<text:s/></text:p>
          </table:table-cell>
          <table:table-cell office:value-type="float" office:value="3042" table:style-name="ce6">
            <text:p>3,042<text:s/></text:p>
          </table:table-cell>
          <table:table-cell office:value-type="float" office:value="5038" table:style-name="ce6">
            <text:p>5,038<text:s/></text:p>
          </table:table-cell>
          <table:table-cell office:value-type="float" office:value="5104" table:style-name="ce6">
            <text:p>5,104<text:s/></text:p>
          </table:table-cell>
          <table:table-cell office:value-type="float" office:value="1386" table:style-name="ce6">
            <text:p>1,386<text:s/></text:p>
          </table:table-cell>
          <table:table-cell office:value-type="float" office:value="3073" table:style-name="ce6">
            <text:p>3,073<text:s/></text:p>
          </table:table-cell>
          <table:table-cell office:value-type="float" office:value="849" table:style-name="ce6">
            <text:p>849<text:s/></text:p>
          </table:table-cell>
          <table:table-cell office:value-type="float" office:value="2403" table:style-name="ce6">
            <text:p>2,403<text:s/></text:p>
          </table:table-cell>
          <table:table-cell office:value-type="float" office:value="2645" table:style-name="ce6">
            <text:p>2,645<text:s/></text:p>
          </table:table-cell>
          <table:table-cell office:value-type="float" office:value="1545" table:style-name="ce6">
            <text:p>1,545<text:s/></text:p>
          </table:table-cell>
          <table:table-cell office:value-type="float" office:value="9313" table:style-name="ce6">
            <text:p>9,313<text:s/></text:p>
          </table:table-cell>
          <table:table-cell office:value-type="float" office:value="977" table:style-name="ce6">
            <text:p>977<text:s/></text:p>
          </table:table-cell>
          <table:table-cell office:value-type="float" office:value="3743" table:style-name="ce6">
            <text:p>3,743<text:s/></text:p>
          </table:table-cell>
          <table:table-cell office:value-type="float" office:value="4448" table:style-name="ce6">
            <text:p>4,448<text:s/></text:p>
          </table:table-cell>
          <table:table-cell office:value-type="float" office:value="5570" table:style-name="ce6">
            <text:p>5,570<text:s/></text:p>
          </table:table-cell>
          <table:table-cell office:value-type="float" office:value="7736" table:style-name="ce6">
            <text:p>7,736<text:s/></text:p>
          </table:table-cell>
          <table:table-cell office:value-type="float" office:value="5356" table:style-name="ce6">
            <text:p>5,356<text:s/></text:p>
          </table:table-cell>
          <table:table-cell office:value-type="float" office:value="3660" table:style-name="ce6">
            <text:p>3,660<text:s/></text:p>
          </table:table-cell>
          <table:table-cell office:value-type="float" office:value="6367" table:style-name="ce6">
            <text:p>6,367<text:s/></text:p>
          </table:table-cell>
          <table:table-cell office:value-type="float" office:value="5428" table:style-name="ce6">
            <text:p>5,428<text:s/></text:p>
          </table:table-cell>
          <table:table-cell office:value-type="float" office:value="10044" table:style-name="ce6">
            <text:p>10,044<text:s/></text:p>
          </table:table-cell>
          <table:table-cell office:value-type="float" office:value="7221" table:style-name="ce6">
            <text:p>7,221<text:s/></text:p>
          </table:table-cell>
          <table:table-cell office:value-type="float" office:value="2701" table:style-name="ce6">
            <text:p>2,701<text:s/></text:p>
          </table:table-cell>
          <table:table-cell office:value-type="float" office:value="12221" table:style-name="ce6">
            <text:p>12,221<text:s/></text:p>
          </table:table-cell>
          <table:table-cell office:value-type="float" office:value="8410" table:style-name="ce6">
            <text:p>8,410<text:s/></text:p>
          </table:table-cell>
          <table:table-cell office:value-type="float" office:value="9307" table:style-name="ce6">
            <text:p>9,307<text:s/></text:p>
          </table:table-cell>
          <table:table-cell office:value-type="float" office:value="7526" table:style-name="ce6">
            <text:p>7,526<text:s/></text:p>
          </table:table-cell>
          <table:table-cell office:value-type="float" office:value="10038" table:style-name="ce6">
            <text:p>10,038<text:s/></text:p>
          </table:table-cell>
          <table:table-cell office:value-type="float" office:value="32927" table:style-name="ce6">
            <text:p>32,927<text:s/></text:p>
          </table:table-cell>
          <table:table-cell office:value-type="float" office:value="12344" table:style-name="ce6">
            <text:p>12,344<text:s/></text:p>
          </table:table-cell>
          <table:table-cell office:value-type="float" office:value="7697" table:style-name="ce6">
            <text:p>7,697<text:s/></text:p>
          </table:table-cell>
          <table:table-cell office:value-type="float" office:value="7589" table:style-name="ce6">
            <text:p>7,589<text:s/></text:p>
          </table:table-cell>
          <table:table-cell office:value-type="float" office:value="7737" table:style-name="ce6">
            <text:p>7,737<text:s/></text:p>
          </table:table-cell>
          <table:table-cell office:value-type="float" office:value="6420" table:style-name="ce6">
            <text:p>6,420<text:s/></text:p>
          </table:table-cell>
          <table:table-cell office:value-type="float" office:value="8184" table:style-name="ce6">
            <text:p>8,184<text:s/></text:p>
          </table:table-cell>
          <table:table-cell office:value-type="float" office:value="8104" table:style-name="ce6">
            <text:p>8,104<text:s/></text:p>
          </table:table-cell>
          <table:table-cell office:value-type="float" office:value="4286" table:style-name="ce6">
            <text:p>4,286<text:s/></text:p>
          </table:table-cell>
          <table:table-cell office:value-type="float" office:value="10662" table:style-name="ce6">
            <text:p>10,662<text:s/></text:p>
          </table:table-cell>
          <table:table-cell office:value-type="float" office:value="2632" table:style-name="ce6">
            <text:p>2,632<text:s/></text:p>
          </table:table-cell>
          <table:table-cell office:value-type="float" office:value="3001" table:style-name="ce6">
            <text:p>3,001<text:s/></text:p>
          </table:table-cell>
          <table:table-cell office:value-type="float" office:value="6170" table:style-name="ce6">
            <text:p>6,170<text:s/></text:p>
          </table:table-cell>
          <table:table-cell office:value-type="float" office:value="1068" table:style-name="ce6">
            <text:p>1,068<text:s/></text:p>
          </table:table-cell>
          <table:table-cell office:value-type="float" office:value="1520" table:style-name="ce6">
            <text:p>1,520<text:s/></text:p>
          </table:table-cell>
          <table:table-cell office:value-type="float" office:value="1404" table:style-name="ce6">
            <text:p>1,404<text:s/></text:p>
          </table:table-cell>
          <table:table-cell office:value-type="float" office:value="3831" table:style-name="ce6">
            <text:p>3,831<text:s/></text:p>
          </table:table-cell>
          <table:table-cell office:value-type="float" office:value="3714" table:style-name="ce6">
            <text:p>3,714<text:s/></text:p>
          </table:table-cell>
          <table:table-cell office:value-type="float" office:value="4664" table:style-name="ce6">
            <text:p>4,664<text:s/></text:p>
          </table:table-cell>
          <table:table-cell office:value-type="float" office:value="9669" table:style-name="ce6">
            <text:p>9,669<text:s/></text:p>
          </table:table-cell>
          <table:table-cell office:value-type="float" office:value="3450" table:style-name="ce6">
            <text:p>3,450<text:s/></text:p>
          </table:table-cell>
          <table:table-cell office:value-type="float" office:value="4543" table:style-name="ce6">
            <text:p>4,543<text:s/></text:p>
          </table:table-cell>
          <table:table-cell office:value-type="float" office:value="2939" table:style-name="ce6">
            <text:p>2,939<text:s/></text:p>
          </table:table-cell>
          <table:table-cell office:value-type="float" office:value="8040" table:style-name="ce6">
            <text:p>8,040<text:s/></text:p>
          </table:table-cell>
          <table:table-cell office:value-type="float" office:value="8686" table:style-name="ce6">
            <text:p>8,686<text:s/></text:p>
          </table:table-cell>
          <table:table-cell office:value-type="float" office:value="8620" table:style-name="ce6">
            <text:p>8,620<text:s/></text:p>
          </table:table-cell>
          <table:table-cell office:value-type="float" office:value="12141" table:style-name="ce6">
            <text:p>12,141<text:s/></text:p>
          </table:table-cell>
          <table:table-cell office:value-type="float" office:value="13197" table:style-name="ce6">
            <text:p>13,197<text:s/></text:p>
          </table:table-cell>
          <table:table-cell office:value-type="float" office:value="9335" table:style-name="ce6">
            <text:p>9,335<text:s/></text:p>
          </table:table-cell>
          <table:table-cell office:value-type="float" office:value="6160" table:style-name="ce6">
            <text:p>6,160<text:s/></text:p>
          </table:table-cell>
          <table:table-cell office:value-type="float" office:value="14562" table:style-name="ce6">
            <text:p>14,562<text:s/></text:p>
          </table:table-cell>
          <table:table-cell office:value-type="float" office:value="6304" table:style-name="ce6">
            <text:p>6,304<text:s/></text:p>
          </table:table-cell>
          <table:table-cell office:value-type="float" office:value="9996" table:style-name="ce6">
            <text:p>9,996<text:s/></text:p>
          </table:table-cell>
          <table:table-cell office:value-type="float" office:value="9786" table:style-name="ce6">
            <text:p>9,786<text:s/></text:p>
          </table:table-cell>
          <table:table-cell office:value-type="float" office:value="6228" table:style-name="ce6">
            <text:p>6,228<text:s/></text:p>
          </table:table-cell>
          <table:table-cell office:value-type="float" office:value="18077" table:style-name="ce6">
            <text:p>18,077<text:s/></text:p>
          </table:table-cell>
          <table:table-cell office:value-type="float" office:value="6915" table:style-name="ce6">
            <text:p>6,915<text:s/></text:p>
          </table:table-cell>
          <table:table-cell office:value-type="float" office:value="5823" table:style-name="ce6">
            <text:p>5,823<text:s/></text:p>
          </table:table-cell>
          <table:table-cell office:value-type="float" office:value="5993" table:style-name="ce6">
            <text:p>5,993<text:s/></text:p>
          </table:table-cell>
          <table:table-cell office:value-type="float" office:value="5758" table:style-name="ce6">
            <text:p>5,758<text:s/></text:p>
          </table:table-cell>
          <table:table-cell office:value-type="float" office:value="3724" table:style-name="ce6">
            <text:p>3,724<text:s/></text:p>
          </table:table-cell>
          <table:table-cell office:value-type="float" office:value="7067" table:style-name="ce6">
            <text:p>7,067<text:s/></text:p>
          </table:table-cell>
          <table:table-cell office:value-type="float" office:value="6896" table:style-name="ce6">
            <text:p>6,896<text:s/></text:p>
          </table:table-cell>
          <table:table-cell office:value-type="float" office:value="2516" table:style-name="ce6">
            <text:p>2,516<text:s/></text:p>
          </table:table-cell>
          <table:table-cell office:value-type="float" office:value="4200" table:style-name="ce6">
            <text:p>4,200<text:s/></text:p>
          </table:table-cell>
          <table:table-cell office:value-type="float" office:value="13741" table:style-name="ce6">
            <text:p>13,741<text:s/></text:p>
          </table:table-cell>
          <table:table-cell office:value-type="float" office:value="7073" table:style-name="ce6">
            <text:p>7,073<text:s/></text:p>
          </table:table-cell>
          <table:table-cell office:value-type="float" office:value="8415" table:style-name="ce6">
            <text:p>8,415<text:s/></text:p>
          </table:table-cell>
          <table:table-cell office:value-type="float" office:value="7911" table:style-name="ce6">
            <text:p>7,911<text:s/></text:p>
          </table:table-cell>
          <table:table-cell office:value-type="float" office:value="3126" table:style-name="ce6">
            <text:p>3,126<text:s/></text:p>
          </table:table-cell>
          <table:table-cell office:value-type="float" office:value="3850" table:style-name="ce6">
            <text:p>3,850<text:s/></text:p>
          </table:table-cell>
          <table:table-cell office:value-type="float" office:value="2194" table:style-name="ce6">
            <text:p>2,194<text:s/></text:p>
          </table:table-cell>
          <table:table-cell office:value-type="float" office:value="2200" table:style-name="ce6">
            <text:p>2,200<text:s/></text:p>
          </table:table-cell>
          <table:table-cell office:value-type="float" office:value="2299" table:style-name="ce6">
            <text:p>2,299<text:s/></text:p>
          </table:table-cell>
          <table:table-cell office:value-type="float" office:value="3835" table:style-name="ce6">
            <text:p>3,835<text:s/></text:p>
          </table:table-cell>
          <table:table-cell office:value-type="float" office:value="3944" table:style-name="ce6">
            <text:p>3,944<text:s/></text:p>
          </table:table-cell>
          <table:table-cell office:value-type="float" office:value="3957" table:style-name="ce6">
            <text:p>3,957<text:s/></text:p>
          </table:table-cell>
          <table:table-cell office:value-type="float" office:value="5826" table:style-name="ce6">
            <text:p>5,826<text:s/></text:p>
          </table:table-cell>
          <table:table-cell office:value-type="float" office:value="9537" table:style-name="ce6">
            <text:p>9,537<text:s/></text:p>
          </table:table-cell>
          <table:table-cell office:value-type="float" office:value="7355" table:style-name="ce6">
            <text:p>7,355<text:s/></text:p>
          </table:table-cell>
          <table:table-cell office:value-type="float" office:value="4609" table:style-name="ce6">
            <text:p>4,609<text:s/></text:p>
          </table:table-cell>
          <table:table-cell office:value-type="float" office:value="4464" table:style-name="ce6">
            <text:p>4,464<text:s/></text:p>
          </table:table-cell>
          <table:table-cell office:value-type="float" office:value="4525" table:style-name="ce6">
            <text:p>4,525<text:s/></text:p>
          </table:table-cell>
          <table:table-cell office:value-type="float" office:value="4617" table:style-name="ce6">
            <text:p>4,617<text:s/></text:p>
          </table:table-cell>
          <table:table-cell office:value-type="float" office:value="4759" table:style-name="ce6">
            <text:p>4,759<text:s/></text:p>
          </table:table-cell>
          <table:table-cell office:value-type="float" office:value="3858" table:style-name="ce6">
            <text:p>3,858<text:s/></text:p>
          </table:table-cell>
          <table:table-cell office:value-type="float" office:value="3774" table:style-name="ce6">
            <text:p>3,774<text:s/></text:p>
          </table:table-cell>
          <table:table-cell office:value-type="float" office:value="425" table:style-name="ce6">
            <text:p>425<text:s/></text:p>
          </table:table-cell>
          <table:table-cell office:value-type="float" office:value="945" table:style-name="ce6">
            <text:p>945<text:s/></text:p>
          </table:table-cell>
          <table:table-cell office:value-type="float" office:value="1505" table:style-name="ce6">
            <text:p>1,505<text:s/></text:p>
          </table:table-cell>
          <table:table-cell office:value-type="float" office:value="1850" table:style-name="ce6">
            <text:p>1,850<text:s/></text:p>
          </table:table-cell>
          <table:table-cell office:value-type="float" office:value="1036" table:style-name="ce6">
            <text:p>1,036<text:s/></text:p>
          </table:table-cell>
          <table:table-cell office:value-type="float" office:value="1407" table:style-name="ce6">
            <text:p>1,407<text:s/></text:p>
          </table:table-cell>
          <table:table-cell office:value-type="float" office:value="1029" table:style-name="ce6">
            <text:p>1,029<text:s/></text:p>
          </table:table-cell>
          <table:table-cell office:value-type="float" office:value="2529" table:style-name="ce6">
            <text:p>2,529<text:s/></text:p>
          </table:table-cell>
          <table:table-cell office:value-type="float" office:value="910" table:style-name="ce6">
            <text:p>910<text:s/></text:p>
          </table:table-cell>
          <table:table-cell office:value-type="float" office:value="1393" table:style-name="ce6">
            <text:p>1,393<text:s/></text:p>
          </table:table-cell>
          <table:table-cell office:value-type="float" office:value="1790" table:style-name="ce6">
            <text:p>1,790<text:s/></text:p>
          </table:table-cell>
          <table:table-cell table:number-columns-repeated="16264"/>
        </table:table-row>
        <table:table-row table:style-name="ro2">
          <table:table-cell office:value-type="date" office:date-value="2021-07-10T00:00:00" table:style-name="ce5">
            <text:p>2021/7/10</text:p>
          </table:table-cell>
          <table:table-cell office:value-type="float" office:value="503" table:style-name="ce6">
            <text:p>503<text:s/></text:p>
          </table:table-cell>
          <table:table-cell office:value-type="float" office:value="1897" table:style-name="ce6">
            <text:p>1,897<text:s/></text:p>
          </table:table-cell>
          <table:table-cell office:value-type="float" office:value="4282" table:style-name="ce6">
            <text:p>4,282<text:s/></text:p>
          </table:table-cell>
          <table:table-cell office:value-type="float" office:value="9830" table:style-name="ce6">
            <text:p>9,830<text:s/></text:p>
          </table:table-cell>
          <table:table-cell office:value-type="float" office:value="3271" table:style-name="ce6">
            <text:p>3,271<text:s/></text:p>
          </table:table-cell>
          <table:table-cell office:value-type="float" office:value="1845" table:style-name="ce6">
            <text:p>1,845<text:s/></text:p>
          </table:table-cell>
          <table:table-cell office:value-type="float" office:value="1736" table:style-name="ce6">
            <text:p>1,736<text:s/></text:p>
          </table:table-cell>
          <table:table-cell office:value-type="float" office:value="844" table:style-name="ce6">
            <text:p>844<text:s/></text:p>
          </table:table-cell>
          <table:table-cell office:value-type="float" office:value="486" table:style-name="ce6">
            <text:p>486<text:s/></text:p>
          </table:table-cell>
          <table:table-cell office:value-type="float" office:value="2018" table:style-name="ce6">
            <text:p>2,018<text:s/></text:p>
          </table:table-cell>
          <table:table-cell office:value-type="float" office:value="380" table:style-name="ce6">
            <text:p>380<text:s/></text:p>
          </table:table-cell>
          <table:table-cell office:value-type="float" office:value="746" table:style-name="ce6">
            <text:p>746<text:s/></text:p>
          </table:table-cell>
          <table:table-cell office:value-type="float" office:value="406" table:style-name="ce6">
            <text:p>406<text:s/></text:p>
          </table:table-cell>
          <table:table-cell office:value-type="float" office:value="1240" table:style-name="ce6">
            <text:p>1,240<text:s/></text:p>
          </table:table-cell>
          <table:table-cell office:value-type="float" office:value="1698" table:style-name="ce6">
            <text:p>1,698<text:s/></text:p>
          </table:table-cell>
          <table:table-cell office:value-type="float" office:value="1290" table:style-name="ce6">
            <text:p>1,290<text:s/></text:p>
          </table:table-cell>
          <table:table-cell office:value-type="float" office:value="1493" table:style-name="ce6">
            <text:p>1,493<text:s/></text:p>
          </table:table-cell>
          <table:table-cell office:value-type="float" office:value="760" table:style-name="ce6">
            <text:p>760<text:s/></text:p>
          </table:table-cell>
          <table:table-cell office:value-type="float" office:value="1796" table:style-name="ce6">
            <text:p>1,796<text:s/></text:p>
          </table:table-cell>
          <table:table-cell office:value-type="float" office:value="663" table:style-name="ce6">
            <text:p>663<text:s/></text:p>
          </table:table-cell>
          <table:table-cell office:value-type="float" office:value="1221" table:style-name="ce6">
            <text:p>1,221<text:s/></text:p>
          </table:table-cell>
          <table:table-cell office:value-type="float" office:value="1386" table:style-name="ce6">
            <text:p>1,386<text:s/></text:p>
          </table:table-cell>
          <table:table-cell office:value-type="float" office:value="459" table:style-name="ce6">
            <text:p>459<text:s/></text:p>
          </table:table-cell>
          <table:table-cell office:value-type="float" office:value="3862" table:style-name="ce6">
            <text:p>3,862<text:s/></text:p>
          </table:table-cell>
          <table:table-cell office:value-type="float" office:value="781" table:style-name="ce6">
            <text:p>781<text:s/></text:p>
          </table:table-cell>
          <table:table-cell office:value-type="float" office:value="2317" table:style-name="ce6">
            <text:p>2,317<text:s/></text:p>
          </table:table-cell>
          <table:table-cell office:value-type="float" office:value="2124" table:style-name="ce6">
            <text:p>2,124<text:s/></text:p>
          </table:table-cell>
          <table:table-cell office:value-type="float" office:value="2895" table:style-name="ce6">
            <text:p>2,895<text:s/></text:p>
          </table:table-cell>
          <table:table-cell office:value-type="float" office:value="3617" table:style-name="ce6">
            <text:p>3,617<text:s/></text:p>
          </table:table-cell>
          <table:table-cell office:value-type="float" office:value="3169" table:style-name="ce6">
            <text:p>3,169<text:s/></text:p>
          </table:table-cell>
          <table:table-cell office:value-type="float" office:value="2043" table:style-name="ce6">
            <text:p>2,043<text:s/></text:p>
          </table:table-cell>
          <table:table-cell office:value-type="float" office:value="3599" table:style-name="ce6">
            <text:p>3,599<text:s/></text:p>
          </table:table-cell>
          <table:table-cell office:value-type="float" office:value="3026" table:style-name="ce6">
            <text:p>3,026<text:s/></text:p>
          </table:table-cell>
          <table:table-cell office:value-type="float" office:value="5045" table:style-name="ce6">
            <text:p>5,045<text:s/></text:p>
          </table:table-cell>
          <table:table-cell office:value-type="float" office:value="2450" table:style-name="ce6">
            <text:p>2,450<text:s/></text:p>
          </table:table-cell>
          <table:table-cell office:value-type="float" office:value="786" table:style-name="ce6">
            <text:p>786<text:s/></text:p>
          </table:table-cell>
          <table:table-cell office:value-type="float" office:value="6641" table:style-name="ce6">
            <text:p>6,641<text:s/></text:p>
          </table:table-cell>
          <table:table-cell office:value-type="float" office:value="4290" table:style-name="ce6">
            <text:p>4,290<text:s/></text:p>
          </table:table-cell>
          <table:table-cell office:value-type="float" office:value="4421" table:style-name="ce6">
            <text:p>4,421<text:s/></text:p>
          </table:table-cell>
          <table:table-cell office:value-type="float" office:value="3938" table:style-name="ce6">
            <text:p>3,938<text:s/></text:p>
          </table:table-cell>
          <table:table-cell office:value-type="float" office:value="2243" table:style-name="ce6">
            <text:p>2,243<text:s/></text:p>
          </table:table-cell>
          <table:table-cell office:value-type="float" office:value="16653" table:style-name="ce6">
            <text:p>16,653<text:s/></text:p>
          </table:table-cell>
          <table:table-cell office:value-type="float" office:value="7898" table:style-name="ce6">
            <text:p>7,898<text:s/></text:p>
          </table:table-cell>
          <table:table-cell office:value-type="float" office:value="4422" table:style-name="ce6">
            <text:p>4,422<text:s/></text:p>
          </table:table-cell>
          <table:table-cell office:value-type="float" office:value="3339" table:style-name="ce6">
            <text:p>3,339<text:s/></text:p>
          </table:table-cell>
          <table:table-cell office:value-type="float" office:value="3904" table:style-name="ce6">
            <text:p>3,904<text:s/></text:p>
          </table:table-cell>
          <table:table-cell office:value-type="float" office:value="3903" table:style-name="ce6">
            <text:p>3,903<text:s/></text:p>
          </table:table-cell>
          <table:table-cell office:value-type="float" office:value="5058" table:style-name="ce6">
            <text:p>5,058<text:s/></text:p>
          </table:table-cell>
          <table:table-cell office:value-type="float" office:value="4657" table:style-name="ce6">
            <text:p>4,657<text:s/></text:p>
          </table:table-cell>
          <table:table-cell office:value-type="float" office:value="2226" table:style-name="ce6">
            <text:p>2,226<text:s/></text:p>
          </table:table-cell>
          <table:table-cell office:value-type="float" office:value="5066" table:style-name="ce6">
            <text:p>5,066<text:s/></text:p>
          </table:table-cell>
          <table:table-cell office:value-type="float" office:value="1588" table:style-name="ce6">
            <text:p>1,588<text:s/></text:p>
          </table:table-cell>
          <table:table-cell office:value-type="float" office:value="1329" table:style-name="ce6">
            <text:p>1,329<text:s/></text:p>
          </table:table-cell>
          <table:table-cell office:value-type="float" office:value="3501" table:style-name="ce6">
            <text:p>3,501<text:s/></text:p>
          </table:table-cell>
          <table:table-cell office:value-type="float" office:value="720" table:style-name="ce6">
            <text:p>720<text:s/></text:p>
          </table:table-cell>
          <table:table-cell office:value-type="float" office:value="779" table:style-name="ce6">
            <text:p>779<text:s/></text:p>
          </table:table-cell>
          <table:table-cell office:value-type="float" office:value="460" table:style-name="ce6">
            <text:p>460<text:s/></text:p>
          </table:table-cell>
          <table:table-cell office:value-type="float" office:value="2304" table:style-name="ce6">
            <text:p>2,304<text:s/></text:p>
          </table:table-cell>
          <table:table-cell office:value-type="float" office:value="2425" table:style-name="ce6">
            <text:p>2,425<text:s/></text:p>
          </table:table-cell>
          <table:table-cell office:value-type="float" office:value="2814" table:style-name="ce6">
            <text:p>2,814<text:s/></text:p>
          </table:table-cell>
          <table:table-cell office:value-type="float" office:value="6235" table:style-name="ce6">
            <text:p>6,235<text:s/></text:p>
          </table:table-cell>
          <table:table-cell office:value-type="float" office:value="1695" table:style-name="ce6">
            <text:p>1,695<text:s/></text:p>
          </table:table-cell>
          <table:table-cell office:value-type="float" office:value="2089" table:style-name="ce6">
            <text:p>2,089<text:s/></text:p>
          </table:table-cell>
          <table:table-cell office:value-type="float" office:value="1478" table:style-name="ce6">
            <text:p>1,478<text:s/></text:p>
          </table:table-cell>
          <table:table-cell office:value-type="float" office:value="3911" table:style-name="ce6">
            <text:p>3,911<text:s/></text:p>
          </table:table-cell>
          <table:table-cell office:value-type="float" office:value="4115" table:style-name="ce6">
            <text:p>4,115<text:s/></text:p>
          </table:table-cell>
          <table:table-cell office:value-type="float" office:value="4630" table:style-name="ce6">
            <text:p>4,630<text:s/></text:p>
          </table:table-cell>
          <table:table-cell office:value-type="float" office:value="5871" table:style-name="ce6">
            <text:p>5,871<text:s/></text:p>
          </table:table-cell>
          <table:table-cell office:value-type="float" office:value="6660" table:style-name="ce6">
            <text:p>6,660<text:s/></text:p>
          </table:table-cell>
          <table:table-cell office:value-type="float" office:value="4742" table:style-name="ce6">
            <text:p>4,742<text:s/></text:p>
          </table:table-cell>
          <table:table-cell office:value-type="float" office:value="3761" table:style-name="ce6">
            <text:p>3,761<text:s/></text:p>
          </table:table-cell>
          <table:table-cell office:value-type="float" office:value="8498" table:style-name="ce6">
            <text:p>8,498<text:s/></text:p>
          </table:table-cell>
          <table:table-cell office:value-type="float" office:value="1913" table:style-name="ce6">
            <text:p>1,913<text:s/></text:p>
          </table:table-cell>
          <table:table-cell office:value-type="float" office:value="5354" table:style-name="ce6">
            <text:p>5,354<text:s/></text:p>
          </table:table-cell>
          <table:table-cell office:value-type="float" office:value="5236" table:style-name="ce6">
            <text:p>5,236<text:s/></text:p>
          </table:table-cell>
          <table:table-cell office:value-type="float" office:value="2763" table:style-name="ce6">
            <text:p>2,763<text:s/></text:p>
          </table:table-cell>
          <table:table-cell office:value-type="float" office:value="8644" table:style-name="ce6">
            <text:p>8,644<text:s/></text:p>
          </table:table-cell>
          <table:table-cell office:value-type="float" office:value="3700" table:style-name="ce6">
            <text:p>3,700<text:s/></text:p>
          </table:table-cell>
          <table:table-cell office:value-type="float" office:value="3258" table:style-name="ce6">
            <text:p>3,258<text:s/></text:p>
          </table:table-cell>
          <table:table-cell office:value-type="float" office:value="2218" table:style-name="ce6">
            <text:p>2,218<text:s/></text:p>
          </table:table-cell>
          <table:table-cell office:value-type="float" office:value="3006" table:style-name="ce6">
            <text:p>3,006<text:s/></text:p>
          </table:table-cell>
          <table:table-cell office:value-type="float" office:value="1672" table:style-name="ce6">
            <text:p>1,672<text:s/></text:p>
          </table:table-cell>
          <table:table-cell office:value-type="float" office:value="3164" table:style-name="ce6">
            <text:p>3,164<text:s/></text:p>
          </table:table-cell>
          <table:table-cell office:value-type="float" office:value="3017" table:style-name="ce6">
            <text:p>3,017<text:s/></text:p>
          </table:table-cell>
          <table:table-cell office:value-type="float" office:value="1411" table:style-name="ce6">
            <text:p>1,411<text:s/></text:p>
          </table:table-cell>
          <table:table-cell office:value-type="float" office:value="1636" table:style-name="ce6">
            <text:p>1,636<text:s/></text:p>
          </table:table-cell>
          <table:table-cell office:value-type="float" office:value="3604" table:style-name="ce6">
            <text:p>3,604<text:s/></text:p>
          </table:table-cell>
          <table:table-cell office:value-type="float" office:value="2273" table:style-name="ce6">
            <text:p>2,273<text:s/></text:p>
          </table:table-cell>
          <table:table-cell office:value-type="float" office:value="3109" table:style-name="ce6">
            <text:p>3,109<text:s/></text:p>
          </table:table-cell>
          <table:table-cell office:value-type="float" office:value="3347" table:style-name="ce6">
            <text:p>3,347<text:s/></text:p>
          </table:table-cell>
          <table:table-cell office:value-type="float" office:value="1543" table:style-name="ce6">
            <text:p>1,543<text:s/></text:p>
          </table:table-cell>
          <table:table-cell office:value-type="float" office:value="1872" table:style-name="ce6">
            <text:p>1,872<text:s/></text:p>
          </table:table-cell>
          <table:table-cell office:value-type="float" office:value="1256" table:style-name="ce6">
            <text:p>1,256<text:s/></text:p>
          </table:table-cell>
          <table:table-cell office:value-type="float" office:value="666" table:style-name="ce6">
            <text:p>666<text:s/></text:p>
          </table:table-cell>
          <table:table-cell office:value-type="float" office:value="1345" table:style-name="ce6">
            <text:p>1,345<text:s/></text:p>
          </table:table-cell>
          <table:table-cell office:value-type="float" office:value="2057" table:style-name="ce6">
            <text:p>2,057<text:s/></text:p>
          </table:table-cell>
          <table:table-cell office:value-type="float" office:value="2445" table:style-name="ce6">
            <text:p>2,445<text:s/></text:p>
          </table:table-cell>
          <table:table-cell office:value-type="float" office:value="2180" table:style-name="ce6">
            <text:p>2,180<text:s/></text:p>
          </table:table-cell>
          <table:table-cell office:value-type="float" office:value="3191" table:style-name="ce6">
            <text:p>3,191<text:s/></text:p>
          </table:table-cell>
          <table:table-cell office:value-type="float" office:value="3671" table:style-name="ce6">
            <text:p>3,671<text:s/></text:p>
          </table:table-cell>
          <table:table-cell office:value-type="float" office:value="4226" table:style-name="ce6">
            <text:p>4,226<text:s/></text:p>
          </table:table-cell>
          <table:table-cell office:value-type="float" office:value="2222" table:style-name="ce6">
            <text:p>2,222<text:s/></text:p>
          </table:table-cell>
          <table:table-cell office:value-type="float" office:value="2108" table:style-name="ce6">
            <text:p>2,108<text:s/></text:p>
          </table:table-cell>
          <table:table-cell office:value-type="float" office:value="2358" table:style-name="ce6">
            <text:p>2,358<text:s/></text:p>
          </table:table-cell>
          <table:table-cell office:value-type="float" office:value="2377" table:style-name="ce6">
            <text:p>2,377<text:s/></text:p>
          </table:table-cell>
          <table:table-cell office:value-type="float" office:value="2719" table:style-name="ce6">
            <text:p>2,719<text:s/></text:p>
          </table:table-cell>
          <table:table-cell office:value-type="float" office:value="1812" table:style-name="ce6">
            <text:p>1,812<text:s/></text:p>
          </table:table-cell>
          <table:table-cell office:value-type="float" office:value="1895" table:style-name="ce6">
            <text:p>1,895<text:s/></text:p>
          </table:table-cell>
          <table:table-cell office:value-type="float" office:value="217" table:style-name="ce6">
            <text:p>217<text:s/></text:p>
          </table:table-cell>
          <table:table-cell office:value-type="float" office:value="494" table:style-name="ce6">
            <text:p>494<text:s/></text:p>
          </table:table-cell>
          <table:table-cell office:value-type="float" office:value="800" table:style-name="ce6">
            <text:p>800<text:s/></text:p>
          </table:table-cell>
          <table:table-cell office:value-type="float" office:value="1163" table:style-name="ce6">
            <text:p>1,163<text:s/></text:p>
          </table:table-cell>
          <table:table-cell office:value-type="float" office:value="357" table:style-name="ce6">
            <text:p>357<text:s/></text:p>
          </table:table-cell>
          <table:table-cell office:value-type="float" office:value="388" table:style-name="ce6">
            <text:p>388<text:s/></text:p>
          </table:table-cell>
          <table:table-cell office:value-type="float" office:value="527" table:style-name="ce6">
            <text:p>527<text:s/></text:p>
          </table:table-cell>
          <table:table-cell office:value-type="float" office:value="1353" table:style-name="ce6">
            <text:p>1,353<text:s/></text:p>
          </table:table-cell>
          <table:table-cell office:value-type="float" office:value="546" table:style-name="ce6">
            <text:p>546<text:s/></text:p>
          </table:table-cell>
          <table:table-cell office:value-type="float" office:value="874" table:style-name="ce6">
            <text:p>874<text:s/></text:p>
          </table:table-cell>
          <table:table-cell office:value-type="float" office:value="744" table:style-name="ce6">
            <text:p>744<text:s/></text:p>
          </table:table-cell>
          <table:table-cell table:number-columns-repeated="16264"/>
        </table:table-row>
        <table:table-row table:style-name="ro2">
          <table:table-cell office:value-type="date" office:date-value="2021-07-11T00:00:00" table:style-name="ce5">
            <text:p>2021/7/11</text:p>
          </table:table-cell>
          <table:table-cell office:value-type="float" office:value="461" table:style-name="ce6">
            <text:p>461<text:s/></text:p>
          </table:table-cell>
          <table:table-cell office:value-type="float" office:value="1375" table:style-name="ce6">
            <text:p>1,375<text:s/></text:p>
          </table:table-cell>
          <table:table-cell office:value-type="float" office:value="3160" table:style-name="ce6">
            <text:p>3,160<text:s/></text:p>
          </table:table-cell>
          <table:table-cell office:value-type="float" office:value="7274" table:style-name="ce6">
            <text:p>7,274<text:s/></text:p>
          </table:table-cell>
          <table:table-cell office:value-type="float" office:value="2136" table:style-name="ce6">
            <text:p>2,136<text:s/></text:p>
          </table:table-cell>
          <table:table-cell office:value-type="float" office:value="1343" table:style-name="ce6">
            <text:p>1,343<text:s/></text:p>
          </table:table-cell>
          <table:table-cell office:value-type="float" office:value="1310" table:style-name="ce6">
            <text:p>1,310<text:s/></text:p>
          </table:table-cell>
          <table:table-cell office:value-type="float" office:value="750" table:style-name="ce6">
            <text:p>750<text:s/></text:p>
          </table:table-cell>
          <table:table-cell office:value-type="float" office:value="492" table:style-name="ce6">
            <text:p>492<text:s/></text:p>
          </table:table-cell>
          <table:table-cell office:value-type="float" office:value="1308" table:style-name="ce6">
            <text:p>1,308<text:s/></text:p>
          </table:table-cell>
          <table:table-cell office:value-type="float" office:value="288" table:style-name="ce6">
            <text:p>288<text:s/></text:p>
          </table:table-cell>
          <table:table-cell office:value-type="float" office:value="611" table:style-name="ce6">
            <text:p>611<text:s/></text:p>
          </table:table-cell>
          <table:table-cell office:value-type="float" office:value="318" table:style-name="ce6">
            <text:p>318<text:s/></text:p>
          </table:table-cell>
          <table:table-cell office:value-type="float" office:value="984" table:style-name="ce6">
            <text:p>984<text:s/></text:p>
          </table:table-cell>
          <table:table-cell office:value-type="float" office:value="1399" table:style-name="ce6">
            <text:p>1,399<text:s/></text:p>
          </table:table-cell>
          <table:table-cell office:value-type="float" office:value="963" table:style-name="ce6">
            <text:p>963<text:s/></text:p>
          </table:table-cell>
          <table:table-cell office:value-type="float" office:value="1055" table:style-name="ce6">
            <text:p>1,055<text:s/></text:p>
          </table:table-cell>
          <table:table-cell office:value-type="float" office:value="586" table:style-name="ce6">
            <text:p>586<text:s/></text:p>
          </table:table-cell>
          <table:table-cell office:value-type="float" office:value="1365" table:style-name="ce6">
            <text:p>1,365<text:s/></text:p>
          </table:table-cell>
          <table:table-cell office:value-type="float" office:value="546" table:style-name="ce6">
            <text:p>546<text:s/></text:p>
          </table:table-cell>
          <table:table-cell office:value-type="float" office:value="863" table:style-name="ce6">
            <text:p>863<text:s/></text:p>
          </table:table-cell>
          <table:table-cell office:value-type="float" office:value="1090" table:style-name="ce6">
            <text:p>1,090<text:s/></text:p>
          </table:table-cell>
          <table:table-cell office:value-type="float" office:value="395" table:style-name="ce6">
            <text:p>395<text:s/></text:p>
          </table:table-cell>
          <table:table-cell office:value-type="float" office:value="2892" table:style-name="ce6">
            <text:p>2,892<text:s/></text:p>
          </table:table-cell>
          <table:table-cell office:value-type="float" office:value="634" table:style-name="ce6">
            <text:p>634<text:s/></text:p>
          </table:table-cell>
          <table:table-cell office:value-type="float" office:value="2130" table:style-name="ce6">
            <text:p>2,130<text:s/></text:p>
          </table:table-cell>
          <table:table-cell office:value-type="float" office:value="1669" table:style-name="ce6">
            <text:p>1,669<text:s/></text:p>
          </table:table-cell>
          <table:table-cell office:value-type="float" office:value="2352" table:style-name="ce6">
            <text:p>2,352<text:s/></text:p>
          </table:table-cell>
          <table:table-cell office:value-type="float" office:value="2668" table:style-name="ce6">
            <text:p>2,668<text:s/></text:p>
          </table:table-cell>
          <table:table-cell office:value-type="float" office:value="2513" table:style-name="ce6">
            <text:p>2,513<text:s/></text:p>
          </table:table-cell>
          <table:table-cell office:value-type="float" office:value="1670" table:style-name="ce6">
            <text:p>1,670<text:s/></text:p>
          </table:table-cell>
          <table:table-cell office:value-type="float" office:value="3122" table:style-name="ce6">
            <text:p>3,122<text:s/></text:p>
          </table:table-cell>
          <table:table-cell office:value-type="float" office:value="2304" table:style-name="ce6">
            <text:p>2,304<text:s/></text:p>
          </table:table-cell>
          <table:table-cell office:value-type="float" office:value="3554" table:style-name="ce6">
            <text:p>3,554<text:s/></text:p>
          </table:table-cell>
          <table:table-cell office:value-type="float" office:value="1997" table:style-name="ce6">
            <text:p>1,997<text:s/></text:p>
          </table:table-cell>
          <table:table-cell office:value-type="float" office:value="611" table:style-name="ce6">
            <text:p>611<text:s/></text:p>
          </table:table-cell>
          <table:table-cell office:value-type="float" office:value="5108" table:style-name="ce6">
            <text:p>5,108<text:s/></text:p>
          </table:table-cell>
          <table:table-cell office:value-type="float" office:value="3323" table:style-name="ce6">
            <text:p>3,323<text:s/></text:p>
          </table:table-cell>
          <table:table-cell office:value-type="float" office:value="3343" table:style-name="ce6">
            <text:p>3,343<text:s/></text:p>
          </table:table-cell>
          <table:table-cell office:value-type="float" office:value="3147" table:style-name="ce6">
            <text:p>3,147<text:s/></text:p>
          </table:table-cell>
          <table:table-cell office:value-type="float" office:value="1809" table:style-name="ce6">
            <text:p>1,809<text:s/></text:p>
          </table:table-cell>
          <table:table-cell office:value-type="float" office:value="13538" table:style-name="ce6">
            <text:p>13,538<text:s/></text:p>
          </table:table-cell>
          <table:table-cell office:value-type="float" office:value="6198" table:style-name="ce6">
            <text:p>6,198<text:s/></text:p>
          </table:table-cell>
          <table:table-cell office:value-type="float" office:value="2436" table:style-name="ce6">
            <text:p>2,436<text:s/></text:p>
          </table:table-cell>
          <table:table-cell office:value-type="float" office:value="2824" table:style-name="ce6">
            <text:p>2,824<text:s/></text:p>
          </table:table-cell>
          <table:table-cell office:value-type="float" office:value="3287" table:style-name="ce6">
            <text:p>3,287<text:s/></text:p>
          </table:table-cell>
          <table:table-cell office:value-type="float" office:value="3172" table:style-name="ce6">
            <text:p>3,172<text:s/></text:p>
          </table:table-cell>
          <table:table-cell office:value-type="float" office:value="3644" table:style-name="ce6">
            <text:p>3,644<text:s/></text:p>
          </table:table-cell>
          <table:table-cell office:value-type="float" office:value="3683" table:style-name="ce6">
            <text:p>3,683<text:s/></text:p>
          </table:table-cell>
          <table:table-cell office:value-type="float" office:value="1515" table:style-name="ce6">
            <text:p>1,515<text:s/></text:p>
          </table:table-cell>
          <table:table-cell office:value-type="float" office:value="4096" table:style-name="ce6">
            <text:p>4,096<text:s/></text:p>
          </table:table-cell>
          <table:table-cell office:value-type="float" office:value="1143" table:style-name="ce6">
            <text:p>1,143<text:s/></text:p>
          </table:table-cell>
          <table:table-cell office:value-type="float" office:value="991" table:style-name="ce6">
            <text:p>991<text:s/></text:p>
          </table:table-cell>
          <table:table-cell office:value-type="float" office:value="2953" table:style-name="ce6">
            <text:p>2,953<text:s/></text:p>
          </table:table-cell>
          <table:table-cell office:value-type="float" office:value="593" table:style-name="ce6">
            <text:p>593<text:s/></text:p>
          </table:table-cell>
          <table:table-cell office:value-type="float" office:value="641" table:style-name="ce6">
            <text:p>641<text:s/></text:p>
          </table:table-cell>
          <table:table-cell office:value-type="float" office:value="413" table:style-name="ce6">
            <text:p>413<text:s/></text:p>
          </table:table-cell>
          <table:table-cell office:value-type="float" office:value="1644" table:style-name="ce6">
            <text:p>1,644<text:s/></text:p>
          </table:table-cell>
          <table:table-cell office:value-type="float" office:value="1886" table:style-name="ce6">
            <text:p>1,886<text:s/></text:p>
          </table:table-cell>
          <table:table-cell office:value-type="float" office:value="2185" table:style-name="ce6">
            <text:p>2,185<text:s/></text:p>
          </table:table-cell>
          <table:table-cell office:value-type="float" office:value="5376" table:style-name="ce6">
            <text:p>5,376<text:s/></text:p>
          </table:table-cell>
          <table:table-cell office:value-type="float" office:value="1344" table:style-name="ce6">
            <text:p>1,344<text:s/></text:p>
          </table:table-cell>
          <table:table-cell office:value-type="float" office:value="1512" table:style-name="ce6">
            <text:p>1,512<text:s/></text:p>
          </table:table-cell>
          <table:table-cell office:value-type="float" office:value="1115" table:style-name="ce6">
            <text:p>1,115<text:s/></text:p>
          </table:table-cell>
          <table:table-cell office:value-type="float" office:value="2983" table:style-name="ce6">
            <text:p>2,983<text:s/></text:p>
          </table:table-cell>
          <table:table-cell office:value-type="float" office:value="2482" table:style-name="ce6">
            <text:p>2,482<text:s/></text:p>
          </table:table-cell>
          <table:table-cell office:value-type="float" office:value="3431" table:style-name="ce6">
            <text:p>3,431<text:s/></text:p>
          </table:table-cell>
          <table:table-cell office:value-type="float" office:value="4699" table:style-name="ce6">
            <text:p>4,699<text:s/></text:p>
          </table:table-cell>
          <table:table-cell office:value-type="float" office:value="5009" table:style-name="ce6">
            <text:p>5,009<text:s/></text:p>
          </table:table-cell>
          <table:table-cell office:value-type="float" office:value="3494" table:style-name="ce6">
            <text:p>3,494<text:s/></text:p>
          </table:table-cell>
          <table:table-cell office:value-type="float" office:value="2870" table:style-name="ce6">
            <text:p>2,870<text:s/></text:p>
          </table:table-cell>
          <table:table-cell office:value-type="float" office:value="6569" table:style-name="ce6">
            <text:p>6,569<text:s/></text:p>
          </table:table-cell>
          <table:table-cell office:value-type="float" office:value="1558" table:style-name="ce6">
            <text:p>1,558<text:s/></text:p>
          </table:table-cell>
          <table:table-cell office:value-type="float" office:value="3968" table:style-name="ce6">
            <text:p>3,968<text:s/></text:p>
          </table:table-cell>
          <table:table-cell office:value-type="float" office:value="3362" table:style-name="ce6">
            <text:p>3,362<text:s/></text:p>
          </table:table-cell>
          <table:table-cell office:value-type="float" office:value="1865" table:style-name="ce6">
            <text:p>1,865<text:s/></text:p>
          </table:table-cell>
          <table:table-cell office:value-type="float" office:value="7356" table:style-name="ce6">
            <text:p>7,356<text:s/></text:p>
          </table:table-cell>
          <table:table-cell office:value-type="float" office:value="2784" table:style-name="ce6">
            <text:p>2,784<text:s/></text:p>
          </table:table-cell>
          <table:table-cell office:value-type="float" office:value="2436" table:style-name="ce6">
            <text:p>2,436<text:s/></text:p>
          </table:table-cell>
          <table:table-cell office:value-type="float" office:value="1689" table:style-name="ce6">
            <text:p>1,689<text:s/></text:p>
          </table:table-cell>
          <table:table-cell office:value-type="float" office:value="2380" table:style-name="ce6">
            <text:p>2,380<text:s/></text:p>
          </table:table-cell>
          <table:table-cell office:value-type="float" office:value="1287" table:style-name="ce6">
            <text:p>1,287<text:s/></text:p>
          </table:table-cell>
          <table:table-cell office:value-type="float" office:value="2633" table:style-name="ce6">
            <text:p>2,633<text:s/></text:p>
          </table:table-cell>
          <table:table-cell office:value-type="float" office:value="2154" table:style-name="ce6">
            <text:p>2,154<text:s/></text:p>
          </table:table-cell>
          <table:table-cell office:value-type="float" office:value="1172" table:style-name="ce6">
            <text:p>1,172<text:s/></text:p>
          </table:table-cell>
          <table:table-cell office:value-type="float" office:value="1114" table:style-name="ce6">
            <text:p>1,114<text:s/></text:p>
          </table:table-cell>
          <table:table-cell office:value-type="float" office:value="2391" table:style-name="ce6">
            <text:p>2,391<text:s/></text:p>
          </table:table-cell>
          <table:table-cell office:value-type="float" office:value="1625" table:style-name="ce6">
            <text:p>1,625<text:s/></text:p>
          </table:table-cell>
          <table:table-cell office:value-type="float" office:value="2140" table:style-name="ce6">
            <text:p>2,140<text:s/></text:p>
          </table:table-cell>
          <table:table-cell office:value-type="float" office:value="2533" table:style-name="ce6">
            <text:p>2,533<text:s/></text:p>
          </table:table-cell>
          <table:table-cell office:value-type="float" office:value="1175" table:style-name="ce6">
            <text:p>1,175<text:s/></text:p>
          </table:table-cell>
          <table:table-cell office:value-type="float" office:value="1432" table:style-name="ce6">
            <text:p>1,432<text:s/></text:p>
          </table:table-cell>
          <table:table-cell office:value-type="float" office:value="1005" table:style-name="ce6">
            <text:p>1,005<text:s/></text:p>
          </table:table-cell>
          <table:table-cell office:value-type="float" office:value="544" table:style-name="ce6">
            <text:p>544<text:s/></text:p>
          </table:table-cell>
          <table:table-cell office:value-type="float" office:value="994" table:style-name="ce6">
            <text:p>994<text:s/></text:p>
          </table:table-cell>
          <table:table-cell office:value-type="float" office:value="1527" table:style-name="ce6">
            <text:p>1,527<text:s/></text:p>
          </table:table-cell>
          <table:table-cell office:value-type="float" office:value="1963" table:style-name="ce6">
            <text:p>1,963<text:s/></text:p>
          </table:table-cell>
          <table:table-cell office:value-type="float" office:value="1640" table:style-name="ce6">
            <text:p>1,640<text:s/></text:p>
          </table:table-cell>
          <table:table-cell office:value-type="float" office:value="2456" table:style-name="ce6">
            <text:p>2,456<text:s/></text:p>
          </table:table-cell>
          <table:table-cell office:value-type="float" office:value="2789" table:style-name="ce6">
            <text:p>2,789<text:s/></text:p>
          </table:table-cell>
          <table:table-cell office:value-type="float" office:value="3320" table:style-name="ce6">
            <text:p>3,320<text:s/></text:p>
          </table:table-cell>
          <table:table-cell office:value-type="float" office:value="1615" table:style-name="ce6">
            <text:p>1,615<text:s/></text:p>
          </table:table-cell>
          <table:table-cell office:value-type="float" office:value="1552" table:style-name="ce6">
            <text:p>1,552<text:s/></text:p>
          </table:table-cell>
          <table:table-cell office:value-type="float" office:value="1713" table:style-name="ce6">
            <text:p>1,713<text:s/></text:p>
          </table:table-cell>
          <table:table-cell office:value-type="float" office:value="1807" table:style-name="ce6">
            <text:p>1,807<text:s/></text:p>
          </table:table-cell>
          <table:table-cell office:value-type="float" office:value="2139" table:style-name="ce6">
            <text:p>2,139<text:s/></text:p>
          </table:table-cell>
          <table:table-cell office:value-type="float" office:value="1448" table:style-name="ce6">
            <text:p>1,448<text:s/></text:p>
          </table:table-cell>
          <table:table-cell office:value-type="float" office:value="1455" table:style-name="ce6">
            <text:p>1,455<text:s/></text:p>
          </table:table-cell>
          <table:table-cell office:value-type="float" office:value="172" table:style-name="ce6">
            <text:p>172<text:s/></text:p>
          </table:table-cell>
          <table:table-cell office:value-type="float" office:value="433" table:style-name="ce6">
            <text:p>433<text:s/></text:p>
          </table:table-cell>
          <table:table-cell office:value-type="float" office:value="585" table:style-name="ce6">
            <text:p>585<text:s/></text:p>
          </table:table-cell>
          <table:table-cell office:value-type="float" office:value="1043" table:style-name="ce6">
            <text:p>1,043<text:s/></text:p>
          </table:table-cell>
          <table:table-cell office:value-type="float" office:value="246" table:style-name="ce6">
            <text:p>246<text:s/></text:p>
          </table:table-cell>
          <table:table-cell office:value-type="float" office:value="278" table:style-name="ce6">
            <text:p>278<text:s/></text:p>
          </table:table-cell>
          <table:table-cell office:value-type="float" office:value="387" table:style-name="ce6">
            <text:p>387<text:s/></text:p>
          </table:table-cell>
          <table:table-cell office:value-type="float" office:value="1231" table:style-name="ce6">
            <text:p>1,231<text:s/></text:p>
          </table:table-cell>
          <table:table-cell office:value-type="float" office:value="416" table:style-name="ce6">
            <text:p>416<text:s/></text:p>
          </table:table-cell>
          <table:table-cell office:value-type="float" office:value="646" table:style-name="ce6">
            <text:p>646<text:s/></text:p>
          </table:table-cell>
          <table:table-cell office:value-type="float" office:value="644" table:style-name="ce6">
            <text:p>644<text:s/></text:p>
          </table:table-cell>
          <table:table-cell table:number-columns-repeated="16264"/>
        </table:table-row>
        <table:table-row table:style-name="ro2">
          <table:table-cell office:value-type="date" office:date-value="2021-07-12T00:00:00" table:style-name="ce5">
            <text:p>2021/7/12</text:p>
          </table:table-cell>
          <table:table-cell office:value-type="float" office:value="1194" table:style-name="ce6">
            <text:p>1,194<text:s/></text:p>
          </table:table-cell>
          <table:table-cell office:value-type="float" office:value="4595" table:style-name="ce6">
            <text:p>4,595<text:s/></text:p>
          </table:table-cell>
          <table:table-cell office:value-type="float" office:value="14949" table:style-name="ce6">
            <text:p>14,949<text:s/></text:p>
          </table:table-cell>
          <table:table-cell office:value-type="float" office:value="13086" table:style-name="ce6">
            <text:p>13,086<text:s/></text:p>
          </table:table-cell>
          <table:table-cell office:value-type="float" office:value="7318" table:style-name="ce6">
            <text:p>7,318<text:s/></text:p>
          </table:table-cell>
          <table:table-cell office:value-type="float" office:value="4225" table:style-name="ce6">
            <text:p>4,225<text:s/></text:p>
          </table:table-cell>
          <table:table-cell office:value-type="float" office:value="3972" table:style-name="ce6">
            <text:p>3,972<text:s/></text:p>
          </table:table-cell>
          <table:table-cell office:value-type="float" office:value="1461" table:style-name="ce6">
            <text:p>1,461<text:s/></text:p>
          </table:table-cell>
          <table:table-cell office:value-type="float" office:value="1185" table:style-name="ce6">
            <text:p>1,185<text:s/></text:p>
          </table:table-cell>
          <table:table-cell office:value-type="float" office:value="4605" table:style-name="ce6">
            <text:p>4,605<text:s/></text:p>
          </table:table-cell>
          <table:table-cell office:value-type="float" office:value="842" table:style-name="ce6">
            <text:p>842<text:s/></text:p>
          </table:table-cell>
          <table:table-cell office:value-type="float" office:value="1421" table:style-name="ce6">
            <text:p>1,421<text:s/></text:p>
          </table:table-cell>
          <table:table-cell office:value-type="float" office:value="791" table:style-name="ce6">
            <text:p>791<text:s/></text:p>
          </table:table-cell>
          <table:table-cell office:value-type="float" office:value="2404" table:style-name="ce6">
            <text:p>2,404<text:s/></text:p>
          </table:table-cell>
          <table:table-cell office:value-type="float" office:value="3093" table:style-name="ce6">
            <text:p>3,093<text:s/></text:p>
          </table:table-cell>
          <table:table-cell office:value-type="float" office:value="5521" table:style-name="ce6">
            <text:p>5,521<text:s/></text:p>
          </table:table-cell>
          <table:table-cell office:value-type="float" office:value="5343" table:style-name="ce6">
            <text:p>5,343<text:s/></text:p>
          </table:table-cell>
          <table:table-cell office:value-type="float" office:value="1434" table:style-name="ce6">
            <text:p>1,434<text:s/></text:p>
          </table:table-cell>
          <table:table-cell office:value-type="float" office:value="3017" table:style-name="ce6">
            <text:p>3,017<text:s/></text:p>
          </table:table-cell>
          <table:table-cell office:value-type="float" office:value="937" table:style-name="ce6">
            <text:p>937<text:s/></text:p>
          </table:table-cell>
          <table:table-cell office:value-type="float" office:value="2571" table:style-name="ce6">
            <text:p>2,571<text:s/></text:p>
          </table:table-cell>
          <table:table-cell office:value-type="float" office:value="2697" table:style-name="ce6">
            <text:p>2,697<text:s/></text:p>
          </table:table-cell>
          <table:table-cell office:value-type="float" office:value="1765" table:style-name="ce6">
            <text:p>1,765<text:s/></text:p>
          </table:table-cell>
          <table:table-cell office:value-type="float" office:value="10069" table:style-name="ce6">
            <text:p>10,069<text:s/></text:p>
          </table:table-cell>
          <table:table-cell office:value-type="float" office:value="1007" table:style-name="ce6">
            <text:p>1,007<text:s/></text:p>
          </table:table-cell>
          <table:table-cell office:value-type="float" office:value="3806" table:style-name="ce6">
            <text:p>3,806<text:s/></text:p>
          </table:table-cell>
          <table:table-cell office:value-type="float" office:value="4766" table:style-name="ce6">
            <text:p>4,766<text:s/></text:p>
          </table:table-cell>
          <table:table-cell office:value-type="float" office:value="5614" table:style-name="ce6">
            <text:p>5,614<text:s/></text:p>
          </table:table-cell>
          <table:table-cell office:value-type="float" office:value="8135" table:style-name="ce6">
            <text:p>8,135<text:s/></text:p>
          </table:table-cell>
          <table:table-cell office:value-type="float" office:value="5318" table:style-name="ce6">
            <text:p>5,318<text:s/></text:p>
          </table:table-cell>
          <table:table-cell office:value-type="float" office:value="3564" table:style-name="ce6">
            <text:p>3,564<text:s/></text:p>
          </table:table-cell>
          <table:table-cell office:value-type="float" office:value="6537" table:style-name="ce6">
            <text:p>6,537<text:s/></text:p>
          </table:table-cell>
          <table:table-cell office:value-type="float" office:value="5431" table:style-name="ce6">
            <text:p>5,431<text:s/></text:p>
          </table:table-cell>
          <table:table-cell office:value-type="float" office:value="10401" table:style-name="ce6">
            <text:p>10,401<text:s/></text:p>
          </table:table-cell>
          <table:table-cell office:value-type="float" office:value="7394" table:style-name="ce6">
            <text:p>7,394<text:s/></text:p>
          </table:table-cell>
          <table:table-cell office:value-type="float" office:value="2923" table:style-name="ce6">
            <text:p>2,923<text:s/></text:p>
          </table:table-cell>
          <table:table-cell office:value-type="float" office:value="12627" table:style-name="ce6">
            <text:p>12,627<text:s/></text:p>
          </table:table-cell>
          <table:table-cell office:value-type="float" office:value="9167" table:style-name="ce6">
            <text:p>9,167<text:s/></text:p>
          </table:table-cell>
          <table:table-cell office:value-type="float" office:value="9694" table:style-name="ce6">
            <text:p>9,694<text:s/></text:p>
          </table:table-cell>
          <table:table-cell office:value-type="float" office:value="7734" table:style-name="ce6">
            <text:p>7,734<text:s/></text:p>
          </table:table-cell>
          <table:table-cell office:value-type="float" office:value="10667" table:style-name="ce6">
            <text:p>10,667<text:s/></text:p>
          </table:table-cell>
          <table:table-cell office:value-type="float" office:value="30799" table:style-name="ce6">
            <text:p>30,799<text:s/></text:p>
          </table:table-cell>
          <table:table-cell office:value-type="float" office:value="11811" table:style-name="ce6">
            <text:p>11,811<text:s/></text:p>
          </table:table-cell>
          <table:table-cell office:value-type="float" office:value="7797" table:style-name="ce6">
            <text:p>7,797<text:s/></text:p>
          </table:table-cell>
          <table:table-cell office:value-type="float" office:value="7880" table:style-name="ce6">
            <text:p>7,880<text:s/></text:p>
          </table:table-cell>
          <table:table-cell office:value-type="float" office:value="8149" table:style-name="ce6">
            <text:p>8,149<text:s/></text:p>
          </table:table-cell>
          <table:table-cell office:value-type="float" office:value="6534" table:style-name="ce6">
            <text:p>6,534<text:s/></text:p>
          </table:table-cell>
          <table:table-cell office:value-type="float" office:value="7999" table:style-name="ce6">
            <text:p>7,999<text:s/></text:p>
          </table:table-cell>
          <table:table-cell office:value-type="float" office:value="8269" table:style-name="ce6">
            <text:p>8,269<text:s/></text:p>
          </table:table-cell>
          <table:table-cell office:value-type="float" office:value="4686" table:style-name="ce6">
            <text:p>4,686<text:s/></text:p>
          </table:table-cell>
          <table:table-cell office:value-type="float" office:value="11599" table:style-name="ce6">
            <text:p>11,599<text:s/></text:p>
          </table:table-cell>
          <table:table-cell office:value-type="float" office:value="2669" table:style-name="ce6">
            <text:p>2,669<text:s/></text:p>
          </table:table-cell>
          <table:table-cell office:value-type="float" office:value="3223" table:style-name="ce6">
            <text:p>3,223<text:s/></text:p>
          </table:table-cell>
          <table:table-cell office:value-type="float" office:value="6404" table:style-name="ce6">
            <text:p>6,404<text:s/></text:p>
          </table:table-cell>
          <table:table-cell office:value-type="float" office:value="1131" table:style-name="ce6">
            <text:p>1,131<text:s/></text:p>
          </table:table-cell>
          <table:table-cell office:value-type="float" office:value="1590" table:style-name="ce6">
            <text:p>1,590<text:s/></text:p>
          </table:table-cell>
          <table:table-cell office:value-type="float" office:value="1582" table:style-name="ce6">
            <text:p>1,582<text:s/></text:p>
          </table:table-cell>
          <table:table-cell office:value-type="float" office:value="4046" table:style-name="ce6">
            <text:p>4,046<text:s/></text:p>
          </table:table-cell>
          <table:table-cell office:value-type="float" office:value="3857" table:style-name="ce6">
            <text:p>3,857<text:s/></text:p>
          </table:table-cell>
          <table:table-cell office:value-type="float" office:value="4929" table:style-name="ce6">
            <text:p>4,929<text:s/></text:p>
          </table:table-cell>
          <table:table-cell office:value-type="float" office:value="10049" table:style-name="ce6">
            <text:p>10,049<text:s/></text:p>
          </table:table-cell>
          <table:table-cell office:value-type="float" office:value="3644" table:style-name="ce6">
            <text:p>3,644<text:s/></text:p>
          </table:table-cell>
          <table:table-cell office:value-type="float" office:value="4611" table:style-name="ce6">
            <text:p>4,611<text:s/></text:p>
          </table:table-cell>
          <table:table-cell office:value-type="float" office:value="3138" table:style-name="ce6">
            <text:p>3,138<text:s/></text:p>
          </table:table-cell>
          <table:table-cell office:value-type="float" office:value="8318" table:style-name="ce6">
            <text:p>8,318<text:s/></text:p>
          </table:table-cell>
          <table:table-cell office:value-type="float" office:value="9247" table:style-name="ce6">
            <text:p>9,247<text:s/></text:p>
          </table:table-cell>
          <table:table-cell office:value-type="float" office:value="8914" table:style-name="ce6">
            <text:p>8,914<text:s/></text:p>
          </table:table-cell>
          <table:table-cell office:value-type="float" office:value="12453" table:style-name="ce6">
            <text:p>12,453<text:s/></text:p>
          </table:table-cell>
          <table:table-cell office:value-type="float" office:value="13782" table:style-name="ce6">
            <text:p>13,782<text:s/></text:p>
          </table:table-cell>
          <table:table-cell office:value-type="float" office:value="9788" table:style-name="ce6">
            <text:p>9,788<text:s/></text:p>
          </table:table-cell>
          <table:table-cell office:value-type="float" office:value="6406" table:style-name="ce6">
            <text:p>6,406<text:s/></text:p>
          </table:table-cell>
          <table:table-cell office:value-type="float" office:value="14322" table:style-name="ce6">
            <text:p>14,322<text:s/></text:p>
          </table:table-cell>
          <table:table-cell office:value-type="float" office:value="6445" table:style-name="ce6">
            <text:p>6,445<text:s/></text:p>
          </table:table-cell>
          <table:table-cell office:value-type="float" office:value="10217" table:style-name="ce6">
            <text:p>10,217<text:s/></text:p>
          </table:table-cell>
          <table:table-cell office:value-type="float" office:value="9774" table:style-name="ce6">
            <text:p>9,774<text:s/></text:p>
          </table:table-cell>
          <table:table-cell office:value-type="float" office:value="6205" table:style-name="ce6">
            <text:p>6,205<text:s/></text:p>
          </table:table-cell>
          <table:table-cell office:value-type="float" office:value="17808" table:style-name="ce6">
            <text:p>17,808<text:s/></text:p>
          </table:table-cell>
          <table:table-cell office:value-type="float" office:value="6821" table:style-name="ce6">
            <text:p>6,821<text:s/></text:p>
          </table:table-cell>
          <table:table-cell office:value-type="float" office:value="5925" table:style-name="ce6">
            <text:p>5,925<text:s/></text:p>
          </table:table-cell>
          <table:table-cell office:value-type="float" office:value="6177" table:style-name="ce6">
            <text:p>6,177<text:s/></text:p>
          </table:table-cell>
          <table:table-cell office:value-type="float" office:value="5652" table:style-name="ce6">
            <text:p>5,652<text:s/></text:p>
          </table:table-cell>
          <table:table-cell office:value-type="float" office:value="4021" table:style-name="ce6">
            <text:p>4,021<text:s/></text:p>
          </table:table-cell>
          <table:table-cell office:value-type="float" office:value="7292" table:style-name="ce6">
            <text:p>7,292<text:s/></text:p>
          </table:table-cell>
          <table:table-cell office:value-type="float" office:value="7045" table:style-name="ce6">
            <text:p>7,045<text:s/></text:p>
          </table:table-cell>
          <table:table-cell office:value-type="float" office:value="2550" table:style-name="ce6">
            <text:p>2,550<text:s/></text:p>
          </table:table-cell>
          <table:table-cell office:value-type="float" office:value="4517" table:style-name="ce6">
            <text:p>4,517<text:s/></text:p>
          </table:table-cell>
          <table:table-cell office:value-type="float" office:value="14543" table:style-name="ce6">
            <text:p>14,543<text:s/></text:p>
          </table:table-cell>
          <table:table-cell office:value-type="float" office:value="7348" table:style-name="ce6">
            <text:p>7,348<text:s/></text:p>
          </table:table-cell>
          <table:table-cell office:value-type="float" office:value="8131" table:style-name="ce6">
            <text:p>8,131<text:s/></text:p>
          </table:table-cell>
          <table:table-cell office:value-type="float" office:value="8442" table:style-name="ce6">
            <text:p>8,442<text:s/></text:p>
          </table:table-cell>
          <table:table-cell office:value-type="float" office:value="3424" table:style-name="ce6">
            <text:p>3,424<text:s/></text:p>
          </table:table-cell>
          <table:table-cell office:value-type="float" office:value="3966" table:style-name="ce6">
            <text:p>3,966<text:s/></text:p>
          </table:table-cell>
          <table:table-cell office:value-type="float" office:value="2253" table:style-name="ce6">
            <text:p>2,253<text:s/></text:p>
          </table:table-cell>
          <table:table-cell office:value-type="float" office:value="2371" table:style-name="ce6">
            <text:p>2,371<text:s/></text:p>
          </table:table-cell>
          <table:table-cell office:value-type="float" office:value="2486" table:style-name="ce6">
            <text:p>2,486<text:s/></text:p>
          </table:table-cell>
          <table:table-cell office:value-type="float" office:value="4027" table:style-name="ce6">
            <text:p>4,027<text:s/></text:p>
          </table:table-cell>
          <table:table-cell office:value-type="float" office:value="3967" table:style-name="ce6">
            <text:p>3,967<text:s/></text:p>
          </table:table-cell>
          <table:table-cell office:value-type="float" office:value="3916" table:style-name="ce6">
            <text:p>3,916<text:s/></text:p>
          </table:table-cell>
          <table:table-cell office:value-type="float" office:value="5956" table:style-name="ce6">
            <text:p>5,956<text:s/></text:p>
          </table:table-cell>
          <table:table-cell office:value-type="float" office:value="9909" table:style-name="ce6">
            <text:p>9,909<text:s/></text:p>
          </table:table-cell>
          <table:table-cell office:value-type="float" office:value="6959" table:style-name="ce6">
            <text:p>6,959<text:s/></text:p>
          </table:table-cell>
          <table:table-cell office:value-type="float" office:value="4832" table:style-name="ce6">
            <text:p>4,832<text:s/></text:p>
          </table:table-cell>
          <table:table-cell office:value-type="float" office:value="4699" table:style-name="ce6">
            <text:p>4,699<text:s/></text:p>
          </table:table-cell>
          <table:table-cell office:value-type="float" office:value="4777" table:style-name="ce6">
            <text:p>4,777<text:s/></text:p>
          </table:table-cell>
          <table:table-cell office:value-type="float" office:value="4801" table:style-name="ce6">
            <text:p>4,801<text:s/></text:p>
          </table:table-cell>
          <table:table-cell office:value-type="float" office:value="4925" table:style-name="ce6">
            <text:p>4,925<text:s/></text:p>
          </table:table-cell>
          <table:table-cell office:value-type="float" office:value="4018" table:style-name="ce6">
            <text:p>4,018<text:s/></text:p>
          </table:table-cell>
          <table:table-cell office:value-type="float" office:value="3964" table:style-name="ce6">
            <text:p>3,964<text:s/></text:p>
          </table:table-cell>
          <table:table-cell office:value-type="float" office:value="437" table:style-name="ce6">
            <text:p>437<text:s/></text:p>
          </table:table-cell>
          <table:table-cell office:value-type="float" office:value="982" table:style-name="ce6">
            <text:p>982<text:s/></text:p>
          </table:table-cell>
          <table:table-cell office:value-type="float" office:value="1652" table:style-name="ce6">
            <text:p>1,652<text:s/></text:p>
          </table:table-cell>
          <table:table-cell office:value-type="float" office:value="1998" table:style-name="ce6">
            <text:p>1,998<text:s/></text:p>
          </table:table-cell>
          <table:table-cell office:value-type="float" office:value="1053" table:style-name="ce6">
            <text:p>1,053<text:s/></text:p>
          </table:table-cell>
          <table:table-cell office:value-type="float" office:value="1608" table:style-name="ce6">
            <text:p>1,608<text:s/></text:p>
          </table:table-cell>
          <table:table-cell office:value-type="float" office:value="1140" table:style-name="ce6">
            <text:p>1,140<text:s/></text:p>
          </table:table-cell>
          <table:table-cell office:value-type="float" office:value="2562" table:style-name="ce6">
            <text:p>2,562<text:s/></text:p>
          </table:table-cell>
          <table:table-cell office:value-type="float" office:value="961" table:style-name="ce6">
            <text:p>961<text:s/></text:p>
          </table:table-cell>
          <table:table-cell office:value-type="float" office:value="1464" table:style-name="ce6">
            <text:p>1,464<text:s/></text:p>
          </table:table-cell>
          <table:table-cell office:value-type="float" office:value="1974" table:style-name="ce6">
            <text:p>1,974<text:s/></text:p>
          </table:table-cell>
          <table:table-cell table:number-columns-repeated="16264"/>
        </table:table-row>
        <table:table-row table:style-name="ro2">
          <table:table-cell office:value-type="date" office:date-value="2021-07-13T00:00:00" table:style-name="ce5">
            <text:p>2021/7/13</text:p>
          </table:table-cell>
          <table:table-cell office:value-type="float" office:value="1296" table:style-name="ce6">
            <text:p>1,296<text:s/></text:p>
          </table:table-cell>
          <table:table-cell office:value-type="float" office:value="4944" table:style-name="ce6">
            <text:p>4,944<text:s/></text:p>
          </table:table-cell>
          <table:table-cell office:value-type="float" office:value="15453" table:style-name="ce6">
            <text:p>15,453<text:s/></text:p>
          </table:table-cell>
          <table:table-cell office:value-type="float" office:value="13906" table:style-name="ce6">
            <text:p>13,906<text:s/></text:p>
          </table:table-cell>
          <table:table-cell office:value-type="float" office:value="8219" table:style-name="ce6">
            <text:p>8,219<text:s/></text:p>
          </table:table-cell>
          <table:table-cell office:value-type="float" office:value="4398" table:style-name="ce6">
            <text:p>4,398<text:s/></text:p>
          </table:table-cell>
          <table:table-cell office:value-type="float" office:value="4077" table:style-name="ce6">
            <text:p>4,077<text:s/></text:p>
          </table:table-cell>
          <table:table-cell office:value-type="float" office:value="1523" table:style-name="ce6">
            <text:p>1,523<text:s/></text:p>
          </table:table-cell>
          <table:table-cell office:value-type="float" office:value="1298" table:style-name="ce6">
            <text:p>1,298<text:s/></text:p>
          </table:table-cell>
          <table:table-cell office:value-type="float" office:value="4788" table:style-name="ce6">
            <text:p>4,788<text:s/></text:p>
          </table:table-cell>
          <table:table-cell office:value-type="float" office:value="848" table:style-name="ce6">
            <text:p>848<text:s/></text:p>
          </table:table-cell>
          <table:table-cell office:value-type="float" office:value="1478" table:style-name="ce6">
            <text:p>1,478<text:s/></text:p>
          </table:table-cell>
          <table:table-cell office:value-type="float" office:value="875" table:style-name="ce6">
            <text:p>875<text:s/></text:p>
          </table:table-cell>
          <table:table-cell office:value-type="float" office:value="2433" table:style-name="ce6">
            <text:p>2,433<text:s/></text:p>
          </table:table-cell>
          <table:table-cell office:value-type="float" office:value="3266" table:style-name="ce6">
            <text:p>3,266<text:s/></text:p>
          </table:table-cell>
          <table:table-cell office:value-type="float" office:value="5906" table:style-name="ce6">
            <text:p>5,906<text:s/></text:p>
          </table:table-cell>
          <table:table-cell office:value-type="float" office:value="5636" table:style-name="ce6">
            <text:p>5,636<text:s/></text:p>
          </table:table-cell>
          <table:table-cell office:value-type="float" office:value="1528" table:style-name="ce6">
            <text:p>1,528<text:s/></text:p>
          </table:table-cell>
          <table:table-cell office:value-type="float" office:value="3267" table:style-name="ce6">
            <text:p>3,267<text:s/></text:p>
          </table:table-cell>
          <table:table-cell office:value-type="float" office:value="984" table:style-name="ce6">
            <text:p>984<text:s/></text:p>
          </table:table-cell>
          <table:table-cell office:value-type="float" office:value="2739" table:style-name="ce6">
            <text:p>2,739<text:s/></text:p>
          </table:table-cell>
          <table:table-cell office:value-type="float" office:value="2752" table:style-name="ce6">
            <text:p>2,752<text:s/></text:p>
          </table:table-cell>
          <table:table-cell office:value-type="float" office:value="1798" table:style-name="ce6">
            <text:p>1,798<text:s/></text:p>
          </table:table-cell>
          <table:table-cell office:value-type="float" office:value="10417" table:style-name="ce6">
            <text:p>10,417<text:s/></text:p>
          </table:table-cell>
          <table:table-cell office:value-type="float" office:value="1051" table:style-name="ce6">
            <text:p>1,051<text:s/></text:p>
          </table:table-cell>
          <table:table-cell office:value-type="float" office:value="3977" table:style-name="ce6">
            <text:p>3,977<text:s/></text:p>
          </table:table-cell>
          <table:table-cell office:value-type="float" office:value="4964" table:style-name="ce6">
            <text:p>4,964<text:s/></text:p>
          </table:table-cell>
          <table:table-cell office:value-type="float" office:value="6032" table:style-name="ce6">
            <text:p>6,032<text:s/></text:p>
          </table:table-cell>
          <table:table-cell office:value-type="float" office:value="8589" table:style-name="ce6">
            <text:p>8,589<text:s/></text:p>
          </table:table-cell>
          <table:table-cell office:value-type="float" office:value="5755" table:style-name="ce6">
            <text:p>5,755<text:s/></text:p>
          </table:table-cell>
          <table:table-cell office:value-type="float" office:value="3808" table:style-name="ce6">
            <text:p>3,808<text:s/></text:p>
          </table:table-cell>
          <table:table-cell office:value-type="float" office:value="6830" table:style-name="ce6">
            <text:p>6,830<text:s/></text:p>
          </table:table-cell>
          <table:table-cell office:value-type="float" office:value="5668" table:style-name="ce6">
            <text:p>5,668<text:s/></text:p>
          </table:table-cell>
          <table:table-cell office:value-type="float" office:value="10779" table:style-name="ce6">
            <text:p>10,779<text:s/></text:p>
          </table:table-cell>
          <table:table-cell office:value-type="float" office:value="7877" table:style-name="ce6">
            <text:p>7,877<text:s/></text:p>
          </table:table-cell>
          <table:table-cell office:value-type="float" office:value="3172" table:style-name="ce6">
            <text:p>3,172<text:s/></text:p>
          </table:table-cell>
          <table:table-cell office:value-type="float" office:value="13221" table:style-name="ce6">
            <text:p>13,221<text:s/></text:p>
          </table:table-cell>
          <table:table-cell office:value-type="float" office:value="9491" table:style-name="ce6">
            <text:p>9,491<text:s/></text:p>
          </table:table-cell>
          <table:table-cell office:value-type="float" office:value="10139" table:style-name="ce6">
            <text:p>10,139<text:s/></text:p>
          </table:table-cell>
          <table:table-cell office:value-type="float" office:value="8068" table:style-name="ce6">
            <text:p>8,068<text:s/></text:p>
          </table:table-cell>
          <table:table-cell office:value-type="float" office:value="11032" table:style-name="ce6">
            <text:p>11,032<text:s/></text:p>
          </table:table-cell>
          <table:table-cell office:value-type="float" office:value="32131" table:style-name="ce6">
            <text:p>32,131<text:s/></text:p>
          </table:table-cell>
          <table:table-cell office:value-type="float" office:value="12635" table:style-name="ce6">
            <text:p>12,635<text:s/></text:p>
          </table:table-cell>
          <table:table-cell office:value-type="float" office:value="8093" table:style-name="ce6">
            <text:p>8,093<text:s/></text:p>
          </table:table-cell>
          <table:table-cell office:value-type="float" office:value="8464" table:style-name="ce6">
            <text:p>8,464<text:s/></text:p>
          </table:table-cell>
          <table:table-cell office:value-type="float" office:value="8655" table:style-name="ce6">
            <text:p>8,655<text:s/></text:p>
          </table:table-cell>
          <table:table-cell office:value-type="float" office:value="6831" table:style-name="ce6">
            <text:p>6,831<text:s/></text:p>
          </table:table-cell>
          <table:table-cell office:value-type="float" office:value="8536" table:style-name="ce6">
            <text:p>8,536<text:s/></text:p>
          </table:table-cell>
          <table:table-cell office:value-type="float" office:value="8596" table:style-name="ce6">
            <text:p>8,596<text:s/></text:p>
          </table:table-cell>
          <table:table-cell office:value-type="float" office:value="4787" table:style-name="ce6">
            <text:p>4,787<text:s/></text:p>
          </table:table-cell>
          <table:table-cell office:value-type="float" office:value="11810" table:style-name="ce6">
            <text:p>11,810<text:s/></text:p>
          </table:table-cell>
          <table:table-cell office:value-type="float" office:value="2803" table:style-name="ce6">
            <text:p>2,803<text:s/></text:p>
          </table:table-cell>
          <table:table-cell office:value-type="float" office:value="3282" table:style-name="ce6">
            <text:p>3,282<text:s/></text:p>
          </table:table-cell>
          <table:table-cell office:value-type="float" office:value="6679" table:style-name="ce6">
            <text:p>6,679<text:s/></text:p>
          </table:table-cell>
          <table:table-cell office:value-type="float" office:value="1149" table:style-name="ce6">
            <text:p>1,149<text:s/></text:p>
          </table:table-cell>
          <table:table-cell office:value-type="float" office:value="1656" table:style-name="ce6">
            <text:p>1,656<text:s/></text:p>
          </table:table-cell>
          <table:table-cell office:value-type="float" office:value="1555" table:style-name="ce6">
            <text:p>1,555<text:s/></text:p>
          </table:table-cell>
          <table:table-cell office:value-type="float" office:value="4228" table:style-name="ce6">
            <text:p>4,228<text:s/></text:p>
          </table:table-cell>
          <table:table-cell office:value-type="float" office:value="3931" table:style-name="ce6">
            <text:p>3,931<text:s/></text:p>
          </table:table-cell>
          <table:table-cell office:value-type="float" office:value="4978" table:style-name="ce6">
            <text:p>4,978<text:s/></text:p>
          </table:table-cell>
          <table:table-cell office:value-type="float" office:value="10423" table:style-name="ce6">
            <text:p>10,423<text:s/></text:p>
          </table:table-cell>
          <table:table-cell office:value-type="float" office:value="3795" table:style-name="ce6">
            <text:p>3,795<text:s/></text:p>
          </table:table-cell>
          <table:table-cell office:value-type="float" office:value="4786" table:style-name="ce6">
            <text:p>4,786<text:s/></text:p>
          </table:table-cell>
          <table:table-cell office:value-type="float" office:value="3233" table:style-name="ce6">
            <text:p>3,233<text:s/></text:p>
          </table:table-cell>
          <table:table-cell office:value-type="float" office:value="8764" table:style-name="ce6">
            <text:p>8,764<text:s/></text:p>
          </table:table-cell>
          <table:table-cell office:value-type="float" office:value="9722" table:style-name="ce6">
            <text:p>9,722<text:s/></text:p>
          </table:table-cell>
          <table:table-cell office:value-type="float" office:value="9462" table:style-name="ce6">
            <text:p>9,462<text:s/></text:p>
          </table:table-cell>
          <table:table-cell office:value-type="float" office:value="12962" table:style-name="ce6">
            <text:p>12,962<text:s/></text:p>
          </table:table-cell>
          <table:table-cell office:value-type="float" office:value="14478" table:style-name="ce6">
            <text:p>14,478<text:s/></text:p>
          </table:table-cell>
          <table:table-cell office:value-type="float" office:value="10184" table:style-name="ce6">
            <text:p>10,184<text:s/></text:p>
          </table:table-cell>
          <table:table-cell office:value-type="float" office:value="6724" table:style-name="ce6">
            <text:p>6,724<text:s/></text:p>
          </table:table-cell>
          <table:table-cell office:value-type="float" office:value="15245" table:style-name="ce6">
            <text:p>15,245<text:s/></text:p>
          </table:table-cell>
          <table:table-cell office:value-type="float" office:value="6955" table:style-name="ce6">
            <text:p>6,955<text:s/></text:p>
          </table:table-cell>
          <table:table-cell office:value-type="float" office:value="10572" table:style-name="ce6">
            <text:p>10,572<text:s/></text:p>
          </table:table-cell>
          <table:table-cell office:value-type="float" office:value="10429" table:style-name="ce6">
            <text:p>10,429<text:s/></text:p>
          </table:table-cell>
          <table:table-cell office:value-type="float" office:value="6539" table:style-name="ce6">
            <text:p>6,539<text:s/></text:p>
          </table:table-cell>
          <table:table-cell office:value-type="float" office:value="18658" table:style-name="ce6">
            <text:p>18,658<text:s/></text:p>
          </table:table-cell>
          <table:table-cell office:value-type="float" office:value="7237" table:style-name="ce6">
            <text:p>7,237<text:s/></text:p>
          </table:table-cell>
          <table:table-cell office:value-type="float" office:value="6093" table:style-name="ce6">
            <text:p>6,093<text:s/></text:p>
          </table:table-cell>
          <table:table-cell office:value-type="float" office:value="6679" table:style-name="ce6">
            <text:p>6,679<text:s/></text:p>
          </table:table-cell>
          <table:table-cell office:value-type="float" office:value="6028" table:style-name="ce6">
            <text:p>6,028<text:s/></text:p>
          </table:table-cell>
          <table:table-cell office:value-type="float" office:value="4241" table:style-name="ce6">
            <text:p>4,241<text:s/></text:p>
          </table:table-cell>
          <table:table-cell office:value-type="float" office:value="7715" table:style-name="ce6">
            <text:p>7,715<text:s/></text:p>
          </table:table-cell>
          <table:table-cell office:value-type="float" office:value="7468" table:style-name="ce6">
            <text:p>7,468<text:s/></text:p>
          </table:table-cell>
          <table:table-cell office:value-type="float" office:value="2828" table:style-name="ce6">
            <text:p>2,828<text:s/></text:p>
          </table:table-cell>
          <table:table-cell office:value-type="float" office:value="4590" table:style-name="ce6">
            <text:p>4,590<text:s/></text:p>
          </table:table-cell>
          <table:table-cell office:value-type="float" office:value="15401" table:style-name="ce6">
            <text:p>15,401<text:s/></text:p>
          </table:table-cell>
          <table:table-cell office:value-type="float" office:value="7765" table:style-name="ce6">
            <text:p>7,765<text:s/></text:p>
          </table:table-cell>
          <table:table-cell office:value-type="float" office:value="8569" table:style-name="ce6">
            <text:p>8,569<text:s/></text:p>
          </table:table-cell>
          <table:table-cell office:value-type="float" office:value="8749" table:style-name="ce6">
            <text:p>8,749<text:s/></text:p>
          </table:table-cell>
          <table:table-cell office:value-type="float" office:value="3666" table:style-name="ce6">
            <text:p>3,666<text:s/></text:p>
          </table:table-cell>
          <table:table-cell office:value-type="float" office:value="4267" table:style-name="ce6">
            <text:p>4,267<text:s/></text:p>
          </table:table-cell>
          <table:table-cell office:value-type="float" office:value="2331" table:style-name="ce6">
            <text:p>2,331<text:s/></text:p>
          </table:table-cell>
          <table:table-cell office:value-type="float" office:value="2464" table:style-name="ce6">
            <text:p>2,464<text:s/></text:p>
          </table:table-cell>
          <table:table-cell office:value-type="float" office:value="2448" table:style-name="ce6">
            <text:p>2,448<text:s/></text:p>
          </table:table-cell>
          <table:table-cell office:value-type="float" office:value="4351" table:style-name="ce6">
            <text:p>4,351<text:s/></text:p>
          </table:table-cell>
          <table:table-cell office:value-type="float" office:value="4141" table:style-name="ce6">
            <text:p>4,141<text:s/></text:p>
          </table:table-cell>
          <table:table-cell office:value-type="float" office:value="4244" table:style-name="ce6">
            <text:p>4,244<text:s/></text:p>
          </table:table-cell>
          <table:table-cell office:value-type="float" office:value="6343" table:style-name="ce6">
            <text:p>6,343<text:s/></text:p>
          </table:table-cell>
          <table:table-cell office:value-type="float" office:value="10542" table:style-name="ce6">
            <text:p>10,542<text:s/></text:p>
          </table:table-cell>
          <table:table-cell office:value-type="float" office:value="7586" table:style-name="ce6">
            <text:p>7,586<text:s/></text:p>
          </table:table-cell>
          <table:table-cell office:value-type="float" office:value="5227" table:style-name="ce6">
            <text:p>5,227<text:s/></text:p>
          </table:table-cell>
          <table:table-cell office:value-type="float" office:value="4828" table:style-name="ce6">
            <text:p>4,828<text:s/></text:p>
          </table:table-cell>
          <table:table-cell office:value-type="float" office:value="4951" table:style-name="ce6">
            <text:p>4,951<text:s/></text:p>
          </table:table-cell>
          <table:table-cell office:value-type="float" office:value="5014" table:style-name="ce6">
            <text:p>5,014<text:s/></text:p>
          </table:table-cell>
          <table:table-cell office:value-type="float" office:value="5128" table:style-name="ce6">
            <text:p>5,128<text:s/></text:p>
          </table:table-cell>
          <table:table-cell office:value-type="float" office:value="4160" table:style-name="ce6">
            <text:p>4,160<text:s/></text:p>
          </table:table-cell>
          <table:table-cell office:value-type="float" office:value="4031" table:style-name="ce6">
            <text:p>4,031<text:s/></text:p>
          </table:table-cell>
          <table:table-cell office:value-type="float" office:value="456" table:style-name="ce6">
            <text:p>456<text:s/></text:p>
          </table:table-cell>
          <table:table-cell office:value-type="float" office:value="971" table:style-name="ce6">
            <text:p>971<text:s/></text:p>
          </table:table-cell>
          <table:table-cell office:value-type="float" office:value="1745" table:style-name="ce6">
            <text:p>1,745<text:s/></text:p>
          </table:table-cell>
          <table:table-cell office:value-type="float" office:value="1999" table:style-name="ce6">
            <text:p>1,999<text:s/></text:p>
          </table:table-cell>
          <table:table-cell office:value-type="float" office:value="1078" table:style-name="ce6">
            <text:p>1,078<text:s/></text:p>
          </table:table-cell>
          <table:table-cell office:value-type="float" office:value="1641" table:style-name="ce6">
            <text:p>1,641<text:s/></text:p>
          </table:table-cell>
          <table:table-cell office:value-type="float" office:value="1162" table:style-name="ce6">
            <text:p>1,162<text:s/></text:p>
          </table:table-cell>
          <table:table-cell office:value-type="float" office:value="2663" table:style-name="ce6">
            <text:p>2,663<text:s/></text:p>
          </table:table-cell>
          <table:table-cell office:value-type="float" office:value="952" table:style-name="ce6">
            <text:p>952<text:s/></text:p>
          </table:table-cell>
          <table:table-cell office:value-type="float" office:value="1539" table:style-name="ce6">
            <text:p>1,539<text:s/></text:p>
          </table:table-cell>
          <table:table-cell office:value-type="float" office:value="1970" table:style-name="ce6">
            <text:p>1,970<text:s/></text:p>
          </table:table-cell>
          <table:table-cell table:number-columns-repeated="16264"/>
        </table:table-row>
        <table:table-row table:style-name="ro2">
          <table:table-cell office:value-type="date" office:date-value="2021-07-14T00:00:00" table:style-name="ce5">
            <text:p>2021/7/14</text:p>
          </table:table-cell>
          <table:table-cell office:value-type="float" office:value="1309" table:style-name="ce6">
            <text:p>1,309<text:s/></text:p>
          </table:table-cell>
          <table:table-cell office:value-type="float" office:value="5074" table:style-name="ce6">
            <text:p>5,074<text:s/></text:p>
          </table:table-cell>
          <table:table-cell office:value-type="float" office:value="15803" table:style-name="ce6">
            <text:p>15,803<text:s/></text:p>
          </table:table-cell>
          <table:table-cell office:value-type="float" office:value="14436" table:style-name="ce6">
            <text:p>14,436<text:s/></text:p>
          </table:table-cell>
          <table:table-cell office:value-type="float" office:value="8230" table:style-name="ce6">
            <text:p>8,230<text:s/></text:p>
          </table:table-cell>
          <table:table-cell office:value-type="float" office:value="4444" table:style-name="ce6">
            <text:p>4,444<text:s/></text:p>
          </table:table-cell>
          <table:table-cell office:value-type="float" office:value="4128" table:style-name="ce6">
            <text:p>4,128<text:s/></text:p>
          </table:table-cell>
          <table:table-cell office:value-type="float" office:value="1564" table:style-name="ce6">
            <text:p>1,564<text:s/></text:p>
          </table:table-cell>
          <table:table-cell office:value-type="float" office:value="1313" table:style-name="ce6">
            <text:p>1,313<text:s/></text:p>
          </table:table-cell>
          <table:table-cell office:value-type="float" office:value="4965" table:style-name="ce6">
            <text:p>4,965<text:s/></text:p>
          </table:table-cell>
          <table:table-cell office:value-type="float" office:value="896" table:style-name="ce6">
            <text:p>896<text:s/></text:p>
          </table:table-cell>
          <table:table-cell office:value-type="float" office:value="1527" table:style-name="ce6">
            <text:p>1,527<text:s/></text:p>
          </table:table-cell>
          <table:table-cell office:value-type="float" office:value="924" table:style-name="ce6">
            <text:p>924<text:s/></text:p>
          </table:table-cell>
          <table:table-cell office:value-type="float" office:value="2565" table:style-name="ce6">
            <text:p>2,565<text:s/></text:p>
          </table:table-cell>
          <table:table-cell office:value-type="float" office:value="3389" table:style-name="ce6">
            <text:p>3,389<text:s/></text:p>
          </table:table-cell>
          <table:table-cell office:value-type="float" office:value="5974" table:style-name="ce6">
            <text:p>5,974<text:s/></text:p>
          </table:table-cell>
          <table:table-cell office:value-type="float" office:value="5697" table:style-name="ce6">
            <text:p>5,697<text:s/></text:p>
          </table:table-cell>
          <table:table-cell office:value-type="float" office:value="1551" table:style-name="ce6">
            <text:p>1,551<text:s/></text:p>
          </table:table-cell>
          <table:table-cell office:value-type="float" office:value="3267" table:style-name="ce6">
            <text:p>3,267<text:s/></text:p>
          </table:table-cell>
          <table:table-cell office:value-type="float" office:value="968" table:style-name="ce6">
            <text:p>968<text:s/></text:p>
          </table:table-cell>
          <table:table-cell office:value-type="float" office:value="2746" table:style-name="ce6">
            <text:p>2,746<text:s/></text:p>
          </table:table-cell>
          <table:table-cell office:value-type="float" office:value="2802" table:style-name="ce6">
            <text:p>2,802<text:s/></text:p>
          </table:table-cell>
          <table:table-cell office:value-type="float" office:value="1844" table:style-name="ce6">
            <text:p>1,844<text:s/></text:p>
          </table:table-cell>
          <table:table-cell office:value-type="float" office:value="10577" table:style-name="ce6">
            <text:p>10,577<text:s/></text:p>
          </table:table-cell>
          <table:table-cell office:value-type="float" office:value="1135" table:style-name="ce6">
            <text:p>1,135<text:s/></text:p>
          </table:table-cell>
          <table:table-cell office:value-type="float" office:value="4128" table:style-name="ce6">
            <text:p>4,128<text:s/></text:p>
          </table:table-cell>
          <table:table-cell office:value-type="float" office:value="5034" table:style-name="ce6">
            <text:p>5,034<text:s/></text:p>
          </table:table-cell>
          <table:table-cell office:value-type="float" office:value="6048" table:style-name="ce6">
            <text:p>6,048<text:s/></text:p>
          </table:table-cell>
          <table:table-cell office:value-type="float" office:value="8592" table:style-name="ce6">
            <text:p>8,592<text:s/></text:p>
          </table:table-cell>
          <table:table-cell office:value-type="float" office:value="5901" table:style-name="ce6">
            <text:p>5,901<text:s/></text:p>
          </table:table-cell>
          <table:table-cell office:value-type="float" office:value="3860" table:style-name="ce6">
            <text:p>3,860<text:s/></text:p>
          </table:table-cell>
          <table:table-cell office:value-type="float" office:value="6958" table:style-name="ce6">
            <text:p>6,958<text:s/></text:p>
          </table:table-cell>
          <table:table-cell office:value-type="float" office:value="5880" table:style-name="ce6">
            <text:p>5,880<text:s/></text:p>
          </table:table-cell>
          <table:table-cell office:value-type="float" office:value="10925" table:style-name="ce6">
            <text:p>10,925<text:s/></text:p>
          </table:table-cell>
          <table:table-cell office:value-type="float" office:value="8139" table:style-name="ce6">
            <text:p>8,139<text:s/></text:p>
          </table:table-cell>
          <table:table-cell office:value-type="float" office:value="3188" table:style-name="ce6">
            <text:p>3,188<text:s/></text:p>
          </table:table-cell>
          <table:table-cell office:value-type="float" office:value="13421" table:style-name="ce6">
            <text:p>13,421<text:s/></text:p>
          </table:table-cell>
          <table:table-cell office:value-type="float" office:value="9627" table:style-name="ce6">
            <text:p>9,627<text:s/></text:p>
          </table:table-cell>
          <table:table-cell office:value-type="float" office:value="10356" table:style-name="ce6">
            <text:p>10,356<text:s/></text:p>
          </table:table-cell>
          <table:table-cell office:value-type="float" office:value="8182" table:style-name="ce6">
            <text:p>8,182<text:s/></text:p>
          </table:table-cell>
          <table:table-cell office:value-type="float" office:value="11141" table:style-name="ce6">
            <text:p>11,141<text:s/></text:p>
          </table:table-cell>
          <table:table-cell office:value-type="float" office:value="33741" table:style-name="ce6">
            <text:p>33,741<text:s/></text:p>
          </table:table-cell>
          <table:table-cell office:value-type="float" office:value="13184" table:style-name="ce6">
            <text:p>13,184<text:s/></text:p>
          </table:table-cell>
          <table:table-cell office:value-type="float" office:value="8342" table:style-name="ce6">
            <text:p>8,342<text:s/></text:p>
          </table:table-cell>
          <table:table-cell office:value-type="float" office:value="8402" table:style-name="ce6">
            <text:p>8,402<text:s/></text:p>
          </table:table-cell>
          <table:table-cell office:value-type="float" office:value="11798" table:style-name="ce6">
            <text:p>11,798<text:s/></text:p>
          </table:table-cell>
          <table:table-cell office:value-type="float" office:value="7209" table:style-name="ce6">
            <text:p>7,209<text:s/></text:p>
          </table:table-cell>
          <table:table-cell office:value-type="float" office:value="9033" table:style-name="ce6">
            <text:p>9,033<text:s/></text:p>
          </table:table-cell>
          <table:table-cell office:value-type="float" office:value="9068" table:style-name="ce6">
            <text:p>9,068<text:s/></text:p>
          </table:table-cell>
          <table:table-cell office:value-type="float" office:value="4732" table:style-name="ce6">
            <text:p>4,732<text:s/></text:p>
          </table:table-cell>
          <table:table-cell office:value-type="float" office:value="12477" table:style-name="ce6">
            <text:p>12,477<text:s/></text:p>
          </table:table-cell>
          <table:table-cell office:value-type="float" office:value="2870" table:style-name="ce6">
            <text:p>2,870<text:s/></text:p>
          </table:table-cell>
          <table:table-cell office:value-type="float" office:value="3400" table:style-name="ce6">
            <text:p>3,400<text:s/></text:p>
          </table:table-cell>
          <table:table-cell office:value-type="float" office:value="6822" table:style-name="ce6">
            <text:p>6,822<text:s/></text:p>
          </table:table-cell>
          <table:table-cell office:value-type="float" office:value="1202" table:style-name="ce6">
            <text:p>1,202<text:s/></text:p>
          </table:table-cell>
          <table:table-cell office:value-type="float" office:value="1640" table:style-name="ce6">
            <text:p>1,640<text:s/></text:p>
          </table:table-cell>
          <table:table-cell office:value-type="float" office:value="1568" table:style-name="ce6">
            <text:p>1,568<text:s/></text:p>
          </table:table-cell>
          <table:table-cell office:value-type="float" office:value="4246" table:style-name="ce6">
            <text:p>4,246<text:s/></text:p>
          </table:table-cell>
          <table:table-cell office:value-type="float" office:value="4028" table:style-name="ce6">
            <text:p>4,028<text:s/></text:p>
          </table:table-cell>
          <table:table-cell office:value-type="float" office:value="5148" table:style-name="ce6">
            <text:p>5,148<text:s/></text:p>
          </table:table-cell>
          <table:table-cell office:value-type="float" office:value="10560" table:style-name="ce6">
            <text:p>10,560<text:s/></text:p>
          </table:table-cell>
          <table:table-cell office:value-type="float" office:value="3813" table:style-name="ce6">
            <text:p>3,813<text:s/></text:p>
          </table:table-cell>
          <table:table-cell office:value-type="float" office:value="4917" table:style-name="ce6">
            <text:p>4,917<text:s/></text:p>
          </table:table-cell>
          <table:table-cell office:value-type="float" office:value="3269" table:style-name="ce6">
            <text:p>3,269<text:s/></text:p>
          </table:table-cell>
          <table:table-cell office:value-type="float" office:value="8842" table:style-name="ce6">
            <text:p>8,842<text:s/></text:p>
          </table:table-cell>
          <table:table-cell office:value-type="float" office:value="9784" table:style-name="ce6">
            <text:p>9,784<text:s/></text:p>
          </table:table-cell>
          <table:table-cell office:value-type="float" office:value="9502" table:style-name="ce6">
            <text:p>9,502<text:s/></text:p>
          </table:table-cell>
          <table:table-cell office:value-type="float" office:value="13116" table:style-name="ce6">
            <text:p>13,116<text:s/></text:p>
          </table:table-cell>
          <table:table-cell office:value-type="float" office:value="14723" table:style-name="ce6">
            <text:p>14,723<text:s/></text:p>
          </table:table-cell>
          <table:table-cell office:value-type="float" office:value="10419" table:style-name="ce6">
            <text:p>10,419<text:s/></text:p>
          </table:table-cell>
          <table:table-cell office:value-type="float" office:value="6939" table:style-name="ce6">
            <text:p>6,939<text:s/></text:p>
          </table:table-cell>
          <table:table-cell office:value-type="float" office:value="15833" table:style-name="ce6">
            <text:p>15,833<text:s/></text:p>
          </table:table-cell>
          <table:table-cell office:value-type="float" office:value="7516" table:style-name="ce6">
            <text:p>7,516<text:s/></text:p>
          </table:table-cell>
          <table:table-cell office:value-type="float" office:value="10766" table:style-name="ce6">
            <text:p>10,766<text:s/></text:p>
          </table:table-cell>
          <table:table-cell office:value-type="float" office:value="10626" table:style-name="ce6">
            <text:p>10,626<text:s/></text:p>
          </table:table-cell>
          <table:table-cell office:value-type="float" office:value="6686" table:style-name="ce6">
            <text:p>6,686<text:s/></text:p>
          </table:table-cell>
          <table:table-cell office:value-type="float" office:value="18990" table:style-name="ce6">
            <text:p>18,990<text:s/></text:p>
          </table:table-cell>
          <table:table-cell office:value-type="float" office:value="7315" table:style-name="ce6">
            <text:p>7,315<text:s/></text:p>
          </table:table-cell>
          <table:table-cell office:value-type="float" office:value="6250" table:style-name="ce6">
            <text:p>6,250<text:s/></text:p>
          </table:table-cell>
          <table:table-cell office:value-type="float" office:value="6530" table:style-name="ce6">
            <text:p>6,530<text:s/></text:p>
          </table:table-cell>
          <table:table-cell office:value-type="float" office:value="5960" table:style-name="ce6">
            <text:p>5,960<text:s/></text:p>
          </table:table-cell>
          <table:table-cell office:value-type="float" office:value="4491" table:style-name="ce6">
            <text:p>4,491<text:s/></text:p>
          </table:table-cell>
          <table:table-cell office:value-type="float" office:value="7748" table:style-name="ce6">
            <text:p>7,748<text:s/></text:p>
          </table:table-cell>
          <table:table-cell office:value-type="float" office:value="7542" table:style-name="ce6">
            <text:p>7,542<text:s/></text:p>
          </table:table-cell>
          <table:table-cell office:value-type="float" office:value="2789" table:style-name="ce6">
            <text:p>2,789<text:s/></text:p>
          </table:table-cell>
          <table:table-cell office:value-type="float" office:value="4689" table:style-name="ce6">
            <text:p>4,689<text:s/></text:p>
          </table:table-cell>
          <table:table-cell office:value-type="float" office:value="15638" table:style-name="ce6">
            <text:p>15,638<text:s/></text:p>
          </table:table-cell>
          <table:table-cell office:value-type="float" office:value="7832" table:style-name="ce6">
            <text:p>7,832<text:s/></text:p>
          </table:table-cell>
          <table:table-cell office:value-type="float" office:value="9106" table:style-name="ce6">
            <text:p>9,106<text:s/></text:p>
          </table:table-cell>
          <table:table-cell office:value-type="float" office:value="9067" table:style-name="ce6">
            <text:p>9,067<text:s/></text:p>
          </table:table-cell>
          <table:table-cell office:value-type="float" office:value="3679" table:style-name="ce6">
            <text:p>3,679<text:s/></text:p>
          </table:table-cell>
          <table:table-cell office:value-type="float" office:value="4238" table:style-name="ce6">
            <text:p>4,238<text:s/></text:p>
          </table:table-cell>
          <table:table-cell office:value-type="float" office:value="2485" table:style-name="ce6">
            <text:p>2,485<text:s/></text:p>
          </table:table-cell>
          <table:table-cell office:value-type="float" office:value="2457" table:style-name="ce6">
            <text:p>2,457<text:s/></text:p>
          </table:table-cell>
          <table:table-cell office:value-type="float" office:value="2586" table:style-name="ce6">
            <text:p>2,586<text:s/></text:p>
          </table:table-cell>
          <table:table-cell office:value-type="float" office:value="4321" table:style-name="ce6">
            <text:p>4,321<text:s/></text:p>
          </table:table-cell>
          <table:table-cell office:value-type="float" office:value="4069" table:style-name="ce6">
            <text:p>4,069<text:s/></text:p>
          </table:table-cell>
          <table:table-cell office:value-type="float" office:value="4272" table:style-name="ce6">
            <text:p>4,272<text:s/></text:p>
          </table:table-cell>
          <table:table-cell office:value-type="float" office:value="6505" table:style-name="ce6">
            <text:p>6,505<text:s/></text:p>
          </table:table-cell>
          <table:table-cell office:value-type="float" office:value="10626" table:style-name="ce6">
            <text:p>10,626<text:s/></text:p>
          </table:table-cell>
          <table:table-cell office:value-type="float" office:value="7673" table:style-name="ce6">
            <text:p>7,673<text:s/></text:p>
          </table:table-cell>
          <table:table-cell office:value-type="float" office:value="5229" table:style-name="ce6">
            <text:p>5,229<text:s/></text:p>
          </table:table-cell>
          <table:table-cell office:value-type="float" office:value="4920" table:style-name="ce6">
            <text:p>4,920<text:s/></text:p>
          </table:table-cell>
          <table:table-cell office:value-type="float" office:value="5032" table:style-name="ce6">
            <text:p>5,032<text:s/></text:p>
          </table:table-cell>
          <table:table-cell office:value-type="float" office:value="5064" table:style-name="ce6">
            <text:p>5,064<text:s/></text:p>
          </table:table-cell>
          <table:table-cell office:value-type="float" office:value="5206" table:style-name="ce6">
            <text:p>5,206<text:s/></text:p>
          </table:table-cell>
          <table:table-cell office:value-type="float" office:value="4248" table:style-name="ce6">
            <text:p>4,248<text:s/></text:p>
          </table:table-cell>
          <table:table-cell office:value-type="float" office:value="4048" table:style-name="ce6">
            <text:p>4,048<text:s/></text:p>
          </table:table-cell>
          <table:table-cell office:value-type="float" office:value="495" table:style-name="ce6">
            <text:p>495<text:s/></text:p>
          </table:table-cell>
          <table:table-cell office:value-type="float" office:value="982" table:style-name="ce6">
            <text:p>982<text:s/></text:p>
          </table:table-cell>
          <table:table-cell office:value-type="float" office:value="1760" table:style-name="ce6">
            <text:p>1,760<text:s/></text:p>
          </table:table-cell>
          <table:table-cell office:value-type="float" office:value="2039" table:style-name="ce6">
            <text:p>2,039<text:s/></text:p>
          </table:table-cell>
          <table:table-cell office:value-type="float" office:value="1129" table:style-name="ce6">
            <text:p>1,129<text:s/></text:p>
          </table:table-cell>
          <table:table-cell office:value-type="float" office:value="1613" table:style-name="ce6">
            <text:p>1,613<text:s/></text:p>
          </table:table-cell>
          <table:table-cell office:value-type="float" office:value="1198" table:style-name="ce6">
            <text:p>1,198<text:s/></text:p>
          </table:table-cell>
          <table:table-cell office:value-type="float" office:value="2665" table:style-name="ce6">
            <text:p>2,665<text:s/></text:p>
          </table:table-cell>
          <table:table-cell office:value-type="float" office:value="953" table:style-name="ce6">
            <text:p>953<text:s/></text:p>
          </table:table-cell>
          <table:table-cell office:value-type="float" office:value="1565" table:style-name="ce6">
            <text:p>1,565<text:s/></text:p>
          </table:table-cell>
          <table:table-cell office:value-type="float" office:value="1981" table:style-name="ce6">
            <text:p>1,981<text:s/></text:p>
          </table:table-cell>
          <table:table-cell table:number-columns-repeated="16264"/>
        </table:table-row>
        <table:table-row table:style-name="ro2">
          <table:table-cell office:value-type="date" office:date-value="2021-07-15T00:00:00" table:style-name="ce5">
            <text:p>2021/7/15</text:p>
          </table:table-cell>
          <table:table-cell office:value-type="float" office:value="1291" table:style-name="ce6">
            <text:p>1,291<text:s/></text:p>
          </table:table-cell>
          <table:table-cell office:value-type="float" office:value="5168" table:style-name="ce6">
            <text:p>5,168<text:s/></text:p>
          </table:table-cell>
          <table:table-cell office:value-type="float" office:value="15688" table:style-name="ce6">
            <text:p>15,688<text:s/></text:p>
          </table:table-cell>
          <table:table-cell office:value-type="float" office:value="14474" table:style-name="ce6">
            <text:p>14,474<text:s/></text:p>
          </table:table-cell>
          <table:table-cell office:value-type="float" office:value="8045" table:style-name="ce6">
            <text:p>8,045<text:s/></text:p>
          </table:table-cell>
          <table:table-cell office:value-type="float" office:value="4535" table:style-name="ce6">
            <text:p>4,535<text:s/></text:p>
          </table:table-cell>
          <table:table-cell office:value-type="float" office:value="4138" table:style-name="ce6">
            <text:p>4,138<text:s/></text:p>
          </table:table-cell>
          <table:table-cell office:value-type="float" office:value="1553" table:style-name="ce6">
            <text:p>1,553<text:s/></text:p>
          </table:table-cell>
          <table:table-cell office:value-type="float" office:value="1287" table:style-name="ce6">
            <text:p>1,287<text:s/></text:p>
          </table:table-cell>
          <table:table-cell office:value-type="float" office:value="4779" table:style-name="ce6">
            <text:p>4,779<text:s/></text:p>
          </table:table-cell>
          <table:table-cell office:value-type="float" office:value="816" table:style-name="ce6">
            <text:p>816<text:s/></text:p>
          </table:table-cell>
          <table:table-cell office:value-type="float" office:value="1468" table:style-name="ce6">
            <text:p>1,468<text:s/></text:p>
          </table:table-cell>
          <table:table-cell office:value-type="float" office:value="922" table:style-name="ce6">
            <text:p>922<text:s/></text:p>
          </table:table-cell>
          <table:table-cell office:value-type="float" office:value="2537" table:style-name="ce6">
            <text:p>2,537<text:s/></text:p>
          </table:table-cell>
          <table:table-cell office:value-type="float" office:value="3383" table:style-name="ce6">
            <text:p>3,383<text:s/></text:p>
          </table:table-cell>
          <table:table-cell office:value-type="float" office:value="6013" table:style-name="ce6">
            <text:p>6,013<text:s/></text:p>
          </table:table-cell>
          <table:table-cell office:value-type="float" office:value="5684" table:style-name="ce6">
            <text:p>5,684<text:s/></text:p>
          </table:table-cell>
          <table:table-cell office:value-type="float" office:value="1814" table:style-name="ce6">
            <text:p>1,814<text:s/></text:p>
          </table:table-cell>
          <table:table-cell office:value-type="float" office:value="3264" table:style-name="ce6">
            <text:p>3,264<text:s/></text:p>
          </table:table-cell>
          <table:table-cell office:value-type="float" office:value="1025" table:style-name="ce6">
            <text:p>1,025<text:s/></text:p>
          </table:table-cell>
          <table:table-cell office:value-type="float" office:value="2696" table:style-name="ce6">
            <text:p>2,696<text:s/></text:p>
          </table:table-cell>
          <table:table-cell office:value-type="float" office:value="2873" table:style-name="ce6">
            <text:p>2,873<text:s/></text:p>
          </table:table-cell>
          <table:table-cell office:value-type="float" office:value="1822" table:style-name="ce6">
            <text:p>1,822<text:s/></text:p>
          </table:table-cell>
          <table:table-cell office:value-type="float" office:value="10622" table:style-name="ce6">
            <text:p>10,622<text:s/></text:p>
          </table:table-cell>
          <table:table-cell office:value-type="float" office:value="1094" table:style-name="ce6">
            <text:p>1,094<text:s/></text:p>
          </table:table-cell>
          <table:table-cell office:value-type="float" office:value="4144" table:style-name="ce6">
            <text:p>4,144<text:s/></text:p>
          </table:table-cell>
          <table:table-cell office:value-type="float" office:value="5015" table:style-name="ce6">
            <text:p>5,015<text:s/></text:p>
          </table:table-cell>
          <table:table-cell office:value-type="float" office:value="5986" table:style-name="ce6">
            <text:p>5,986<text:s/></text:p>
          </table:table-cell>
          <table:table-cell office:value-type="float" office:value="8534" table:style-name="ce6">
            <text:p>8,534<text:s/></text:p>
          </table:table-cell>
          <table:table-cell office:value-type="float" office:value="5706" table:style-name="ce6">
            <text:p>5,706<text:s/></text:p>
          </table:table-cell>
          <table:table-cell office:value-type="float" office:value="3855" table:style-name="ce6">
            <text:p>3,855<text:s/></text:p>
          </table:table-cell>
          <table:table-cell office:value-type="float" office:value="7019" table:style-name="ce6">
            <text:p>7,019<text:s/></text:p>
          </table:table-cell>
          <table:table-cell office:value-type="float" office:value="5876" table:style-name="ce6">
            <text:p>5,876<text:s/></text:p>
          </table:table-cell>
          <table:table-cell office:value-type="float" office:value="10876" table:style-name="ce6">
            <text:p>10,876<text:s/></text:p>
          </table:table-cell>
          <table:table-cell office:value-type="float" office:value="8057" table:style-name="ce6">
            <text:p>8,057<text:s/></text:p>
          </table:table-cell>
          <table:table-cell office:value-type="float" office:value="3236" table:style-name="ce6">
            <text:p>3,236<text:s/></text:p>
          </table:table-cell>
          <table:table-cell office:value-type="float" office:value="13447" table:style-name="ce6">
            <text:p>13,447<text:s/></text:p>
          </table:table-cell>
          <table:table-cell office:value-type="float" office:value="9607" table:style-name="ce6">
            <text:p>9,607<text:s/></text:p>
          </table:table-cell>
          <table:table-cell office:value-type="float" office:value="10215" table:style-name="ce6">
            <text:p>10,215<text:s/></text:p>
          </table:table-cell>
          <table:table-cell office:value-type="float" office:value="8167" table:style-name="ce6">
            <text:p>8,167<text:s/></text:p>
          </table:table-cell>
          <table:table-cell office:value-type="float" office:value="10962" table:style-name="ce6">
            <text:p>10,962<text:s/></text:p>
          </table:table-cell>
          <table:table-cell office:value-type="float" office:value="34090" table:style-name="ce6">
            <text:p>34,090<text:s/></text:p>
          </table:table-cell>
          <table:table-cell office:value-type="float" office:value="13310" table:style-name="ce6">
            <text:p>13,310<text:s/></text:p>
          </table:table-cell>
          <table:table-cell office:value-type="float" office:value="8568" table:style-name="ce6">
            <text:p>8,568<text:s/></text:p>
          </table:table-cell>
          <table:table-cell office:value-type="float" office:value="8516" table:style-name="ce6">
            <text:p>8,516<text:s/></text:p>
          </table:table-cell>
          <table:table-cell office:value-type="float" office:value="10824" table:style-name="ce6">
            <text:p>10,824<text:s/></text:p>
          </table:table-cell>
          <table:table-cell office:value-type="float" office:value="7299" table:style-name="ce6">
            <text:p>7,299<text:s/></text:p>
          </table:table-cell>
          <table:table-cell office:value-type="float" office:value="8770" table:style-name="ce6">
            <text:p>8,770<text:s/></text:p>
          </table:table-cell>
          <table:table-cell office:value-type="float" office:value="8830" table:style-name="ce6">
            <text:p>8,830<text:s/></text:p>
          </table:table-cell>
          <table:table-cell office:value-type="float" office:value="4651" table:style-name="ce6">
            <text:p>4,651<text:s/></text:p>
          </table:table-cell>
          <table:table-cell office:value-type="float" office:value="11789" table:style-name="ce6">
            <text:p>11,789<text:s/></text:p>
          </table:table-cell>
          <table:table-cell office:value-type="float" office:value="2851" table:style-name="ce6">
            <text:p>2,851<text:s/></text:p>
          </table:table-cell>
          <table:table-cell office:value-type="float" office:value="3329" table:style-name="ce6">
            <text:p>3,329<text:s/></text:p>
          </table:table-cell>
          <table:table-cell office:value-type="float" office:value="6834" table:style-name="ce6">
            <text:p>6,834<text:s/></text:p>
          </table:table-cell>
          <table:table-cell office:value-type="float" office:value="1202" table:style-name="ce6">
            <text:p>1,202<text:s/></text:p>
          </table:table-cell>
          <table:table-cell office:value-type="float" office:value="1614" table:style-name="ce6">
            <text:p>1,614<text:s/></text:p>
          </table:table-cell>
          <table:table-cell office:value-type="float" office:value="1565" table:style-name="ce6">
            <text:p>1,565<text:s/></text:p>
          </table:table-cell>
          <table:table-cell office:value-type="float" office:value="4186" table:style-name="ce6">
            <text:p>4,186<text:s/></text:p>
          </table:table-cell>
          <table:table-cell office:value-type="float" office:value="4049" table:style-name="ce6">
            <text:p>4,049<text:s/></text:p>
          </table:table-cell>
          <table:table-cell office:value-type="float" office:value="5121" table:style-name="ce6">
            <text:p>5,121<text:s/></text:p>
          </table:table-cell>
          <table:table-cell office:value-type="float" office:value="10642" table:style-name="ce6">
            <text:p>10,642<text:s/></text:p>
          </table:table-cell>
          <table:table-cell office:value-type="float" office:value="3822" table:style-name="ce6">
            <text:p>3,822<text:s/></text:p>
          </table:table-cell>
          <table:table-cell office:value-type="float" office:value="4888" table:style-name="ce6">
            <text:p>4,888<text:s/></text:p>
          </table:table-cell>
          <table:table-cell office:value-type="float" office:value="3275" table:style-name="ce6">
            <text:p>3,275<text:s/></text:p>
          </table:table-cell>
          <table:table-cell office:value-type="float" office:value="8768" table:style-name="ce6">
            <text:p>8,768<text:s/></text:p>
          </table:table-cell>
          <table:table-cell office:value-type="float" office:value="9742" table:style-name="ce6">
            <text:p>9,742<text:s/></text:p>
          </table:table-cell>
          <table:table-cell office:value-type="float" office:value="9641" table:style-name="ce6">
            <text:p>9,641<text:s/></text:p>
          </table:table-cell>
          <table:table-cell office:value-type="float" office:value="13109" table:style-name="ce6">
            <text:p>13,109<text:s/></text:p>
          </table:table-cell>
          <table:table-cell office:value-type="float" office:value="14544" table:style-name="ce6">
            <text:p>14,544<text:s/></text:p>
          </table:table-cell>
          <table:table-cell office:value-type="float" office:value="10285" table:style-name="ce6">
            <text:p>10,285<text:s/></text:p>
          </table:table-cell>
          <table:table-cell office:value-type="float" office:value="6950" table:style-name="ce6">
            <text:p>6,950<text:s/></text:p>
          </table:table-cell>
          <table:table-cell office:value-type="float" office:value="16098" table:style-name="ce6">
            <text:p>16,098<text:s/></text:p>
          </table:table-cell>
          <table:table-cell office:value-type="float" office:value="6863" table:style-name="ce6">
            <text:p>6,863<text:s/></text:p>
          </table:table-cell>
          <table:table-cell office:value-type="float" office:value="10740" table:style-name="ce6">
            <text:p>10,740<text:s/></text:p>
          </table:table-cell>
          <table:table-cell office:value-type="float" office:value="10787" table:style-name="ce6">
            <text:p>10,787<text:s/></text:p>
          </table:table-cell>
          <table:table-cell office:value-type="float" office:value="6718" table:style-name="ce6">
            <text:p>6,718<text:s/></text:p>
          </table:table-cell>
          <table:table-cell office:value-type="float" office:value="19192" table:style-name="ce6">
            <text:p>19,192<text:s/></text:p>
          </table:table-cell>
          <table:table-cell office:value-type="float" office:value="7273" table:style-name="ce6">
            <text:p>7,273<text:s/></text:p>
          </table:table-cell>
          <table:table-cell office:value-type="float" office:value="6246" table:style-name="ce6">
            <text:p>6,246<text:s/></text:p>
          </table:table-cell>
          <table:table-cell office:value-type="float" office:value="6604" table:style-name="ce6">
            <text:p>6,604<text:s/></text:p>
          </table:table-cell>
          <table:table-cell office:value-type="float" office:value="6252" table:style-name="ce6">
            <text:p>6,252<text:s/></text:p>
          </table:table-cell>
          <table:table-cell office:value-type="float" office:value="4379" table:style-name="ce6">
            <text:p>4,379<text:s/></text:p>
          </table:table-cell>
          <table:table-cell office:value-type="float" office:value="7825" table:style-name="ce6">
            <text:p>7,825<text:s/></text:p>
          </table:table-cell>
          <table:table-cell office:value-type="float" office:value="7385" table:style-name="ce6">
            <text:p>7,385<text:s/></text:p>
          </table:table-cell>
          <table:table-cell office:value-type="float" office:value="2758" table:style-name="ce6">
            <text:p>2,758<text:s/></text:p>
          </table:table-cell>
          <table:table-cell office:value-type="float" office:value="4578" table:style-name="ce6">
            <text:p>4,578<text:s/></text:p>
          </table:table-cell>
          <table:table-cell office:value-type="float" office:value="15698" table:style-name="ce6">
            <text:p>15,698<text:s/></text:p>
          </table:table-cell>
          <table:table-cell office:value-type="float" office:value="7845" table:style-name="ce6">
            <text:p>7,845<text:s/></text:p>
          </table:table-cell>
          <table:table-cell office:value-type="float" office:value="9003" table:style-name="ce6">
            <text:p>9,003<text:s/></text:p>
          </table:table-cell>
          <table:table-cell office:value-type="float" office:value="8942" table:style-name="ce6">
            <text:p>8,942<text:s/></text:p>
          </table:table-cell>
          <table:table-cell office:value-type="float" office:value="3629" table:style-name="ce6">
            <text:p>3,629<text:s/></text:p>
          </table:table-cell>
          <table:table-cell office:value-type="float" office:value="4278" table:style-name="ce6">
            <text:p>4,278<text:s/></text:p>
          </table:table-cell>
          <table:table-cell office:value-type="float" office:value="2414" table:style-name="ce6">
            <text:p>2,414<text:s/></text:p>
          </table:table-cell>
          <table:table-cell office:value-type="float" office:value="2457" table:style-name="ce6">
            <text:p>2,457<text:s/></text:p>
          </table:table-cell>
          <table:table-cell office:value-type="float" office:value="2560" table:style-name="ce6">
            <text:p>2,560<text:s/></text:p>
          </table:table-cell>
          <table:table-cell office:value-type="float" office:value="4255" table:style-name="ce6">
            <text:p>4,255<text:s/></text:p>
          </table:table-cell>
          <table:table-cell office:value-type="float" office:value="4108" table:style-name="ce6">
            <text:p>4,108<text:s/></text:p>
          </table:table-cell>
          <table:table-cell office:value-type="float" office:value="4341" table:style-name="ce6">
            <text:p>4,341<text:s/></text:p>
          </table:table-cell>
          <table:table-cell office:value-type="float" office:value="6439" table:style-name="ce6">
            <text:p>6,439<text:s/></text:p>
          </table:table-cell>
          <table:table-cell office:value-type="float" office:value="10643" table:style-name="ce6">
            <text:p>10,643<text:s/></text:p>
          </table:table-cell>
          <table:table-cell office:value-type="float" office:value="7683" table:style-name="ce6">
            <text:p>7,683<text:s/></text:p>
          </table:table-cell>
          <table:table-cell office:value-type="float" office:value="5169" table:style-name="ce6">
            <text:p>5,169<text:s/></text:p>
          </table:table-cell>
          <table:table-cell office:value-type="float" office:value="4838" table:style-name="ce6">
            <text:p>4,838<text:s/></text:p>
          </table:table-cell>
          <table:table-cell office:value-type="float" office:value="4939" table:style-name="ce6">
            <text:p>4,939<text:s/></text:p>
          </table:table-cell>
          <table:table-cell office:value-type="float" office:value="5022" table:style-name="ce6">
            <text:p>5,022<text:s/></text:p>
          </table:table-cell>
          <table:table-cell office:value-type="float" office:value="5086" table:style-name="ce6">
            <text:p>5,086<text:s/></text:p>
          </table:table-cell>
          <table:table-cell office:value-type="float" office:value="4203" table:style-name="ce6">
            <text:p>4,203<text:s/></text:p>
          </table:table-cell>
          <table:table-cell office:value-type="float" office:value="3971" table:style-name="ce6">
            <text:p>3,971<text:s/></text:p>
          </table:table-cell>
          <table:table-cell office:value-type="float" office:value="490" table:style-name="ce6">
            <text:p>490<text:s/></text:p>
          </table:table-cell>
          <table:table-cell office:value-type="float" office:value="1008" table:style-name="ce6">
            <text:p>1,008<text:s/></text:p>
          </table:table-cell>
          <table:table-cell office:value-type="float" office:value="1680" table:style-name="ce6">
            <text:p>1,680<text:s/></text:p>
          </table:table-cell>
          <table:table-cell office:value-type="float" office:value="2077" table:style-name="ce6">
            <text:p>2,077<text:s/></text:p>
          </table:table-cell>
          <table:table-cell office:value-type="float" office:value="1109" table:style-name="ce6">
            <text:p>1,109<text:s/></text:p>
          </table:table-cell>
          <table:table-cell office:value-type="float" office:value="1643" table:style-name="ce6">
            <text:p>1,643<text:s/></text:p>
          </table:table-cell>
          <table:table-cell office:value-type="float" office:value="1217" table:style-name="ce6">
            <text:p>1,217<text:s/></text:p>
          </table:table-cell>
          <table:table-cell office:value-type="float" office:value="2706" table:style-name="ce6">
            <text:p>2,706<text:s/></text:p>
          </table:table-cell>
          <table:table-cell office:value-type="float" office:value="940" table:style-name="ce6">
            <text:p>940<text:s/></text:p>
          </table:table-cell>
          <table:table-cell office:value-type="float" office:value="1552" table:style-name="ce6">
            <text:p>1,552<text:s/></text:p>
          </table:table-cell>
          <table:table-cell office:value-type="float" office:value="1973" table:style-name="ce6">
            <text:p>1,973<text:s/></text:p>
          </table:table-cell>
          <table:table-cell table:number-columns-repeated="16264"/>
        </table:table-row>
        <table:table-row table:style-name="ro2">
          <table:table-cell office:value-type="date" office:date-value="2021-07-16T00:00:00" table:style-name="ce5">
            <text:p>2021/7/16</text:p>
          </table:table-cell>
          <table:table-cell office:value-type="float" office:value="1341" table:style-name="ce6">
            <text:p>1,341<text:s/></text:p>
          </table:table-cell>
          <table:table-cell office:value-type="float" office:value="5146" table:style-name="ce6">
            <text:p>5,146<text:s/></text:p>
          </table:table-cell>
          <table:table-cell office:value-type="float" office:value="15954" table:style-name="ce6">
            <text:p>15,954<text:s/></text:p>
          </table:table-cell>
          <table:table-cell office:value-type="float" office:value="14991" table:style-name="ce6">
            <text:p>14,991<text:s/></text:p>
          </table:table-cell>
          <table:table-cell office:value-type="float" office:value="8134" table:style-name="ce6">
            <text:p>8,134<text:s/></text:p>
          </table:table-cell>
          <table:table-cell office:value-type="float" office:value="4565" table:style-name="ce6">
            <text:p>4,565<text:s/></text:p>
          </table:table-cell>
          <table:table-cell office:value-type="float" office:value="4271" table:style-name="ce6">
            <text:p>4,271<text:s/></text:p>
          </table:table-cell>
          <table:table-cell office:value-type="float" office:value="1527" table:style-name="ce6">
            <text:p>1,527<text:s/></text:p>
          </table:table-cell>
          <table:table-cell office:value-type="float" office:value="1271" table:style-name="ce6">
            <text:p>1,271<text:s/></text:p>
          </table:table-cell>
          <table:table-cell office:value-type="float" office:value="4796" table:style-name="ce6">
            <text:p>4,796<text:s/></text:p>
          </table:table-cell>
          <table:table-cell office:value-type="float" office:value="839" table:style-name="ce6">
            <text:p>839<text:s/></text:p>
          </table:table-cell>
          <table:table-cell office:value-type="float" office:value="1486" table:style-name="ce6">
            <text:p>1,486<text:s/></text:p>
          </table:table-cell>
          <table:table-cell office:value-type="float" office:value="856" table:style-name="ce6">
            <text:p>856<text:s/></text:p>
          </table:table-cell>
          <table:table-cell office:value-type="float" office:value="2469" table:style-name="ce6">
            <text:p>2,469<text:s/></text:p>
          </table:table-cell>
          <table:table-cell office:value-type="float" office:value="3477" table:style-name="ce6">
            <text:p>3,477<text:s/></text:p>
          </table:table-cell>
          <table:table-cell office:value-type="float" office:value="5824" table:style-name="ce6">
            <text:p>5,824<text:s/></text:p>
          </table:table-cell>
          <table:table-cell office:value-type="float" office:value="5607" table:style-name="ce6">
            <text:p>5,607<text:s/></text:p>
          </table:table-cell>
          <table:table-cell office:value-type="float" office:value="1780" table:style-name="ce6">
            <text:p>1,780<text:s/></text:p>
          </table:table-cell>
          <table:table-cell office:value-type="float" office:value="3412" table:style-name="ce6">
            <text:p>3,412<text:s/></text:p>
          </table:table-cell>
          <table:table-cell office:value-type="float" office:value="1066" table:style-name="ce6">
            <text:p>1,066<text:s/></text:p>
          </table:table-cell>
          <table:table-cell office:value-type="float" office:value="2618" table:style-name="ce6">
            <text:p>2,618<text:s/></text:p>
          </table:table-cell>
          <table:table-cell office:value-type="float" office:value="2962" table:style-name="ce6">
            <text:p>2,962<text:s/></text:p>
          </table:table-cell>
          <table:table-cell office:value-type="float" office:value="1861" table:style-name="ce6">
            <text:p>1,861<text:s/></text:p>
          </table:table-cell>
          <table:table-cell office:value-type="float" office:value="10610" table:style-name="ce6">
            <text:p>10,610<text:s/></text:p>
          </table:table-cell>
          <table:table-cell office:value-type="float" office:value="1073" table:style-name="ce6">
            <text:p>1,073<text:s/></text:p>
          </table:table-cell>
          <table:table-cell office:value-type="float" office:value="4188" table:style-name="ce6">
            <text:p>4,188<text:s/></text:p>
          </table:table-cell>
          <table:table-cell office:value-type="float" office:value="5023" table:style-name="ce6">
            <text:p>5,023<text:s/></text:p>
          </table:table-cell>
          <table:table-cell office:value-type="float" office:value="6091" table:style-name="ce6">
            <text:p>6,091<text:s/></text:p>
          </table:table-cell>
          <table:table-cell office:value-type="float" office:value="8730" table:style-name="ce6">
            <text:p>8,730<text:s/></text:p>
          </table:table-cell>
          <table:table-cell office:value-type="float" office:value="5914" table:style-name="ce6">
            <text:p>5,914<text:s/></text:p>
          </table:table-cell>
          <table:table-cell office:value-type="float" office:value="3844" table:style-name="ce6">
            <text:p>3,844<text:s/></text:p>
          </table:table-cell>
          <table:table-cell office:value-type="float" office:value="7255" table:style-name="ce6">
            <text:p>7,255<text:s/></text:p>
          </table:table-cell>
          <table:table-cell office:value-type="float" office:value="5947" table:style-name="ce6">
            <text:p>5,947<text:s/></text:p>
          </table:table-cell>
          <table:table-cell office:value-type="float" office:value="11042" table:style-name="ce6">
            <text:p>11,042<text:s/></text:p>
          </table:table-cell>
          <table:table-cell office:value-type="float" office:value="8246" table:style-name="ce6">
            <text:p>8,246<text:s/></text:p>
          </table:table-cell>
          <table:table-cell office:value-type="float" office:value="3205" table:style-name="ce6">
            <text:p>3,205<text:s/></text:p>
          </table:table-cell>
          <table:table-cell office:value-type="float" office:value="13551" table:style-name="ce6">
            <text:p>13,551<text:s/></text:p>
          </table:table-cell>
          <table:table-cell office:value-type="float" office:value="9627" table:style-name="ce6">
            <text:p>9,627<text:s/></text:p>
          </table:table-cell>
          <table:table-cell office:value-type="float" office:value="10272" table:style-name="ce6">
            <text:p>10,272<text:s/></text:p>
          </table:table-cell>
          <table:table-cell office:value-type="float" office:value="8144" table:style-name="ce6">
            <text:p>8,144<text:s/></text:p>
          </table:table-cell>
          <table:table-cell office:value-type="float" office:value="10967" table:style-name="ce6">
            <text:p>10,967<text:s/></text:p>
          </table:table-cell>
          <table:table-cell office:value-type="float" office:value="38303" table:style-name="ce6">
            <text:p>38,303<text:s/></text:p>
          </table:table-cell>
          <table:table-cell office:value-type="float" office:value="14061" table:style-name="ce6">
            <text:p>14,061<text:s/></text:p>
          </table:table-cell>
          <table:table-cell office:value-type="float" office:value="8367" table:style-name="ce6">
            <text:p>8,367<text:s/></text:p>
          </table:table-cell>
          <table:table-cell office:value-type="float" office:value="8299" table:style-name="ce6">
            <text:p>8,299<text:s/></text:p>
          </table:table-cell>
          <table:table-cell office:value-type="float" office:value="8871" table:style-name="ce6">
            <text:p>8,871<text:s/></text:p>
          </table:table-cell>
          <table:table-cell office:value-type="float" office:value="7139" table:style-name="ce6">
            <text:p>7,139<text:s/></text:p>
          </table:table-cell>
          <table:table-cell office:value-type="float" office:value="8778" table:style-name="ce6">
            <text:p>8,778<text:s/></text:p>
          </table:table-cell>
          <table:table-cell office:value-type="float" office:value="9003" table:style-name="ce6">
            <text:p>9,003<text:s/></text:p>
          </table:table-cell>
          <table:table-cell office:value-type="float" office:value="4584" table:style-name="ce6">
            <text:p>4,584<text:s/></text:p>
          </table:table-cell>
          <table:table-cell office:value-type="float" office:value="11872" table:style-name="ce6">
            <text:p>11,872<text:s/></text:p>
          </table:table-cell>
          <table:table-cell office:value-type="float" office:value="2791" table:style-name="ce6">
            <text:p>2,791<text:s/></text:p>
          </table:table-cell>
          <table:table-cell office:value-type="float" office:value="3287" table:style-name="ce6">
            <text:p>3,287<text:s/></text:p>
          </table:table-cell>
          <table:table-cell office:value-type="float" office:value="6841" table:style-name="ce6">
            <text:p>6,841<text:s/></text:p>
          </table:table-cell>
          <table:table-cell office:value-type="float" office:value="1183" table:style-name="ce6">
            <text:p>1,183<text:s/></text:p>
          </table:table-cell>
          <table:table-cell office:value-type="float" office:value="1631" table:style-name="ce6">
            <text:p>1,631<text:s/></text:p>
          </table:table-cell>
          <table:table-cell office:value-type="float" office:value="1518" table:style-name="ce6">
            <text:p>1,518<text:s/></text:p>
          </table:table-cell>
          <table:table-cell office:value-type="float" office:value="4101" table:style-name="ce6">
            <text:p>4,101<text:s/></text:p>
          </table:table-cell>
          <table:table-cell office:value-type="float" office:value="4119" table:style-name="ce6">
            <text:p>4,119<text:s/></text:p>
          </table:table-cell>
          <table:table-cell office:value-type="float" office:value="5109" table:style-name="ce6">
            <text:p>5,109<text:s/></text:p>
          </table:table-cell>
          <table:table-cell office:value-type="float" office:value="10948" table:style-name="ce6">
            <text:p>10,948<text:s/></text:p>
          </table:table-cell>
          <table:table-cell office:value-type="float" office:value="3829" table:style-name="ce6">
            <text:p>3,829<text:s/></text:p>
          </table:table-cell>
          <table:table-cell office:value-type="float" office:value="4930" table:style-name="ce6">
            <text:p>4,930<text:s/></text:p>
          </table:table-cell>
          <table:table-cell office:value-type="float" office:value="3266" table:style-name="ce6">
            <text:p>3,266<text:s/></text:p>
          </table:table-cell>
          <table:table-cell office:value-type="float" office:value="8738" table:style-name="ce6">
            <text:p>8,738<text:s/></text:p>
          </table:table-cell>
          <table:table-cell office:value-type="float" office:value="9573" table:style-name="ce6">
            <text:p>9,573<text:s/></text:p>
          </table:table-cell>
          <table:table-cell office:value-type="float" office:value="9615" table:style-name="ce6">
            <text:p>9,615<text:s/></text:p>
          </table:table-cell>
          <table:table-cell office:value-type="float" office:value="13771" table:style-name="ce6">
            <text:p>13,771<text:s/></text:p>
          </table:table-cell>
          <table:table-cell office:value-type="float" office:value="14735" table:style-name="ce6">
            <text:p>14,735<text:s/></text:p>
          </table:table-cell>
          <table:table-cell office:value-type="float" office:value="10348" table:style-name="ce6">
            <text:p>10,348<text:s/></text:p>
          </table:table-cell>
          <table:table-cell office:value-type="float" office:value="6812" table:style-name="ce6">
            <text:p>6,812<text:s/></text:p>
          </table:table-cell>
          <table:table-cell office:value-type="float" office:value="16759" table:style-name="ce6">
            <text:p>16,759<text:s/></text:p>
          </table:table-cell>
          <table:table-cell office:value-type="float" office:value="6769" table:style-name="ce6">
            <text:p>6,769<text:s/></text:p>
          </table:table-cell>
          <table:table-cell office:value-type="float" office:value="11039" table:style-name="ce6">
            <text:p>11,039<text:s/></text:p>
          </table:table-cell>
          <table:table-cell office:value-type="float" office:value="11291" table:style-name="ce6">
            <text:p>11,291<text:s/></text:p>
          </table:table-cell>
          <table:table-cell office:value-type="float" office:value="6813" table:style-name="ce6">
            <text:p>6,813<text:s/></text:p>
          </table:table-cell>
          <table:table-cell office:value-type="float" office:value="20225" table:style-name="ce6">
            <text:p>20,225<text:s/></text:p>
          </table:table-cell>
          <table:table-cell office:value-type="float" office:value="7474" table:style-name="ce6">
            <text:p>7,474<text:s/></text:p>
          </table:table-cell>
          <table:table-cell office:value-type="float" office:value="6364" table:style-name="ce6">
            <text:p>6,364<text:s/></text:p>
          </table:table-cell>
          <table:table-cell office:value-type="float" office:value="6566" table:style-name="ce6">
            <text:p>6,566<text:s/></text:p>
          </table:table-cell>
          <table:table-cell office:value-type="float" office:value="6657" table:style-name="ce6">
            <text:p>6,657<text:s/></text:p>
          </table:table-cell>
          <table:table-cell office:value-type="float" office:value="4337" table:style-name="ce6">
            <text:p>4,337<text:s/></text:p>
          </table:table-cell>
          <table:table-cell office:value-type="float" office:value="8215" table:style-name="ce6">
            <text:p>8,215<text:s/></text:p>
          </table:table-cell>
          <table:table-cell office:value-type="float" office:value="7544" table:style-name="ce6">
            <text:p>7,544<text:s/></text:p>
          </table:table-cell>
          <table:table-cell office:value-type="float" office:value="2837" table:style-name="ce6">
            <text:p>2,837<text:s/></text:p>
          </table:table-cell>
          <table:table-cell office:value-type="float" office:value="4636" table:style-name="ce6">
            <text:p>4,636<text:s/></text:p>
          </table:table-cell>
          <table:table-cell office:value-type="float" office:value="15365" table:style-name="ce6">
            <text:p>15,365<text:s/></text:p>
          </table:table-cell>
          <table:table-cell office:value-type="float" office:value="7689" table:style-name="ce6">
            <text:p>7,689<text:s/></text:p>
          </table:table-cell>
          <table:table-cell office:value-type="float" office:value="8951" table:style-name="ce6">
            <text:p>8,951<text:s/></text:p>
          </table:table-cell>
          <table:table-cell office:value-type="float" office:value="9053" table:style-name="ce6">
            <text:p>9,053<text:s/></text:p>
          </table:table-cell>
          <table:table-cell office:value-type="float" office:value="3476" table:style-name="ce6">
            <text:p>3,476<text:s/></text:p>
          </table:table-cell>
          <table:table-cell office:value-type="float" office:value="4280" table:style-name="ce6">
            <text:p>4,280<text:s/></text:p>
          </table:table-cell>
          <table:table-cell office:value-type="float" office:value="2466" table:style-name="ce6">
            <text:p>2,466<text:s/></text:p>
          </table:table-cell>
          <table:table-cell office:value-type="float" office:value="2428" table:style-name="ce6">
            <text:p>2,428<text:s/></text:p>
          </table:table-cell>
          <table:table-cell office:value-type="float" office:value="2587" table:style-name="ce6">
            <text:p>2,587<text:s/></text:p>
          </table:table-cell>
          <table:table-cell office:value-type="float" office:value="4174" table:style-name="ce6">
            <text:p>4,174<text:s/></text:p>
          </table:table-cell>
          <table:table-cell office:value-type="float" office:value="4228" table:style-name="ce6">
            <text:p>4,228<text:s/></text:p>
          </table:table-cell>
          <table:table-cell office:value-type="float" office:value="4390" table:style-name="ce6">
            <text:p>4,390<text:s/></text:p>
          </table:table-cell>
          <table:table-cell office:value-type="float" office:value="6277" table:style-name="ce6">
            <text:p>6,277<text:s/></text:p>
          </table:table-cell>
          <table:table-cell office:value-type="float" office:value="10625" table:style-name="ce6">
            <text:p>10,625<text:s/></text:p>
          </table:table-cell>
          <table:table-cell office:value-type="float" office:value="7993" table:style-name="ce6">
            <text:p>7,993<text:s/></text:p>
          </table:table-cell>
          <table:table-cell office:value-type="float" office:value="5135" table:style-name="ce6">
            <text:p>5,135<text:s/></text:p>
          </table:table-cell>
          <table:table-cell office:value-type="float" office:value="4913" table:style-name="ce6">
            <text:p>4,913<text:s/></text:p>
          </table:table-cell>
          <table:table-cell office:value-type="float" office:value="5076" table:style-name="ce6">
            <text:p>5,076<text:s/></text:p>
          </table:table-cell>
          <table:table-cell office:value-type="float" office:value="4954" table:style-name="ce6">
            <text:p>4,954<text:s/></text:p>
          </table:table-cell>
          <table:table-cell office:value-type="float" office:value="5162" table:style-name="ce6">
            <text:p>5,162<text:s/></text:p>
          </table:table-cell>
          <table:table-cell office:value-type="float" office:value="4224" table:style-name="ce6">
            <text:p>4,224<text:s/></text:p>
          </table:table-cell>
          <table:table-cell office:value-type="float" office:value="4014" table:style-name="ce6">
            <text:p>4,014<text:s/></text:p>
          </table:table-cell>
          <table:table-cell office:value-type="float" office:value="538" table:style-name="ce6">
            <text:p>538<text:s/></text:p>
          </table:table-cell>
          <table:table-cell office:value-type="float" office:value="995" table:style-name="ce6">
            <text:p>995<text:s/></text:p>
          </table:table-cell>
          <table:table-cell office:value-type="float" office:value="1716" table:style-name="ce6">
            <text:p>1,716<text:s/></text:p>
          </table:table-cell>
          <table:table-cell office:value-type="float" office:value="2116" table:style-name="ce6">
            <text:p>2,116<text:s/></text:p>
          </table:table-cell>
          <table:table-cell office:value-type="float" office:value="1133" table:style-name="ce6">
            <text:p>1,133<text:s/></text:p>
          </table:table-cell>
          <table:table-cell office:value-type="float" office:value="1568" table:style-name="ce6">
            <text:p>1,568<text:s/></text:p>
          </table:table-cell>
          <table:table-cell office:value-type="float" office:value="1196" table:style-name="ce6">
            <text:p>1,196<text:s/></text:p>
          </table:table-cell>
          <table:table-cell office:value-type="float" office:value="3079" table:style-name="ce6">
            <text:p>3,079<text:s/></text:p>
          </table:table-cell>
          <table:table-cell office:value-type="float" office:value="968" table:style-name="ce6">
            <text:p>968<text:s/></text:p>
          </table:table-cell>
          <table:table-cell office:value-type="float" office:value="1613" table:style-name="ce6">
            <text:p>1,613<text:s/></text:p>
          </table:table-cell>
          <table:table-cell office:value-type="float" office:value="1996" table:style-name="ce6">
            <text:p>1,996<text:s/></text:p>
          </table:table-cell>
          <table:table-cell table:number-columns-repeated="16264"/>
        </table:table-row>
        <table:table-row table:style-name="ro2">
          <table:table-cell office:value-type="date" office:date-value="2021-07-17T00:00:00" table:style-name="ce5">
            <text:p>2021/7/17</text:p>
          </table:table-cell>
          <table:table-cell office:value-type="float" office:value="541" table:style-name="ce6">
            <text:p>541<text:s/></text:p>
          </table:table-cell>
          <table:table-cell office:value-type="float" office:value="2193" table:style-name="ce6">
            <text:p>2,193<text:s/></text:p>
          </table:table-cell>
          <table:table-cell office:value-type="float" office:value="4792" table:style-name="ce6">
            <text:p>4,792<text:s/></text:p>
          </table:table-cell>
          <table:table-cell office:value-type="float" office:value="10536" table:style-name="ce6">
            <text:p>10,536<text:s/></text:p>
          </table:table-cell>
          <table:table-cell office:value-type="float" office:value="3528" table:style-name="ce6">
            <text:p>3,528<text:s/></text:p>
          </table:table-cell>
          <table:table-cell office:value-type="float" office:value="2020" table:style-name="ce6">
            <text:p>2,020<text:s/></text:p>
          </table:table-cell>
          <table:table-cell office:value-type="float" office:value="1891" table:style-name="ce6">
            <text:p>1,891<text:s/></text:p>
          </table:table-cell>
          <table:table-cell office:value-type="float" office:value="995" table:style-name="ce6">
            <text:p>995<text:s/></text:p>
          </table:table-cell>
          <table:table-cell office:value-type="float" office:value="643" table:style-name="ce6">
            <text:p>643<text:s/></text:p>
          </table:table-cell>
          <table:table-cell office:value-type="float" office:value="2108" table:style-name="ce6">
            <text:p>2,108<text:s/></text:p>
          </table:table-cell>
          <table:table-cell office:value-type="float" office:value="410" table:style-name="ce6">
            <text:p>410<text:s/></text:p>
          </table:table-cell>
          <table:table-cell office:value-type="float" office:value="837" table:style-name="ce6">
            <text:p>837<text:s/></text:p>
          </table:table-cell>
          <table:table-cell office:value-type="float" office:value="480" table:style-name="ce6">
            <text:p>480<text:s/></text:p>
          </table:table-cell>
          <table:table-cell office:value-type="float" office:value="1343" table:style-name="ce6">
            <text:p>1,343<text:s/></text:p>
          </table:table-cell>
          <table:table-cell office:value-type="float" office:value="1935" table:style-name="ce6">
            <text:p>1,935<text:s/></text:p>
          </table:table-cell>
          <table:table-cell office:value-type="float" office:value="1427" table:style-name="ce6">
            <text:p>1,427<text:s/></text:p>
          </table:table-cell>
          <table:table-cell office:value-type="float" office:value="1692" table:style-name="ce6">
            <text:p>1,692<text:s/></text:p>
          </table:table-cell>
          <table:table-cell office:value-type="float" office:value="944" table:style-name="ce6">
            <text:p>944<text:s/></text:p>
          </table:table-cell>
          <table:table-cell office:value-type="float" office:value="2042" table:style-name="ce6">
            <text:p>2,042<text:s/></text:p>
          </table:table-cell>
          <table:table-cell office:value-type="float" office:value="714" table:style-name="ce6">
            <text:p>714<text:s/></text:p>
          </table:table-cell>
          <table:table-cell office:value-type="float" office:value="1261" table:style-name="ce6">
            <text:p>1,261<text:s/></text:p>
          </table:table-cell>
          <table:table-cell office:value-type="float" office:value="1534" table:style-name="ce6">
            <text:p>1,534<text:s/></text:p>
          </table:table-cell>
          <table:table-cell office:value-type="float" office:value="516" table:style-name="ce6">
            <text:p>516<text:s/></text:p>
          </table:table-cell>
          <table:table-cell office:value-type="float" office:value="4357" table:style-name="ce6">
            <text:p>4,357<text:s/></text:p>
          </table:table-cell>
          <table:table-cell office:value-type="float" office:value="886" table:style-name="ce6">
            <text:p>886<text:s/></text:p>
          </table:table-cell>
          <table:table-cell office:value-type="float" office:value="2760" table:style-name="ce6">
            <text:p>2,760<text:s/></text:p>
          </table:table-cell>
          <table:table-cell office:value-type="float" office:value="2440" table:style-name="ce6">
            <text:p>2,440<text:s/></text:p>
          </table:table-cell>
          <table:table-cell office:value-type="float" office:value="3226" table:style-name="ce6">
            <text:p>3,226<text:s/></text:p>
          </table:table-cell>
          <table:table-cell office:value-type="float" office:value="4049" table:style-name="ce6">
            <text:p>4,049<text:s/></text:p>
          </table:table-cell>
          <table:table-cell office:value-type="float" office:value="3553" table:style-name="ce6">
            <text:p>3,553<text:s/></text:p>
          </table:table-cell>
          <table:table-cell office:value-type="float" office:value="2317" table:style-name="ce6">
            <text:p>2,317<text:s/></text:p>
          </table:table-cell>
          <table:table-cell office:value-type="float" office:value="4451" table:style-name="ce6">
            <text:p>4,451<text:s/></text:p>
          </table:table-cell>
          <table:table-cell office:value-type="float" office:value="3347" table:style-name="ce6">
            <text:p>3,347<text:s/></text:p>
          </table:table-cell>
          <table:table-cell office:value-type="float" office:value="5775" table:style-name="ce6">
            <text:p>5,775<text:s/></text:p>
          </table:table-cell>
          <table:table-cell office:value-type="float" office:value="2967" table:style-name="ce6">
            <text:p>2,967<text:s/></text:p>
          </table:table-cell>
          <table:table-cell office:value-type="float" office:value="866" table:style-name="ce6">
            <text:p>866<text:s/></text:p>
          </table:table-cell>
          <table:table-cell office:value-type="float" office:value="7553" table:style-name="ce6">
            <text:p>7,553<text:s/></text:p>
          </table:table-cell>
          <table:table-cell office:value-type="float" office:value="5036" table:style-name="ce6">
            <text:p>5,036<text:s/></text:p>
          </table:table-cell>
          <table:table-cell office:value-type="float" office:value="4979" table:style-name="ce6">
            <text:p>4,979<text:s/></text:p>
          </table:table-cell>
          <table:table-cell office:value-type="float" office:value="4602" table:style-name="ce6">
            <text:p>4,602<text:s/></text:p>
          </table:table-cell>
          <table:table-cell office:value-type="float" office:value="2474" table:style-name="ce6">
            <text:p>2,474<text:s/></text:p>
          </table:table-cell>
          <table:table-cell office:value-type="float" office:value="19674" table:style-name="ce6">
            <text:p>19,674<text:s/></text:p>
          </table:table-cell>
          <table:table-cell office:value-type="float" office:value="9153" table:style-name="ce6">
            <text:p>9,153<text:s/></text:p>
          </table:table-cell>
          <table:table-cell office:value-type="float" office:value="4731" table:style-name="ce6">
            <text:p>4,731<text:s/></text:p>
          </table:table-cell>
          <table:table-cell office:value-type="float" office:value="3738" table:style-name="ce6">
            <text:p>3,738<text:s/></text:p>
          </table:table-cell>
          <table:table-cell office:value-type="float" office:value="5010" table:style-name="ce6">
            <text:p>5,010<text:s/></text:p>
          </table:table-cell>
          <table:table-cell office:value-type="float" office:value="4588" table:style-name="ce6">
            <text:p>4,588<text:s/></text:p>
          </table:table-cell>
          <table:table-cell office:value-type="float" office:value="5375" table:style-name="ce6">
            <text:p>5,375<text:s/></text:p>
          </table:table-cell>
          <table:table-cell office:value-type="float" office:value="5058" table:style-name="ce6">
            <text:p>5,058<text:s/></text:p>
          </table:table-cell>
          <table:table-cell office:value-type="float" office:value="2443" table:style-name="ce6">
            <text:p>2,443<text:s/></text:p>
          </table:table-cell>
          <table:table-cell office:value-type="float" office:value="5520" table:style-name="ce6">
            <text:p>5,520<text:s/></text:p>
          </table:table-cell>
          <table:table-cell office:value-type="float" office:value="1667" table:style-name="ce6">
            <text:p>1,667<text:s/></text:p>
          </table:table-cell>
          <table:table-cell office:value-type="float" office:value="1442" table:style-name="ce6">
            <text:p>1,442<text:s/></text:p>
          </table:table-cell>
          <table:table-cell office:value-type="float" office:value="3982" table:style-name="ce6">
            <text:p>3,982<text:s/></text:p>
          </table:table-cell>
          <table:table-cell office:value-type="float" office:value="857" table:style-name="ce6">
            <text:p>857<text:s/></text:p>
          </table:table-cell>
          <table:table-cell office:value-type="float" office:value="903" table:style-name="ce6">
            <text:p>903<text:s/></text:p>
          </table:table-cell>
          <table:table-cell office:value-type="float" office:value="535" table:style-name="ce6">
            <text:p>535<text:s/></text:p>
          </table:table-cell>
          <table:table-cell office:value-type="float" office:value="2216" table:style-name="ce6">
            <text:p>2,216<text:s/></text:p>
          </table:table-cell>
          <table:table-cell office:value-type="float" office:value="2680" table:style-name="ce6">
            <text:p>2,680<text:s/></text:p>
          </table:table-cell>
          <table:table-cell office:value-type="float" office:value="3069" table:style-name="ce6">
            <text:p>3,069<text:s/></text:p>
          </table:table-cell>
          <table:table-cell office:value-type="float" office:value="7239" table:style-name="ce6">
            <text:p>7,239<text:s/></text:p>
          </table:table-cell>
          <table:table-cell office:value-type="float" office:value="1833" table:style-name="ce6">
            <text:p>1,833<text:s/></text:p>
          </table:table-cell>
          <table:table-cell office:value-type="float" office:value="2281" table:style-name="ce6">
            <text:p>2,281<text:s/></text:p>
          </table:table-cell>
          <table:table-cell office:value-type="float" office:value="1599" table:style-name="ce6">
            <text:p>1,599<text:s/></text:p>
          </table:table-cell>
          <table:table-cell office:value-type="float" office:value="4416" table:style-name="ce6">
            <text:p>4,416<text:s/></text:p>
          </table:table-cell>
          <table:table-cell office:value-type="float" office:value="4486" table:style-name="ce6">
            <text:p>4,486<text:s/></text:p>
          </table:table-cell>
          <table:table-cell office:value-type="float" office:value="5366" table:style-name="ce6">
            <text:p>5,366<text:s/></text:p>
          </table:table-cell>
          <table:table-cell office:value-type="float" office:value="7008" table:style-name="ce6">
            <text:p>7,008<text:s/></text:p>
          </table:table-cell>
          <table:table-cell office:value-type="float" office:value="7511" table:style-name="ce6">
            <text:p>7,511<text:s/></text:p>
          </table:table-cell>
          <table:table-cell office:value-type="float" office:value="5466" table:style-name="ce6">
            <text:p>5,466<text:s/></text:p>
          </table:table-cell>
          <table:table-cell office:value-type="float" office:value="4057" table:style-name="ce6">
            <text:p>4,057<text:s/></text:p>
          </table:table-cell>
          <table:table-cell office:value-type="float" office:value="9998" table:style-name="ce6">
            <text:p>9,998<text:s/></text:p>
          </table:table-cell>
          <table:table-cell office:value-type="float" office:value="2230" table:style-name="ce6">
            <text:p>2,230<text:s/></text:p>
          </table:table-cell>
          <table:table-cell office:value-type="float" office:value="5964" table:style-name="ce6">
            <text:p>5,964<text:s/></text:p>
          </table:table-cell>
          <table:table-cell office:value-type="float" office:value="6118" table:style-name="ce6">
            <text:p>6,118<text:s/></text:p>
          </table:table-cell>
          <table:table-cell office:value-type="float" office:value="3154" table:style-name="ce6">
            <text:p>3,154<text:s/></text:p>
          </table:table-cell>
          <table:table-cell office:value-type="float" office:value="10797" table:style-name="ce6">
            <text:p>10,797<text:s/></text:p>
          </table:table-cell>
          <table:table-cell office:value-type="float" office:value="4169" table:style-name="ce6">
            <text:p>4,169<text:s/></text:p>
          </table:table-cell>
          <table:table-cell office:value-type="float" office:value="3671" table:style-name="ce6">
            <text:p>3,671<text:s/></text:p>
          </table:table-cell>
          <table:table-cell office:value-type="float" office:value="2398" table:style-name="ce6">
            <text:p>2,398<text:s/></text:p>
          </table:table-cell>
          <table:table-cell office:value-type="float" office:value="3541" table:style-name="ce6">
            <text:p>3,541<text:s/></text:p>
          </table:table-cell>
          <table:table-cell office:value-type="float" office:value="2023" table:style-name="ce6">
            <text:p>2,023<text:s/></text:p>
          </table:table-cell>
          <table:table-cell office:value-type="float" office:value="4048" table:style-name="ce6">
            <text:p>4,048<text:s/></text:p>
          </table:table-cell>
          <table:table-cell office:value-type="float" office:value="3210" table:style-name="ce6">
            <text:p>3,210<text:s/></text:p>
          </table:table-cell>
          <table:table-cell office:value-type="float" office:value="2121" table:style-name="ce6">
            <text:p>2,121<text:s/></text:p>
          </table:table-cell>
          <table:table-cell office:value-type="float" office:value="2013" table:style-name="ce6">
            <text:p>2,013<text:s/></text:p>
          </table:table-cell>
          <table:table-cell office:value-type="float" office:value="4097" table:style-name="ce6">
            <text:p>4,097<text:s/></text:p>
          </table:table-cell>
          <table:table-cell office:value-type="float" office:value="2549" table:style-name="ce6">
            <text:p>2,549<text:s/></text:p>
          </table:table-cell>
          <table:table-cell office:value-type="float" office:value="3321" table:style-name="ce6">
            <text:p>3,321<text:s/></text:p>
          </table:table-cell>
          <table:table-cell office:value-type="float" office:value="3751" table:style-name="ce6">
            <text:p>3,751<text:s/></text:p>
          </table:table-cell>
          <table:table-cell office:value-type="float" office:value="1762" table:style-name="ce6">
            <text:p>1,762<text:s/></text:p>
          </table:table-cell>
          <table:table-cell office:value-type="float" office:value="2110" table:style-name="ce6">
            <text:p>2,110<text:s/></text:p>
          </table:table-cell>
          <table:table-cell office:value-type="float" office:value="1501" table:style-name="ce6">
            <text:p>1,501<text:s/></text:p>
          </table:table-cell>
          <table:table-cell office:value-type="float" office:value="780" table:style-name="ce6">
            <text:p>780<text:s/></text:p>
          </table:table-cell>
          <table:table-cell office:value-type="float" office:value="1431" table:style-name="ce6">
            <text:p>1,431<text:s/></text:p>
          </table:table-cell>
          <table:table-cell office:value-type="float" office:value="2389" table:style-name="ce6">
            <text:p>2,389<text:s/></text:p>
          </table:table-cell>
          <table:table-cell office:value-type="float" office:value="2695" table:style-name="ce6">
            <text:p>2,695<text:s/></text:p>
          </table:table-cell>
          <table:table-cell office:value-type="float" office:value="2422" table:style-name="ce6">
            <text:p>2,422<text:s/></text:p>
          </table:table-cell>
          <table:table-cell office:value-type="float" office:value="3353" table:style-name="ce6">
            <text:p>3,353<text:s/></text:p>
          </table:table-cell>
          <table:table-cell office:value-type="float" office:value="4150" table:style-name="ce6">
            <text:p>4,150<text:s/></text:p>
          </table:table-cell>
          <table:table-cell office:value-type="float" office:value="4787" table:style-name="ce6">
            <text:p>4,787<text:s/></text:p>
          </table:table-cell>
          <table:table-cell office:value-type="float" office:value="2429" table:style-name="ce6">
            <text:p>2,429<text:s/></text:p>
          </table:table-cell>
          <table:table-cell office:value-type="float" office:value="2334" table:style-name="ce6">
            <text:p>2,334<text:s/></text:p>
          </table:table-cell>
          <table:table-cell office:value-type="float" office:value="2473" table:style-name="ce6">
            <text:p>2,473<text:s/></text:p>
          </table:table-cell>
          <table:table-cell office:value-type="float" office:value="2569" table:style-name="ce6">
            <text:p>2,569<text:s/></text:p>
          </table:table-cell>
          <table:table-cell office:value-type="float" office:value="3049" table:style-name="ce6">
            <text:p>3,049<text:s/></text:p>
          </table:table-cell>
          <table:table-cell office:value-type="float" office:value="2104" table:style-name="ce6">
            <text:p>2,104<text:s/></text:p>
          </table:table-cell>
          <table:table-cell office:value-type="float" office:value="2015" table:style-name="ce6">
            <text:p>2,015<text:s/></text:p>
          </table:table-cell>
          <table:table-cell office:value-type="float" office:value="283" table:style-name="ce6">
            <text:p>283<text:s/></text:p>
          </table:table-cell>
          <table:table-cell office:value-type="float" office:value="575" table:style-name="ce6">
            <text:p>575<text:s/></text:p>
          </table:table-cell>
          <table:table-cell office:value-type="float" office:value="799" table:style-name="ce6">
            <text:p>799<text:s/></text:p>
          </table:table-cell>
          <table:table-cell office:value-type="float" office:value="1340" table:style-name="ce6">
            <text:p>1,340<text:s/></text:p>
          </table:table-cell>
          <table:table-cell office:value-type="float" office:value="371" table:style-name="ce6">
            <text:p>371<text:s/></text:p>
          </table:table-cell>
          <table:table-cell office:value-type="float" office:value="423" table:style-name="ce6">
            <text:p>423<text:s/></text:p>
          </table:table-cell>
          <table:table-cell office:value-type="float" office:value="556" table:style-name="ce6">
            <text:p>556<text:s/></text:p>
          </table:table-cell>
          <table:table-cell office:value-type="float" office:value="1706" table:style-name="ce6">
            <text:p>1,706<text:s/></text:p>
          </table:table-cell>
          <table:table-cell office:value-type="float" office:value="605" table:style-name="ce6">
            <text:p>605<text:s/></text:p>
          </table:table-cell>
          <table:table-cell office:value-type="float" office:value="918" table:style-name="ce6">
            <text:p>918<text:s/></text:p>
          </table:table-cell>
          <table:table-cell office:value-type="float" office:value="861" table:style-name="ce6">
            <text:p>861<text:s/></text:p>
          </table:table-cell>
          <table:table-cell table:number-columns-repeated="16264"/>
        </table:table-row>
        <table:table-row table:style-name="ro2">
          <table:table-cell office:value-type="date" office:date-value="2021-07-18T00:00:00" table:style-name="ce5">
            <text:p>2021/7/18</text:p>
          </table:table-cell>
          <table:table-cell office:value-type="float" office:value="538" table:style-name="ce6">
            <text:p>538<text:s/></text:p>
          </table:table-cell>
          <table:table-cell office:value-type="float" office:value="1611" table:style-name="ce6">
            <text:p>1,611<text:s/></text:p>
          </table:table-cell>
          <table:table-cell office:value-type="float" office:value="3467" table:style-name="ce6">
            <text:p>3,467<text:s/></text:p>
          </table:table-cell>
          <table:table-cell office:value-type="float" office:value="7769" table:style-name="ce6">
            <text:p>7,769<text:s/></text:p>
          </table:table-cell>
          <table:table-cell office:value-type="float" office:value="2515" table:style-name="ce6">
            <text:p>2,515<text:s/></text:p>
          </table:table-cell>
          <table:table-cell office:value-type="float" office:value="1524" table:style-name="ce6">
            <text:p>1,524<text:s/></text:p>
          </table:table-cell>
          <table:table-cell office:value-type="float" office:value="1573" table:style-name="ce6">
            <text:p>1,573<text:s/></text:p>
          </table:table-cell>
          <table:table-cell office:value-type="float" office:value="761" table:style-name="ce6">
            <text:p>761<text:s/></text:p>
          </table:table-cell>
          <table:table-cell office:value-type="float" office:value="502" table:style-name="ce6">
            <text:p>502<text:s/></text:p>
          </table:table-cell>
          <table:table-cell office:value-type="float" office:value="1479" table:style-name="ce6">
            <text:p>1,479<text:s/></text:p>
          </table:table-cell>
          <table:table-cell office:value-type="float" office:value="351" table:style-name="ce6">
            <text:p>351<text:s/></text:p>
          </table:table-cell>
          <table:table-cell office:value-type="float" office:value="646" table:style-name="ce6">
            <text:p>646<text:s/></text:p>
          </table:table-cell>
          <table:table-cell office:value-type="float" office:value="415" table:style-name="ce6">
            <text:p>415<text:s/></text:p>
          </table:table-cell>
          <table:table-cell office:value-type="float" office:value="1215" table:style-name="ce6">
            <text:p>1,215<text:s/></text:p>
          </table:table-cell>
          <table:table-cell office:value-type="float" office:value="1684" table:style-name="ce6">
            <text:p>1,684<text:s/></text:p>
          </table:table-cell>
          <table:table-cell office:value-type="float" office:value="1055" table:style-name="ce6">
            <text:p>1,055<text:s/></text:p>
          </table:table-cell>
          <table:table-cell office:value-type="float" office:value="1317" table:style-name="ce6">
            <text:p>1,317<text:s/></text:p>
          </table:table-cell>
          <table:table-cell office:value-type="float" office:value="734" table:style-name="ce6">
            <text:p>734<text:s/></text:p>
          </table:table-cell>
          <table:table-cell office:value-type="float" office:value="1534" table:style-name="ce6">
            <text:p>1,534<text:s/></text:p>
          </table:table-cell>
          <table:table-cell office:value-type="float" office:value="685" table:style-name="ce6">
            <text:p>685<text:s/></text:p>
          </table:table-cell>
          <table:table-cell office:value-type="float" office:value="1017" table:style-name="ce6">
            <text:p>1,017<text:s/></text:p>
          </table:table-cell>
          <table:table-cell office:value-type="float" office:value="1281" table:style-name="ce6">
            <text:p>1,281<text:s/></text:p>
          </table:table-cell>
          <table:table-cell office:value-type="float" office:value="449" table:style-name="ce6">
            <text:p>449<text:s/></text:p>
          </table:table-cell>
          <table:table-cell office:value-type="float" office:value="3342" table:style-name="ce6">
            <text:p>3,342<text:s/></text:p>
          </table:table-cell>
          <table:table-cell office:value-type="float" office:value="744" table:style-name="ce6">
            <text:p>744<text:s/></text:p>
          </table:table-cell>
          <table:table-cell office:value-type="float" office:value="2385" table:style-name="ce6">
            <text:p>2,385<text:s/></text:p>
          </table:table-cell>
          <table:table-cell office:value-type="float" office:value="1982" table:style-name="ce6">
            <text:p>1,982<text:s/></text:p>
          </table:table-cell>
          <table:table-cell office:value-type="float" office:value="2535" table:style-name="ce6">
            <text:p>2,535<text:s/></text:p>
          </table:table-cell>
          <table:table-cell office:value-type="float" office:value="3114" table:style-name="ce6">
            <text:p>3,114<text:s/></text:p>
          </table:table-cell>
          <table:table-cell office:value-type="float" office:value="2946" table:style-name="ce6">
            <text:p>2,946<text:s/></text:p>
          </table:table-cell>
          <table:table-cell office:value-type="float" office:value="1946" table:style-name="ce6">
            <text:p>1,946<text:s/></text:p>
          </table:table-cell>
          <table:table-cell office:value-type="float" office:value="3769" table:style-name="ce6">
            <text:p>3,769<text:s/></text:p>
          </table:table-cell>
          <table:table-cell office:value-type="float" office:value="2698" table:style-name="ce6">
            <text:p>2,698<text:s/></text:p>
          </table:table-cell>
          <table:table-cell office:value-type="float" office:value="4334" table:style-name="ce6">
            <text:p>4,334<text:s/></text:p>
          </table:table-cell>
          <table:table-cell office:value-type="float" office:value="2469" table:style-name="ce6">
            <text:p>2,469<text:s/></text:p>
          </table:table-cell>
          <table:table-cell office:value-type="float" office:value="724" table:style-name="ce6">
            <text:p>724<text:s/></text:p>
          </table:table-cell>
          <table:table-cell office:value-type="float" office:value="5916" table:style-name="ce6">
            <text:p>5,916<text:s/></text:p>
          </table:table-cell>
          <table:table-cell office:value-type="float" office:value="3868" table:style-name="ce6">
            <text:p>3,868<text:s/></text:p>
          </table:table-cell>
          <table:table-cell office:value-type="float" office:value="3814" table:style-name="ce6">
            <text:p>3,814<text:s/></text:p>
          </table:table-cell>
          <table:table-cell office:value-type="float" office:value="3537" table:style-name="ce6">
            <text:p>3,537<text:s/></text:p>
          </table:table-cell>
          <table:table-cell office:value-type="float" office:value="1738" table:style-name="ce6">
            <text:p>1,738<text:s/></text:p>
          </table:table-cell>
          <table:table-cell office:value-type="float" office:value="16286" table:style-name="ce6">
            <text:p>16,286<text:s/></text:p>
          </table:table-cell>
          <table:table-cell office:value-type="float" office:value="7405" table:style-name="ce6">
            <text:p>7,405<text:s/></text:p>
          </table:table-cell>
          <table:table-cell office:value-type="float" office:value="2838" table:style-name="ce6">
            <text:p>2,838<text:s/></text:p>
          </table:table-cell>
          <table:table-cell office:value-type="float" office:value="3429" table:style-name="ce6">
            <text:p>3,429<text:s/></text:p>
          </table:table-cell>
          <table:table-cell office:value-type="float" office:value="3932" table:style-name="ce6">
            <text:p>3,932<text:s/></text:p>
          </table:table-cell>
          <table:table-cell office:value-type="float" office:value="3909" table:style-name="ce6">
            <text:p>3,909<text:s/></text:p>
          </table:table-cell>
          <table:table-cell office:value-type="float" office:value="4337" table:style-name="ce6">
            <text:p>4,337<text:s/></text:p>
          </table:table-cell>
          <table:table-cell office:value-type="float" office:value="4117" table:style-name="ce6">
            <text:p>4,117<text:s/></text:p>
          </table:table-cell>
          <table:table-cell office:value-type="float" office:value="1775" table:style-name="ce6">
            <text:p>1,775<text:s/></text:p>
          </table:table-cell>
          <table:table-cell office:value-type="float" office:value="4567" table:style-name="ce6">
            <text:p>4,567<text:s/></text:p>
          </table:table-cell>
          <table:table-cell office:value-type="float" office:value="1336" table:style-name="ce6">
            <text:p>1,336<text:s/></text:p>
          </table:table-cell>
          <table:table-cell office:value-type="float" office:value="1104" table:style-name="ce6">
            <text:p>1,104<text:s/></text:p>
          </table:table-cell>
          <table:table-cell office:value-type="float" office:value="3363" table:style-name="ce6">
            <text:p>3,363<text:s/></text:p>
          </table:table-cell>
          <table:table-cell office:value-type="float" office:value="672" table:style-name="ce6">
            <text:p>672<text:s/></text:p>
          </table:table-cell>
          <table:table-cell office:value-type="float" office:value="768" table:style-name="ce6">
            <text:p>768<text:s/></text:p>
          </table:table-cell>
          <table:table-cell office:value-type="float" office:value="512" table:style-name="ce6">
            <text:p>512<text:s/></text:p>
          </table:table-cell>
          <table:table-cell office:value-type="float" office:value="1825" table:style-name="ce6">
            <text:p>1,825<text:s/></text:p>
          </table:table-cell>
          <table:table-cell office:value-type="float" office:value="2077" table:style-name="ce6">
            <text:p>2,077<text:s/></text:p>
          </table:table-cell>
          <table:table-cell office:value-type="float" office:value="2563" table:style-name="ce6">
            <text:p>2,563<text:s/></text:p>
          </table:table-cell>
          <table:table-cell office:value-type="float" office:value="6575" table:style-name="ce6">
            <text:p>6,575<text:s/></text:p>
          </table:table-cell>
          <table:table-cell office:value-type="float" office:value="1521" table:style-name="ce6">
            <text:p>1,521<text:s/></text:p>
          </table:table-cell>
          <table:table-cell office:value-type="float" office:value="1801" table:style-name="ce6">
            <text:p>1,801<text:s/></text:p>
          </table:table-cell>
          <table:table-cell office:value-type="float" office:value="1246" table:style-name="ce6">
            <text:p>1,246<text:s/></text:p>
          </table:table-cell>
          <table:table-cell office:value-type="float" office:value="3382" table:style-name="ce6">
            <text:p>3,382<text:s/></text:p>
          </table:table-cell>
          <table:table-cell office:value-type="float" office:value="2898" table:style-name="ce6">
            <text:p>2,898<text:s/></text:p>
          </table:table-cell>
          <table:table-cell office:value-type="float" office:value="4063" table:style-name="ce6">
            <text:p>4,063<text:s/></text:p>
          </table:table-cell>
          <table:table-cell office:value-type="float" office:value="5611" table:style-name="ce6">
            <text:p>5,611<text:s/></text:p>
          </table:table-cell>
          <table:table-cell office:value-type="float" office:value="5698" table:style-name="ce6">
            <text:p>5,698<text:s/></text:p>
          </table:table-cell>
          <table:table-cell office:value-type="float" office:value="4067" table:style-name="ce6">
            <text:p>4,067<text:s/></text:p>
          </table:table-cell>
          <table:table-cell office:value-type="float" office:value="3324" table:style-name="ce6">
            <text:p>3,324<text:s/></text:p>
          </table:table-cell>
          <table:table-cell office:value-type="float" office:value="8481" table:style-name="ce6">
            <text:p>8,481<text:s/></text:p>
          </table:table-cell>
          <table:table-cell office:value-type="float" office:value="1622" table:style-name="ce6">
            <text:p>1,622<text:s/></text:p>
          </table:table-cell>
          <table:table-cell office:value-type="float" office:value="4552" table:style-name="ce6">
            <text:p>4,552<text:s/></text:p>
          </table:table-cell>
          <table:table-cell office:value-type="float" office:value="4090" table:style-name="ce6">
            <text:p>4,090<text:s/></text:p>
          </table:table-cell>
          <table:table-cell office:value-type="float" office:value="2151" table:style-name="ce6">
            <text:p>2,151<text:s/></text:p>
          </table:table-cell>
          <table:table-cell office:value-type="float" office:value="8988" table:style-name="ce6">
            <text:p>8,988<text:s/></text:p>
          </table:table-cell>
          <table:table-cell office:value-type="float" office:value="3258" table:style-name="ce6">
            <text:p>3,258<text:s/></text:p>
          </table:table-cell>
          <table:table-cell office:value-type="float" office:value="2873" table:style-name="ce6">
            <text:p>2,873<text:s/></text:p>
          </table:table-cell>
          <table:table-cell office:value-type="float" office:value="1946" table:style-name="ce6">
            <text:p>1,946<text:s/></text:p>
          </table:table-cell>
          <table:table-cell office:value-type="float" office:value="2836" table:style-name="ce6">
            <text:p>2,836<text:s/></text:p>
          </table:table-cell>
          <table:table-cell office:value-type="float" office:value="1787" table:style-name="ce6">
            <text:p>1,787<text:s/></text:p>
          </table:table-cell>
          <table:table-cell office:value-type="float" office:value="3299" table:style-name="ce6">
            <text:p>3,299<text:s/></text:p>
          </table:table-cell>
          <table:table-cell office:value-type="float" office:value="2487" table:style-name="ce6">
            <text:p>2,487<text:s/></text:p>
          </table:table-cell>
          <table:table-cell office:value-type="float" office:value="1942" table:style-name="ce6">
            <text:p>1,942<text:s/></text:p>
          </table:table-cell>
          <table:table-cell office:value-type="float" office:value="1387" table:style-name="ce6">
            <text:p>1,387<text:s/></text:p>
          </table:table-cell>
          <table:table-cell office:value-type="float" office:value="2821" table:style-name="ce6">
            <text:p>2,821<text:s/></text:p>
          </table:table-cell>
          <table:table-cell office:value-type="float" office:value="1928" table:style-name="ce6">
            <text:p>1,928<text:s/></text:p>
          </table:table-cell>
          <table:table-cell office:value-type="float" office:value="2570" table:style-name="ce6">
            <text:p>2,570<text:s/></text:p>
          </table:table-cell>
          <table:table-cell office:value-type="float" office:value="2841" table:style-name="ce6">
            <text:p>2,841<text:s/></text:p>
          </table:table-cell>
          <table:table-cell office:value-type="float" office:value="1434" table:style-name="ce6">
            <text:p>1,434<text:s/></text:p>
          </table:table-cell>
          <table:table-cell office:value-type="float" office:value="1634" table:style-name="ce6">
            <text:p>1,634<text:s/></text:p>
          </table:table-cell>
          <table:table-cell office:value-type="float" office:value="1131" table:style-name="ce6">
            <text:p>1,131<text:s/></text:p>
          </table:table-cell>
          <table:table-cell office:value-type="float" office:value="623" table:style-name="ce6">
            <text:p>623<text:s/></text:p>
          </table:table-cell>
          <table:table-cell office:value-type="float" office:value="1211" table:style-name="ce6">
            <text:p>1,211<text:s/></text:p>
          </table:table-cell>
          <table:table-cell office:value-type="float" office:value="1691" table:style-name="ce6">
            <text:p>1,691<text:s/></text:p>
          </table:table-cell>
          <table:table-cell office:value-type="float" office:value="2174" table:style-name="ce6">
            <text:p>2,174<text:s/></text:p>
          </table:table-cell>
          <table:table-cell office:value-type="float" office:value="1930" table:style-name="ce6">
            <text:p>1,930<text:s/></text:p>
          </table:table-cell>
          <table:table-cell office:value-type="float" office:value="2681" table:style-name="ce6">
            <text:p>2,681<text:s/></text:p>
          </table:table-cell>
          <table:table-cell office:value-type="float" office:value="3347" table:style-name="ce6">
            <text:p>3,347<text:s/></text:p>
          </table:table-cell>
          <table:table-cell office:value-type="float" office:value="3700" table:style-name="ce6">
            <text:p>3,700<text:s/></text:p>
          </table:table-cell>
          <table:table-cell office:value-type="float" office:value="1921" table:style-name="ce6">
            <text:p>1,921<text:s/></text:p>
          </table:table-cell>
          <table:table-cell office:value-type="float" office:value="1799" table:style-name="ce6">
            <text:p>1,799<text:s/></text:p>
          </table:table-cell>
          <table:table-cell office:value-type="float" office:value="1916" table:style-name="ce6">
            <text:p>1,916<text:s/></text:p>
          </table:table-cell>
          <table:table-cell office:value-type="float" office:value="2025" table:style-name="ce6">
            <text:p>2,025<text:s/></text:p>
          </table:table-cell>
          <table:table-cell office:value-type="float" office:value="2397" table:style-name="ce6">
            <text:p>2,397<text:s/></text:p>
          </table:table-cell>
          <table:table-cell office:value-type="float" office:value="1514" table:style-name="ce6">
            <text:p>1,514<text:s/></text:p>
          </table:table-cell>
          <table:table-cell office:value-type="float" office:value="1590" table:style-name="ce6">
            <text:p>1,590<text:s/></text:p>
          </table:table-cell>
          <table:table-cell office:value-type="float" office:value="216" table:style-name="ce6">
            <text:p>216<text:s/></text:p>
          </table:table-cell>
          <table:table-cell office:value-type="float" office:value="503" table:style-name="ce6">
            <text:p>503<text:s/></text:p>
          </table:table-cell>
          <table:table-cell office:value-type="float" office:value="703" table:style-name="ce6">
            <text:p>703<text:s/></text:p>
          </table:table-cell>
          <table:table-cell office:value-type="float" office:value="1080" table:style-name="ce6">
            <text:p>1,080<text:s/></text:p>
          </table:table-cell>
          <table:table-cell office:value-type="float" office:value="289" table:style-name="ce6">
            <text:p>289<text:s/></text:p>
          </table:table-cell>
          <table:table-cell office:value-type="float" office:value="335" table:style-name="ce6">
            <text:p>335<text:s/></text:p>
          </table:table-cell>
          <table:table-cell office:value-type="float" office:value="386" table:style-name="ce6">
            <text:p>386<text:s/></text:p>
          </table:table-cell>
          <table:table-cell office:value-type="float" office:value="1462" table:style-name="ce6">
            <text:p>1,462<text:s/></text:p>
          </table:table-cell>
          <table:table-cell office:value-type="float" office:value="471" table:style-name="ce6">
            <text:p>471<text:s/></text:p>
          </table:table-cell>
          <table:table-cell office:value-type="float" office:value="777" table:style-name="ce6">
            <text:p>777<text:s/></text:p>
          </table:table-cell>
          <table:table-cell office:value-type="float" office:value="684" table:style-name="ce6">
            <text:p>684<text:s/></text:p>
          </table:table-cell>
          <table:table-cell table:number-columns-repeated="16264"/>
        </table:table-row>
        <table:table-row table:style-name="ro2">
          <table:table-cell office:value-type="date" office:date-value="2021-07-19T00:00:00" table:style-name="ce5">
            <text:p>2021/7/19</text:p>
          </table:table-cell>
          <table:table-cell office:value-type="float" office:value="1372" table:style-name="ce6">
            <text:p>1,372<text:s/></text:p>
          </table:table-cell>
          <table:table-cell office:value-type="float" office:value="5181" table:style-name="ce6">
            <text:p>5,181<text:s/></text:p>
          </table:table-cell>
          <table:table-cell office:value-type="float" office:value="16388" table:style-name="ce6">
            <text:p>16,388<text:s/></text:p>
          </table:table-cell>
          <table:table-cell office:value-type="float" office:value="14011" table:style-name="ce6">
            <text:p>14,011<text:s/></text:p>
          </table:table-cell>
          <table:table-cell office:value-type="float" office:value="8216" table:style-name="ce6">
            <text:p>8,216<text:s/></text:p>
          </table:table-cell>
          <table:table-cell office:value-type="float" office:value="4763" table:style-name="ce6">
            <text:p>4,763<text:s/></text:p>
          </table:table-cell>
          <table:table-cell office:value-type="float" office:value="4313" table:style-name="ce6">
            <text:p>4,313<text:s/></text:p>
          </table:table-cell>
          <table:table-cell office:value-type="float" office:value="1557" table:style-name="ce6">
            <text:p>1,557<text:s/></text:p>
          </table:table-cell>
          <table:table-cell office:value-type="float" office:value="1349" table:style-name="ce6">
            <text:p>1,349<text:s/></text:p>
          </table:table-cell>
          <table:table-cell office:value-type="float" office:value="5065" table:style-name="ce6">
            <text:p>5,065<text:s/></text:p>
          </table:table-cell>
          <table:table-cell office:value-type="float" office:value="881" table:style-name="ce6">
            <text:p>881<text:s/></text:p>
          </table:table-cell>
          <table:table-cell office:value-type="float" office:value="1514" table:style-name="ce6">
            <text:p>1,514<text:s/></text:p>
          </table:table-cell>
          <table:table-cell office:value-type="float" office:value="921" table:style-name="ce6">
            <text:p>921<text:s/></text:p>
          </table:table-cell>
          <table:table-cell office:value-type="float" office:value="2642" table:style-name="ce6">
            <text:p>2,642<text:s/></text:p>
          </table:table-cell>
          <table:table-cell office:value-type="float" office:value="3451" table:style-name="ce6">
            <text:p>3,451<text:s/></text:p>
          </table:table-cell>
          <table:table-cell office:value-type="float" office:value="6250" table:style-name="ce6">
            <text:p>6,250<text:s/></text:p>
          </table:table-cell>
          <table:table-cell office:value-type="float" office:value="6252" table:style-name="ce6">
            <text:p>6,252<text:s/></text:p>
          </table:table-cell>
          <table:table-cell office:value-type="float" office:value="1594" table:style-name="ce6">
            <text:p>1,594<text:s/></text:p>
          </table:table-cell>
          <table:table-cell office:value-type="float" office:value="3381" table:style-name="ce6">
            <text:p>3,381<text:s/></text:p>
          </table:table-cell>
          <table:table-cell office:value-type="float" office:value="1070" table:style-name="ce6">
            <text:p>1,070<text:s/></text:p>
          </table:table-cell>
          <table:table-cell office:value-type="float" office:value="2754" table:style-name="ce6">
            <text:p>2,754<text:s/></text:p>
          </table:table-cell>
          <table:table-cell office:value-type="float" office:value="2921" table:style-name="ce6">
            <text:p>2,921<text:s/></text:p>
          </table:table-cell>
          <table:table-cell office:value-type="float" office:value="1927" table:style-name="ce6">
            <text:p>1,927<text:s/></text:p>
          </table:table-cell>
          <table:table-cell office:value-type="float" office:value="10944" table:style-name="ce6">
            <text:p>10,944<text:s/></text:p>
          </table:table-cell>
          <table:table-cell office:value-type="float" office:value="1161" table:style-name="ce6">
            <text:p>1,161<text:s/></text:p>
          </table:table-cell>
          <table:table-cell office:value-type="float" office:value="4341" table:style-name="ce6">
            <text:p>4,341<text:s/></text:p>
          </table:table-cell>
          <table:table-cell office:value-type="float" office:value="5211" table:style-name="ce6">
            <text:p>5,211<text:s/></text:p>
          </table:table-cell>
          <table:table-cell office:value-type="float" office:value="6295" table:style-name="ce6">
            <text:p>6,295<text:s/></text:p>
          </table:table-cell>
          <table:table-cell office:value-type="float" office:value="9034" table:style-name="ce6">
            <text:p>9,034<text:s/></text:p>
          </table:table-cell>
          <table:table-cell office:value-type="float" office:value="5790" table:style-name="ce6">
            <text:p>5,790<text:s/></text:p>
          </table:table-cell>
          <table:table-cell office:value-type="float" office:value="3884" table:style-name="ce6">
            <text:p>3,884<text:s/></text:p>
          </table:table-cell>
          <table:table-cell office:value-type="float" office:value="7210" table:style-name="ce6">
            <text:p>7,210<text:s/></text:p>
          </table:table-cell>
          <table:table-cell office:value-type="float" office:value="5979" table:style-name="ce6">
            <text:p>5,979<text:s/></text:p>
          </table:table-cell>
          <table:table-cell office:value-type="float" office:value="11178" table:style-name="ce6">
            <text:p>11,178<text:s/></text:p>
          </table:table-cell>
          <table:table-cell office:value-type="float" office:value="8215" table:style-name="ce6">
            <text:p>8,215<text:s/></text:p>
          </table:table-cell>
          <table:table-cell office:value-type="float" office:value="3287" table:style-name="ce6">
            <text:p>3,287<text:s/></text:p>
          </table:table-cell>
          <table:table-cell office:value-type="float" office:value="13874" table:style-name="ce6">
            <text:p>13,874<text:s/></text:p>
          </table:table-cell>
          <table:table-cell office:value-type="float" office:value="10021" table:style-name="ce6">
            <text:p>10,021<text:s/></text:p>
          </table:table-cell>
          <table:table-cell office:value-type="float" office:value="10692" table:style-name="ce6">
            <text:p>10,692<text:s/></text:p>
          </table:table-cell>
          <table:table-cell office:value-type="float" office:value="8293" table:style-name="ce6">
            <text:p>8,293<text:s/></text:p>
          </table:table-cell>
          <table:table-cell office:value-type="float" office:value="11708" table:style-name="ce6">
            <text:p>11,708<text:s/></text:p>
          </table:table-cell>
          <table:table-cell office:value-type="float" office:value="33683" table:style-name="ce6">
            <text:p>33,683<text:s/></text:p>
          </table:table-cell>
          <table:table-cell office:value-type="float" office:value="12805" table:style-name="ce6">
            <text:p>12,805<text:s/></text:p>
          </table:table-cell>
          <table:table-cell office:value-type="float" office:value="8609" table:style-name="ce6">
            <text:p>8,609<text:s/></text:p>
          </table:table-cell>
          <table:table-cell office:value-type="float" office:value="8645" table:style-name="ce6">
            <text:p>8,645<text:s/></text:p>
          </table:table-cell>
          <table:table-cell office:value-type="float" office:value="10318" table:style-name="ce6">
            <text:p>10,318<text:s/></text:p>
          </table:table-cell>
          <table:table-cell office:value-type="float" office:value="7376" table:style-name="ce6">
            <text:p>7,376<text:s/></text:p>
          </table:table-cell>
          <table:table-cell office:value-type="float" office:value="8962" table:style-name="ce6">
            <text:p>8,962<text:s/></text:p>
          </table:table-cell>
          <table:table-cell office:value-type="float" office:value="9024" table:style-name="ce6">
            <text:p>9,024<text:s/></text:p>
          </table:table-cell>
          <table:table-cell office:value-type="float" office:value="4966" table:style-name="ce6">
            <text:p>4,966<text:s/></text:p>
          </table:table-cell>
          <table:table-cell office:value-type="float" office:value="12510" table:style-name="ce6">
            <text:p>12,510<text:s/></text:p>
          </table:table-cell>
          <table:table-cell office:value-type="float" office:value="2822" table:style-name="ce6">
            <text:p>2,822<text:s/></text:p>
          </table:table-cell>
          <table:table-cell office:value-type="float" office:value="3449" table:style-name="ce6">
            <text:p>3,449<text:s/></text:p>
          </table:table-cell>
          <table:table-cell office:value-type="float" office:value="6758" table:style-name="ce6">
            <text:p>6,758<text:s/></text:p>
          </table:table-cell>
          <table:table-cell office:value-type="float" office:value="1217" table:style-name="ce6">
            <text:p>1,217<text:s/></text:p>
          </table:table-cell>
          <table:table-cell office:value-type="float" office:value="1677" table:style-name="ce6">
            <text:p>1,677<text:s/></text:p>
          </table:table-cell>
          <table:table-cell office:value-type="float" office:value="1508" table:style-name="ce6">
            <text:p>1,508<text:s/></text:p>
          </table:table-cell>
          <table:table-cell office:value-type="float" office:value="4386" table:style-name="ce6">
            <text:p>4,386<text:s/></text:p>
          </table:table-cell>
          <table:table-cell office:value-type="float" office:value="4190" table:style-name="ce6">
            <text:p>4,190<text:s/></text:p>
          </table:table-cell>
          <table:table-cell office:value-type="float" office:value="5327" table:style-name="ce6">
            <text:p>5,327<text:s/></text:p>
          </table:table-cell>
          <table:table-cell office:value-type="float" office:value="11125" table:style-name="ce6">
            <text:p>11,125<text:s/></text:p>
          </table:table-cell>
          <table:table-cell office:value-type="float" office:value="3924" table:style-name="ce6">
            <text:p>3,924<text:s/></text:p>
          </table:table-cell>
          <table:table-cell office:value-type="float" office:value="5048" table:style-name="ce6">
            <text:p>5,048<text:s/></text:p>
          </table:table-cell>
          <table:table-cell office:value-type="float" office:value="3366" table:style-name="ce6">
            <text:p>3,366<text:s/></text:p>
          </table:table-cell>
          <table:table-cell office:value-type="float" office:value="9077" table:style-name="ce6">
            <text:p>9,077<text:s/></text:p>
          </table:table-cell>
          <table:table-cell office:value-type="float" office:value="9830" table:style-name="ce6">
            <text:p>9,830<text:s/></text:p>
          </table:table-cell>
          <table:table-cell office:value-type="float" office:value="9881" table:style-name="ce6">
            <text:p>9,881<text:s/></text:p>
          </table:table-cell>
          <table:table-cell office:value-type="float" office:value="13603" table:style-name="ce6">
            <text:p>13,603<text:s/></text:p>
          </table:table-cell>
          <table:table-cell office:value-type="float" office:value="15093" table:style-name="ce6">
            <text:p>15,093<text:s/></text:p>
          </table:table-cell>
          <table:table-cell office:value-type="float" office:value="10506" table:style-name="ce6">
            <text:p>10,506<text:s/></text:p>
          </table:table-cell>
          <table:table-cell office:value-type="float" office:value="7252" table:style-name="ce6">
            <text:p>7,252<text:s/></text:p>
          </table:table-cell>
          <table:table-cell office:value-type="float" office:value="16484" table:style-name="ce6">
            <text:p>16,484<text:s/></text:p>
          </table:table-cell>
          <table:table-cell office:value-type="float" office:value="6811" table:style-name="ce6">
            <text:p>6,811<text:s/></text:p>
          </table:table-cell>
          <table:table-cell office:value-type="float" office:value="10996" table:style-name="ce6">
            <text:p>10,996<text:s/></text:p>
          </table:table-cell>
          <table:table-cell office:value-type="float" office:value="11011" table:style-name="ce6">
            <text:p>11,011<text:s/></text:p>
          </table:table-cell>
          <table:table-cell office:value-type="float" office:value="6681" table:style-name="ce6">
            <text:p>6,681<text:s/></text:p>
          </table:table-cell>
          <table:table-cell office:value-type="float" office:value="19688" table:style-name="ce6">
            <text:p>19,688<text:s/></text:p>
          </table:table-cell>
          <table:table-cell office:value-type="float" office:value="7429" table:style-name="ce6">
            <text:p>7,429<text:s/></text:p>
          </table:table-cell>
          <table:table-cell office:value-type="float" office:value="6411" table:style-name="ce6">
            <text:p>6,411<text:s/></text:p>
          </table:table-cell>
          <table:table-cell office:value-type="float" office:value="6673" table:style-name="ce6">
            <text:p>6,673<text:s/></text:p>
          </table:table-cell>
          <table:table-cell office:value-type="float" office:value="6352" table:style-name="ce6">
            <text:p>6,352<text:s/></text:p>
          </table:table-cell>
          <table:table-cell office:value-type="float" office:value="4605" table:style-name="ce6">
            <text:p>4,605<text:s/></text:p>
          </table:table-cell>
          <table:table-cell office:value-type="float" office:value="8262" table:style-name="ce6">
            <text:p>8,262<text:s/></text:p>
          </table:table-cell>
          <table:table-cell office:value-type="float" office:value="7659" table:style-name="ce6">
            <text:p>7,659<text:s/></text:p>
          </table:table-cell>
          <table:table-cell office:value-type="float" office:value="2806" table:style-name="ce6">
            <text:p>2,806<text:s/></text:p>
          </table:table-cell>
          <table:table-cell office:value-type="float" office:value="4640" table:style-name="ce6">
            <text:p>4,640<text:s/></text:p>
          </table:table-cell>
          <table:table-cell office:value-type="float" office:value="15732" table:style-name="ce6">
            <text:p>15,732<text:s/></text:p>
          </table:table-cell>
          <table:table-cell office:value-type="float" office:value="8092" table:style-name="ce6">
            <text:p>8,092<text:s/></text:p>
          </table:table-cell>
          <table:table-cell office:value-type="float" office:value="9265" table:style-name="ce6">
            <text:p>9,265<text:s/></text:p>
          </table:table-cell>
          <table:table-cell office:value-type="float" office:value="9219" table:style-name="ce6">
            <text:p>9,219<text:s/></text:p>
          </table:table-cell>
          <table:table-cell office:value-type="float" office:value="3793" table:style-name="ce6">
            <text:p>3,793<text:s/></text:p>
          </table:table-cell>
          <table:table-cell office:value-type="float" office:value="4398" table:style-name="ce6">
            <text:p>4,398<text:s/></text:p>
          </table:table-cell>
          <table:table-cell office:value-type="float" office:value="2466" table:style-name="ce6">
            <text:p>2,466<text:s/></text:p>
          </table:table-cell>
          <table:table-cell office:value-type="float" office:value="2563" table:style-name="ce6">
            <text:p>2,563<text:s/></text:p>
          </table:table-cell>
          <table:table-cell office:value-type="float" office:value="2655" table:style-name="ce6">
            <text:p>2,655<text:s/></text:p>
          </table:table-cell>
          <table:table-cell office:value-type="float" office:value="4351" table:style-name="ce6">
            <text:p>4,351<text:s/></text:p>
          </table:table-cell>
          <table:table-cell office:value-type="float" office:value="4171" table:style-name="ce6">
            <text:p>4,171<text:s/></text:p>
          </table:table-cell>
          <table:table-cell office:value-type="float" office:value="4436" table:style-name="ce6">
            <text:p>4,436<text:s/></text:p>
          </table:table-cell>
          <table:table-cell office:value-type="float" office:value="6550" table:style-name="ce6">
            <text:p>6,550<text:s/></text:p>
          </table:table-cell>
          <table:table-cell office:value-type="float" office:value="11021" table:style-name="ce6">
            <text:p>11,021<text:s/></text:p>
          </table:table-cell>
          <table:table-cell office:value-type="float" office:value="7641" table:style-name="ce6">
            <text:p>7,641<text:s/></text:p>
          </table:table-cell>
          <table:table-cell office:value-type="float" office:value="5306" table:style-name="ce6">
            <text:p>5,306<text:s/></text:p>
          </table:table-cell>
          <table:table-cell office:value-type="float" office:value="5053" table:style-name="ce6">
            <text:p>5,053<text:s/></text:p>
          </table:table-cell>
          <table:table-cell office:value-type="float" office:value="5284" table:style-name="ce6">
            <text:p>5,284<text:s/></text:p>
          </table:table-cell>
          <table:table-cell office:value-type="float" office:value="5191" table:style-name="ce6">
            <text:p>5,191<text:s/></text:p>
          </table:table-cell>
          <table:table-cell office:value-type="float" office:value="5228" table:style-name="ce6">
            <text:p>5,228<text:s/></text:p>
          </table:table-cell>
          <table:table-cell office:value-type="float" office:value="4377" table:style-name="ce6">
            <text:p>4,377<text:s/></text:p>
          </table:table-cell>
          <table:table-cell office:value-type="float" office:value="4198" table:style-name="ce6">
            <text:p>4,198<text:s/></text:p>
          </table:table-cell>
          <table:table-cell office:value-type="float" office:value="475" table:style-name="ce6">
            <text:p>475<text:s/></text:p>
          </table:table-cell>
          <table:table-cell office:value-type="float" office:value="1076" table:style-name="ce6">
            <text:p>1,076<text:s/></text:p>
          </table:table-cell>
          <table:table-cell office:value-type="float" office:value="1714" table:style-name="ce6">
            <text:p>1,714<text:s/></text:p>
          </table:table-cell>
          <table:table-cell office:value-type="float" office:value="2191" table:style-name="ce6">
            <text:p>2,191<text:s/></text:p>
          </table:table-cell>
          <table:table-cell office:value-type="float" office:value="1163" table:style-name="ce6">
            <text:p>1,163<text:s/></text:p>
          </table:table-cell>
          <table:table-cell office:value-type="float" office:value="1640" table:style-name="ce6">
            <text:p>1,640<text:s/></text:p>
          </table:table-cell>
          <table:table-cell office:value-type="float" office:value="1262" table:style-name="ce6">
            <text:p>1,262<text:s/></text:p>
          </table:table-cell>
          <table:table-cell office:value-type="float" office:value="2759" table:style-name="ce6">
            <text:p>2,759<text:s/></text:p>
          </table:table-cell>
          <table:table-cell office:value-type="float" office:value="940" table:style-name="ce6">
            <text:p>940<text:s/></text:p>
          </table:table-cell>
          <table:table-cell office:value-type="float" office:value="1597" table:style-name="ce6">
            <text:p>1,597<text:s/></text:p>
          </table:table-cell>
          <table:table-cell office:value-type="float" office:value="1989" table:style-name="ce6">
            <text:p>1,989<text:s/></text:p>
          </table:table-cell>
          <table:table-cell table:number-columns-repeated="16264"/>
        </table:table-row>
        <table:table-row table:style-name="ro2">
          <table:table-cell office:value-type="date" office:date-value="2021-07-20T00:00:00" table:style-name="ce5">
            <text:p>2021/7/20</text:p>
          </table:table-cell>
          <table:table-cell office:value-type="float" office:value="1344" table:style-name="ce6">
            <text:p>1,344<text:s/></text:p>
          </table:table-cell>
          <table:table-cell office:value-type="float" office:value="5334" table:style-name="ce6">
            <text:p>5,334<text:s/></text:p>
          </table:table-cell>
          <table:table-cell office:value-type="float" office:value="16443" table:style-name="ce6">
            <text:p>16,443<text:s/></text:p>
          </table:table-cell>
          <table:table-cell office:value-type="float" office:value="14356" table:style-name="ce6">
            <text:p>14,356<text:s/></text:p>
          </table:table-cell>
          <table:table-cell office:value-type="float" office:value="8469" table:style-name="ce6">
            <text:p>8,469<text:s/></text:p>
          </table:table-cell>
          <table:table-cell office:value-type="float" office:value="4770" table:style-name="ce6">
            <text:p>4,770<text:s/></text:p>
          </table:table-cell>
          <table:table-cell office:value-type="float" office:value="4472" table:style-name="ce6">
            <text:p>4,472<text:s/></text:p>
          </table:table-cell>
          <table:table-cell office:value-type="float" office:value="1601" table:style-name="ce6">
            <text:p>1,601<text:s/></text:p>
          </table:table-cell>
          <table:table-cell office:value-type="float" office:value="1310" table:style-name="ce6">
            <text:p>1,310<text:s/></text:p>
          </table:table-cell>
          <table:table-cell office:value-type="float" office:value="5023" table:style-name="ce6">
            <text:p>5,023<text:s/></text:p>
          </table:table-cell>
          <table:table-cell office:value-type="float" office:value="847" table:style-name="ce6">
            <text:p>847<text:s/></text:p>
          </table:table-cell>
          <table:table-cell office:value-type="float" office:value="1630" table:style-name="ce6">
            <text:p>1,630<text:s/></text:p>
          </table:table-cell>
          <table:table-cell office:value-type="float" office:value="908" table:style-name="ce6">
            <text:p>908<text:s/></text:p>
          </table:table-cell>
          <table:table-cell office:value-type="float" office:value="2636" table:style-name="ce6">
            <text:p>2,636<text:s/></text:p>
          </table:table-cell>
          <table:table-cell office:value-type="float" office:value="3585" table:style-name="ce6">
            <text:p>3,585<text:s/></text:p>
          </table:table-cell>
          <table:table-cell office:value-type="float" office:value="6313" table:style-name="ce6">
            <text:p>6,313<text:s/></text:p>
          </table:table-cell>
          <table:table-cell office:value-type="float" office:value="6519" table:style-name="ce6">
            <text:p>6,519<text:s/></text:p>
          </table:table-cell>
          <table:table-cell office:value-type="float" office:value="1651" table:style-name="ce6">
            <text:p>1,651<text:s/></text:p>
          </table:table-cell>
          <table:table-cell office:value-type="float" office:value="3459" table:style-name="ce6">
            <text:p>3,459<text:s/></text:p>
          </table:table-cell>
          <table:table-cell office:value-type="float" office:value="1092" table:style-name="ce6">
            <text:p>1,092<text:s/></text:p>
          </table:table-cell>
          <table:table-cell office:value-type="float" office:value="2837" table:style-name="ce6">
            <text:p>2,837<text:s/></text:p>
          </table:table-cell>
          <table:table-cell office:value-type="float" office:value="3003" table:style-name="ce6">
            <text:p>3,003<text:s/></text:p>
          </table:table-cell>
          <table:table-cell office:value-type="float" office:value="2037" table:style-name="ce6">
            <text:p>2,037<text:s/></text:p>
          </table:table-cell>
          <table:table-cell office:value-type="float" office:value="11072" table:style-name="ce6">
            <text:p>11,072<text:s/></text:p>
          </table:table-cell>
          <table:table-cell office:value-type="float" office:value="1135" table:style-name="ce6">
            <text:p>1,135<text:s/></text:p>
          </table:table-cell>
          <table:table-cell office:value-type="float" office:value="4377" table:style-name="ce6">
            <text:p>4,377<text:s/></text:p>
          </table:table-cell>
          <table:table-cell office:value-type="float" office:value="5258" table:style-name="ce6">
            <text:p>5,258<text:s/></text:p>
          </table:table-cell>
          <table:table-cell office:value-type="float" office:value="6296" table:style-name="ce6">
            <text:p>6,296<text:s/></text:p>
          </table:table-cell>
          <table:table-cell office:value-type="float" office:value="9118" table:style-name="ce6">
            <text:p>9,118<text:s/></text:p>
          </table:table-cell>
          <table:table-cell office:value-type="float" office:value="5989" table:style-name="ce6">
            <text:p>5,989<text:s/></text:p>
          </table:table-cell>
          <table:table-cell office:value-type="float" office:value="4040" table:style-name="ce6">
            <text:p>4,040<text:s/></text:p>
          </table:table-cell>
          <table:table-cell office:value-type="float" office:value="7466" table:style-name="ce6">
            <text:p>7,466<text:s/></text:p>
          </table:table-cell>
          <table:table-cell office:value-type="float" office:value="6146" table:style-name="ce6">
            <text:p>6,146<text:s/></text:p>
          </table:table-cell>
          <table:table-cell office:value-type="float" office:value="11702" table:style-name="ce6">
            <text:p>11,702<text:s/></text:p>
          </table:table-cell>
          <table:table-cell office:value-type="float" office:value="8530" table:style-name="ce6">
            <text:p>8,530<text:s/></text:p>
          </table:table-cell>
          <table:table-cell office:value-type="float" office:value="3336" table:style-name="ce6">
            <text:p>3,336<text:s/></text:p>
          </table:table-cell>
          <table:table-cell office:value-type="float" office:value="14155" table:style-name="ce6">
            <text:p>14,155<text:s/></text:p>
          </table:table-cell>
          <table:table-cell office:value-type="float" office:value="10240" table:style-name="ce6">
            <text:p>10,240<text:s/></text:p>
          </table:table-cell>
          <table:table-cell office:value-type="float" office:value="10820" table:style-name="ce6">
            <text:p>10,820<text:s/></text:p>
          </table:table-cell>
          <table:table-cell office:value-type="float" office:value="8461" table:style-name="ce6">
            <text:p>8,461<text:s/></text:p>
          </table:table-cell>
          <table:table-cell office:value-type="float" office:value="12121" table:style-name="ce6">
            <text:p>12,121<text:s/></text:p>
          </table:table-cell>
          <table:table-cell office:value-type="float" office:value="33255" table:style-name="ce6">
            <text:p>33,255<text:s/></text:p>
          </table:table-cell>
          <table:table-cell office:value-type="float" office:value="13555" table:style-name="ce6">
            <text:p>13,555<text:s/></text:p>
          </table:table-cell>
          <table:table-cell office:value-type="float" office:value="8868" table:style-name="ce6">
            <text:p>8,868<text:s/></text:p>
          </table:table-cell>
          <table:table-cell office:value-type="float" office:value="8569" table:style-name="ce6">
            <text:p>8,569<text:s/></text:p>
          </table:table-cell>
          <table:table-cell office:value-type="float" office:value="11866" table:style-name="ce6">
            <text:p>11,866<text:s/></text:p>
          </table:table-cell>
          <table:table-cell office:value-type="float" office:value="7605" table:style-name="ce6">
            <text:p>7,605<text:s/></text:p>
          </table:table-cell>
          <table:table-cell office:value-type="float" office:value="9149" table:style-name="ce6">
            <text:p>9,149<text:s/></text:p>
          </table:table-cell>
          <table:table-cell office:value-type="float" office:value="9260" table:style-name="ce6">
            <text:p>9,260<text:s/></text:p>
          </table:table-cell>
          <table:table-cell office:value-type="float" office:value="5065" table:style-name="ce6">
            <text:p>5,065<text:s/></text:p>
          </table:table-cell>
          <table:table-cell office:value-type="float" office:value="12467" table:style-name="ce6">
            <text:p>12,467<text:s/></text:p>
          </table:table-cell>
          <table:table-cell office:value-type="float" office:value="3020" table:style-name="ce6">
            <text:p>3,020<text:s/></text:p>
          </table:table-cell>
          <table:table-cell office:value-type="float" office:value="3490" table:style-name="ce6">
            <text:p>3,490<text:s/></text:p>
          </table:table-cell>
          <table:table-cell office:value-type="float" office:value="6944" table:style-name="ce6">
            <text:p>6,944<text:s/></text:p>
          </table:table-cell>
          <table:table-cell office:value-type="float" office:value="1228" table:style-name="ce6">
            <text:p>1,228<text:s/></text:p>
          </table:table-cell>
          <table:table-cell office:value-type="float" office:value="1775" table:style-name="ce6">
            <text:p>1,775<text:s/></text:p>
          </table:table-cell>
          <table:table-cell office:value-type="float" office:value="1615" table:style-name="ce6">
            <text:p>1,615<text:s/></text:p>
          </table:table-cell>
          <table:table-cell office:value-type="float" office:value="4354" table:style-name="ce6">
            <text:p>4,354<text:s/></text:p>
          </table:table-cell>
          <table:table-cell office:value-type="float" office:value="4255" table:style-name="ce6">
            <text:p>4,255<text:s/></text:p>
          </table:table-cell>
          <table:table-cell office:value-type="float" office:value="5303" table:style-name="ce6">
            <text:p>5,303<text:s/></text:p>
          </table:table-cell>
          <table:table-cell office:value-type="float" office:value="11181" table:style-name="ce6">
            <text:p>11,181<text:s/></text:p>
          </table:table-cell>
          <table:table-cell office:value-type="float" office:value="4017" table:style-name="ce6">
            <text:p>4,017<text:s/></text:p>
          </table:table-cell>
          <table:table-cell office:value-type="float" office:value="4998" table:style-name="ce6">
            <text:p>4,998<text:s/></text:p>
          </table:table-cell>
          <table:table-cell office:value-type="float" office:value="3333" table:style-name="ce6">
            <text:p>3,333<text:s/></text:p>
          </table:table-cell>
          <table:table-cell office:value-type="float" office:value="9258" table:style-name="ce6">
            <text:p>9,258<text:s/></text:p>
          </table:table-cell>
          <table:table-cell office:value-type="float" office:value="10164" table:style-name="ce6">
            <text:p>10,164<text:s/></text:p>
          </table:table-cell>
          <table:table-cell office:value-type="float" office:value="9878" table:style-name="ce6">
            <text:p>9,878<text:s/></text:p>
          </table:table-cell>
          <table:table-cell office:value-type="float" office:value="13811" table:style-name="ce6">
            <text:p>13,811<text:s/></text:p>
          </table:table-cell>
          <table:table-cell office:value-type="float" office:value="15249" table:style-name="ce6">
            <text:p>15,249<text:s/></text:p>
          </table:table-cell>
          <table:table-cell office:value-type="float" office:value="10873" table:style-name="ce6">
            <text:p>10,873<text:s/></text:p>
          </table:table-cell>
          <table:table-cell office:value-type="float" office:value="7316" table:style-name="ce6">
            <text:p>7,316<text:s/></text:p>
          </table:table-cell>
          <table:table-cell office:value-type="float" office:value="16578" table:style-name="ce6">
            <text:p>16,578<text:s/></text:p>
          </table:table-cell>
          <table:table-cell office:value-type="float" office:value="7047" table:style-name="ce6">
            <text:p>7,047<text:s/></text:p>
          </table:table-cell>
          <table:table-cell office:value-type="float" office:value="11191" table:style-name="ce6">
            <text:p>11,191<text:s/></text:p>
          </table:table-cell>
          <table:table-cell office:value-type="float" office:value="11263" table:style-name="ce6">
            <text:p>11,263<text:s/></text:p>
          </table:table-cell>
          <table:table-cell office:value-type="float" office:value="6974" table:style-name="ce6">
            <text:p>6,974<text:s/></text:p>
          </table:table-cell>
          <table:table-cell office:value-type="float" office:value="20083" table:style-name="ce6">
            <text:p>20,083<text:s/></text:p>
          </table:table-cell>
          <table:table-cell office:value-type="float" office:value="7888" table:style-name="ce6">
            <text:p>7,888<text:s/></text:p>
          </table:table-cell>
          <table:table-cell office:value-type="float" office:value="6487" table:style-name="ce6">
            <text:p>6,487<text:s/></text:p>
          </table:table-cell>
          <table:table-cell office:value-type="float" office:value="7027" table:style-name="ce6">
            <text:p>7,027<text:s/></text:p>
          </table:table-cell>
          <table:table-cell office:value-type="float" office:value="6476" table:style-name="ce6">
            <text:p>6,476<text:s/></text:p>
          </table:table-cell>
          <table:table-cell office:value-type="float" office:value="4724" table:style-name="ce6">
            <text:p>4,724<text:s/></text:p>
          </table:table-cell>
          <table:table-cell office:value-type="float" office:value="8418" table:style-name="ce6">
            <text:p>8,418<text:s/></text:p>
          </table:table-cell>
          <table:table-cell office:value-type="float" office:value="8142" table:style-name="ce6">
            <text:p>8,142<text:s/></text:p>
          </table:table-cell>
          <table:table-cell office:value-type="float" office:value="2863" table:style-name="ce6">
            <text:p>2,863<text:s/></text:p>
          </table:table-cell>
          <table:table-cell office:value-type="float" office:value="4696" table:style-name="ce6">
            <text:p>4,696<text:s/></text:p>
          </table:table-cell>
          <table:table-cell office:value-type="float" office:value="15865" table:style-name="ce6">
            <text:p>15,865<text:s/></text:p>
          </table:table-cell>
          <table:table-cell office:value-type="float" office:value="8092" table:style-name="ce6">
            <text:p>8,092<text:s/></text:p>
          </table:table-cell>
          <table:table-cell office:value-type="float" office:value="9574" table:style-name="ce6">
            <text:p>9,574<text:s/></text:p>
          </table:table-cell>
          <table:table-cell office:value-type="float" office:value="9294" table:style-name="ce6">
            <text:p>9,294<text:s/></text:p>
          </table:table-cell>
          <table:table-cell office:value-type="float" office:value="3866" table:style-name="ce6">
            <text:p>3,866<text:s/></text:p>
          </table:table-cell>
          <table:table-cell office:value-type="float" office:value="4512" table:style-name="ce6">
            <text:p>4,512<text:s/></text:p>
          </table:table-cell>
          <table:table-cell office:value-type="float" office:value="2505" table:style-name="ce6">
            <text:p>2,505<text:s/></text:p>
          </table:table-cell>
          <table:table-cell office:value-type="float" office:value="2621" table:style-name="ce6">
            <text:p>2,621<text:s/></text:p>
          </table:table-cell>
          <table:table-cell office:value-type="float" office:value="2693" table:style-name="ce6">
            <text:p>2,693<text:s/></text:p>
          </table:table-cell>
          <table:table-cell office:value-type="float" office:value="4376" table:style-name="ce6">
            <text:p>4,376<text:s/></text:p>
          </table:table-cell>
          <table:table-cell office:value-type="float" office:value="4235" table:style-name="ce6">
            <text:p>4,235<text:s/></text:p>
          </table:table-cell>
          <table:table-cell office:value-type="float" office:value="4471" table:style-name="ce6">
            <text:p>4,471<text:s/></text:p>
          </table:table-cell>
          <table:table-cell office:value-type="float" office:value="6597" table:style-name="ce6">
            <text:p>6,597<text:s/></text:p>
          </table:table-cell>
          <table:table-cell office:value-type="float" office:value="11247" table:style-name="ce6">
            <text:p>11,247<text:s/></text:p>
          </table:table-cell>
          <table:table-cell office:value-type="float" office:value="8140" table:style-name="ce6">
            <text:p>8,140<text:s/></text:p>
          </table:table-cell>
          <table:table-cell office:value-type="float" office:value="5373" table:style-name="ce6">
            <text:p>5,373<text:s/></text:p>
          </table:table-cell>
          <table:table-cell office:value-type="float" office:value="4997" table:style-name="ce6">
            <text:p>4,997<text:s/></text:p>
          </table:table-cell>
          <table:table-cell office:value-type="float" office:value="5358" table:style-name="ce6">
            <text:p>5,358<text:s/></text:p>
          </table:table-cell>
          <table:table-cell office:value-type="float" office:value="5180" table:style-name="ce6">
            <text:p>5,180<text:s/></text:p>
          </table:table-cell>
          <table:table-cell office:value-type="float" office:value="5466" table:style-name="ce6">
            <text:p>5,466<text:s/></text:p>
          </table:table-cell>
          <table:table-cell office:value-type="float" office:value="4368" table:style-name="ce6">
            <text:p>4,368<text:s/></text:p>
          </table:table-cell>
          <table:table-cell office:value-type="float" office:value="4266" table:style-name="ce6">
            <text:p>4,266<text:s/></text:p>
          </table:table-cell>
          <table:table-cell office:value-type="float" office:value="473" table:style-name="ce6">
            <text:p>473<text:s/></text:p>
          </table:table-cell>
          <table:table-cell office:value-type="float" office:value="1045" table:style-name="ce6">
            <text:p>1,045<text:s/></text:p>
          </table:table-cell>
          <table:table-cell office:value-type="float" office:value="1746" table:style-name="ce6">
            <text:p>1,746<text:s/></text:p>
          </table:table-cell>
          <table:table-cell office:value-type="float" office:value="2156" table:style-name="ce6">
            <text:p>2,156<text:s/></text:p>
          </table:table-cell>
          <table:table-cell office:value-type="float" office:value="1164" table:style-name="ce6">
            <text:p>1,164<text:s/></text:p>
          </table:table-cell>
          <table:table-cell office:value-type="float" office:value="1741" table:style-name="ce6">
            <text:p>1,741<text:s/></text:p>
          </table:table-cell>
          <table:table-cell office:value-type="float" office:value="1275" table:style-name="ce6">
            <text:p>1,275<text:s/></text:p>
          </table:table-cell>
          <table:table-cell office:value-type="float" office:value="2839" table:style-name="ce6">
            <text:p>2,839<text:s/></text:p>
          </table:table-cell>
          <table:table-cell office:value-type="float" office:value="985" table:style-name="ce6">
            <text:p>985<text:s/></text:p>
          </table:table-cell>
          <table:table-cell office:value-type="float" office:value="1610" table:style-name="ce6">
            <text:p>1,610<text:s/></text:p>
          </table:table-cell>
          <table:table-cell office:value-type="float" office:value="2056" table:style-name="ce6">
            <text:p>2,056<text:s/></text:p>
          </table:table-cell>
          <table:table-cell table:number-columns-repeated="16264"/>
        </table:table-row>
        <table:table-row table:style-name="ro2">
          <table:table-cell office:value-type="date" office:date-value="2021-07-21T00:00:00" table:style-name="ce5">
            <text:p>2021/7/21</text:p>
          </table:table-cell>
          <table:table-cell office:value-type="float" office:value="1359" table:style-name="ce6">
            <text:p>1,359<text:s/></text:p>
          </table:table-cell>
          <table:table-cell office:value-type="float" office:value="5354" table:style-name="ce6">
            <text:p>5,354<text:s/></text:p>
          </table:table-cell>
          <table:table-cell office:value-type="float" office:value="16694" table:style-name="ce6">
            <text:p>16,694<text:s/></text:p>
          </table:table-cell>
          <table:table-cell office:value-type="float" office:value="14746" table:style-name="ce6">
            <text:p>14,746<text:s/></text:p>
          </table:table-cell>
          <table:table-cell office:value-type="float" office:value="8604" table:style-name="ce6">
            <text:p>8,604<text:s/></text:p>
          </table:table-cell>
          <table:table-cell office:value-type="float" office:value="4870" table:style-name="ce6">
            <text:p>4,870<text:s/></text:p>
          </table:table-cell>
          <table:table-cell office:value-type="float" office:value="4401" table:style-name="ce6">
            <text:p>4,401<text:s/></text:p>
          </table:table-cell>
          <table:table-cell office:value-type="float" office:value="1661" table:style-name="ce6">
            <text:p>1,661<text:s/></text:p>
          </table:table-cell>
          <table:table-cell office:value-type="float" office:value="1357" table:style-name="ce6">
            <text:p>1,357<text:s/></text:p>
          </table:table-cell>
          <table:table-cell office:value-type="float" office:value="5085" table:style-name="ce6">
            <text:p>5,085<text:s/></text:p>
          </table:table-cell>
          <table:table-cell office:value-type="float" office:value="904" table:style-name="ce6">
            <text:p>904<text:s/></text:p>
          </table:table-cell>
          <table:table-cell office:value-type="float" office:value="1529" table:style-name="ce6">
            <text:p>1,529<text:s/></text:p>
          </table:table-cell>
          <table:table-cell office:value-type="float" office:value="913" table:style-name="ce6">
            <text:p>913<text:s/></text:p>
          </table:table-cell>
          <table:table-cell office:value-type="float" office:value="2702" table:style-name="ce6">
            <text:p>2,702<text:s/></text:p>
          </table:table-cell>
          <table:table-cell office:value-type="float" office:value="3554" table:style-name="ce6">
            <text:p>3,554<text:s/></text:p>
          </table:table-cell>
          <table:table-cell office:value-type="float" office:value="6572" table:style-name="ce6">
            <text:p>6,572<text:s/></text:p>
          </table:table-cell>
          <table:table-cell office:value-type="float" office:value="6086" table:style-name="ce6">
            <text:p>6,086<text:s/></text:p>
          </table:table-cell>
          <table:table-cell office:value-type="float" office:value="1654" table:style-name="ce6">
            <text:p>1,654<text:s/></text:p>
          </table:table-cell>
          <table:table-cell office:value-type="float" office:value="3453" table:style-name="ce6">
            <text:p>3,453<text:s/></text:p>
          </table:table-cell>
          <table:table-cell office:value-type="float" office:value="1003" table:style-name="ce6">
            <text:p>1,003<text:s/></text:p>
          </table:table-cell>
          <table:table-cell office:value-type="float" office:value="2936" table:style-name="ce6">
            <text:p>2,936<text:s/></text:p>
          </table:table-cell>
          <table:table-cell office:value-type="float" office:value="2907" table:style-name="ce6">
            <text:p>2,907<text:s/></text:p>
          </table:table-cell>
          <table:table-cell office:value-type="float" office:value="2017" table:style-name="ce6">
            <text:p>2,017<text:s/></text:p>
          </table:table-cell>
          <table:table-cell office:value-type="float" office:value="10780" table:style-name="ce6">
            <text:p>10,780<text:s/></text:p>
          </table:table-cell>
          <table:table-cell office:value-type="float" office:value="1188" table:style-name="ce6">
            <text:p>1,188<text:s/></text:p>
          </table:table-cell>
          <table:table-cell office:value-type="float" office:value="4288" table:style-name="ce6">
            <text:p>4,288<text:s/></text:p>
          </table:table-cell>
          <table:table-cell office:value-type="float" office:value="5346" table:style-name="ce6">
            <text:p>5,346<text:s/></text:p>
          </table:table-cell>
          <table:table-cell office:value-type="float" office:value="6384" table:style-name="ce6">
            <text:p>6,384<text:s/></text:p>
          </table:table-cell>
          <table:table-cell office:value-type="float" office:value="9058" table:style-name="ce6">
            <text:p>9,058<text:s/></text:p>
          </table:table-cell>
          <table:table-cell office:value-type="float" office:value="6014" table:style-name="ce6">
            <text:p>6,014<text:s/></text:p>
          </table:table-cell>
          <table:table-cell office:value-type="float" office:value="4181" table:style-name="ce6">
            <text:p>4,181<text:s/></text:p>
          </table:table-cell>
          <table:table-cell office:value-type="float" office:value="7198" table:style-name="ce6">
            <text:p>7,198<text:s/></text:p>
          </table:table-cell>
          <table:table-cell office:value-type="float" office:value="6229" table:style-name="ce6">
            <text:p>6,229<text:s/></text:p>
          </table:table-cell>
          <table:table-cell office:value-type="float" office:value="11874" table:style-name="ce6">
            <text:p>11,874<text:s/></text:p>
          </table:table-cell>
          <table:table-cell office:value-type="float" office:value="8375" table:style-name="ce6">
            <text:p>8,375<text:s/></text:p>
          </table:table-cell>
          <table:table-cell office:value-type="float" office:value="3228" table:style-name="ce6">
            <text:p>3,228<text:s/></text:p>
          </table:table-cell>
          <table:table-cell office:value-type="float" office:value="14345" table:style-name="ce6">
            <text:p>14,345<text:s/></text:p>
          </table:table-cell>
          <table:table-cell office:value-type="float" office:value="10103" table:style-name="ce6">
            <text:p>10,103<text:s/></text:p>
          </table:table-cell>
          <table:table-cell office:value-type="float" office:value="10876" table:style-name="ce6">
            <text:p>10,876<text:s/></text:p>
          </table:table-cell>
          <table:table-cell office:value-type="float" office:value="8509" table:style-name="ce6">
            <text:p>8,509<text:s/></text:p>
          </table:table-cell>
          <table:table-cell office:value-type="float" office:value="11939" table:style-name="ce6">
            <text:p>11,939<text:s/></text:p>
          </table:table-cell>
          <table:table-cell office:value-type="float" office:value="34155" table:style-name="ce6">
            <text:p>34,155<text:s/></text:p>
          </table:table-cell>
          <table:table-cell office:value-type="float" office:value="12344" table:style-name="ce6">
            <text:p>12,344<text:s/></text:p>
          </table:table-cell>
          <table:table-cell office:value-type="float" office:value="8861" table:style-name="ce6">
            <text:p>8,861<text:s/></text:p>
          </table:table-cell>
          <table:table-cell office:value-type="float" office:value="8697" table:style-name="ce6">
            <text:p>8,697<text:s/></text:p>
          </table:table-cell>
          <table:table-cell office:value-type="float" office:value="11722" table:style-name="ce6">
            <text:p>11,722<text:s/></text:p>
          </table:table-cell>
          <table:table-cell office:value-type="float" office:value="7329" table:style-name="ce6">
            <text:p>7,329<text:s/></text:p>
          </table:table-cell>
          <table:table-cell office:value-type="float" office:value="8969" table:style-name="ce6">
            <text:p>8,969<text:s/></text:p>
          </table:table-cell>
          <table:table-cell office:value-type="float" office:value="9196" table:style-name="ce6">
            <text:p>9,196<text:s/></text:p>
          </table:table-cell>
          <table:table-cell office:value-type="float" office:value="5063" table:style-name="ce6">
            <text:p>5,063<text:s/></text:p>
          </table:table-cell>
          <table:table-cell office:value-type="float" office:value="12800" table:style-name="ce6">
            <text:p>12,800<text:s/></text:p>
          </table:table-cell>
          <table:table-cell office:value-type="float" office:value="3000" table:style-name="ce6">
            <text:p>3,000<text:s/></text:p>
          </table:table-cell>
          <table:table-cell office:value-type="float" office:value="3517" table:style-name="ce6">
            <text:p>3,517<text:s/></text:p>
          </table:table-cell>
          <table:table-cell office:value-type="float" office:value="6751" table:style-name="ce6">
            <text:p>6,751<text:s/></text:p>
          </table:table-cell>
          <table:table-cell office:value-type="float" office:value="1367" table:style-name="ce6">
            <text:p>1,367<text:s/></text:p>
          </table:table-cell>
          <table:table-cell office:value-type="float" office:value="1747" table:style-name="ce6">
            <text:p>1,747<text:s/></text:p>
          </table:table-cell>
          <table:table-cell office:value-type="float" office:value="1596" table:style-name="ce6">
            <text:p>1,596<text:s/></text:p>
          </table:table-cell>
          <table:table-cell office:value-type="float" office:value="4270" table:style-name="ce6">
            <text:p>4,270<text:s/></text:p>
          </table:table-cell>
          <table:table-cell office:value-type="float" office:value="4099" table:style-name="ce6">
            <text:p>4,099<text:s/></text:p>
          </table:table-cell>
          <table:table-cell office:value-type="float" office:value="5283" table:style-name="ce6">
            <text:p>5,283<text:s/></text:p>
          </table:table-cell>
          <table:table-cell office:value-type="float" office:value="10784" table:style-name="ce6">
            <text:p>10,784<text:s/></text:p>
          </table:table-cell>
          <table:table-cell office:value-type="float" office:value="3912" table:style-name="ce6">
            <text:p>3,912<text:s/></text:p>
          </table:table-cell>
          <table:table-cell office:value-type="float" office:value="4985" table:style-name="ce6">
            <text:p>4,985<text:s/></text:p>
          </table:table-cell>
          <table:table-cell office:value-type="float" office:value="3405" table:style-name="ce6">
            <text:p>3,405<text:s/></text:p>
          </table:table-cell>
          <table:table-cell office:value-type="float" office:value="9102" table:style-name="ce6">
            <text:p>9,102<text:s/></text:p>
          </table:table-cell>
          <table:table-cell office:value-type="float" office:value="10046" table:style-name="ce6">
            <text:p>10,046<text:s/></text:p>
          </table:table-cell>
          <table:table-cell office:value-type="float" office:value="9943" table:style-name="ce6">
            <text:p>9,943<text:s/></text:p>
          </table:table-cell>
          <table:table-cell office:value-type="float" office:value="14126" table:style-name="ce6">
            <text:p>14,126<text:s/></text:p>
          </table:table-cell>
          <table:table-cell office:value-type="float" office:value="15424" table:style-name="ce6">
            <text:p>15,424<text:s/></text:p>
          </table:table-cell>
          <table:table-cell office:value-type="float" office:value="10921" table:style-name="ce6">
            <text:p>10,921<text:s/></text:p>
          </table:table-cell>
          <table:table-cell office:value-type="float" office:value="7376" table:style-name="ce6">
            <text:p>7,376<text:s/></text:p>
          </table:table-cell>
          <table:table-cell office:value-type="float" office:value="16415" table:style-name="ce6">
            <text:p>16,415<text:s/></text:p>
          </table:table-cell>
          <table:table-cell office:value-type="float" office:value="7170" table:style-name="ce6">
            <text:p>7,170<text:s/></text:p>
          </table:table-cell>
          <table:table-cell office:value-type="float" office:value="11116" table:style-name="ce6">
            <text:p>11,116<text:s/></text:p>
          </table:table-cell>
          <table:table-cell office:value-type="float" office:value="11383" table:style-name="ce6">
            <text:p>11,383<text:s/></text:p>
          </table:table-cell>
          <table:table-cell office:value-type="float" office:value="7130" table:style-name="ce6">
            <text:p>7,130<text:s/></text:p>
          </table:table-cell>
          <table:table-cell office:value-type="float" office:value="20403" table:style-name="ce6">
            <text:p>20,403<text:s/></text:p>
          </table:table-cell>
          <table:table-cell office:value-type="float" office:value="8147" table:style-name="ce6">
            <text:p>8,147<text:s/></text:p>
          </table:table-cell>
          <table:table-cell office:value-type="float" office:value="6708" table:style-name="ce6">
            <text:p>6,708<text:s/></text:p>
          </table:table-cell>
          <table:table-cell office:value-type="float" office:value="6992" table:style-name="ce6">
            <text:p>6,992<text:s/></text:p>
          </table:table-cell>
          <table:table-cell office:value-type="float" office:value="6487" table:style-name="ce6">
            <text:p>6,487<text:s/></text:p>
          </table:table-cell>
          <table:table-cell office:value-type="float" office:value="4629" table:style-name="ce6">
            <text:p>4,629<text:s/></text:p>
          </table:table-cell>
          <table:table-cell office:value-type="float" office:value="8353" table:style-name="ce6">
            <text:p>8,353<text:s/></text:p>
          </table:table-cell>
          <table:table-cell office:value-type="float" office:value="8107" table:style-name="ce6">
            <text:p>8,107<text:s/></text:p>
          </table:table-cell>
          <table:table-cell office:value-type="float" office:value="2816" table:style-name="ce6">
            <text:p>2,816<text:s/></text:p>
          </table:table-cell>
          <table:table-cell office:value-type="float" office:value="4749" table:style-name="ce6">
            <text:p>4,749<text:s/></text:p>
          </table:table-cell>
          <table:table-cell office:value-type="float" office:value="16111" table:style-name="ce6">
            <text:p>16,111<text:s/></text:p>
          </table:table-cell>
          <table:table-cell office:value-type="float" office:value="8249" table:style-name="ce6">
            <text:p>8,249<text:s/></text:p>
          </table:table-cell>
          <table:table-cell office:value-type="float" office:value="9893" table:style-name="ce6">
            <text:p>9,893<text:s/></text:p>
          </table:table-cell>
          <table:table-cell office:value-type="float" office:value="9291" table:style-name="ce6">
            <text:p>9,291<text:s/></text:p>
          </table:table-cell>
          <table:table-cell office:value-type="float" office:value="3900" table:style-name="ce6">
            <text:p>3,900<text:s/></text:p>
          </table:table-cell>
          <table:table-cell office:value-type="float" office:value="4430" table:style-name="ce6">
            <text:p>4,430<text:s/></text:p>
          </table:table-cell>
          <table:table-cell office:value-type="float" office:value="2554" table:style-name="ce6">
            <text:p>2,554<text:s/></text:p>
          </table:table-cell>
          <table:table-cell office:value-type="float" office:value="2612" table:style-name="ce6">
            <text:p>2,612<text:s/></text:p>
          </table:table-cell>
          <table:table-cell office:value-type="float" office:value="2600" table:style-name="ce6">
            <text:p>2,600<text:s/></text:p>
          </table:table-cell>
          <table:table-cell office:value-type="float" office:value="4410" table:style-name="ce6">
            <text:p>4,410<text:s/></text:p>
          </table:table-cell>
          <table:table-cell office:value-type="float" office:value="4316" table:style-name="ce6">
            <text:p>4,316<text:s/></text:p>
          </table:table-cell>
          <table:table-cell office:value-type="float" office:value="4564" table:style-name="ce6">
            <text:p>4,564<text:s/></text:p>
          </table:table-cell>
          <table:table-cell office:value-type="float" office:value="6574" table:style-name="ce6">
            <text:p>6,574<text:s/></text:p>
          </table:table-cell>
          <table:table-cell office:value-type="float" office:value="11263" table:style-name="ce6">
            <text:p>11,263<text:s/></text:p>
          </table:table-cell>
          <table:table-cell office:value-type="float" office:value="8184" table:style-name="ce6">
            <text:p>8,184<text:s/></text:p>
          </table:table-cell>
          <table:table-cell office:value-type="float" office:value="5336" table:style-name="ce6">
            <text:p>5,336<text:s/></text:p>
          </table:table-cell>
          <table:table-cell office:value-type="float" office:value="5013" table:style-name="ce6">
            <text:p>5,013<text:s/></text:p>
          </table:table-cell>
          <table:table-cell office:value-type="float" office:value="5314" table:style-name="ce6">
            <text:p>5,314<text:s/></text:p>
          </table:table-cell>
          <table:table-cell office:value-type="float" office:value="5383" table:style-name="ce6">
            <text:p>5,383<text:s/></text:p>
          </table:table-cell>
          <table:table-cell office:value-type="float" office:value="5404" table:style-name="ce6">
            <text:p>5,404<text:s/></text:p>
          </table:table-cell>
          <table:table-cell office:value-type="float" office:value="4414" table:style-name="ce6">
            <text:p>4,414<text:s/></text:p>
          </table:table-cell>
          <table:table-cell office:value-type="float" office:value="4119" table:style-name="ce6">
            <text:p>4,119<text:s/></text:p>
          </table:table-cell>
          <table:table-cell office:value-type="float" office:value="518" table:style-name="ce6">
            <text:p>518<text:s/></text:p>
          </table:table-cell>
          <table:table-cell office:value-type="float" office:value="1088" table:style-name="ce6">
            <text:p>1,088<text:s/></text:p>
          </table:table-cell>
          <table:table-cell office:value-type="float" office:value="1810" table:style-name="ce6">
            <text:p>1,810<text:s/></text:p>
          </table:table-cell>
          <table:table-cell office:value-type="float" office:value="2152" table:style-name="ce6">
            <text:p>2,152<text:s/></text:p>
          </table:table-cell>
          <table:table-cell office:value-type="float" office:value="1209" table:style-name="ce6">
            <text:p>1,209<text:s/></text:p>
          </table:table-cell>
          <table:table-cell office:value-type="float" office:value="1803" table:style-name="ce6">
            <text:p>1,803<text:s/></text:p>
          </table:table-cell>
          <table:table-cell office:value-type="float" office:value="1289" table:style-name="ce6">
            <text:p>1,289<text:s/></text:p>
          </table:table-cell>
          <table:table-cell office:value-type="float" office:value="2891" table:style-name="ce6">
            <text:p>2,891<text:s/></text:p>
          </table:table-cell>
          <table:table-cell office:value-type="float" office:value="984" table:style-name="ce6">
            <text:p>984<text:s/></text:p>
          </table:table-cell>
          <table:table-cell office:value-type="float" office:value="1658" table:style-name="ce6">
            <text:p>1,658<text:s/></text:p>
          </table:table-cell>
          <table:table-cell office:value-type="float" office:value="2027" table:style-name="ce6">
            <text:p>2,027<text:s/></text:p>
          </table:table-cell>
          <table:table-cell table:number-columns-repeated="16264"/>
        </table:table-row>
        <table:table-row table:style-name="ro2">
          <table:table-cell office:value-type="date" office:date-value="2021-07-22T00:00:00" table:style-name="ce5">
            <text:p>2021/7/22</text:p>
          </table:table-cell>
          <table:table-cell office:value-type="float" office:value="1274" table:style-name="ce6">
            <text:p>1,274<text:s/></text:p>
          </table:table-cell>
          <table:table-cell office:value-type="float" office:value="5314" table:style-name="ce6">
            <text:p>5,314<text:s/></text:p>
          </table:table-cell>
          <table:table-cell office:value-type="float" office:value="16674" table:style-name="ce6">
            <text:p>16,674<text:s/></text:p>
          </table:table-cell>
          <table:table-cell office:value-type="float" office:value="14155" table:style-name="ce6">
            <text:p>14,155<text:s/></text:p>
          </table:table-cell>
          <table:table-cell office:value-type="float" office:value="8344" table:style-name="ce6">
            <text:p>8,344<text:s/></text:p>
          </table:table-cell>
          <table:table-cell office:value-type="float" office:value="4706" table:style-name="ce6">
            <text:p>4,706<text:s/></text:p>
          </table:table-cell>
          <table:table-cell office:value-type="float" office:value="4384" table:style-name="ce6">
            <text:p>4,384<text:s/></text:p>
          </table:table-cell>
          <table:table-cell office:value-type="float" office:value="1621" table:style-name="ce6">
            <text:p>1,621<text:s/></text:p>
          </table:table-cell>
          <table:table-cell office:value-type="float" office:value="1276" table:style-name="ce6">
            <text:p>1,276<text:s/></text:p>
          </table:table-cell>
          <table:table-cell office:value-type="float" office:value="4836" table:style-name="ce6">
            <text:p>4,836<text:s/></text:p>
          </table:table-cell>
          <table:table-cell office:value-type="float" office:value="808" table:style-name="ce6">
            <text:p>808<text:s/></text:p>
          </table:table-cell>
          <table:table-cell office:value-type="float" office:value="1462" table:style-name="ce6">
            <text:p>1,462<text:s/></text:p>
          </table:table-cell>
          <table:table-cell office:value-type="float" office:value="847" table:style-name="ce6">
            <text:p>847<text:s/></text:p>
          </table:table-cell>
          <table:table-cell office:value-type="float" office:value="2525" table:style-name="ce6">
            <text:p>2,525<text:s/></text:p>
          </table:table-cell>
          <table:table-cell office:value-type="float" office:value="3376" table:style-name="ce6">
            <text:p>3,376<text:s/></text:p>
          </table:table-cell>
          <table:table-cell office:value-type="float" office:value="6414" table:style-name="ce6">
            <text:p>6,414<text:s/></text:p>
          </table:table-cell>
          <table:table-cell office:value-type="float" office:value="5875" table:style-name="ce6">
            <text:p>5,875<text:s/></text:p>
          </table:table-cell>
          <table:table-cell office:value-type="float" office:value="1596" table:style-name="ce6">
            <text:p>1,596<text:s/></text:p>
          </table:table-cell>
          <table:table-cell office:value-type="float" office:value="3297" table:style-name="ce6">
            <text:p>3,297<text:s/></text:p>
          </table:table-cell>
          <table:table-cell office:value-type="float" office:value="898" table:style-name="ce6">
            <text:p>898<text:s/></text:p>
          </table:table-cell>
          <table:table-cell office:value-type="float" office:value="2788" table:style-name="ce6">
            <text:p>2,788<text:s/></text:p>
          </table:table-cell>
          <table:table-cell office:value-type="float" office:value="2808" table:style-name="ce6">
            <text:p>2,808<text:s/></text:p>
          </table:table-cell>
          <table:table-cell office:value-type="float" office:value="2135" table:style-name="ce6">
            <text:p>2,135<text:s/></text:p>
          </table:table-cell>
          <table:table-cell office:value-type="float" office:value="10235" table:style-name="ce6">
            <text:p>10,235<text:s/></text:p>
          </table:table-cell>
          <table:table-cell office:value-type="float" office:value="1170" table:style-name="ce6">
            <text:p>1,170<text:s/></text:p>
          </table:table-cell>
          <table:table-cell office:value-type="float" office:value="3980" table:style-name="ce6">
            <text:p>3,980<text:s/></text:p>
          </table:table-cell>
          <table:table-cell office:value-type="float" office:value="5087" table:style-name="ce6">
            <text:p>5,087<text:s/></text:p>
          </table:table-cell>
          <table:table-cell office:value-type="float" office:value="6211" table:style-name="ce6">
            <text:p>6,211<text:s/></text:p>
          </table:table-cell>
          <table:table-cell office:value-type="float" office:value="8745" table:style-name="ce6">
            <text:p>8,745<text:s/></text:p>
          </table:table-cell>
          <table:table-cell office:value-type="float" office:value="5535" table:style-name="ce6">
            <text:p>5,535<text:s/></text:p>
          </table:table-cell>
          <table:table-cell office:value-type="float" office:value="3993" table:style-name="ce6">
            <text:p>3,993<text:s/></text:p>
          </table:table-cell>
          <table:table-cell office:value-type="float" office:value="6808" table:style-name="ce6">
            <text:p>6,808<text:s/></text:p>
          </table:table-cell>
          <table:table-cell office:value-type="float" office:value="5957" table:style-name="ce6">
            <text:p>5,957<text:s/></text:p>
          </table:table-cell>
          <table:table-cell office:value-type="float" office:value="11440" table:style-name="ce6">
            <text:p>11,440<text:s/></text:p>
          </table:table-cell>
          <table:table-cell office:value-type="float" office:value="7984" table:style-name="ce6">
            <text:p>7,984<text:s/></text:p>
          </table:table-cell>
          <table:table-cell office:value-type="float" office:value="3182" table:style-name="ce6">
            <text:p>3,182<text:s/></text:p>
          </table:table-cell>
          <table:table-cell office:value-type="float" office:value="14051" table:style-name="ce6">
            <text:p>14,051<text:s/></text:p>
          </table:table-cell>
          <table:table-cell office:value-type="float" office:value="10019" table:style-name="ce6">
            <text:p>10,019<text:s/></text:p>
          </table:table-cell>
          <table:table-cell office:value-type="float" office:value="10644" table:style-name="ce6">
            <text:p>10,644<text:s/></text:p>
          </table:table-cell>
          <table:table-cell office:value-type="float" office:value="8157" table:style-name="ce6">
            <text:p>8,157<text:s/></text:p>
          </table:table-cell>
          <table:table-cell office:value-type="float" office:value="11327" table:style-name="ce6">
            <text:p>11,327<text:s/></text:p>
          </table:table-cell>
          <table:table-cell office:value-type="float" office:value="32837" table:style-name="ce6">
            <text:p>32,837<text:s/></text:p>
          </table:table-cell>
          <table:table-cell office:value-type="float" office:value="12614" table:style-name="ce6">
            <text:p>12,614<text:s/></text:p>
          </table:table-cell>
          <table:table-cell office:value-type="float" office:value="8413" table:style-name="ce6">
            <text:p>8,413<text:s/></text:p>
          </table:table-cell>
          <table:table-cell office:value-type="float" office:value="8143" table:style-name="ce6">
            <text:p>8,143<text:s/></text:p>
          </table:table-cell>
          <table:table-cell office:value-type="float" office:value="10278" table:style-name="ce6">
            <text:p>10,278<text:s/></text:p>
          </table:table-cell>
          <table:table-cell office:value-type="float" office:value="6517" table:style-name="ce6">
            <text:p>6,517<text:s/></text:p>
          </table:table-cell>
          <table:table-cell office:value-type="float" office:value="8146" table:style-name="ce6">
            <text:p>8,146<text:s/></text:p>
          </table:table-cell>
          <table:table-cell office:value-type="float" office:value="8462" table:style-name="ce6">
            <text:p>8,462<text:s/></text:p>
          </table:table-cell>
          <table:table-cell office:value-type="float" office:value="4588" table:style-name="ce6">
            <text:p>4,588<text:s/></text:p>
          </table:table-cell>
          <table:table-cell office:value-type="float" office:value="11546" table:style-name="ce6">
            <text:p>11,546<text:s/></text:p>
          </table:table-cell>
          <table:table-cell office:value-type="float" office:value="2853" table:style-name="ce6">
            <text:p>2,853<text:s/></text:p>
          </table:table-cell>
          <table:table-cell office:value-type="float" office:value="3271" table:style-name="ce6">
            <text:p>3,271<text:s/></text:p>
          </table:table-cell>
          <table:table-cell office:value-type="float" office:value="6207" table:style-name="ce6">
            <text:p>6,207<text:s/></text:p>
          </table:table-cell>
          <table:table-cell office:value-type="float" office:value="1245" table:style-name="ce6">
            <text:p>1,245<text:s/></text:p>
          </table:table-cell>
          <table:table-cell office:value-type="float" office:value="1624" table:style-name="ce6">
            <text:p>1,624<text:s/></text:p>
          </table:table-cell>
          <table:table-cell office:value-type="float" office:value="1507" table:style-name="ce6">
            <text:p>1,507<text:s/></text:p>
          </table:table-cell>
          <table:table-cell office:value-type="float" office:value="3875" table:style-name="ce6">
            <text:p>3,875<text:s/></text:p>
          </table:table-cell>
          <table:table-cell office:value-type="float" office:value="3705" table:style-name="ce6">
            <text:p>3,705<text:s/></text:p>
          </table:table-cell>
          <table:table-cell office:value-type="float" office:value="4678" table:style-name="ce6">
            <text:p>4,678<text:s/></text:p>
          </table:table-cell>
          <table:table-cell office:value-type="float" office:value="9545" table:style-name="ce6">
            <text:p>9,545<text:s/></text:p>
          </table:table-cell>
          <table:table-cell office:value-type="float" office:value="3707" table:style-name="ce6">
            <text:p>3,707<text:s/></text:p>
          </table:table-cell>
          <table:table-cell office:value-type="float" office:value="4710" table:style-name="ce6">
            <text:p>4,710<text:s/></text:p>
          </table:table-cell>
          <table:table-cell office:value-type="float" office:value="3121" table:style-name="ce6">
            <text:p>3,121<text:s/></text:p>
          </table:table-cell>
          <table:table-cell office:value-type="float" office:value="8857" table:style-name="ce6">
            <text:p>8,857<text:s/></text:p>
          </table:table-cell>
          <table:table-cell office:value-type="float" office:value="9669" table:style-name="ce6">
            <text:p>9,669<text:s/></text:p>
          </table:table-cell>
          <table:table-cell office:value-type="float" office:value="9372" table:style-name="ce6">
            <text:p>9,372<text:s/></text:p>
          </table:table-cell>
          <table:table-cell office:value-type="float" office:value="13692" table:style-name="ce6">
            <text:p>13,692<text:s/></text:p>
          </table:table-cell>
          <table:table-cell office:value-type="float" office:value="14803" table:style-name="ce6">
            <text:p>14,803<text:s/></text:p>
          </table:table-cell>
          <table:table-cell office:value-type="float" office:value="10473" table:style-name="ce6">
            <text:p>10,473<text:s/></text:p>
          </table:table-cell>
          <table:table-cell office:value-type="float" office:value="7095" table:style-name="ce6">
            <text:p>7,095<text:s/></text:p>
          </table:table-cell>
          <table:table-cell office:value-type="float" office:value="15636" table:style-name="ce6">
            <text:p>15,636<text:s/></text:p>
          </table:table-cell>
          <table:table-cell office:value-type="float" office:value="7098" table:style-name="ce6">
            <text:p>7,098<text:s/></text:p>
          </table:table-cell>
          <table:table-cell office:value-type="float" office:value="10731" table:style-name="ce6">
            <text:p>10,731<text:s/></text:p>
          </table:table-cell>
          <table:table-cell office:value-type="float" office:value="11039" table:style-name="ce6">
            <text:p>11,039<text:s/></text:p>
          </table:table-cell>
          <table:table-cell office:value-type="float" office:value="6687" table:style-name="ce6">
            <text:p>6,687<text:s/></text:p>
          </table:table-cell>
          <table:table-cell office:value-type="float" office:value="19634" table:style-name="ce6">
            <text:p>19,634<text:s/></text:p>
          </table:table-cell>
          <table:table-cell office:value-type="float" office:value="7621" table:style-name="ce6">
            <text:p>7,621<text:s/></text:p>
          </table:table-cell>
          <table:table-cell office:value-type="float" office:value="6311" table:style-name="ce6">
            <text:p>6,311<text:s/></text:p>
          </table:table-cell>
          <table:table-cell office:value-type="float" office:value="6669" table:style-name="ce6">
            <text:p>6,669<text:s/></text:p>
          </table:table-cell>
          <table:table-cell office:value-type="float" office:value="6328" table:style-name="ce6">
            <text:p>6,328<text:s/></text:p>
          </table:table-cell>
          <table:table-cell office:value-type="float" office:value="4313" table:style-name="ce6">
            <text:p>4,313<text:s/></text:p>
          </table:table-cell>
          <table:table-cell office:value-type="float" office:value="8231" table:style-name="ce6">
            <text:p>8,231<text:s/></text:p>
          </table:table-cell>
          <table:table-cell office:value-type="float" office:value="7985" table:style-name="ce6">
            <text:p>7,985<text:s/></text:p>
          </table:table-cell>
          <table:table-cell office:value-type="float" office:value="2647" table:style-name="ce6">
            <text:p>2,647<text:s/></text:p>
          </table:table-cell>
          <table:table-cell office:value-type="float" office:value="4533" table:style-name="ce6">
            <text:p>4,533<text:s/></text:p>
          </table:table-cell>
          <table:table-cell office:value-type="float" office:value="16013" table:style-name="ce6">
            <text:p>16,013<text:s/></text:p>
          </table:table-cell>
          <table:table-cell office:value-type="float" office:value="8207" table:style-name="ce6">
            <text:p>8,207<text:s/></text:p>
          </table:table-cell>
          <table:table-cell office:value-type="float" office:value="9592" table:style-name="ce6">
            <text:p>9,592<text:s/></text:p>
          </table:table-cell>
          <table:table-cell office:value-type="float" office:value="8741" table:style-name="ce6">
            <text:p>8,741<text:s/></text:p>
          </table:table-cell>
          <table:table-cell office:value-type="float" office:value="3829" table:style-name="ce6">
            <text:p>3,829<text:s/></text:p>
          </table:table-cell>
          <table:table-cell office:value-type="float" office:value="4212" table:style-name="ce6">
            <text:p>4,212<text:s/></text:p>
          </table:table-cell>
          <table:table-cell office:value-type="float" office:value="2438" table:style-name="ce6">
            <text:p>2,438<text:s/></text:p>
          </table:table-cell>
          <table:table-cell office:value-type="float" office:value="2604" table:style-name="ce6">
            <text:p>2,604<text:s/></text:p>
          </table:table-cell>
          <table:table-cell office:value-type="float" office:value="2542" table:style-name="ce6">
            <text:p>2,542<text:s/></text:p>
          </table:table-cell>
          <table:table-cell office:value-type="float" office:value="4528" table:style-name="ce6">
            <text:p>4,528<text:s/></text:p>
          </table:table-cell>
          <table:table-cell office:value-type="float" office:value="4153" table:style-name="ce6">
            <text:p>4,153<text:s/></text:p>
          </table:table-cell>
          <table:table-cell office:value-type="float" office:value="4386" table:style-name="ce6">
            <text:p>4,386<text:s/></text:p>
          </table:table-cell>
          <table:table-cell office:value-type="float" office:value="6434" table:style-name="ce6">
            <text:p>6,434<text:s/></text:p>
          </table:table-cell>
          <table:table-cell office:value-type="float" office:value="11077" table:style-name="ce6">
            <text:p>11,077<text:s/></text:p>
          </table:table-cell>
          <table:table-cell office:value-type="float" office:value="7857" table:style-name="ce6">
            <text:p>7,857<text:s/></text:p>
          </table:table-cell>
          <table:table-cell office:value-type="float" office:value="5119" table:style-name="ce6">
            <text:p>5,119<text:s/></text:p>
          </table:table-cell>
          <table:table-cell office:value-type="float" office:value="4986" table:style-name="ce6">
            <text:p>4,986<text:s/></text:p>
          </table:table-cell>
          <table:table-cell office:value-type="float" office:value="5095" table:style-name="ce6">
            <text:p>5,095<text:s/></text:p>
          </table:table-cell>
          <table:table-cell office:value-type="float" office:value="5154" table:style-name="ce6">
            <text:p>5,154<text:s/></text:p>
          </table:table-cell>
          <table:table-cell office:value-type="float" office:value="5258" table:style-name="ce6">
            <text:p>5,258<text:s/></text:p>
          </table:table-cell>
          <table:table-cell office:value-type="float" office:value="4182" table:style-name="ce6">
            <text:p>4,182<text:s/></text:p>
          </table:table-cell>
          <table:table-cell office:value-type="float" office:value="3973" table:style-name="ce6">
            <text:p>3,973<text:s/></text:p>
          </table:table-cell>
          <table:table-cell office:value-type="float" office:value="473" table:style-name="ce6">
            <text:p>473<text:s/></text:p>
          </table:table-cell>
          <table:table-cell office:value-type="float" office:value="1092" table:style-name="ce6">
            <text:p>1,092<text:s/></text:p>
          </table:table-cell>
          <table:table-cell office:value-type="float" office:value="1871" table:style-name="ce6">
            <text:p>1,871<text:s/></text:p>
          </table:table-cell>
          <table:table-cell office:value-type="float" office:value="2146" table:style-name="ce6">
            <text:p>2,146<text:s/></text:p>
          </table:table-cell>
          <table:table-cell office:value-type="float" office:value="1147" table:style-name="ce6">
            <text:p>1,147<text:s/></text:p>
          </table:table-cell>
          <table:table-cell office:value-type="float" office:value="1812" table:style-name="ce6">
            <text:p>1,812<text:s/></text:p>
          </table:table-cell>
          <table:table-cell office:value-type="float" office:value="1297" table:style-name="ce6">
            <text:p>1,297<text:s/></text:p>
          </table:table-cell>
          <table:table-cell office:value-type="float" office:value="2834" table:style-name="ce6">
            <text:p>2,834<text:s/></text:p>
          </table:table-cell>
          <table:table-cell office:value-type="float" office:value="940" table:style-name="ce6">
            <text:p>940<text:s/></text:p>
          </table:table-cell>
          <table:table-cell office:value-type="float" office:value="1671" table:style-name="ce6">
            <text:p>1,671<text:s/></text:p>
          </table:table-cell>
          <table:table-cell office:value-type="float" office:value="2003" table:style-name="ce6">
            <text:p>2,003<text:s/></text:p>
          </table:table-cell>
          <table:table-cell table:number-columns-repeated="16264"/>
        </table:table-row>
        <table:table-row table:style-name="ro2">
          <table:table-cell office:value-type="date" office:date-value="2021-07-23T00:00:00" table:style-name="ce5">
            <text:p>2021/7/23</text:p>
          </table:table-cell>
          <table:table-cell office:value-type="float" office:value="1218" table:style-name="ce6">
            <text:p>1,218<text:s/></text:p>
          </table:table-cell>
          <table:table-cell office:value-type="float" office:value="5080" table:style-name="ce6">
            <text:p>5,080<text:s/></text:p>
          </table:table-cell>
          <table:table-cell office:value-type="float" office:value="15563" table:style-name="ce6">
            <text:p>15,563<text:s/></text:p>
          </table:table-cell>
          <table:table-cell office:value-type="float" office:value="13862" table:style-name="ce6">
            <text:p>13,862<text:s/></text:p>
          </table:table-cell>
          <table:table-cell office:value-type="float" office:value="7978" table:style-name="ce6">
            <text:p>7,978<text:s/></text:p>
          </table:table-cell>
          <table:table-cell office:value-type="float" office:value="4536" table:style-name="ce6">
            <text:p>4,536<text:s/></text:p>
          </table:table-cell>
          <table:table-cell office:value-type="float" office:value="4177" table:style-name="ce6">
            <text:p>4,177<text:s/></text:p>
          </table:table-cell>
          <table:table-cell office:value-type="float" office:value="1538" table:style-name="ce6">
            <text:p>1,538<text:s/></text:p>
          </table:table-cell>
          <table:table-cell office:value-type="float" office:value="1183" table:style-name="ce6">
            <text:p>1,183<text:s/></text:p>
          </table:table-cell>
          <table:table-cell office:value-type="float" office:value="4721" table:style-name="ce6">
            <text:p>4,721<text:s/></text:p>
          </table:table-cell>
          <table:table-cell office:value-type="float" office:value="740" table:style-name="ce6">
            <text:p>740<text:s/></text:p>
          </table:table-cell>
          <table:table-cell office:value-type="float" office:value="1404" table:style-name="ce6">
            <text:p>1,404<text:s/></text:p>
          </table:table-cell>
          <table:table-cell office:value-type="float" office:value="793" table:style-name="ce6">
            <text:p>793<text:s/></text:p>
          </table:table-cell>
          <table:table-cell office:value-type="float" office:value="2322" table:style-name="ce6">
            <text:p>2,322<text:s/></text:p>
          </table:table-cell>
          <table:table-cell office:value-type="float" office:value="3327" table:style-name="ce6">
            <text:p>3,327<text:s/></text:p>
          </table:table-cell>
          <table:table-cell office:value-type="float" office:value="6126" table:style-name="ce6">
            <text:p>6,126<text:s/></text:p>
          </table:table-cell>
          <table:table-cell office:value-type="float" office:value="5694" table:style-name="ce6">
            <text:p>5,694<text:s/></text:p>
          </table:table-cell>
          <table:table-cell office:value-type="float" office:value="1525" table:style-name="ce6">
            <text:p>1,525<text:s/></text:p>
          </table:table-cell>
          <table:table-cell office:value-type="float" office:value="3185" table:style-name="ce6">
            <text:p>3,185<text:s/></text:p>
          </table:table-cell>
          <table:table-cell office:value-type="float" office:value="888" table:style-name="ce6">
            <text:p>888<text:s/></text:p>
          </table:table-cell>
          <table:table-cell office:value-type="float" office:value="2580" table:style-name="ce6">
            <text:p>2,580<text:s/></text:p>
          </table:table-cell>
          <table:table-cell office:value-type="float" office:value="2736" table:style-name="ce6">
            <text:p>2,736<text:s/></text:p>
          </table:table-cell>
          <table:table-cell office:value-type="float" office:value="1978" table:style-name="ce6">
            <text:p>1,978<text:s/></text:p>
          </table:table-cell>
          <table:table-cell office:value-type="float" office:value="9824" table:style-name="ce6">
            <text:p>9,824<text:s/></text:p>
          </table:table-cell>
          <table:table-cell office:value-type="float" office:value="1073" table:style-name="ce6">
            <text:p>1,073<text:s/></text:p>
          </table:table-cell>
          <table:table-cell office:value-type="float" office:value="3676" table:style-name="ce6">
            <text:p>3,676<text:s/></text:p>
          </table:table-cell>
          <table:table-cell office:value-type="float" office:value="4745" table:style-name="ce6">
            <text:p>4,745<text:s/></text:p>
          </table:table-cell>
          <table:table-cell office:value-type="float" office:value="5792" table:style-name="ce6">
            <text:p>5,792<text:s/></text:p>
          </table:table-cell>
          <table:table-cell office:value-type="float" office:value="8369" table:style-name="ce6">
            <text:p>8,369<text:s/></text:p>
          </table:table-cell>
          <table:table-cell office:value-type="float" office:value="5547" table:style-name="ce6">
            <text:p>5,547<text:s/></text:p>
          </table:table-cell>
          <table:table-cell office:value-type="float" office:value="3875" table:style-name="ce6">
            <text:p>3,875<text:s/></text:p>
          </table:table-cell>
          <table:table-cell office:value-type="float" office:value="6431" table:style-name="ce6">
            <text:p>6,431<text:s/></text:p>
          </table:table-cell>
          <table:table-cell office:value-type="float" office:value="5693" table:style-name="ce6">
            <text:p>5,693<text:s/></text:p>
          </table:table-cell>
          <table:table-cell office:value-type="float" office:value="10751" table:style-name="ce6">
            <text:p>10,751<text:s/></text:p>
          </table:table-cell>
          <table:table-cell office:value-type="float" office:value="7836" table:style-name="ce6">
            <text:p>7,836<text:s/></text:p>
          </table:table-cell>
          <table:table-cell office:value-type="float" office:value="2909" table:style-name="ce6">
            <text:p>2,909<text:s/></text:p>
          </table:table-cell>
          <table:table-cell office:value-type="float" office:value="13274" table:style-name="ce6">
            <text:p>13,274<text:s/></text:p>
          </table:table-cell>
          <table:table-cell office:value-type="float" office:value="9363" table:style-name="ce6">
            <text:p>9,363<text:s/></text:p>
          </table:table-cell>
          <table:table-cell office:value-type="float" office:value="10159" table:style-name="ce6">
            <text:p>10,159<text:s/></text:p>
          </table:table-cell>
          <table:table-cell office:value-type="float" office:value="7983" table:style-name="ce6">
            <text:p>7,983<text:s/></text:p>
          </table:table-cell>
          <table:table-cell office:value-type="float" office:value="10822" table:style-name="ce6">
            <text:p>10,822<text:s/></text:p>
          </table:table-cell>
          <table:table-cell office:value-type="float" office:value="34548" table:style-name="ce6">
            <text:p>34,548<text:s/></text:p>
          </table:table-cell>
          <table:table-cell office:value-type="float" office:value="12729" table:style-name="ce6">
            <text:p>12,729<text:s/></text:p>
          </table:table-cell>
          <table:table-cell office:value-type="float" office:value="8016" table:style-name="ce6">
            <text:p>8,016<text:s/></text:p>
          </table:table-cell>
          <table:table-cell office:value-type="float" office:value="7768" table:style-name="ce6">
            <text:p>7,768<text:s/></text:p>
          </table:table-cell>
          <table:table-cell office:value-type="float" office:value="7768" table:style-name="ce6">
            <text:p>7,768<text:s/></text:p>
          </table:table-cell>
          <table:table-cell office:value-type="float" office:value="6181" table:style-name="ce6">
            <text:p>6,181<text:s/></text:p>
          </table:table-cell>
          <table:table-cell office:value-type="float" office:value="7594" table:style-name="ce6">
            <text:p>7,594<text:s/></text:p>
          </table:table-cell>
          <table:table-cell office:value-type="float" office:value="8054" table:style-name="ce6">
            <text:p>8,054<text:s/></text:p>
          </table:table-cell>
          <table:table-cell office:value-type="float" office:value="4158" table:style-name="ce6">
            <text:p>4,158<text:s/></text:p>
          </table:table-cell>
          <table:table-cell office:value-type="float" office:value="10699" table:style-name="ce6">
            <text:p>10,699<text:s/></text:p>
          </table:table-cell>
          <table:table-cell office:value-type="float" office:value="2565" table:style-name="ce6">
            <text:p>2,565<text:s/></text:p>
          </table:table-cell>
          <table:table-cell office:value-type="float" office:value="3130" table:style-name="ce6">
            <text:p>3,130<text:s/></text:p>
          </table:table-cell>
          <table:table-cell office:value-type="float" office:value="6023" table:style-name="ce6">
            <text:p>6,023<text:s/></text:p>
          </table:table-cell>
          <table:table-cell office:value-type="float" office:value="1190" table:style-name="ce6">
            <text:p>1,190<text:s/></text:p>
          </table:table-cell>
          <table:table-cell office:value-type="float" office:value="1541" table:style-name="ce6">
            <text:p>1,541<text:s/></text:p>
          </table:table-cell>
          <table:table-cell office:value-type="float" office:value="1501" table:style-name="ce6">
            <text:p>1,501<text:s/></text:p>
          </table:table-cell>
          <table:table-cell office:value-type="float" office:value="3666" table:style-name="ce6">
            <text:p>3,666<text:s/></text:p>
          </table:table-cell>
          <table:table-cell office:value-type="float" office:value="3736" table:style-name="ce6">
            <text:p>3,736<text:s/></text:p>
          </table:table-cell>
          <table:table-cell office:value-type="float" office:value="4631" table:style-name="ce6">
            <text:p>4,631<text:s/></text:p>
          </table:table-cell>
          <table:table-cell office:value-type="float" office:value="9343" table:style-name="ce6">
            <text:p>9,343<text:s/></text:p>
          </table:table-cell>
          <table:table-cell office:value-type="float" office:value="3633" table:style-name="ce6">
            <text:p>3,633<text:s/></text:p>
          </table:table-cell>
          <table:table-cell office:value-type="float" office:value="4586" table:style-name="ce6">
            <text:p>4,586<text:s/></text:p>
          </table:table-cell>
          <table:table-cell office:value-type="float" office:value="2979" table:style-name="ce6">
            <text:p>2,979<text:s/></text:p>
          </table:table-cell>
          <table:table-cell office:value-type="float" office:value="8404" table:style-name="ce6">
            <text:p>8,404<text:s/></text:p>
          </table:table-cell>
          <table:table-cell office:value-type="float" office:value="8916" table:style-name="ce6">
            <text:p>8,916<text:s/></text:p>
          </table:table-cell>
          <table:table-cell office:value-type="float" office:value="9034" table:style-name="ce6">
            <text:p>9,034<text:s/></text:p>
          </table:table-cell>
          <table:table-cell office:value-type="float" office:value="13618" table:style-name="ce6">
            <text:p>13,618<text:s/></text:p>
          </table:table-cell>
          <table:table-cell office:value-type="float" office:value="14164" table:style-name="ce6">
            <text:p>14,164<text:s/></text:p>
          </table:table-cell>
          <table:table-cell office:value-type="float" office:value="9946" table:style-name="ce6">
            <text:p>9,946<text:s/></text:p>
          </table:table-cell>
          <table:table-cell office:value-type="float" office:value="6539" table:style-name="ce6">
            <text:p>6,539<text:s/></text:p>
          </table:table-cell>
          <table:table-cell office:value-type="float" office:value="15258" table:style-name="ce6">
            <text:p>15,258<text:s/></text:p>
          </table:table-cell>
          <table:table-cell office:value-type="float" office:value="6707" table:style-name="ce6">
            <text:p>6,707<text:s/></text:p>
          </table:table-cell>
          <table:table-cell office:value-type="float" office:value="10094" table:style-name="ce6">
            <text:p>10,094<text:s/></text:p>
          </table:table-cell>
          <table:table-cell office:value-type="float" office:value="10659" table:style-name="ce6">
            <text:p>10,659<text:s/></text:p>
          </table:table-cell>
          <table:table-cell office:value-type="float" office:value="6667" table:style-name="ce6">
            <text:p>6,667<text:s/></text:p>
          </table:table-cell>
          <table:table-cell office:value-type="float" office:value="19505" table:style-name="ce6">
            <text:p>19,505<text:s/></text:p>
          </table:table-cell>
          <table:table-cell office:value-type="float" office:value="7360" table:style-name="ce6">
            <text:p>7,360<text:s/></text:p>
          </table:table-cell>
          <table:table-cell office:value-type="float" office:value="6073" table:style-name="ce6">
            <text:p>6,073<text:s/></text:p>
          </table:table-cell>
          <table:table-cell office:value-type="float" office:value="6352" table:style-name="ce6">
            <text:p>6,352<text:s/></text:p>
          </table:table-cell>
          <table:table-cell office:value-type="float" office:value="6424" table:style-name="ce6">
            <text:p>6,424<text:s/></text:p>
          </table:table-cell>
          <table:table-cell office:value-type="float" office:value="3997" table:style-name="ce6">
            <text:p>3,997<text:s/></text:p>
          </table:table-cell>
          <table:table-cell office:value-type="float" office:value="7664" table:style-name="ce6">
            <text:p>7,664<text:s/></text:p>
          </table:table-cell>
          <table:table-cell office:value-type="float" office:value="7611" table:style-name="ce6">
            <text:p>7,611<text:s/></text:p>
          </table:table-cell>
          <table:table-cell office:value-type="float" office:value="2551" table:style-name="ce6">
            <text:p>2,551<text:s/></text:p>
          </table:table-cell>
          <table:table-cell office:value-type="float" office:value="4415" table:style-name="ce6">
            <text:p>4,415<text:s/></text:p>
          </table:table-cell>
          <table:table-cell office:value-type="float" office:value="15097" table:style-name="ce6">
            <text:p>15,097<text:s/></text:p>
          </table:table-cell>
          <table:table-cell office:value-type="float" office:value="7605" table:style-name="ce6">
            <text:p>7,605<text:s/></text:p>
          </table:table-cell>
          <table:table-cell office:value-type="float" office:value="9063" table:style-name="ce6">
            <text:p>9,063<text:s/></text:p>
          </table:table-cell>
          <table:table-cell office:value-type="float" office:value="8226" table:style-name="ce6">
            <text:p>8,226<text:s/></text:p>
          </table:table-cell>
          <table:table-cell office:value-type="float" office:value="3319" table:style-name="ce6">
            <text:p>3,319<text:s/></text:p>
          </table:table-cell>
          <table:table-cell office:value-type="float" office:value="3971" table:style-name="ce6">
            <text:p>3,971<text:s/></text:p>
          </table:table-cell>
          <table:table-cell office:value-type="float" office:value="2377" table:style-name="ce6">
            <text:p>2,377<text:s/></text:p>
          </table:table-cell>
          <table:table-cell office:value-type="float" office:value="2497" table:style-name="ce6">
            <text:p>2,497<text:s/></text:p>
          </table:table-cell>
          <table:table-cell office:value-type="float" office:value="2388" table:style-name="ce6">
            <text:p>2,388<text:s/></text:p>
          </table:table-cell>
          <table:table-cell office:value-type="float" office:value="4109" table:style-name="ce6">
            <text:p>4,109<text:s/></text:p>
          </table:table-cell>
          <table:table-cell office:value-type="float" office:value="4020" table:style-name="ce6">
            <text:p>4,020<text:s/></text:p>
          </table:table-cell>
          <table:table-cell office:value-type="float" office:value="4143" table:style-name="ce6">
            <text:p>4,143<text:s/></text:p>
          </table:table-cell>
          <table:table-cell office:value-type="float" office:value="6195" table:style-name="ce6">
            <text:p>6,195<text:s/></text:p>
          </table:table-cell>
          <table:table-cell office:value-type="float" office:value="10305" table:style-name="ce6">
            <text:p>10,305<text:s/></text:p>
          </table:table-cell>
          <table:table-cell office:value-type="float" office:value="7650" table:style-name="ce6">
            <text:p>7,650<text:s/></text:p>
          </table:table-cell>
          <table:table-cell office:value-type="float" office:value="4979" table:style-name="ce6">
            <text:p>4,979<text:s/></text:p>
          </table:table-cell>
          <table:table-cell office:value-type="float" office:value="4674" table:style-name="ce6">
            <text:p>4,674<text:s/></text:p>
          </table:table-cell>
          <table:table-cell office:value-type="float" office:value="4877" table:style-name="ce6">
            <text:p>4,877<text:s/></text:p>
          </table:table-cell>
          <table:table-cell office:value-type="float" office:value="4955" table:style-name="ce6">
            <text:p>4,955<text:s/></text:p>
          </table:table-cell>
          <table:table-cell office:value-type="float" office:value="4972" table:style-name="ce6">
            <text:p>4,972<text:s/></text:p>
          </table:table-cell>
          <table:table-cell office:value-type="float" office:value="4026" table:style-name="ce6">
            <text:p>4,026<text:s/></text:p>
          </table:table-cell>
          <table:table-cell office:value-type="float" office:value="3873" table:style-name="ce6">
            <text:p>3,873<text:s/></text:p>
          </table:table-cell>
          <table:table-cell office:value-type="float" office:value="455" table:style-name="ce6">
            <text:p>455<text:s/></text:p>
          </table:table-cell>
          <table:table-cell office:value-type="float" office:value="1076" table:style-name="ce6">
            <text:p>1,076<text:s/></text:p>
          </table:table-cell>
          <table:table-cell office:value-type="float" office:value="1711" table:style-name="ce6">
            <text:p>1,711<text:s/></text:p>
          </table:table-cell>
          <table:table-cell office:value-type="float" office:value="2019" table:style-name="ce6">
            <text:p>2,019<text:s/></text:p>
          </table:table-cell>
          <table:table-cell office:value-type="float" office:value="1125" table:style-name="ce6">
            <text:p>1,125<text:s/></text:p>
          </table:table-cell>
          <table:table-cell office:value-type="float" office:value="1726" table:style-name="ce6">
            <text:p>1,726<text:s/></text:p>
          </table:table-cell>
          <table:table-cell office:value-type="float" office:value="1193" table:style-name="ce6">
            <text:p>1,193<text:s/></text:p>
          </table:table-cell>
          <table:table-cell office:value-type="float" office:value="2983" table:style-name="ce6">
            <text:p>2,983<text:s/></text:p>
          </table:table-cell>
          <table:table-cell office:value-type="float" office:value="915" table:style-name="ce6">
            <text:p>915<text:s/></text:p>
          </table:table-cell>
          <table:table-cell office:value-type="float" office:value="1609" table:style-name="ce6">
            <text:p>1,609<text:s/></text:p>
          </table:table-cell>
          <table:table-cell office:value-type="float" office:value="1975" table:style-name="ce6">
            <text:p>1,975<text:s/></text:p>
          </table:table-cell>
          <table:table-cell table:number-columns-repeated="16264"/>
        </table:table-row>
        <table:table-row table:style-name="ro2">
          <table:table-cell office:value-type="date" office:date-value="2021-07-24T00:00:00" table:style-name="ce5">
            <text:p>2021/7/24</text:p>
          </table:table-cell>
          <table:table-cell office:value-type="float" office:value="485" table:style-name="ce6">
            <text:p>485<text:s/></text:p>
          </table:table-cell>
          <table:table-cell office:value-type="float" office:value="1865" table:style-name="ce6">
            <text:p>1,865<text:s/></text:p>
          </table:table-cell>
          <table:table-cell office:value-type="float" office:value="4186" table:style-name="ce6">
            <text:p>4,186<text:s/></text:p>
          </table:table-cell>
          <table:table-cell office:value-type="float" office:value="9515" table:style-name="ce6">
            <text:p>9,515<text:s/></text:p>
          </table:table-cell>
          <table:table-cell office:value-type="float" office:value="3111" table:style-name="ce6">
            <text:p>3,111<text:s/></text:p>
          </table:table-cell>
          <table:table-cell office:value-type="float" office:value="1857" table:style-name="ce6">
            <text:p>1,857<text:s/></text:p>
          </table:table-cell>
          <table:table-cell office:value-type="float" office:value="1700" table:style-name="ce6">
            <text:p>1,700<text:s/></text:p>
          </table:table-cell>
          <table:table-cell office:value-type="float" office:value="832" table:style-name="ce6">
            <text:p>832<text:s/></text:p>
          </table:table-cell>
          <table:table-cell office:value-type="float" office:value="555" table:style-name="ce6">
            <text:p>555<text:s/></text:p>
          </table:table-cell>
          <table:table-cell office:value-type="float" office:value="1847" table:style-name="ce6">
            <text:p>1,847<text:s/></text:p>
          </table:table-cell>
          <table:table-cell office:value-type="float" office:value="374" table:style-name="ce6">
            <text:p>374<text:s/></text:p>
          </table:table-cell>
          <table:table-cell office:value-type="float" office:value="647" table:style-name="ce6">
            <text:p>647<text:s/></text:p>
          </table:table-cell>
          <table:table-cell office:value-type="float" office:value="301" table:style-name="ce6">
            <text:p>301<text:s/></text:p>
          </table:table-cell>
          <table:table-cell office:value-type="float" office:value="1166" table:style-name="ce6">
            <text:p>1,166<text:s/></text:p>
          </table:table-cell>
          <table:table-cell office:value-type="float" office:value="1583" table:style-name="ce6">
            <text:p>1,583<text:s/></text:p>
          </table:table-cell>
          <table:table-cell office:value-type="float" office:value="1185" table:style-name="ce6">
            <text:p>1,185<text:s/></text:p>
          </table:table-cell>
          <table:table-cell office:value-type="float" office:value="1324" table:style-name="ce6">
            <text:p>1,324<text:s/></text:p>
          </table:table-cell>
          <table:table-cell office:value-type="float" office:value="725" table:style-name="ce6">
            <text:p>725<text:s/></text:p>
          </table:table-cell>
          <table:table-cell office:value-type="float" office:value="1638" table:style-name="ce6">
            <text:p>1,638<text:s/></text:p>
          </table:table-cell>
          <table:table-cell office:value-type="float" office:value="450" table:style-name="ce6">
            <text:p>450<text:s/></text:p>
          </table:table-cell>
          <table:table-cell office:value-type="float" office:value="1062" table:style-name="ce6">
            <text:p>1,062<text:s/></text:p>
          </table:table-cell>
          <table:table-cell office:value-type="float" office:value="1211" table:style-name="ce6">
            <text:p>1,211<text:s/></text:p>
          </table:table-cell>
          <table:table-cell office:value-type="float" office:value="434" table:style-name="ce6">
            <text:p>434<text:s/></text:p>
          </table:table-cell>
          <table:table-cell office:value-type="float" office:value="3450" table:style-name="ce6">
            <text:p>3,450<text:s/></text:p>
          </table:table-cell>
          <table:table-cell office:value-type="float" office:value="675" table:style-name="ce6">
            <text:p>675<text:s/></text:p>
          </table:table-cell>
          <table:table-cell office:value-type="float" office:value="2034" table:style-name="ce6">
            <text:p>2,034<text:s/></text:p>
          </table:table-cell>
          <table:table-cell office:value-type="float" office:value="2089" table:style-name="ce6">
            <text:p>2,089<text:s/></text:p>
          </table:table-cell>
          <table:table-cell office:value-type="float" office:value="2775" table:style-name="ce6">
            <text:p>2,775<text:s/></text:p>
          </table:table-cell>
          <table:table-cell office:value-type="float" office:value="3543" table:style-name="ce6">
            <text:p>3,543<text:s/></text:p>
          </table:table-cell>
          <table:table-cell office:value-type="float" office:value="2850" table:style-name="ce6">
            <text:p>2,850<text:s/></text:p>
          </table:table-cell>
          <table:table-cell office:value-type="float" office:value="1947" table:style-name="ce6">
            <text:p>1,947<text:s/></text:p>
          </table:table-cell>
          <table:table-cell office:value-type="float" office:value="3497" table:style-name="ce6">
            <text:p>3,497<text:s/></text:p>
          </table:table-cell>
          <table:table-cell office:value-type="float" office:value="2871" table:style-name="ce6">
            <text:p>2,871<text:s/></text:p>
          </table:table-cell>
          <table:table-cell office:value-type="float" office:value="4988" table:style-name="ce6">
            <text:p>4,988<text:s/></text:p>
          </table:table-cell>
          <table:table-cell office:value-type="float" office:value="2252" table:style-name="ce6">
            <text:p>2,252<text:s/></text:p>
          </table:table-cell>
          <table:table-cell office:value-type="float" office:value="750" table:style-name="ce6">
            <text:p>750<text:s/></text:p>
          </table:table-cell>
          <table:table-cell office:value-type="float" office:value="6552" table:style-name="ce6">
            <text:p>6,552<text:s/></text:p>
          </table:table-cell>
          <table:table-cell office:value-type="float" office:value="4308" table:style-name="ce6">
            <text:p>4,308<text:s/></text:p>
          </table:table-cell>
          <table:table-cell office:value-type="float" office:value="4209" table:style-name="ce6">
            <text:p>4,209<text:s/></text:p>
          </table:table-cell>
          <table:table-cell office:value-type="float" office:value="4008" table:style-name="ce6">
            <text:p>4,008<text:s/></text:p>
          </table:table-cell>
          <table:table-cell office:value-type="float" office:value="2490" table:style-name="ce6">
            <text:p>2,490<text:s/></text:p>
          </table:table-cell>
          <table:table-cell office:value-type="float" office:value="16446" table:style-name="ce6">
            <text:p>16,446<text:s/></text:p>
          </table:table-cell>
          <table:table-cell office:value-type="float" office:value="7937" table:style-name="ce6">
            <text:p>7,937<text:s/></text:p>
          </table:table-cell>
          <table:table-cell office:value-type="float" office:value="4000" table:style-name="ce6">
            <text:p>4,000<text:s/></text:p>
          </table:table-cell>
          <table:table-cell office:value-type="float" office:value="3111" table:style-name="ce6">
            <text:p>3,111<text:s/></text:p>
          </table:table-cell>
          <table:table-cell office:value-type="float" office:value="3547" table:style-name="ce6">
            <text:p>3,547<text:s/></text:p>
          </table:table-cell>
          <table:table-cell office:value-type="float" office:value="3211" table:style-name="ce6">
            <text:p>3,211<text:s/></text:p>
          </table:table-cell>
          <table:table-cell office:value-type="float" office:value="4157" table:style-name="ce6">
            <text:p>4,157<text:s/></text:p>
          </table:table-cell>
          <table:table-cell office:value-type="float" office:value="4106" table:style-name="ce6">
            <text:p>4,106<text:s/></text:p>
          </table:table-cell>
          <table:table-cell office:value-type="float" office:value="2079" table:style-name="ce6">
            <text:p>2,079<text:s/></text:p>
          </table:table-cell>
          <table:table-cell office:value-type="float" office:value="4358" table:style-name="ce6">
            <text:p>4,358<text:s/></text:p>
          </table:table-cell>
          <table:table-cell office:value-type="float" office:value="1365" table:style-name="ce6">
            <text:p>1,365<text:s/></text:p>
          </table:table-cell>
          <table:table-cell office:value-type="float" office:value="1153" table:style-name="ce6">
            <text:p>1,153<text:s/></text:p>
          </table:table-cell>
          <table:table-cell office:value-type="float" office:value="2976" table:style-name="ce6">
            <text:p>2,976<text:s/></text:p>
          </table:table-cell>
          <table:table-cell office:value-type="float" office:value="691" table:style-name="ce6">
            <text:p>691<text:s/></text:p>
          </table:table-cell>
          <table:table-cell office:value-type="float" office:value="762" table:style-name="ce6">
            <text:p>762<text:s/></text:p>
          </table:table-cell>
          <table:table-cell office:value-type="float" office:value="410" table:style-name="ce6">
            <text:p>410<text:s/></text:p>
          </table:table-cell>
          <table:table-cell office:value-type="float" office:value="1635" table:style-name="ce6">
            <text:p>1,635<text:s/></text:p>
          </table:table-cell>
          <table:table-cell office:value-type="float" office:value="2027" table:style-name="ce6">
            <text:p>2,027<text:s/></text:p>
          </table:table-cell>
          <table:table-cell office:value-type="float" office:value="2183" table:style-name="ce6">
            <text:p>2,183<text:s/></text:p>
          </table:table-cell>
          <table:table-cell office:value-type="float" office:value="5015" table:style-name="ce6">
            <text:p>5,015<text:s/></text:p>
          </table:table-cell>
          <table:table-cell office:value-type="float" office:value="1540" table:style-name="ce6">
            <text:p>1,540<text:s/></text:p>
          </table:table-cell>
          <table:table-cell office:value-type="float" office:value="1849" table:style-name="ce6">
            <text:p>1,849<text:s/></text:p>
          </table:table-cell>
          <table:table-cell office:value-type="float" office:value="1360" table:style-name="ce6">
            <text:p>1,360<text:s/></text:p>
          </table:table-cell>
          <table:table-cell office:value-type="float" office:value="3857" table:style-name="ce6">
            <text:p>3,857<text:s/></text:p>
          </table:table-cell>
          <table:table-cell office:value-type="float" office:value="3958" table:style-name="ce6">
            <text:p>3,958<text:s/></text:p>
          </table:table-cell>
          <table:table-cell office:value-type="float" office:value="4655" table:style-name="ce6">
            <text:p>4,655<text:s/></text:p>
          </table:table-cell>
          <table:table-cell office:value-type="float" office:value="6070" table:style-name="ce6">
            <text:p>6,070<text:s/></text:p>
          </table:table-cell>
          <table:table-cell office:value-type="float" office:value="6582" table:style-name="ce6">
            <text:p>6,582<text:s/></text:p>
          </table:table-cell>
          <table:table-cell office:value-type="float" office:value="4809" table:style-name="ce6">
            <text:p>4,809<text:s/></text:p>
          </table:table-cell>
          <table:table-cell office:value-type="float" office:value="3602" table:style-name="ce6">
            <text:p>3,602<text:s/></text:p>
          </table:table-cell>
          <table:table-cell office:value-type="float" office:value="8509" table:style-name="ce6">
            <text:p>8,509<text:s/></text:p>
          </table:table-cell>
          <table:table-cell office:value-type="float" office:value="2006" table:style-name="ce6">
            <text:p>2,006<text:s/></text:p>
          </table:table-cell>
          <table:table-cell office:value-type="float" office:value="4977" table:style-name="ce6">
            <text:p>4,977<text:s/></text:p>
          </table:table-cell>
          <table:table-cell office:value-type="float" office:value="5495" table:style-name="ce6">
            <text:p>5,495<text:s/></text:p>
          </table:table-cell>
          <table:table-cell office:value-type="float" office:value="2697" table:style-name="ce6">
            <text:p>2,697<text:s/></text:p>
          </table:table-cell>
          <table:table-cell office:value-type="float" office:value="9670" table:style-name="ce6">
            <text:p>9,670<text:s/></text:p>
          </table:table-cell>
          <table:table-cell office:value-type="float" office:value="3611" table:style-name="ce6">
            <text:p>3,611<text:s/></text:p>
          </table:table-cell>
          <table:table-cell office:value-type="float" office:value="3237" table:style-name="ce6">
            <text:p>3,237<text:s/></text:p>
          </table:table-cell>
          <table:table-cell office:value-type="float" office:value="2014" table:style-name="ce6">
            <text:p>2,014<text:s/></text:p>
          </table:table-cell>
          <table:table-cell office:value-type="float" office:value="2952" table:style-name="ce6">
            <text:p>2,952<text:s/></text:p>
          </table:table-cell>
          <table:table-cell office:value-type="float" office:value="1498" table:style-name="ce6">
            <text:p>1,498<text:s/></text:p>
          </table:table-cell>
          <table:table-cell office:value-type="float" office:value="3414" table:style-name="ce6">
            <text:p>3,414<text:s/></text:p>
          </table:table-cell>
          <table:table-cell office:value-type="float" office:value="2953" table:style-name="ce6">
            <text:p>2,953<text:s/></text:p>
          </table:table-cell>
          <table:table-cell office:value-type="float" office:value="1483" table:style-name="ce6">
            <text:p>1,483<text:s/></text:p>
          </table:table-cell>
          <table:table-cell office:value-type="float" office:value="1436" table:style-name="ce6">
            <text:p>1,436<text:s/></text:p>
          </table:table-cell>
          <table:table-cell office:value-type="float" office:value="3490" table:style-name="ce6">
            <text:p>3,490<text:s/></text:p>
          </table:table-cell>
          <table:table-cell office:value-type="float" office:value="2233" table:style-name="ce6">
            <text:p>2,233<text:s/></text:p>
          </table:table-cell>
          <table:table-cell office:value-type="float" office:value="2985" table:style-name="ce6">
            <text:p>2,985<text:s/></text:p>
          </table:table-cell>
          <table:table-cell office:value-type="float" office:value="2881" table:style-name="ce6">
            <text:p>2,881<text:s/></text:p>
          </table:table-cell>
          <table:table-cell office:value-type="float" office:value="1491" table:style-name="ce6">
            <text:p>1,491<text:s/></text:p>
          </table:table-cell>
          <table:table-cell office:value-type="float" office:value="1798" table:style-name="ce6">
            <text:p>1,798<text:s/></text:p>
          </table:table-cell>
          <table:table-cell office:value-type="float" office:value="1184" table:style-name="ce6">
            <text:p>1,184<text:s/></text:p>
          </table:table-cell>
          <table:table-cell office:value-type="float" office:value="670" table:style-name="ce6">
            <text:p>670<text:s/></text:p>
          </table:table-cell>
          <table:table-cell office:value-type="float" office:value="1182" table:style-name="ce6">
            <text:p>1,182<text:s/></text:p>
          </table:table-cell>
          <table:table-cell office:value-type="float" office:value="2058" table:style-name="ce6">
            <text:p>2,058<text:s/></text:p>
          </table:table-cell>
          <table:table-cell office:value-type="float" office:value="2428" table:style-name="ce6">
            <text:p>2,428<text:s/></text:p>
          </table:table-cell>
          <table:table-cell office:value-type="float" office:value="1987" table:style-name="ce6">
            <text:p>1,987<text:s/></text:p>
          </table:table-cell>
          <table:table-cell office:value-type="float" office:value="2976" table:style-name="ce6">
            <text:p>2,976<text:s/></text:p>
          </table:table-cell>
          <table:table-cell office:value-type="float" office:value="3634" table:style-name="ce6">
            <text:p>3,634<text:s/></text:p>
          </table:table-cell>
          <table:table-cell office:value-type="float" office:value="4040" table:style-name="ce6">
            <text:p>4,040<text:s/></text:p>
          </table:table-cell>
          <table:table-cell office:value-type="float" office:value="2127" table:style-name="ce6">
            <text:p>2,127<text:s/></text:p>
          </table:table-cell>
          <table:table-cell office:value-type="float" office:value="2143" table:style-name="ce6">
            <text:p>2,143<text:s/></text:p>
          </table:table-cell>
          <table:table-cell office:value-type="float" office:value="2255" table:style-name="ce6">
            <text:p>2,255<text:s/></text:p>
          </table:table-cell>
          <table:table-cell office:value-type="float" office:value="2281" table:style-name="ce6">
            <text:p>2,281<text:s/></text:p>
          </table:table-cell>
          <table:table-cell office:value-type="float" office:value="2649" table:style-name="ce6">
            <text:p>2,649<text:s/></text:p>
          </table:table-cell>
          <table:table-cell office:value-type="float" office:value="1744" table:style-name="ce6">
            <text:p>1,744<text:s/></text:p>
          </table:table-cell>
          <table:table-cell office:value-type="float" office:value="1829" table:style-name="ce6">
            <text:p>1,829<text:s/></text:p>
          </table:table-cell>
          <table:table-cell office:value-type="float" office:value="222" table:style-name="ce6">
            <text:p>222<text:s/></text:p>
          </table:table-cell>
          <table:table-cell office:value-type="float" office:value="499" table:style-name="ce6">
            <text:p>499<text:s/></text:p>
          </table:table-cell>
          <table:table-cell office:value-type="float" office:value="759" table:style-name="ce6">
            <text:p>759<text:s/></text:p>
          </table:table-cell>
          <table:table-cell office:value-type="float" office:value="1171" table:style-name="ce6">
            <text:p>1,171<text:s/></text:p>
          </table:table-cell>
          <table:table-cell office:value-type="float" office:value="336" table:style-name="ce6">
            <text:p>336<text:s/></text:p>
          </table:table-cell>
          <table:table-cell office:value-type="float" office:value="393" table:style-name="ce6">
            <text:p>393<text:s/></text:p>
          </table:table-cell>
          <table:table-cell office:value-type="float" office:value="471" table:style-name="ce6">
            <text:p>471<text:s/></text:p>
          </table:table-cell>
          <table:table-cell office:value-type="float" office:value="1464" table:style-name="ce6">
            <text:p>1,464<text:s/></text:p>
          </table:table-cell>
          <table:table-cell office:value-type="float" office:value="532" table:style-name="ce6">
            <text:p>532<text:s/></text:p>
          </table:table-cell>
          <table:table-cell office:value-type="float" office:value="807" table:style-name="ce6">
            <text:p>807<text:s/></text:p>
          </table:table-cell>
          <table:table-cell office:value-type="float" office:value="697" table:style-name="ce6">
            <text:p>697<text:s/></text:p>
          </table:table-cell>
          <table:table-cell table:number-columns-repeated="16264"/>
        </table:table-row>
        <table:table-row table:style-name="ro2">
          <table:table-cell office:value-type="date" office:date-value="2021-07-25T00:00:00" table:style-name="ce5">
            <text:p>2021/7/25</text:p>
          </table:table-cell>
          <table:table-cell office:value-type="float" office:value="580" table:style-name="ce6">
            <text:p>580<text:s/></text:p>
          </table:table-cell>
          <table:table-cell office:value-type="float" office:value="1773" table:style-name="ce6">
            <text:p>1,773<text:s/></text:p>
          </table:table-cell>
          <table:table-cell office:value-type="float" office:value="3844" table:style-name="ce6">
            <text:p>3,844<text:s/></text:p>
          </table:table-cell>
          <table:table-cell office:value-type="float" office:value="8697" table:style-name="ce6">
            <text:p>8,697<text:s/></text:p>
          </table:table-cell>
          <table:table-cell office:value-type="float" office:value="2689" table:style-name="ce6">
            <text:p>2,689<text:s/></text:p>
          </table:table-cell>
          <table:table-cell office:value-type="float" office:value="1751" table:style-name="ce6">
            <text:p>1,751<text:s/></text:p>
          </table:table-cell>
          <table:table-cell office:value-type="float" office:value="1680" table:style-name="ce6">
            <text:p>1,680<text:s/></text:p>
          </table:table-cell>
          <table:table-cell office:value-type="float" office:value="939" table:style-name="ce6">
            <text:p>939<text:s/></text:p>
          </table:table-cell>
          <table:table-cell office:value-type="float" office:value="544" table:style-name="ce6">
            <text:p>544<text:s/></text:p>
          </table:table-cell>
          <table:table-cell office:value-type="float" office:value="1673" table:style-name="ce6">
            <text:p>1,673<text:s/></text:p>
          </table:table-cell>
          <table:table-cell office:value-type="float" office:value="385" table:style-name="ce6">
            <text:p>385<text:s/></text:p>
          </table:table-cell>
          <table:table-cell office:value-type="float" office:value="695" table:style-name="ce6">
            <text:p>695<text:s/></text:p>
          </table:table-cell>
          <table:table-cell office:value-type="float" office:value="432" table:style-name="ce6">
            <text:p>432<text:s/></text:p>
          </table:table-cell>
          <table:table-cell office:value-type="float" office:value="1303" table:style-name="ce6">
            <text:p>1,303<text:s/></text:p>
          </table:table-cell>
          <table:table-cell office:value-type="float" office:value="1828" table:style-name="ce6">
            <text:p>1,828<text:s/></text:p>
          </table:table-cell>
          <table:table-cell office:value-type="float" office:value="1180" table:style-name="ce6">
            <text:p>1,180<text:s/></text:p>
          </table:table-cell>
          <table:table-cell office:value-type="float" office:value="1467" table:style-name="ce6">
            <text:p>1,467<text:s/></text:p>
          </table:table-cell>
          <table:table-cell office:value-type="float" office:value="788" table:style-name="ce6">
            <text:p>788<text:s/></text:p>
          </table:table-cell>
          <table:table-cell office:value-type="float" office:value="1758" table:style-name="ce6">
            <text:p>1,758<text:s/></text:p>
          </table:table-cell>
          <table:table-cell office:value-type="float" office:value="769" table:style-name="ce6">
            <text:p>769<text:s/></text:p>
          </table:table-cell>
          <table:table-cell office:value-type="float" office:value="1147" table:style-name="ce6">
            <text:p>1,147<text:s/></text:p>
          </table:table-cell>
          <table:table-cell office:value-type="float" office:value="1355" table:style-name="ce6">
            <text:p>1,355<text:s/></text:p>
          </table:table-cell>
          <table:table-cell office:value-type="float" office:value="423" table:style-name="ce6">
            <text:p>423<text:s/></text:p>
          </table:table-cell>
          <table:table-cell office:value-type="float" office:value="3681" table:style-name="ce6">
            <text:p>3,681<text:s/></text:p>
          </table:table-cell>
          <table:table-cell office:value-type="float" office:value="857" table:style-name="ce6">
            <text:p>857<text:s/></text:p>
          </table:table-cell>
          <table:table-cell office:value-type="float" office:value="2701" table:style-name="ce6">
            <text:p>2,701<text:s/></text:p>
          </table:table-cell>
          <table:table-cell office:value-type="float" office:value="2224" table:style-name="ce6">
            <text:p>2,224<text:s/></text:p>
          </table:table-cell>
          <table:table-cell office:value-type="float" office:value="2998" table:style-name="ce6">
            <text:p>2,998<text:s/></text:p>
          </table:table-cell>
          <table:table-cell office:value-type="float" office:value="3492" table:style-name="ce6">
            <text:p>3,492<text:s/></text:p>
          </table:table-cell>
          <table:table-cell office:value-type="float" office:value="3323" table:style-name="ce6">
            <text:p>3,323<text:s/></text:p>
          </table:table-cell>
          <table:table-cell office:value-type="float" office:value="2160" table:style-name="ce6">
            <text:p>2,160<text:s/></text:p>
          </table:table-cell>
          <table:table-cell office:value-type="float" office:value="4314" table:style-name="ce6">
            <text:p>4,314<text:s/></text:p>
          </table:table-cell>
          <table:table-cell office:value-type="float" office:value="2920" table:style-name="ce6">
            <text:p>2,920<text:s/></text:p>
          </table:table-cell>
          <table:table-cell office:value-type="float" office:value="4741" table:style-name="ce6">
            <text:p>4,741<text:s/></text:p>
          </table:table-cell>
          <table:table-cell office:value-type="float" office:value="2775" table:style-name="ce6">
            <text:p>2,775<text:s/></text:p>
          </table:table-cell>
          <table:table-cell office:value-type="float" office:value="818" table:style-name="ce6">
            <text:p>818<text:s/></text:p>
          </table:table-cell>
          <table:table-cell office:value-type="float" office:value="6713" table:style-name="ce6">
            <text:p>6,713<text:s/></text:p>
          </table:table-cell>
          <table:table-cell office:value-type="float" office:value="4239" table:style-name="ce6">
            <text:p>4,239<text:s/></text:p>
          </table:table-cell>
          <table:table-cell office:value-type="float" office:value="4315" table:style-name="ce6">
            <text:p>4,315<text:s/></text:p>
          </table:table-cell>
          <table:table-cell office:value-type="float" office:value="4085" table:style-name="ce6">
            <text:p>4,085<text:s/></text:p>
          </table:table-cell>
          <table:table-cell office:value-type="float" office:value="1895" table:style-name="ce6">
            <text:p>1,895<text:s/></text:p>
          </table:table-cell>
          <table:table-cell office:value-type="float" office:value="17649" table:style-name="ce6">
            <text:p>17,649<text:s/></text:p>
          </table:table-cell>
          <table:table-cell office:value-type="float" office:value="8159" table:style-name="ce6">
            <text:p>8,159<text:s/></text:p>
          </table:table-cell>
          <table:table-cell office:value-type="float" office:value="3275" table:style-name="ce6">
            <text:p>3,275<text:s/></text:p>
          </table:table-cell>
          <table:table-cell office:value-type="float" office:value="3452" table:style-name="ce6">
            <text:p>3,452<text:s/></text:p>
          </table:table-cell>
          <table:table-cell office:value-type="float" office:value="4321" table:style-name="ce6">
            <text:p>4,321<text:s/></text:p>
          </table:table-cell>
          <table:table-cell office:value-type="float" office:value="4314" table:style-name="ce6">
            <text:p>4,314<text:s/></text:p>
          </table:table-cell>
          <table:table-cell office:value-type="float" office:value="4675" table:style-name="ce6">
            <text:p>4,675<text:s/></text:p>
          </table:table-cell>
          <table:table-cell office:value-type="float" office:value="4492" table:style-name="ce6">
            <text:p>4,492<text:s/></text:p>
          </table:table-cell>
          <table:table-cell office:value-type="float" office:value="1897" table:style-name="ce6">
            <text:p>1,897<text:s/></text:p>
          </table:table-cell>
          <table:table-cell office:value-type="float" office:value="4942" table:style-name="ce6">
            <text:p>4,942<text:s/></text:p>
          </table:table-cell>
          <table:table-cell office:value-type="float" office:value="1481" table:style-name="ce6">
            <text:p>1,481<text:s/></text:p>
          </table:table-cell>
          <table:table-cell office:value-type="float" office:value="1231" table:style-name="ce6">
            <text:p>1,231<text:s/></text:p>
          </table:table-cell>
          <table:table-cell office:value-type="float" office:value="3680" table:style-name="ce6">
            <text:p>3,680<text:s/></text:p>
          </table:table-cell>
          <table:table-cell office:value-type="float" office:value="789" table:style-name="ce6">
            <text:p>789<text:s/></text:p>
          </table:table-cell>
          <table:table-cell office:value-type="float" office:value="903" table:style-name="ce6">
            <text:p>903<text:s/></text:p>
          </table:table-cell>
          <table:table-cell office:value-type="float" office:value="480" table:style-name="ce6">
            <text:p>480<text:s/></text:p>
          </table:table-cell>
          <table:table-cell office:value-type="float" office:value="2126" table:style-name="ce6">
            <text:p>2,126<text:s/></text:p>
          </table:table-cell>
          <table:table-cell office:value-type="float" office:value="2307" table:style-name="ce6">
            <text:p>2,307<text:s/></text:p>
          </table:table-cell>
          <table:table-cell office:value-type="float" office:value="2787" table:style-name="ce6">
            <text:p>2,787<text:s/></text:p>
          </table:table-cell>
          <table:table-cell office:value-type="float" office:value="7406" table:style-name="ce6">
            <text:p>7,406<text:s/></text:p>
          </table:table-cell>
          <table:table-cell office:value-type="float" office:value="1621" table:style-name="ce6">
            <text:p>1,621<text:s/></text:p>
          </table:table-cell>
          <table:table-cell office:value-type="float" office:value="1997" table:style-name="ce6">
            <text:p>1,997<text:s/></text:p>
          </table:table-cell>
          <table:table-cell office:value-type="float" office:value="1357" table:style-name="ce6">
            <text:p>1,357<text:s/></text:p>
          </table:table-cell>
          <table:table-cell office:value-type="float" office:value="3725" table:style-name="ce6">
            <text:p>3,725<text:s/></text:p>
          </table:table-cell>
          <table:table-cell office:value-type="float" office:value="3102" table:style-name="ce6">
            <text:p>3,102<text:s/></text:p>
          </table:table-cell>
          <table:table-cell office:value-type="float" office:value="4561" table:style-name="ce6">
            <text:p>4,561<text:s/></text:p>
          </table:table-cell>
          <table:table-cell office:value-type="float" office:value="6097" table:style-name="ce6">
            <text:p>6,097<text:s/></text:p>
          </table:table-cell>
          <table:table-cell office:value-type="float" office:value="6174" table:style-name="ce6">
            <text:p>6,174<text:s/></text:p>
          </table:table-cell>
          <table:table-cell office:value-type="float" office:value="4505" table:style-name="ce6">
            <text:p>4,505<text:s/></text:p>
          </table:table-cell>
          <table:table-cell office:value-type="float" office:value="3874" table:style-name="ce6">
            <text:p>3,874<text:s/></text:p>
          </table:table-cell>
          <table:table-cell office:value-type="float" office:value="9237" table:style-name="ce6">
            <text:p>9,237<text:s/></text:p>
          </table:table-cell>
          <table:table-cell office:value-type="float" office:value="1832" table:style-name="ce6">
            <text:p>1,832<text:s/></text:p>
          </table:table-cell>
          <table:table-cell office:value-type="float" office:value="5159" table:style-name="ce6">
            <text:p>5,159<text:s/></text:p>
          </table:table-cell>
          <table:table-cell office:value-type="float" office:value="4621" table:style-name="ce6">
            <text:p>4,621<text:s/></text:p>
          </table:table-cell>
          <table:table-cell office:value-type="float" office:value="2470" table:style-name="ce6">
            <text:p>2,470<text:s/></text:p>
          </table:table-cell>
          <table:table-cell office:value-type="float" office:value="10218" table:style-name="ce6">
            <text:p>10,218<text:s/></text:p>
          </table:table-cell>
          <table:table-cell office:value-type="float" office:value="3727" table:style-name="ce6">
            <text:p>3,727<text:s/></text:p>
          </table:table-cell>
          <table:table-cell office:value-type="float" office:value="3145" table:style-name="ce6">
            <text:p>3,145<text:s/></text:p>
          </table:table-cell>
          <table:table-cell office:value-type="float" office:value="2169" table:style-name="ce6">
            <text:p>2,169<text:s/></text:p>
          </table:table-cell>
          <table:table-cell office:value-type="float" office:value="3288" table:style-name="ce6">
            <text:p>3,288<text:s/></text:p>
          </table:table-cell>
          <table:table-cell office:value-type="float" office:value="1968" table:style-name="ce6">
            <text:p>1,968<text:s/></text:p>
          </table:table-cell>
          <table:table-cell office:value-type="float" office:value="3684" table:style-name="ce6">
            <text:p>3,684<text:s/></text:p>
          </table:table-cell>
          <table:table-cell office:value-type="float" office:value="2725" table:style-name="ce6">
            <text:p>2,725<text:s/></text:p>
          </table:table-cell>
          <table:table-cell office:value-type="float" office:value="2142" table:style-name="ce6">
            <text:p>2,142<text:s/></text:p>
          </table:table-cell>
          <table:table-cell office:value-type="float" office:value="1573" table:style-name="ce6">
            <text:p>1,573<text:s/></text:p>
          </table:table-cell>
          <table:table-cell office:value-type="float" office:value="3088" table:style-name="ce6">
            <text:p>3,088<text:s/></text:p>
          </table:table-cell>
          <table:table-cell office:value-type="float" office:value="2087" table:style-name="ce6">
            <text:p>2,087<text:s/></text:p>
          </table:table-cell>
          <table:table-cell office:value-type="float" office:value="2874" table:style-name="ce6">
            <text:p>2,874<text:s/></text:p>
          </table:table-cell>
          <table:table-cell office:value-type="float" office:value="3043" table:style-name="ce6">
            <text:p>3,043<text:s/></text:p>
          </table:table-cell>
          <table:table-cell office:value-type="float" office:value="1598" table:style-name="ce6">
            <text:p>1,598<text:s/></text:p>
          </table:table-cell>
          <table:table-cell office:value-type="float" office:value="1796" table:style-name="ce6">
            <text:p>1,796<text:s/></text:p>
          </table:table-cell>
          <table:table-cell office:value-type="float" office:value="1369" table:style-name="ce6">
            <text:p>1,369<text:s/></text:p>
          </table:table-cell>
          <table:table-cell office:value-type="float" office:value="670" table:style-name="ce6">
            <text:p>670<text:s/></text:p>
          </table:table-cell>
          <table:table-cell office:value-type="float" office:value="1326" table:style-name="ce6">
            <text:p>1,326<text:s/></text:p>
          </table:table-cell>
          <table:table-cell office:value-type="float" office:value="2008" table:style-name="ce6">
            <text:p>2,008<text:s/></text:p>
          </table:table-cell>
          <table:table-cell office:value-type="float" office:value="2342" table:style-name="ce6">
            <text:p>2,342<text:s/></text:p>
          </table:table-cell>
          <table:table-cell office:value-type="float" office:value="2088" table:style-name="ce6">
            <text:p>2,088<text:s/></text:p>
          </table:table-cell>
          <table:table-cell office:value-type="float" office:value="3001" table:style-name="ce6">
            <text:p>3,001<text:s/></text:p>
          </table:table-cell>
          <table:table-cell office:value-type="float" office:value="3664" table:style-name="ce6">
            <text:p>3,664<text:s/></text:p>
          </table:table-cell>
          <table:table-cell office:value-type="float" office:value="4289" table:style-name="ce6">
            <text:p>4,289<text:s/></text:p>
          </table:table-cell>
          <table:table-cell office:value-type="float" office:value="2113" table:style-name="ce6">
            <text:p>2,113<text:s/></text:p>
          </table:table-cell>
          <table:table-cell office:value-type="float" office:value="2000" table:style-name="ce6">
            <text:p>2,000<text:s/></text:p>
          </table:table-cell>
          <table:table-cell office:value-type="float" office:value="2210" table:style-name="ce6">
            <text:p>2,210<text:s/></text:p>
          </table:table-cell>
          <table:table-cell office:value-type="float" office:value="2228" table:style-name="ce6">
            <text:p>2,228<text:s/></text:p>
          </table:table-cell>
          <table:table-cell office:value-type="float" office:value="2687" table:style-name="ce6">
            <text:p>2,687<text:s/></text:p>
          </table:table-cell>
          <table:table-cell office:value-type="float" office:value="1762" table:style-name="ce6">
            <text:p>1,762<text:s/></text:p>
          </table:table-cell>
          <table:table-cell office:value-type="float" office:value="1733" table:style-name="ce6">
            <text:p>1,733<text:s/></text:p>
          </table:table-cell>
          <table:table-cell office:value-type="float" office:value="216" table:style-name="ce6">
            <text:p>216<text:s/></text:p>
          </table:table-cell>
          <table:table-cell office:value-type="float" office:value="551" table:style-name="ce6">
            <text:p>551<text:s/></text:p>
          </table:table-cell>
          <table:table-cell office:value-type="float" office:value="812" table:style-name="ce6">
            <text:p>812<text:s/></text:p>
          </table:table-cell>
          <table:table-cell office:value-type="float" office:value="1289" table:style-name="ce6">
            <text:p>1,289<text:s/></text:p>
          </table:table-cell>
          <table:table-cell office:value-type="float" office:value="364" table:style-name="ce6">
            <text:p>364<text:s/></text:p>
          </table:table-cell>
          <table:table-cell office:value-type="float" office:value="363" table:style-name="ce6">
            <text:p>363<text:s/></text:p>
          </table:table-cell>
          <table:table-cell office:value-type="float" office:value="456" table:style-name="ce6">
            <text:p>456<text:s/></text:p>
          </table:table-cell>
          <table:table-cell office:value-type="float" office:value="1651" table:style-name="ce6">
            <text:p>1,651<text:s/></text:p>
          </table:table-cell>
          <table:table-cell office:value-type="float" office:value="566" table:style-name="ce6">
            <text:p>566<text:s/></text:p>
          </table:table-cell>
          <table:table-cell office:value-type="float" office:value="843" table:style-name="ce6">
            <text:p>843<text:s/></text:p>
          </table:table-cell>
          <table:table-cell office:value-type="float" office:value="822" table:style-name="ce6">
            <text:p>822<text:s/></text:p>
          </table:table-cell>
          <table:table-cell table:number-columns-repeated="16264"/>
        </table:table-row>
        <table:table-row table:style-name="ro2">
          <table:table-cell office:value-type="date" office:date-value="2021-07-26T00:00:00" table:style-name="ce5">
            <text:p>2021/7/26</text:p>
          </table:table-cell>
          <table:table-cell office:value-type="float" office:value="1468" table:style-name="ce6">
            <text:p>1,468<text:s/></text:p>
          </table:table-cell>
          <table:table-cell office:value-type="float" office:value="5686" table:style-name="ce6">
            <text:p>5,686<text:s/></text:p>
          </table:table-cell>
          <table:table-cell office:value-type="float" office:value="17476" table:style-name="ce6">
            <text:p>17,476<text:s/></text:p>
          </table:table-cell>
          <table:table-cell office:value-type="float" office:value="15043" table:style-name="ce6">
            <text:p>15,043<text:s/></text:p>
          </table:table-cell>
          <table:table-cell office:value-type="float" office:value="8495" table:style-name="ce6">
            <text:p>8,495<text:s/></text:p>
          </table:table-cell>
          <table:table-cell office:value-type="float" office:value="4991" table:style-name="ce6">
            <text:p>4,991<text:s/></text:p>
          </table:table-cell>
          <table:table-cell office:value-type="float" office:value="4711" table:style-name="ce6">
            <text:p>4,711<text:s/></text:p>
          </table:table-cell>
          <table:table-cell office:value-type="float" office:value="1689" table:style-name="ce6">
            <text:p>1,689<text:s/></text:p>
          </table:table-cell>
          <table:table-cell office:value-type="float" office:value="1414" table:style-name="ce6">
            <text:p>1,414<text:s/></text:p>
          </table:table-cell>
          <table:table-cell office:value-type="float" office:value="5572" table:style-name="ce6">
            <text:p>5,572<text:s/></text:p>
          </table:table-cell>
          <table:table-cell office:value-type="float" office:value="973" table:style-name="ce6">
            <text:p>973<text:s/></text:p>
          </table:table-cell>
          <table:table-cell office:value-type="float" office:value="1639" table:style-name="ce6">
            <text:p>1,639<text:s/></text:p>
          </table:table-cell>
          <table:table-cell office:value-type="float" office:value="1034" table:style-name="ce6">
            <text:p>1,034<text:s/></text:p>
          </table:table-cell>
          <table:table-cell office:value-type="float" office:value="2832" table:style-name="ce6">
            <text:p>2,832<text:s/></text:p>
          </table:table-cell>
          <table:table-cell office:value-type="float" office:value="3581" table:style-name="ce6">
            <text:p>3,581<text:s/></text:p>
          </table:table-cell>
          <table:table-cell office:value-type="float" office:value="7010" table:style-name="ce6">
            <text:p>7,010<text:s/></text:p>
          </table:table-cell>
          <table:table-cell office:value-type="float" office:value="6576" table:style-name="ce6">
            <text:p>6,576<text:s/></text:p>
          </table:table-cell>
          <table:table-cell office:value-type="float" office:value="1809" table:style-name="ce6">
            <text:p>1,809<text:s/></text:p>
          </table:table-cell>
          <table:table-cell office:value-type="float" office:value="3558" table:style-name="ce6">
            <text:p>3,558<text:s/></text:p>
          </table:table-cell>
          <table:table-cell office:value-type="float" office:value="1128" table:style-name="ce6">
            <text:p>1,128<text:s/></text:p>
          </table:table-cell>
          <table:table-cell office:value-type="float" office:value="3070" table:style-name="ce6">
            <text:p>3,070<text:s/></text:p>
          </table:table-cell>
          <table:table-cell office:value-type="float" office:value="3051" table:style-name="ce6">
            <text:p>3,051<text:s/></text:p>
          </table:table-cell>
          <table:table-cell office:value-type="float" office:value="2314" table:style-name="ce6">
            <text:p>2,314<text:s/></text:p>
          </table:table-cell>
          <table:table-cell office:value-type="float" office:value="11829" table:style-name="ce6">
            <text:p>11,829<text:s/></text:p>
          </table:table-cell>
          <table:table-cell office:value-type="float" office:value="1267" table:style-name="ce6">
            <text:p>1,267<text:s/></text:p>
          </table:table-cell>
          <table:table-cell office:value-type="float" office:value="4573" table:style-name="ce6">
            <text:p>4,573<text:s/></text:p>
          </table:table-cell>
          <table:table-cell office:value-type="float" office:value="5674" table:style-name="ce6">
            <text:p>5,674<text:s/></text:p>
          </table:table-cell>
          <table:table-cell office:value-type="float" office:value="6487" table:style-name="ce6">
            <text:p>6,487<text:s/></text:p>
          </table:table-cell>
          <table:table-cell office:value-type="float" office:value="9911" table:style-name="ce6">
            <text:p>9,911<text:s/></text:p>
          </table:table-cell>
          <table:table-cell office:value-type="float" office:value="6206" table:style-name="ce6">
            <text:p>6,206<text:s/></text:p>
          </table:table-cell>
          <table:table-cell office:value-type="float" office:value="4248" table:style-name="ce6">
            <text:p>4,248<text:s/></text:p>
          </table:table-cell>
          <table:table-cell office:value-type="float" office:value="7766" table:style-name="ce6">
            <text:p>7,766<text:s/></text:p>
          </table:table-cell>
          <table:table-cell office:value-type="float" office:value="6398" table:style-name="ce6">
            <text:p>6,398<text:s/></text:p>
          </table:table-cell>
          <table:table-cell office:value-type="float" office:value="12352" table:style-name="ce6">
            <text:p>12,352<text:s/></text:p>
          </table:table-cell>
          <table:table-cell office:value-type="float" office:value="8763" table:style-name="ce6">
            <text:p>8,763<text:s/></text:p>
          </table:table-cell>
          <table:table-cell office:value-type="float" office:value="3639" table:style-name="ce6">
            <text:p>3,639<text:s/></text:p>
          </table:table-cell>
          <table:table-cell office:value-type="float" office:value="15117" table:style-name="ce6">
            <text:p>15,117<text:s/></text:p>
          </table:table-cell>
          <table:table-cell office:value-type="float" office:value="10833" table:style-name="ce6">
            <text:p>10,833<text:s/></text:p>
          </table:table-cell>
          <table:table-cell office:value-type="float" office:value="11624" table:style-name="ce6">
            <text:p>11,624<text:s/></text:p>
          </table:table-cell>
          <table:table-cell office:value-type="float" office:value="8999" table:style-name="ce6">
            <text:p>8,999<text:s/></text:p>
          </table:table-cell>
          <table:table-cell office:value-type="float" office:value="12819" table:style-name="ce6">
            <text:p>12,819<text:s/></text:p>
          </table:table-cell>
          <table:table-cell office:value-type="float" office:value="36546" table:style-name="ce6">
            <text:p>36,546<text:s/></text:p>
          </table:table-cell>
          <table:table-cell office:value-type="float" office:value="13949" table:style-name="ce6">
            <text:p>13,949<text:s/></text:p>
          </table:table-cell>
          <table:table-cell office:value-type="float" office:value="9231" table:style-name="ce6">
            <text:p>9,231<text:s/></text:p>
          </table:table-cell>
          <table:table-cell office:value-type="float" office:value="9064" table:style-name="ce6">
            <text:p>9,064<text:s/></text:p>
          </table:table-cell>
          <table:table-cell office:value-type="float" office:value="9867" table:style-name="ce6">
            <text:p>9,867<text:s/></text:p>
          </table:table-cell>
          <table:table-cell office:value-type="float" office:value="7732" table:style-name="ce6">
            <text:p>7,732<text:s/></text:p>
          </table:table-cell>
          <table:table-cell office:value-type="float" office:value="9513" table:style-name="ce6">
            <text:p>9,513<text:s/></text:p>
          </table:table-cell>
          <table:table-cell office:value-type="float" office:value="9910" table:style-name="ce6">
            <text:p>9,910<text:s/></text:p>
          </table:table-cell>
          <table:table-cell office:value-type="float" office:value="5461" table:style-name="ce6">
            <text:p>5,461<text:s/></text:p>
          </table:table-cell>
          <table:table-cell office:value-type="float" office:value="13188" table:style-name="ce6">
            <text:p>13,188<text:s/></text:p>
          </table:table-cell>
          <table:table-cell office:value-type="float" office:value="3045" table:style-name="ce6">
            <text:p>3,045<text:s/></text:p>
          </table:table-cell>
          <table:table-cell office:value-type="float" office:value="3693" table:style-name="ce6">
            <text:p>3,693<text:s/></text:p>
          </table:table-cell>
          <table:table-cell office:value-type="float" office:value="7339" table:style-name="ce6">
            <text:p>7,339<text:s/></text:p>
          </table:table-cell>
          <table:table-cell office:value-type="float" office:value="1309" table:style-name="ce6">
            <text:p>1,309<text:s/></text:p>
          </table:table-cell>
          <table:table-cell office:value-type="float" office:value="1759" table:style-name="ce6">
            <text:p>1,759<text:s/></text:p>
          </table:table-cell>
          <table:table-cell office:value-type="float" office:value="1620" table:style-name="ce6">
            <text:p>1,620<text:s/></text:p>
          </table:table-cell>
          <table:table-cell office:value-type="float" office:value="4598" table:style-name="ce6">
            <text:p>4,598<text:s/></text:p>
          </table:table-cell>
          <table:table-cell office:value-type="float" office:value="4425" table:style-name="ce6">
            <text:p>4,425<text:s/></text:p>
          </table:table-cell>
          <table:table-cell office:value-type="float" office:value="5547" table:style-name="ce6">
            <text:p>5,547<text:s/></text:p>
          </table:table-cell>
          <table:table-cell office:value-type="float" office:value="11834" table:style-name="ce6">
            <text:p>11,834<text:s/></text:p>
          </table:table-cell>
          <table:table-cell office:value-type="float" office:value="4253" table:style-name="ce6">
            <text:p>4,253<text:s/></text:p>
          </table:table-cell>
          <table:table-cell office:value-type="float" office:value="5384" table:style-name="ce6">
            <text:p>5,384<text:s/></text:p>
          </table:table-cell>
          <table:table-cell office:value-type="float" office:value="3670" table:style-name="ce6">
            <text:p>3,670<text:s/></text:p>
          </table:table-cell>
          <table:table-cell office:value-type="float" office:value="9884" table:style-name="ce6">
            <text:p>9,884<text:s/></text:p>
          </table:table-cell>
          <table:table-cell office:value-type="float" office:value="10717" table:style-name="ce6">
            <text:p>10,717<text:s/></text:p>
          </table:table-cell>
          <table:table-cell office:value-type="float" office:value="10730" table:style-name="ce6">
            <text:p>10,730<text:s/></text:p>
          </table:table-cell>
          <table:table-cell office:value-type="float" office:value="15051" table:style-name="ce6">
            <text:p>15,051<text:s/></text:p>
          </table:table-cell>
          <table:table-cell office:value-type="float" office:value="16258" table:style-name="ce6">
            <text:p>16,258<text:s/></text:p>
          </table:table-cell>
          <table:table-cell office:value-type="float" office:value="11597" table:style-name="ce6">
            <text:p>11,597<text:s/></text:p>
          </table:table-cell>
          <table:table-cell office:value-type="float" office:value="8100" table:style-name="ce6">
            <text:p>8,100<text:s/></text:p>
          </table:table-cell>
          <table:table-cell office:value-type="float" office:value="18187" table:style-name="ce6">
            <text:p>18,187<text:s/></text:p>
          </table:table-cell>
          <table:table-cell office:value-type="float" office:value="7468" table:style-name="ce6">
            <text:p>7,468<text:s/></text:p>
          </table:table-cell>
          <table:table-cell office:value-type="float" office:value="12044" table:style-name="ce6">
            <text:p>12,044<text:s/></text:p>
          </table:table-cell>
          <table:table-cell office:value-type="float" office:value="12025" table:style-name="ce6">
            <text:p>12,025<text:s/></text:p>
          </table:table-cell>
          <table:table-cell office:value-type="float" office:value="7319" table:style-name="ce6">
            <text:p>7,319<text:s/></text:p>
          </table:table-cell>
          <table:table-cell office:value-type="float" office:value="21828" table:style-name="ce6">
            <text:p>21,828<text:s/></text:p>
          </table:table-cell>
          <table:table-cell office:value-type="float" office:value="8136" table:style-name="ce6">
            <text:p>8,136<text:s/></text:p>
          </table:table-cell>
          <table:table-cell office:value-type="float" office:value="6889" table:style-name="ce6">
            <text:p>6,889<text:s/></text:p>
          </table:table-cell>
          <table:table-cell office:value-type="float" office:value="7238" table:style-name="ce6">
            <text:p>7,238<text:s/></text:p>
          </table:table-cell>
          <table:table-cell office:value-type="float" office:value="6820" table:style-name="ce6">
            <text:p>6,820<text:s/></text:p>
          </table:table-cell>
          <table:table-cell office:value-type="float" office:value="4879" table:style-name="ce6">
            <text:p>4,879<text:s/></text:p>
          </table:table-cell>
          <table:table-cell office:value-type="float" office:value="8907" table:style-name="ce6">
            <text:p>8,907<text:s/></text:p>
          </table:table-cell>
          <table:table-cell office:value-type="float" office:value="8554" table:style-name="ce6">
            <text:p>8,554<text:s/></text:p>
          </table:table-cell>
          <table:table-cell office:value-type="float" office:value="2972" table:style-name="ce6">
            <text:p>2,972<text:s/></text:p>
          </table:table-cell>
          <table:table-cell office:value-type="float" office:value="4993" table:style-name="ce6">
            <text:p>4,993<text:s/></text:p>
          </table:table-cell>
          <table:table-cell office:value-type="float" office:value="17281" table:style-name="ce6">
            <text:p>17,281<text:s/></text:p>
          </table:table-cell>
          <table:table-cell office:value-type="float" office:value="8545" table:style-name="ce6">
            <text:p>8,545<text:s/></text:p>
          </table:table-cell>
          <table:table-cell office:value-type="float" office:value="10254" table:style-name="ce6">
            <text:p>10,254<text:s/></text:p>
          </table:table-cell>
          <table:table-cell office:value-type="float" office:value="9903" table:style-name="ce6">
            <text:p>9,903<text:s/></text:p>
          </table:table-cell>
          <table:table-cell office:value-type="float" office:value="4223" table:style-name="ce6">
            <text:p>4,223<text:s/></text:p>
          </table:table-cell>
          <table:table-cell office:value-type="float" office:value="4636" table:style-name="ce6">
            <text:p>4,636<text:s/></text:p>
          </table:table-cell>
          <table:table-cell office:value-type="float" office:value="2724" table:style-name="ce6">
            <text:p>2,724<text:s/></text:p>
          </table:table-cell>
          <table:table-cell office:value-type="float" office:value="2789" table:style-name="ce6">
            <text:p>2,789<text:s/></text:p>
          </table:table-cell>
          <table:table-cell office:value-type="float" office:value="2838" table:style-name="ce6">
            <text:p>2,838<text:s/></text:p>
          </table:table-cell>
          <table:table-cell office:value-type="float" office:value="4795" table:style-name="ce6">
            <text:p>4,795<text:s/></text:p>
          </table:table-cell>
          <table:table-cell office:value-type="float" office:value="4436" table:style-name="ce6">
            <text:p>4,436<text:s/></text:p>
          </table:table-cell>
          <table:table-cell office:value-type="float" office:value="4647" table:style-name="ce6">
            <text:p>4,647<text:s/></text:p>
          </table:table-cell>
          <table:table-cell office:value-type="float" office:value="7000" table:style-name="ce6">
            <text:p>7,000<text:s/></text:p>
          </table:table-cell>
          <table:table-cell office:value-type="float" office:value="11875" table:style-name="ce6">
            <text:p>11,875<text:s/></text:p>
          </table:table-cell>
          <table:table-cell office:value-type="float" office:value="8207" table:style-name="ce6">
            <text:p>8,207<text:s/></text:p>
          </table:table-cell>
          <table:table-cell office:value-type="float" office:value="5678" table:style-name="ce6">
            <text:p>5,678<text:s/></text:p>
          </table:table-cell>
          <table:table-cell office:value-type="float" office:value="5337" table:style-name="ce6">
            <text:p>5,337<text:s/></text:p>
          </table:table-cell>
          <table:table-cell office:value-type="float" office:value="5560" table:style-name="ce6">
            <text:p>5,560<text:s/></text:p>
          </table:table-cell>
          <table:table-cell office:value-type="float" office:value="5491" table:style-name="ce6">
            <text:p>5,491<text:s/></text:p>
          </table:table-cell>
          <table:table-cell office:value-type="float" office:value="5702" table:style-name="ce6">
            <text:p>5,702<text:s/></text:p>
          </table:table-cell>
          <table:table-cell office:value-type="float" office:value="4625" table:style-name="ce6">
            <text:p>4,625<text:s/></text:p>
          </table:table-cell>
          <table:table-cell office:value-type="float" office:value="4472" table:style-name="ce6">
            <text:p>4,472<text:s/></text:p>
          </table:table-cell>
          <table:table-cell office:value-type="float" office:value="594" table:style-name="ce6">
            <text:p>594<text:s/></text:p>
          </table:table-cell>
          <table:table-cell office:value-type="float" office:value="1142" table:style-name="ce6">
            <text:p>1,142<text:s/></text:p>
          </table:table-cell>
          <table:table-cell office:value-type="float" office:value="1882" table:style-name="ce6">
            <text:p>1,882<text:s/></text:p>
          </table:table-cell>
          <table:table-cell office:value-type="float" office:value="2335" table:style-name="ce6">
            <text:p>2,335<text:s/></text:p>
          </table:table-cell>
          <table:table-cell office:value-type="float" office:value="1281" table:style-name="ce6">
            <text:p>1,281<text:s/></text:p>
          </table:table-cell>
          <table:table-cell office:value-type="float" office:value="1945" table:style-name="ce6">
            <text:p>1,945<text:s/></text:p>
          </table:table-cell>
          <table:table-cell office:value-type="float" office:value="1368" table:style-name="ce6">
            <text:p>1,368<text:s/></text:p>
          </table:table-cell>
          <table:table-cell office:value-type="float" office:value="3159" table:style-name="ce6">
            <text:p>3,159<text:s/></text:p>
          </table:table-cell>
          <table:table-cell office:value-type="float" office:value="1085" table:style-name="ce6">
            <text:p>1,085<text:s/></text:p>
          </table:table-cell>
          <table:table-cell office:value-type="float" office:value="1766" table:style-name="ce6">
            <text:p>1,766<text:s/></text:p>
          </table:table-cell>
          <table:table-cell office:value-type="float" office:value="2247" table:style-name="ce6">
            <text:p>2,247<text:s/></text:p>
          </table:table-cell>
          <table:table-cell table:number-columns-repeated="16264"/>
        </table:table-row>
        <table:table-row table:style-name="ro2">
          <table:table-cell office:value-type="date" office:date-value="2021-07-27T00:00:00" table:style-name="ce5">
            <text:p>2021/7/27</text:p>
          </table:table-cell>
          <table:table-cell office:value-type="float" office:value="1595" table:style-name="ce6">
            <text:p>1,595<text:s/></text:p>
          </table:table-cell>
          <table:table-cell office:value-type="float" office:value="6393" table:style-name="ce6">
            <text:p>6,393<text:s/></text:p>
          </table:table-cell>
          <table:table-cell office:value-type="float" office:value="19759" table:style-name="ce6">
            <text:p>19,759<text:s/></text:p>
          </table:table-cell>
          <table:table-cell office:value-type="float" office:value="17245" table:style-name="ce6">
            <text:p>17,245<text:s/></text:p>
          </table:table-cell>
          <table:table-cell office:value-type="float" office:value="9950" table:style-name="ce6">
            <text:p>9,950<text:s/></text:p>
          </table:table-cell>
          <table:table-cell office:value-type="float" office:value="5660" table:style-name="ce6">
            <text:p>5,660<text:s/></text:p>
          </table:table-cell>
          <table:table-cell office:value-type="float" office:value="5271" table:style-name="ce6">
            <text:p>5,271<text:s/></text:p>
          </table:table-cell>
          <table:table-cell office:value-type="float" office:value="1844" table:style-name="ce6">
            <text:p>1,844<text:s/></text:p>
          </table:table-cell>
          <table:table-cell office:value-type="float" office:value="1546" table:style-name="ce6">
            <text:p>1,546<text:s/></text:p>
          </table:table-cell>
          <table:table-cell office:value-type="float" office:value="5872" table:style-name="ce6">
            <text:p>5,872<text:s/></text:p>
          </table:table-cell>
          <table:table-cell office:value-type="float" office:value="1046" table:style-name="ce6">
            <text:p>1,046<text:s/></text:p>
          </table:table-cell>
          <table:table-cell office:value-type="float" office:value="1802" table:style-name="ce6">
            <text:p>1,802<text:s/></text:p>
          </table:table-cell>
          <table:table-cell office:value-type="float" office:value="1173" table:style-name="ce6">
            <text:p>1,173<text:s/></text:p>
          </table:table-cell>
          <table:table-cell office:value-type="float" office:value="3027" table:style-name="ce6">
            <text:p>3,027<text:s/></text:p>
          </table:table-cell>
          <table:table-cell office:value-type="float" office:value="4063" table:style-name="ce6">
            <text:p>4,063<text:s/></text:p>
          </table:table-cell>
          <table:table-cell office:value-type="float" office:value="8128" table:style-name="ce6">
            <text:p>8,128<text:s/></text:p>
          </table:table-cell>
          <table:table-cell office:value-type="float" office:value="7751" table:style-name="ce6">
            <text:p>7,751<text:s/></text:p>
          </table:table-cell>
          <table:table-cell office:value-type="float" office:value="1958" table:style-name="ce6">
            <text:p>1,958<text:s/></text:p>
          </table:table-cell>
          <table:table-cell office:value-type="float" office:value="4084" table:style-name="ce6">
            <text:p>4,084<text:s/></text:p>
          </table:table-cell>
          <table:table-cell office:value-type="float" office:value="1284" table:style-name="ce6">
            <text:p>1,284<text:s/></text:p>
          </table:table-cell>
          <table:table-cell office:value-type="float" office:value="3417" table:style-name="ce6">
            <text:p>3,417<text:s/></text:p>
          </table:table-cell>
          <table:table-cell office:value-type="float" office:value="3492" table:style-name="ce6">
            <text:p>3,492<text:s/></text:p>
          </table:table-cell>
          <table:table-cell office:value-type="float" office:value="2456" table:style-name="ce6">
            <text:p>2,456<text:s/></text:p>
          </table:table-cell>
          <table:table-cell office:value-type="float" office:value="13430" table:style-name="ce6">
            <text:p>13,430<text:s/></text:p>
          </table:table-cell>
          <table:table-cell office:value-type="float" office:value="1452" table:style-name="ce6">
            <text:p>1,452<text:s/></text:p>
          </table:table-cell>
          <table:table-cell office:value-type="float" office:value="5190" table:style-name="ce6">
            <text:p>5,190<text:s/></text:p>
          </table:table-cell>
          <table:table-cell office:value-type="float" office:value="6310" table:style-name="ce6">
            <text:p>6,310<text:s/></text:p>
          </table:table-cell>
          <table:table-cell office:value-type="float" office:value="7515" table:style-name="ce6">
            <text:p>7,515<text:s/></text:p>
          </table:table-cell>
          <table:table-cell office:value-type="float" office:value="11069" table:style-name="ce6">
            <text:p>11,069<text:s/></text:p>
          </table:table-cell>
          <table:table-cell office:value-type="float" office:value="7103" table:style-name="ce6">
            <text:p>7,103<text:s/></text:p>
          </table:table-cell>
          <table:table-cell office:value-type="float" office:value="4801" table:style-name="ce6">
            <text:p>4,801<text:s/></text:p>
          </table:table-cell>
          <table:table-cell office:value-type="float" office:value="9057" table:style-name="ce6">
            <text:p>9,057<text:s/></text:p>
          </table:table-cell>
          <table:table-cell office:value-type="float" office:value="7050" table:style-name="ce6">
            <text:p>7,050<text:s/></text:p>
          </table:table-cell>
          <table:table-cell office:value-type="float" office:value="13831" table:style-name="ce6">
            <text:p>13,831<text:s/></text:p>
          </table:table-cell>
          <table:table-cell office:value-type="float" office:value="10341" table:style-name="ce6">
            <text:p>10,341<text:s/></text:p>
          </table:table-cell>
          <table:table-cell office:value-type="float" office:value="4310" table:style-name="ce6">
            <text:p>4,310<text:s/></text:p>
          </table:table-cell>
          <table:table-cell office:value-type="float" office:value="16937" table:style-name="ce6">
            <text:p>16,937<text:s/></text:p>
          </table:table-cell>
          <table:table-cell office:value-type="float" office:value="12372" table:style-name="ce6">
            <text:p>12,372<text:s/></text:p>
          </table:table-cell>
          <table:table-cell office:value-type="float" office:value="12860" table:style-name="ce6">
            <text:p>12,860<text:s/></text:p>
          </table:table-cell>
          <table:table-cell office:value-type="float" office:value="9961" table:style-name="ce6">
            <text:p>9,961<text:s/></text:p>
          </table:table-cell>
          <table:table-cell office:value-type="float" office:value="13296" table:style-name="ce6">
            <text:p>13,296<text:s/></text:p>
          </table:table-cell>
          <table:table-cell office:value-type="float" office:value="40998" table:style-name="ce6">
            <text:p>40,998<text:s/></text:p>
          </table:table-cell>
          <table:table-cell office:value-type="float" office:value="15577" table:style-name="ce6">
            <text:p>15,577<text:s/></text:p>
          </table:table-cell>
          <table:table-cell office:value-type="float" office:value="10159" table:style-name="ce6">
            <text:p>10,159<text:s/></text:p>
          </table:table-cell>
          <table:table-cell office:value-type="float" office:value="9993" table:style-name="ce6">
            <text:p>9,993<text:s/></text:p>
          </table:table-cell>
          <table:table-cell office:value-type="float" office:value="11496" table:style-name="ce6">
            <text:p>11,496<text:s/></text:p>
          </table:table-cell>
          <table:table-cell office:value-type="float" office:value="8667" table:style-name="ce6">
            <text:p>8,667<text:s/></text:p>
          </table:table-cell>
          <table:table-cell office:value-type="float" office:value="10276" table:style-name="ce6">
            <text:p>10,276<text:s/></text:p>
          </table:table-cell>
          <table:table-cell office:value-type="float" office:value="10795" table:style-name="ce6">
            <text:p>10,795<text:s/></text:p>
          </table:table-cell>
          <table:table-cell office:value-type="float" office:value="5725" table:style-name="ce6">
            <text:p>5,725<text:s/></text:p>
          </table:table-cell>
          <table:table-cell office:value-type="float" office:value="14192" table:style-name="ce6">
            <text:p>14,192<text:s/></text:p>
          </table:table-cell>
          <table:table-cell office:value-type="float" office:value="3447" table:style-name="ce6">
            <text:p>3,447<text:s/></text:p>
          </table:table-cell>
          <table:table-cell office:value-type="float" office:value="3960" table:style-name="ce6">
            <text:p>3,960<text:s/></text:p>
          </table:table-cell>
          <table:table-cell office:value-type="float" office:value="8685" table:style-name="ce6">
            <text:p>8,685<text:s/></text:p>
          </table:table-cell>
          <table:table-cell office:value-type="float" office:value="1416" table:style-name="ce6">
            <text:p>1,416<text:s/></text:p>
          </table:table-cell>
          <table:table-cell office:value-type="float" office:value="1973" table:style-name="ce6">
            <text:p>1,973<text:s/></text:p>
          </table:table-cell>
          <table:table-cell office:value-type="float" office:value="1777" table:style-name="ce6">
            <text:p>1,777<text:s/></text:p>
          </table:table-cell>
          <table:table-cell office:value-type="float" office:value="5056" table:style-name="ce6">
            <text:p>5,056<text:s/></text:p>
          </table:table-cell>
          <table:table-cell office:value-type="float" office:value="4815" table:style-name="ce6">
            <text:p>4,815<text:s/></text:p>
          </table:table-cell>
          <table:table-cell office:value-type="float" office:value="6219" table:style-name="ce6">
            <text:p>6,219<text:s/></text:p>
          </table:table-cell>
          <table:table-cell office:value-type="float" office:value="13084" table:style-name="ce6">
            <text:p>13,084<text:s/></text:p>
          </table:table-cell>
          <table:table-cell office:value-type="float" office:value="4648" table:style-name="ce6">
            <text:p>4,648<text:s/></text:p>
          </table:table-cell>
          <table:table-cell office:value-type="float" office:value="6013" table:style-name="ce6">
            <text:p>6,013<text:s/></text:p>
          </table:table-cell>
          <table:table-cell office:value-type="float" office:value="4031" table:style-name="ce6">
            <text:p>4,031<text:s/></text:p>
          </table:table-cell>
          <table:table-cell office:value-type="float" office:value="11133" table:style-name="ce6">
            <text:p>11,133<text:s/></text:p>
          </table:table-cell>
          <table:table-cell office:value-type="float" office:value="12173" table:style-name="ce6">
            <text:p>12,173<text:s/></text:p>
          </table:table-cell>
          <table:table-cell office:value-type="float" office:value="12061" table:style-name="ce6">
            <text:p>12,061<text:s/></text:p>
          </table:table-cell>
          <table:table-cell office:value-type="float" office:value="16953" table:style-name="ce6">
            <text:p>16,953<text:s/></text:p>
          </table:table-cell>
          <table:table-cell office:value-type="float" office:value="18271" table:style-name="ce6">
            <text:p>18,271<text:s/></text:p>
          </table:table-cell>
          <table:table-cell office:value-type="float" office:value="12948" table:style-name="ce6">
            <text:p>12,948<text:s/></text:p>
          </table:table-cell>
          <table:table-cell office:value-type="float" office:value="9483" table:style-name="ce6">
            <text:p>9,483<text:s/></text:p>
          </table:table-cell>
          <table:table-cell office:value-type="float" office:value="20510" table:style-name="ce6">
            <text:p>20,510<text:s/></text:p>
          </table:table-cell>
          <table:table-cell office:value-type="float" office:value="8475" table:style-name="ce6">
            <text:p>8,475<text:s/></text:p>
          </table:table-cell>
          <table:table-cell office:value-type="float" office:value="12964" table:style-name="ce6">
            <text:p>12,964<text:s/></text:p>
          </table:table-cell>
          <table:table-cell office:value-type="float" office:value="13566" table:style-name="ce6">
            <text:p>13,566<text:s/></text:p>
          </table:table-cell>
          <table:table-cell office:value-type="float" office:value="8525" table:style-name="ce6">
            <text:p>8,525<text:s/></text:p>
          </table:table-cell>
          <table:table-cell office:value-type="float" office:value="24871" table:style-name="ce6">
            <text:p>24,871<text:s/></text:p>
          </table:table-cell>
          <table:table-cell office:value-type="float" office:value="9637" table:style-name="ce6">
            <text:p>9,637<text:s/></text:p>
          </table:table-cell>
          <table:table-cell office:value-type="float" office:value="7773" table:style-name="ce6">
            <text:p>7,773<text:s/></text:p>
          </table:table-cell>
          <table:table-cell office:value-type="float" office:value="8126" table:style-name="ce6">
            <text:p>8,126<text:s/></text:p>
          </table:table-cell>
          <table:table-cell office:value-type="float" office:value="7896" table:style-name="ce6">
            <text:p>7,896<text:s/></text:p>
          </table:table-cell>
          <table:table-cell office:value-type="float" office:value="5422" table:style-name="ce6">
            <text:p>5,422<text:s/></text:p>
          </table:table-cell>
          <table:table-cell office:value-type="float" office:value="10352" table:style-name="ce6">
            <text:p>10,352<text:s/></text:p>
          </table:table-cell>
          <table:table-cell office:value-type="float" office:value="9512" table:style-name="ce6">
            <text:p>9,512<text:s/></text:p>
          </table:table-cell>
          <table:table-cell office:value-type="float" office:value="3415" table:style-name="ce6">
            <text:p>3,415<text:s/></text:p>
          </table:table-cell>
          <table:table-cell office:value-type="float" office:value="5603" table:style-name="ce6">
            <text:p>5,603<text:s/></text:p>
          </table:table-cell>
          <table:table-cell office:value-type="float" office:value="19108" table:style-name="ce6">
            <text:p>19,108<text:s/></text:p>
          </table:table-cell>
          <table:table-cell office:value-type="float" office:value="9744" table:style-name="ce6">
            <text:p>9,744<text:s/></text:p>
          </table:table-cell>
          <table:table-cell office:value-type="float" office:value="11333" table:style-name="ce6">
            <text:p>11,333<text:s/></text:p>
          </table:table-cell>
          <table:table-cell office:value-type="float" office:value="11139" table:style-name="ce6">
            <text:p>11,139<text:s/></text:p>
          </table:table-cell>
          <table:table-cell office:value-type="float" office:value="4559" table:style-name="ce6">
            <text:p>4,559<text:s/></text:p>
          </table:table-cell>
          <table:table-cell office:value-type="float" office:value="5194" table:style-name="ce6">
            <text:p>5,194<text:s/></text:p>
          </table:table-cell>
          <table:table-cell office:value-type="float" office:value="2957" table:style-name="ce6">
            <text:p>2,957<text:s/></text:p>
          </table:table-cell>
          <table:table-cell office:value-type="float" office:value="2996" table:style-name="ce6">
            <text:p>2,996<text:s/></text:p>
          </table:table-cell>
          <table:table-cell office:value-type="float" office:value="3087" table:style-name="ce6">
            <text:p>3,087<text:s/></text:p>
          </table:table-cell>
          <table:table-cell office:value-type="float" office:value="5209" table:style-name="ce6">
            <text:p>5,209<text:s/></text:p>
          </table:table-cell>
          <table:table-cell office:value-type="float" office:value="4843" table:style-name="ce6">
            <text:p>4,843<text:s/></text:p>
          </table:table-cell>
          <table:table-cell office:value-type="float" office:value="5153" table:style-name="ce6">
            <text:p>5,153<text:s/></text:p>
          </table:table-cell>
          <table:table-cell office:value-type="float" office:value="7669" table:style-name="ce6">
            <text:p>7,669<text:s/></text:p>
          </table:table-cell>
          <table:table-cell office:value-type="float" office:value="13267" table:style-name="ce6">
            <text:p>13,267<text:s/></text:p>
          </table:table-cell>
          <table:table-cell office:value-type="float" office:value="9160" table:style-name="ce6">
            <text:p>9,160<text:s/></text:p>
          </table:table-cell>
          <table:table-cell office:value-type="float" office:value="6379" table:style-name="ce6">
            <text:p>6,379<text:s/></text:p>
          </table:table-cell>
          <table:table-cell office:value-type="float" office:value="5944" table:style-name="ce6">
            <text:p>5,944<text:s/></text:p>
          </table:table-cell>
          <table:table-cell office:value-type="float" office:value="6186" table:style-name="ce6">
            <text:p>6,186<text:s/></text:p>
          </table:table-cell>
          <table:table-cell office:value-type="float" office:value="6158" table:style-name="ce6">
            <text:p>6,158<text:s/></text:p>
          </table:table-cell>
          <table:table-cell office:value-type="float" office:value="6171" table:style-name="ce6">
            <text:p>6,171<text:s/></text:p>
          </table:table-cell>
          <table:table-cell office:value-type="float" office:value="5122" table:style-name="ce6">
            <text:p>5,122<text:s/></text:p>
          </table:table-cell>
          <table:table-cell office:value-type="float" office:value="4946" table:style-name="ce6">
            <text:p>4,946<text:s/></text:p>
          </table:table-cell>
          <table:table-cell office:value-type="float" office:value="579" table:style-name="ce6">
            <text:p>579<text:s/></text:p>
          </table:table-cell>
          <table:table-cell office:value-type="float" office:value="1257" table:style-name="ce6">
            <text:p>1,257<text:s/></text:p>
          </table:table-cell>
          <table:table-cell office:value-type="float" office:value="2076" table:style-name="ce6">
            <text:p>2,076<text:s/></text:p>
          </table:table-cell>
          <table:table-cell office:value-type="float" office:value="2471" table:style-name="ce6">
            <text:p>2,471<text:s/></text:p>
          </table:table-cell>
          <table:table-cell office:value-type="float" office:value="1395" table:style-name="ce6">
            <text:p>1,395<text:s/></text:p>
          </table:table-cell>
          <table:table-cell office:value-type="float" office:value="2125" table:style-name="ce6">
            <text:p>2,125<text:s/></text:p>
          </table:table-cell>
          <table:table-cell office:value-type="float" office:value="1457" table:style-name="ce6">
            <text:p>1,457<text:s/></text:p>
          </table:table-cell>
          <table:table-cell office:value-type="float" office:value="3504" table:style-name="ce6">
            <text:p>3,504<text:s/></text:p>
          </table:table-cell>
          <table:table-cell office:value-type="float" office:value="1150" table:style-name="ce6">
            <text:p>1,150<text:s/></text:p>
          </table:table-cell>
          <table:table-cell office:value-type="float" office:value="1866" table:style-name="ce6">
            <text:p>1,866<text:s/></text:p>
          </table:table-cell>
          <table:table-cell office:value-type="float" office:value="2372" table:style-name="ce6">
            <text:p>2,372<text:s/></text:p>
          </table:table-cell>
          <table:table-cell table:number-columns-repeated="16264"/>
        </table:table-row>
        <table:table-row table:style-name="ro2">
          <table:table-cell office:value-type="date" office:date-value="2021-07-28T00:00:00" table:style-name="ce5">
            <text:p>2021/7/28</text:p>
          </table:table-cell>
          <table:table-cell office:value-type="float" office:value="1540" table:style-name="ce6">
            <text:p>1,540<text:s/></text:p>
          </table:table-cell>
          <table:table-cell office:value-type="float" office:value="6405" table:style-name="ce6">
            <text:p>6,405<text:s/></text:p>
          </table:table-cell>
          <table:table-cell office:value-type="float" office:value="19613" table:style-name="ce6">
            <text:p>19,613<text:s/></text:p>
          </table:table-cell>
          <table:table-cell office:value-type="float" office:value="17555" table:style-name="ce6">
            <text:p>17,555<text:s/></text:p>
          </table:table-cell>
          <table:table-cell office:value-type="float" office:value="10087" table:style-name="ce6">
            <text:p>10,087<text:s/></text:p>
          </table:table-cell>
          <table:table-cell office:value-type="float" office:value="5803" table:style-name="ce6">
            <text:p>5,803<text:s/></text:p>
          </table:table-cell>
          <table:table-cell office:value-type="float" office:value="5301" table:style-name="ce6">
            <text:p>5,301<text:s/></text:p>
          </table:table-cell>
          <table:table-cell office:value-type="float" office:value="1899" table:style-name="ce6">
            <text:p>1,899<text:s/></text:p>
          </table:table-cell>
          <table:table-cell office:value-type="float" office:value="1601" table:style-name="ce6">
            <text:p>1,601<text:s/></text:p>
          </table:table-cell>
          <table:table-cell office:value-type="float" office:value="6060" table:style-name="ce6">
            <text:p>6,060<text:s/></text:p>
          </table:table-cell>
          <table:table-cell office:value-type="float" office:value="1050" table:style-name="ce6">
            <text:p>1,050<text:s/></text:p>
          </table:table-cell>
          <table:table-cell office:value-type="float" office:value="1843" table:style-name="ce6">
            <text:p>1,843<text:s/></text:p>
          </table:table-cell>
          <table:table-cell office:value-type="float" office:value="1129" table:style-name="ce6">
            <text:p>1,129<text:s/></text:p>
          </table:table-cell>
          <table:table-cell office:value-type="float" office:value="3051" table:style-name="ce6">
            <text:p>3,051<text:s/></text:p>
          </table:table-cell>
          <table:table-cell office:value-type="float" office:value="4131" table:style-name="ce6">
            <text:p>4,131<text:s/></text:p>
          </table:table-cell>
          <table:table-cell office:value-type="float" office:value="8138" table:style-name="ce6">
            <text:p>8,138<text:s/></text:p>
          </table:table-cell>
          <table:table-cell office:value-type="float" office:value="7597" table:style-name="ce6">
            <text:p>7,597<text:s/></text:p>
          </table:table-cell>
          <table:table-cell office:value-type="float" office:value="1931" table:style-name="ce6">
            <text:p>1,931<text:s/></text:p>
          </table:table-cell>
          <table:table-cell office:value-type="float" office:value="4062" table:style-name="ce6">
            <text:p>4,062<text:s/></text:p>
          </table:table-cell>
          <table:table-cell office:value-type="float" office:value="1256" table:style-name="ce6">
            <text:p>1,256<text:s/></text:p>
          </table:table-cell>
          <table:table-cell office:value-type="float" office:value="3540" table:style-name="ce6">
            <text:p>3,540<text:s/></text:p>
          </table:table-cell>
          <table:table-cell office:value-type="float" office:value="3479" table:style-name="ce6">
            <text:p>3,479<text:s/></text:p>
          </table:table-cell>
          <table:table-cell office:value-type="float" office:value="2457" table:style-name="ce6">
            <text:p>2,457<text:s/></text:p>
          </table:table-cell>
          <table:table-cell office:value-type="float" office:value="13360" table:style-name="ce6">
            <text:p>13,360<text:s/></text:p>
          </table:table-cell>
          <table:table-cell office:value-type="float" office:value="1471" table:style-name="ce6">
            <text:p>1,471<text:s/></text:p>
          </table:table-cell>
          <table:table-cell office:value-type="float" office:value="5139" table:style-name="ce6">
            <text:p>5,139<text:s/></text:p>
          </table:table-cell>
          <table:table-cell office:value-type="float" office:value="6395" table:style-name="ce6">
            <text:p>6,395<text:s/></text:p>
          </table:table-cell>
          <table:table-cell office:value-type="float" office:value="7955" table:style-name="ce6">
            <text:p>7,955<text:s/></text:p>
          </table:table-cell>
          <table:table-cell office:value-type="float" office:value="11000" table:style-name="ce6">
            <text:p>11,000<text:s/></text:p>
          </table:table-cell>
          <table:table-cell office:value-type="float" office:value="7019" table:style-name="ce6">
            <text:p>7,019<text:s/></text:p>
          </table:table-cell>
          <table:table-cell office:value-type="float" office:value="4969" table:style-name="ce6">
            <text:p>4,969<text:s/></text:p>
          </table:table-cell>
          <table:table-cell office:value-type="float" office:value="8922" table:style-name="ce6">
            <text:p>8,922<text:s/></text:p>
          </table:table-cell>
          <table:table-cell office:value-type="float" office:value="7143" table:style-name="ce6">
            <text:p>7,143<text:s/></text:p>
          </table:table-cell>
          <table:table-cell office:value-type="float" office:value="13891" table:style-name="ce6">
            <text:p>13,891<text:s/></text:p>
          </table:table-cell>
          <table:table-cell office:value-type="float" office:value="10282" table:style-name="ce6">
            <text:p>10,282<text:s/></text:p>
          </table:table-cell>
          <table:table-cell office:value-type="float" office:value="4372" table:style-name="ce6">
            <text:p>4,372<text:s/></text:p>
          </table:table-cell>
          <table:table-cell office:value-type="float" office:value="16754" table:style-name="ce6">
            <text:p>16,754<text:s/></text:p>
          </table:table-cell>
          <table:table-cell office:value-type="float" office:value="12060" table:style-name="ce6">
            <text:p>12,060<text:s/></text:p>
          </table:table-cell>
          <table:table-cell office:value-type="float" office:value="12839" table:style-name="ce6">
            <text:p>12,839<text:s/></text:p>
          </table:table-cell>
          <table:table-cell office:value-type="float" office:value="9803" table:style-name="ce6">
            <text:p>9,803<text:s/></text:p>
          </table:table-cell>
          <table:table-cell office:value-type="float" office:value="12967" table:style-name="ce6">
            <text:p>12,967<text:s/></text:p>
          </table:table-cell>
          <table:table-cell office:value-type="float" office:value="42416" table:style-name="ce6">
            <text:p>42,416<text:s/></text:p>
          </table:table-cell>
          <table:table-cell office:value-type="float" office:value="16554" table:style-name="ce6">
            <text:p>16,554<text:s/></text:p>
          </table:table-cell>
          <table:table-cell office:value-type="float" office:value="10159" table:style-name="ce6">
            <text:p>10,159<text:s/></text:p>
          </table:table-cell>
          <table:table-cell office:value-type="float" office:value="10221" table:style-name="ce6">
            <text:p>10,221<text:s/></text:p>
          </table:table-cell>
          <table:table-cell office:value-type="float" office:value="12707" table:style-name="ce6">
            <text:p>12,707<text:s/></text:p>
          </table:table-cell>
          <table:table-cell office:value-type="float" office:value="8739" table:style-name="ce6">
            <text:p>8,739<text:s/></text:p>
          </table:table-cell>
          <table:table-cell office:value-type="float" office:value="10509" table:style-name="ce6">
            <text:p>10,509<text:s/></text:p>
          </table:table-cell>
          <table:table-cell office:value-type="float" office:value="10902" table:style-name="ce6">
            <text:p>10,902<text:s/></text:p>
          </table:table-cell>
          <table:table-cell office:value-type="float" office:value="5752" table:style-name="ce6">
            <text:p>5,752<text:s/></text:p>
          </table:table-cell>
          <table:table-cell office:value-type="float" office:value="14247" table:style-name="ce6">
            <text:p>14,247<text:s/></text:p>
          </table:table-cell>
          <table:table-cell office:value-type="float" office:value="3420" table:style-name="ce6">
            <text:p>3,420<text:s/></text:p>
          </table:table-cell>
          <table:table-cell office:value-type="float" office:value="4017" table:style-name="ce6">
            <text:p>4,017<text:s/></text:p>
          </table:table-cell>
          <table:table-cell office:value-type="float" office:value="8050" table:style-name="ce6">
            <text:p>8,050<text:s/></text:p>
          </table:table-cell>
          <table:table-cell office:value-type="float" office:value="1424" table:style-name="ce6">
            <text:p>1,424<text:s/></text:p>
          </table:table-cell>
          <table:table-cell office:value-type="float" office:value="2048" table:style-name="ce6">
            <text:p>2,048<text:s/></text:p>
          </table:table-cell>
          <table:table-cell office:value-type="float" office:value="1709" table:style-name="ce6">
            <text:p>1,709<text:s/></text:p>
          </table:table-cell>
          <table:table-cell office:value-type="float" office:value="5065" table:style-name="ce6">
            <text:p>5,065<text:s/></text:p>
          </table:table-cell>
          <table:table-cell office:value-type="float" office:value="4742" table:style-name="ce6">
            <text:p>4,742<text:s/></text:p>
          </table:table-cell>
          <table:table-cell office:value-type="float" office:value="6150" table:style-name="ce6">
            <text:p>6,150<text:s/></text:p>
          </table:table-cell>
          <table:table-cell office:value-type="float" office:value="12884" table:style-name="ce6">
            <text:p>12,884<text:s/></text:p>
          </table:table-cell>
          <table:table-cell office:value-type="float" office:value="4664" table:style-name="ce6">
            <text:p>4,664<text:s/></text:p>
          </table:table-cell>
          <table:table-cell office:value-type="float" office:value="6108" table:style-name="ce6">
            <text:p>6,108<text:s/></text:p>
          </table:table-cell>
          <table:table-cell office:value-type="float" office:value="4003" table:style-name="ce6">
            <text:p>4,003<text:s/></text:p>
          </table:table-cell>
          <table:table-cell office:value-type="float" office:value="11092" table:style-name="ce6">
            <text:p>11,092<text:s/></text:p>
          </table:table-cell>
          <table:table-cell office:value-type="float" office:value="12062" table:style-name="ce6">
            <text:p>12,062<text:s/></text:p>
          </table:table-cell>
          <table:table-cell office:value-type="float" office:value="11992" table:style-name="ce6">
            <text:p>11,992<text:s/></text:p>
          </table:table-cell>
          <table:table-cell office:value-type="float" office:value="17041" table:style-name="ce6">
            <text:p>17,041<text:s/></text:p>
          </table:table-cell>
          <table:table-cell office:value-type="float" office:value="18205" table:style-name="ce6">
            <text:p>18,205<text:s/></text:p>
          </table:table-cell>
          <table:table-cell office:value-type="float" office:value="12946" table:style-name="ce6">
            <text:p>12,946<text:s/></text:p>
          </table:table-cell>
          <table:table-cell office:value-type="float" office:value="9596" table:style-name="ce6">
            <text:p>9,596<text:s/></text:p>
          </table:table-cell>
          <table:table-cell office:value-type="float" office:value="20410" table:style-name="ce6">
            <text:p>20,410<text:s/></text:p>
          </table:table-cell>
          <table:table-cell office:value-type="float" office:value="8724" table:style-name="ce6">
            <text:p>8,724<text:s/></text:p>
          </table:table-cell>
          <table:table-cell office:value-type="float" office:value="13422" table:style-name="ce6">
            <text:p>13,422<text:s/></text:p>
          </table:table-cell>
          <table:table-cell office:value-type="float" office:value="13575" table:style-name="ce6">
            <text:p>13,575<text:s/></text:p>
          </table:table-cell>
          <table:table-cell office:value-type="float" office:value="8467" table:style-name="ce6">
            <text:p>8,467<text:s/></text:p>
          </table:table-cell>
          <table:table-cell office:value-type="float" office:value="25259" table:style-name="ce6">
            <text:p>25,259<text:s/></text:p>
          </table:table-cell>
          <table:table-cell office:value-type="float" office:value="9475" table:style-name="ce6">
            <text:p>9,475<text:s/></text:p>
          </table:table-cell>
          <table:table-cell office:value-type="float" office:value="7682" table:style-name="ce6">
            <text:p>7,682<text:s/></text:p>
          </table:table-cell>
          <table:table-cell office:value-type="float" office:value="7903" table:style-name="ce6">
            <text:p>7,903<text:s/></text:p>
          </table:table-cell>
          <table:table-cell office:value-type="float" office:value="7876" table:style-name="ce6">
            <text:p>7,876<text:s/></text:p>
          </table:table-cell>
          <table:table-cell office:value-type="float" office:value="5579" table:style-name="ce6">
            <text:p>5,579<text:s/></text:p>
          </table:table-cell>
          <table:table-cell office:value-type="float" office:value="10568" table:style-name="ce6">
            <text:p>10,568<text:s/></text:p>
          </table:table-cell>
          <table:table-cell office:value-type="float" office:value="9618" table:style-name="ce6">
            <text:p>9,618<text:s/></text:p>
          </table:table-cell>
          <table:table-cell office:value-type="float" office:value="3363" table:style-name="ce6">
            <text:p>3,363<text:s/></text:p>
          </table:table-cell>
          <table:table-cell office:value-type="float" office:value="5557" table:style-name="ce6">
            <text:p>5,557<text:s/></text:p>
          </table:table-cell>
          <table:table-cell office:value-type="float" office:value="19643" table:style-name="ce6">
            <text:p>19,643<text:s/></text:p>
          </table:table-cell>
          <table:table-cell office:value-type="float" office:value="9883" table:style-name="ce6">
            <text:p>9,883<text:s/></text:p>
          </table:table-cell>
          <table:table-cell office:value-type="float" office:value="11552" table:style-name="ce6">
            <text:p>11,552<text:s/></text:p>
          </table:table-cell>
          <table:table-cell office:value-type="float" office:value="11244" table:style-name="ce6">
            <text:p>11,244<text:s/></text:p>
          </table:table-cell>
          <table:table-cell office:value-type="float" office:value="4392" table:style-name="ce6">
            <text:p>4,392<text:s/></text:p>
          </table:table-cell>
          <table:table-cell office:value-type="float" office:value="5178" table:style-name="ce6">
            <text:p>5,178<text:s/></text:p>
          </table:table-cell>
          <table:table-cell office:value-type="float" office:value="3091" table:style-name="ce6">
            <text:p>3,091<text:s/></text:p>
          </table:table-cell>
          <table:table-cell office:value-type="float" office:value="3146" table:style-name="ce6">
            <text:p>3,146<text:s/></text:p>
          </table:table-cell>
          <table:table-cell office:value-type="float" office:value="3193" table:style-name="ce6">
            <text:p>3,193<text:s/></text:p>
          </table:table-cell>
          <table:table-cell office:value-type="float" office:value="5121" table:style-name="ce6">
            <text:p>5,121<text:s/></text:p>
          </table:table-cell>
          <table:table-cell office:value-type="float" office:value="4874" table:style-name="ce6">
            <text:p>4,874<text:s/></text:p>
          </table:table-cell>
          <table:table-cell office:value-type="float" office:value="5390" table:style-name="ce6">
            <text:p>5,390<text:s/></text:p>
          </table:table-cell>
          <table:table-cell office:value-type="float" office:value="7650" table:style-name="ce6">
            <text:p>7,650<text:s/></text:p>
          </table:table-cell>
          <table:table-cell office:value-type="float" office:value="13379" table:style-name="ce6">
            <text:p>13,379<text:s/></text:p>
          </table:table-cell>
          <table:table-cell office:value-type="float" office:value="9276" table:style-name="ce6">
            <text:p>9,276<text:s/></text:p>
          </table:table-cell>
          <table:table-cell office:value-type="float" office:value="6327" table:style-name="ce6">
            <text:p>6,327<text:s/></text:p>
          </table:table-cell>
          <table:table-cell office:value-type="float" office:value="5947" table:style-name="ce6">
            <text:p>5,947<text:s/></text:p>
          </table:table-cell>
          <table:table-cell office:value-type="float" office:value="6302" table:style-name="ce6">
            <text:p>6,302<text:s/></text:p>
          </table:table-cell>
          <table:table-cell office:value-type="float" office:value="6183" table:style-name="ce6">
            <text:p>6,183<text:s/></text:p>
          </table:table-cell>
          <table:table-cell office:value-type="float" office:value="6152" table:style-name="ce6">
            <text:p>6,152<text:s/></text:p>
          </table:table-cell>
          <table:table-cell office:value-type="float" office:value="5143" table:style-name="ce6">
            <text:p>5,143<text:s/></text:p>
          </table:table-cell>
          <table:table-cell office:value-type="float" office:value="4947" table:style-name="ce6">
            <text:p>4,947<text:s/></text:p>
          </table:table-cell>
          <table:table-cell office:value-type="float" office:value="599" table:style-name="ce6">
            <text:p>599<text:s/></text:p>
          </table:table-cell>
          <table:table-cell office:value-type="float" office:value="1223" table:style-name="ce6">
            <text:p>1,223<text:s/></text:p>
          </table:table-cell>
          <table:table-cell office:value-type="float" office:value="2003" table:style-name="ce6">
            <text:p>2,003<text:s/></text:p>
          </table:table-cell>
          <table:table-cell office:value-type="float" office:value="2421" table:style-name="ce6">
            <text:p>2,421<text:s/></text:p>
          </table:table-cell>
          <table:table-cell office:value-type="float" office:value="1328" table:style-name="ce6">
            <text:p>1,328<text:s/></text:p>
          </table:table-cell>
          <table:table-cell office:value-type="float" office:value="2132" table:style-name="ce6">
            <text:p>2,132<text:s/></text:p>
          </table:table-cell>
          <table:table-cell office:value-type="float" office:value="1456" table:style-name="ce6">
            <text:p>1,456<text:s/></text:p>
          </table:table-cell>
          <table:table-cell office:value-type="float" office:value="3467" table:style-name="ce6">
            <text:p>3,467<text:s/></text:p>
          </table:table-cell>
          <table:table-cell office:value-type="float" office:value="1162" table:style-name="ce6">
            <text:p>1,162<text:s/></text:p>
          </table:table-cell>
          <table:table-cell office:value-type="float" office:value="1929" table:style-name="ce6">
            <text:p>1,929<text:s/></text:p>
          </table:table-cell>
          <table:table-cell office:value-type="float" office:value="2399" table:style-name="ce6">
            <text:p>2,399<text:s/></text:p>
          </table:table-cell>
          <table:table-cell table:number-columns-repeated="16264"/>
        </table:table-row>
        <table:table-row table:style-name="ro2">
          <table:table-cell office:value-type="date" office:date-value="2021-07-29T00:00:00" table:style-name="ce5">
            <text:p>2021/7/29</text:p>
          </table:table-cell>
          <table:table-cell office:value-type="float" office:value="1542" table:style-name="ce6">
            <text:p>1,542<text:s/></text:p>
          </table:table-cell>
          <table:table-cell office:value-type="float" office:value="6498" table:style-name="ce6">
            <text:p>6,498<text:s/></text:p>
          </table:table-cell>
          <table:table-cell office:value-type="float" office:value="19790" table:style-name="ce6">
            <text:p>19,790<text:s/></text:p>
          </table:table-cell>
          <table:table-cell office:value-type="float" office:value="17537" table:style-name="ce6">
            <text:p>17,537<text:s/></text:p>
          </table:table-cell>
          <table:table-cell office:value-type="float" office:value="10387" table:style-name="ce6">
            <text:p>10,387<text:s/></text:p>
          </table:table-cell>
          <table:table-cell office:value-type="float" office:value="5786" table:style-name="ce6">
            <text:p>5,786<text:s/></text:p>
          </table:table-cell>
          <table:table-cell office:value-type="float" office:value="5289" table:style-name="ce6">
            <text:p>5,289<text:s/></text:p>
          </table:table-cell>
          <table:table-cell office:value-type="float" office:value="1925" table:style-name="ce6">
            <text:p>1,925<text:s/></text:p>
          </table:table-cell>
          <table:table-cell office:value-type="float" office:value="1546" table:style-name="ce6">
            <text:p>1,546<text:s/></text:p>
          </table:table-cell>
          <table:table-cell office:value-type="float" office:value="5936" table:style-name="ce6">
            <text:p>5,936<text:s/></text:p>
          </table:table-cell>
          <table:table-cell office:value-type="float" office:value="1041" table:style-name="ce6">
            <text:p>1,041<text:s/></text:p>
          </table:table-cell>
          <table:table-cell office:value-type="float" office:value="1780" table:style-name="ce6">
            <text:p>1,780<text:s/></text:p>
          </table:table-cell>
          <table:table-cell office:value-type="float" office:value="1192" table:style-name="ce6">
            <text:p>1,192<text:s/></text:p>
          </table:table-cell>
          <table:table-cell office:value-type="float" office:value="3085" table:style-name="ce6">
            <text:p>3,085<text:s/></text:p>
          </table:table-cell>
          <table:table-cell office:value-type="float" office:value="4208" table:style-name="ce6">
            <text:p>4,208<text:s/></text:p>
          </table:table-cell>
          <table:table-cell office:value-type="float" office:value="8195" table:style-name="ce6">
            <text:p>8,195<text:s/></text:p>
          </table:table-cell>
          <table:table-cell office:value-type="float" office:value="7713" table:style-name="ce6">
            <text:p>7,713<text:s/></text:p>
          </table:table-cell>
          <table:table-cell office:value-type="float" office:value="1921" table:style-name="ce6">
            <text:p>1,921<text:s/></text:p>
          </table:table-cell>
          <table:table-cell office:value-type="float" office:value="4119" table:style-name="ce6">
            <text:p>4,119<text:s/></text:p>
          </table:table-cell>
          <table:table-cell office:value-type="float" office:value="1298" table:style-name="ce6">
            <text:p>1,298<text:s/></text:p>
          </table:table-cell>
          <table:table-cell office:value-type="float" office:value="3384" table:style-name="ce6">
            <text:p>3,384<text:s/></text:p>
          </table:table-cell>
          <table:table-cell office:value-type="float" office:value="3426" table:style-name="ce6">
            <text:p>3,426<text:s/></text:p>
          </table:table-cell>
          <table:table-cell office:value-type="float" office:value="2397" table:style-name="ce6">
            <text:p>2,397<text:s/></text:p>
          </table:table-cell>
          <table:table-cell office:value-type="float" office:value="13319" table:style-name="ce6">
            <text:p>13,319<text:s/></text:p>
          </table:table-cell>
          <table:table-cell office:value-type="float" office:value="1492" table:style-name="ce6">
            <text:p>1,492<text:s/></text:p>
          </table:table-cell>
          <table:table-cell office:value-type="float" office:value="5137" table:style-name="ce6">
            <text:p>5,137<text:s/></text:p>
          </table:table-cell>
          <table:table-cell office:value-type="float" office:value="6261" table:style-name="ce6">
            <text:p>6,261<text:s/></text:p>
          </table:table-cell>
          <table:table-cell office:value-type="float" office:value="7558" table:style-name="ce6">
            <text:p>7,558<text:s/></text:p>
          </table:table-cell>
          <table:table-cell office:value-type="float" office:value="10891" table:style-name="ce6">
            <text:p>10,891<text:s/></text:p>
          </table:table-cell>
          <table:table-cell office:value-type="float" office:value="6883" table:style-name="ce6">
            <text:p>6,883<text:s/></text:p>
          </table:table-cell>
          <table:table-cell office:value-type="float" office:value="4853" table:style-name="ce6">
            <text:p>4,853<text:s/></text:p>
          </table:table-cell>
          <table:table-cell office:value-type="float" office:value="8980" table:style-name="ce6">
            <text:p>8,980<text:s/></text:p>
          </table:table-cell>
          <table:table-cell office:value-type="float" office:value="7204" table:style-name="ce6">
            <text:p>7,204<text:s/></text:p>
          </table:table-cell>
          <table:table-cell office:value-type="float" office:value="13913" table:style-name="ce6">
            <text:p>13,913<text:s/></text:p>
          </table:table-cell>
          <table:table-cell office:value-type="float" office:value="10507" table:style-name="ce6">
            <text:p>10,507<text:s/></text:p>
          </table:table-cell>
          <table:table-cell office:value-type="float" office:value="4220" table:style-name="ce6">
            <text:p>4,220<text:s/></text:p>
          </table:table-cell>
          <table:table-cell office:value-type="float" office:value="16702" table:style-name="ce6">
            <text:p>16,702<text:s/></text:p>
          </table:table-cell>
          <table:table-cell office:value-type="float" office:value="12216" table:style-name="ce6">
            <text:p>12,216<text:s/></text:p>
          </table:table-cell>
          <table:table-cell office:value-type="float" office:value="12870" table:style-name="ce6">
            <text:p>12,870<text:s/></text:p>
          </table:table-cell>
          <table:table-cell office:value-type="float" office:value="9986" table:style-name="ce6">
            <text:p>9,986<text:s/></text:p>
          </table:table-cell>
          <table:table-cell office:value-type="float" office:value="12762" table:style-name="ce6">
            <text:p>12,762<text:s/></text:p>
          </table:table-cell>
          <table:table-cell office:value-type="float" office:value="43457" table:style-name="ce6">
            <text:p>43,457<text:s/></text:p>
          </table:table-cell>
          <table:table-cell office:value-type="float" office:value="16132" table:style-name="ce6">
            <text:p>16,132<text:s/></text:p>
          </table:table-cell>
          <table:table-cell office:value-type="float" office:value="10148" table:style-name="ce6">
            <text:p>10,148<text:s/></text:p>
          </table:table-cell>
          <table:table-cell office:value-type="float" office:value="10321" table:style-name="ce6">
            <text:p>10,321<text:s/></text:p>
          </table:table-cell>
          <table:table-cell office:value-type="float" office:value="12300" table:style-name="ce6">
            <text:p>12,300<text:s/></text:p>
          </table:table-cell>
          <table:table-cell office:value-type="float" office:value="8574" table:style-name="ce6">
            <text:p>8,574<text:s/></text:p>
          </table:table-cell>
          <table:table-cell office:value-type="float" office:value="10506" table:style-name="ce6">
            <text:p>10,506<text:s/></text:p>
          </table:table-cell>
          <table:table-cell office:value-type="float" office:value="10702" table:style-name="ce6">
            <text:p>10,702<text:s/></text:p>
          </table:table-cell>
          <table:table-cell office:value-type="float" office:value="5479" table:style-name="ce6">
            <text:p>5,479<text:s/></text:p>
          </table:table-cell>
          <table:table-cell office:value-type="float" office:value="14020" table:style-name="ce6">
            <text:p>14,020<text:s/></text:p>
          </table:table-cell>
          <table:table-cell office:value-type="float" office:value="3399" table:style-name="ce6">
            <text:p>3,399<text:s/></text:p>
          </table:table-cell>
          <table:table-cell office:value-type="float" office:value="3994" table:style-name="ce6">
            <text:p>3,994<text:s/></text:p>
          </table:table-cell>
          <table:table-cell office:value-type="float" office:value="7981" table:style-name="ce6">
            <text:p>7,981<text:s/></text:p>
          </table:table-cell>
          <table:table-cell office:value-type="float" office:value="1374" table:style-name="ce6">
            <text:p>1,374<text:s/></text:p>
          </table:table-cell>
          <table:table-cell office:value-type="float" office:value="1927" table:style-name="ce6">
            <text:p>1,927<text:s/></text:p>
          </table:table-cell>
          <table:table-cell office:value-type="float" office:value="1682" table:style-name="ce6">
            <text:p>1,682<text:s/></text:p>
          </table:table-cell>
          <table:table-cell office:value-type="float" office:value="4761" table:style-name="ce6">
            <text:p>4,761<text:s/></text:p>
          </table:table-cell>
          <table:table-cell office:value-type="float" office:value="4685" table:style-name="ce6">
            <text:p>4,685<text:s/></text:p>
          </table:table-cell>
          <table:table-cell office:value-type="float" office:value="6110" table:style-name="ce6">
            <text:p>6,110<text:s/></text:p>
          </table:table-cell>
          <table:table-cell office:value-type="float" office:value="12577" table:style-name="ce6">
            <text:p>12,577<text:s/></text:p>
          </table:table-cell>
          <table:table-cell office:value-type="float" office:value="4580" table:style-name="ce6">
            <text:p>4,580<text:s/></text:p>
          </table:table-cell>
          <table:table-cell office:value-type="float" office:value="6111" table:style-name="ce6">
            <text:p>6,111<text:s/></text:p>
          </table:table-cell>
          <table:table-cell office:value-type="float" office:value="4046" table:style-name="ce6">
            <text:p>4,046<text:s/></text:p>
          </table:table-cell>
          <table:table-cell office:value-type="float" office:value="11255" table:style-name="ce6">
            <text:p>11,255<text:s/></text:p>
          </table:table-cell>
          <table:table-cell office:value-type="float" office:value="11823" table:style-name="ce6">
            <text:p>11,823<text:s/></text:p>
          </table:table-cell>
          <table:table-cell office:value-type="float" office:value="11876" table:style-name="ce6">
            <text:p>11,876<text:s/></text:p>
          </table:table-cell>
          <table:table-cell office:value-type="float" office:value="17287" table:style-name="ce6">
            <text:p>17,287<text:s/></text:p>
          </table:table-cell>
          <table:table-cell office:value-type="float" office:value="18409" table:style-name="ce6">
            <text:p>18,409<text:s/></text:p>
          </table:table-cell>
          <table:table-cell office:value-type="float" office:value="12902" table:style-name="ce6">
            <text:p>12,902<text:s/></text:p>
          </table:table-cell>
          <table:table-cell office:value-type="float" office:value="9258" table:style-name="ce6">
            <text:p>9,258<text:s/></text:p>
          </table:table-cell>
          <table:table-cell office:value-type="float" office:value="20186" table:style-name="ce6">
            <text:p>20,186<text:s/></text:p>
          </table:table-cell>
          <table:table-cell office:value-type="float" office:value="8709" table:style-name="ce6">
            <text:p>8,709<text:s/></text:p>
          </table:table-cell>
          <table:table-cell office:value-type="float" office:value="13171" table:style-name="ce6">
            <text:p>13,171<text:s/></text:p>
          </table:table-cell>
          <table:table-cell office:value-type="float" office:value="13408" table:style-name="ce6">
            <text:p>13,408<text:s/></text:p>
          </table:table-cell>
          <table:table-cell office:value-type="float" office:value="8592" table:style-name="ce6">
            <text:p>8,592<text:s/></text:p>
          </table:table-cell>
          <table:table-cell office:value-type="float" office:value="25021" table:style-name="ce6">
            <text:p>25,021<text:s/></text:p>
          </table:table-cell>
          <table:table-cell office:value-type="float" office:value="9288" table:style-name="ce6">
            <text:p>9,288<text:s/></text:p>
          </table:table-cell>
          <table:table-cell office:value-type="float" office:value="7754" table:style-name="ce6">
            <text:p>7,754<text:s/></text:p>
          </table:table-cell>
          <table:table-cell office:value-type="float" office:value="7986" table:style-name="ce6">
            <text:p>7,986<text:s/></text:p>
          </table:table-cell>
          <table:table-cell office:value-type="float" office:value="7920" table:style-name="ce6">
            <text:p>7,920<text:s/></text:p>
          </table:table-cell>
          <table:table-cell office:value-type="float" office:value="5417" table:style-name="ce6">
            <text:p>5,417<text:s/></text:p>
          </table:table-cell>
          <table:table-cell office:value-type="float" office:value="10465" table:style-name="ce6">
            <text:p>10,465<text:s/></text:p>
          </table:table-cell>
          <table:table-cell office:value-type="float" office:value="9625" table:style-name="ce6">
            <text:p>9,625<text:s/></text:p>
          </table:table-cell>
          <table:table-cell office:value-type="float" office:value="3363" table:style-name="ce6">
            <text:p>3,363<text:s/></text:p>
          </table:table-cell>
          <table:table-cell office:value-type="float" office:value="5423" table:style-name="ce6">
            <text:p>5,423<text:s/></text:p>
          </table:table-cell>
          <table:table-cell office:value-type="float" office:value="19482" table:style-name="ce6">
            <text:p>19,482<text:s/></text:p>
          </table:table-cell>
          <table:table-cell office:value-type="float" office:value="9733" table:style-name="ce6">
            <text:p>9,733<text:s/></text:p>
          </table:table-cell>
          <table:table-cell office:value-type="float" office:value="11525" table:style-name="ce6">
            <text:p>11,525<text:s/></text:p>
          </table:table-cell>
          <table:table-cell office:value-type="float" office:value="11189" table:style-name="ce6">
            <text:p>11,189<text:s/></text:p>
          </table:table-cell>
          <table:table-cell office:value-type="float" office:value="4430" table:style-name="ce6">
            <text:p>4,430<text:s/></text:p>
          </table:table-cell>
          <table:table-cell office:value-type="float" office:value="5324" table:style-name="ce6">
            <text:p>5,324<text:s/></text:p>
          </table:table-cell>
          <table:table-cell office:value-type="float" office:value="2988" table:style-name="ce6">
            <text:p>2,988<text:s/></text:p>
          </table:table-cell>
          <table:table-cell office:value-type="float" office:value="2987" table:style-name="ce6">
            <text:p>2,987<text:s/></text:p>
          </table:table-cell>
          <table:table-cell office:value-type="float" office:value="3190" table:style-name="ce6">
            <text:p>3,190<text:s/></text:p>
          </table:table-cell>
          <table:table-cell office:value-type="float" office:value="5171" table:style-name="ce6">
            <text:p>5,171<text:s/></text:p>
          </table:table-cell>
          <table:table-cell office:value-type="float" office:value="4761" table:style-name="ce6">
            <text:p>4,761<text:s/></text:p>
          </table:table-cell>
          <table:table-cell office:value-type="float" office:value="5267" table:style-name="ce6">
            <text:p>5,267<text:s/></text:p>
          </table:table-cell>
          <table:table-cell office:value-type="float" office:value="7694" table:style-name="ce6">
            <text:p>7,694<text:s/></text:p>
          </table:table-cell>
          <table:table-cell office:value-type="float" office:value="13372" table:style-name="ce6">
            <text:p>13,372<text:s/></text:p>
          </table:table-cell>
          <table:table-cell office:value-type="float" office:value="9345" table:style-name="ce6">
            <text:p>9,345<text:s/></text:p>
          </table:table-cell>
          <table:table-cell office:value-type="float" office:value="6250" table:style-name="ce6">
            <text:p>6,250<text:s/></text:p>
          </table:table-cell>
          <table:table-cell office:value-type="float" office:value="5809" table:style-name="ce6">
            <text:p>5,809<text:s/></text:p>
          </table:table-cell>
          <table:table-cell office:value-type="float" office:value="6383" table:style-name="ce6">
            <text:p>6,383<text:s/></text:p>
          </table:table-cell>
          <table:table-cell office:value-type="float" office:value="6057" table:style-name="ce6">
            <text:p>6,057<text:s/></text:p>
          </table:table-cell>
          <table:table-cell office:value-type="float" office:value="6232" table:style-name="ce6">
            <text:p>6,232<text:s/></text:p>
          </table:table-cell>
          <table:table-cell office:value-type="float" office:value="5156" table:style-name="ce6">
            <text:p>5,156<text:s/></text:p>
          </table:table-cell>
          <table:table-cell office:value-type="float" office:value="4939" table:style-name="ce6">
            <text:p>4,939<text:s/></text:p>
          </table:table-cell>
          <table:table-cell office:value-type="float" office:value="551" table:style-name="ce6">
            <text:p>551<text:s/></text:p>
          </table:table-cell>
          <table:table-cell office:value-type="float" office:value="1296" table:style-name="ce6">
            <text:p>1,296<text:s/></text:p>
          </table:table-cell>
          <table:table-cell office:value-type="float" office:value="2039" table:style-name="ce6">
            <text:p>2,039<text:s/></text:p>
          </table:table-cell>
          <table:table-cell office:value-type="float" office:value="2401" table:style-name="ce6">
            <text:p>2,401<text:s/></text:p>
          </table:table-cell>
          <table:table-cell office:value-type="float" office:value="1351" table:style-name="ce6">
            <text:p>1,351<text:s/></text:p>
          </table:table-cell>
          <table:table-cell office:value-type="float" office:value="2078" table:style-name="ce6">
            <text:p>2,078<text:s/></text:p>
          </table:table-cell>
          <table:table-cell office:value-type="float" office:value="1491" table:style-name="ce6">
            <text:p>1,491<text:s/></text:p>
          </table:table-cell>
          <table:table-cell office:value-type="float" office:value="3575" table:style-name="ce6">
            <text:p>3,575<text:s/></text:p>
          </table:table-cell>
          <table:table-cell office:value-type="float" office:value="1193" table:style-name="ce6">
            <text:p>1,193<text:s/></text:p>
          </table:table-cell>
          <table:table-cell office:value-type="float" office:value="1915" table:style-name="ce6">
            <text:p>1,915<text:s/></text:p>
          </table:table-cell>
          <table:table-cell office:value-type="float" office:value="2371" table:style-name="ce6">
            <text:p>2,371<text:s/></text:p>
          </table:table-cell>
          <table:table-cell table:number-columns-repeated="16264"/>
        </table:table-row>
        <table:table-row table:style-name="ro2">
          <table:table-cell office:value-type="date" office:date-value="2021-07-30T00:00:00" table:style-name="ce5">
            <text:p>2021/7/30</text:p>
          </table:table-cell>
          <table:table-cell office:value-type="float" office:value="1652" table:style-name="ce6">
            <text:p>1,652<text:s/></text:p>
          </table:table-cell>
          <table:table-cell office:value-type="float" office:value="6569" table:style-name="ce6">
            <text:p>6,569<text:s/></text:p>
          </table:table-cell>
          <table:table-cell office:value-type="float" office:value="19945" table:style-name="ce6">
            <text:p>19,945<text:s/></text:p>
          </table:table-cell>
          <table:table-cell office:value-type="float" office:value="19068" table:style-name="ce6">
            <text:p>19,068<text:s/></text:p>
          </table:table-cell>
          <table:table-cell office:value-type="float" office:value="10491" table:style-name="ce6">
            <text:p>10,491<text:s/></text:p>
          </table:table-cell>
          <table:table-cell office:value-type="float" office:value="6004" table:style-name="ce6">
            <text:p>6,004<text:s/></text:p>
          </table:table-cell>
          <table:table-cell office:value-type="float" office:value="5383" table:style-name="ce6">
            <text:p>5,383<text:s/></text:p>
          </table:table-cell>
          <table:table-cell office:value-type="float" office:value="2020" table:style-name="ce6">
            <text:p>2,020<text:s/></text:p>
          </table:table-cell>
          <table:table-cell office:value-type="float" office:value="1603" table:style-name="ce6">
            <text:p>1,603<text:s/></text:p>
          </table:table-cell>
          <table:table-cell office:value-type="float" office:value="5971" table:style-name="ce6">
            <text:p>5,971<text:s/></text:p>
          </table:table-cell>
          <table:table-cell office:value-type="float" office:value="1093" table:style-name="ce6">
            <text:p>1,093<text:s/></text:p>
          </table:table-cell>
          <table:table-cell office:value-type="float" office:value="1859" table:style-name="ce6">
            <text:p>1,859<text:s/></text:p>
          </table:table-cell>
          <table:table-cell office:value-type="float" office:value="1184" table:style-name="ce6">
            <text:p>1,184<text:s/></text:p>
          </table:table-cell>
          <table:table-cell office:value-type="float" office:value="3048" table:style-name="ce6">
            <text:p>3,048<text:s/></text:p>
          </table:table-cell>
          <table:table-cell office:value-type="float" office:value="4203" table:style-name="ce6">
            <text:p>4,203<text:s/></text:p>
          </table:table-cell>
          <table:table-cell office:value-type="float" office:value="8008" table:style-name="ce6">
            <text:p>8,008<text:s/></text:p>
          </table:table-cell>
          <table:table-cell office:value-type="float" office:value="7783" table:style-name="ce6">
            <text:p>7,783<text:s/></text:p>
          </table:table-cell>
          <table:table-cell office:value-type="float" office:value="1992" table:style-name="ce6">
            <text:p>1,992<text:s/></text:p>
          </table:table-cell>
          <table:table-cell office:value-type="float" office:value="4200" table:style-name="ce6">
            <text:p>4,200<text:s/></text:p>
          </table:table-cell>
          <table:table-cell office:value-type="float" office:value="1300" table:style-name="ce6">
            <text:p>1,300<text:s/></text:p>
          </table:table-cell>
          <table:table-cell office:value-type="float" office:value="3455" table:style-name="ce6">
            <text:p>3,455<text:s/></text:p>
          </table:table-cell>
          <table:table-cell office:value-type="float" office:value="3557" table:style-name="ce6">
            <text:p>3,557<text:s/></text:p>
          </table:table-cell>
          <table:table-cell office:value-type="float" office:value="2514" table:style-name="ce6">
            <text:p>2,514<text:s/></text:p>
          </table:table-cell>
          <table:table-cell office:value-type="float" office:value="13422" table:style-name="ce6">
            <text:p>13,422<text:s/></text:p>
          </table:table-cell>
          <table:table-cell office:value-type="float" office:value="1606" table:style-name="ce6">
            <text:p>1,606<text:s/></text:p>
          </table:table-cell>
          <table:table-cell office:value-type="float" office:value="5278" table:style-name="ce6">
            <text:p>5,278<text:s/></text:p>
          </table:table-cell>
          <table:table-cell office:value-type="float" office:value="6406" table:style-name="ce6">
            <text:p>6,406<text:s/></text:p>
          </table:table-cell>
          <table:table-cell office:value-type="float" office:value="7662" table:style-name="ce6">
            <text:p>7,662<text:s/></text:p>
          </table:table-cell>
          <table:table-cell office:value-type="float" office:value="11700" table:style-name="ce6">
            <text:p>11,700<text:s/></text:p>
          </table:table-cell>
          <table:table-cell office:value-type="float" office:value="7375" table:style-name="ce6">
            <text:p>7,375<text:s/></text:p>
          </table:table-cell>
          <table:table-cell office:value-type="float" office:value="4867" table:style-name="ce6">
            <text:p>4,867<text:s/></text:p>
          </table:table-cell>
          <table:table-cell office:value-type="float" office:value="9491" table:style-name="ce6">
            <text:p>9,491<text:s/></text:p>
          </table:table-cell>
          <table:table-cell office:value-type="float" office:value="7641" table:style-name="ce6">
            <text:p>7,641<text:s/></text:p>
          </table:table-cell>
          <table:table-cell office:value-type="float" office:value="14359" table:style-name="ce6">
            <text:p>14,359<text:s/></text:p>
          </table:table-cell>
          <table:table-cell office:value-type="float" office:value="10567" table:style-name="ce6">
            <text:p>10,567<text:s/></text:p>
          </table:table-cell>
          <table:table-cell office:value-type="float" office:value="4265" table:style-name="ce6">
            <text:p>4,265<text:s/></text:p>
          </table:table-cell>
          <table:table-cell office:value-type="float" office:value="17312" table:style-name="ce6">
            <text:p>17,312<text:s/></text:p>
          </table:table-cell>
          <table:table-cell office:value-type="float" office:value="12583" table:style-name="ce6">
            <text:p>12,583<text:s/></text:p>
          </table:table-cell>
          <table:table-cell office:value-type="float" office:value="12981" table:style-name="ce6">
            <text:p>12,981<text:s/></text:p>
          </table:table-cell>
          <table:table-cell office:value-type="float" office:value="10155" table:style-name="ce6">
            <text:p>10,155<text:s/></text:p>
          </table:table-cell>
          <table:table-cell office:value-type="float" office:value="13376" table:style-name="ce6">
            <text:p>13,376<text:s/></text:p>
          </table:table-cell>
          <table:table-cell office:value-type="float" office:value="52581" table:style-name="ce6">
            <text:p>52,581<text:s/></text:p>
          </table:table-cell>
          <table:table-cell office:value-type="float" office:value="17948" table:style-name="ce6">
            <text:p>17,948<text:s/></text:p>
          </table:table-cell>
          <table:table-cell office:value-type="float" office:value="10546" table:style-name="ce6">
            <text:p>10,546<text:s/></text:p>
          </table:table-cell>
          <table:table-cell office:value-type="float" office:value="10666" table:style-name="ce6">
            <text:p>10,666<text:s/></text:p>
          </table:table-cell>
          <table:table-cell office:value-type="float" office:value="11601" table:style-name="ce6">
            <text:p>11,601<text:s/></text:p>
          </table:table-cell>
          <table:table-cell office:value-type="float" office:value="9041" table:style-name="ce6">
            <text:p>9,041<text:s/></text:p>
          </table:table-cell>
          <table:table-cell office:value-type="float" office:value="10709" table:style-name="ce6">
            <text:p>10,709<text:s/></text:p>
          </table:table-cell>
          <table:table-cell office:value-type="float" office:value="11111" table:style-name="ce6">
            <text:p>11,111<text:s/></text:p>
          </table:table-cell>
          <table:table-cell office:value-type="float" office:value="5545" table:style-name="ce6">
            <text:p>5,545<text:s/></text:p>
          </table:table-cell>
          <table:table-cell office:value-type="float" office:value="14092" table:style-name="ce6">
            <text:p>14,092<text:s/></text:p>
          </table:table-cell>
          <table:table-cell office:value-type="float" office:value="3518" table:style-name="ce6">
            <text:p>3,518<text:s/></text:p>
          </table:table-cell>
          <table:table-cell office:value-type="float" office:value="3865" table:style-name="ce6">
            <text:p>3,865<text:s/></text:p>
          </table:table-cell>
          <table:table-cell office:value-type="float" office:value="8386" table:style-name="ce6">
            <text:p>8,386<text:s/></text:p>
          </table:table-cell>
          <table:table-cell office:value-type="float" office:value="1553" table:style-name="ce6">
            <text:p>1,553<text:s/></text:p>
          </table:table-cell>
          <table:table-cell office:value-type="float" office:value="1942" table:style-name="ce6">
            <text:p>1,942<text:s/></text:p>
          </table:table-cell>
          <table:table-cell office:value-type="float" office:value="1705" table:style-name="ce6">
            <text:p>1,705<text:s/></text:p>
          </table:table-cell>
          <table:table-cell office:value-type="float" office:value="4861" table:style-name="ce6">
            <text:p>4,861<text:s/></text:p>
          </table:table-cell>
          <table:table-cell office:value-type="float" office:value="4913" table:style-name="ce6">
            <text:p>4,913<text:s/></text:p>
          </table:table-cell>
          <table:table-cell office:value-type="float" office:value="6097" table:style-name="ce6">
            <text:p>6,097<text:s/></text:p>
          </table:table-cell>
          <table:table-cell office:value-type="float" office:value="12985" table:style-name="ce6">
            <text:p>12,985<text:s/></text:p>
          </table:table-cell>
          <table:table-cell office:value-type="float" office:value="4665" table:style-name="ce6">
            <text:p>4,665<text:s/></text:p>
          </table:table-cell>
          <table:table-cell office:value-type="float" office:value="6359" table:style-name="ce6">
            <text:p>6,359<text:s/></text:p>
          </table:table-cell>
          <table:table-cell office:value-type="float" office:value="4099" table:style-name="ce6">
            <text:p>4,099<text:s/></text:p>
          </table:table-cell>
          <table:table-cell office:value-type="float" office:value="11384" table:style-name="ce6">
            <text:p>11,384<text:s/></text:p>
          </table:table-cell>
          <table:table-cell office:value-type="float" office:value="11856" table:style-name="ce6">
            <text:p>11,856<text:s/></text:p>
          </table:table-cell>
          <table:table-cell office:value-type="float" office:value="12436" table:style-name="ce6">
            <text:p>12,436<text:s/></text:p>
          </table:table-cell>
          <table:table-cell office:value-type="float" office:value="18682" table:style-name="ce6">
            <text:p>18,682<text:s/></text:p>
          </table:table-cell>
          <table:table-cell office:value-type="float" office:value="18892" table:style-name="ce6">
            <text:p>18,892<text:s/></text:p>
          </table:table-cell>
          <table:table-cell office:value-type="float" office:value="13372" table:style-name="ce6">
            <text:p>13,372<text:s/></text:p>
          </table:table-cell>
          <table:table-cell office:value-type="float" office:value="9587" table:style-name="ce6">
            <text:p>9,587<text:s/></text:p>
          </table:table-cell>
          <table:table-cell office:value-type="float" office:value="21971" table:style-name="ce6">
            <text:p>21,971<text:s/></text:p>
          </table:table-cell>
          <table:table-cell office:value-type="float" office:value="8611" table:style-name="ce6">
            <text:p>8,611<text:s/></text:p>
          </table:table-cell>
          <table:table-cell office:value-type="float" office:value="13657" table:style-name="ce6">
            <text:p>13,657<text:s/></text:p>
          </table:table-cell>
          <table:table-cell office:value-type="float" office:value="14377" table:style-name="ce6">
            <text:p>14,377<text:s/></text:p>
          </table:table-cell>
          <table:table-cell office:value-type="float" office:value="9002" table:style-name="ce6">
            <text:p>9,002<text:s/></text:p>
          </table:table-cell>
          <table:table-cell office:value-type="float" office:value="27208" table:style-name="ce6">
            <text:p>27,208<text:s/></text:p>
          </table:table-cell>
          <table:table-cell office:value-type="float" office:value="9498" table:style-name="ce6">
            <text:p>9,498<text:s/></text:p>
          </table:table-cell>
          <table:table-cell office:value-type="float" office:value="8069" table:style-name="ce6">
            <text:p>8,069<text:s/></text:p>
          </table:table-cell>
          <table:table-cell office:value-type="float" office:value="8170" table:style-name="ce6">
            <text:p>8,170<text:s/></text:p>
          </table:table-cell>
          <table:table-cell office:value-type="float" office:value="9109" table:style-name="ce6">
            <text:p>9,109<text:s/></text:p>
          </table:table-cell>
          <table:table-cell office:value-type="float" office:value="5510" table:style-name="ce6">
            <text:p>5,510<text:s/></text:p>
          </table:table-cell>
          <table:table-cell office:value-type="float" office:value="10924" table:style-name="ce6">
            <text:p>10,924<text:s/></text:p>
          </table:table-cell>
          <table:table-cell office:value-type="float" office:value="9737" table:style-name="ce6">
            <text:p>9,737<text:s/></text:p>
          </table:table-cell>
          <table:table-cell office:value-type="float" office:value="3457" table:style-name="ce6">
            <text:p>3,457<text:s/></text:p>
          </table:table-cell>
          <table:table-cell office:value-type="float" office:value="5784" table:style-name="ce6">
            <text:p>5,784<text:s/></text:p>
          </table:table-cell>
          <table:table-cell office:value-type="float" office:value="19587" table:style-name="ce6">
            <text:p>19,587<text:s/></text:p>
          </table:table-cell>
          <table:table-cell office:value-type="float" office:value="9960" table:style-name="ce6">
            <text:p>9,960<text:s/></text:p>
          </table:table-cell>
          <table:table-cell office:value-type="float" office:value="11789" table:style-name="ce6">
            <text:p>11,789<text:s/></text:p>
          </table:table-cell>
          <table:table-cell office:value-type="float" office:value="11498" table:style-name="ce6">
            <text:p>11,498<text:s/></text:p>
          </table:table-cell>
          <table:table-cell office:value-type="float" office:value="4344" table:style-name="ce6">
            <text:p>4,344<text:s/></text:p>
          </table:table-cell>
          <table:table-cell office:value-type="float" office:value="5335" table:style-name="ce6">
            <text:p>5,335<text:s/></text:p>
          </table:table-cell>
          <table:table-cell office:value-type="float" office:value="3206" table:style-name="ce6">
            <text:p>3,206<text:s/></text:p>
          </table:table-cell>
          <table:table-cell office:value-type="float" office:value="3033" table:style-name="ce6">
            <text:p>3,033<text:s/></text:p>
          </table:table-cell>
          <table:table-cell office:value-type="float" office:value="3248" table:style-name="ce6">
            <text:p>3,248<text:s/></text:p>
          </table:table-cell>
          <table:table-cell office:value-type="float" office:value="5207" table:style-name="ce6">
            <text:p>5,207<text:s/></text:p>
          </table:table-cell>
          <table:table-cell office:value-type="float" office:value="5108" table:style-name="ce6">
            <text:p>5,108<text:s/></text:p>
          </table:table-cell>
          <table:table-cell office:value-type="float" office:value="5351" table:style-name="ce6">
            <text:p>5,351<text:s/></text:p>
          </table:table-cell>
          <table:table-cell office:value-type="float" office:value="7930" table:style-name="ce6">
            <text:p>7,930<text:s/></text:p>
          </table:table-cell>
          <table:table-cell office:value-type="float" office:value="13613" table:style-name="ce6">
            <text:p>13,613<text:s/></text:p>
          </table:table-cell>
          <table:table-cell office:value-type="float" office:value="9951" table:style-name="ce6">
            <text:p>9,951<text:s/></text:p>
          </table:table-cell>
          <table:table-cell office:value-type="float" office:value="6403" table:style-name="ce6">
            <text:p>6,403<text:s/></text:p>
          </table:table-cell>
          <table:table-cell office:value-type="float" office:value="6124" table:style-name="ce6">
            <text:p>6,124<text:s/></text:p>
          </table:table-cell>
          <table:table-cell office:value-type="float" office:value="6321" table:style-name="ce6">
            <text:p>6,321<text:s/></text:p>
          </table:table-cell>
          <table:table-cell office:value-type="float" office:value="6211" table:style-name="ce6">
            <text:p>6,211<text:s/></text:p>
          </table:table-cell>
          <table:table-cell office:value-type="float" office:value="6217" table:style-name="ce6">
            <text:p>6,217<text:s/></text:p>
          </table:table-cell>
          <table:table-cell office:value-type="float" office:value="5207" table:style-name="ce6">
            <text:p>5,207<text:s/></text:p>
          </table:table-cell>
          <table:table-cell office:value-type="float" office:value="5047" table:style-name="ce6">
            <text:p>5,047<text:s/></text:p>
          </table:table-cell>
          <table:table-cell office:value-type="float" office:value="746" table:style-name="ce6">
            <text:p>746<text:s/></text:p>
          </table:table-cell>
          <table:table-cell office:value-type="float" office:value="1313" table:style-name="ce6">
            <text:p>1,313<text:s/></text:p>
          </table:table-cell>
          <table:table-cell office:value-type="float" office:value="2044" table:style-name="ce6">
            <text:p>2,044<text:s/></text:p>
          </table:table-cell>
          <table:table-cell office:value-type="float" office:value="2624" table:style-name="ce6">
            <text:p>2,624<text:s/></text:p>
          </table:table-cell>
          <table:table-cell office:value-type="float" office:value="1401" table:style-name="ce6">
            <text:p>1,401<text:s/></text:p>
          </table:table-cell>
          <table:table-cell office:value-type="float" office:value="2074" table:style-name="ce6">
            <text:p>2,074<text:s/></text:p>
          </table:table-cell>
          <table:table-cell office:value-type="float" office:value="1530" table:style-name="ce6">
            <text:p>1,530<text:s/></text:p>
          </table:table-cell>
          <table:table-cell office:value-type="float" office:value="4236" table:style-name="ce6">
            <text:p>4,236<text:s/></text:p>
          </table:table-cell>
          <table:table-cell office:value-type="float" office:value="1260" table:style-name="ce6">
            <text:p>1,260<text:s/></text:p>
          </table:table-cell>
          <table:table-cell office:value-type="float" office:value="2020" table:style-name="ce6">
            <text:p>2,020<text:s/></text:p>
          </table:table-cell>
          <table:table-cell office:value-type="float" office:value="2437" table:style-name="ce6">
            <text:p>2,437<text:s/></text:p>
          </table:table-cell>
          <table:table-cell table:number-columns-repeated="16264"/>
        </table:table-row>
        <table:table-row table:style-name="ro2">
          <table:table-cell office:value-type="date" office:date-value="2021-07-31T00:00:00" table:style-name="ce5">
            <text:p>2021/7/31</text:p>
          </table:table-cell>
          <table:table-cell office:value-type="float" office:value="708" table:style-name="ce6">
            <text:p>708<text:s/></text:p>
          </table:table-cell>
          <table:table-cell office:value-type="float" office:value="2900" table:style-name="ce6">
            <text:p>2,900<text:s/></text:p>
          </table:table-cell>
          <table:table-cell office:value-type="float" office:value="6076" table:style-name="ce6">
            <text:p>6,076<text:s/></text:p>
          </table:table-cell>
          <table:table-cell office:value-type="float" office:value="13672" table:style-name="ce6">
            <text:p>13,672<text:s/></text:p>
          </table:table-cell>
          <table:table-cell office:value-type="float" office:value="4524" table:style-name="ce6">
            <text:p>4,524<text:s/></text:p>
          </table:table-cell>
          <table:table-cell office:value-type="float" office:value="2909" table:style-name="ce6">
            <text:p>2,909<text:s/></text:p>
          </table:table-cell>
          <table:table-cell office:value-type="float" office:value="2530" table:style-name="ce6">
            <text:p>2,530<text:s/></text:p>
          </table:table-cell>
          <table:table-cell office:value-type="float" office:value="1249" table:style-name="ce6">
            <text:p>1,249<text:s/></text:p>
          </table:table-cell>
          <table:table-cell office:value-type="float" office:value="807" table:style-name="ce6">
            <text:p>807<text:s/></text:p>
          </table:table-cell>
          <table:table-cell office:value-type="float" office:value="2887" table:style-name="ce6">
            <text:p>2,887<text:s/></text:p>
          </table:table-cell>
          <table:table-cell office:value-type="float" office:value="493" table:style-name="ce6">
            <text:p>493<text:s/></text:p>
          </table:table-cell>
          <table:table-cell office:value-type="float" office:value="1026" table:style-name="ce6">
            <text:p>1,026<text:s/></text:p>
          </table:table-cell>
          <table:table-cell office:value-type="float" office:value="608" table:style-name="ce6">
            <text:p>608<text:s/></text:p>
          </table:table-cell>
          <table:table-cell office:value-type="float" office:value="1629" table:style-name="ce6">
            <text:p>1,629<text:s/></text:p>
          </table:table-cell>
          <table:table-cell office:value-type="float" office:value="2228" table:style-name="ce6">
            <text:p>2,228<text:s/></text:p>
          </table:table-cell>
          <table:table-cell office:value-type="float" office:value="1652" table:style-name="ce6">
            <text:p>1,652<text:s/></text:p>
          </table:table-cell>
          <table:table-cell office:value-type="float" office:value="2157" table:style-name="ce6">
            <text:p>2,157<text:s/></text:p>
          </table:table-cell>
          <table:table-cell office:value-type="float" office:value="1115" table:style-name="ce6">
            <text:p>1,115<text:s/></text:p>
          </table:table-cell>
          <table:table-cell office:value-type="float" office:value="2490" table:style-name="ce6">
            <text:p>2,490<text:s/></text:p>
          </table:table-cell>
          <table:table-cell office:value-type="float" office:value="757" table:style-name="ce6">
            <text:p>757<text:s/></text:p>
          </table:table-cell>
          <table:table-cell office:value-type="float" office:value="1585" table:style-name="ce6">
            <text:p>1,585<text:s/></text:p>
          </table:table-cell>
          <table:table-cell office:value-type="float" office:value="1844" table:style-name="ce6">
            <text:p>1,844<text:s/></text:p>
          </table:table-cell>
          <table:table-cell office:value-type="float" office:value="605" table:style-name="ce6">
            <text:p>605<text:s/></text:p>
          </table:table-cell>
          <table:table-cell office:value-type="float" office:value="5317" table:style-name="ce6">
            <text:p>5,317<text:s/></text:p>
          </table:table-cell>
          <table:table-cell office:value-type="float" office:value="1160" table:style-name="ce6">
            <text:p>1,160<text:s/></text:p>
          </table:table-cell>
          <table:table-cell office:value-type="float" office:value="3511" table:style-name="ce6">
            <text:p>3,511<text:s/></text:p>
          </table:table-cell>
          <table:table-cell office:value-type="float" office:value="3109" table:style-name="ce6">
            <text:p>3,109<text:s/></text:p>
          </table:table-cell>
          <table:table-cell office:value-type="float" office:value="4331" table:style-name="ce6">
            <text:p>4,331<text:s/></text:p>
          </table:table-cell>
          <table:table-cell office:value-type="float" office:value="5337" table:style-name="ce6">
            <text:p>5,337<text:s/></text:p>
          </table:table-cell>
          <table:table-cell office:value-type="float" office:value="4683" table:style-name="ce6">
            <text:p>4,683<text:s/></text:p>
          </table:table-cell>
          <table:table-cell office:value-type="float" office:value="3114" table:style-name="ce6">
            <text:p>3,114<text:s/></text:p>
          </table:table-cell>
          <table:table-cell office:value-type="float" office:value="5751" table:style-name="ce6">
            <text:p>5,751<text:s/></text:p>
          </table:table-cell>
          <table:table-cell office:value-type="float" office:value="4469" table:style-name="ce6">
            <text:p>4,469<text:s/></text:p>
          </table:table-cell>
          <table:table-cell office:value-type="float" office:value="7391" table:style-name="ce6">
            <text:p>7,391<text:s/></text:p>
          </table:table-cell>
          <table:table-cell office:value-type="float" office:value="4189" table:style-name="ce6">
            <text:p>4,189<text:s/></text:p>
          </table:table-cell>
          <table:table-cell office:value-type="float" office:value="1036" table:style-name="ce6">
            <text:p>1,036<text:s/></text:p>
          </table:table-cell>
          <table:table-cell office:value-type="float" office:value="9913" table:style-name="ce6">
            <text:p>9,913<text:s/></text:p>
          </table:table-cell>
          <table:table-cell office:value-type="float" office:value="6531" table:style-name="ce6">
            <text:p>6,531<text:s/></text:p>
          </table:table-cell>
          <table:table-cell office:value-type="float" office:value="6653" table:style-name="ce6">
            <text:p>6,653<text:s/></text:p>
          </table:table-cell>
          <table:table-cell office:value-type="float" office:value="5803" table:style-name="ce6">
            <text:p>5,803<text:s/></text:p>
          </table:table-cell>
          <table:table-cell office:value-type="float" office:value="2916" table:style-name="ce6">
            <text:p>2,916<text:s/></text:p>
          </table:table-cell>
          <table:table-cell office:value-type="float" office:value="30287" table:style-name="ce6">
            <text:p>30,287<text:s/></text:p>
          </table:table-cell>
          <table:table-cell office:value-type="float" office:value="11776" table:style-name="ce6">
            <text:p>11,776<text:s/></text:p>
          </table:table-cell>
          <table:table-cell office:value-type="float" office:value="5694" table:style-name="ce6">
            <text:p>5,694<text:s/></text:p>
          </table:table-cell>
          <table:table-cell office:value-type="float" office:value="4679" table:style-name="ce6">
            <text:p>4,679<text:s/></text:p>
          </table:table-cell>
          <table:table-cell office:value-type="float" office:value="6274" table:style-name="ce6">
            <text:p>6,274<text:s/></text:p>
          </table:table-cell>
          <table:table-cell office:value-type="float" office:value="5785" table:style-name="ce6">
            <text:p>5,785<text:s/></text:p>
          </table:table-cell>
          <table:table-cell office:value-type="float" office:value="6554" table:style-name="ce6">
            <text:p>6,554<text:s/></text:p>
          </table:table-cell>
          <table:table-cell office:value-type="float" office:value="5805" table:style-name="ce6">
            <text:p>5,805<text:s/></text:p>
          </table:table-cell>
          <table:table-cell office:value-type="float" office:value="3110" table:style-name="ce6">
            <text:p>3,110<text:s/></text:p>
          </table:table-cell>
          <table:table-cell office:value-type="float" office:value="6760" table:style-name="ce6">
            <text:p>6,760<text:s/></text:p>
          </table:table-cell>
          <table:table-cell office:value-type="float" office:value="2045" table:style-name="ce6">
            <text:p>2,045<text:s/></text:p>
          </table:table-cell>
          <table:table-cell office:value-type="float" office:value="1835" table:style-name="ce6">
            <text:p>1,835<text:s/></text:p>
          </table:table-cell>
          <table:table-cell office:value-type="float" office:value="4995" table:style-name="ce6">
            <text:p>4,995<text:s/></text:p>
          </table:table-cell>
          <table:table-cell office:value-type="float" office:value="1154" table:style-name="ce6">
            <text:p>1,154<text:s/></text:p>
          </table:table-cell>
          <table:table-cell office:value-type="float" office:value="1101" table:style-name="ce6">
            <text:p>1,101<text:s/></text:p>
          </table:table-cell>
          <table:table-cell office:value-type="float" office:value="657" table:style-name="ce6">
            <text:p>657<text:s/></text:p>
          </table:table-cell>
          <table:table-cell office:value-type="float" office:value="2826" table:style-name="ce6">
            <text:p>2,826<text:s/></text:p>
          </table:table-cell>
          <table:table-cell office:value-type="float" office:value="3119" table:style-name="ce6">
            <text:p>3,119<text:s/></text:p>
          </table:table-cell>
          <table:table-cell office:value-type="float" office:value="3676" table:style-name="ce6">
            <text:p>3,676<text:s/></text:p>
          </table:table-cell>
          <table:table-cell office:value-type="float" office:value="8820" table:style-name="ce6">
            <text:p>8,820<text:s/></text:p>
          </table:table-cell>
          <table:table-cell office:value-type="float" office:value="2257" table:style-name="ce6">
            <text:p>2,257<text:s/></text:p>
          </table:table-cell>
          <table:table-cell office:value-type="float" office:value="3085" table:style-name="ce6">
            <text:p>3,085<text:s/></text:p>
          </table:table-cell>
          <table:table-cell office:value-type="float" office:value="2119" table:style-name="ce6">
            <text:p>2,119<text:s/></text:p>
          </table:table-cell>
          <table:table-cell office:value-type="float" office:value="5776" table:style-name="ce6">
            <text:p>5,776<text:s/></text:p>
          </table:table-cell>
          <table:table-cell office:value-type="float" office:value="6022" table:style-name="ce6">
            <text:p>6,022<text:s/></text:p>
          </table:table-cell>
          <table:table-cell office:value-type="float" office:value="7045" table:style-name="ce6">
            <text:p>7,045<text:s/></text:p>
          </table:table-cell>
          <table:table-cell office:value-type="float" office:value="10271" table:style-name="ce6">
            <text:p>10,271<text:s/></text:p>
          </table:table-cell>
          <table:table-cell office:value-type="float" office:value="9723" table:style-name="ce6">
            <text:p>9,723<text:s/></text:p>
          </table:table-cell>
          <table:table-cell office:value-type="float" office:value="7242" table:style-name="ce6">
            <text:p>7,242<text:s/></text:p>
          </table:table-cell>
          <table:table-cell office:value-type="float" office:value="5754" table:style-name="ce6">
            <text:p>5,754<text:s/></text:p>
          </table:table-cell>
          <table:table-cell office:value-type="float" office:value="13146" table:style-name="ce6">
            <text:p>13,146<text:s/></text:p>
          </table:table-cell>
          <table:table-cell office:value-type="float" office:value="2943" table:style-name="ce6">
            <text:p>2,943<text:s/></text:p>
          </table:table-cell>
          <table:table-cell office:value-type="float" office:value="7792" table:style-name="ce6">
            <text:p>7,792<text:s/></text:p>
          </table:table-cell>
          <table:table-cell office:value-type="float" office:value="7728" table:style-name="ce6">
            <text:p>7,728<text:s/></text:p>
          </table:table-cell>
          <table:table-cell office:value-type="float" office:value="3997" table:style-name="ce6">
            <text:p>3,997<text:s/></text:p>
          </table:table-cell>
          <table:table-cell office:value-type="float" office:value="14299" table:style-name="ce6">
            <text:p>14,299<text:s/></text:p>
          </table:table-cell>
          <table:table-cell office:value-type="float" office:value="5291" table:style-name="ce6">
            <text:p>5,291<text:s/></text:p>
          </table:table-cell>
          <table:table-cell office:value-type="float" office:value="4577" table:style-name="ce6">
            <text:p>4,577<text:s/></text:p>
          </table:table-cell>
          <table:table-cell office:value-type="float" office:value="3019" table:style-name="ce6">
            <text:p>3,019<text:s/></text:p>
          </table:table-cell>
          <table:table-cell office:value-type="float" office:value="4686" table:style-name="ce6">
            <text:p>4,686<text:s/></text:p>
          </table:table-cell>
          <table:table-cell office:value-type="float" office:value="2288" table:style-name="ce6">
            <text:p>2,288<text:s/></text:p>
          </table:table-cell>
          <table:table-cell office:value-type="float" office:value="5150" table:style-name="ce6">
            <text:p>5,150<text:s/></text:p>
          </table:table-cell>
          <table:table-cell office:value-type="float" office:value="4086" table:style-name="ce6">
            <text:p>4,086<text:s/></text:p>
          </table:table-cell>
          <table:table-cell office:value-type="float" office:value="2713" table:style-name="ce6">
            <text:p>2,713<text:s/></text:p>
          </table:table-cell>
          <table:table-cell office:value-type="float" office:value="2424" table:style-name="ce6">
            <text:p>2,424<text:s/></text:p>
          </table:table-cell>
          <table:table-cell office:value-type="float" office:value="4888" table:style-name="ce6">
            <text:p>4,888<text:s/></text:p>
          </table:table-cell>
          <table:table-cell office:value-type="float" office:value="3316" table:style-name="ce6">
            <text:p>3,316<text:s/></text:p>
          </table:table-cell>
          <table:table-cell office:value-type="float" office:value="4391" table:style-name="ce6">
            <text:p>4,391<text:s/></text:p>
          </table:table-cell>
          <table:table-cell office:value-type="float" office:value="4509" table:style-name="ce6">
            <text:p>4,509<text:s/></text:p>
          </table:table-cell>
          <table:table-cell office:value-type="float" office:value="2297" table:style-name="ce6">
            <text:p>2,297<text:s/></text:p>
          </table:table-cell>
          <table:table-cell office:value-type="float" office:value="2727" table:style-name="ce6">
            <text:p>2,727<text:s/></text:p>
          </table:table-cell>
          <table:table-cell office:value-type="float" office:value="1840" table:style-name="ce6">
            <text:p>1,840<text:s/></text:p>
          </table:table-cell>
          <table:table-cell office:value-type="float" office:value="983" table:style-name="ce6">
            <text:p>983<text:s/></text:p>
          </table:table-cell>
          <table:table-cell office:value-type="float" office:value="1807" table:style-name="ce6">
            <text:p>1,807<text:s/></text:p>
          </table:table-cell>
          <table:table-cell office:value-type="float" office:value="2957" table:style-name="ce6">
            <text:p>2,957<text:s/></text:p>
          </table:table-cell>
          <table:table-cell office:value-type="float" office:value="3308" table:style-name="ce6">
            <text:p>3,308<text:s/></text:p>
          </table:table-cell>
          <table:table-cell office:value-type="float" office:value="3083" table:style-name="ce6">
            <text:p>3,083<text:s/></text:p>
          </table:table-cell>
          <table:table-cell office:value-type="float" office:value="4217" table:style-name="ce6">
            <text:p>4,217<text:s/></text:p>
          </table:table-cell>
          <table:table-cell office:value-type="float" office:value="5707" table:style-name="ce6">
            <text:p>5,707<text:s/></text:p>
          </table:table-cell>
          <table:table-cell office:value-type="float" office:value="5755" table:style-name="ce6">
            <text:p>5,755<text:s/></text:p>
          </table:table-cell>
          <table:table-cell office:value-type="float" office:value="3238" table:style-name="ce6">
            <text:p>3,238<text:s/></text:p>
          </table:table-cell>
          <table:table-cell office:value-type="float" office:value="2930" table:style-name="ce6">
            <text:p>2,930<text:s/></text:p>
          </table:table-cell>
          <table:table-cell office:value-type="float" office:value="3219" table:style-name="ce6">
            <text:p>3,219<text:s/></text:p>
          </table:table-cell>
          <table:table-cell office:value-type="float" office:value="3172" table:style-name="ce6">
            <text:p>3,172<text:s/></text:p>
          </table:table-cell>
          <table:table-cell office:value-type="float" office:value="3592" table:style-name="ce6">
            <text:p>3,592<text:s/></text:p>
          </table:table-cell>
          <table:table-cell office:value-type="float" office:value="2620" table:style-name="ce6">
            <text:p>2,620<text:s/></text:p>
          </table:table-cell>
          <table:table-cell office:value-type="float" office:value="2710" table:style-name="ce6">
            <text:p>2,710<text:s/></text:p>
          </table:table-cell>
          <table:table-cell office:value-type="float" office:value="259" table:style-name="ce6">
            <text:p>259<text:s/></text:p>
          </table:table-cell>
          <table:table-cell office:value-type="float" office:value="806" table:style-name="ce6">
            <text:p>806<text:s/></text:p>
          </table:table-cell>
          <table:table-cell office:value-type="float" office:value="1115" table:style-name="ce6">
            <text:p>1,115<text:s/></text:p>
          </table:table-cell>
          <table:table-cell office:value-type="float" office:value="1717" table:style-name="ce6">
            <text:p>1,717<text:s/></text:p>
          </table:table-cell>
          <table:table-cell office:value-type="float" office:value="474" table:style-name="ce6">
            <text:p>474<text:s/></text:p>
          </table:table-cell>
          <table:table-cell office:value-type="float" office:value="525" table:style-name="ce6">
            <text:p>525<text:s/></text:p>
          </table:table-cell>
          <table:table-cell office:value-type="float" office:value="723" table:style-name="ce6">
            <text:p>723<text:s/></text:p>
          </table:table-cell>
          <table:table-cell office:value-type="float" office:value="2537" table:style-name="ce6">
            <text:p>2,537<text:s/></text:p>
          </table:table-cell>
          <table:table-cell office:value-type="float" office:value="781" table:style-name="ce6">
            <text:p>781<text:s/></text:p>
          </table:table-cell>
          <table:table-cell office:value-type="float" office:value="1321" table:style-name="ce6">
            <text:p>1,321<text:s/></text:p>
          </table:table-cell>
          <table:table-cell office:value-type="float" office:value="1095" table:style-name="ce6">
            <text:p>1,095<text:s/></text:p>
          </table:table-cell>
          <table:table-cell table:number-columns-repeated="16264"/>
        </table:table-row>
        <table:table-row table:style-name="ro3">
          <table:table-cell/>
          <table:table-cell table:number-columns-repeated="119" table:style-name="ce8"/>
          <table:table-cell table:number-columns-repeated="16264" table:style-name="ce1"/>
        </table:table-row>
        <table:table-row table:number-rows-repeated="2" table:style-name="ro3">
          <table:table-cell/>
          <table:table-cell table:number-columns-repeated="120" table:style-name="ce8"/>
          <table:table-cell table:number-columns-repeated="16263"/>
        </table:table-row>
        <table:table-row table:style-name="ro4">
          <table:table-cell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0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1"/>
          <table:table-cell table:number-columns-repeated="16263"/>
        </table:table-row>
        <table:table-row table:number-rows-repeated="3" table:style-name="ro3">
          <table:table-cell/>
          <table:table-cell table:number-columns-repeated="119" table:style-name="ce8"/>
          <table:table-cell table:number-columns-repeated="16264" table:style-name="ce1"/>
        </table:table-row>
        <table:table-row table:style-name="ro5">
          <table:table-cell/>
          <table:table-cell table:style-name="ce9"/>
          <table:table-cell table:number-columns-repeated="118" table:style-name="ce8"/>
          <table:table-cell table:number-columns-repeated="16264" table:style-name="ce1"/>
        </table:table-row>
        <table:table-row table:number-rows-repeated="1048536" table:style-name="ro6">
          <table:table-cell table:number-columns-repeated="16384"/>
        </table:table-row>
        <table:named-expressions>
          <table:named-range table:name="Print_Titles" table:cell-range-address="出站資料.$A$1:出站資料.$A$1048576" table:base-cell-address="出站資料.$A$1"/>
        </table:named-expressions>
      </table:table>
      <table:table table:name="進站資料" table:style-name="ta2">
        <table:table-column table:style-name="co1" table:default-cell-style-name="ce7"/>
        <table:table-column table:style-name="co2" table:number-columns-repeated="82" table:default-cell-style-name="ce8"/>
        <table:table-column table:style-name="co6" table:default-cell-style-name="ce8"/>
        <table:table-column table:style-name="co2" table:number-columns-repeated="36" table:default-cell-style-name="ce8"/>
        <table:table-column table:style-name="co4" table:default-cell-style-name="ce1"/>
        <table:table-column table:style-name="co5" table:number-columns-repeated="16263" table:default-cell-style-name="ce1"/>
        <table:table-row table:style-name="ro1">
          <table:table-cell office:value-type="string" table:style-name="ce2">
            <text:p>　　　　車站</text:p>
            <text:p>日期</text:p>
          </table:table-cell>
          <table:table-cell office:value-type="string" table:style-name="ce3">
            <text:p>松山機場</text:p>
          </table:table-cell>
          <table:table-cell office:value-type="string" table:style-name="ce3">
            <text:p>中山國中</text:p>
          </table:table-cell>
          <table:table-cell office:value-type="string" table:style-name="ce3">
            <text:p>南京復興</text:p>
          </table:table-cell>
          <table:table-cell office:value-type="string" table:style-name="ce3">
            <text:p>忠孝復興</text:p>
          </table:table-cell>
          <table:table-cell office:value-type="string" table:style-name="ce3">
            <text:p>大安</text:p>
          </table:table-cell>
          <table:table-cell office:value-type="string" table:style-name="ce3">
            <text:p>科技大樓</text:p>
          </table:table-cell>
          <table:table-cell office:value-type="string" table:style-name="ce3">
            <text:p>六張犁</text:p>
          </table:table-cell>
          <table:table-cell office:value-type="string" table:style-name="ce3">
            <text:p>麟光</text:p>
          </table:table-cell>
          <table:table-cell office:value-type="string" table:style-name="ce3">
            <text:p>辛亥</text:p>
          </table:table-cell>
          <table:table-cell office:value-type="string" table:style-name="ce3">
            <text:p>萬芳醫院</text:p>
          </table:table-cell>
          <table:table-cell office:value-type="string" table:style-name="ce3">
            <text:p>萬芳社區</text:p>
          </table:table-cell>
          <table:table-cell office:value-type="string" table:style-name="ce3">
            <text:p>木柵</text:p>
          </table:table-cell>
          <table:table-cell office:value-type="string" table:style-name="ce3">
            <text:p>動物園</text:p>
          </table:table-cell>
          <table:table-cell office:value-type="string" table:style-name="ce3">
            <text:p>大直</text:p>
          </table:table-cell>
          <table:table-cell office:value-type="string" table:style-name="ce3">
            <text:p>劍南路</text:p>
          </table:table-cell>
          <table:table-cell office:value-type="string" table:style-name="ce3">
            <text:p>西湖</text:p>
          </table:table-cell>
          <table:table-cell office:value-type="string" table:style-name="ce3">
            <text:p>港墘</text:p>
          </table:table-cell>
          <table:table-cell office:value-type="string" table:style-name="ce3">
            <text:p>文德</text:p>
          </table:table-cell>
          <table:table-cell office:value-type="string" table:style-name="ce3">
            <text:p>內湖</text:p>
          </table:table-cell>
          <table:table-cell office:value-type="string" table:style-name="ce3">
            <text:p>大湖公園</text:p>
          </table:table-cell>
          <table:table-cell office:value-type="string" table:style-name="ce3">
            <text:p>葫洲</text:p>
          </table:table-cell>
          <table:table-cell office:value-type="string" table:style-name="ce3">
            <text:p>東湖</text:p>
          </table:table-cell>
          <table:table-cell office:value-type="string" table:style-name="ce3">
            <text:p>南港軟體園區</text:p>
          </table:table-cell>
          <table:table-cell office:value-type="string" table:style-name="ce3">
            <text:p>南港展覽館</text:p>
          </table:table-cell>
          <table:table-cell office:value-type="string" table:style-name="ce3">
            <text:p>小碧潭</text:p>
          </table:table-cell>
          <table:table-cell office:value-type="string" table:style-name="ce3">
            <text:p>新店</text:p>
          </table:table-cell>
          <table:table-cell office:value-type="string" table:style-name="ce3">
            <text:p>新店區公所</text:p>
          </table:table-cell>
          <table:table-cell office:value-type="string" table:style-name="ce3">
            <text:p>七張</text:p>
          </table:table-cell>
          <table:table-cell office:value-type="string" table:style-name="ce3">
            <text:p>大坪林</text:p>
          </table:table-cell>
          <table:table-cell office:value-type="string" table:style-name="ce3">
            <text:p>景美</text:p>
          </table:table-cell>
          <table:table-cell office:value-type="string" table:style-name="ce3">
            <text:p>萬隆</text:p>
          </table:table-cell>
          <table:table-cell office:value-type="string" table:style-name="ce3">
            <text:p>公館</text:p>
          </table:table-cell>
          <table:table-cell office:value-type="string" table:style-name="ce3">
            <text:p>台電大樓</text:p>
          </table:table-cell>
          <table:table-cell office:value-type="string" table:style-name="ce3">
            <text:p>古亭</text:p>
          </table:table-cell>
          <table:table-cell office:value-type="string" table:style-name="ce3">
            <text:p>中正紀念堂</text:p>
          </table:table-cell>
          <table:table-cell office:value-type="string" table:style-name="ce3">
            <text:p>小南門</text:p>
          </table:table-cell>
          <table:table-cell office:value-type="string" table:style-name="ce3">
            <text:p>頂溪</text:p>
          </table:table-cell>
          <table:table-cell office:value-type="string" table:style-name="ce3">
            <text:p>永安市場</text:p>
          </table:table-cell>
          <table:table-cell office:value-type="string" table:style-name="ce3">
            <text:p>景安</text:p>
          </table:table-cell>
          <table:table-cell office:value-type="string" table:style-name="ce3">
            <text:p>南勢角</text:p>
          </table:table-cell>
          <table:table-cell office:value-type="string" table:style-name="ce3">
            <text:p>台大醫院</text:p>
          </table:table-cell>
          <table:table-cell office:value-type="string" table:style-name="ce3">
            <text:p>台北車站</text:p>
          </table:table-cell>
          <table:table-cell office:value-type="string" table:style-name="ce3">
            <text:p>中山</text:p>
          </table:table-cell>
          <table:table-cell office:value-type="string" table:style-name="ce3">
            <text:p>雙連</text:p>
          </table:table-cell>
          <table:table-cell office:value-type="string" table:style-name="ce3">
            <text:p>民權西路</text:p>
          </table:table-cell>
          <table:table-cell office:value-type="string" table:style-name="ce3">
            <text:p>圓山</text:p>
          </table:table-cell>
          <table:table-cell office:value-type="string" table:style-name="ce3">
            <text:p>劍潭</text:p>
          </table:table-cell>
          <table:table-cell office:value-type="string" table:style-name="ce3">
            <text:p>士林</text:p>
          </table:table-cell>
          <table:table-cell office:value-type="string" table:style-name="ce3">
            <text:p>芝山</text:p>
          </table:table-cell>
          <table:table-cell office:value-type="string" table:style-name="ce3">
            <text:p>明德</text:p>
          </table:table-cell>
          <table:table-cell office:value-type="string" table:style-name="ce3">
            <text:p>石牌</text:p>
          </table:table-cell>
          <table:table-cell office:value-type="string" table:style-name="ce3">
            <text:p>唭哩岸</text:p>
          </table:table-cell>
          <table:table-cell office:value-type="string" table:style-name="ce3">
            <text:p>奇岩</text:p>
          </table:table-cell>
          <table:table-cell office:value-type="string" table:style-name="ce3">
            <text:p>北投</text:p>
          </table:table-cell>
          <table:table-cell office:value-type="string" table:style-name="ce3">
            <text:p>新北投</text:p>
          </table:table-cell>
          <table:table-cell office:value-type="string" table:style-name="ce3">
            <text:p>復興崗</text:p>
          </table:table-cell>
          <table:table-cell office:value-type="string" table:style-name="ce3">
            <text:p>忠義</text:p>
          </table:table-cell>
          <table:table-cell office:value-type="string" table:style-name="ce3">
            <text:p>關渡</text:p>
          </table:table-cell>
          <table:table-cell office:value-type="string" table:style-name="ce3">
            <text:p>竹圍</text:p>
          </table:table-cell>
          <table:table-cell office:value-type="string" table:style-name="ce3">
            <text:p>紅樹林</text:p>
          </table:table-cell>
          <table:table-cell office:value-type="string" table:style-name="ce3">
            <text:p>淡水</text:p>
          </table:table-cell>
          <table:table-cell office:value-type="string" table:style-name="ce3">
            <text:p>頂埔</text:p>
          </table:table-cell>
          <table:table-cell office:value-type="string" table:style-name="ce3">
            <text:p>永寧</text:p>
          </table:table-cell>
          <table:table-cell office:value-type="string" table:style-name="ce3">
            <text:p>土城</text:p>
          </table:table-cell>
          <table:table-cell office:value-type="string" table:style-name="ce3">
            <text:p>海山</text:p>
          </table:table-cell>
          <table:table-cell office:value-type="string" table:style-name="ce3">
            <text:p>亞東醫院</text:p>
          </table:table-cell>
          <table:table-cell office:value-type="string" table:style-name="ce3">
            <text:p>府中</text:p>
          </table:table-cell>
          <table:table-cell office:value-type="string" table:style-name="ce3">
            <text:p>BL板橋</text:p>
          </table:table-cell>
          <table:table-cell office:value-type="string" table:style-name="ce3">
            <text:p>新埔</text:p>
          </table:table-cell>
          <table:table-cell office:value-type="string" table:style-name="ce3">
            <text:p>江子翠</text:p>
          </table:table-cell>
          <table:table-cell office:value-type="string" table:style-name="ce3">
            <text:p>龍山寺</text:p>
          </table:table-cell>
          <table:table-cell office:value-type="string" table:style-name="ce3">
            <text:p>西門</text:p>
          </table:table-cell>
          <table:table-cell office:value-type="string" table:style-name="ce3">
            <text:p>善導寺</text:p>
          </table:table-cell>
          <table:table-cell office:value-type="string" table:style-name="ce3">
            <text:p>忠孝新生</text:p>
          </table:table-cell>
          <table:table-cell office:value-type="string" table:style-name="ce3">
            <text:p>忠孝敦化</text:p>
          </table:table-cell>
          <table:table-cell office:value-type="string" table:style-name="ce3">
            <text:p>國父紀念館</text:p>
          </table:table-cell>
          <table:table-cell office:value-type="string" table:style-name="ce3">
            <text:p>市政府</text:p>
          </table:table-cell>
          <table:table-cell office:value-type="string" table:style-name="ce3">
            <text:p>永春</text:p>
          </table:table-cell>
          <table:table-cell office:value-type="string" table:style-name="ce3">
            <text:p>後山埤</text:p>
          </table:table-cell>
          <table:table-cell office:value-type="string" table:style-name="ce3">
            <text:p>昆陽</text:p>
          </table:table-cell>
          <table:table-cell office:value-type="string" table:style-name="ce3">
            <text:p>南港</text:p>
          </table:table-cell>
          <table:table-cell office:value-type="string" table:style-name="ce3">
            <text:p>象山</text:p>
          </table:table-cell>
          <table:table-cell office:value-type="string" table:style-name="ce3">
            <text:p>台北101/世貿</text:p>
          </table:table-cell>
          <table:table-cell office:value-type="string" table:style-name="ce3">
            <text:p>信義安和</text:p>
          </table:table-cell>
          <table:table-cell office:value-type="string" table:style-name="ce3">
            <text:p>大安森林公園</text:p>
          </table:table-cell>
          <table:table-cell office:value-type="string" table:style-name="ce3">
            <text:p>北門</text:p>
          </table:table-cell>
          <table:table-cell office:value-type="string" table:style-name="ce3">
            <text:p>松江南京</text:p>
          </table:table-cell>
          <table:table-cell office:value-type="string" table:style-name="ce3">
            <text:p>台北小巨蛋</text:p>
          </table:table-cell>
          <table:table-cell office:value-type="string" table:style-name="ce3">
            <text:p>南京三民</text:p>
          </table:table-cell>
          <table:table-cell office:value-type="string" table:style-name="ce3">
            <text:p>松山</text:p>
          </table:table-cell>
          <table:table-cell office:value-type="string" table:style-name="ce3">
            <text:p>輔大</text:p>
          </table:table-cell>
          <table:table-cell office:value-type="string" table:style-name="ce3">
            <text:p>新莊</text:p>
          </table:table-cell>
          <table:table-cell office:value-type="string" table:style-name="ce3">
            <text:p>頭前庄</text:p>
          </table:table-cell>
          <table:table-cell office:value-type="string" table:style-name="ce3">
            <text:p>先嗇宮</text:p>
          </table:table-cell>
          <table:table-cell office:value-type="string" table:style-name="ce3">
            <text:p>三重</text:p>
          </table:table-cell>
          <table:table-cell office:value-type="string" table:style-name="ce3">
            <text:p>菜寮</text:p>
          </table:table-cell>
          <table:table-cell office:value-type="string" table:style-name="ce3">
            <text:p>台北橋</text:p>
          </table:table-cell>
          <table:table-cell office:value-type="string" table:style-name="ce3">
            <text:p>大橋頭</text:p>
          </table:table-cell>
          <table:table-cell office:value-type="string" table:style-name="ce3">
            <text:p>中山國小</text:p>
          </table:table-cell>
          <table:table-cell office:value-type="string" table:style-name="ce3">
            <text:p>行天宮</text:p>
          </table:table-cell>
          <table:table-cell office:value-type="string" table:style-name="ce3">
            <text:p>東門</text:p>
          </table:table-cell>
          <table:table-cell office:value-type="string" table:style-name="ce3">
            <text:p>蘆洲</text:p>
          </table:table-cell>
          <table:table-cell office:value-type="string" table:style-name="ce3">
            <text:p>三民高中</text:p>
          </table:table-cell>
          <table:table-cell office:value-type="string" table:style-name="ce3">
            <text:p>徐匯中學</text:p>
          </table:table-cell>
          <table:table-cell office:value-type="string" table:style-name="ce3">
            <text:p>三和國中</text:p>
          </table:table-cell>
          <table:table-cell office:value-type="string" table:style-name="ce3">
            <text:p>三重國小</text:p>
          </table:table-cell>
          <table:table-cell office:value-type="string" table:style-name="ce3">
            <text:p>迴龍</text:p>
          </table:table-cell>
          <table:table-cell office:value-type="string" table:style-name="ce3">
            <text:p>丹鳳</text:p>
          </table:table-cell>
          <table:table-cell office:value-type="string" table:style-name="ce3">
            <text:p>十四張</text:p>
          </table:table-cell>
          <table:table-cell office:value-type="string" table:style-name="ce3">
            <text:p>秀朗橋</text:p>
          </table:table-cell>
          <table:table-cell office:value-type="string" table:style-name="ce3">
            <text:p>景平</text:p>
          </table:table-cell>
          <table:table-cell office:value-type="string" table:style-name="ce3">
            <text:p>中和</text:p>
          </table:table-cell>
          <table:table-cell office:value-type="string" table:style-name="ce3">
            <text:p>橋和</text:p>
          </table:table-cell>
          <table:table-cell office:value-type="string" table:style-name="ce3">
            <text:p>中原</text:p>
          </table:table-cell>
          <table:table-cell office:value-type="string" table:style-name="ce3">
            <text:p>板新</text:p>
          </table:table-cell>
          <table:table-cell office:value-type="string" table:style-name="ce3">
            <text:p>Y板橋</text:p>
          </table:table-cell>
          <table:table-cell office:value-type="string" table:style-name="ce3">
            <text:p>新埔民生</text:p>
          </table:table-cell>
          <table:table-cell office:value-type="string" table:style-name="ce3">
            <text:p>幸福</text:p>
          </table:table-cell>
          <table:table-cell office:value-type="string" table:style-name="ce3">
            <text:p>新北產業園區</text:p>
          </table:table-cell>
          <table:table-cell table:number-columns-repeated="16264" table:style-name="ce4"/>
        </table:table-row>
        <table:table-row table:style-name="ro2">
          <table:table-cell office:value-type="date" office:date-value="2021-07-01T00:00:00" table:style-name="ce5">
            <text:p>2021/7/1</text:p>
          </table:table-cell>
          <table:table-cell office:value-type="float" office:value="1089" table:style-name="ce6">
            <text:p>1,089<text:s/></text:p>
          </table:table-cell>
          <table:table-cell office:value-type="float" office:value="4357" table:style-name="ce6">
            <text:p>4,357<text:s/></text:p>
          </table:table-cell>
          <table:table-cell office:value-type="float" office:value="12867" table:style-name="ce6">
            <text:p>12,867<text:s/></text:p>
          </table:table-cell>
          <table:table-cell office:value-type="float" office:value="11969" table:style-name="ce6">
            <text:p>11,969<text:s/></text:p>
          </table:table-cell>
          <table:table-cell office:value-type="float" office:value="6383" table:style-name="ce6">
            <text:p>6,383<text:s/></text:p>
          </table:table-cell>
          <table:table-cell office:value-type="float" office:value="3984" table:style-name="ce6">
            <text:p>3,984<text:s/></text:p>
          </table:table-cell>
          <table:table-cell office:value-type="float" office:value="3537" table:style-name="ce6">
            <text:p>3,537<text:s/></text:p>
          </table:table-cell>
          <table:table-cell office:value-type="float" office:value="1376" table:style-name="ce6">
            <text:p>1,376<text:s/></text:p>
          </table:table-cell>
          <table:table-cell office:value-type="float" office:value="1055" table:style-name="ce6">
            <text:p>1,055<text:s/></text:p>
          </table:table-cell>
          <table:table-cell office:value-type="float" office:value="3787" table:style-name="ce6">
            <text:p>3,787<text:s/></text:p>
          </table:table-cell>
          <table:table-cell office:value-type="float" office:value="887" table:style-name="ce6">
            <text:p>887<text:s/></text:p>
          </table:table-cell>
          <table:table-cell office:value-type="float" office:value="1116" table:style-name="ce6">
            <text:p>1,116<text:s/></text:p>
          </table:table-cell>
          <table:table-cell office:value-type="float" office:value="832" table:style-name="ce6">
            <text:p>832<text:s/></text:p>
          </table:table-cell>
          <table:table-cell office:value-type="float" office:value="2071" table:style-name="ce6">
            <text:p>2,071<text:s/></text:p>
          </table:table-cell>
          <table:table-cell office:value-type="float" office:value="2710" table:style-name="ce6">
            <text:p>2,710<text:s/></text:p>
          </table:table-cell>
          <table:table-cell office:value-type="float" office:value="4527" table:style-name="ce6">
            <text:p>4,527<text:s/></text:p>
          </table:table-cell>
          <table:table-cell office:value-type="float" office:value="4638" table:style-name="ce6">
            <text:p>4,638<text:s/></text:p>
          </table:table-cell>
          <table:table-cell office:value-type="float" office:value="1299" table:style-name="ce6">
            <text:p>1,299<text:s/></text:p>
          </table:table-cell>
          <table:table-cell office:value-type="float" office:value="2811" table:style-name="ce6">
            <text:p>2,811<text:s/></text:p>
          </table:table-cell>
          <table:table-cell office:value-type="float" office:value="857" table:style-name="ce6">
            <text:p>857<text:s/></text:p>
          </table:table-cell>
          <table:table-cell office:value-type="float" office:value="2186" table:style-name="ce6">
            <text:p>2,186<text:s/></text:p>
          </table:table-cell>
          <table:table-cell office:value-type="float" office:value="2339" table:style-name="ce6">
            <text:p>2,339<text:s/></text:p>
          </table:table-cell>
          <table:table-cell office:value-type="float" office:value="1513" table:style-name="ce6">
            <text:p>1,513<text:s/></text:p>
          </table:table-cell>
          <table:table-cell office:value-type="float" office:value="9245" table:style-name="ce6">
            <text:p>9,245<text:s/></text:p>
          </table:table-cell>
          <table:table-cell office:value-type="float" office:value="879" table:style-name="ce6">
            <text:p>879<text:s/></text:p>
          </table:table-cell>
          <table:table-cell office:value-type="float" office:value="3990" table:style-name="ce6">
            <text:p>3,990<text:s/></text:p>
          </table:table-cell>
          <table:table-cell office:value-type="float" office:value="3958" table:style-name="ce6">
            <text:p>3,958<text:s/></text:p>
          </table:table-cell>
          <table:table-cell office:value-type="float" office:value="4868" table:style-name="ce6">
            <text:p>4,868<text:s/></text:p>
          </table:table-cell>
          <table:table-cell office:value-type="float" office:value="7229" table:style-name="ce6">
            <text:p>7,229<text:s/></text:p>
          </table:table-cell>
          <table:table-cell office:value-type="float" office:value="4769" table:style-name="ce6">
            <text:p>4,769<text:s/></text:p>
          </table:table-cell>
          <table:table-cell office:value-type="float" office:value="3392" table:style-name="ce6">
            <text:p>3,392<text:s/></text:p>
          </table:table-cell>
          <table:table-cell office:value-type="float" office:value="6054" table:style-name="ce6">
            <text:p>6,054<text:s/></text:p>
          </table:table-cell>
          <table:table-cell office:value-type="float" office:value="4994" table:style-name="ce6">
            <text:p>4,994<text:s/></text:p>
          </table:table-cell>
          <table:table-cell office:value-type="float" office:value="9523" table:style-name="ce6">
            <text:p>9,523<text:s/></text:p>
          </table:table-cell>
          <table:table-cell office:value-type="float" office:value="6924" table:style-name="ce6">
            <text:p>6,924<text:s/></text:p>
          </table:table-cell>
          <table:table-cell office:value-type="float" office:value="2619" table:style-name="ce6">
            <text:p>2,619<text:s/></text:p>
          </table:table-cell>
          <table:table-cell office:value-type="float" office:value="10986" table:style-name="ce6">
            <text:p>10,986<text:s/></text:p>
          </table:table-cell>
          <table:table-cell office:value-type="float" office:value="7909" table:style-name="ce6">
            <text:p>7,909<text:s/></text:p>
          </table:table-cell>
          <table:table-cell office:value-type="float" office:value="8677" table:style-name="ce6">
            <text:p>8,677<text:s/></text:p>
          </table:table-cell>
          <table:table-cell office:value-type="float" office:value="7226" table:style-name="ce6">
            <text:p>7,226<text:s/></text:p>
          </table:table-cell>
          <table:table-cell office:value-type="float" office:value="9374" table:style-name="ce6">
            <text:p>9,374<text:s/></text:p>
          </table:table-cell>
          <table:table-cell office:value-type="float" office:value="27867" table:style-name="ce6">
            <text:p>27,867<text:s/></text:p>
          </table:table-cell>
          <table:table-cell office:value-type="float" office:value="10912" table:style-name="ce6">
            <text:p>10,912<text:s/></text:p>
          </table:table-cell>
          <table:table-cell office:value-type="float" office:value="6534" table:style-name="ce6">
            <text:p>6,534<text:s/></text:p>
          </table:table-cell>
          <table:table-cell office:value-type="float" office:value="7293" table:style-name="ce6">
            <text:p>7,293<text:s/></text:p>
          </table:table-cell>
          <table:table-cell office:value-type="float" office:value="6926" table:style-name="ce6">
            <text:p>6,926<text:s/></text:p>
          </table:table-cell>
          <table:table-cell office:value-type="float" office:value="6010" table:style-name="ce6">
            <text:p>6,010<text:s/></text:p>
          </table:table-cell>
          <table:table-cell office:value-type="float" office:value="7319" table:style-name="ce6">
            <text:p>7,319<text:s/></text:p>
          </table:table-cell>
          <table:table-cell office:value-type="float" office:value="7333" table:style-name="ce6">
            <text:p>7,333<text:s/></text:p>
          </table:table-cell>
          <table:table-cell office:value-type="float" office:value="3985" table:style-name="ce6">
            <text:p>3,985<text:s/></text:p>
          </table:table-cell>
          <table:table-cell office:value-type="float" office:value="9885" table:style-name="ce6">
            <text:p>9,885<text:s/></text:p>
          </table:table-cell>
          <table:table-cell office:value-type="float" office:value="2625" table:style-name="ce6">
            <text:p>2,625<text:s/></text:p>
          </table:table-cell>
          <table:table-cell office:value-type="float" office:value="3108" table:style-name="ce6">
            <text:p>3,108<text:s/></text:p>
          </table:table-cell>
          <table:table-cell office:value-type="float" office:value="5570" table:style-name="ce6">
            <text:p>5,570<text:s/></text:p>
          </table:table-cell>
          <table:table-cell office:value-type="float" office:value="961" table:style-name="ce6">
            <text:p>961<text:s/></text:p>
          </table:table-cell>
          <table:table-cell office:value-type="float" office:value="1482" table:style-name="ce6">
            <text:p>1,482<text:s/></text:p>
          </table:table-cell>
          <table:table-cell office:value-type="float" office:value="1314" table:style-name="ce6">
            <text:p>1,314<text:s/></text:p>
          </table:table-cell>
          <table:table-cell office:value-type="float" office:value="3594" table:style-name="ce6">
            <text:p>3,594<text:s/></text:p>
          </table:table-cell>
          <table:table-cell office:value-type="float" office:value="3301" table:style-name="ce6">
            <text:p>3,301<text:s/></text:p>
          </table:table-cell>
          <table:table-cell office:value-type="float" office:value="4119" table:style-name="ce6">
            <text:p>4,119<text:s/></text:p>
          </table:table-cell>
          <table:table-cell office:value-type="float" office:value="9537" table:style-name="ce6">
            <text:p>9,537<text:s/></text:p>
          </table:table-cell>
          <table:table-cell office:value-type="float" office:value="3240" table:style-name="ce6">
            <text:p>3,240<text:s/></text:p>
          </table:table-cell>
          <table:table-cell office:value-type="float" office:value="3797" table:style-name="ce6">
            <text:p>3,797<text:s/></text:p>
          </table:table-cell>
          <table:table-cell office:value-type="float" office:value="2804" table:style-name="ce6">
            <text:p>2,804<text:s/></text:p>
          </table:table-cell>
          <table:table-cell office:value-type="float" office:value="7214" table:style-name="ce6">
            <text:p>7,214<text:s/></text:p>
          </table:table-cell>
          <table:table-cell office:value-type="float" office:value="8393" table:style-name="ce6">
            <text:p>8,393<text:s/></text:p>
          </table:table-cell>
          <table:table-cell office:value-type="float" office:value="8961" table:style-name="ce6">
            <text:p>8,961<text:s/></text:p>
          </table:table-cell>
          <table:table-cell office:value-type="float" office:value="9645" table:style-name="ce6">
            <text:p>9,645<text:s/></text:p>
          </table:table-cell>
          <table:table-cell office:value-type="float" office:value="12268" table:style-name="ce6">
            <text:p>12,268<text:s/></text:p>
          </table:table-cell>
          <table:table-cell office:value-type="float" office:value="8206" table:style-name="ce6">
            <text:p>8,206<text:s/></text:p>
          </table:table-cell>
          <table:table-cell office:value-type="float" office:value="5833" table:style-name="ce6">
            <text:p>5,833<text:s/></text:p>
          </table:table-cell>
          <table:table-cell office:value-type="float" office:value="13221" table:style-name="ce6">
            <text:p>13,221<text:s/></text:p>
          </table:table-cell>
          <table:table-cell office:value-type="float" office:value="5875" table:style-name="ce6">
            <text:p>5,875<text:s/></text:p>
          </table:table-cell>
          <table:table-cell office:value-type="float" office:value="9246" table:style-name="ce6">
            <text:p>9,246<text:s/></text:p>
          </table:table-cell>
          <table:table-cell office:value-type="float" office:value="8898" table:style-name="ce6">
            <text:p>8,898<text:s/></text:p>
          </table:table-cell>
          <table:table-cell office:value-type="float" office:value="5473" table:style-name="ce6">
            <text:p>5,473<text:s/></text:p>
          </table:table-cell>
          <table:table-cell office:value-type="float" office:value="15664" table:style-name="ce6">
            <text:p>15,664<text:s/></text:p>
          </table:table-cell>
          <table:table-cell office:value-type="float" office:value="6572" table:style-name="ce6">
            <text:p>6,572<text:s/></text:p>
          </table:table-cell>
          <table:table-cell office:value-type="float" office:value="5492" table:style-name="ce6">
            <text:p>5,492<text:s/></text:p>
          </table:table-cell>
          <table:table-cell office:value-type="float" office:value="5453" table:style-name="ce6">
            <text:p>5,453<text:s/></text:p>
          </table:table-cell>
          <table:table-cell office:value-type="float" office:value="4870" table:style-name="ce6">
            <text:p>4,870<text:s/></text:p>
          </table:table-cell>
          <table:table-cell office:value-type="float" office:value="4027" table:style-name="ce6">
            <text:p>4,027<text:s/></text:p>
          </table:table-cell>
          <table:table-cell office:value-type="float" office:value="6568" table:style-name="ce6">
            <text:p>6,568<text:s/></text:p>
          </table:table-cell>
          <table:table-cell office:value-type="float" office:value="6008" table:style-name="ce6">
            <text:p>6,008<text:s/></text:p>
          </table:table-cell>
          <table:table-cell office:value-type="float" office:value="2357" table:style-name="ce6">
            <text:p>2,357<text:s/></text:p>
          </table:table-cell>
          <table:table-cell office:value-type="float" office:value="3919" table:style-name="ce6">
            <text:p>3,919<text:s/></text:p>
          </table:table-cell>
          <table:table-cell office:value-type="float" office:value="12966" table:style-name="ce6">
            <text:p>12,966<text:s/></text:p>
          </table:table-cell>
          <table:table-cell office:value-type="float" office:value="6393" table:style-name="ce6">
            <text:p>6,393<text:s/></text:p>
          </table:table-cell>
          <table:table-cell office:value-type="float" office:value="7310" table:style-name="ce6">
            <text:p>7,310<text:s/></text:p>
          </table:table-cell>
          <table:table-cell office:value-type="float" office:value="7623" table:style-name="ce6">
            <text:p>7,623<text:s/></text:p>
          </table:table-cell>
          <table:table-cell office:value-type="float" office:value="2583" table:style-name="ce6">
            <text:p>2,583<text:s/></text:p>
          </table:table-cell>
          <table:table-cell office:value-type="float" office:value="3470" table:style-name="ce6">
            <text:p>3,470<text:s/></text:p>
          </table:table-cell>
          <table:table-cell office:value-type="float" office:value="2155" table:style-name="ce6">
            <text:p>2,155<text:s/></text:p>
          </table:table-cell>
          <table:table-cell office:value-type="float" office:value="2133" table:style-name="ce6">
            <text:p>2,133<text:s/></text:p>
          </table:table-cell>
          <table:table-cell office:value-type="float" office:value="2099" table:style-name="ce6">
            <text:p>2,099<text:s/></text:p>
          </table:table-cell>
          <table:table-cell office:value-type="float" office:value="3606" table:style-name="ce6">
            <text:p>3,606<text:s/></text:p>
          </table:table-cell>
          <table:table-cell office:value-type="float" office:value="3456" table:style-name="ce6">
            <text:p>3,456<text:s/></text:p>
          </table:table-cell>
          <table:table-cell office:value-type="float" office:value="3983" table:style-name="ce6">
            <text:p>3,983<text:s/></text:p>
          </table:table-cell>
          <table:table-cell office:value-type="float" office:value="5525" table:style-name="ce6">
            <text:p>5,525<text:s/></text:p>
          </table:table-cell>
          <table:table-cell office:value-type="float" office:value="9211" table:style-name="ce6">
            <text:p>9,211<text:s/></text:p>
          </table:table-cell>
          <table:table-cell office:value-type="float" office:value="6597" table:style-name="ce6">
            <text:p>6,597<text:s/></text:p>
          </table:table-cell>
          <table:table-cell office:value-type="float" office:value="4639" table:style-name="ce6">
            <text:p>4,639<text:s/></text:p>
          </table:table-cell>
          <table:table-cell office:value-type="float" office:value="4091" table:style-name="ce6">
            <text:p>4,091<text:s/></text:p>
          </table:table-cell>
          <table:table-cell office:value-type="float" office:value="4104" table:style-name="ce6">
            <text:p>4,104<text:s/></text:p>
          </table:table-cell>
          <table:table-cell office:value-type="float" office:value="4401" table:style-name="ce6">
            <text:p>4,401<text:s/></text:p>
          </table:table-cell>
          <table:table-cell office:value-type="float" office:value="4426" table:style-name="ce6">
            <text:p>4,426<text:s/></text:p>
          </table:table-cell>
          <table:table-cell office:value-type="float" office:value="3775" table:style-name="ce6">
            <text:p>3,775<text:s/></text:p>
          </table:table-cell>
          <table:table-cell office:value-type="float" office:value="3869" table:style-name="ce6">
            <text:p>3,869<text:s/></text:p>
          </table:table-cell>
          <table:table-cell office:value-type="float" office:value="405" table:style-name="ce6">
            <text:p>405<text:s/></text:p>
          </table:table-cell>
          <table:table-cell office:value-type="float" office:value="797" table:style-name="ce6">
            <text:p>797<text:s/></text:p>
          </table:table-cell>
          <table:table-cell office:value-type="float" office:value="1246" table:style-name="ce6">
            <text:p>1,246<text:s/></text:p>
          </table:table-cell>
          <table:table-cell office:value-type="float" office:value="1637" table:style-name="ce6">
            <text:p>1,637<text:s/></text:p>
          </table:table-cell>
          <table:table-cell office:value-type="float" office:value="962" table:style-name="ce6">
            <text:p>962<text:s/></text:p>
          </table:table-cell>
          <table:table-cell office:value-type="float" office:value="1334" table:style-name="ce6">
            <text:p>1,334<text:s/></text:p>
          </table:table-cell>
          <table:table-cell office:value-type="float" office:value="954" table:style-name="ce6">
            <text:p>954<text:s/></text:p>
          </table:table-cell>
          <table:table-cell office:value-type="float" office:value="2067" table:style-name="ce6">
            <text:p>2,067<text:s/></text:p>
          </table:table-cell>
          <table:table-cell office:value-type="float" office:value="772" table:style-name="ce6">
            <text:p>772<text:s/></text:p>
          </table:table-cell>
          <table:table-cell office:value-type="float" office:value="1142" table:style-name="ce6">
            <text:p>1,142<text:s/></text:p>
          </table:table-cell>
          <table:table-cell office:value-type="float" office:value="1711" table:style-name="ce6">
            <text:p>1,711<text:s/></text:p>
          </table:table-cell>
          <table:table-cell table:number-columns-repeated="16264"/>
        </table:table-row>
        <table:table-row table:style-name="ro2">
          <table:table-cell office:value-type="date" office:date-value="2021-07-02T00:00:00" table:style-name="ce5">
            <text:p>2021/7/2</text:p>
          </table:table-cell>
          <table:table-cell office:value-type="float" office:value="1125" table:style-name="ce6">
            <text:p>1,125<text:s/></text:p>
          </table:table-cell>
          <table:table-cell office:value-type="float" office:value="4460" table:style-name="ce6">
            <text:p>4,460<text:s/></text:p>
          </table:table-cell>
          <table:table-cell office:value-type="float" office:value="12706" table:style-name="ce6">
            <text:p>12,706<text:s/></text:p>
          </table:table-cell>
          <table:table-cell office:value-type="float" office:value="12795" table:style-name="ce6">
            <text:p>12,795<text:s/></text:p>
          </table:table-cell>
          <table:table-cell office:value-type="float" office:value="6560" table:style-name="ce6">
            <text:p>6,560<text:s/></text:p>
          </table:table-cell>
          <table:table-cell office:value-type="float" office:value="3996" table:style-name="ce6">
            <text:p>3,996<text:s/></text:p>
          </table:table-cell>
          <table:table-cell office:value-type="float" office:value="3698" table:style-name="ce6">
            <text:p>3,698<text:s/></text:p>
          </table:table-cell>
          <table:table-cell office:value-type="float" office:value="1479" table:style-name="ce6">
            <text:p>1,479<text:s/></text:p>
          </table:table-cell>
          <table:table-cell office:value-type="float" office:value="1113" table:style-name="ce6">
            <text:p>1,113<text:s/></text:p>
          </table:table-cell>
          <table:table-cell office:value-type="float" office:value="3913" table:style-name="ce6">
            <text:p>3,913<text:s/></text:p>
          </table:table-cell>
          <table:table-cell office:value-type="float" office:value="893" table:style-name="ce6">
            <text:p>893<text:s/></text:p>
          </table:table-cell>
          <table:table-cell office:value-type="float" office:value="1250" table:style-name="ce6">
            <text:p>1,250<text:s/></text:p>
          </table:table-cell>
          <table:table-cell office:value-type="float" office:value="834" table:style-name="ce6">
            <text:p>834<text:s/></text:p>
          </table:table-cell>
          <table:table-cell office:value-type="float" office:value="2155" table:style-name="ce6">
            <text:p>2,155<text:s/></text:p>
          </table:table-cell>
          <table:table-cell office:value-type="float" office:value="2796" table:style-name="ce6">
            <text:p>2,796<text:s/></text:p>
          </table:table-cell>
          <table:table-cell office:value-type="float" office:value="4519" table:style-name="ce6">
            <text:p>4,519<text:s/></text:p>
          </table:table-cell>
          <table:table-cell office:value-type="float" office:value="4489" table:style-name="ce6">
            <text:p>4,489<text:s/></text:p>
          </table:table-cell>
          <table:table-cell office:value-type="float" office:value="1349" table:style-name="ce6">
            <text:p>1,349<text:s/></text:p>
          </table:table-cell>
          <table:table-cell office:value-type="float" office:value="2920" table:style-name="ce6">
            <text:p>2,920<text:s/></text:p>
          </table:table-cell>
          <table:table-cell office:value-type="float" office:value="907" table:style-name="ce6">
            <text:p>907<text:s/></text:p>
          </table:table-cell>
          <table:table-cell office:value-type="float" office:value="2300" table:style-name="ce6">
            <text:p>2,300<text:s/></text:p>
          </table:table-cell>
          <table:table-cell office:value-type="float" office:value="2458" table:style-name="ce6">
            <text:p>2,458<text:s/></text:p>
          </table:table-cell>
          <table:table-cell office:value-type="float" office:value="1550" table:style-name="ce6">
            <text:p>1,550<text:s/></text:p>
          </table:table-cell>
          <table:table-cell office:value-type="float" office:value="9238" table:style-name="ce6">
            <text:p>9,238<text:s/></text:p>
          </table:table-cell>
          <table:table-cell office:value-type="float" office:value="899" table:style-name="ce6">
            <text:p>899<text:s/></text:p>
          </table:table-cell>
          <table:table-cell office:value-type="float" office:value="4098" table:style-name="ce6">
            <text:p>4,098<text:s/></text:p>
          </table:table-cell>
          <table:table-cell office:value-type="float" office:value="4006" table:style-name="ce6">
            <text:p>4,006<text:s/></text:p>
          </table:table-cell>
          <table:table-cell office:value-type="float" office:value="4963" table:style-name="ce6">
            <text:p>4,963<text:s/></text:p>
          </table:table-cell>
          <table:table-cell office:value-type="float" office:value="7373" table:style-name="ce6">
            <text:p>7,373<text:s/></text:p>
          </table:table-cell>
          <table:table-cell office:value-type="float" office:value="5023" table:style-name="ce6">
            <text:p>5,023<text:s/></text:p>
          </table:table-cell>
          <table:table-cell office:value-type="float" office:value="3588" table:style-name="ce6">
            <text:p>3,588<text:s/></text:p>
          </table:table-cell>
          <table:table-cell office:value-type="float" office:value="6350" table:style-name="ce6">
            <text:p>6,350<text:s/></text:p>
          </table:table-cell>
          <table:table-cell office:value-type="float" office:value="5417" table:style-name="ce6">
            <text:p>5,417<text:s/></text:p>
          </table:table-cell>
          <table:table-cell office:value-type="float" office:value="9957" table:style-name="ce6">
            <text:p>9,957<text:s/></text:p>
          </table:table-cell>
          <table:table-cell office:value-type="float" office:value="7046" table:style-name="ce6">
            <text:p>7,046<text:s/></text:p>
          </table:table-cell>
          <table:table-cell office:value-type="float" office:value="2620" table:style-name="ce6">
            <text:p>2,620<text:s/></text:p>
          </table:table-cell>
          <table:table-cell office:value-type="float" office:value="11302" table:style-name="ce6">
            <text:p>11,302<text:s/></text:p>
          </table:table-cell>
          <table:table-cell office:value-type="float" office:value="8010" table:style-name="ce6">
            <text:p>8,010<text:s/></text:p>
          </table:table-cell>
          <table:table-cell office:value-type="float" office:value="8894" table:style-name="ce6">
            <text:p>8,894<text:s/></text:p>
          </table:table-cell>
          <table:table-cell office:value-type="float" office:value="7263" table:style-name="ce6">
            <text:p>7,263<text:s/></text:p>
          </table:table-cell>
          <table:table-cell office:value-type="float" office:value="9483" table:style-name="ce6">
            <text:p>9,483<text:s/></text:p>
          </table:table-cell>
          <table:table-cell office:value-type="float" office:value="29211" table:style-name="ce6">
            <text:p>29,211<text:s/></text:p>
          </table:table-cell>
          <table:table-cell office:value-type="float" office:value="11528" table:style-name="ce6">
            <text:p>11,528<text:s/></text:p>
          </table:table-cell>
          <table:table-cell office:value-type="float" office:value="6529" table:style-name="ce6">
            <text:p>6,529<text:s/></text:p>
          </table:table-cell>
          <table:table-cell office:value-type="float" office:value="7357" table:style-name="ce6">
            <text:p>7,357<text:s/></text:p>
          </table:table-cell>
          <table:table-cell office:value-type="float" office:value="7166" table:style-name="ce6">
            <text:p>7,166<text:s/></text:p>
          </table:table-cell>
          <table:table-cell office:value-type="float" office:value="6159" table:style-name="ce6">
            <text:p>6,159<text:s/></text:p>
          </table:table-cell>
          <table:table-cell office:value-type="float" office:value="7604" table:style-name="ce6">
            <text:p>7,604<text:s/></text:p>
          </table:table-cell>
          <table:table-cell office:value-type="float" office:value="7596" table:style-name="ce6">
            <text:p>7,596<text:s/></text:p>
          </table:table-cell>
          <table:table-cell office:value-type="float" office:value="4147" table:style-name="ce6">
            <text:p>4,147<text:s/></text:p>
          </table:table-cell>
          <table:table-cell office:value-type="float" office:value="10240" table:style-name="ce6">
            <text:p>10,240<text:s/></text:p>
          </table:table-cell>
          <table:table-cell office:value-type="float" office:value="2762" table:style-name="ce6">
            <text:p>2,762<text:s/></text:p>
          </table:table-cell>
          <table:table-cell office:value-type="float" office:value="3236" table:style-name="ce6">
            <text:p>3,236<text:s/></text:p>
          </table:table-cell>
          <table:table-cell office:value-type="float" office:value="5645" table:style-name="ce6">
            <text:p>5,645<text:s/></text:p>
          </table:table-cell>
          <table:table-cell office:value-type="float" office:value="1020" table:style-name="ce6">
            <text:p>1,020<text:s/></text:p>
          </table:table-cell>
          <table:table-cell office:value-type="float" office:value="1514" table:style-name="ce6">
            <text:p>1,514<text:s/></text:p>
          </table:table-cell>
          <table:table-cell office:value-type="float" office:value="1366" table:style-name="ce6">
            <text:p>1,366<text:s/></text:p>
          </table:table-cell>
          <table:table-cell office:value-type="float" office:value="3657" table:style-name="ce6">
            <text:p>3,657<text:s/></text:p>
          </table:table-cell>
          <table:table-cell office:value-type="float" office:value="3453" table:style-name="ce6">
            <text:p>3,453<text:s/></text:p>
          </table:table-cell>
          <table:table-cell office:value-type="float" office:value="4031" table:style-name="ce6">
            <text:p>4,031<text:s/></text:p>
          </table:table-cell>
          <table:table-cell office:value-type="float" office:value="10027" table:style-name="ce6">
            <text:p>10,027<text:s/></text:p>
          </table:table-cell>
          <table:table-cell office:value-type="float" office:value="3372" table:style-name="ce6">
            <text:p>3,372<text:s/></text:p>
          </table:table-cell>
          <table:table-cell office:value-type="float" office:value="3984" table:style-name="ce6">
            <text:p>3,984<text:s/></text:p>
          </table:table-cell>
          <table:table-cell office:value-type="float" office:value="2899" table:style-name="ce6">
            <text:p>2,899<text:s/></text:p>
          </table:table-cell>
          <table:table-cell office:value-type="float" office:value="7464" table:style-name="ce6">
            <text:p>7,464<text:s/></text:p>
          </table:table-cell>
          <table:table-cell office:value-type="float" office:value="8705" table:style-name="ce6">
            <text:p>8,705<text:s/></text:p>
          </table:table-cell>
          <table:table-cell office:value-type="float" office:value="9143" table:style-name="ce6">
            <text:p>9,143<text:s/></text:p>
          </table:table-cell>
          <table:table-cell office:value-type="float" office:value="9905" table:style-name="ce6">
            <text:p>9,905<text:s/></text:p>
          </table:table-cell>
          <table:table-cell office:value-type="float" office:value="12589" table:style-name="ce6">
            <text:p>12,589<text:s/></text:p>
          </table:table-cell>
          <table:table-cell office:value-type="float" office:value="8542" table:style-name="ce6">
            <text:p>8,542<text:s/></text:p>
          </table:table-cell>
          <table:table-cell office:value-type="float" office:value="6019" table:style-name="ce6">
            <text:p>6,019<text:s/></text:p>
          </table:table-cell>
          <table:table-cell office:value-type="float" office:value="13514" table:style-name="ce6">
            <text:p>13,514<text:s/></text:p>
          </table:table-cell>
          <table:table-cell office:value-type="float" office:value="5894" table:style-name="ce6">
            <text:p>5,894<text:s/></text:p>
          </table:table-cell>
          <table:table-cell office:value-type="float" office:value="9581" table:style-name="ce6">
            <text:p>9,581<text:s/></text:p>
          </table:table-cell>
          <table:table-cell office:value-type="float" office:value="9168" table:style-name="ce6">
            <text:p>9,168<text:s/></text:p>
          </table:table-cell>
          <table:table-cell office:value-type="float" office:value="5619" table:style-name="ce6">
            <text:p>5,619<text:s/></text:p>
          </table:table-cell>
          <table:table-cell office:value-type="float" office:value="15947" table:style-name="ce6">
            <text:p>15,947<text:s/></text:p>
          </table:table-cell>
          <table:table-cell office:value-type="float" office:value="6883" table:style-name="ce6">
            <text:p>6,883<text:s/></text:p>
          </table:table-cell>
          <table:table-cell office:value-type="float" office:value="5787" table:style-name="ce6">
            <text:p>5,787<text:s/></text:p>
          </table:table-cell>
          <table:table-cell office:value-type="float" office:value="5535" table:style-name="ce6">
            <text:p>5,535<text:s/></text:p>
          </table:table-cell>
          <table:table-cell office:value-type="float" office:value="5153" table:style-name="ce6">
            <text:p>5,153<text:s/></text:p>
          </table:table-cell>
          <table:table-cell office:value-type="float" office:value="4031" table:style-name="ce6">
            <text:p>4,031<text:s/></text:p>
          </table:table-cell>
          <table:table-cell office:value-type="float" office:value="6477" table:style-name="ce6">
            <text:p>6,477<text:s/></text:p>
          </table:table-cell>
          <table:table-cell office:value-type="float" office:value="6127" table:style-name="ce6">
            <text:p>6,127<text:s/></text:p>
          </table:table-cell>
          <table:table-cell office:value-type="float" office:value="2526" table:style-name="ce6">
            <text:p>2,526<text:s/></text:p>
          </table:table-cell>
          <table:table-cell office:value-type="float" office:value="3955" table:style-name="ce6">
            <text:p>3,955<text:s/></text:p>
          </table:table-cell>
          <table:table-cell office:value-type="float" office:value="12761" table:style-name="ce6">
            <text:p>12,761<text:s/></text:p>
          </table:table-cell>
          <table:table-cell office:value-type="float" office:value="6295" table:style-name="ce6">
            <text:p>6,295<text:s/></text:p>
          </table:table-cell>
          <table:table-cell office:value-type="float" office:value="7381" table:style-name="ce6">
            <text:p>7,381<text:s/></text:p>
          </table:table-cell>
          <table:table-cell office:value-type="float" office:value="7494" table:style-name="ce6">
            <text:p>7,494<text:s/></text:p>
          </table:table-cell>
          <table:table-cell office:value-type="float" office:value="2690" table:style-name="ce6">
            <text:p>2,690<text:s/></text:p>
          </table:table-cell>
          <table:table-cell office:value-type="float" office:value="3501" table:style-name="ce6">
            <text:p>3,501<text:s/></text:p>
          </table:table-cell>
          <table:table-cell office:value-type="float" office:value="2153" table:style-name="ce6">
            <text:p>2,153<text:s/></text:p>
          </table:table-cell>
          <table:table-cell office:value-type="float" office:value="2064" table:style-name="ce6">
            <text:p>2,064<text:s/></text:p>
          </table:table-cell>
          <table:table-cell office:value-type="float" office:value="2159" table:style-name="ce6">
            <text:p>2,159<text:s/></text:p>
          </table:table-cell>
          <table:table-cell office:value-type="float" office:value="3747" table:style-name="ce6">
            <text:p>3,747<text:s/></text:p>
          </table:table-cell>
          <table:table-cell office:value-type="float" office:value="3561" table:style-name="ce6">
            <text:p>3,561<text:s/></text:p>
          </table:table-cell>
          <table:table-cell office:value-type="float" office:value="4177" table:style-name="ce6">
            <text:p>4,177<text:s/></text:p>
          </table:table-cell>
          <table:table-cell office:value-type="float" office:value="5576" table:style-name="ce6">
            <text:p>5,576<text:s/></text:p>
          </table:table-cell>
          <table:table-cell office:value-type="float" office:value="9174" table:style-name="ce6">
            <text:p>9,174<text:s/></text:p>
          </table:table-cell>
          <table:table-cell office:value-type="float" office:value="6825" table:style-name="ce6">
            <text:p>6,825<text:s/></text:p>
          </table:table-cell>
          <table:table-cell office:value-type="float" office:value="4660" table:style-name="ce6">
            <text:p>4,660<text:s/></text:p>
          </table:table-cell>
          <table:table-cell office:value-type="float" office:value="4128" table:style-name="ce6">
            <text:p>4,128<text:s/></text:p>
          </table:table-cell>
          <table:table-cell office:value-type="float" office:value="4180" table:style-name="ce6">
            <text:p>4,180<text:s/></text:p>
          </table:table-cell>
          <table:table-cell office:value-type="float" office:value="4443" table:style-name="ce6">
            <text:p>4,443<text:s/></text:p>
          </table:table-cell>
          <table:table-cell office:value-type="float" office:value="4398" table:style-name="ce6">
            <text:p>4,398<text:s/></text:p>
          </table:table-cell>
          <table:table-cell office:value-type="float" office:value="3884" table:style-name="ce6">
            <text:p>3,884<text:s/></text:p>
          </table:table-cell>
          <table:table-cell office:value-type="float" office:value="3805" table:style-name="ce6">
            <text:p>3,805<text:s/></text:p>
          </table:table-cell>
          <table:table-cell office:value-type="float" office:value="429" table:style-name="ce6">
            <text:p>429<text:s/></text:p>
          </table:table-cell>
          <table:table-cell office:value-type="float" office:value="784" table:style-name="ce6">
            <text:p>784<text:s/></text:p>
          </table:table-cell>
          <table:table-cell office:value-type="float" office:value="1282" table:style-name="ce6">
            <text:p>1,282<text:s/></text:p>
          </table:table-cell>
          <table:table-cell office:value-type="float" office:value="1760" table:style-name="ce6">
            <text:p>1,760<text:s/></text:p>
          </table:table-cell>
          <table:table-cell office:value-type="float" office:value="975" table:style-name="ce6">
            <text:p>975<text:s/></text:p>
          </table:table-cell>
          <table:table-cell office:value-type="float" office:value="1317" table:style-name="ce6">
            <text:p>1,317<text:s/></text:p>
          </table:table-cell>
          <table:table-cell office:value-type="float" office:value="958" table:style-name="ce6">
            <text:p>958<text:s/></text:p>
          </table:table-cell>
          <table:table-cell office:value-type="float" office:value="2233" table:style-name="ce6">
            <text:p>2,233<text:s/></text:p>
          </table:table-cell>
          <table:table-cell office:value-type="float" office:value="780" table:style-name="ce6">
            <text:p>780<text:s/></text:p>
          </table:table-cell>
          <table:table-cell office:value-type="float" office:value="1242" table:style-name="ce6">
            <text:p>1,242<text:s/></text:p>
          </table:table-cell>
          <table:table-cell office:value-type="float" office:value="1681" table:style-name="ce6">
            <text:p>1,681<text:s/></text:p>
          </table:table-cell>
          <table:table-cell table:number-columns-repeated="16264"/>
        </table:table-row>
        <table:table-row table:style-name="ro2">
          <table:table-cell office:value-type="date" office:date-value="2021-07-03T00:00:00" table:style-name="ce5">
            <text:p>2021/7/3</text:p>
          </table:table-cell>
          <table:table-cell office:value-type="float" office:value="507" table:style-name="ce6">
            <text:p>507<text:s/></text:p>
          </table:table-cell>
          <table:table-cell office:value-type="float" office:value="1836" table:style-name="ce6">
            <text:p>1,836<text:s/></text:p>
          </table:table-cell>
          <table:table-cell office:value-type="float" office:value="3830" table:style-name="ce6">
            <text:p>3,830<text:s/></text:p>
          </table:table-cell>
          <table:table-cell office:value-type="float" office:value="8522" table:style-name="ce6">
            <text:p>8,522<text:s/></text:p>
          </table:table-cell>
          <table:table-cell office:value-type="float" office:value="2936" table:style-name="ce6">
            <text:p>2,936<text:s/></text:p>
          </table:table-cell>
          <table:table-cell office:value-type="float" office:value="1736" table:style-name="ce6">
            <text:p>1,736<text:s/></text:p>
          </table:table-cell>
          <table:table-cell office:value-type="float" office:value="1602" table:style-name="ce6">
            <text:p>1,602<text:s/></text:p>
          </table:table-cell>
          <table:table-cell office:value-type="float" office:value="839" table:style-name="ce6">
            <text:p>839<text:s/></text:p>
          </table:table-cell>
          <table:table-cell office:value-type="float" office:value="542" table:style-name="ce6">
            <text:p>542<text:s/></text:p>
          </table:table-cell>
          <table:table-cell office:value-type="float" office:value="1764" table:style-name="ce6">
            <text:p>1,764<text:s/></text:p>
          </table:table-cell>
          <table:table-cell office:value-type="float" office:value="423" table:style-name="ce6">
            <text:p>423<text:s/></text:p>
          </table:table-cell>
          <table:table-cell office:value-type="float" office:value="665" table:style-name="ce6">
            <text:p>665<text:s/></text:p>
          </table:table-cell>
          <table:table-cell office:value-type="float" office:value="375" table:style-name="ce6">
            <text:p>375<text:s/></text:p>
          </table:table-cell>
          <table:table-cell office:value-type="float" office:value="1130" table:style-name="ce6">
            <text:p>1,130<text:s/></text:p>
          </table:table-cell>
          <table:table-cell office:value-type="float" office:value="1435" table:style-name="ce6">
            <text:p>1,435<text:s/></text:p>
          </table:table-cell>
          <table:table-cell office:value-type="float" office:value="1149" table:style-name="ce6">
            <text:p>1,149<text:s/></text:p>
          </table:table-cell>
          <table:table-cell office:value-type="float" office:value="1236" table:style-name="ce6">
            <text:p>1,236<text:s/></text:p>
          </table:table-cell>
          <table:table-cell office:value-type="float" office:value="737" table:style-name="ce6">
            <text:p>737<text:s/></text:p>
          </table:table-cell>
          <table:table-cell office:value-type="float" office:value="1701" table:style-name="ce6">
            <text:p>1,701<text:s/></text:p>
          </table:table-cell>
          <table:table-cell office:value-type="float" office:value="572" table:style-name="ce6">
            <text:p>572<text:s/></text:p>
          </table:table-cell>
          <table:table-cell office:value-type="float" office:value="1020" table:style-name="ce6">
            <text:p>1,020<text:s/></text:p>
          </table:table-cell>
          <table:table-cell office:value-type="float" office:value="1190" table:style-name="ce6">
            <text:p>1,190<text:s/></text:p>
          </table:table-cell>
          <table:table-cell office:value-type="float" office:value="408" table:style-name="ce6">
            <text:p>408<text:s/></text:p>
          </table:table-cell>
          <table:table-cell office:value-type="float" office:value="3610" table:style-name="ce6">
            <text:p>3,610<text:s/></text:p>
          </table:table-cell>
          <table:table-cell office:value-type="float" office:value="633" table:style-name="ce6">
            <text:p>633<text:s/></text:p>
          </table:table-cell>
          <table:table-cell office:value-type="float" office:value="2278" table:style-name="ce6">
            <text:p>2,278<text:s/></text:p>
          </table:table-cell>
          <table:table-cell office:value-type="float" office:value="1896" table:style-name="ce6">
            <text:p>1,896<text:s/></text:p>
          </table:table-cell>
          <table:table-cell office:value-type="float" office:value="2610" table:style-name="ce6">
            <text:p>2,610<text:s/></text:p>
          </table:table-cell>
          <table:table-cell office:value-type="float" office:value="3336" table:style-name="ce6">
            <text:p>3,336<text:s/></text:p>
          </table:table-cell>
          <table:table-cell office:value-type="float" office:value="2744" table:style-name="ce6">
            <text:p>2,744<text:s/></text:p>
          </table:table-cell>
          <table:table-cell office:value-type="float" office:value="1892" table:style-name="ce6">
            <text:p>1,892<text:s/></text:p>
          </table:table-cell>
          <table:table-cell office:value-type="float" office:value="3538" table:style-name="ce6">
            <text:p>3,538<text:s/></text:p>
          </table:table-cell>
          <table:table-cell office:value-type="float" office:value="2823" table:style-name="ce6">
            <text:p>2,823<text:s/></text:p>
          </table:table-cell>
          <table:table-cell office:value-type="float" office:value="4407" table:style-name="ce6">
            <text:p>4,407<text:s/></text:p>
          </table:table-cell>
          <table:table-cell office:value-type="float" office:value="2229" table:style-name="ce6">
            <text:p>2,229<text:s/></text:p>
          </table:table-cell>
          <table:table-cell office:value-type="float" office:value="741" table:style-name="ce6">
            <text:p>741<text:s/></text:p>
          </table:table-cell>
          <table:table-cell office:value-type="float" office:value="5721" table:style-name="ce6">
            <text:p>5,721<text:s/></text:p>
          </table:table-cell>
          <table:table-cell office:value-type="float" office:value="3766" table:style-name="ce6">
            <text:p>3,766<text:s/></text:p>
          </table:table-cell>
          <table:table-cell office:value-type="float" office:value="4121" table:style-name="ce6">
            <text:p>4,121<text:s/></text:p>
          </table:table-cell>
          <table:table-cell office:value-type="float" office:value="3732" table:style-name="ce6">
            <text:p>3,732<text:s/></text:p>
          </table:table-cell>
          <table:table-cell office:value-type="float" office:value="2221" table:style-name="ce6">
            <text:p>2,221<text:s/></text:p>
          </table:table-cell>
          <table:table-cell office:value-type="float" office:value="14005" table:style-name="ce6">
            <text:p>14,005<text:s/></text:p>
          </table:table-cell>
          <table:table-cell office:value-type="float" office:value="7069" table:style-name="ce6">
            <text:p>7,069<text:s/></text:p>
          </table:table-cell>
          <table:table-cell office:value-type="float" office:value="3659" table:style-name="ce6">
            <text:p>3,659<text:s/></text:p>
          </table:table-cell>
          <table:table-cell office:value-type="float" office:value="3183" table:style-name="ce6">
            <text:p>3,183<text:s/></text:p>
          </table:table-cell>
          <table:table-cell office:value-type="float" office:value="3318" table:style-name="ce6">
            <text:p>3,318<text:s/></text:p>
          </table:table-cell>
          <table:table-cell office:value-type="float" office:value="3670" table:style-name="ce6">
            <text:p>3,670<text:s/></text:p>
          </table:table-cell>
          <table:table-cell office:value-type="float" office:value="4164" table:style-name="ce6">
            <text:p>4,164<text:s/></text:p>
          </table:table-cell>
          <table:table-cell office:value-type="float" office:value="4034" table:style-name="ce6">
            <text:p>4,034<text:s/></text:p>
          </table:table-cell>
          <table:table-cell office:value-type="float" office:value="2131" table:style-name="ce6">
            <text:p>2,131<text:s/></text:p>
          </table:table-cell>
          <table:table-cell office:value-type="float" office:value="4672" table:style-name="ce6">
            <text:p>4,672<text:s/></text:p>
          </table:table-cell>
          <table:table-cell office:value-type="float" office:value="1441" table:style-name="ce6">
            <text:p>1,441<text:s/></text:p>
          </table:table-cell>
          <table:table-cell office:value-type="float" office:value="1333" table:style-name="ce6">
            <text:p>1,333<text:s/></text:p>
          </table:table-cell>
          <table:table-cell office:value-type="float" office:value="3101" table:style-name="ce6">
            <text:p>3,101<text:s/></text:p>
          </table:table-cell>
          <table:table-cell office:value-type="float" office:value="582" table:style-name="ce6">
            <text:p>582<text:s/></text:p>
          </table:table-cell>
          <table:table-cell office:value-type="float" office:value="760" table:style-name="ce6">
            <text:p>760<text:s/></text:p>
          </table:table-cell>
          <table:table-cell office:value-type="float" office:value="474" table:style-name="ce6">
            <text:p>474<text:s/></text:p>
          </table:table-cell>
          <table:table-cell office:value-type="float" office:value="1878" table:style-name="ce6">
            <text:p>1,878<text:s/></text:p>
          </table:table-cell>
          <table:table-cell office:value-type="float" office:value="2152" table:style-name="ce6">
            <text:p>2,152<text:s/></text:p>
          </table:table-cell>
          <table:table-cell office:value-type="float" office:value="2369" table:style-name="ce6">
            <text:p>2,369<text:s/></text:p>
          </table:table-cell>
          <table:table-cell office:value-type="float" office:value="6141" table:style-name="ce6">
            <text:p>6,141<text:s/></text:p>
          </table:table-cell>
          <table:table-cell office:value-type="float" office:value="1520" table:style-name="ce6">
            <text:p>1,520<text:s/></text:p>
          </table:table-cell>
          <table:table-cell office:value-type="float" office:value="1686" table:style-name="ce6">
            <text:p>1,686<text:s/></text:p>
          </table:table-cell>
          <table:table-cell office:value-type="float" office:value="1300" table:style-name="ce6">
            <text:p>1,300<text:s/></text:p>
          </table:table-cell>
          <table:table-cell office:value-type="float" office:value="3310" table:style-name="ce6">
            <text:p>3,310<text:s/></text:p>
          </table:table-cell>
          <table:table-cell office:value-type="float" office:value="3719" table:style-name="ce6">
            <text:p>3,719<text:s/></text:p>
          </table:table-cell>
          <table:table-cell office:value-type="float" office:value="4710" table:style-name="ce6">
            <text:p>4,710<text:s/></text:p>
          </table:table-cell>
          <table:table-cell office:value-type="float" office:value="4525" table:style-name="ce6">
            <text:p>4,525<text:s/></text:p>
          </table:table-cell>
          <table:table-cell office:value-type="float" office:value="5950" table:style-name="ce6">
            <text:p>5,950<text:s/></text:p>
          </table:table-cell>
          <table:table-cell office:value-type="float" office:value="4077" table:style-name="ce6">
            <text:p>4,077<text:s/></text:p>
          </table:table-cell>
          <table:table-cell office:value-type="float" office:value="3333" table:style-name="ce6">
            <text:p>3,333<text:s/></text:p>
          </table:table-cell>
          <table:table-cell office:value-type="float" office:value="7353" table:style-name="ce6">
            <text:p>7,353<text:s/></text:p>
          </table:table-cell>
          <table:table-cell office:value-type="float" office:value="1855" table:style-name="ce6">
            <text:p>1,855<text:s/></text:p>
          </table:table-cell>
          <table:table-cell office:value-type="float" office:value="4789" table:style-name="ce6">
            <text:p>4,789<text:s/></text:p>
          </table:table-cell>
          <table:table-cell office:value-type="float" office:value="4561" table:style-name="ce6">
            <text:p>4,561<text:s/></text:p>
          </table:table-cell>
          <table:table-cell office:value-type="float" office:value="2396" table:style-name="ce6">
            <text:p>2,396<text:s/></text:p>
          </table:table-cell>
          <table:table-cell office:value-type="float" office:value="8040" table:style-name="ce6">
            <text:p>8,040<text:s/></text:p>
          </table:table-cell>
          <table:table-cell office:value-type="float" office:value="3465" table:style-name="ce6">
            <text:p>3,465<text:s/></text:p>
          </table:table-cell>
          <table:table-cell office:value-type="float" office:value="3124" table:style-name="ce6">
            <text:p>3,124<text:s/></text:p>
          </table:table-cell>
          <table:table-cell office:value-type="float" office:value="1918" table:style-name="ce6">
            <text:p>1,918<text:s/></text:p>
          </table:table-cell>
          <table:table-cell office:value-type="float" office:value="2614" table:style-name="ce6">
            <text:p>2,614<text:s/></text:p>
          </table:table-cell>
          <table:table-cell office:value-type="float" office:value="1609" table:style-name="ce6">
            <text:p>1,609<text:s/></text:p>
          </table:table-cell>
          <table:table-cell office:value-type="float" office:value="2850" table:style-name="ce6">
            <text:p>2,850<text:s/></text:p>
          </table:table-cell>
          <table:table-cell office:value-type="float" office:value="2616" table:style-name="ce6">
            <text:p>2,616<text:s/></text:p>
          </table:table-cell>
          <table:table-cell office:value-type="float" office:value="1352" table:style-name="ce6">
            <text:p>1,352<text:s/></text:p>
          </table:table-cell>
          <table:table-cell office:value-type="float" office:value="1455" table:style-name="ce6">
            <text:p>1,455<text:s/></text:p>
          </table:table-cell>
          <table:table-cell office:value-type="float" office:value="3253" table:style-name="ce6">
            <text:p>3,253<text:s/></text:p>
          </table:table-cell>
          <table:table-cell office:value-type="float" office:value="2002" table:style-name="ce6">
            <text:p>2,002<text:s/></text:p>
          </table:table-cell>
          <table:table-cell office:value-type="float" office:value="2659" table:style-name="ce6">
            <text:p>2,659<text:s/></text:p>
          </table:table-cell>
          <table:table-cell office:value-type="float" office:value="2952" table:style-name="ce6">
            <text:p>2,952<text:s/></text:p>
          </table:table-cell>
          <table:table-cell office:value-type="float" office:value="1255" table:style-name="ce6">
            <text:p>1,255<text:s/></text:p>
          </table:table-cell>
          <table:table-cell office:value-type="float" office:value="1595" table:style-name="ce6">
            <text:p>1,595<text:s/></text:p>
          </table:table-cell>
          <table:table-cell office:value-type="float" office:value="1151" table:style-name="ce6">
            <text:p>1,151<text:s/></text:p>
          </table:table-cell>
          <table:table-cell office:value-type="float" office:value="656" table:style-name="ce6">
            <text:p>656<text:s/></text:p>
          </table:table-cell>
          <table:table-cell office:value-type="float" office:value="1024" table:style-name="ce6">
            <text:p>1,024<text:s/></text:p>
          </table:table-cell>
          <table:table-cell office:value-type="float" office:value="1806" table:style-name="ce6">
            <text:p>1,806<text:s/></text:p>
          </table:table-cell>
          <table:table-cell office:value-type="float" office:value="2179" table:style-name="ce6">
            <text:p>2,179<text:s/></text:p>
          </table:table-cell>
          <table:table-cell office:value-type="float" office:value="2108" table:style-name="ce6">
            <text:p>2,108<text:s/></text:p>
          </table:table-cell>
          <table:table-cell office:value-type="float" office:value="2938" table:style-name="ce6">
            <text:p>2,938<text:s/></text:p>
          </table:table-cell>
          <table:table-cell office:value-type="float" office:value="3276" table:style-name="ce6">
            <text:p>3,276<text:s/></text:p>
          </table:table-cell>
          <table:table-cell office:value-type="float" office:value="3953" table:style-name="ce6">
            <text:p>3,953<text:s/></text:p>
          </table:table-cell>
          <table:table-cell office:value-type="float" office:value="2049" table:style-name="ce6">
            <text:p>2,049<text:s/></text:p>
          </table:table-cell>
          <table:table-cell office:value-type="float" office:value="1893" table:style-name="ce6">
            <text:p>1,893<text:s/></text:p>
          </table:table-cell>
          <table:table-cell office:value-type="float" office:value="1992" table:style-name="ce6">
            <text:p>1,992<text:s/></text:p>
          </table:table-cell>
          <table:table-cell office:value-type="float" office:value="2165" table:style-name="ce6">
            <text:p>2,165<text:s/></text:p>
          </table:table-cell>
          <table:table-cell office:value-type="float" office:value="2373" table:style-name="ce6">
            <text:p>2,373<text:s/></text:p>
          </table:table-cell>
          <table:table-cell office:value-type="float" office:value="1693" table:style-name="ce6">
            <text:p>1,693<text:s/></text:p>
          </table:table-cell>
          <table:table-cell office:value-type="float" office:value="1846" table:style-name="ce6">
            <text:p>1,846<text:s/></text:p>
          </table:table-cell>
          <table:table-cell office:value-type="float" office:value="227" table:style-name="ce6">
            <text:p>227<text:s/></text:p>
          </table:table-cell>
          <table:table-cell office:value-type="float" office:value="387" table:style-name="ce6">
            <text:p>387<text:s/></text:p>
          </table:table-cell>
          <table:table-cell office:value-type="float" office:value="616" table:style-name="ce6">
            <text:p>616<text:s/></text:p>
          </table:table-cell>
          <table:table-cell office:value-type="float" office:value="994" table:style-name="ce6">
            <text:p>994<text:s/></text:p>
          </table:table-cell>
          <table:table-cell office:value-type="float" office:value="331" table:style-name="ce6">
            <text:p>331<text:s/></text:p>
          </table:table-cell>
          <table:table-cell office:value-type="float" office:value="313" table:style-name="ce6">
            <text:p>313<text:s/></text:p>
          </table:table-cell>
          <table:table-cell office:value-type="float" office:value="446" table:style-name="ce6">
            <text:p>446<text:s/></text:p>
          </table:table-cell>
          <table:table-cell office:value-type="float" office:value="1058" table:style-name="ce6">
            <text:p>1,058<text:s/></text:p>
          </table:table-cell>
          <table:table-cell office:value-type="float" office:value="444" table:style-name="ce6">
            <text:p>444<text:s/></text:p>
          </table:table-cell>
          <table:table-cell office:value-type="float" office:value="709" table:style-name="ce6">
            <text:p>709<text:s/></text:p>
          </table:table-cell>
          <table:table-cell office:value-type="float" office:value="636" table:style-name="ce6">
            <text:p>636<text:s/></text:p>
          </table:table-cell>
          <table:table-cell table:number-columns-repeated="16264"/>
        </table:table-row>
        <table:table-row table:style-name="ro2">
          <table:table-cell office:value-type="date" office:date-value="2021-07-04T00:00:00" table:style-name="ce5">
            <text:p>2021/7/4</text:p>
          </table:table-cell>
          <table:table-cell office:value-type="float" office:value="426" table:style-name="ce6">
            <text:p>426<text:s/></text:p>
          </table:table-cell>
          <table:table-cell office:value-type="float" office:value="1235" table:style-name="ce6">
            <text:p>1,235<text:s/></text:p>
          </table:table-cell>
          <table:table-cell office:value-type="float" office:value="2736" table:style-name="ce6">
            <text:p>2,736<text:s/></text:p>
          </table:table-cell>
          <table:table-cell office:value-type="float" office:value="6478" table:style-name="ce6">
            <text:p>6,478<text:s/></text:p>
          </table:table-cell>
          <table:table-cell office:value-type="float" office:value="1791" table:style-name="ce6">
            <text:p>1,791<text:s/></text:p>
          </table:table-cell>
          <table:table-cell office:value-type="float" office:value="1255" table:style-name="ce6">
            <text:p>1,255<text:s/></text:p>
          </table:table-cell>
          <table:table-cell office:value-type="float" office:value="1147" table:style-name="ce6">
            <text:p>1,147<text:s/></text:p>
          </table:table-cell>
          <table:table-cell office:value-type="float" office:value="637" table:style-name="ce6">
            <text:p>637<text:s/></text:p>
          </table:table-cell>
          <table:table-cell office:value-type="float" office:value="431" table:style-name="ce6">
            <text:p>431<text:s/></text:p>
          </table:table-cell>
          <table:table-cell office:value-type="float" office:value="1122" table:style-name="ce6">
            <text:p>1,122<text:s/></text:p>
          </table:table-cell>
          <table:table-cell office:value-type="float" office:value="273" table:style-name="ce6">
            <text:p>273<text:s/></text:p>
          </table:table-cell>
          <table:table-cell office:value-type="float" office:value="457" table:style-name="ce6">
            <text:p>457<text:s/></text:p>
          </table:table-cell>
          <table:table-cell office:value-type="float" office:value="279" table:style-name="ce6">
            <text:p>279<text:s/></text:p>
          </table:table-cell>
          <table:table-cell office:value-type="float" office:value="812" table:style-name="ce6">
            <text:p>812<text:s/></text:p>
          </table:table-cell>
          <table:table-cell office:value-type="float" office:value="1262" table:style-name="ce6">
            <text:p>1,262<text:s/></text:p>
          </table:table-cell>
          <table:table-cell office:value-type="float" office:value="795" table:style-name="ce6">
            <text:p>795<text:s/></text:p>
          </table:table-cell>
          <table:table-cell office:value-type="float" office:value="841" table:style-name="ce6">
            <text:p>841<text:s/></text:p>
          </table:table-cell>
          <table:table-cell office:value-type="float" office:value="491" table:style-name="ce6">
            <text:p>491<text:s/></text:p>
          </table:table-cell>
          <table:table-cell office:value-type="float" office:value="1198" table:style-name="ce6">
            <text:p>1,198<text:s/></text:p>
          </table:table-cell>
          <table:table-cell office:value-type="float" office:value="477" table:style-name="ce6">
            <text:p>477<text:s/></text:p>
          </table:table-cell>
          <table:table-cell office:value-type="float" office:value="768" table:style-name="ce6">
            <text:p>768<text:s/></text:p>
          </table:table-cell>
          <table:table-cell office:value-type="float" office:value="942" table:style-name="ce6">
            <text:p>942<text:s/></text:p>
          </table:table-cell>
          <table:table-cell office:value-type="float" office:value="295" table:style-name="ce6">
            <text:p>295<text:s/></text:p>
          </table:table-cell>
          <table:table-cell office:value-type="float" office:value="2647" table:style-name="ce6">
            <text:p>2,647<text:s/></text:p>
          </table:table-cell>
          <table:table-cell office:value-type="float" office:value="559" table:style-name="ce6">
            <text:p>559<text:s/></text:p>
          </table:table-cell>
          <table:table-cell office:value-type="float" office:value="1881" table:style-name="ce6">
            <text:p>1,881<text:s/></text:p>
          </table:table-cell>
          <table:table-cell office:value-type="float" office:value="1409" table:style-name="ce6">
            <text:p>1,409<text:s/></text:p>
          </table:table-cell>
          <table:table-cell office:value-type="float" office:value="1974" table:style-name="ce6">
            <text:p>1,974<text:s/></text:p>
          </table:table-cell>
          <table:table-cell office:value-type="float" office:value="2346" table:style-name="ce6">
            <text:p>2,346<text:s/></text:p>
          </table:table-cell>
          <table:table-cell office:value-type="float" office:value="2212" table:style-name="ce6">
            <text:p>2,212<text:s/></text:p>
          </table:table-cell>
          <table:table-cell office:value-type="float" office:value="1425" table:style-name="ce6">
            <text:p>1,425<text:s/></text:p>
          </table:table-cell>
          <table:table-cell office:value-type="float" office:value="2658" table:style-name="ce6">
            <text:p>2,658<text:s/></text:p>
          </table:table-cell>
          <table:table-cell office:value-type="float" office:value="1977" table:style-name="ce6">
            <text:p>1,977<text:s/></text:p>
          </table:table-cell>
          <table:table-cell office:value-type="float" office:value="3221" table:style-name="ce6">
            <text:p>3,221<text:s/></text:p>
          </table:table-cell>
          <table:table-cell office:value-type="float" office:value="1625" table:style-name="ce6">
            <text:p>1,625<text:s/></text:p>
          </table:table-cell>
          <table:table-cell office:value-type="float" office:value="508" table:style-name="ce6">
            <text:p>508<text:s/></text:p>
          </table:table-cell>
          <table:table-cell office:value-type="float" office:value="4263" table:style-name="ce6">
            <text:p>4,263<text:s/></text:p>
          </table:table-cell>
          <table:table-cell office:value-type="float" office:value="2773" table:style-name="ce6">
            <text:p>2,773<text:s/></text:p>
          </table:table-cell>
          <table:table-cell office:value-type="float" office:value="2999" table:style-name="ce6">
            <text:p>2,999<text:s/></text:p>
          </table:table-cell>
          <table:table-cell office:value-type="float" office:value="2809" table:style-name="ce6">
            <text:p>2,809<text:s/></text:p>
          </table:table-cell>
          <table:table-cell office:value-type="float" office:value="1539" table:style-name="ce6">
            <text:p>1,539<text:s/></text:p>
          </table:table-cell>
          <table:table-cell office:value-type="float" office:value="13561" table:style-name="ce6">
            <text:p>13,561<text:s/></text:p>
          </table:table-cell>
          <table:table-cell office:value-type="float" office:value="5235" table:style-name="ce6">
            <text:p>5,235<text:s/></text:p>
          </table:table-cell>
          <table:table-cell office:value-type="float" office:value="2155" table:style-name="ce6">
            <text:p>2,155<text:s/></text:p>
          </table:table-cell>
          <table:table-cell office:value-type="float" office:value="2443" table:style-name="ce6">
            <text:p>2,443<text:s/></text:p>
          </table:table-cell>
          <table:table-cell office:value-type="float" office:value="2727" table:style-name="ce6">
            <text:p>2,727<text:s/></text:p>
          </table:table-cell>
          <table:table-cell office:value-type="float" office:value="2789" table:style-name="ce6">
            <text:p>2,789<text:s/></text:p>
          </table:table-cell>
          <table:table-cell office:value-type="float" office:value="3078" table:style-name="ce6">
            <text:p>3,078<text:s/></text:p>
          </table:table-cell>
          <table:table-cell office:value-type="float" office:value="3134" table:style-name="ce6">
            <text:p>3,134<text:s/></text:p>
          </table:table-cell>
          <table:table-cell office:value-type="float" office:value="1359" table:style-name="ce6">
            <text:p>1,359<text:s/></text:p>
          </table:table-cell>
          <table:table-cell office:value-type="float" office:value="3400" table:style-name="ce6">
            <text:p>3,400<text:s/></text:p>
          </table:table-cell>
          <table:table-cell office:value-type="float" office:value="1116" table:style-name="ce6">
            <text:p>1,116<text:s/></text:p>
          </table:table-cell>
          <table:table-cell office:value-type="float" office:value="959" table:style-name="ce6">
            <text:p>959<text:s/></text:p>
          </table:table-cell>
          <table:table-cell office:value-type="float" office:value="2468" table:style-name="ce6">
            <text:p>2,468<text:s/></text:p>
          </table:table-cell>
          <table:table-cell office:value-type="float" office:value="544" table:style-name="ce6">
            <text:p>544<text:s/></text:p>
          </table:table-cell>
          <table:table-cell office:value-type="float" office:value="592" table:style-name="ce6">
            <text:p>592<text:s/></text:p>
          </table:table-cell>
          <table:table-cell office:value-type="float" office:value="356" table:style-name="ce6">
            <text:p>356<text:s/></text:p>
          </table:table-cell>
          <table:table-cell office:value-type="float" office:value="1489" table:style-name="ce6">
            <text:p>1,489<text:s/></text:p>
          </table:table-cell>
          <table:table-cell office:value-type="float" office:value="1688" table:style-name="ce6">
            <text:p>1,688<text:s/></text:p>
          </table:table-cell>
          <table:table-cell office:value-type="float" office:value="1904" table:style-name="ce6">
            <text:p>1,904<text:s/></text:p>
          </table:table-cell>
          <table:table-cell office:value-type="float" office:value="5221" table:style-name="ce6">
            <text:p>5,221<text:s/></text:p>
          </table:table-cell>
          <table:table-cell office:value-type="float" office:value="1225" table:style-name="ce6">
            <text:p>1,225<text:s/></text:p>
          </table:table-cell>
          <table:table-cell office:value-type="float" office:value="1337" table:style-name="ce6">
            <text:p>1,337<text:s/></text:p>
          </table:table-cell>
          <table:table-cell office:value-type="float" office:value="980" table:style-name="ce6">
            <text:p>980<text:s/></text:p>
          </table:table-cell>
          <table:table-cell office:value-type="float" office:value="2612" table:style-name="ce6">
            <text:p>2,612<text:s/></text:p>
          </table:table-cell>
          <table:table-cell office:value-type="float" office:value="2434" table:style-name="ce6">
            <text:p>2,434<text:s/></text:p>
          </table:table-cell>
          <table:table-cell office:value-type="float" office:value="3495" table:style-name="ce6">
            <text:p>3,495<text:s/></text:p>
          </table:table-cell>
          <table:table-cell office:value-type="float" office:value="3879" table:style-name="ce6">
            <text:p>3,879<text:s/></text:p>
          </table:table-cell>
          <table:table-cell office:value-type="float" office:value="4415" table:style-name="ce6">
            <text:p>4,415<text:s/></text:p>
          </table:table-cell>
          <table:table-cell office:value-type="float" office:value="2954" table:style-name="ce6">
            <text:p>2,954<text:s/></text:p>
          </table:table-cell>
          <table:table-cell office:value-type="float" office:value="2664" table:style-name="ce6">
            <text:p>2,664<text:s/></text:p>
          </table:table-cell>
          <table:table-cell office:value-type="float" office:value="5737" table:style-name="ce6">
            <text:p>5,737<text:s/></text:p>
          </table:table-cell>
          <table:table-cell office:value-type="float" office:value="1299" table:style-name="ce6">
            <text:p>1,299<text:s/></text:p>
          </table:table-cell>
          <table:table-cell office:value-type="float" office:value="3513" table:style-name="ce6">
            <text:p>3,513<text:s/></text:p>
          </table:table-cell>
          <table:table-cell office:value-type="float" office:value="2933" table:style-name="ce6">
            <text:p>2,933<text:s/></text:p>
          </table:table-cell>
          <table:table-cell office:value-type="float" office:value="1673" table:style-name="ce6">
            <text:p>1,673<text:s/></text:p>
          </table:table-cell>
          <table:table-cell office:value-type="float" office:value="6844" table:style-name="ce6">
            <text:p>6,844<text:s/></text:p>
          </table:table-cell>
          <table:table-cell office:value-type="float" office:value="2139" table:style-name="ce6">
            <text:p>2,139<text:s/></text:p>
          </table:table-cell>
          <table:table-cell office:value-type="float" office:value="2035" table:style-name="ce6">
            <text:p>2,035<text:s/></text:p>
          </table:table-cell>
          <table:table-cell office:value-type="float" office:value="1295" table:style-name="ce6">
            <text:p>1,295<text:s/></text:p>
          </table:table-cell>
          <table:table-cell office:value-type="float" office:value="2311" table:style-name="ce6">
            <text:p>2,311<text:s/></text:p>
          </table:table-cell>
          <table:table-cell office:value-type="float" office:value="1215" table:style-name="ce6">
            <text:p>1,215<text:s/></text:p>
          </table:table-cell>
          <table:table-cell office:value-type="float" office:value="2165" table:style-name="ce6">
            <text:p>2,165<text:s/></text:p>
          </table:table-cell>
          <table:table-cell office:value-type="float" office:value="1796" table:style-name="ce6">
            <text:p>1,796<text:s/></text:p>
          </table:table-cell>
          <table:table-cell office:value-type="float" office:value="978" table:style-name="ce6">
            <text:p>978<text:s/></text:p>
          </table:table-cell>
          <table:table-cell office:value-type="float" office:value="1019" table:style-name="ce6">
            <text:p>1,019<text:s/></text:p>
          </table:table-cell>
          <table:table-cell office:value-type="float" office:value="2122" table:style-name="ce6">
            <text:p>2,122<text:s/></text:p>
          </table:table-cell>
          <table:table-cell office:value-type="float" office:value="1382" table:style-name="ce6">
            <text:p>1,382<text:s/></text:p>
          </table:table-cell>
          <table:table-cell office:value-type="float" office:value="1882" table:style-name="ce6">
            <text:p>1,882<text:s/></text:p>
          </table:table-cell>
          <table:table-cell office:value-type="float" office:value="2263" table:style-name="ce6">
            <text:p>2,263<text:s/></text:p>
          </table:table-cell>
          <table:table-cell office:value-type="float" office:value="955" table:style-name="ce6">
            <text:p>955<text:s/></text:p>
          </table:table-cell>
          <table:table-cell office:value-type="float" office:value="1184" table:style-name="ce6">
            <text:p>1,184<text:s/></text:p>
          </table:table-cell>
          <table:table-cell office:value-type="float" office:value="865" table:style-name="ce6">
            <text:p>865<text:s/></text:p>
          </table:table-cell>
          <table:table-cell office:value-type="float" office:value="536" table:style-name="ce6">
            <text:p>536<text:s/></text:p>
          </table:table-cell>
          <table:table-cell office:value-type="float" office:value="888" table:style-name="ce6">
            <text:p>888<text:s/></text:p>
          </table:table-cell>
          <table:table-cell office:value-type="float" office:value="1426" table:style-name="ce6">
            <text:p>1,426<text:s/></text:p>
          </table:table-cell>
          <table:table-cell office:value-type="float" office:value="1677" table:style-name="ce6">
            <text:p>1,677<text:s/></text:p>
          </table:table-cell>
          <table:table-cell office:value-type="float" office:value="1688" table:style-name="ce6">
            <text:p>1,688<text:s/></text:p>
          </table:table-cell>
          <table:table-cell office:value-type="float" office:value="2179" table:style-name="ce6">
            <text:p>2,179<text:s/></text:p>
          </table:table-cell>
          <table:table-cell office:value-type="float" office:value="2425" table:style-name="ce6">
            <text:p>2,425<text:s/></text:p>
          </table:table-cell>
          <table:table-cell office:value-type="float" office:value="2752" table:style-name="ce6">
            <text:p>2,752<text:s/></text:p>
          </table:table-cell>
          <table:table-cell office:value-type="float" office:value="1519" table:style-name="ce6">
            <text:p>1,519<text:s/></text:p>
          </table:table-cell>
          <table:table-cell office:value-type="float" office:value="1337" table:style-name="ce6">
            <text:p>1,337<text:s/></text:p>
          </table:table-cell>
          <table:table-cell office:value-type="float" office:value="1518" table:style-name="ce6">
            <text:p>1,518<text:s/></text:p>
          </table:table-cell>
          <table:table-cell office:value-type="float" office:value="1654" table:style-name="ce6">
            <text:p>1,654<text:s/></text:p>
          </table:table-cell>
          <table:table-cell office:value-type="float" office:value="1807" table:style-name="ce6">
            <text:p>1,807<text:s/></text:p>
          </table:table-cell>
          <table:table-cell office:value-type="float" office:value="1229" table:style-name="ce6">
            <text:p>1,229<text:s/></text:p>
          </table:table-cell>
          <table:table-cell office:value-type="float" office:value="1394" table:style-name="ce6">
            <text:p>1,394<text:s/></text:p>
          </table:table-cell>
          <table:table-cell office:value-type="float" office:value="179" table:style-name="ce6">
            <text:p>179<text:s/></text:p>
          </table:table-cell>
          <table:table-cell office:value-type="float" office:value="312" table:style-name="ce6">
            <text:p>312<text:s/></text:p>
          </table:table-cell>
          <table:table-cell office:value-type="float" office:value="525" table:style-name="ce6">
            <text:p>525<text:s/></text:p>
          </table:table-cell>
          <table:table-cell office:value-type="float" office:value="765" table:style-name="ce6">
            <text:p>765<text:s/></text:p>
          </table:table-cell>
          <table:table-cell office:value-type="float" office:value="214" table:style-name="ce6">
            <text:p>214<text:s/></text:p>
          </table:table-cell>
          <table:table-cell office:value-type="float" office:value="221" table:style-name="ce6">
            <text:p>221<text:s/></text:p>
          </table:table-cell>
          <table:table-cell office:value-type="float" office:value="294" table:style-name="ce6">
            <text:p>294<text:s/></text:p>
          </table:table-cell>
          <table:table-cell office:value-type="float" office:value="1167" table:style-name="ce6">
            <text:p>1,167<text:s/></text:p>
          </table:table-cell>
          <table:table-cell office:value-type="float" office:value="316" table:style-name="ce6">
            <text:p>316<text:s/></text:p>
          </table:table-cell>
          <table:table-cell office:value-type="float" office:value="506" table:style-name="ce6">
            <text:p>506<text:s/></text:p>
          </table:table-cell>
          <table:table-cell office:value-type="float" office:value="522" table:style-name="ce6">
            <text:p>522<text:s/></text:p>
          </table:table-cell>
          <table:table-cell table:number-columns-repeated="16264"/>
        </table:table-row>
        <table:table-row table:style-name="ro2">
          <table:table-cell office:value-type="date" office:date-value="2021-07-05T00:00:00" table:style-name="ce5">
            <text:p>2021/7/5</text:p>
          </table:table-cell>
          <table:table-cell office:value-type="float" office:value="1234" table:style-name="ce6">
            <text:p>1,234<text:s/></text:p>
          </table:table-cell>
          <table:table-cell office:value-type="float" office:value="4491" table:style-name="ce6">
            <text:p>4,491<text:s/></text:p>
          </table:table-cell>
          <table:table-cell office:value-type="float" office:value="13430" table:style-name="ce6">
            <text:p>13,430<text:s/></text:p>
          </table:table-cell>
          <table:table-cell office:value-type="float" office:value="12229" table:style-name="ce6">
            <text:p>12,229<text:s/></text:p>
          </table:table-cell>
          <table:table-cell office:value-type="float" office:value="6701" table:style-name="ce6">
            <text:p>6,701<text:s/></text:p>
          </table:table-cell>
          <table:table-cell office:value-type="float" office:value="4065" table:style-name="ce6">
            <text:p>4,065<text:s/></text:p>
          </table:table-cell>
          <table:table-cell office:value-type="float" office:value="3648" table:style-name="ce6">
            <text:p>3,648<text:s/></text:p>
          </table:table-cell>
          <table:table-cell office:value-type="float" office:value="1479" table:style-name="ce6">
            <text:p>1,479<text:s/></text:p>
          </table:table-cell>
          <table:table-cell office:value-type="float" office:value="1132" table:style-name="ce6">
            <text:p>1,132<text:s/></text:p>
          </table:table-cell>
          <table:table-cell office:value-type="float" office:value="4013" table:style-name="ce6">
            <text:p>4,013<text:s/></text:p>
          </table:table-cell>
          <table:table-cell office:value-type="float" office:value="907" table:style-name="ce6">
            <text:p>907<text:s/></text:p>
          </table:table-cell>
          <table:table-cell office:value-type="float" office:value="1287" table:style-name="ce6">
            <text:p>1,287<text:s/></text:p>
          </table:table-cell>
          <table:table-cell office:value-type="float" office:value="876" table:style-name="ce6">
            <text:p>876<text:s/></text:p>
          </table:table-cell>
          <table:table-cell office:value-type="float" office:value="2061" table:style-name="ce6">
            <text:p>2,061<text:s/></text:p>
          </table:table-cell>
          <table:table-cell office:value-type="float" office:value="2889" table:style-name="ce6">
            <text:p>2,889<text:s/></text:p>
          </table:table-cell>
          <table:table-cell office:value-type="float" office:value="4850" table:style-name="ce6">
            <text:p>4,850<text:s/></text:p>
          </table:table-cell>
          <table:table-cell office:value-type="float" office:value="4955" table:style-name="ce6">
            <text:p>4,955<text:s/></text:p>
          </table:table-cell>
          <table:table-cell office:value-type="float" office:value="1416" table:style-name="ce6">
            <text:p>1,416<text:s/></text:p>
          </table:table-cell>
          <table:table-cell office:value-type="float" office:value="2820" table:style-name="ce6">
            <text:p>2,820<text:s/></text:p>
          </table:table-cell>
          <table:table-cell office:value-type="float" office:value="873" table:style-name="ce6">
            <text:p>873<text:s/></text:p>
          </table:table-cell>
          <table:table-cell office:value-type="float" office:value="2267" table:style-name="ce6">
            <text:p>2,267<text:s/></text:p>
          </table:table-cell>
          <table:table-cell office:value-type="float" office:value="2425" table:style-name="ce6">
            <text:p>2,425<text:s/></text:p>
          </table:table-cell>
          <table:table-cell office:value-type="float" office:value="1602" table:style-name="ce6">
            <text:p>1,602<text:s/></text:p>
          </table:table-cell>
          <table:table-cell office:value-type="float" office:value="9642" table:style-name="ce6">
            <text:p>9,642<text:s/></text:p>
          </table:table-cell>
          <table:table-cell office:value-type="float" office:value="893" table:style-name="ce6">
            <text:p>893<text:s/></text:p>
          </table:table-cell>
          <table:table-cell office:value-type="float" office:value="4186" table:style-name="ce6">
            <text:p>4,186<text:s/></text:p>
          </table:table-cell>
          <table:table-cell office:value-type="float" office:value="4150" table:style-name="ce6">
            <text:p>4,150<text:s/></text:p>
          </table:table-cell>
          <table:table-cell office:value-type="float" office:value="5153" table:style-name="ce6">
            <text:p>5,153<text:s/></text:p>
          </table:table-cell>
          <table:table-cell office:value-type="float" office:value="7583" table:style-name="ce6">
            <text:p>7,583<text:s/></text:p>
          </table:table-cell>
          <table:table-cell office:value-type="float" office:value="4948" table:style-name="ce6">
            <text:p>4,948<text:s/></text:p>
          </table:table-cell>
          <table:table-cell office:value-type="float" office:value="3524" table:style-name="ce6">
            <text:p>3,524<text:s/></text:p>
          </table:table-cell>
          <table:table-cell office:value-type="float" office:value="6114" table:style-name="ce6">
            <text:p>6,114<text:s/></text:p>
          </table:table-cell>
          <table:table-cell office:value-type="float" office:value="5183" table:style-name="ce6">
            <text:p>5,183<text:s/></text:p>
          </table:table-cell>
          <table:table-cell office:value-type="float" office:value="9624" table:style-name="ce6">
            <text:p>9,624<text:s/></text:p>
          </table:table-cell>
          <table:table-cell office:value-type="float" office:value="7108" table:style-name="ce6">
            <text:p>7,108<text:s/></text:p>
          </table:table-cell>
          <table:table-cell office:value-type="float" office:value="2700" table:style-name="ce6">
            <text:p>2,700<text:s/></text:p>
          </table:table-cell>
          <table:table-cell office:value-type="float" office:value="11247" table:style-name="ce6">
            <text:p>11,247<text:s/></text:p>
          </table:table-cell>
          <table:table-cell office:value-type="float" office:value="8136" table:style-name="ce6">
            <text:p>8,136<text:s/></text:p>
          </table:table-cell>
          <table:table-cell office:value-type="float" office:value="9024" table:style-name="ce6">
            <text:p>9,024<text:s/></text:p>
          </table:table-cell>
          <table:table-cell office:value-type="float" office:value="7446" table:style-name="ce6">
            <text:p>7,446<text:s/></text:p>
          </table:table-cell>
          <table:table-cell office:value-type="float" office:value="10157" table:style-name="ce6">
            <text:p>10,157<text:s/></text:p>
          </table:table-cell>
          <table:table-cell office:value-type="float" office:value="29992" table:style-name="ce6">
            <text:p>29,992<text:s/></text:p>
          </table:table-cell>
          <table:table-cell office:value-type="float" office:value="11017" table:style-name="ce6">
            <text:p>11,017<text:s/></text:p>
          </table:table-cell>
          <table:table-cell office:value-type="float" office:value="6959" table:style-name="ce6">
            <text:p>6,959<text:s/></text:p>
          </table:table-cell>
          <table:table-cell office:value-type="float" office:value="7505" table:style-name="ce6">
            <text:p>7,505<text:s/></text:p>
          </table:table-cell>
          <table:table-cell office:value-type="float" office:value="7224" table:style-name="ce6">
            <text:p>7,224<text:s/></text:p>
          </table:table-cell>
          <table:table-cell office:value-type="float" office:value="6345" table:style-name="ce6">
            <text:p>6,345<text:s/></text:p>
          </table:table-cell>
          <table:table-cell office:value-type="float" office:value="7644" table:style-name="ce6">
            <text:p>7,644<text:s/></text:p>
          </table:table-cell>
          <table:table-cell office:value-type="float" office:value="7553" table:style-name="ce6">
            <text:p>7,553<text:s/></text:p>
          </table:table-cell>
          <table:table-cell office:value-type="float" office:value="4405" table:style-name="ce6">
            <text:p>4,405<text:s/></text:p>
          </table:table-cell>
          <table:table-cell office:value-type="float" office:value="10384" table:style-name="ce6">
            <text:p>10,384<text:s/></text:p>
          </table:table-cell>
          <table:table-cell office:value-type="float" office:value="2728" table:style-name="ce6">
            <text:p>2,728<text:s/></text:p>
          </table:table-cell>
          <table:table-cell office:value-type="float" office:value="3375" table:style-name="ce6">
            <text:p>3,375<text:s/></text:p>
          </table:table-cell>
          <table:table-cell office:value-type="float" office:value="5630" table:style-name="ce6">
            <text:p>5,630<text:s/></text:p>
          </table:table-cell>
          <table:table-cell office:value-type="float" office:value="904" table:style-name="ce6">
            <text:p>904<text:s/></text:p>
          </table:table-cell>
          <table:table-cell office:value-type="float" office:value="1513" table:style-name="ce6">
            <text:p>1,513<text:s/></text:p>
          </table:table-cell>
          <table:table-cell office:value-type="float" office:value="1331" table:style-name="ce6">
            <text:p>1,331<text:s/></text:p>
          </table:table-cell>
          <table:table-cell office:value-type="float" office:value="3740" table:style-name="ce6">
            <text:p>3,740<text:s/></text:p>
          </table:table-cell>
          <table:table-cell office:value-type="float" office:value="3520" table:style-name="ce6">
            <text:p>3,520<text:s/></text:p>
          </table:table-cell>
          <table:table-cell office:value-type="float" office:value="4287" table:style-name="ce6">
            <text:p>4,287<text:s/></text:p>
          </table:table-cell>
          <table:table-cell office:value-type="float" office:value="10137" table:style-name="ce6">
            <text:p>10,137<text:s/></text:p>
          </table:table-cell>
          <table:table-cell office:value-type="float" office:value="3478" table:style-name="ce6">
            <text:p>3,478<text:s/></text:p>
          </table:table-cell>
          <table:table-cell office:value-type="float" office:value="4072" table:style-name="ce6">
            <text:p>4,072<text:s/></text:p>
          </table:table-cell>
          <table:table-cell office:value-type="float" office:value="2956" table:style-name="ce6">
            <text:p>2,956<text:s/></text:p>
          </table:table-cell>
          <table:table-cell office:value-type="float" office:value="7543" table:style-name="ce6">
            <text:p>7,543<text:s/></text:p>
          </table:table-cell>
          <table:table-cell office:value-type="float" office:value="9157" table:style-name="ce6">
            <text:p>9,157<text:s/></text:p>
          </table:table-cell>
          <table:table-cell office:value-type="float" office:value="9375" table:style-name="ce6">
            <text:p>9,375<text:s/></text:p>
          </table:table-cell>
          <table:table-cell office:value-type="float" office:value="10172" table:style-name="ce6">
            <text:p>10,172<text:s/></text:p>
          </table:table-cell>
          <table:table-cell office:value-type="float" office:value="12679" table:style-name="ce6">
            <text:p>12,679<text:s/></text:p>
          </table:table-cell>
          <table:table-cell office:value-type="float" office:value="8794" table:style-name="ce6">
            <text:p>8,794<text:s/></text:p>
          </table:table-cell>
          <table:table-cell office:value-type="float" office:value="6168" table:style-name="ce6">
            <text:p>6,168<text:s/></text:p>
          </table:table-cell>
          <table:table-cell office:value-type="float" office:value="13412" table:style-name="ce6">
            <text:p>13,412<text:s/></text:p>
          </table:table-cell>
          <table:table-cell office:value-type="float" office:value="6050" table:style-name="ce6">
            <text:p>6,050<text:s/></text:p>
          </table:table-cell>
          <table:table-cell office:value-type="float" office:value="9635" table:style-name="ce6">
            <text:p>9,635<text:s/></text:p>
          </table:table-cell>
          <table:table-cell office:value-type="float" office:value="8965" table:style-name="ce6">
            <text:p>8,965<text:s/></text:p>
          </table:table-cell>
          <table:table-cell office:value-type="float" office:value="5525" table:style-name="ce6">
            <text:p>5,525<text:s/></text:p>
          </table:table-cell>
          <table:table-cell office:value-type="float" office:value="15536" table:style-name="ce6">
            <text:p>15,536<text:s/></text:p>
          </table:table-cell>
          <table:table-cell office:value-type="float" office:value="6004" table:style-name="ce6">
            <text:p>6,004<text:s/></text:p>
          </table:table-cell>
          <table:table-cell office:value-type="float" office:value="5706" table:style-name="ce6">
            <text:p>5,706<text:s/></text:p>
          </table:table-cell>
          <table:table-cell office:value-type="float" office:value="5462" table:style-name="ce6">
            <text:p>5,462<text:s/></text:p>
          </table:table-cell>
          <table:table-cell office:value-type="float" office:value="5162" table:style-name="ce6">
            <text:p>5,162<text:s/></text:p>
          </table:table-cell>
          <table:table-cell office:value-type="float" office:value="4227" table:style-name="ce6">
            <text:p>4,227<text:s/></text:p>
          </table:table-cell>
          <table:table-cell office:value-type="float" office:value="6807" table:style-name="ce6">
            <text:p>6,807<text:s/></text:p>
          </table:table-cell>
          <table:table-cell office:value-type="float" office:value="6258" table:style-name="ce6">
            <text:p>6,258<text:s/></text:p>
          </table:table-cell>
          <table:table-cell office:value-type="float" office:value="2397" table:style-name="ce6">
            <text:p>2,397<text:s/></text:p>
          </table:table-cell>
          <table:table-cell office:value-type="float" office:value="4096" table:style-name="ce6">
            <text:p>4,096<text:s/></text:p>
          </table:table-cell>
          <table:table-cell office:value-type="float" office:value="13276" table:style-name="ce6">
            <text:p>13,276<text:s/></text:p>
          </table:table-cell>
          <table:table-cell office:value-type="float" office:value="6625" table:style-name="ce6">
            <text:p>6,625<text:s/></text:p>
          </table:table-cell>
          <table:table-cell office:value-type="float" office:value="7691" table:style-name="ce6">
            <text:p>7,691<text:s/></text:p>
          </table:table-cell>
          <table:table-cell office:value-type="float" office:value="7965" table:style-name="ce6">
            <text:p>7,965<text:s/></text:p>
          </table:table-cell>
          <table:table-cell office:value-type="float" office:value="2710" table:style-name="ce6">
            <text:p>2,710<text:s/></text:p>
          </table:table-cell>
          <table:table-cell office:value-type="float" office:value="3623" table:style-name="ce6">
            <text:p>3,623<text:s/></text:p>
          </table:table-cell>
          <table:table-cell office:value-type="float" office:value="2294" table:style-name="ce6">
            <text:p>2,294<text:s/></text:p>
          </table:table-cell>
          <table:table-cell office:value-type="float" office:value="2303" table:style-name="ce6">
            <text:p>2,303<text:s/></text:p>
          </table:table-cell>
          <table:table-cell office:value-type="float" office:value="2194" table:style-name="ce6">
            <text:p>2,194<text:s/></text:p>
          </table:table-cell>
          <table:table-cell office:value-type="float" office:value="3762" table:style-name="ce6">
            <text:p>3,762<text:s/></text:p>
          </table:table-cell>
          <table:table-cell office:value-type="float" office:value="3576" table:style-name="ce6">
            <text:p>3,576<text:s/></text:p>
          </table:table-cell>
          <table:table-cell office:value-type="float" office:value="4249" table:style-name="ce6">
            <text:p>4,249<text:s/></text:p>
          </table:table-cell>
          <table:table-cell office:value-type="float" office:value="5827" table:style-name="ce6">
            <text:p>5,827<text:s/></text:p>
          </table:table-cell>
          <table:table-cell office:value-type="float" office:value="9504" table:style-name="ce6">
            <text:p>9,504<text:s/></text:p>
          </table:table-cell>
          <table:table-cell office:value-type="float" office:value="6522" table:style-name="ce6">
            <text:p>6,522<text:s/></text:p>
          </table:table-cell>
          <table:table-cell office:value-type="float" office:value="4872" table:style-name="ce6">
            <text:p>4,872<text:s/></text:p>
          </table:table-cell>
          <table:table-cell office:value-type="float" office:value="4202" table:style-name="ce6">
            <text:p>4,202<text:s/></text:p>
          </table:table-cell>
          <table:table-cell office:value-type="float" office:value="4294" table:style-name="ce6">
            <text:p>4,294<text:s/></text:p>
          </table:table-cell>
          <table:table-cell office:value-type="float" office:value="4563" table:style-name="ce6">
            <text:p>4,563<text:s/></text:p>
          </table:table-cell>
          <table:table-cell office:value-type="float" office:value="4551" table:style-name="ce6">
            <text:p>4,551<text:s/></text:p>
          </table:table-cell>
          <table:table-cell office:value-type="float" office:value="4029" table:style-name="ce6">
            <text:p>4,029<text:s/></text:p>
          </table:table-cell>
          <table:table-cell office:value-type="float" office:value="3996" table:style-name="ce6">
            <text:p>3,996<text:s/></text:p>
          </table:table-cell>
          <table:table-cell office:value-type="float" office:value="457" table:style-name="ce6">
            <text:p>457<text:s/></text:p>
          </table:table-cell>
          <table:table-cell office:value-type="float" office:value="846" table:style-name="ce6">
            <text:p>846<text:s/></text:p>
          </table:table-cell>
          <table:table-cell office:value-type="float" office:value="1304" table:style-name="ce6">
            <text:p>1,304<text:s/></text:p>
          </table:table-cell>
          <table:table-cell office:value-type="float" office:value="1697" table:style-name="ce6">
            <text:p>1,697<text:s/></text:p>
          </table:table-cell>
          <table:table-cell office:value-type="float" office:value="1043" table:style-name="ce6">
            <text:p>1,043<text:s/></text:p>
          </table:table-cell>
          <table:table-cell office:value-type="float" office:value="1453" table:style-name="ce6">
            <text:p>1,453<text:s/></text:p>
          </table:table-cell>
          <table:table-cell office:value-type="float" office:value="1036" table:style-name="ce6">
            <text:p>1,036<text:s/></text:p>
          </table:table-cell>
          <table:table-cell office:value-type="float" office:value="2332" table:style-name="ce6">
            <text:p>2,332<text:s/></text:p>
          </table:table-cell>
          <table:table-cell office:value-type="float" office:value="797" table:style-name="ce6">
            <text:p>797<text:s/></text:p>
          </table:table-cell>
          <table:table-cell office:value-type="float" office:value="1281" table:style-name="ce6">
            <text:p>1,281<text:s/></text:p>
          </table:table-cell>
          <table:table-cell office:value-type="float" office:value="1765" table:style-name="ce6">
            <text:p>1,765<text:s/></text:p>
          </table:table-cell>
          <table:table-cell table:number-columns-repeated="16264"/>
        </table:table-row>
        <table:table-row table:style-name="ro2">
          <table:table-cell office:value-type="date" office:date-value="2021-07-06T00:00:00" table:style-name="ce5">
            <text:p>2021/7/6</text:p>
          </table:table-cell>
          <table:table-cell office:value-type="float" office:value="1169" table:style-name="ce6">
            <text:p>1,169<text:s/></text:p>
          </table:table-cell>
          <table:table-cell office:value-type="float" office:value="4567" table:style-name="ce6">
            <text:p>4,567<text:s/></text:p>
          </table:table-cell>
          <table:table-cell office:value-type="float" office:value="13396" table:style-name="ce6">
            <text:p>13,396<text:s/></text:p>
          </table:table-cell>
          <table:table-cell office:value-type="float" office:value="12595" table:style-name="ce6">
            <text:p>12,595<text:s/></text:p>
          </table:table-cell>
          <table:table-cell office:value-type="float" office:value="6758" table:style-name="ce6">
            <text:p>6,758<text:s/></text:p>
          </table:table-cell>
          <table:table-cell office:value-type="float" office:value="4126" table:style-name="ce6">
            <text:p>4,126<text:s/></text:p>
          </table:table-cell>
          <table:table-cell office:value-type="float" office:value="3602" table:style-name="ce6">
            <text:p>3,602<text:s/></text:p>
          </table:table-cell>
          <table:table-cell office:value-type="float" office:value="1455" table:style-name="ce6">
            <text:p>1,455<text:s/></text:p>
          </table:table-cell>
          <table:table-cell office:value-type="float" office:value="1114" table:style-name="ce6">
            <text:p>1,114<text:s/></text:p>
          </table:table-cell>
          <table:table-cell office:value-type="float" office:value="3925" table:style-name="ce6">
            <text:p>3,925<text:s/></text:p>
          </table:table-cell>
          <table:table-cell office:value-type="float" office:value="904" table:style-name="ce6">
            <text:p>904<text:s/></text:p>
          </table:table-cell>
          <table:table-cell office:value-type="float" office:value="1171" table:style-name="ce6">
            <text:p>1,171<text:s/></text:p>
          </table:table-cell>
          <table:table-cell office:value-type="float" office:value="865" table:style-name="ce6">
            <text:p>865<text:s/></text:p>
          </table:table-cell>
          <table:table-cell office:value-type="float" office:value="2002" table:style-name="ce6">
            <text:p>2,002<text:s/></text:p>
          </table:table-cell>
          <table:table-cell office:value-type="float" office:value="2846" table:style-name="ce6">
            <text:p>2,846<text:s/></text:p>
          </table:table-cell>
          <table:table-cell office:value-type="float" office:value="4778" table:style-name="ce6">
            <text:p>4,778<text:s/></text:p>
          </table:table-cell>
          <table:table-cell office:value-type="float" office:value="4943" table:style-name="ce6">
            <text:p>4,943<text:s/></text:p>
          </table:table-cell>
          <table:table-cell office:value-type="float" office:value="1349" table:style-name="ce6">
            <text:p>1,349<text:s/></text:p>
          </table:table-cell>
          <table:table-cell office:value-type="float" office:value="2886" table:style-name="ce6">
            <text:p>2,886<text:s/></text:p>
          </table:table-cell>
          <table:table-cell office:value-type="float" office:value="850" table:style-name="ce6">
            <text:p>850<text:s/></text:p>
          </table:table-cell>
          <table:table-cell office:value-type="float" office:value="2204" table:style-name="ce6">
            <text:p>2,204<text:s/></text:p>
          </table:table-cell>
          <table:table-cell office:value-type="float" office:value="2484" table:style-name="ce6">
            <text:p>2,484<text:s/></text:p>
          </table:table-cell>
          <table:table-cell office:value-type="float" office:value="1742" table:style-name="ce6">
            <text:p>1,742<text:s/></text:p>
          </table:table-cell>
          <table:table-cell office:value-type="float" office:value="9568" table:style-name="ce6">
            <text:p>9,568<text:s/></text:p>
          </table:table-cell>
          <table:table-cell office:value-type="float" office:value="866" table:style-name="ce6">
            <text:p>866<text:s/></text:p>
          </table:table-cell>
          <table:table-cell office:value-type="float" office:value="4112" table:style-name="ce6">
            <text:p>4,112<text:s/></text:p>
          </table:table-cell>
          <table:table-cell office:value-type="float" office:value="4031" table:style-name="ce6">
            <text:p>4,031<text:s/></text:p>
          </table:table-cell>
          <table:table-cell office:value-type="float" office:value="5139" table:style-name="ce6">
            <text:p>5,139<text:s/></text:p>
          </table:table-cell>
          <table:table-cell office:value-type="float" office:value="7519" table:style-name="ce6">
            <text:p>7,519<text:s/></text:p>
          </table:table-cell>
          <table:table-cell office:value-type="float" office:value="4875" table:style-name="ce6">
            <text:p>4,875<text:s/></text:p>
          </table:table-cell>
          <table:table-cell office:value-type="float" office:value="3545" table:style-name="ce6">
            <text:p>3,545<text:s/></text:p>
          </table:table-cell>
          <table:table-cell office:value-type="float" office:value="6201" table:style-name="ce6">
            <text:p>6,201<text:s/></text:p>
          </table:table-cell>
          <table:table-cell office:value-type="float" office:value="5222" table:style-name="ce6">
            <text:p>5,222<text:s/></text:p>
          </table:table-cell>
          <table:table-cell office:value-type="float" office:value="9982" table:style-name="ce6">
            <text:p>9,982<text:s/></text:p>
          </table:table-cell>
          <table:table-cell office:value-type="float" office:value="7052" table:style-name="ce6">
            <text:p>7,052<text:s/></text:p>
          </table:table-cell>
          <table:table-cell office:value-type="float" office:value="2664" table:style-name="ce6">
            <text:p>2,664<text:s/></text:p>
          </table:table-cell>
          <table:table-cell office:value-type="float" office:value="11366" table:style-name="ce6">
            <text:p>11,366<text:s/></text:p>
          </table:table-cell>
          <table:table-cell office:value-type="float" office:value="8210" table:style-name="ce6">
            <text:p>8,210<text:s/></text:p>
          </table:table-cell>
          <table:table-cell office:value-type="float" office:value="9043" table:style-name="ce6">
            <text:p>9,043<text:s/></text:p>
          </table:table-cell>
          <table:table-cell office:value-type="float" office:value="7425" table:style-name="ce6">
            <text:p>7,425<text:s/></text:p>
          </table:table-cell>
          <table:table-cell office:value-type="float" office:value="10181" table:style-name="ce6">
            <text:p>10,181<text:s/></text:p>
          </table:table-cell>
          <table:table-cell office:value-type="float" office:value="28589" table:style-name="ce6">
            <text:p>28,589<text:s/></text:p>
          </table:table-cell>
          <table:table-cell office:value-type="float" office:value="11163" table:style-name="ce6">
            <text:p>11,163<text:s/></text:p>
          </table:table-cell>
          <table:table-cell office:value-type="float" office:value="6998" table:style-name="ce6">
            <text:p>6,998<text:s/></text:p>
          </table:table-cell>
          <table:table-cell office:value-type="float" office:value="7477" table:style-name="ce6">
            <text:p>7,477<text:s/></text:p>
          </table:table-cell>
          <table:table-cell office:value-type="float" office:value="6947" table:style-name="ce6">
            <text:p>6,947<text:s/></text:p>
          </table:table-cell>
          <table:table-cell office:value-type="float" office:value="6309" table:style-name="ce6">
            <text:p>6,309<text:s/></text:p>
          </table:table-cell>
          <table:table-cell office:value-type="float" office:value="7639" table:style-name="ce6">
            <text:p>7,639<text:s/></text:p>
          </table:table-cell>
          <table:table-cell office:value-type="float" office:value="7566" table:style-name="ce6">
            <text:p>7,566<text:s/></text:p>
          </table:table-cell>
          <table:table-cell office:value-type="float" office:value="4285" table:style-name="ce6">
            <text:p>4,285<text:s/></text:p>
          </table:table-cell>
          <table:table-cell office:value-type="float" office:value="10271" table:style-name="ce6">
            <text:p>10,271<text:s/></text:p>
          </table:table-cell>
          <table:table-cell office:value-type="float" office:value="2648" table:style-name="ce6">
            <text:p>2,648<text:s/></text:p>
          </table:table-cell>
          <table:table-cell office:value-type="float" office:value="3291" table:style-name="ce6">
            <text:p>3,291<text:s/></text:p>
          </table:table-cell>
          <table:table-cell office:value-type="float" office:value="5585" table:style-name="ce6">
            <text:p>5,585<text:s/></text:p>
          </table:table-cell>
          <table:table-cell office:value-type="float" office:value="956" table:style-name="ce6">
            <text:p>956<text:s/></text:p>
          </table:table-cell>
          <table:table-cell office:value-type="float" office:value="1509" table:style-name="ce6">
            <text:p>1,509<text:s/></text:p>
          </table:table-cell>
          <table:table-cell office:value-type="float" office:value="1400" table:style-name="ce6">
            <text:p>1,400<text:s/></text:p>
          </table:table-cell>
          <table:table-cell office:value-type="float" office:value="3601" table:style-name="ce6">
            <text:p>3,601<text:s/></text:p>
          </table:table-cell>
          <table:table-cell office:value-type="float" office:value="3499" table:style-name="ce6">
            <text:p>3,499<text:s/></text:p>
          </table:table-cell>
          <table:table-cell office:value-type="float" office:value="4131" table:style-name="ce6">
            <text:p>4,131<text:s/></text:p>
          </table:table-cell>
          <table:table-cell office:value-type="float" office:value="9823" table:style-name="ce6">
            <text:p>9,823<text:s/></text:p>
          </table:table-cell>
          <table:table-cell office:value-type="float" office:value="3539" table:style-name="ce6">
            <text:p>3,539<text:s/></text:p>
          </table:table-cell>
          <table:table-cell office:value-type="float" office:value="4052" table:style-name="ce6">
            <text:p>4,052<text:s/></text:p>
          </table:table-cell>
          <table:table-cell office:value-type="float" office:value="2940" table:style-name="ce6">
            <text:p>2,940<text:s/></text:p>
          </table:table-cell>
          <table:table-cell office:value-type="float" office:value="7558" table:style-name="ce6">
            <text:p>7,558<text:s/></text:p>
          </table:table-cell>
          <table:table-cell office:value-type="float" office:value="9177" table:style-name="ce6">
            <text:p>9,177<text:s/></text:p>
          </table:table-cell>
          <table:table-cell office:value-type="float" office:value="9349" table:style-name="ce6">
            <text:p>9,349<text:s/></text:p>
          </table:table-cell>
          <table:table-cell office:value-type="float" office:value="10048" table:style-name="ce6">
            <text:p>10,048<text:s/></text:p>
          </table:table-cell>
          <table:table-cell office:value-type="float" office:value="12671" table:style-name="ce6">
            <text:p>12,671<text:s/></text:p>
          </table:table-cell>
          <table:table-cell office:value-type="float" office:value="8814" table:style-name="ce6">
            <text:p>8,814<text:s/></text:p>
          </table:table-cell>
          <table:table-cell office:value-type="float" office:value="6215" table:style-name="ce6">
            <text:p>6,215<text:s/></text:p>
          </table:table-cell>
          <table:table-cell office:value-type="float" office:value="13365" table:style-name="ce6">
            <text:p>13,365<text:s/></text:p>
          </table:table-cell>
          <table:table-cell office:value-type="float" office:value="6226" table:style-name="ce6">
            <text:p>6,226<text:s/></text:p>
          </table:table-cell>
          <table:table-cell office:value-type="float" office:value="9742" table:style-name="ce6">
            <text:p>9,742<text:s/></text:p>
          </table:table-cell>
          <table:table-cell office:value-type="float" office:value="9348" table:style-name="ce6">
            <text:p>9,348<text:s/></text:p>
          </table:table-cell>
          <table:table-cell office:value-type="float" office:value="5632" table:style-name="ce6">
            <text:p>5,632<text:s/></text:p>
          </table:table-cell>
          <table:table-cell office:value-type="float" office:value="15821" table:style-name="ce6">
            <text:p>15,821<text:s/></text:p>
          </table:table-cell>
          <table:table-cell office:value-type="float" office:value="6122" table:style-name="ce6">
            <text:p>6,122<text:s/></text:p>
          </table:table-cell>
          <table:table-cell office:value-type="float" office:value="5625" table:style-name="ce6">
            <text:p>5,625<text:s/></text:p>
          </table:table-cell>
          <table:table-cell office:value-type="float" office:value="5646" table:style-name="ce6">
            <text:p>5,646<text:s/></text:p>
          </table:table-cell>
          <table:table-cell office:value-type="float" office:value="5116" table:style-name="ce6">
            <text:p>5,116<text:s/></text:p>
          </table:table-cell>
          <table:table-cell office:value-type="float" office:value="4189" table:style-name="ce6">
            <text:p>4,189<text:s/></text:p>
          </table:table-cell>
          <table:table-cell office:value-type="float" office:value="6691" table:style-name="ce6">
            <text:p>6,691<text:s/></text:p>
          </table:table-cell>
          <table:table-cell office:value-type="float" office:value="6369" table:style-name="ce6">
            <text:p>6,369<text:s/></text:p>
          </table:table-cell>
          <table:table-cell office:value-type="float" office:value="2479" table:style-name="ce6">
            <text:p>2,479<text:s/></text:p>
          </table:table-cell>
          <table:table-cell office:value-type="float" office:value="4021" table:style-name="ce6">
            <text:p>4,021<text:s/></text:p>
          </table:table-cell>
          <table:table-cell office:value-type="float" office:value="13477" table:style-name="ce6">
            <text:p>13,477<text:s/></text:p>
          </table:table-cell>
          <table:table-cell office:value-type="float" office:value="6745" table:style-name="ce6">
            <text:p>6,745<text:s/></text:p>
          </table:table-cell>
          <table:table-cell office:value-type="float" office:value="7853" table:style-name="ce6">
            <text:p>7,853<text:s/></text:p>
          </table:table-cell>
          <table:table-cell office:value-type="float" office:value="7710" table:style-name="ce6">
            <text:p>7,710<text:s/></text:p>
          </table:table-cell>
          <table:table-cell office:value-type="float" office:value="2803" table:style-name="ce6">
            <text:p>2,803<text:s/></text:p>
          </table:table-cell>
          <table:table-cell office:value-type="float" office:value="3540" table:style-name="ce6">
            <text:p>3,540<text:s/></text:p>
          </table:table-cell>
          <table:table-cell office:value-type="float" office:value="2355" table:style-name="ce6">
            <text:p>2,355<text:s/></text:p>
          </table:table-cell>
          <table:table-cell office:value-type="float" office:value="2249" table:style-name="ce6">
            <text:p>2,249<text:s/></text:p>
          </table:table-cell>
          <table:table-cell office:value-type="float" office:value="2225" table:style-name="ce6">
            <text:p>2,225<text:s/></text:p>
          </table:table-cell>
          <table:table-cell office:value-type="float" office:value="3735" table:style-name="ce6">
            <text:p>3,735<text:s/></text:p>
          </table:table-cell>
          <table:table-cell office:value-type="float" office:value="3555" table:style-name="ce6">
            <text:p>3,555<text:s/></text:p>
          </table:table-cell>
          <table:table-cell office:value-type="float" office:value="4167" table:style-name="ce6">
            <text:p>4,167<text:s/></text:p>
          </table:table-cell>
          <table:table-cell office:value-type="float" office:value="5762" table:style-name="ce6">
            <text:p>5,762<text:s/></text:p>
          </table:table-cell>
          <table:table-cell office:value-type="float" office:value="9525" table:style-name="ce6">
            <text:p>9,525<text:s/></text:p>
          </table:table-cell>
          <table:table-cell office:value-type="float" office:value="6634" table:style-name="ce6">
            <text:p>6,634<text:s/></text:p>
          </table:table-cell>
          <table:table-cell office:value-type="float" office:value="4975" table:style-name="ce6">
            <text:p>4,975<text:s/></text:p>
          </table:table-cell>
          <table:table-cell office:value-type="float" office:value="4228" table:style-name="ce6">
            <text:p>4,228<text:s/></text:p>
          </table:table-cell>
          <table:table-cell office:value-type="float" office:value="4318" table:style-name="ce6">
            <text:p>4,318<text:s/></text:p>
          </table:table-cell>
          <table:table-cell office:value-type="float" office:value="4669" table:style-name="ce6">
            <text:p>4,669<text:s/></text:p>
          </table:table-cell>
          <table:table-cell office:value-type="float" office:value="4540" table:style-name="ce6">
            <text:p>4,540<text:s/></text:p>
          </table:table-cell>
          <table:table-cell office:value-type="float" office:value="4050" table:style-name="ce6">
            <text:p>4,050<text:s/></text:p>
          </table:table-cell>
          <table:table-cell office:value-type="float" office:value="3986" table:style-name="ce6">
            <text:p>3,986<text:s/></text:p>
          </table:table-cell>
          <table:table-cell office:value-type="float" office:value="451" table:style-name="ce6">
            <text:p>451<text:s/></text:p>
          </table:table-cell>
          <table:table-cell office:value-type="float" office:value="803" table:style-name="ce6">
            <text:p>803<text:s/></text:p>
          </table:table-cell>
          <table:table-cell office:value-type="float" office:value="1328" table:style-name="ce6">
            <text:p>1,328<text:s/></text:p>
          </table:table-cell>
          <table:table-cell office:value-type="float" office:value="1703" table:style-name="ce6">
            <text:p>1,703<text:s/></text:p>
          </table:table-cell>
          <table:table-cell office:value-type="float" office:value="1055" table:style-name="ce6">
            <text:p>1,055<text:s/></text:p>
          </table:table-cell>
          <table:table-cell office:value-type="float" office:value="1505" table:style-name="ce6">
            <text:p>1,505<text:s/></text:p>
          </table:table-cell>
          <table:table-cell office:value-type="float" office:value="993" table:style-name="ce6">
            <text:p>993<text:s/></text:p>
          </table:table-cell>
          <table:table-cell office:value-type="float" office:value="2144" table:style-name="ce6">
            <text:p>2,144<text:s/></text:p>
          </table:table-cell>
          <table:table-cell office:value-type="float" office:value="778" table:style-name="ce6">
            <text:p>778<text:s/></text:p>
          </table:table-cell>
          <table:table-cell office:value-type="float" office:value="1248" table:style-name="ce6">
            <text:p>1,248<text:s/></text:p>
          </table:table-cell>
          <table:table-cell office:value-type="float" office:value="1784" table:style-name="ce6">
            <text:p>1,784<text:s/></text:p>
          </table:table-cell>
          <table:table-cell table:number-columns-repeated="16264"/>
        </table:table-row>
        <table:table-row table:style-name="ro2">
          <table:table-cell office:value-type="date" office:date-value="2021-07-07T00:00:00" table:style-name="ce5">
            <text:p>2021/7/7</text:p>
          </table:table-cell>
          <table:table-cell office:value-type="float" office:value="1150" table:style-name="ce6">
            <text:p>1,150<text:s/></text:p>
          </table:table-cell>
          <table:table-cell office:value-type="float" office:value="4568" table:style-name="ce6">
            <text:p>4,568<text:s/></text:p>
          </table:table-cell>
          <table:table-cell office:value-type="float" office:value="13570" table:style-name="ce6">
            <text:p>13,570<text:s/></text:p>
          </table:table-cell>
          <table:table-cell office:value-type="float" office:value="12719" table:style-name="ce6">
            <text:p>12,719<text:s/></text:p>
          </table:table-cell>
          <table:table-cell office:value-type="float" office:value="6940" table:style-name="ce6">
            <text:p>6,940<text:s/></text:p>
          </table:table-cell>
          <table:table-cell office:value-type="float" office:value="4017" table:style-name="ce6">
            <text:p>4,017<text:s/></text:p>
          </table:table-cell>
          <table:table-cell office:value-type="float" office:value="3640" table:style-name="ce6">
            <text:p>3,640<text:s/></text:p>
          </table:table-cell>
          <table:table-cell office:value-type="float" office:value="1487" table:style-name="ce6">
            <text:p>1,487<text:s/></text:p>
          </table:table-cell>
          <table:table-cell office:value-type="float" office:value="1132" table:style-name="ce6">
            <text:p>1,132<text:s/></text:p>
          </table:table-cell>
          <table:table-cell office:value-type="float" office:value="4169" table:style-name="ce6">
            <text:p>4,169<text:s/></text:p>
          </table:table-cell>
          <table:table-cell office:value-type="float" office:value="928" table:style-name="ce6">
            <text:p>928<text:s/></text:p>
          </table:table-cell>
          <table:table-cell office:value-type="float" office:value="1207" table:style-name="ce6">
            <text:p>1,207<text:s/></text:p>
          </table:table-cell>
          <table:table-cell office:value-type="float" office:value="870" table:style-name="ce6">
            <text:p>870<text:s/></text:p>
          </table:table-cell>
          <table:table-cell office:value-type="float" office:value="2107" table:style-name="ce6">
            <text:p>2,107<text:s/></text:p>
          </table:table-cell>
          <table:table-cell office:value-type="float" office:value="2927" table:style-name="ce6">
            <text:p>2,927<text:s/></text:p>
          </table:table-cell>
          <table:table-cell office:value-type="float" office:value="4787" table:style-name="ce6">
            <text:p>4,787<text:s/></text:p>
          </table:table-cell>
          <table:table-cell office:value-type="float" office:value="4930" table:style-name="ce6">
            <text:p>4,930<text:s/></text:p>
          </table:table-cell>
          <table:table-cell office:value-type="float" office:value="1420" table:style-name="ce6">
            <text:p>1,420<text:s/></text:p>
          </table:table-cell>
          <table:table-cell office:value-type="float" office:value="3014" table:style-name="ce6">
            <text:p>3,014<text:s/></text:p>
          </table:table-cell>
          <table:table-cell office:value-type="float" office:value="861" table:style-name="ce6">
            <text:p>861<text:s/></text:p>
          </table:table-cell>
          <table:table-cell office:value-type="float" office:value="2282" table:style-name="ce6">
            <text:p>2,282<text:s/></text:p>
          </table:table-cell>
          <table:table-cell office:value-type="float" office:value="2485" table:style-name="ce6">
            <text:p>2,485<text:s/></text:p>
          </table:table-cell>
          <table:table-cell office:value-type="float" office:value="1619" table:style-name="ce6">
            <text:p>1,619<text:s/></text:p>
          </table:table-cell>
          <table:table-cell office:value-type="float" office:value="9594" table:style-name="ce6">
            <text:p>9,594<text:s/></text:p>
          </table:table-cell>
          <table:table-cell office:value-type="float" office:value="876" table:style-name="ce6">
            <text:p>876<text:s/></text:p>
          </table:table-cell>
          <table:table-cell office:value-type="float" office:value="4175" table:style-name="ce6">
            <text:p>4,175<text:s/></text:p>
          </table:table-cell>
          <table:table-cell office:value-type="float" office:value="4121" table:style-name="ce6">
            <text:p>4,121<text:s/></text:p>
          </table:table-cell>
          <table:table-cell office:value-type="float" office:value="5241" table:style-name="ce6">
            <text:p>5,241<text:s/></text:p>
          </table:table-cell>
          <table:table-cell office:value-type="float" office:value="7596" table:style-name="ce6">
            <text:p>7,596<text:s/></text:p>
          </table:table-cell>
          <table:table-cell office:value-type="float" office:value="4990" table:style-name="ce6">
            <text:p>4,990<text:s/></text:p>
          </table:table-cell>
          <table:table-cell office:value-type="float" office:value="3670" table:style-name="ce6">
            <text:p>3,670<text:s/></text:p>
          </table:table-cell>
          <table:table-cell office:value-type="float" office:value="6300" table:style-name="ce6">
            <text:p>6,300<text:s/></text:p>
          </table:table-cell>
          <table:table-cell office:value-type="float" office:value="5214" table:style-name="ce6">
            <text:p>5,214<text:s/></text:p>
          </table:table-cell>
          <table:table-cell office:value-type="float" office:value="9982" table:style-name="ce6">
            <text:p>9,982<text:s/></text:p>
          </table:table-cell>
          <table:table-cell office:value-type="float" office:value="7070" table:style-name="ce6">
            <text:p>7,070<text:s/></text:p>
          </table:table-cell>
          <table:table-cell office:value-type="float" office:value="2655" table:style-name="ce6">
            <text:p>2,655<text:s/></text:p>
          </table:table-cell>
          <table:table-cell office:value-type="float" office:value="11443" table:style-name="ce6">
            <text:p>11,443<text:s/></text:p>
          </table:table-cell>
          <table:table-cell office:value-type="float" office:value="8292" table:style-name="ce6">
            <text:p>8,292<text:s/></text:p>
          </table:table-cell>
          <table:table-cell office:value-type="float" office:value="9275" table:style-name="ce6">
            <text:p>9,275<text:s/></text:p>
          </table:table-cell>
          <table:table-cell office:value-type="float" office:value="7668" table:style-name="ce6">
            <text:p>7,668<text:s/></text:p>
          </table:table-cell>
          <table:table-cell office:value-type="float" office:value="9965" table:style-name="ce6">
            <text:p>9,965<text:s/></text:p>
          </table:table-cell>
          <table:table-cell office:value-type="float" office:value="29105" table:style-name="ce6">
            <text:p>29,105<text:s/></text:p>
          </table:table-cell>
          <table:table-cell office:value-type="float" office:value="11456" table:style-name="ce6">
            <text:p>11,456<text:s/></text:p>
          </table:table-cell>
          <table:table-cell office:value-type="float" office:value="7151" table:style-name="ce6">
            <text:p>7,151<text:s/></text:p>
          </table:table-cell>
          <table:table-cell office:value-type="float" office:value="7505" table:style-name="ce6">
            <text:p>7,505<text:s/></text:p>
          </table:table-cell>
          <table:table-cell office:value-type="float" office:value="7133" table:style-name="ce6">
            <text:p>7,133<text:s/></text:p>
          </table:table-cell>
          <table:table-cell office:value-type="float" office:value="6504" table:style-name="ce6">
            <text:p>6,504<text:s/></text:p>
          </table:table-cell>
          <table:table-cell office:value-type="float" office:value="7630" table:style-name="ce6">
            <text:p>7,630<text:s/></text:p>
          </table:table-cell>
          <table:table-cell office:value-type="float" office:value="7994" table:style-name="ce6">
            <text:p>7,994<text:s/></text:p>
          </table:table-cell>
          <table:table-cell office:value-type="float" office:value="4448" table:style-name="ce6">
            <text:p>4,448<text:s/></text:p>
          </table:table-cell>
          <table:table-cell office:value-type="float" office:value="10895" table:style-name="ce6">
            <text:p>10,895<text:s/></text:p>
          </table:table-cell>
          <table:table-cell office:value-type="float" office:value="2734" table:style-name="ce6">
            <text:p>2,734<text:s/></text:p>
          </table:table-cell>
          <table:table-cell office:value-type="float" office:value="3330" table:style-name="ce6">
            <text:p>3,330<text:s/></text:p>
          </table:table-cell>
          <table:table-cell office:value-type="float" office:value="5776" table:style-name="ce6">
            <text:p>5,776<text:s/></text:p>
          </table:table-cell>
          <table:table-cell office:value-type="float" office:value="957" table:style-name="ce6">
            <text:p>957<text:s/></text:p>
          </table:table-cell>
          <table:table-cell office:value-type="float" office:value="1527" table:style-name="ce6">
            <text:p>1,527<text:s/></text:p>
          </table:table-cell>
          <table:table-cell office:value-type="float" office:value="1412" table:style-name="ce6">
            <text:p>1,412<text:s/></text:p>
          </table:table-cell>
          <table:table-cell office:value-type="float" office:value="3739" table:style-name="ce6">
            <text:p>3,739<text:s/></text:p>
          </table:table-cell>
          <table:table-cell office:value-type="float" office:value="3570" table:style-name="ce6">
            <text:p>3,570<text:s/></text:p>
          </table:table-cell>
          <table:table-cell office:value-type="float" office:value="4166" table:style-name="ce6">
            <text:p>4,166<text:s/></text:p>
          </table:table-cell>
          <table:table-cell office:value-type="float" office:value="9799" table:style-name="ce6">
            <text:p>9,799<text:s/></text:p>
          </table:table-cell>
          <table:table-cell office:value-type="float" office:value="3513" table:style-name="ce6">
            <text:p>3,513<text:s/></text:p>
          </table:table-cell>
          <table:table-cell office:value-type="float" office:value="4115" table:style-name="ce6">
            <text:p>4,115<text:s/></text:p>
          </table:table-cell>
          <table:table-cell office:value-type="float" office:value="2941" table:style-name="ce6">
            <text:p>2,941<text:s/></text:p>
          </table:table-cell>
          <table:table-cell office:value-type="float" office:value="7740" table:style-name="ce6">
            <text:p>7,740<text:s/></text:p>
          </table:table-cell>
          <table:table-cell office:value-type="float" office:value="9457" table:style-name="ce6">
            <text:p>9,457<text:s/></text:p>
          </table:table-cell>
          <table:table-cell office:value-type="float" office:value="9516" table:style-name="ce6">
            <text:p>9,516<text:s/></text:p>
          </table:table-cell>
          <table:table-cell office:value-type="float" office:value="10269" table:style-name="ce6">
            <text:p>10,269<text:s/></text:p>
          </table:table-cell>
          <table:table-cell office:value-type="float" office:value="12936" table:style-name="ce6">
            <text:p>12,936<text:s/></text:p>
          </table:table-cell>
          <table:table-cell office:value-type="float" office:value="8923" table:style-name="ce6">
            <text:p>8,923<text:s/></text:p>
          </table:table-cell>
          <table:table-cell office:value-type="float" office:value="6240" table:style-name="ce6">
            <text:p>6,240<text:s/></text:p>
          </table:table-cell>
          <table:table-cell office:value-type="float" office:value="13578" table:style-name="ce6">
            <text:p>13,578<text:s/></text:p>
          </table:table-cell>
          <table:table-cell office:value-type="float" office:value="6239" table:style-name="ce6">
            <text:p>6,239<text:s/></text:p>
          </table:table-cell>
          <table:table-cell office:value-type="float" office:value="9797" table:style-name="ce6">
            <text:p>9,797<text:s/></text:p>
          </table:table-cell>
          <table:table-cell office:value-type="float" office:value="9463" table:style-name="ce6">
            <text:p>9,463<text:s/></text:p>
          </table:table-cell>
          <table:table-cell office:value-type="float" office:value="5839" table:style-name="ce6">
            <text:p>5,839<text:s/></text:p>
          </table:table-cell>
          <table:table-cell office:value-type="float" office:value="15985" table:style-name="ce6">
            <text:p>15,985<text:s/></text:p>
          </table:table-cell>
          <table:table-cell office:value-type="float" office:value="6302" table:style-name="ce6">
            <text:p>6,302<text:s/></text:p>
          </table:table-cell>
          <table:table-cell office:value-type="float" office:value="5680" table:style-name="ce6">
            <text:p>5,680<text:s/></text:p>
          </table:table-cell>
          <table:table-cell office:value-type="float" office:value="5622" table:style-name="ce6">
            <text:p>5,622<text:s/></text:p>
          </table:table-cell>
          <table:table-cell office:value-type="float" office:value="5094" table:style-name="ce6">
            <text:p>5,094<text:s/></text:p>
          </table:table-cell>
          <table:table-cell office:value-type="float" office:value="4046" table:style-name="ce6">
            <text:p>4,046<text:s/></text:p>
          </table:table-cell>
          <table:table-cell office:value-type="float" office:value="6750" table:style-name="ce6">
            <text:p>6,750<text:s/></text:p>
          </table:table-cell>
          <table:table-cell office:value-type="float" office:value="6387" table:style-name="ce6">
            <text:p>6,387<text:s/></text:p>
          </table:table-cell>
          <table:table-cell office:value-type="float" office:value="2472" table:style-name="ce6">
            <text:p>2,472<text:s/></text:p>
          </table:table-cell>
          <table:table-cell office:value-type="float" office:value="4154" table:style-name="ce6">
            <text:p>4,154<text:s/></text:p>
          </table:table-cell>
          <table:table-cell office:value-type="float" office:value="13312" table:style-name="ce6">
            <text:p>13,312<text:s/></text:p>
          </table:table-cell>
          <table:table-cell office:value-type="float" office:value="6569" table:style-name="ce6">
            <text:p>6,569<text:s/></text:p>
          </table:table-cell>
          <table:table-cell office:value-type="float" office:value="7780" table:style-name="ce6">
            <text:p>7,780<text:s/></text:p>
          </table:table-cell>
          <table:table-cell office:value-type="float" office:value="7697" table:style-name="ce6">
            <text:p>7,697<text:s/></text:p>
          </table:table-cell>
          <table:table-cell office:value-type="float" office:value="2691" table:style-name="ce6">
            <text:p>2,691<text:s/></text:p>
          </table:table-cell>
          <table:table-cell office:value-type="float" office:value="3602" table:style-name="ce6">
            <text:p>3,602<text:s/></text:p>
          </table:table-cell>
          <table:table-cell office:value-type="float" office:value="2332" table:style-name="ce6">
            <text:p>2,332<text:s/></text:p>
          </table:table-cell>
          <table:table-cell office:value-type="float" office:value="2196" table:style-name="ce6">
            <text:p>2,196<text:s/></text:p>
          </table:table-cell>
          <table:table-cell office:value-type="float" office:value="2260" table:style-name="ce6">
            <text:p>2,260<text:s/></text:p>
          </table:table-cell>
          <table:table-cell office:value-type="float" office:value="3773" table:style-name="ce6">
            <text:p>3,773<text:s/></text:p>
          </table:table-cell>
          <table:table-cell office:value-type="float" office:value="3595" table:style-name="ce6">
            <text:p>3,595<text:s/></text:p>
          </table:table-cell>
          <table:table-cell office:value-type="float" office:value="4177" table:style-name="ce6">
            <text:p>4,177<text:s/></text:p>
          </table:table-cell>
          <table:table-cell office:value-type="float" office:value="5775" table:style-name="ce6">
            <text:p>5,775<text:s/></text:p>
          </table:table-cell>
          <table:table-cell office:value-type="float" office:value="9561" table:style-name="ce6">
            <text:p>9,561<text:s/></text:p>
          </table:table-cell>
          <table:table-cell office:value-type="float" office:value="6644" table:style-name="ce6">
            <text:p>6,644<text:s/></text:p>
          </table:table-cell>
          <table:table-cell office:value-type="float" office:value="4909" table:style-name="ce6">
            <text:p>4,909<text:s/></text:p>
          </table:table-cell>
          <table:table-cell office:value-type="float" office:value="4300" table:style-name="ce6">
            <text:p>4,300<text:s/></text:p>
          </table:table-cell>
          <table:table-cell office:value-type="float" office:value="4319" table:style-name="ce6">
            <text:p>4,319<text:s/></text:p>
          </table:table-cell>
          <table:table-cell office:value-type="float" office:value="4726" table:style-name="ce6">
            <text:p>4,726<text:s/></text:p>
          </table:table-cell>
          <table:table-cell office:value-type="float" office:value="4573" table:style-name="ce6">
            <text:p>4,573<text:s/></text:p>
          </table:table-cell>
          <table:table-cell office:value-type="float" office:value="4068" table:style-name="ce6">
            <text:p>4,068<text:s/></text:p>
          </table:table-cell>
          <table:table-cell office:value-type="float" office:value="3961" table:style-name="ce6">
            <text:p>3,961<text:s/></text:p>
          </table:table-cell>
          <table:table-cell office:value-type="float" office:value="464" table:style-name="ce6">
            <text:p>464<text:s/></text:p>
          </table:table-cell>
          <table:table-cell office:value-type="float" office:value="810" table:style-name="ce6">
            <text:p>810<text:s/></text:p>
          </table:table-cell>
          <table:table-cell office:value-type="float" office:value="1297" table:style-name="ce6">
            <text:p>1,297<text:s/></text:p>
          </table:table-cell>
          <table:table-cell office:value-type="float" office:value="1749" table:style-name="ce6">
            <text:p>1,749<text:s/></text:p>
          </table:table-cell>
          <table:table-cell office:value-type="float" office:value="1073" table:style-name="ce6">
            <text:p>1,073<text:s/></text:p>
          </table:table-cell>
          <table:table-cell office:value-type="float" office:value="1468" table:style-name="ce6">
            <text:p>1,468<text:s/></text:p>
          </table:table-cell>
          <table:table-cell office:value-type="float" office:value="1026" table:style-name="ce6">
            <text:p>1,026<text:s/></text:p>
          </table:table-cell>
          <table:table-cell office:value-type="float" office:value="2273" table:style-name="ce6">
            <text:p>2,273<text:s/></text:p>
          </table:table-cell>
          <table:table-cell office:value-type="float" office:value="795" table:style-name="ce6">
            <text:p>795<text:s/></text:p>
          </table:table-cell>
          <table:table-cell office:value-type="float" office:value="1239" table:style-name="ce6">
            <text:p>1,239<text:s/></text:p>
          </table:table-cell>
          <table:table-cell office:value-type="float" office:value="1822" table:style-name="ce6">
            <text:p>1,822<text:s/></text:p>
          </table:table-cell>
          <table:table-cell table:number-columns-repeated="16264"/>
        </table:table-row>
        <table:table-row table:style-name="ro2">
          <table:table-cell office:value-type="date" office:date-value="2021-07-08T00:00:00" table:style-name="ce5">
            <text:p>2021/7/8</text:p>
          </table:table-cell>
          <table:table-cell office:value-type="float" office:value="1143" table:style-name="ce6">
            <text:p>1,143<text:s/></text:p>
          </table:table-cell>
          <table:table-cell office:value-type="float" office:value="4587" table:style-name="ce6">
            <text:p>4,587<text:s/></text:p>
          </table:table-cell>
          <table:table-cell office:value-type="float" office:value="13520" table:style-name="ce6">
            <text:p>13,520<text:s/></text:p>
          </table:table-cell>
          <table:table-cell office:value-type="float" office:value="12894" table:style-name="ce6">
            <text:p>12,894<text:s/></text:p>
          </table:table-cell>
          <table:table-cell office:value-type="float" office:value="6785" table:style-name="ce6">
            <text:p>6,785<text:s/></text:p>
          </table:table-cell>
          <table:table-cell office:value-type="float" office:value="4066" table:style-name="ce6">
            <text:p>4,066<text:s/></text:p>
          </table:table-cell>
          <table:table-cell office:value-type="float" office:value="3707" table:style-name="ce6">
            <text:p>3,707<text:s/></text:p>
          </table:table-cell>
          <table:table-cell office:value-type="float" office:value="1461" table:style-name="ce6">
            <text:p>1,461<text:s/></text:p>
          </table:table-cell>
          <table:table-cell office:value-type="float" office:value="1111" table:style-name="ce6">
            <text:p>1,111<text:s/></text:p>
          </table:table-cell>
          <table:table-cell office:value-type="float" office:value="4048" table:style-name="ce6">
            <text:p>4,048<text:s/></text:p>
          </table:table-cell>
          <table:table-cell office:value-type="float" office:value="897" table:style-name="ce6">
            <text:p>897<text:s/></text:p>
          </table:table-cell>
          <table:table-cell office:value-type="float" office:value="1198" table:style-name="ce6">
            <text:p>1,198<text:s/></text:p>
          </table:table-cell>
          <table:table-cell office:value-type="float" office:value="853" table:style-name="ce6">
            <text:p>853<text:s/></text:p>
          </table:table-cell>
          <table:table-cell office:value-type="float" office:value="2145" table:style-name="ce6">
            <text:p>2,145<text:s/></text:p>
          </table:table-cell>
          <table:table-cell office:value-type="float" office:value="2945" table:style-name="ce6">
            <text:p>2,945<text:s/></text:p>
          </table:table-cell>
          <table:table-cell office:value-type="float" office:value="4787" table:style-name="ce6">
            <text:p>4,787<text:s/></text:p>
          </table:table-cell>
          <table:table-cell office:value-type="float" office:value="4909" table:style-name="ce6">
            <text:p>4,909<text:s/></text:p>
          </table:table-cell>
          <table:table-cell office:value-type="float" office:value="1408" table:style-name="ce6">
            <text:p>1,408<text:s/></text:p>
          </table:table-cell>
          <table:table-cell office:value-type="float" office:value="2999" table:style-name="ce6">
            <text:p>2,999<text:s/></text:p>
          </table:table-cell>
          <table:table-cell office:value-type="float" office:value="897" table:style-name="ce6">
            <text:p>897<text:s/></text:p>
          </table:table-cell>
          <table:table-cell office:value-type="float" office:value="2329" table:style-name="ce6">
            <text:p>2,329<text:s/></text:p>
          </table:table-cell>
          <table:table-cell office:value-type="float" office:value="2597" table:style-name="ce6">
            <text:p>2,597<text:s/></text:p>
          </table:table-cell>
          <table:table-cell office:value-type="float" office:value="1629" table:style-name="ce6">
            <text:p>1,629<text:s/></text:p>
          </table:table-cell>
          <table:table-cell office:value-type="float" office:value="9725" table:style-name="ce6">
            <text:p>9,725<text:s/></text:p>
          </table:table-cell>
          <table:table-cell office:value-type="float" office:value="907" table:style-name="ce6">
            <text:p>907<text:s/></text:p>
          </table:table-cell>
          <table:table-cell office:value-type="float" office:value="4206" table:style-name="ce6">
            <text:p>4,206<text:s/></text:p>
          </table:table-cell>
          <table:table-cell office:value-type="float" office:value="4128" table:style-name="ce6">
            <text:p>4,128<text:s/></text:p>
          </table:table-cell>
          <table:table-cell office:value-type="float" office:value="5236" table:style-name="ce6">
            <text:p>5,236<text:s/></text:p>
          </table:table-cell>
          <table:table-cell office:value-type="float" office:value="7699" table:style-name="ce6">
            <text:p>7,699<text:s/></text:p>
          </table:table-cell>
          <table:table-cell office:value-type="float" office:value="5154" table:style-name="ce6">
            <text:p>5,154<text:s/></text:p>
          </table:table-cell>
          <table:table-cell office:value-type="float" office:value="3559" table:style-name="ce6">
            <text:p>3,559<text:s/></text:p>
          </table:table-cell>
          <table:table-cell office:value-type="float" office:value="6457" table:style-name="ce6">
            <text:p>6,457<text:s/></text:p>
          </table:table-cell>
          <table:table-cell office:value-type="float" office:value="5245" table:style-name="ce6">
            <text:p>5,245<text:s/></text:p>
          </table:table-cell>
          <table:table-cell office:value-type="float" office:value="9917" table:style-name="ce6">
            <text:p>9,917<text:s/></text:p>
          </table:table-cell>
          <table:table-cell office:value-type="float" office:value="7066" table:style-name="ce6">
            <text:p>7,066<text:s/></text:p>
          </table:table-cell>
          <table:table-cell office:value-type="float" office:value="2651" table:style-name="ce6">
            <text:p>2,651<text:s/></text:p>
          </table:table-cell>
          <table:table-cell office:value-type="float" office:value="11493" table:style-name="ce6">
            <text:p>11,493<text:s/></text:p>
          </table:table-cell>
          <table:table-cell office:value-type="float" office:value="8220" table:style-name="ce6">
            <text:p>8,220<text:s/></text:p>
          </table:table-cell>
          <table:table-cell office:value-type="float" office:value="9041" table:style-name="ce6">
            <text:p>9,041<text:s/></text:p>
          </table:table-cell>
          <table:table-cell office:value-type="float" office:value="7554" table:style-name="ce6">
            <text:p>7,554<text:s/></text:p>
          </table:table-cell>
          <table:table-cell office:value-type="float" office:value="9980" table:style-name="ce6">
            <text:p>9,980<text:s/></text:p>
          </table:table-cell>
          <table:table-cell office:value-type="float" office:value="29004" table:style-name="ce6">
            <text:p>29,004<text:s/></text:p>
          </table:table-cell>
          <table:table-cell office:value-type="float" office:value="11516" table:style-name="ce6">
            <text:p>11,516<text:s/></text:p>
          </table:table-cell>
          <table:table-cell office:value-type="float" office:value="7038" table:style-name="ce6">
            <text:p>7,038<text:s/></text:p>
          </table:table-cell>
          <table:table-cell office:value-type="float" office:value="7384" table:style-name="ce6">
            <text:p>7,384<text:s/></text:p>
          </table:table-cell>
          <table:table-cell office:value-type="float" office:value="7074" table:style-name="ce6">
            <text:p>7,074<text:s/></text:p>
          </table:table-cell>
          <table:table-cell office:value-type="float" office:value="6354" table:style-name="ce6">
            <text:p>6,354<text:s/></text:p>
          </table:table-cell>
          <table:table-cell office:value-type="float" office:value="7725" table:style-name="ce6">
            <text:p>7,725<text:s/></text:p>
          </table:table-cell>
          <table:table-cell office:value-type="float" office:value="7956" table:style-name="ce6">
            <text:p>7,956<text:s/></text:p>
          </table:table-cell>
          <table:table-cell office:value-type="float" office:value="4300" table:style-name="ce6">
            <text:p>4,300<text:s/></text:p>
          </table:table-cell>
          <table:table-cell office:value-type="float" office:value="10282" table:style-name="ce6">
            <text:p>10,282<text:s/></text:p>
          </table:table-cell>
          <table:table-cell office:value-type="float" office:value="2791" table:style-name="ce6">
            <text:p>2,791<text:s/></text:p>
          </table:table-cell>
          <table:table-cell office:value-type="float" office:value="3279" table:style-name="ce6">
            <text:p>3,279<text:s/></text:p>
          </table:table-cell>
          <table:table-cell office:value-type="float" office:value="5787" table:style-name="ce6">
            <text:p>5,787<text:s/></text:p>
          </table:table-cell>
          <table:table-cell office:value-type="float" office:value="1022" table:style-name="ce6">
            <text:p>1,022<text:s/></text:p>
          </table:table-cell>
          <table:table-cell office:value-type="float" office:value="1556" table:style-name="ce6">
            <text:p>1,556<text:s/></text:p>
          </table:table-cell>
          <table:table-cell office:value-type="float" office:value="1422" table:style-name="ce6">
            <text:p>1,422<text:s/></text:p>
          </table:table-cell>
          <table:table-cell office:value-type="float" office:value="3797" table:style-name="ce6">
            <text:p>3,797<text:s/></text:p>
          </table:table-cell>
          <table:table-cell office:value-type="float" office:value="3623" table:style-name="ce6">
            <text:p>3,623<text:s/></text:p>
          </table:table-cell>
          <table:table-cell office:value-type="float" office:value="4309" table:style-name="ce6">
            <text:p>4,309<text:s/></text:p>
          </table:table-cell>
          <table:table-cell office:value-type="float" office:value="10033" table:style-name="ce6">
            <text:p>10,033<text:s/></text:p>
          </table:table-cell>
          <table:table-cell office:value-type="float" office:value="3502" table:style-name="ce6">
            <text:p>3,502<text:s/></text:p>
          </table:table-cell>
          <table:table-cell office:value-type="float" office:value="4021" table:style-name="ce6">
            <text:p>4,021<text:s/></text:p>
          </table:table-cell>
          <table:table-cell office:value-type="float" office:value="2965" table:style-name="ce6">
            <text:p>2,965<text:s/></text:p>
          </table:table-cell>
          <table:table-cell office:value-type="float" office:value="7608" table:style-name="ce6">
            <text:p>7,608<text:s/></text:p>
          </table:table-cell>
          <table:table-cell office:value-type="float" office:value="9450" table:style-name="ce6">
            <text:p>9,450<text:s/></text:p>
          </table:table-cell>
          <table:table-cell office:value-type="float" office:value="9570" table:style-name="ce6">
            <text:p>9,570<text:s/></text:p>
          </table:table-cell>
          <table:table-cell office:value-type="float" office:value="10039" table:style-name="ce6">
            <text:p>10,039<text:s/></text:p>
          </table:table-cell>
          <table:table-cell office:value-type="float" office:value="12984" table:style-name="ce6">
            <text:p>12,984<text:s/></text:p>
          </table:table-cell>
          <table:table-cell office:value-type="float" office:value="9010" table:style-name="ce6">
            <text:p>9,010<text:s/></text:p>
          </table:table-cell>
          <table:table-cell office:value-type="float" office:value="6447" table:style-name="ce6">
            <text:p>6,447<text:s/></text:p>
          </table:table-cell>
          <table:table-cell office:value-type="float" office:value="13768" table:style-name="ce6">
            <text:p>13,768<text:s/></text:p>
          </table:table-cell>
          <table:table-cell office:value-type="float" office:value="6188" table:style-name="ce6">
            <text:p>6,188<text:s/></text:p>
          </table:table-cell>
          <table:table-cell office:value-type="float" office:value="9854" table:style-name="ce6">
            <text:p>9,854<text:s/></text:p>
          </table:table-cell>
          <table:table-cell office:value-type="float" office:value="9298" table:style-name="ce6">
            <text:p>9,298<text:s/></text:p>
          </table:table-cell>
          <table:table-cell office:value-type="float" office:value="5756" table:style-name="ce6">
            <text:p>5,756<text:s/></text:p>
          </table:table-cell>
          <table:table-cell office:value-type="float" office:value="16160" table:style-name="ce6">
            <text:p>16,160<text:s/></text:p>
          </table:table-cell>
          <table:table-cell office:value-type="float" office:value="6361" table:style-name="ce6">
            <text:p>6,361<text:s/></text:p>
          </table:table-cell>
          <table:table-cell office:value-type="float" office:value="5814" table:style-name="ce6">
            <text:p>5,814<text:s/></text:p>
          </table:table-cell>
          <table:table-cell office:value-type="float" office:value="5631" table:style-name="ce6">
            <text:p>5,631<text:s/></text:p>
          </table:table-cell>
          <table:table-cell office:value-type="float" office:value="5097" table:style-name="ce6">
            <text:p>5,097<text:s/></text:p>
          </table:table-cell>
          <table:table-cell office:value-type="float" office:value="4124" table:style-name="ce6">
            <text:p>4,124<text:s/></text:p>
          </table:table-cell>
          <table:table-cell office:value-type="float" office:value="6794" table:style-name="ce6">
            <text:p>6,794<text:s/></text:p>
          </table:table-cell>
          <table:table-cell office:value-type="float" office:value="6288" table:style-name="ce6">
            <text:p>6,288<text:s/></text:p>
          </table:table-cell>
          <table:table-cell office:value-type="float" office:value="2537" table:style-name="ce6">
            <text:p>2,537<text:s/></text:p>
          </table:table-cell>
          <table:table-cell office:value-type="float" office:value="4192" table:style-name="ce6">
            <text:p>4,192<text:s/></text:p>
          </table:table-cell>
          <table:table-cell office:value-type="float" office:value="13200" table:style-name="ce6">
            <text:p>13,200<text:s/></text:p>
          </table:table-cell>
          <table:table-cell office:value-type="float" office:value="6695" table:style-name="ce6">
            <text:p>6,695<text:s/></text:p>
          </table:table-cell>
          <table:table-cell office:value-type="float" office:value="7831" table:style-name="ce6">
            <text:p>7,831<text:s/></text:p>
          </table:table-cell>
          <table:table-cell office:value-type="float" office:value="7742" table:style-name="ce6">
            <text:p>7,742<text:s/></text:p>
          </table:table-cell>
          <table:table-cell office:value-type="float" office:value="2738" table:style-name="ce6">
            <text:p>2,738<text:s/></text:p>
          </table:table-cell>
          <table:table-cell office:value-type="float" office:value="3600" table:style-name="ce6">
            <text:p>3,600<text:s/></text:p>
          </table:table-cell>
          <table:table-cell office:value-type="float" office:value="2305" table:style-name="ce6">
            <text:p>2,305<text:s/></text:p>
          </table:table-cell>
          <table:table-cell office:value-type="float" office:value="2211" table:style-name="ce6">
            <text:p>2,211<text:s/></text:p>
          </table:table-cell>
          <table:table-cell office:value-type="float" office:value="2236" table:style-name="ce6">
            <text:p>2,236<text:s/></text:p>
          </table:table-cell>
          <table:table-cell office:value-type="float" office:value="3788" table:style-name="ce6">
            <text:p>3,788<text:s/></text:p>
          </table:table-cell>
          <table:table-cell office:value-type="float" office:value="3640" table:style-name="ce6">
            <text:p>3,640<text:s/></text:p>
          </table:table-cell>
          <table:table-cell office:value-type="float" office:value="4217" table:style-name="ce6">
            <text:p>4,217<text:s/></text:p>
          </table:table-cell>
          <table:table-cell office:value-type="float" office:value="5795" table:style-name="ce6">
            <text:p>5,795<text:s/></text:p>
          </table:table-cell>
          <table:table-cell office:value-type="float" office:value="9580" table:style-name="ce6">
            <text:p>9,580<text:s/></text:p>
          </table:table-cell>
          <table:table-cell office:value-type="float" office:value="6750" table:style-name="ce6">
            <text:p>6,750<text:s/></text:p>
          </table:table-cell>
          <table:table-cell office:value-type="float" office:value="4937" table:style-name="ce6">
            <text:p>4,937<text:s/></text:p>
          </table:table-cell>
          <table:table-cell office:value-type="float" office:value="4227" table:style-name="ce6">
            <text:p>4,227<text:s/></text:p>
          </table:table-cell>
          <table:table-cell office:value-type="float" office:value="4301" table:style-name="ce6">
            <text:p>4,301<text:s/></text:p>
          </table:table-cell>
          <table:table-cell office:value-type="float" office:value="4614" table:style-name="ce6">
            <text:p>4,614<text:s/></text:p>
          </table:table-cell>
          <table:table-cell office:value-type="float" office:value="4577" table:style-name="ce6">
            <text:p>4,577<text:s/></text:p>
          </table:table-cell>
          <table:table-cell office:value-type="float" office:value="4006" table:style-name="ce6">
            <text:p>4,006<text:s/></text:p>
          </table:table-cell>
          <table:table-cell office:value-type="float" office:value="3984" table:style-name="ce6">
            <text:p>3,984<text:s/></text:p>
          </table:table-cell>
          <table:table-cell office:value-type="float" office:value="442" table:style-name="ce6">
            <text:p>442<text:s/></text:p>
          </table:table-cell>
          <table:table-cell office:value-type="float" office:value="841" table:style-name="ce6">
            <text:p>841<text:s/></text:p>
          </table:table-cell>
          <table:table-cell office:value-type="float" office:value="1315" table:style-name="ce6">
            <text:p>1,315<text:s/></text:p>
          </table:table-cell>
          <table:table-cell office:value-type="float" office:value="1706" table:style-name="ce6">
            <text:p>1,706<text:s/></text:p>
          </table:table-cell>
          <table:table-cell office:value-type="float" office:value="1057" table:style-name="ce6">
            <text:p>1,057<text:s/></text:p>
          </table:table-cell>
          <table:table-cell office:value-type="float" office:value="1457" table:style-name="ce6">
            <text:p>1,457<text:s/></text:p>
          </table:table-cell>
          <table:table-cell office:value-type="float" office:value="983" table:style-name="ce6">
            <text:p>983<text:s/></text:p>
          </table:table-cell>
          <table:table-cell office:value-type="float" office:value="2274" table:style-name="ce6">
            <text:p>2,274<text:s/></text:p>
          </table:table-cell>
          <table:table-cell office:value-type="float" office:value="780" table:style-name="ce6">
            <text:p>780<text:s/></text:p>
          </table:table-cell>
          <table:table-cell office:value-type="float" office:value="1294" table:style-name="ce6">
            <text:p>1,294<text:s/></text:p>
          </table:table-cell>
          <table:table-cell office:value-type="float" office:value="1808" table:style-name="ce6">
            <text:p>1,808<text:s/></text:p>
          </table:table-cell>
          <table:table-cell table:number-columns-repeated="16264"/>
        </table:table-row>
        <table:table-row table:style-name="ro2">
          <table:table-cell office:value-type="date" office:date-value="2021-07-09T00:00:00" table:style-name="ce5">
            <text:p>2021/7/9</text:p>
          </table:table-cell>
          <table:table-cell office:value-type="float" office:value="1255" table:style-name="ce6">
            <text:p>1,255<text:s/></text:p>
          </table:table-cell>
          <table:table-cell office:value-type="float" office:value="4657" table:style-name="ce6">
            <text:p>4,657<text:s/></text:p>
          </table:table-cell>
          <table:table-cell office:value-type="float" office:value="13497" table:style-name="ce6">
            <text:p>13,497<text:s/></text:p>
          </table:table-cell>
          <table:table-cell office:value-type="float" office:value="14042" table:style-name="ce6">
            <text:p>14,042<text:s/></text:p>
          </table:table-cell>
          <table:table-cell office:value-type="float" office:value="6951" table:style-name="ce6">
            <text:p>6,951<text:s/></text:p>
          </table:table-cell>
          <table:table-cell office:value-type="float" office:value="4201" table:style-name="ce6">
            <text:p>4,201<text:s/></text:p>
          </table:table-cell>
          <table:table-cell office:value-type="float" office:value="3840" table:style-name="ce6">
            <text:p>3,840<text:s/></text:p>
          </table:table-cell>
          <table:table-cell office:value-type="float" office:value="1577" table:style-name="ce6">
            <text:p>1,577<text:s/></text:p>
          </table:table-cell>
          <table:table-cell office:value-type="float" office:value="1195" table:style-name="ce6">
            <text:p>1,195<text:s/></text:p>
          </table:table-cell>
          <table:table-cell office:value-type="float" office:value="4327" table:style-name="ce6">
            <text:p>4,327<text:s/></text:p>
          </table:table-cell>
          <table:table-cell office:value-type="float" office:value="961" table:style-name="ce6">
            <text:p>961<text:s/></text:p>
          </table:table-cell>
          <table:table-cell office:value-type="float" office:value="1270" table:style-name="ce6">
            <text:p>1,270<text:s/></text:p>
          </table:table-cell>
          <table:table-cell office:value-type="float" office:value="864" table:style-name="ce6">
            <text:p>864<text:s/></text:p>
          </table:table-cell>
          <table:table-cell office:value-type="float" office:value="2350" table:style-name="ce6">
            <text:p>2,350<text:s/></text:p>
          </table:table-cell>
          <table:table-cell office:value-type="float" office:value="2927" table:style-name="ce6">
            <text:p>2,927<text:s/></text:p>
          </table:table-cell>
          <table:table-cell office:value-type="float" office:value="4830" table:style-name="ce6">
            <text:p>4,830<text:s/></text:p>
          </table:table-cell>
          <table:table-cell office:value-type="float" office:value="5057" table:style-name="ce6">
            <text:p>5,057<text:s/></text:p>
          </table:table-cell>
          <table:table-cell office:value-type="float" office:value="1449" table:style-name="ce6">
            <text:p>1,449<text:s/></text:p>
          </table:table-cell>
          <table:table-cell office:value-type="float" office:value="3137" table:style-name="ce6">
            <text:p>3,137<text:s/></text:p>
          </table:table-cell>
          <table:table-cell office:value-type="float" office:value="924" table:style-name="ce6">
            <text:p>924<text:s/></text:p>
          </table:table-cell>
          <table:table-cell office:value-type="float" office:value="2376" table:style-name="ce6">
            <text:p>2,376<text:s/></text:p>
          </table:table-cell>
          <table:table-cell office:value-type="float" office:value="2619" table:style-name="ce6">
            <text:p>2,619<text:s/></text:p>
          </table:table-cell>
          <table:table-cell office:value-type="float" office:value="1620" table:style-name="ce6">
            <text:p>1,620<text:s/></text:p>
          </table:table-cell>
          <table:table-cell office:value-type="float" office:value="9817" table:style-name="ce6">
            <text:p>9,817<text:s/></text:p>
          </table:table-cell>
          <table:table-cell office:value-type="float" office:value="928" table:style-name="ce6">
            <text:p>928<text:s/></text:p>
          </table:table-cell>
          <table:table-cell office:value-type="float" office:value="4404" table:style-name="ce6">
            <text:p>4,404<text:s/></text:p>
          </table:table-cell>
          <table:table-cell office:value-type="float" office:value="4276" table:style-name="ce6">
            <text:p>4,276<text:s/></text:p>
          </table:table-cell>
          <table:table-cell office:value-type="float" office:value="5495" table:style-name="ce6">
            <text:p>5,495<text:s/></text:p>
          </table:table-cell>
          <table:table-cell office:value-type="float" office:value="7939" table:style-name="ce6">
            <text:p>7,939<text:s/></text:p>
          </table:table-cell>
          <table:table-cell office:value-type="float" office:value="5360" table:style-name="ce6">
            <text:p>5,360<text:s/></text:p>
          </table:table-cell>
          <table:table-cell office:value-type="float" office:value="3803" table:style-name="ce6">
            <text:p>3,803<text:s/></text:p>
          </table:table-cell>
          <table:table-cell office:value-type="float" office:value="6771" table:style-name="ce6">
            <text:p>6,771<text:s/></text:p>
          </table:table-cell>
          <table:table-cell office:value-type="float" office:value="5551" table:style-name="ce6">
            <text:p>5,551<text:s/></text:p>
          </table:table-cell>
          <table:table-cell office:value-type="float" office:value="10212" table:style-name="ce6">
            <text:p>10,212<text:s/></text:p>
          </table:table-cell>
          <table:table-cell office:value-type="float" office:value="7300" table:style-name="ce6">
            <text:p>7,300<text:s/></text:p>
          </table:table-cell>
          <table:table-cell office:value-type="float" office:value="2791" table:style-name="ce6">
            <text:p>2,791<text:s/></text:p>
          </table:table-cell>
          <table:table-cell office:value-type="float" office:value="11774" table:style-name="ce6">
            <text:p>11,774<text:s/></text:p>
          </table:table-cell>
          <table:table-cell office:value-type="float" office:value="8510" table:style-name="ce6">
            <text:p>8,510<text:s/></text:p>
          </table:table-cell>
          <table:table-cell office:value-type="float" office:value="9461" table:style-name="ce6">
            <text:p>9,461<text:s/></text:p>
          </table:table-cell>
          <table:table-cell office:value-type="float" office:value="7789" table:style-name="ce6">
            <text:p>7,789<text:s/></text:p>
          </table:table-cell>
          <table:table-cell office:value-type="float" office:value="9990" table:style-name="ce6">
            <text:p>9,990<text:s/></text:p>
          </table:table-cell>
          <table:table-cell office:value-type="float" office:value="31254" table:style-name="ce6">
            <text:p>31,254<text:s/></text:p>
          </table:table-cell>
          <table:table-cell office:value-type="float" office:value="12274" table:style-name="ce6">
            <text:p>12,274<text:s/></text:p>
          </table:table-cell>
          <table:table-cell office:value-type="float" office:value="7257" table:style-name="ce6">
            <text:p>7,257<text:s/></text:p>
          </table:table-cell>
          <table:table-cell office:value-type="float" office:value="7842" table:style-name="ce6">
            <text:p>7,842<text:s/></text:p>
          </table:table-cell>
          <table:table-cell office:value-type="float" office:value="7570" table:style-name="ce6">
            <text:p>7,570<text:s/></text:p>
          </table:table-cell>
          <table:table-cell office:value-type="float" office:value="6791" table:style-name="ce6">
            <text:p>6,791<text:s/></text:p>
          </table:table-cell>
          <table:table-cell office:value-type="float" office:value="8121" table:style-name="ce6">
            <text:p>8,121<text:s/></text:p>
          </table:table-cell>
          <table:table-cell office:value-type="float" office:value="8057" table:style-name="ce6">
            <text:p>8,057<text:s/></text:p>
          </table:table-cell>
          <table:table-cell office:value-type="float" office:value="4431" table:style-name="ce6">
            <text:p>4,431<text:s/></text:p>
          </table:table-cell>
          <table:table-cell office:value-type="float" office:value="10599" table:style-name="ce6">
            <text:p>10,599<text:s/></text:p>
          </table:table-cell>
          <table:table-cell office:value-type="float" office:value="2853" table:style-name="ce6">
            <text:p>2,853<text:s/></text:p>
          </table:table-cell>
          <table:table-cell office:value-type="float" office:value="3315" table:style-name="ce6">
            <text:p>3,315<text:s/></text:p>
          </table:table-cell>
          <table:table-cell office:value-type="float" office:value="6021" table:style-name="ce6">
            <text:p>6,021<text:s/></text:p>
          </table:table-cell>
          <table:table-cell office:value-type="float" office:value="1003" table:style-name="ce6">
            <text:p>1,003<text:s/></text:p>
          </table:table-cell>
          <table:table-cell office:value-type="float" office:value="1566" table:style-name="ce6">
            <text:p>1,566<text:s/></text:p>
          </table:table-cell>
          <table:table-cell office:value-type="float" office:value="1350" table:style-name="ce6">
            <text:p>1,350<text:s/></text:p>
          </table:table-cell>
          <table:table-cell office:value-type="float" office:value="3914" table:style-name="ce6">
            <text:p>3,914<text:s/></text:p>
          </table:table-cell>
          <table:table-cell office:value-type="float" office:value="3696" table:style-name="ce6">
            <text:p>3,696<text:s/></text:p>
          </table:table-cell>
          <table:table-cell office:value-type="float" office:value="4313" table:style-name="ce6">
            <text:p>4,313<text:s/></text:p>
          </table:table-cell>
          <table:table-cell office:value-type="float" office:value="10437" table:style-name="ce6">
            <text:p>10,437<text:s/></text:p>
          </table:table-cell>
          <table:table-cell office:value-type="float" office:value="3598" table:style-name="ce6">
            <text:p>3,598<text:s/></text:p>
          </table:table-cell>
          <table:table-cell office:value-type="float" office:value="4259" table:style-name="ce6">
            <text:p>4,259<text:s/></text:p>
          </table:table-cell>
          <table:table-cell office:value-type="float" office:value="3068" table:style-name="ce6">
            <text:p>3,068<text:s/></text:p>
          </table:table-cell>
          <table:table-cell office:value-type="float" office:value="7868" table:style-name="ce6">
            <text:p>7,868<text:s/></text:p>
          </table:table-cell>
          <table:table-cell office:value-type="float" office:value="9507" table:style-name="ce6">
            <text:p>9,507<text:s/></text:p>
          </table:table-cell>
          <table:table-cell office:value-type="float" office:value="9776" table:style-name="ce6">
            <text:p>9,776<text:s/></text:p>
          </table:table-cell>
          <table:table-cell office:value-type="float" office:value="10782" table:style-name="ce6">
            <text:p>10,782<text:s/></text:p>
          </table:table-cell>
          <table:table-cell office:value-type="float" office:value="13501" table:style-name="ce6">
            <text:p>13,501<text:s/></text:p>
          </table:table-cell>
          <table:table-cell office:value-type="float" office:value="9336" table:style-name="ce6">
            <text:p>9,336<text:s/></text:p>
          </table:table-cell>
          <table:table-cell office:value-type="float" office:value="6720" table:style-name="ce6">
            <text:p>6,720<text:s/></text:p>
          </table:table-cell>
          <table:table-cell office:value-type="float" office:value="14637" table:style-name="ce6">
            <text:p>14,637<text:s/></text:p>
          </table:table-cell>
          <table:table-cell office:value-type="float" office:value="6195" table:style-name="ce6">
            <text:p>6,195<text:s/></text:p>
          </table:table-cell>
          <table:table-cell office:value-type="float" office:value="10139" table:style-name="ce6">
            <text:p>10,139<text:s/></text:p>
          </table:table-cell>
          <table:table-cell office:value-type="float" office:value="9732" table:style-name="ce6">
            <text:p>9,732<text:s/></text:p>
          </table:table-cell>
          <table:table-cell office:value-type="float" office:value="6098" table:style-name="ce6">
            <text:p>6,098<text:s/></text:p>
          </table:table-cell>
          <table:table-cell office:value-type="float" office:value="16911" table:style-name="ce6">
            <text:p>16,911<text:s/></text:p>
          </table:table-cell>
          <table:table-cell office:value-type="float" office:value="6819" table:style-name="ce6">
            <text:p>6,819<text:s/></text:p>
          </table:table-cell>
          <table:table-cell office:value-type="float" office:value="6028" table:style-name="ce6">
            <text:p>6,028<text:s/></text:p>
          </table:table-cell>
          <table:table-cell office:value-type="float" office:value="5931" table:style-name="ce6">
            <text:p>5,931<text:s/></text:p>
          </table:table-cell>
          <table:table-cell office:value-type="float" office:value="5374" table:style-name="ce6">
            <text:p>5,374<text:s/></text:p>
          </table:table-cell>
          <table:table-cell office:value-type="float" office:value="4170" table:style-name="ce6">
            <text:p>4,170<text:s/></text:p>
          </table:table-cell>
          <table:table-cell office:value-type="float" office:value="7011" table:style-name="ce6">
            <text:p>7,011<text:s/></text:p>
          </table:table-cell>
          <table:table-cell office:value-type="float" office:value="6542" table:style-name="ce6">
            <text:p>6,542<text:s/></text:p>
          </table:table-cell>
          <table:table-cell office:value-type="float" office:value="2585" table:style-name="ce6">
            <text:p>2,585<text:s/></text:p>
          </table:table-cell>
          <table:table-cell office:value-type="float" office:value="4161" table:style-name="ce6">
            <text:p>4,161<text:s/></text:p>
          </table:table-cell>
          <table:table-cell office:value-type="float" office:value="13279" table:style-name="ce6">
            <text:p>13,279<text:s/></text:p>
          </table:table-cell>
          <table:table-cell office:value-type="float" office:value="6826" table:style-name="ce6">
            <text:p>6,826<text:s/></text:p>
          </table:table-cell>
          <table:table-cell office:value-type="float" office:value="8031" table:style-name="ce6">
            <text:p>8,031<text:s/></text:p>
          </table:table-cell>
          <table:table-cell office:value-type="float" office:value="7928" table:style-name="ce6">
            <text:p>7,928<text:s/></text:p>
          </table:table-cell>
          <table:table-cell office:value-type="float" office:value="2712" table:style-name="ce6">
            <text:p>2,712<text:s/></text:p>
          </table:table-cell>
          <table:table-cell office:value-type="float" office:value="3689" table:style-name="ce6">
            <text:p>3,689<text:s/></text:p>
          </table:table-cell>
          <table:table-cell office:value-type="float" office:value="2263" table:style-name="ce6">
            <text:p>2,263<text:s/></text:p>
          </table:table-cell>
          <table:table-cell office:value-type="float" office:value="2169" table:style-name="ce6">
            <text:p>2,169<text:s/></text:p>
          </table:table-cell>
          <table:table-cell office:value-type="float" office:value="2331" table:style-name="ce6">
            <text:p>2,331<text:s/></text:p>
          </table:table-cell>
          <table:table-cell office:value-type="float" office:value="3908" table:style-name="ce6">
            <text:p>3,908<text:s/></text:p>
          </table:table-cell>
          <table:table-cell office:value-type="float" office:value="3897" table:style-name="ce6">
            <text:p>3,897<text:s/></text:p>
          </table:table-cell>
          <table:table-cell office:value-type="float" office:value="4427" table:style-name="ce6">
            <text:p>4,427<text:s/></text:p>
          </table:table-cell>
          <table:table-cell office:value-type="float" office:value="5978" table:style-name="ce6">
            <text:p>5,978<text:s/></text:p>
          </table:table-cell>
          <table:table-cell office:value-type="float" office:value="9582" table:style-name="ce6">
            <text:p>9,582<text:s/></text:p>
          </table:table-cell>
          <table:table-cell office:value-type="float" office:value="7157" table:style-name="ce6">
            <text:p>7,157<text:s/></text:p>
          </table:table-cell>
          <table:table-cell office:value-type="float" office:value="5070" table:style-name="ce6">
            <text:p>5,070<text:s/></text:p>
          </table:table-cell>
          <table:table-cell office:value-type="float" office:value="4344" table:style-name="ce6">
            <text:p>4,344<text:s/></text:p>
          </table:table-cell>
          <table:table-cell office:value-type="float" office:value="4412" table:style-name="ce6">
            <text:p>4,412<text:s/></text:p>
          </table:table-cell>
          <table:table-cell office:value-type="float" office:value="4698" table:style-name="ce6">
            <text:p>4,698<text:s/></text:p>
          </table:table-cell>
          <table:table-cell office:value-type="float" office:value="4686" table:style-name="ce6">
            <text:p>4,686<text:s/></text:p>
          </table:table-cell>
          <table:table-cell office:value-type="float" office:value="4099" table:style-name="ce6">
            <text:p>4,099<text:s/></text:p>
          </table:table-cell>
          <table:table-cell office:value-type="float" office:value="4099" table:style-name="ce6">
            <text:p>4,099<text:s/></text:p>
          </table:table-cell>
          <table:table-cell office:value-type="float" office:value="462" table:style-name="ce6">
            <text:p>462<text:s/></text:p>
          </table:table-cell>
          <table:table-cell office:value-type="float" office:value="894" table:style-name="ce6">
            <text:p>894<text:s/></text:p>
          </table:table-cell>
          <table:table-cell office:value-type="float" office:value="1356" table:style-name="ce6">
            <text:p>1,356<text:s/></text:p>
          </table:table-cell>
          <table:table-cell office:value-type="float" office:value="1793" table:style-name="ce6">
            <text:p>1,793<text:s/></text:p>
          </table:table-cell>
          <table:table-cell office:value-type="float" office:value="1072" table:style-name="ce6">
            <text:p>1,072<text:s/></text:p>
          </table:table-cell>
          <table:table-cell office:value-type="float" office:value="1481" table:style-name="ce6">
            <text:p>1,481<text:s/></text:p>
          </table:table-cell>
          <table:table-cell office:value-type="float" office:value="1053" table:style-name="ce6">
            <text:p>1,053<text:s/></text:p>
          </table:table-cell>
          <table:table-cell office:value-type="float" office:value="2507" table:style-name="ce6">
            <text:p>2,507<text:s/></text:p>
          </table:table-cell>
          <table:table-cell office:value-type="float" office:value="834" table:style-name="ce6">
            <text:p>834<text:s/></text:p>
          </table:table-cell>
          <table:table-cell office:value-type="float" office:value="1299" table:style-name="ce6">
            <text:p>1,299<text:s/></text:p>
          </table:table-cell>
          <table:table-cell office:value-type="float" office:value="1824" table:style-name="ce6">
            <text:p>1,824<text:s/></text:p>
          </table:table-cell>
          <table:table-cell table:number-columns-repeated="16264"/>
        </table:table-row>
        <table:table-row table:style-name="ro2">
          <table:table-cell office:value-type="date" office:date-value="2021-07-10T00:00:00" table:style-name="ce5">
            <text:p>2021/7/10</text:p>
          </table:table-cell>
          <table:table-cell office:value-type="float" office:value="553" table:style-name="ce6">
            <text:p>553<text:s/></text:p>
          </table:table-cell>
          <table:table-cell office:value-type="float" office:value="2040" table:style-name="ce6">
            <text:p>2,040<text:s/></text:p>
          </table:table-cell>
          <table:table-cell office:value-type="float" office:value="4187" table:style-name="ce6">
            <text:p>4,187<text:s/></text:p>
          </table:table-cell>
          <table:table-cell office:value-type="float" office:value="9721" table:style-name="ce6">
            <text:p>9,721<text:s/></text:p>
          </table:table-cell>
          <table:table-cell office:value-type="float" office:value="3222" table:style-name="ce6">
            <text:p>3,222<text:s/></text:p>
          </table:table-cell>
          <table:table-cell office:value-type="float" office:value="1927" table:style-name="ce6">
            <text:p>1,927<text:s/></text:p>
          </table:table-cell>
          <table:table-cell office:value-type="float" office:value="1775" table:style-name="ce6">
            <text:p>1,775<text:s/></text:p>
          </table:table-cell>
          <table:table-cell office:value-type="float" office:value="898" table:style-name="ce6">
            <text:p>898<text:s/></text:p>
          </table:table-cell>
          <table:table-cell office:value-type="float" office:value="552" table:style-name="ce6">
            <text:p>552<text:s/></text:p>
          </table:table-cell>
          <table:table-cell office:value-type="float" office:value="1880" table:style-name="ce6">
            <text:p>1,880<text:s/></text:p>
          </table:table-cell>
          <table:table-cell office:value-type="float" office:value="475" table:style-name="ce6">
            <text:p>475<text:s/></text:p>
          </table:table-cell>
          <table:table-cell office:value-type="float" office:value="706" table:style-name="ce6">
            <text:p>706<text:s/></text:p>
          </table:table-cell>
          <table:table-cell office:value-type="float" office:value="457" table:style-name="ce6">
            <text:p>457<text:s/></text:p>
          </table:table-cell>
          <table:table-cell office:value-type="float" office:value="1215" table:style-name="ce6">
            <text:p>1,215<text:s/></text:p>
          </table:table-cell>
          <table:table-cell office:value-type="float" office:value="1615" table:style-name="ce6">
            <text:p>1,615<text:s/></text:p>
          </table:table-cell>
          <table:table-cell office:value-type="float" office:value="1233" table:style-name="ce6">
            <text:p>1,233<text:s/></text:p>
          </table:table-cell>
          <table:table-cell office:value-type="float" office:value="1447" table:style-name="ce6">
            <text:p>1,447<text:s/></text:p>
          </table:table-cell>
          <table:table-cell office:value-type="float" office:value="793" table:style-name="ce6">
            <text:p>793<text:s/></text:p>
          </table:table-cell>
          <table:table-cell office:value-type="float" office:value="1876" table:style-name="ce6">
            <text:p>1,876<text:s/></text:p>
          </table:table-cell>
          <table:table-cell office:value-type="float" office:value="678" table:style-name="ce6">
            <text:p>678<text:s/></text:p>
          </table:table-cell>
          <table:table-cell office:value-type="float" office:value="1210" table:style-name="ce6">
            <text:p>1,210<text:s/></text:p>
          </table:table-cell>
          <table:table-cell office:value-type="float" office:value="1345" table:style-name="ce6">
            <text:p>1,345<text:s/></text:p>
          </table:table-cell>
          <table:table-cell office:value-type="float" office:value="438" table:style-name="ce6">
            <text:p>438<text:s/></text:p>
          </table:table-cell>
          <table:table-cell office:value-type="float" office:value="4060" table:style-name="ce6">
            <text:p>4,060<text:s/></text:p>
          </table:table-cell>
          <table:table-cell office:value-type="float" office:value="723" table:style-name="ce6">
            <text:p>723<text:s/></text:p>
          </table:table-cell>
          <table:table-cell office:value-type="float" office:value="2586" table:style-name="ce6">
            <text:p>2,586<text:s/></text:p>
          </table:table-cell>
          <table:table-cell office:value-type="float" office:value="2095" table:style-name="ce6">
            <text:p>2,095<text:s/></text:p>
          </table:table-cell>
          <table:table-cell office:value-type="float" office:value="2992" table:style-name="ce6">
            <text:p>2,992<text:s/></text:p>
          </table:table-cell>
          <table:table-cell office:value-type="float" office:value="3643" table:style-name="ce6">
            <text:p>3,643<text:s/></text:p>
          </table:table-cell>
          <table:table-cell office:value-type="float" office:value="3188" table:style-name="ce6">
            <text:p>3,188<text:s/></text:p>
          </table:table-cell>
          <table:table-cell office:value-type="float" office:value="2063" table:style-name="ce6">
            <text:p>2,063<text:s/></text:p>
          </table:table-cell>
          <table:table-cell office:value-type="float" office:value="3822" table:style-name="ce6">
            <text:p>3,822<text:s/></text:p>
          </table:table-cell>
          <table:table-cell office:value-type="float" office:value="3123" table:style-name="ce6">
            <text:p>3,123<text:s/></text:p>
          </table:table-cell>
          <table:table-cell office:value-type="float" office:value="5199" table:style-name="ce6">
            <text:p>5,199<text:s/></text:p>
          </table:table-cell>
          <table:table-cell office:value-type="float" office:value="2455" table:style-name="ce6">
            <text:p>2,455<text:s/></text:p>
          </table:table-cell>
          <table:table-cell office:value-type="float" office:value="795" table:style-name="ce6">
            <text:p>795<text:s/></text:p>
          </table:table-cell>
          <table:table-cell office:value-type="float" office:value="6665" table:style-name="ce6">
            <text:p>6,665<text:s/></text:p>
          </table:table-cell>
          <table:table-cell office:value-type="float" office:value="4167" table:style-name="ce6">
            <text:p>4,167<text:s/></text:p>
          </table:table-cell>
          <table:table-cell office:value-type="float" office:value="4498" table:style-name="ce6">
            <text:p>4,498<text:s/></text:p>
          </table:table-cell>
          <table:table-cell office:value-type="float" office:value="3963" table:style-name="ce6">
            <text:p>3,963<text:s/></text:p>
          </table:table-cell>
          <table:table-cell office:value-type="float" office:value="2289" table:style-name="ce6">
            <text:p>2,289<text:s/></text:p>
          </table:table-cell>
          <table:table-cell office:value-type="float" office:value="15868" table:style-name="ce6">
            <text:p>15,868<text:s/></text:p>
          </table:table-cell>
          <table:table-cell office:value-type="float" office:value="7873" table:style-name="ce6">
            <text:p>7,873<text:s/></text:p>
          </table:table-cell>
          <table:table-cell office:value-type="float" office:value="4150" table:style-name="ce6">
            <text:p>4,150<text:s/></text:p>
          </table:table-cell>
          <table:table-cell office:value-type="float" office:value="3497" table:style-name="ce6">
            <text:p>3,497<text:s/></text:p>
          </table:table-cell>
          <table:table-cell office:value-type="float" office:value="3814" table:style-name="ce6">
            <text:p>3,814<text:s/></text:p>
          </table:table-cell>
          <table:table-cell office:value-type="float" office:value="4167" table:style-name="ce6">
            <text:p>4,167<text:s/></text:p>
          </table:table-cell>
          <table:table-cell office:value-type="float" office:value="4911" table:style-name="ce6">
            <text:p>4,911<text:s/></text:p>
          </table:table-cell>
          <table:table-cell office:value-type="float" office:value="4488" table:style-name="ce6">
            <text:p>4,488<text:s/></text:p>
          </table:table-cell>
          <table:table-cell office:value-type="float" office:value="2289" table:style-name="ce6">
            <text:p>2,289<text:s/></text:p>
          </table:table-cell>
          <table:table-cell office:value-type="float" office:value="5098" table:style-name="ce6">
            <text:p>5,098<text:s/></text:p>
          </table:table-cell>
          <table:table-cell office:value-type="float" office:value="1665" table:style-name="ce6">
            <text:p>1,665<text:s/></text:p>
          </table:table-cell>
          <table:table-cell office:value-type="float" office:value="1527" table:style-name="ce6">
            <text:p>1,527<text:s/></text:p>
          </table:table-cell>
          <table:table-cell office:value-type="float" office:value="3403" table:style-name="ce6">
            <text:p>3,403<text:s/></text:p>
          </table:table-cell>
          <table:table-cell office:value-type="float" office:value="709" table:style-name="ce6">
            <text:p>709<text:s/></text:p>
          </table:table-cell>
          <table:table-cell office:value-type="float" office:value="820" table:style-name="ce6">
            <text:p>820<text:s/></text:p>
          </table:table-cell>
          <table:table-cell office:value-type="float" office:value="440" table:style-name="ce6">
            <text:p>440<text:s/></text:p>
          </table:table-cell>
          <table:table-cell office:value-type="float" office:value="2322" table:style-name="ce6">
            <text:p>2,322<text:s/></text:p>
          </table:table-cell>
          <table:table-cell office:value-type="float" office:value="2423" table:style-name="ce6">
            <text:p>2,423<text:s/></text:p>
          </table:table-cell>
          <table:table-cell office:value-type="float" office:value="2623" table:style-name="ce6">
            <text:p>2,623<text:s/></text:p>
          </table:table-cell>
          <table:table-cell office:value-type="float" office:value="6885" table:style-name="ce6">
            <text:p>6,885<text:s/></text:p>
          </table:table-cell>
          <table:table-cell office:value-type="float" office:value="1747" table:style-name="ce6">
            <text:p>1,747<text:s/></text:p>
          </table:table-cell>
          <table:table-cell office:value-type="float" office:value="1905" table:style-name="ce6">
            <text:p>1,905<text:s/></text:p>
          </table:table-cell>
          <table:table-cell office:value-type="float" office:value="1514" table:style-name="ce6">
            <text:p>1,514<text:s/></text:p>
          </table:table-cell>
          <table:table-cell office:value-type="float" office:value="3898" table:style-name="ce6">
            <text:p>3,898<text:s/></text:p>
          </table:table-cell>
          <table:table-cell office:value-type="float" office:value="4407" table:style-name="ce6">
            <text:p>4,407<text:s/></text:p>
          </table:table-cell>
          <table:table-cell office:value-type="float" office:value="5184" table:style-name="ce6">
            <text:p>5,184<text:s/></text:p>
          </table:table-cell>
          <table:table-cell office:value-type="float" office:value="5127" table:style-name="ce6">
            <text:p>5,127<text:s/></text:p>
          </table:table-cell>
          <table:table-cell office:value-type="float" office:value="6942" table:style-name="ce6">
            <text:p>6,942<text:s/></text:p>
          </table:table-cell>
          <table:table-cell office:value-type="float" office:value="4689" table:style-name="ce6">
            <text:p>4,689<text:s/></text:p>
          </table:table-cell>
          <table:table-cell office:value-type="float" office:value="3955" table:style-name="ce6">
            <text:p>3,955<text:s/></text:p>
          </table:table-cell>
          <table:table-cell office:value-type="float" office:value="8378" table:style-name="ce6">
            <text:p>8,378<text:s/></text:p>
          </table:table-cell>
          <table:table-cell office:value-type="float" office:value="1919" table:style-name="ce6">
            <text:p>1,919<text:s/></text:p>
          </table:table-cell>
          <table:table-cell office:value-type="float" office:value="5517" table:style-name="ce6">
            <text:p>5,517<text:s/></text:p>
          </table:table-cell>
          <table:table-cell office:value-type="float" office:value="5066" table:style-name="ce6">
            <text:p>5,066<text:s/></text:p>
          </table:table-cell>
          <table:table-cell office:value-type="float" office:value="2697" table:style-name="ce6">
            <text:p>2,697<text:s/></text:p>
          </table:table-cell>
          <table:table-cell office:value-type="float" office:value="8274" table:style-name="ce6">
            <text:p>8,274<text:s/></text:p>
          </table:table-cell>
          <table:table-cell office:value-type="float" office:value="3710" table:style-name="ce6">
            <text:p>3,710<text:s/></text:p>
          </table:table-cell>
          <table:table-cell office:value-type="float" office:value="3440" table:style-name="ce6">
            <text:p>3,440<text:s/></text:p>
          </table:table-cell>
          <table:table-cell office:value-type="float" office:value="2109" table:style-name="ce6">
            <text:p>2,109<text:s/></text:p>
          </table:table-cell>
          <table:table-cell office:value-type="float" office:value="2824" table:style-name="ce6">
            <text:p>2,824<text:s/></text:p>
          </table:table-cell>
          <table:table-cell office:value-type="float" office:value="1773" table:style-name="ce6">
            <text:p>1,773<text:s/></text:p>
          </table:table-cell>
          <table:table-cell office:value-type="float" office:value="3077" table:style-name="ce6">
            <text:p>3,077<text:s/></text:p>
          </table:table-cell>
          <table:table-cell office:value-type="float" office:value="2845" table:style-name="ce6">
            <text:p>2,845<text:s/></text:p>
          </table:table-cell>
          <table:table-cell office:value-type="float" office:value="1418" table:style-name="ce6">
            <text:p>1,418<text:s/></text:p>
          </table:table-cell>
          <table:table-cell office:value-type="float" office:value="1644" table:style-name="ce6">
            <text:p>1,644<text:s/></text:p>
          </table:table-cell>
          <table:table-cell office:value-type="float" office:value="3600" table:style-name="ce6">
            <text:p>3,600<text:s/></text:p>
          </table:table-cell>
          <table:table-cell office:value-type="float" office:value="2172" table:style-name="ce6">
            <text:p>2,172<text:s/></text:p>
          </table:table-cell>
          <table:table-cell office:value-type="float" office:value="3001" table:style-name="ce6">
            <text:p>3,001<text:s/></text:p>
          </table:table-cell>
          <table:table-cell office:value-type="float" office:value="3329" table:style-name="ce6">
            <text:p>3,329<text:s/></text:p>
          </table:table-cell>
          <table:table-cell office:value-type="float" office:value="1410" table:style-name="ce6">
            <text:p>1,410<text:s/></text:p>
          </table:table-cell>
          <table:table-cell office:value-type="float" office:value="1765" table:style-name="ce6">
            <text:p>1,765<text:s/></text:p>
          </table:table-cell>
          <table:table-cell office:value-type="float" office:value="1182" table:style-name="ce6">
            <text:p>1,182<text:s/></text:p>
          </table:table-cell>
          <table:table-cell office:value-type="float" office:value="728" table:style-name="ce6">
            <text:p>728<text:s/></text:p>
          </table:table-cell>
          <table:table-cell office:value-type="float" office:value="1318" table:style-name="ce6">
            <text:p>1,318<text:s/></text:p>
          </table:table-cell>
          <table:table-cell office:value-type="float" office:value="1987" table:style-name="ce6">
            <text:p>1,987<text:s/></text:p>
          </table:table-cell>
          <table:table-cell office:value-type="float" office:value="2409" table:style-name="ce6">
            <text:p>2,409<text:s/></text:p>
          </table:table-cell>
          <table:table-cell office:value-type="float" office:value="2406" table:style-name="ce6">
            <text:p>2,406<text:s/></text:p>
          </table:table-cell>
          <table:table-cell office:value-type="float" office:value="3272" table:style-name="ce6">
            <text:p>3,272<text:s/></text:p>
          </table:table-cell>
          <table:table-cell office:value-type="float" office:value="3742" table:style-name="ce6">
            <text:p>3,742<text:s/></text:p>
          </table:table-cell>
          <table:table-cell office:value-type="float" office:value="4126" table:style-name="ce6">
            <text:p>4,126<text:s/></text:p>
          </table:table-cell>
          <table:table-cell office:value-type="float" office:value="2360" table:style-name="ce6">
            <text:p>2,360<text:s/></text:p>
          </table:table-cell>
          <table:table-cell office:value-type="float" office:value="2102" table:style-name="ce6">
            <text:p>2,102<text:s/></text:p>
          </table:table-cell>
          <table:table-cell office:value-type="float" office:value="2259" table:style-name="ce6">
            <text:p>2,259<text:s/></text:p>
          </table:table-cell>
          <table:table-cell office:value-type="float" office:value="2428" table:style-name="ce6">
            <text:p>2,428<text:s/></text:p>
          </table:table-cell>
          <table:table-cell office:value-type="float" office:value="2680" table:style-name="ce6">
            <text:p>2,680<text:s/></text:p>
          </table:table-cell>
          <table:table-cell office:value-type="float" office:value="1838" table:style-name="ce6">
            <text:p>1,838<text:s/></text:p>
          </table:table-cell>
          <table:table-cell office:value-type="float" office:value="1998" table:style-name="ce6">
            <text:p>1,998<text:s/></text:p>
          </table:table-cell>
          <table:table-cell office:value-type="float" office:value="207" table:style-name="ce6">
            <text:p>207<text:s/></text:p>
          </table:table-cell>
          <table:table-cell office:value-type="float" office:value="512" table:style-name="ce6">
            <text:p>512<text:s/></text:p>
          </table:table-cell>
          <table:table-cell office:value-type="float" office:value="756" table:style-name="ce6">
            <text:p>756<text:s/></text:p>
          </table:table-cell>
          <table:table-cell office:value-type="float" office:value="1139" table:style-name="ce6">
            <text:p>1,139<text:s/></text:p>
          </table:table-cell>
          <table:table-cell office:value-type="float" office:value="362" table:style-name="ce6">
            <text:p>362<text:s/></text:p>
          </table:table-cell>
          <table:table-cell office:value-type="float" office:value="386" table:style-name="ce6">
            <text:p>386<text:s/></text:p>
          </table:table-cell>
          <table:table-cell office:value-type="float" office:value="535" table:style-name="ce6">
            <text:p>535<text:s/></text:p>
          </table:table-cell>
          <table:table-cell office:value-type="float" office:value="1290" table:style-name="ce6">
            <text:p>1,290<text:s/></text:p>
          </table:table-cell>
          <table:table-cell office:value-type="float" office:value="528" table:style-name="ce6">
            <text:p>528<text:s/></text:p>
          </table:table-cell>
          <table:table-cell office:value-type="float" office:value="793" table:style-name="ce6">
            <text:p>793<text:s/></text:p>
          </table:table-cell>
          <table:table-cell office:value-type="float" office:value="739" table:style-name="ce6">
            <text:p>739<text:s/></text:p>
          </table:table-cell>
          <table:table-cell table:number-columns-repeated="16264"/>
        </table:table-row>
        <table:table-row table:style-name="ro2">
          <table:table-cell office:value-type="date" office:date-value="2021-07-11T00:00:00" table:style-name="ce5">
            <text:p>2021/7/11</text:p>
          </table:table-cell>
          <table:table-cell office:value-type="float" office:value="514" table:style-name="ce6">
            <text:p>514<text:s/></text:p>
          </table:table-cell>
          <table:table-cell office:value-type="float" office:value="1352" table:style-name="ce6">
            <text:p>1,352<text:s/></text:p>
          </table:table-cell>
          <table:table-cell office:value-type="float" office:value="2928" table:style-name="ce6">
            <text:p>2,928<text:s/></text:p>
          </table:table-cell>
          <table:table-cell office:value-type="float" office:value="7102" table:style-name="ce6">
            <text:p>7,102<text:s/></text:p>
          </table:table-cell>
          <table:table-cell office:value-type="float" office:value="2049" table:style-name="ce6">
            <text:p>2,049<text:s/></text:p>
          </table:table-cell>
          <table:table-cell office:value-type="float" office:value="1400" table:style-name="ce6">
            <text:p>1,400<text:s/></text:p>
          </table:table-cell>
          <table:table-cell office:value-type="float" office:value="1283" table:style-name="ce6">
            <text:p>1,283<text:s/></text:p>
          </table:table-cell>
          <table:table-cell office:value-type="float" office:value="730" table:style-name="ce6">
            <text:p>730<text:s/></text:p>
          </table:table-cell>
          <table:table-cell office:value-type="float" office:value="461" table:style-name="ce6">
            <text:p>461<text:s/></text:p>
          </table:table-cell>
          <table:table-cell office:value-type="float" office:value="1101" table:style-name="ce6">
            <text:p>1,101<text:s/></text:p>
          </table:table-cell>
          <table:table-cell office:value-type="float" office:value="350" table:style-name="ce6">
            <text:p>350<text:s/></text:p>
          </table:table-cell>
          <table:table-cell office:value-type="float" office:value="618" table:style-name="ce6">
            <text:p>618<text:s/></text:p>
          </table:table-cell>
          <table:table-cell office:value-type="float" office:value="335" table:style-name="ce6">
            <text:p>335<text:s/></text:p>
          </table:table-cell>
          <table:table-cell office:value-type="float" office:value="867" table:style-name="ce6">
            <text:p>867<text:s/></text:p>
          </table:table-cell>
          <table:table-cell office:value-type="float" office:value="1361" table:style-name="ce6">
            <text:p>1,361<text:s/></text:p>
          </table:table-cell>
          <table:table-cell office:value-type="float" office:value="925" table:style-name="ce6">
            <text:p>925<text:s/></text:p>
          </table:table-cell>
          <table:table-cell office:value-type="float" office:value="976" table:style-name="ce6">
            <text:p>976<text:s/></text:p>
          </table:table-cell>
          <table:table-cell office:value-type="float" office:value="572" table:style-name="ce6">
            <text:p>572<text:s/></text:p>
          </table:table-cell>
          <table:table-cell office:value-type="float" office:value="1342" table:style-name="ce6">
            <text:p>1,342<text:s/></text:p>
          </table:table-cell>
          <table:table-cell office:value-type="float" office:value="536" table:style-name="ce6">
            <text:p>536<text:s/></text:p>
          </table:table-cell>
          <table:table-cell office:value-type="float" office:value="812" table:style-name="ce6">
            <text:p>812<text:s/></text:p>
          </table:table-cell>
          <table:table-cell office:value-type="float" office:value="1000" table:style-name="ce6">
            <text:p>1,000<text:s/></text:p>
          </table:table-cell>
          <table:table-cell office:value-type="float" office:value="364" table:style-name="ce6">
            <text:p>364<text:s/></text:p>
          </table:table-cell>
          <table:table-cell office:value-type="float" office:value="3080" table:style-name="ce6">
            <text:p>3,080<text:s/></text:p>
          </table:table-cell>
          <table:table-cell office:value-type="float" office:value="639" table:style-name="ce6">
            <text:p>639<text:s/></text:p>
          </table:table-cell>
          <table:table-cell office:value-type="float" office:value="2304" table:style-name="ce6">
            <text:p>2,304<text:s/></text:p>
          </table:table-cell>
          <table:table-cell office:value-type="float" office:value="1551" table:style-name="ce6">
            <text:p>1,551<text:s/></text:p>
          </table:table-cell>
          <table:table-cell office:value-type="float" office:value="2228" table:style-name="ce6">
            <text:p>2,228<text:s/></text:p>
          </table:table-cell>
          <table:table-cell office:value-type="float" office:value="2647" table:style-name="ce6">
            <text:p>2,647<text:s/></text:p>
          </table:table-cell>
          <table:table-cell office:value-type="float" office:value="2493" table:style-name="ce6">
            <text:p>2,493<text:s/></text:p>
          </table:table-cell>
          <table:table-cell office:value-type="float" office:value="1614" table:style-name="ce6">
            <text:p>1,614<text:s/></text:p>
          </table:table-cell>
          <table:table-cell office:value-type="float" office:value="3121" table:style-name="ce6">
            <text:p>3,121<text:s/></text:p>
          </table:table-cell>
          <table:table-cell office:value-type="float" office:value="2266" table:style-name="ce6">
            <text:p>2,266<text:s/></text:p>
          </table:table-cell>
          <table:table-cell office:value-type="float" office:value="3455" table:style-name="ce6">
            <text:p>3,455<text:s/></text:p>
          </table:table-cell>
          <table:table-cell office:value-type="float" office:value="1844" table:style-name="ce6">
            <text:p>1,844<text:s/></text:p>
          </table:table-cell>
          <table:table-cell office:value-type="float" office:value="565" table:style-name="ce6">
            <text:p>565<text:s/></text:p>
          </table:table-cell>
          <table:table-cell office:value-type="float" office:value="4894" table:style-name="ce6">
            <text:p>4,894<text:s/></text:p>
          </table:table-cell>
          <table:table-cell office:value-type="float" office:value="3125" table:style-name="ce6">
            <text:p>3,125<text:s/></text:p>
          </table:table-cell>
          <table:table-cell office:value-type="float" office:value="3368" table:style-name="ce6">
            <text:p>3,368<text:s/></text:p>
          </table:table-cell>
          <table:table-cell office:value-type="float" office:value="3114" table:style-name="ce6">
            <text:p>3,114<text:s/></text:p>
          </table:table-cell>
          <table:table-cell office:value-type="float" office:value="1834" table:style-name="ce6">
            <text:p>1,834<text:s/></text:p>
          </table:table-cell>
          <table:table-cell office:value-type="float" office:value="16505" table:style-name="ce6">
            <text:p>16,505<text:s/></text:p>
          </table:table-cell>
          <table:table-cell office:value-type="float" office:value="6125" table:style-name="ce6">
            <text:p>6,125<text:s/></text:p>
          </table:table-cell>
          <table:table-cell office:value-type="float" office:value="2258" table:style-name="ce6">
            <text:p>2,258<text:s/></text:p>
          </table:table-cell>
          <table:table-cell office:value-type="float" office:value="2786" table:style-name="ce6">
            <text:p>2,786<text:s/></text:p>
          </table:table-cell>
          <table:table-cell office:value-type="float" office:value="3276" table:style-name="ce6">
            <text:p>3,276<text:s/></text:p>
          </table:table-cell>
          <table:table-cell office:value-type="float" office:value="3235" table:style-name="ce6">
            <text:p>3,235<text:s/></text:p>
          </table:table-cell>
          <table:table-cell office:value-type="float" office:value="3470" table:style-name="ce6">
            <text:p>3,470<text:s/></text:p>
          </table:table-cell>
          <table:table-cell office:value-type="float" office:value="3573" table:style-name="ce6">
            <text:p>3,573<text:s/></text:p>
          </table:table-cell>
          <table:table-cell office:value-type="float" office:value="1487" table:style-name="ce6">
            <text:p>1,487<text:s/></text:p>
          </table:table-cell>
          <table:table-cell office:value-type="float" office:value="3768" table:style-name="ce6">
            <text:p>3,768<text:s/></text:p>
          </table:table-cell>
          <table:table-cell office:value-type="float" office:value="1167" table:style-name="ce6">
            <text:p>1,167<text:s/></text:p>
          </table:table-cell>
          <table:table-cell office:value-type="float" office:value="1117" table:style-name="ce6">
            <text:p>1,117<text:s/></text:p>
          </table:table-cell>
          <table:table-cell office:value-type="float" office:value="2786" table:style-name="ce6">
            <text:p>2,786<text:s/></text:p>
          </table:table-cell>
          <table:table-cell office:value-type="float" office:value="596" table:style-name="ce6">
            <text:p>596<text:s/></text:p>
          </table:table-cell>
          <table:table-cell office:value-type="float" office:value="658" table:style-name="ce6">
            <text:p>658<text:s/></text:p>
          </table:table-cell>
          <table:table-cell office:value-type="float" office:value="384" table:style-name="ce6">
            <text:p>384<text:s/></text:p>
          </table:table-cell>
          <table:table-cell office:value-type="float" office:value="1607" table:style-name="ce6">
            <text:p>1,607<text:s/></text:p>
          </table:table-cell>
          <table:table-cell office:value-type="float" office:value="1823" table:style-name="ce6">
            <text:p>1,823<text:s/></text:p>
          </table:table-cell>
          <table:table-cell office:value-type="float" office:value="2184" table:style-name="ce6">
            <text:p>2,184<text:s/></text:p>
          </table:table-cell>
          <table:table-cell office:value-type="float" office:value="6151" table:style-name="ce6">
            <text:p>6,151<text:s/></text:p>
          </table:table-cell>
          <table:table-cell office:value-type="float" office:value="1365" table:style-name="ce6">
            <text:p>1,365<text:s/></text:p>
          </table:table-cell>
          <table:table-cell office:value-type="float" office:value="1584" table:style-name="ce6">
            <text:p>1,584<text:s/></text:p>
          </table:table-cell>
          <table:table-cell office:value-type="float" office:value="1101" table:style-name="ce6">
            <text:p>1,101<text:s/></text:p>
          </table:table-cell>
          <table:table-cell office:value-type="float" office:value="2926" table:style-name="ce6">
            <text:p>2,926<text:s/></text:p>
          </table:table-cell>
          <table:table-cell office:value-type="float" office:value="2561" table:style-name="ce6">
            <text:p>2,561<text:s/></text:p>
          </table:table-cell>
          <table:table-cell office:value-type="float" office:value="3847" table:style-name="ce6">
            <text:p>3,847<text:s/></text:p>
          </table:table-cell>
          <table:table-cell office:value-type="float" office:value="4704" table:style-name="ce6">
            <text:p>4,704<text:s/></text:p>
          </table:table-cell>
          <table:table-cell office:value-type="float" office:value="4964" table:style-name="ce6">
            <text:p>4,964<text:s/></text:p>
          </table:table-cell>
          <table:table-cell office:value-type="float" office:value="3378" table:style-name="ce6">
            <text:p>3,378<text:s/></text:p>
          </table:table-cell>
          <table:table-cell office:value-type="float" office:value="3059" table:style-name="ce6">
            <text:p>3,059<text:s/></text:p>
          </table:table-cell>
          <table:table-cell office:value-type="float" office:value="6536" table:style-name="ce6">
            <text:p>6,536<text:s/></text:p>
          </table:table-cell>
          <table:table-cell office:value-type="float" office:value="1475" table:style-name="ce6">
            <text:p>1,475<text:s/></text:p>
          </table:table-cell>
          <table:table-cell office:value-type="float" office:value="4013" table:style-name="ce6">
            <text:p>4,013<text:s/></text:p>
          </table:table-cell>
          <table:table-cell office:value-type="float" office:value="3265" table:style-name="ce6">
            <text:p>3,265<text:s/></text:p>
          </table:table-cell>
          <table:table-cell office:value-type="float" office:value="1776" table:style-name="ce6">
            <text:p>1,776<text:s/></text:p>
          </table:table-cell>
          <table:table-cell office:value-type="float" office:value="7162" table:style-name="ce6">
            <text:p>7,162<text:s/></text:p>
          </table:table-cell>
          <table:table-cell office:value-type="float" office:value="2686" table:style-name="ce6">
            <text:p>2,686<text:s/></text:p>
          </table:table-cell>
          <table:table-cell office:value-type="float" office:value="2315" table:style-name="ce6">
            <text:p>2,315<text:s/></text:p>
          </table:table-cell>
          <table:table-cell office:value-type="float" office:value="1483" table:style-name="ce6">
            <text:p>1,483<text:s/></text:p>
          </table:table-cell>
          <table:table-cell office:value-type="float" office:value="2692" table:style-name="ce6">
            <text:p>2,692<text:s/></text:p>
          </table:table-cell>
          <table:table-cell office:value-type="float" office:value="1400" table:style-name="ce6">
            <text:p>1,400<text:s/></text:p>
          </table:table-cell>
          <table:table-cell office:value-type="float" office:value="2458" table:style-name="ce6">
            <text:p>2,458<text:s/></text:p>
          </table:table-cell>
          <table:table-cell office:value-type="float" office:value="1999" table:style-name="ce6">
            <text:p>1,999<text:s/></text:p>
          </table:table-cell>
          <table:table-cell office:value-type="float" office:value="1137" table:style-name="ce6">
            <text:p>1,137<text:s/></text:p>
          </table:table-cell>
          <table:table-cell office:value-type="float" office:value="1183" table:style-name="ce6">
            <text:p>1,183<text:s/></text:p>
          </table:table-cell>
          <table:table-cell office:value-type="float" office:value="2312" table:style-name="ce6">
            <text:p>2,312<text:s/></text:p>
          </table:table-cell>
          <table:table-cell office:value-type="float" office:value="1510" table:style-name="ce6">
            <text:p>1,510<text:s/></text:p>
          </table:table-cell>
          <table:table-cell office:value-type="float" office:value="1975" table:style-name="ce6">
            <text:p>1,975<text:s/></text:p>
          </table:table-cell>
          <table:table-cell office:value-type="float" office:value="2557" table:style-name="ce6">
            <text:p>2,557<text:s/></text:p>
          </table:table-cell>
          <table:table-cell office:value-type="float" office:value="1034" table:style-name="ce6">
            <text:p>1,034<text:s/></text:p>
          </table:table-cell>
          <table:table-cell office:value-type="float" office:value="1323" table:style-name="ce6">
            <text:p>1,323<text:s/></text:p>
          </table:table-cell>
          <table:table-cell office:value-type="float" office:value="978" table:style-name="ce6">
            <text:p>978<text:s/></text:p>
          </table:table-cell>
          <table:table-cell office:value-type="float" office:value="578" table:style-name="ce6">
            <text:p>578<text:s/></text:p>
          </table:table-cell>
          <table:table-cell office:value-type="float" office:value="1024" table:style-name="ce6">
            <text:p>1,024<text:s/></text:p>
          </table:table-cell>
          <table:table-cell office:value-type="float" office:value="1513" table:style-name="ce6">
            <text:p>1,513<text:s/></text:p>
          </table:table-cell>
          <table:table-cell office:value-type="float" office:value="1833" table:style-name="ce6">
            <text:p>1,833<text:s/></text:p>
          </table:table-cell>
          <table:table-cell office:value-type="float" office:value="1986" table:style-name="ce6">
            <text:p>1,986<text:s/></text:p>
          </table:table-cell>
          <table:table-cell office:value-type="float" office:value="2406" table:style-name="ce6">
            <text:p>2,406<text:s/></text:p>
          </table:table-cell>
          <table:table-cell office:value-type="float" office:value="2718" table:style-name="ce6">
            <text:p>2,718<text:s/></text:p>
          </table:table-cell>
          <table:table-cell office:value-type="float" office:value="3184" table:style-name="ce6">
            <text:p>3,184<text:s/></text:p>
          </table:table-cell>
          <table:table-cell office:value-type="float" office:value="1683" table:style-name="ce6">
            <text:p>1,683<text:s/></text:p>
          </table:table-cell>
          <table:table-cell office:value-type="float" office:value="1495" table:style-name="ce6">
            <text:p>1,495<text:s/></text:p>
          </table:table-cell>
          <table:table-cell office:value-type="float" office:value="1699" table:style-name="ce6">
            <text:p>1,699<text:s/></text:p>
          </table:table-cell>
          <table:table-cell office:value-type="float" office:value="1806" table:style-name="ce6">
            <text:p>1,806<text:s/></text:p>
          </table:table-cell>
          <table:table-cell office:value-type="float" office:value="2008" table:style-name="ce6">
            <text:p>2,008<text:s/></text:p>
          </table:table-cell>
          <table:table-cell office:value-type="float" office:value="1430" table:style-name="ce6">
            <text:p>1,430<text:s/></text:p>
          </table:table-cell>
          <table:table-cell office:value-type="float" office:value="1526" table:style-name="ce6">
            <text:p>1,526<text:s/></text:p>
          </table:table-cell>
          <table:table-cell office:value-type="float" office:value="164" table:style-name="ce6">
            <text:p>164<text:s/></text:p>
          </table:table-cell>
          <table:table-cell office:value-type="float" office:value="420" table:style-name="ce6">
            <text:p>420<text:s/></text:p>
          </table:table-cell>
          <table:table-cell office:value-type="float" office:value="592" table:style-name="ce6">
            <text:p>592<text:s/></text:p>
          </table:table-cell>
          <table:table-cell office:value-type="float" office:value="974" table:style-name="ce6">
            <text:p>974<text:s/></text:p>
          </table:table-cell>
          <table:table-cell office:value-type="float" office:value="234" table:style-name="ce6">
            <text:p>234<text:s/></text:p>
          </table:table-cell>
          <table:table-cell office:value-type="float" office:value="278" table:style-name="ce6">
            <text:p>278<text:s/></text:p>
          </table:table-cell>
          <table:table-cell office:value-type="float" office:value="359" table:style-name="ce6">
            <text:p>359<text:s/></text:p>
          </table:table-cell>
          <table:table-cell office:value-type="float" office:value="1481" table:style-name="ce6">
            <text:p>1,481<text:s/></text:p>
          </table:table-cell>
          <table:table-cell office:value-type="float" office:value="372" table:style-name="ce6">
            <text:p>372<text:s/></text:p>
          </table:table-cell>
          <table:table-cell office:value-type="float" office:value="608" table:style-name="ce6">
            <text:p>608<text:s/></text:p>
          </table:table-cell>
          <table:table-cell office:value-type="float" office:value="541" table:style-name="ce6">
            <text:p>541<text:s/></text:p>
          </table:table-cell>
          <table:table-cell table:number-columns-repeated="16264"/>
        </table:table-row>
        <table:table-row table:style-name="ro2">
          <table:table-cell office:value-type="date" office:date-value="2021-07-12T00:00:00" table:style-name="ce5">
            <text:p>2021/7/12</text:p>
          </table:table-cell>
          <table:table-cell office:value-type="float" office:value="1193" table:style-name="ce6">
            <text:p>1,193<text:s/></text:p>
          </table:table-cell>
          <table:table-cell office:value-type="float" office:value="4709" table:style-name="ce6">
            <text:p>4,709<text:s/></text:p>
          </table:table-cell>
          <table:table-cell office:value-type="float" office:value="14258" table:style-name="ce6">
            <text:p>14,258<text:s/></text:p>
          </table:table-cell>
          <table:table-cell office:value-type="float" office:value="13145" table:style-name="ce6">
            <text:p>13,145<text:s/></text:p>
          </table:table-cell>
          <table:table-cell office:value-type="float" office:value="7166" table:style-name="ce6">
            <text:p>7,166<text:s/></text:p>
          </table:table-cell>
          <table:table-cell office:value-type="float" office:value="4326" table:style-name="ce6">
            <text:p>4,326<text:s/></text:p>
          </table:table-cell>
          <table:table-cell office:value-type="float" office:value="3926" table:style-name="ce6">
            <text:p>3,926<text:s/></text:p>
          </table:table-cell>
          <table:table-cell office:value-type="float" office:value="1593" table:style-name="ce6">
            <text:p>1,593<text:s/></text:p>
          </table:table-cell>
          <table:table-cell office:value-type="float" office:value="1232" table:style-name="ce6">
            <text:p>1,232<text:s/></text:p>
          </table:table-cell>
          <table:table-cell office:value-type="float" office:value="4146" table:style-name="ce6">
            <text:p>4,146<text:s/></text:p>
          </table:table-cell>
          <table:table-cell office:value-type="float" office:value="1033" table:style-name="ce6">
            <text:p>1,033<text:s/></text:p>
          </table:table-cell>
          <table:table-cell office:value-type="float" office:value="1308" table:style-name="ce6">
            <text:p>1,308<text:s/></text:p>
          </table:table-cell>
          <table:table-cell office:value-type="float" office:value="930" table:style-name="ce6">
            <text:p>930<text:s/></text:p>
          </table:table-cell>
          <table:table-cell office:value-type="float" office:value="2298" table:style-name="ce6">
            <text:p>2,298<text:s/></text:p>
          </table:table-cell>
          <table:table-cell office:value-type="float" office:value="3031" table:style-name="ce6">
            <text:p>3,031<text:s/></text:p>
          </table:table-cell>
          <table:table-cell office:value-type="float" office:value="5302" table:style-name="ce6">
            <text:p>5,302<text:s/></text:p>
          </table:table-cell>
          <table:table-cell office:value-type="float" office:value="5343" table:style-name="ce6">
            <text:p>5,343<text:s/></text:p>
          </table:table-cell>
          <table:table-cell office:value-type="float" office:value="1427" table:style-name="ce6">
            <text:p>1,427<text:s/></text:p>
          </table:table-cell>
          <table:table-cell office:value-type="float" office:value="3041" table:style-name="ce6">
            <text:p>3,041<text:s/></text:p>
          </table:table-cell>
          <table:table-cell office:value-type="float" office:value="982" table:style-name="ce6">
            <text:p>982<text:s/></text:p>
          </table:table-cell>
          <table:table-cell office:value-type="float" office:value="2346" table:style-name="ce6">
            <text:p>2,346<text:s/></text:p>
          </table:table-cell>
          <table:table-cell office:value-type="float" office:value="2607" table:style-name="ce6">
            <text:p>2,607<text:s/></text:p>
          </table:table-cell>
          <table:table-cell office:value-type="float" office:value="1863" table:style-name="ce6">
            <text:p>1,863<text:s/></text:p>
          </table:table-cell>
          <table:table-cell office:value-type="float" office:value="10557" table:style-name="ce6">
            <text:p>10,557<text:s/></text:p>
          </table:table-cell>
          <table:table-cell office:value-type="float" office:value="949" table:style-name="ce6">
            <text:p>949<text:s/></text:p>
          </table:table-cell>
          <table:table-cell office:value-type="float" office:value="4429" table:style-name="ce6">
            <text:p>4,429<text:s/></text:p>
          </table:table-cell>
          <table:table-cell office:value-type="float" office:value="4380" table:style-name="ce6">
            <text:p>4,380<text:s/></text:p>
          </table:table-cell>
          <table:table-cell office:value-type="float" office:value="5506" table:style-name="ce6">
            <text:p>5,506<text:s/></text:p>
          </table:table-cell>
          <table:table-cell office:value-type="float" office:value="8163" table:style-name="ce6">
            <text:p>8,163<text:s/></text:p>
          </table:table-cell>
          <table:table-cell office:value-type="float" office:value="5212" table:style-name="ce6">
            <text:p>5,212<text:s/></text:p>
          </table:table-cell>
          <table:table-cell office:value-type="float" office:value="3725" table:style-name="ce6">
            <text:p>3,725<text:s/></text:p>
          </table:table-cell>
          <table:table-cell office:value-type="float" office:value="6606" table:style-name="ce6">
            <text:p>6,606<text:s/></text:p>
          </table:table-cell>
          <table:table-cell office:value-type="float" office:value="5427" table:style-name="ce6">
            <text:p>5,427<text:s/></text:p>
          </table:table-cell>
          <table:table-cell office:value-type="float" office:value="10450" table:style-name="ce6">
            <text:p>10,450<text:s/></text:p>
          </table:table-cell>
          <table:table-cell office:value-type="float" office:value="7363" table:style-name="ce6">
            <text:p>7,363<text:s/></text:p>
          </table:table-cell>
          <table:table-cell office:value-type="float" office:value="3003" table:style-name="ce6">
            <text:p>3,003<text:s/></text:p>
          </table:table-cell>
          <table:table-cell office:value-type="float" office:value="11979" table:style-name="ce6">
            <text:p>11,979<text:s/></text:p>
          </table:table-cell>
          <table:table-cell office:value-type="float" office:value="8745" table:style-name="ce6">
            <text:p>8,745<text:s/></text:p>
          </table:table-cell>
          <table:table-cell office:value-type="float" office:value="9674" table:style-name="ce6">
            <text:p>9,674<text:s/></text:p>
          </table:table-cell>
          <table:table-cell office:value-type="float" office:value="8026" table:style-name="ce6">
            <text:p>8,026<text:s/></text:p>
          </table:table-cell>
          <table:table-cell office:value-type="float" office:value="10687" table:style-name="ce6">
            <text:p>10,687<text:s/></text:p>
          </table:table-cell>
          <table:table-cell office:value-type="float" office:value="33441" table:style-name="ce6">
            <text:p>33,441<text:s/></text:p>
          </table:table-cell>
          <table:table-cell office:value-type="float" office:value="11915" table:style-name="ce6">
            <text:p>11,915<text:s/></text:p>
          </table:table-cell>
          <table:table-cell office:value-type="float" office:value="7472" table:style-name="ce6">
            <text:p>7,472<text:s/></text:p>
          </table:table-cell>
          <table:table-cell office:value-type="float" office:value="8206" table:style-name="ce6">
            <text:p>8,206<text:s/></text:p>
          </table:table-cell>
          <table:table-cell office:value-type="float" office:value="7726" table:style-name="ce6">
            <text:p>7,726<text:s/></text:p>
          </table:table-cell>
          <table:table-cell office:value-type="float" office:value="6678" table:style-name="ce6">
            <text:p>6,678<text:s/></text:p>
          </table:table-cell>
          <table:table-cell office:value-type="float" office:value="8019" table:style-name="ce6">
            <text:p>8,019<text:s/></text:p>
          </table:table-cell>
          <table:table-cell office:value-type="float" office:value="8008" table:style-name="ce6">
            <text:p>8,008<text:s/></text:p>
          </table:table-cell>
          <table:table-cell office:value-type="float" office:value="4730" table:style-name="ce6">
            <text:p>4,730<text:s/></text:p>
          </table:table-cell>
          <table:table-cell office:value-type="float" office:value="11070" table:style-name="ce6">
            <text:p>11,070<text:s/></text:p>
          </table:table-cell>
          <table:table-cell office:value-type="float" office:value="2898" table:style-name="ce6">
            <text:p>2,898<text:s/></text:p>
          </table:table-cell>
          <table:table-cell office:value-type="float" office:value="3563" table:style-name="ce6">
            <text:p>3,563<text:s/></text:p>
          </table:table-cell>
          <table:table-cell office:value-type="float" office:value="6114" table:style-name="ce6">
            <text:p>6,114<text:s/></text:p>
          </table:table-cell>
          <table:table-cell office:value-type="float" office:value="1035" table:style-name="ce6">
            <text:p>1,035<text:s/></text:p>
          </table:table-cell>
          <table:table-cell office:value-type="float" office:value="1623" table:style-name="ce6">
            <text:p>1,623<text:s/></text:p>
          </table:table-cell>
          <table:table-cell office:value-type="float" office:value="1457" table:style-name="ce6">
            <text:p>1,457<text:s/></text:p>
          </table:table-cell>
          <table:table-cell office:value-type="float" office:value="3989" table:style-name="ce6">
            <text:p>3,989<text:s/></text:p>
          </table:table-cell>
          <table:table-cell office:value-type="float" office:value="3745" table:style-name="ce6">
            <text:p>3,745<text:s/></text:p>
          </table:table-cell>
          <table:table-cell office:value-type="float" office:value="4622" table:style-name="ce6">
            <text:p>4,622<text:s/></text:p>
          </table:table-cell>
          <table:table-cell office:value-type="float" office:value="10794" table:style-name="ce6">
            <text:p>10,794<text:s/></text:p>
          </table:table-cell>
          <table:table-cell office:value-type="float" office:value="3775" table:style-name="ce6">
            <text:p>3,775<text:s/></text:p>
          </table:table-cell>
          <table:table-cell office:value-type="float" office:value="4429" table:style-name="ce6">
            <text:p>4,429<text:s/></text:p>
          </table:table-cell>
          <table:table-cell office:value-type="float" office:value="3224" table:style-name="ce6">
            <text:p>3,224<text:s/></text:p>
          </table:table-cell>
          <table:table-cell office:value-type="float" office:value="8032" table:style-name="ce6">
            <text:p>8,032<text:s/></text:p>
          </table:table-cell>
          <table:table-cell office:value-type="float" office:value="9943" table:style-name="ce6">
            <text:p>9,943<text:s/></text:p>
          </table:table-cell>
          <table:table-cell office:value-type="float" office:value="10135" table:style-name="ce6">
            <text:p>10,135<text:s/></text:p>
          </table:table-cell>
          <table:table-cell office:value-type="float" office:value="11279" table:style-name="ce6">
            <text:p>11,279<text:s/></text:p>
          </table:table-cell>
          <table:table-cell office:value-type="float" office:value="13781" table:style-name="ce6">
            <text:p>13,781<text:s/></text:p>
          </table:table-cell>
          <table:table-cell office:value-type="float" office:value="9503" table:style-name="ce6">
            <text:p>9,503<text:s/></text:p>
          </table:table-cell>
          <table:table-cell office:value-type="float" office:value="6756" table:style-name="ce6">
            <text:p>6,756<text:s/></text:p>
          </table:table-cell>
          <table:table-cell office:value-type="float" office:value="14547" table:style-name="ce6">
            <text:p>14,547<text:s/></text:p>
          </table:table-cell>
          <table:table-cell office:value-type="float" office:value="6428" table:style-name="ce6">
            <text:p>6,428<text:s/></text:p>
          </table:table-cell>
          <table:table-cell office:value-type="float" office:value="10469" table:style-name="ce6">
            <text:p>10,469<text:s/></text:p>
          </table:table-cell>
          <table:table-cell office:value-type="float" office:value="9663" table:style-name="ce6">
            <text:p>9,663<text:s/></text:p>
          </table:table-cell>
          <table:table-cell office:value-type="float" office:value="6020" table:style-name="ce6">
            <text:p>6,020<text:s/></text:p>
          </table:table-cell>
          <table:table-cell office:value-type="float" office:value="16924" table:style-name="ce6">
            <text:p>16,924<text:s/></text:p>
          </table:table-cell>
          <table:table-cell office:value-type="float" office:value="6774" table:style-name="ce6">
            <text:p>6,774<text:s/></text:p>
          </table:table-cell>
          <table:table-cell office:value-type="float" office:value="6035" table:style-name="ce6">
            <text:p>6,035<text:s/></text:p>
          </table:table-cell>
          <table:table-cell office:value-type="float" office:value="5958" table:style-name="ce6">
            <text:p>5,958<text:s/></text:p>
          </table:table-cell>
          <table:table-cell office:value-type="float" office:value="5558" table:style-name="ce6">
            <text:p>5,558<text:s/></text:p>
          </table:table-cell>
          <table:table-cell office:value-type="float" office:value="4555" table:style-name="ce6">
            <text:p>4,555<text:s/></text:p>
          </table:table-cell>
          <table:table-cell office:value-type="float" office:value="7289" table:style-name="ce6">
            <text:p>7,289<text:s/></text:p>
          </table:table-cell>
          <table:table-cell office:value-type="float" office:value="6673" table:style-name="ce6">
            <text:p>6,673<text:s/></text:p>
          </table:table-cell>
          <table:table-cell office:value-type="float" office:value="2627" table:style-name="ce6">
            <text:p>2,627<text:s/></text:p>
          </table:table-cell>
          <table:table-cell office:value-type="float" office:value="4599" table:style-name="ce6">
            <text:p>4,599<text:s/></text:p>
          </table:table-cell>
          <table:table-cell office:value-type="float" office:value="14174" table:style-name="ce6">
            <text:p>14,174<text:s/></text:p>
          </table:table-cell>
          <table:table-cell office:value-type="float" office:value="7064" table:style-name="ce6">
            <text:p>7,064<text:s/></text:p>
          </table:table-cell>
          <table:table-cell office:value-type="float" office:value="7876" table:style-name="ce6">
            <text:p>7,876<text:s/></text:p>
          </table:table-cell>
          <table:table-cell office:value-type="float" office:value="8558" table:style-name="ce6">
            <text:p>8,558<text:s/></text:p>
          </table:table-cell>
          <table:table-cell office:value-type="float" office:value="3000" table:style-name="ce6">
            <text:p>3,000<text:s/></text:p>
          </table:table-cell>
          <table:table-cell office:value-type="float" office:value="3773" table:style-name="ce6">
            <text:p>3,773<text:s/></text:p>
          </table:table-cell>
          <table:table-cell office:value-type="float" office:value="2374" table:style-name="ce6">
            <text:p>2,374<text:s/></text:p>
          </table:table-cell>
          <table:table-cell office:value-type="float" office:value="2447" table:style-name="ce6">
            <text:p>2,447<text:s/></text:p>
          </table:table-cell>
          <table:table-cell office:value-type="float" office:value="2425" table:style-name="ce6">
            <text:p>2,425<text:s/></text:p>
          </table:table-cell>
          <table:table-cell office:value-type="float" office:value="4018" table:style-name="ce6">
            <text:p>4,018<text:s/></text:p>
          </table:table-cell>
          <table:table-cell office:value-type="float" office:value="3829" table:style-name="ce6">
            <text:p>3,829<text:s/></text:p>
          </table:table-cell>
          <table:table-cell office:value-type="float" office:value="4404" table:style-name="ce6">
            <text:p>4,404<text:s/></text:p>
          </table:table-cell>
          <table:table-cell office:value-type="float" office:value="6119" table:style-name="ce6">
            <text:p>6,119<text:s/></text:p>
          </table:table-cell>
          <table:table-cell office:value-type="float" office:value="10117" table:style-name="ce6">
            <text:p>10,117<text:s/></text:p>
          </table:table-cell>
          <table:table-cell office:value-type="float" office:value="6718" table:style-name="ce6">
            <text:p>6,718<text:s/></text:p>
          </table:table-cell>
          <table:table-cell office:value-type="float" office:value="5207" table:style-name="ce6">
            <text:p>5,207<text:s/></text:p>
          </table:table-cell>
          <table:table-cell office:value-type="float" office:value="4433" table:style-name="ce6">
            <text:p>4,433<text:s/></text:p>
          </table:table-cell>
          <table:table-cell office:value-type="float" office:value="4545" table:style-name="ce6">
            <text:p>4,545<text:s/></text:p>
          </table:table-cell>
          <table:table-cell office:value-type="float" office:value="4926" table:style-name="ce6">
            <text:p>4,926<text:s/></text:p>
          </table:table-cell>
          <table:table-cell office:value-type="float" office:value="4762" table:style-name="ce6">
            <text:p>4,762<text:s/></text:p>
          </table:table-cell>
          <table:table-cell office:value-type="float" office:value="4229" table:style-name="ce6">
            <text:p>4,229<text:s/></text:p>
          </table:table-cell>
          <table:table-cell office:value-type="float" office:value="4171" table:style-name="ce6">
            <text:p>4,171<text:s/></text:p>
          </table:table-cell>
          <table:table-cell office:value-type="float" office:value="463" table:style-name="ce6">
            <text:p>463<text:s/></text:p>
          </table:table-cell>
          <table:table-cell office:value-type="float" office:value="926" table:style-name="ce6">
            <text:p>926<text:s/></text:p>
          </table:table-cell>
          <table:table-cell office:value-type="float" office:value="1463" table:style-name="ce6">
            <text:p>1,463<text:s/></text:p>
          </table:table-cell>
          <table:table-cell office:value-type="float" office:value="1864" table:style-name="ce6">
            <text:p>1,864<text:s/></text:p>
          </table:table-cell>
          <table:table-cell office:value-type="float" office:value="1149" table:style-name="ce6">
            <text:p>1,149<text:s/></text:p>
          </table:table-cell>
          <table:table-cell office:value-type="float" office:value="1623" table:style-name="ce6">
            <text:p>1,623<text:s/></text:p>
          </table:table-cell>
          <table:table-cell office:value-type="float" office:value="1108" table:style-name="ce6">
            <text:p>1,108<text:s/></text:p>
          </table:table-cell>
          <table:table-cell office:value-type="float" office:value="2674" table:style-name="ce6">
            <text:p>2,674<text:s/></text:p>
          </table:table-cell>
          <table:table-cell office:value-type="float" office:value="876" table:style-name="ce6">
            <text:p>876<text:s/></text:p>
          </table:table-cell>
          <table:table-cell office:value-type="float" office:value="1395" table:style-name="ce6">
            <text:p>1,395<text:s/></text:p>
          </table:table-cell>
          <table:table-cell office:value-type="float" office:value="2023" table:style-name="ce6">
            <text:p>2,023<text:s/></text:p>
          </table:table-cell>
          <table:table-cell table:number-columns-repeated="16264"/>
        </table:table-row>
        <table:table-row table:style-name="ro2">
          <table:table-cell office:value-type="date" office:date-value="2021-07-13T00:00:00" table:style-name="ce5">
            <text:p>2021/7/13</text:p>
          </table:table-cell>
          <table:table-cell office:value-type="float" office:value="1265" table:style-name="ce6">
            <text:p>1,265<text:s/></text:p>
          </table:table-cell>
          <table:table-cell office:value-type="float" office:value="5043" table:style-name="ce6">
            <text:p>5,043<text:s/></text:p>
          </table:table-cell>
          <table:table-cell office:value-type="float" office:value="14910" table:style-name="ce6">
            <text:p>14,910<text:s/></text:p>
          </table:table-cell>
          <table:table-cell office:value-type="float" office:value="13890" table:style-name="ce6">
            <text:p>13,890<text:s/></text:p>
          </table:table-cell>
          <table:table-cell office:value-type="float" office:value="7995" table:style-name="ce6">
            <text:p>7,995<text:s/></text:p>
          </table:table-cell>
          <table:table-cell office:value-type="float" office:value="4571" table:style-name="ce6">
            <text:p>4,571<text:s/></text:p>
          </table:table-cell>
          <table:table-cell office:value-type="float" office:value="4077" table:style-name="ce6">
            <text:p>4,077<text:s/></text:p>
          </table:table-cell>
          <table:table-cell office:value-type="float" office:value="1637" table:style-name="ce6">
            <text:p>1,637<text:s/></text:p>
          </table:table-cell>
          <table:table-cell office:value-type="float" office:value="1324" table:style-name="ce6">
            <text:p>1,324<text:s/></text:p>
          </table:table-cell>
          <table:table-cell office:value-type="float" office:value="4405" table:style-name="ce6">
            <text:p>4,405<text:s/></text:p>
          </table:table-cell>
          <table:table-cell office:value-type="float" office:value="1020" table:style-name="ce6">
            <text:p>1,020<text:s/></text:p>
          </table:table-cell>
          <table:table-cell office:value-type="float" office:value="1355" table:style-name="ce6">
            <text:p>1,355<text:s/></text:p>
          </table:table-cell>
          <table:table-cell office:value-type="float" office:value="990" table:style-name="ce6">
            <text:p>990<text:s/></text:p>
          </table:table-cell>
          <table:table-cell office:value-type="float" office:value="2290" table:style-name="ce6">
            <text:p>2,290<text:s/></text:p>
          </table:table-cell>
          <table:table-cell office:value-type="float" office:value="3176" table:style-name="ce6">
            <text:p>3,176<text:s/></text:p>
          </table:table-cell>
          <table:table-cell office:value-type="float" office:value="5738" table:style-name="ce6">
            <text:p>5,738<text:s/></text:p>
          </table:table-cell>
          <table:table-cell office:value-type="float" office:value="5583" table:style-name="ce6">
            <text:p>5,583<text:s/></text:p>
          </table:table-cell>
          <table:table-cell office:value-type="float" office:value="1511" table:style-name="ce6">
            <text:p>1,511<text:s/></text:p>
          </table:table-cell>
          <table:table-cell office:value-type="float" office:value="3310" table:style-name="ce6">
            <text:p>3,310<text:s/></text:p>
          </table:table-cell>
          <table:table-cell office:value-type="float" office:value="1009" table:style-name="ce6">
            <text:p>1,009<text:s/></text:p>
          </table:table-cell>
          <table:table-cell office:value-type="float" office:value="2636" table:style-name="ce6">
            <text:p>2,636<text:s/></text:p>
          </table:table-cell>
          <table:table-cell office:value-type="float" office:value="2725" table:style-name="ce6">
            <text:p>2,725<text:s/></text:p>
          </table:table-cell>
          <table:table-cell office:value-type="float" office:value="1912" table:style-name="ce6">
            <text:p>1,912<text:s/></text:p>
          </table:table-cell>
          <table:table-cell office:value-type="float" office:value="10889" table:style-name="ce6">
            <text:p>10,889<text:s/></text:p>
          </table:table-cell>
          <table:table-cell office:value-type="float" office:value="1003" table:style-name="ce6">
            <text:p>1,003<text:s/></text:p>
          </table:table-cell>
          <table:table-cell office:value-type="float" office:value="4672" table:style-name="ce6">
            <text:p>4,672<text:s/></text:p>
          </table:table-cell>
          <table:table-cell office:value-type="float" office:value="4674" table:style-name="ce6">
            <text:p>4,674<text:s/></text:p>
          </table:table-cell>
          <table:table-cell office:value-type="float" office:value="5829" table:style-name="ce6">
            <text:p>5,829<text:s/></text:p>
          </table:table-cell>
          <table:table-cell office:value-type="float" office:value="8660" table:style-name="ce6">
            <text:p>8,660<text:s/></text:p>
          </table:table-cell>
          <table:table-cell office:value-type="float" office:value="5650" table:style-name="ce6">
            <text:p>5,650<text:s/></text:p>
          </table:table-cell>
          <table:table-cell office:value-type="float" office:value="3995" table:style-name="ce6">
            <text:p>3,995<text:s/></text:p>
          </table:table-cell>
          <table:table-cell office:value-type="float" office:value="7011" table:style-name="ce6">
            <text:p>7,011<text:s/></text:p>
          </table:table-cell>
          <table:table-cell office:value-type="float" office:value="5741" table:style-name="ce6">
            <text:p>5,741<text:s/></text:p>
          </table:table-cell>
          <table:table-cell office:value-type="float" office:value="10891" table:style-name="ce6">
            <text:p>10,891<text:s/></text:p>
          </table:table-cell>
          <table:table-cell office:value-type="float" office:value="7963" table:style-name="ce6">
            <text:p>7,963<text:s/></text:p>
          </table:table-cell>
          <table:table-cell office:value-type="float" office:value="3176" table:style-name="ce6">
            <text:p>3,176<text:s/></text:p>
          </table:table-cell>
          <table:table-cell office:value-type="float" office:value="12716" table:style-name="ce6">
            <text:p>12,716<text:s/></text:p>
          </table:table-cell>
          <table:table-cell office:value-type="float" office:value="9233" table:style-name="ce6">
            <text:p>9,233<text:s/></text:p>
          </table:table-cell>
          <table:table-cell office:value-type="float" office:value="10243" table:style-name="ce6">
            <text:p>10,243<text:s/></text:p>
          </table:table-cell>
          <table:table-cell office:value-type="float" office:value="8262" table:style-name="ce6">
            <text:p>8,262<text:s/></text:p>
          </table:table-cell>
          <table:table-cell office:value-type="float" office:value="10854" table:style-name="ce6">
            <text:p>10,854<text:s/></text:p>
          </table:table-cell>
          <table:table-cell office:value-type="float" office:value="33514" table:style-name="ce6">
            <text:p>33,514<text:s/></text:p>
          </table:table-cell>
          <table:table-cell office:value-type="float" office:value="12790" table:style-name="ce6">
            <text:p>12,790<text:s/></text:p>
          </table:table-cell>
          <table:table-cell office:value-type="float" office:value="7749" table:style-name="ce6">
            <text:p>7,749<text:s/></text:p>
          </table:table-cell>
          <table:table-cell office:value-type="float" office:value="8610" table:style-name="ce6">
            <text:p>8,610<text:s/></text:p>
          </table:table-cell>
          <table:table-cell office:value-type="float" office:value="8281" table:style-name="ce6">
            <text:p>8,281<text:s/></text:p>
          </table:table-cell>
          <table:table-cell office:value-type="float" office:value="7070" table:style-name="ce6">
            <text:p>7,070<text:s/></text:p>
          </table:table-cell>
          <table:table-cell office:value-type="float" office:value="8397" table:style-name="ce6">
            <text:p>8,397<text:s/></text:p>
          </table:table-cell>
          <table:table-cell office:value-type="float" office:value="8671" table:style-name="ce6">
            <text:p>8,671<text:s/></text:p>
          </table:table-cell>
          <table:table-cell office:value-type="float" office:value="4842" table:style-name="ce6">
            <text:p>4,842<text:s/></text:p>
          </table:table-cell>
          <table:table-cell office:value-type="float" office:value="11379" table:style-name="ce6">
            <text:p>11,379<text:s/></text:p>
          </table:table-cell>
          <table:table-cell office:value-type="float" office:value="3051" table:style-name="ce6">
            <text:p>3,051<text:s/></text:p>
          </table:table-cell>
          <table:table-cell office:value-type="float" office:value="3609" table:style-name="ce6">
            <text:p>3,609<text:s/></text:p>
          </table:table-cell>
          <table:table-cell office:value-type="float" office:value="6332" table:style-name="ce6">
            <text:p>6,332<text:s/></text:p>
          </table:table-cell>
          <table:table-cell office:value-type="float" office:value="1111" table:style-name="ce6">
            <text:p>1,111<text:s/></text:p>
          </table:table-cell>
          <table:table-cell office:value-type="float" office:value="1643" table:style-name="ce6">
            <text:p>1,643<text:s/></text:p>
          </table:table-cell>
          <table:table-cell office:value-type="float" office:value="1533" table:style-name="ce6">
            <text:p>1,533<text:s/></text:p>
          </table:table-cell>
          <table:table-cell office:value-type="float" office:value="4268" table:style-name="ce6">
            <text:p>4,268<text:s/></text:p>
          </table:table-cell>
          <table:table-cell office:value-type="float" office:value="3836" table:style-name="ce6">
            <text:p>3,836<text:s/></text:p>
          </table:table-cell>
          <table:table-cell office:value-type="float" office:value="4654" table:style-name="ce6">
            <text:p>4,654<text:s/></text:p>
          </table:table-cell>
          <table:table-cell office:value-type="float" office:value="11067" table:style-name="ce6">
            <text:p>11,067<text:s/></text:p>
          </table:table-cell>
          <table:table-cell office:value-type="float" office:value="3997" table:style-name="ce6">
            <text:p>3,997<text:s/></text:p>
          </table:table-cell>
          <table:table-cell office:value-type="float" office:value="4608" table:style-name="ce6">
            <text:p>4,608<text:s/></text:p>
          </table:table-cell>
          <table:table-cell office:value-type="float" office:value="3300" table:style-name="ce6">
            <text:p>3,300<text:s/></text:p>
          </table:table-cell>
          <table:table-cell office:value-type="float" office:value="8497" table:style-name="ce6">
            <text:p>8,497<text:s/></text:p>
          </table:table-cell>
          <table:table-cell office:value-type="float" office:value="10600" table:style-name="ce6">
            <text:p>10,600<text:s/></text:p>
          </table:table-cell>
          <table:table-cell office:value-type="float" office:value="10762" table:style-name="ce6">
            <text:p>10,762<text:s/></text:p>
          </table:table-cell>
          <table:table-cell office:value-type="float" office:value="11523" table:style-name="ce6">
            <text:p>11,523<text:s/></text:p>
          </table:table-cell>
          <table:table-cell office:value-type="float" office:value="14487" table:style-name="ce6">
            <text:p>14,487<text:s/></text:p>
          </table:table-cell>
          <table:table-cell office:value-type="float" office:value="9907" table:style-name="ce6">
            <text:p>9,907<text:s/></text:p>
          </table:table-cell>
          <table:table-cell office:value-type="float" office:value="7132" table:style-name="ce6">
            <text:p>7,132<text:s/></text:p>
          </table:table-cell>
          <table:table-cell office:value-type="float" office:value="15513" table:style-name="ce6">
            <text:p>15,513<text:s/></text:p>
          </table:table-cell>
          <table:table-cell office:value-type="float" office:value="6968" table:style-name="ce6">
            <text:p>6,968<text:s/></text:p>
          </table:table-cell>
          <table:table-cell office:value-type="float" office:value="10832" table:style-name="ce6">
            <text:p>10,832<text:s/></text:p>
          </table:table-cell>
          <table:table-cell office:value-type="float" office:value="10579" table:style-name="ce6">
            <text:p>10,579<text:s/></text:p>
          </table:table-cell>
          <table:table-cell office:value-type="float" office:value="6276" table:style-name="ce6">
            <text:p>6,276<text:s/></text:p>
          </table:table-cell>
          <table:table-cell office:value-type="float" office:value="17552" table:style-name="ce6">
            <text:p>17,552<text:s/></text:p>
          </table:table-cell>
          <table:table-cell office:value-type="float" office:value="7138" table:style-name="ce6">
            <text:p>7,138<text:s/></text:p>
          </table:table-cell>
          <table:table-cell office:value-type="float" office:value="6225" table:style-name="ce6">
            <text:p>6,225<text:s/></text:p>
          </table:table-cell>
          <table:table-cell office:value-type="float" office:value="6466" table:style-name="ce6">
            <text:p>6,466<text:s/></text:p>
          </table:table-cell>
          <table:table-cell office:value-type="float" office:value="5809" table:style-name="ce6">
            <text:p>5,809<text:s/></text:p>
          </table:table-cell>
          <table:table-cell office:value-type="float" office:value="4733" table:style-name="ce6">
            <text:p>4,733<text:s/></text:p>
          </table:table-cell>
          <table:table-cell office:value-type="float" office:value="7752" table:style-name="ce6">
            <text:p>7,752<text:s/></text:p>
          </table:table-cell>
          <table:table-cell office:value-type="float" office:value="7017" table:style-name="ce6">
            <text:p>7,017<text:s/></text:p>
          </table:table-cell>
          <table:table-cell office:value-type="float" office:value="2948" table:style-name="ce6">
            <text:p>2,948<text:s/></text:p>
          </table:table-cell>
          <table:table-cell office:value-type="float" office:value="4572" table:style-name="ce6">
            <text:p>4,572<text:s/></text:p>
          </table:table-cell>
          <table:table-cell office:value-type="float" office:value="15122" table:style-name="ce6">
            <text:p>15,122<text:s/></text:p>
          </table:table-cell>
          <table:table-cell office:value-type="float" office:value="7566" table:style-name="ce6">
            <text:p>7,566<text:s/></text:p>
          </table:table-cell>
          <table:table-cell office:value-type="float" office:value="8247" table:style-name="ce6">
            <text:p>8,247<text:s/></text:p>
          </table:table-cell>
          <table:table-cell office:value-type="float" office:value="8748" table:style-name="ce6">
            <text:p>8,748<text:s/></text:p>
          </table:table-cell>
          <table:table-cell office:value-type="float" office:value="3138" table:style-name="ce6">
            <text:p>3,138<text:s/></text:p>
          </table:table-cell>
          <table:table-cell office:value-type="float" office:value="3992" table:style-name="ce6">
            <text:p>3,992<text:s/></text:p>
          </table:table-cell>
          <table:table-cell office:value-type="float" office:value="2543" table:style-name="ce6">
            <text:p>2,543<text:s/></text:p>
          </table:table-cell>
          <table:table-cell office:value-type="float" office:value="2484" table:style-name="ce6">
            <text:p>2,484<text:s/></text:p>
          </table:table-cell>
          <table:table-cell office:value-type="float" office:value="2496" table:style-name="ce6">
            <text:p>2,496<text:s/></text:p>
          </table:table-cell>
          <table:table-cell office:value-type="float" office:value="4290" table:style-name="ce6">
            <text:p>4,290<text:s/></text:p>
          </table:table-cell>
          <table:table-cell office:value-type="float" office:value="3985" table:style-name="ce6">
            <text:p>3,985<text:s/></text:p>
          </table:table-cell>
          <table:table-cell office:value-type="float" office:value="4643" table:style-name="ce6">
            <text:p>4,643<text:s/></text:p>
          </table:table-cell>
          <table:table-cell office:value-type="float" office:value="6448" table:style-name="ce6">
            <text:p>6,448<text:s/></text:p>
          </table:table-cell>
          <table:table-cell office:value-type="float" office:value="10694" table:style-name="ce6">
            <text:p>10,694<text:s/></text:p>
          </table:table-cell>
          <table:table-cell office:value-type="float" office:value="7433" table:style-name="ce6">
            <text:p>7,433<text:s/></text:p>
          </table:table-cell>
          <table:table-cell office:value-type="float" office:value="5572" table:style-name="ce6">
            <text:p>5,572<text:s/></text:p>
          </table:table-cell>
          <table:table-cell office:value-type="float" office:value="4662" table:style-name="ce6">
            <text:p>4,662<text:s/></text:p>
          </table:table-cell>
          <table:table-cell office:value-type="float" office:value="4761" table:style-name="ce6">
            <text:p>4,761<text:s/></text:p>
          </table:table-cell>
          <table:table-cell office:value-type="float" office:value="5128" table:style-name="ce6">
            <text:p>5,128<text:s/></text:p>
          </table:table-cell>
          <table:table-cell office:value-type="float" office:value="5054" table:style-name="ce6">
            <text:p>5,054<text:s/></text:p>
          </table:table-cell>
          <table:table-cell office:value-type="float" office:value="4449" table:style-name="ce6">
            <text:p>4,449<text:s/></text:p>
          </table:table-cell>
          <table:table-cell office:value-type="float" office:value="4422" table:style-name="ce6">
            <text:p>4,422<text:s/></text:p>
          </table:table-cell>
          <table:table-cell office:value-type="float" office:value="490" table:style-name="ce6">
            <text:p>490<text:s/></text:p>
          </table:table-cell>
          <table:table-cell office:value-type="float" office:value="957" table:style-name="ce6">
            <text:p>957<text:s/></text:p>
          </table:table-cell>
          <table:table-cell office:value-type="float" office:value="1510" table:style-name="ce6">
            <text:p>1,510<text:s/></text:p>
          </table:table-cell>
          <table:table-cell office:value-type="float" office:value="1962" table:style-name="ce6">
            <text:p>1,962<text:s/></text:p>
          </table:table-cell>
          <table:table-cell office:value-type="float" office:value="1152" table:style-name="ce6">
            <text:p>1,152<text:s/></text:p>
          </table:table-cell>
          <table:table-cell office:value-type="float" office:value="1722" table:style-name="ce6">
            <text:p>1,722<text:s/></text:p>
          </table:table-cell>
          <table:table-cell office:value-type="float" office:value="1143" table:style-name="ce6">
            <text:p>1,143<text:s/></text:p>
          </table:table-cell>
          <table:table-cell office:value-type="float" office:value="2668" table:style-name="ce6">
            <text:p>2,668<text:s/></text:p>
          </table:table-cell>
          <table:table-cell office:value-type="float" office:value="947" table:style-name="ce6">
            <text:p>947<text:s/></text:p>
          </table:table-cell>
          <table:table-cell office:value-type="float" office:value="1422" table:style-name="ce6">
            <text:p>1,422<text:s/></text:p>
          </table:table-cell>
          <table:table-cell office:value-type="float" office:value="1989" table:style-name="ce6">
            <text:p>1,989<text:s/></text:p>
          </table:table-cell>
          <table:table-cell table:number-columns-repeated="16264"/>
        </table:table-row>
        <table:table-row table:style-name="ro2">
          <table:table-cell office:value-type="date" office:date-value="2021-07-14T00:00:00" table:style-name="ce5">
            <text:p>2021/7/14</text:p>
          </table:table-cell>
          <table:table-cell office:value-type="float" office:value="1301" table:style-name="ce6">
            <text:p>1,301<text:s/></text:p>
          </table:table-cell>
          <table:table-cell office:value-type="float" office:value="5119" table:style-name="ce6">
            <text:p>5,119<text:s/></text:p>
          </table:table-cell>
          <table:table-cell office:value-type="float" office:value="14991" table:style-name="ce6">
            <text:p>14,991<text:s/></text:p>
          </table:table-cell>
          <table:table-cell office:value-type="float" office:value="14339" table:style-name="ce6">
            <text:p>14,339<text:s/></text:p>
          </table:table-cell>
          <table:table-cell office:value-type="float" office:value="8157" table:style-name="ce6">
            <text:p>8,157<text:s/></text:p>
          </table:table-cell>
          <table:table-cell office:value-type="float" office:value="4516" table:style-name="ce6">
            <text:p>4,516<text:s/></text:p>
          </table:table-cell>
          <table:table-cell office:value-type="float" office:value="4238" table:style-name="ce6">
            <text:p>4,238<text:s/></text:p>
          </table:table-cell>
          <table:table-cell office:value-type="float" office:value="1673" table:style-name="ce6">
            <text:p>1,673<text:s/></text:p>
          </table:table-cell>
          <table:table-cell office:value-type="float" office:value="1381" table:style-name="ce6">
            <text:p>1,381<text:s/></text:p>
          </table:table-cell>
          <table:table-cell office:value-type="float" office:value="4575" table:style-name="ce6">
            <text:p>4,575<text:s/></text:p>
          </table:table-cell>
          <table:table-cell office:value-type="float" office:value="1043" table:style-name="ce6">
            <text:p>1,043<text:s/></text:p>
          </table:table-cell>
          <table:table-cell office:value-type="float" office:value="1376" table:style-name="ce6">
            <text:p>1,376<text:s/></text:p>
          </table:table-cell>
          <table:table-cell office:value-type="float" office:value="1035" table:style-name="ce6">
            <text:p>1,035<text:s/></text:p>
          </table:table-cell>
          <table:table-cell office:value-type="float" office:value="2428" table:style-name="ce6">
            <text:p>2,428<text:s/></text:p>
          </table:table-cell>
          <table:table-cell office:value-type="float" office:value="3304" table:style-name="ce6">
            <text:p>3,304<text:s/></text:p>
          </table:table-cell>
          <table:table-cell office:value-type="float" office:value="5732" table:style-name="ce6">
            <text:p>5,732<text:s/></text:p>
          </table:table-cell>
          <table:table-cell office:value-type="float" office:value="5604" table:style-name="ce6">
            <text:p>5,604<text:s/></text:p>
          </table:table-cell>
          <table:table-cell office:value-type="float" office:value="1589" table:style-name="ce6">
            <text:p>1,589<text:s/></text:p>
          </table:table-cell>
          <table:table-cell office:value-type="float" office:value="3284" table:style-name="ce6">
            <text:p>3,284<text:s/></text:p>
          </table:table-cell>
          <table:table-cell office:value-type="float" office:value="1042" table:style-name="ce6">
            <text:p>1,042<text:s/></text:p>
          </table:table-cell>
          <table:table-cell office:value-type="float" office:value="2674" table:style-name="ce6">
            <text:p>2,674<text:s/></text:p>
          </table:table-cell>
          <table:table-cell office:value-type="float" office:value="2766" table:style-name="ce6">
            <text:p>2,766<text:s/></text:p>
          </table:table-cell>
          <table:table-cell office:value-type="float" office:value="1951" table:style-name="ce6">
            <text:p>1,951<text:s/></text:p>
          </table:table-cell>
          <table:table-cell office:value-type="float" office:value="11095" table:style-name="ce6">
            <text:p>11,095<text:s/></text:p>
          </table:table-cell>
          <table:table-cell office:value-type="float" office:value="1032" table:style-name="ce6">
            <text:p>1,032<text:s/></text:p>
          </table:table-cell>
          <table:table-cell office:value-type="float" office:value="4726" table:style-name="ce6">
            <text:p>4,726<text:s/></text:p>
          </table:table-cell>
          <table:table-cell office:value-type="float" office:value="4781" table:style-name="ce6">
            <text:p>4,781<text:s/></text:p>
          </table:table-cell>
          <table:table-cell office:value-type="float" office:value="5948" table:style-name="ce6">
            <text:p>5,948<text:s/></text:p>
          </table:table-cell>
          <table:table-cell office:value-type="float" office:value="8672" table:style-name="ce6">
            <text:p>8,672<text:s/></text:p>
          </table:table-cell>
          <table:table-cell office:value-type="float" office:value="5734" table:style-name="ce6">
            <text:p>5,734<text:s/></text:p>
          </table:table-cell>
          <table:table-cell office:value-type="float" office:value="4070" table:style-name="ce6">
            <text:p>4,070<text:s/></text:p>
          </table:table-cell>
          <table:table-cell office:value-type="float" office:value="7278" table:style-name="ce6">
            <text:p>7,278<text:s/></text:p>
          </table:table-cell>
          <table:table-cell office:value-type="float" office:value="5980" table:style-name="ce6">
            <text:p>5,980<text:s/></text:p>
          </table:table-cell>
          <table:table-cell office:value-type="float" office:value="11085" table:style-name="ce6">
            <text:p>11,085<text:s/></text:p>
          </table:table-cell>
          <table:table-cell office:value-type="float" office:value="8039" table:style-name="ce6">
            <text:p>8,039<text:s/></text:p>
          </table:table-cell>
          <table:table-cell office:value-type="float" office:value="3272" table:style-name="ce6">
            <text:p>3,272<text:s/></text:p>
          </table:table-cell>
          <table:table-cell office:value-type="float" office:value="12929" table:style-name="ce6">
            <text:p>12,929<text:s/></text:p>
          </table:table-cell>
          <table:table-cell office:value-type="float" office:value="9354" table:style-name="ce6">
            <text:p>9,354<text:s/></text:p>
          </table:table-cell>
          <table:table-cell office:value-type="float" office:value="10482" table:style-name="ce6">
            <text:p>10,482<text:s/></text:p>
          </table:table-cell>
          <table:table-cell office:value-type="float" office:value="8458" table:style-name="ce6">
            <text:p>8,458<text:s/></text:p>
          </table:table-cell>
          <table:table-cell office:value-type="float" office:value="11067" table:style-name="ce6">
            <text:p>11,067<text:s/></text:p>
          </table:table-cell>
          <table:table-cell office:value-type="float" office:value="34685" table:style-name="ce6">
            <text:p>34,685<text:s/></text:p>
          </table:table-cell>
          <table:table-cell office:value-type="float" office:value="13249" table:style-name="ce6">
            <text:p>13,249<text:s/></text:p>
          </table:table-cell>
          <table:table-cell office:value-type="float" office:value="7945" table:style-name="ce6">
            <text:p>7,945<text:s/></text:p>
          </table:table-cell>
          <table:table-cell office:value-type="float" office:value="8685" table:style-name="ce6">
            <text:p>8,685<text:s/></text:p>
          </table:table-cell>
          <table:table-cell office:value-type="float" office:value="11742" table:style-name="ce6">
            <text:p>11,742<text:s/></text:p>
          </table:table-cell>
          <table:table-cell office:value-type="float" office:value="7414" table:style-name="ce6">
            <text:p>7,414<text:s/></text:p>
          </table:table-cell>
          <table:table-cell office:value-type="float" office:value="8876" table:style-name="ce6">
            <text:p>8,876<text:s/></text:p>
          </table:table-cell>
          <table:table-cell office:value-type="float" office:value="8937" table:style-name="ce6">
            <text:p>8,937<text:s/></text:p>
          </table:table-cell>
          <table:table-cell office:value-type="float" office:value="4835" table:style-name="ce6">
            <text:p>4,835<text:s/></text:p>
          </table:table-cell>
          <table:table-cell office:value-type="float" office:value="11921" table:style-name="ce6">
            <text:p>11,921<text:s/></text:p>
          </table:table-cell>
          <table:table-cell office:value-type="float" office:value="3136" table:style-name="ce6">
            <text:p>3,136<text:s/></text:p>
          </table:table-cell>
          <table:table-cell office:value-type="float" office:value="3760" table:style-name="ce6">
            <text:p>3,760<text:s/></text:p>
          </table:table-cell>
          <table:table-cell office:value-type="float" office:value="6585" table:style-name="ce6">
            <text:p>6,585<text:s/></text:p>
          </table:table-cell>
          <table:table-cell office:value-type="float" office:value="1170" table:style-name="ce6">
            <text:p>1,170<text:s/></text:p>
          </table:table-cell>
          <table:table-cell office:value-type="float" office:value="1635" table:style-name="ce6">
            <text:p>1,635<text:s/></text:p>
          </table:table-cell>
          <table:table-cell office:value-type="float" office:value="1491" table:style-name="ce6">
            <text:p>1,491<text:s/></text:p>
          </table:table-cell>
          <table:table-cell office:value-type="float" office:value="4220" table:style-name="ce6">
            <text:p>4,220<text:s/></text:p>
          </table:table-cell>
          <table:table-cell office:value-type="float" office:value="3906" table:style-name="ce6">
            <text:p>3,906<text:s/></text:p>
          </table:table-cell>
          <table:table-cell office:value-type="float" office:value="4785" table:style-name="ce6">
            <text:p>4,785<text:s/></text:p>
          </table:table-cell>
          <table:table-cell office:value-type="float" office:value="11308" table:style-name="ce6">
            <text:p>11,308<text:s/></text:p>
          </table:table-cell>
          <table:table-cell office:value-type="float" office:value="4026" table:style-name="ce6">
            <text:p>4,026<text:s/></text:p>
          </table:table-cell>
          <table:table-cell office:value-type="float" office:value="4683" table:style-name="ce6">
            <text:p>4,683<text:s/></text:p>
          </table:table-cell>
          <table:table-cell office:value-type="float" office:value="3389" table:style-name="ce6">
            <text:p>3,389<text:s/></text:p>
          </table:table-cell>
          <table:table-cell office:value-type="float" office:value="8751" table:style-name="ce6">
            <text:p>8,751<text:s/></text:p>
          </table:table-cell>
          <table:table-cell office:value-type="float" office:value="10629" table:style-name="ce6">
            <text:p>10,629<text:s/></text:p>
          </table:table-cell>
          <table:table-cell office:value-type="float" office:value="10894" table:style-name="ce6">
            <text:p>10,894<text:s/></text:p>
          </table:table-cell>
          <table:table-cell office:value-type="float" office:value="11689" table:style-name="ce6">
            <text:p>11,689<text:s/></text:p>
          </table:table-cell>
          <table:table-cell office:value-type="float" office:value="14806" table:style-name="ce6">
            <text:p>14,806<text:s/></text:p>
          </table:table-cell>
          <table:table-cell office:value-type="float" office:value="10135" table:style-name="ce6">
            <text:p>10,135<text:s/></text:p>
          </table:table-cell>
          <table:table-cell office:value-type="float" office:value="7417" table:style-name="ce6">
            <text:p>7,417<text:s/></text:p>
          </table:table-cell>
          <table:table-cell office:value-type="float" office:value="15990" table:style-name="ce6">
            <text:p>15,990<text:s/></text:p>
          </table:table-cell>
          <table:table-cell office:value-type="float" office:value="7480" table:style-name="ce6">
            <text:p>7,480<text:s/></text:p>
          </table:table-cell>
          <table:table-cell office:value-type="float" office:value="10990" table:style-name="ce6">
            <text:p>10,990<text:s/></text:p>
          </table:table-cell>
          <table:table-cell office:value-type="float" office:value="10532" table:style-name="ce6">
            <text:p>10,532<text:s/></text:p>
          </table:table-cell>
          <table:table-cell office:value-type="float" office:value="6427" table:style-name="ce6">
            <text:p>6,427<text:s/></text:p>
          </table:table-cell>
          <table:table-cell office:value-type="float" office:value="17943" table:style-name="ce6">
            <text:p>17,943<text:s/></text:p>
          </table:table-cell>
          <table:table-cell office:value-type="float" office:value="7252" table:style-name="ce6">
            <text:p>7,252<text:s/></text:p>
          </table:table-cell>
          <table:table-cell office:value-type="float" office:value="6417" table:style-name="ce6">
            <text:p>6,417<text:s/></text:p>
          </table:table-cell>
          <table:table-cell office:value-type="float" office:value="6356" table:style-name="ce6">
            <text:p>6,356<text:s/></text:p>
          </table:table-cell>
          <table:table-cell office:value-type="float" office:value="5752" table:style-name="ce6">
            <text:p>5,752<text:s/></text:p>
          </table:table-cell>
          <table:table-cell office:value-type="float" office:value="4997" table:style-name="ce6">
            <text:p>4,997<text:s/></text:p>
          </table:table-cell>
          <table:table-cell office:value-type="float" office:value="7764" table:style-name="ce6">
            <text:p>7,764<text:s/></text:p>
          </table:table-cell>
          <table:table-cell office:value-type="float" office:value="7198" table:style-name="ce6">
            <text:p>7,198<text:s/></text:p>
          </table:table-cell>
          <table:table-cell office:value-type="float" office:value="2914" table:style-name="ce6">
            <text:p>2,914<text:s/></text:p>
          </table:table-cell>
          <table:table-cell office:value-type="float" office:value="4760" table:style-name="ce6">
            <text:p>4,760<text:s/></text:p>
          </table:table-cell>
          <table:table-cell office:value-type="float" office:value="15186" table:style-name="ce6">
            <text:p>15,186<text:s/></text:p>
          </table:table-cell>
          <table:table-cell office:value-type="float" office:value="7579" table:style-name="ce6">
            <text:p>7,579<text:s/></text:p>
          </table:table-cell>
          <table:table-cell office:value-type="float" office:value="8758" table:style-name="ce6">
            <text:p>8,758<text:s/></text:p>
          </table:table-cell>
          <table:table-cell office:value-type="float" office:value="9154" table:style-name="ce6">
            <text:p>9,154<text:s/></text:p>
          </table:table-cell>
          <table:table-cell office:value-type="float" office:value="3225" table:style-name="ce6">
            <text:p>3,225<text:s/></text:p>
          </table:table-cell>
          <table:table-cell office:value-type="float" office:value="4041" table:style-name="ce6">
            <text:p>4,041<text:s/></text:p>
          </table:table-cell>
          <table:table-cell office:value-type="float" office:value="2573" table:style-name="ce6">
            <text:p>2,573<text:s/></text:p>
          </table:table-cell>
          <table:table-cell office:value-type="float" office:value="2511" table:style-name="ce6">
            <text:p>2,511<text:s/></text:p>
          </table:table-cell>
          <table:table-cell office:value-type="float" office:value="2575" table:style-name="ce6">
            <text:p>2,575<text:s/></text:p>
          </table:table-cell>
          <table:table-cell office:value-type="float" office:value="4313" table:style-name="ce6">
            <text:p>4,313<text:s/></text:p>
          </table:table-cell>
          <table:table-cell office:value-type="float" office:value="3963" table:style-name="ce6">
            <text:p>3,963<text:s/></text:p>
          </table:table-cell>
          <table:table-cell office:value-type="float" office:value="4690" table:style-name="ce6">
            <text:p>4,690<text:s/></text:p>
          </table:table-cell>
          <table:table-cell office:value-type="float" office:value="6714" table:style-name="ce6">
            <text:p>6,714<text:s/></text:p>
          </table:table-cell>
          <table:table-cell office:value-type="float" office:value="10764" table:style-name="ce6">
            <text:p>10,764<text:s/></text:p>
          </table:table-cell>
          <table:table-cell office:value-type="float" office:value="7424" table:style-name="ce6">
            <text:p>7,424<text:s/></text:p>
          </table:table-cell>
          <table:table-cell office:value-type="float" office:value="5679" table:style-name="ce6">
            <text:p>5,679<text:s/></text:p>
          </table:table-cell>
          <table:table-cell office:value-type="float" office:value="4742" table:style-name="ce6">
            <text:p>4,742<text:s/></text:p>
          </table:table-cell>
          <table:table-cell office:value-type="float" office:value="4880" table:style-name="ce6">
            <text:p>4,880<text:s/></text:p>
          </table:table-cell>
          <table:table-cell office:value-type="float" office:value="5230" table:style-name="ce6">
            <text:p>5,230<text:s/></text:p>
          </table:table-cell>
          <table:table-cell office:value-type="float" office:value="5216" table:style-name="ce6">
            <text:p>5,216<text:s/></text:p>
          </table:table-cell>
          <table:table-cell office:value-type="float" office:value="4510" table:style-name="ce6">
            <text:p>4,510<text:s/></text:p>
          </table:table-cell>
          <table:table-cell office:value-type="float" office:value="4413" table:style-name="ce6">
            <text:p>4,413<text:s/></text:p>
          </table:table-cell>
          <table:table-cell office:value-type="float" office:value="494" table:style-name="ce6">
            <text:p>494<text:s/></text:p>
          </table:table-cell>
          <table:table-cell office:value-type="float" office:value="944" table:style-name="ce6">
            <text:p>944<text:s/></text:p>
          </table:table-cell>
          <table:table-cell office:value-type="float" office:value="1550" table:style-name="ce6">
            <text:p>1,550<text:s/></text:p>
          </table:table-cell>
          <table:table-cell office:value-type="float" office:value="1972" table:style-name="ce6">
            <text:p>1,972<text:s/></text:p>
          </table:table-cell>
          <table:table-cell office:value-type="float" office:value="1162" table:style-name="ce6">
            <text:p>1,162<text:s/></text:p>
          </table:table-cell>
          <table:table-cell office:value-type="float" office:value="1623" table:style-name="ce6">
            <text:p>1,623<text:s/></text:p>
          </table:table-cell>
          <table:table-cell office:value-type="float" office:value="1143" table:style-name="ce6">
            <text:p>1,143<text:s/></text:p>
          </table:table-cell>
          <table:table-cell office:value-type="float" office:value="2733" table:style-name="ce6">
            <text:p>2,733<text:s/></text:p>
          </table:table-cell>
          <table:table-cell office:value-type="float" office:value="926" table:style-name="ce6">
            <text:p>926<text:s/></text:p>
          </table:table-cell>
          <table:table-cell office:value-type="float" office:value="1427" table:style-name="ce6">
            <text:p>1,427<text:s/></text:p>
          </table:table-cell>
          <table:table-cell office:value-type="float" office:value="2004" table:style-name="ce6">
            <text:p>2,004<text:s/></text:p>
          </table:table-cell>
          <table:table-cell table:number-columns-repeated="16264"/>
        </table:table-row>
        <table:table-row table:style-name="ro2">
          <table:table-cell office:value-type="date" office:date-value="2021-07-15T00:00:00" table:style-name="ce5">
            <text:p>2021/7/15</text:p>
          </table:table-cell>
          <table:table-cell office:value-type="float" office:value="1347" table:style-name="ce6">
            <text:p>1,347<text:s/></text:p>
          </table:table-cell>
          <table:table-cell office:value-type="float" office:value="5135" table:style-name="ce6">
            <text:p>5,135<text:s/></text:p>
          </table:table-cell>
          <table:table-cell office:value-type="float" office:value="15075" table:style-name="ce6">
            <text:p>15,075<text:s/></text:p>
          </table:table-cell>
          <table:table-cell office:value-type="float" office:value="14371" table:style-name="ce6">
            <text:p>14,371<text:s/></text:p>
          </table:table-cell>
          <table:table-cell office:value-type="float" office:value="7891" table:style-name="ce6">
            <text:p>7,891<text:s/></text:p>
          </table:table-cell>
          <table:table-cell office:value-type="float" office:value="4702" table:style-name="ce6">
            <text:p>4,702<text:s/></text:p>
          </table:table-cell>
          <table:table-cell office:value-type="float" office:value="4178" table:style-name="ce6">
            <text:p>4,178<text:s/></text:p>
          </table:table-cell>
          <table:table-cell office:value-type="float" office:value="1685" table:style-name="ce6">
            <text:p>1,685<text:s/></text:p>
          </table:table-cell>
          <table:table-cell office:value-type="float" office:value="1352" table:style-name="ce6">
            <text:p>1,352<text:s/></text:p>
          </table:table-cell>
          <table:table-cell office:value-type="float" office:value="4375" table:style-name="ce6">
            <text:p>4,375<text:s/></text:p>
          </table:table-cell>
          <table:table-cell office:value-type="float" office:value="1003" table:style-name="ce6">
            <text:p>1,003<text:s/></text:p>
          </table:table-cell>
          <table:table-cell office:value-type="float" office:value="1375" table:style-name="ce6">
            <text:p>1,375<text:s/></text:p>
          </table:table-cell>
          <table:table-cell office:value-type="float" office:value="1022" table:style-name="ce6">
            <text:p>1,022<text:s/></text:p>
          </table:table-cell>
          <table:table-cell office:value-type="float" office:value="2450" table:style-name="ce6">
            <text:p>2,450<text:s/></text:p>
          </table:table-cell>
          <table:table-cell office:value-type="float" office:value="3251" table:style-name="ce6">
            <text:p>3,251<text:s/></text:p>
          </table:table-cell>
          <table:table-cell office:value-type="float" office:value="5783" table:style-name="ce6">
            <text:p>5,783<text:s/></text:p>
          </table:table-cell>
          <table:table-cell office:value-type="float" office:value="5642" table:style-name="ce6">
            <text:p>5,642<text:s/></text:p>
          </table:table-cell>
          <table:table-cell office:value-type="float" office:value="1848" table:style-name="ce6">
            <text:p>1,848<text:s/></text:p>
          </table:table-cell>
          <table:table-cell office:value-type="float" office:value="3382" table:style-name="ce6">
            <text:p>3,382<text:s/></text:p>
          </table:table-cell>
          <table:table-cell office:value-type="float" office:value="1058" table:style-name="ce6">
            <text:p>1,058<text:s/></text:p>
          </table:table-cell>
          <table:table-cell office:value-type="float" office:value="2616" table:style-name="ce6">
            <text:p>2,616<text:s/></text:p>
          </table:table-cell>
          <table:table-cell office:value-type="float" office:value="2740" table:style-name="ce6">
            <text:p>2,740<text:s/></text:p>
          </table:table-cell>
          <table:table-cell office:value-type="float" office:value="1966" table:style-name="ce6">
            <text:p>1,966<text:s/></text:p>
          </table:table-cell>
          <table:table-cell office:value-type="float" office:value="11238" table:style-name="ce6">
            <text:p>11,238<text:s/></text:p>
          </table:table-cell>
          <table:table-cell office:value-type="float" office:value="1036" table:style-name="ce6">
            <text:p>1,036<text:s/></text:p>
          </table:table-cell>
          <table:table-cell office:value-type="float" office:value="4806" table:style-name="ce6">
            <text:p>4,806<text:s/></text:p>
          </table:table-cell>
          <table:table-cell office:value-type="float" office:value="4784" table:style-name="ce6">
            <text:p>4,784<text:s/></text:p>
          </table:table-cell>
          <table:table-cell office:value-type="float" office:value="5878" table:style-name="ce6">
            <text:p>5,878<text:s/></text:p>
          </table:table-cell>
          <table:table-cell office:value-type="float" office:value="8592" table:style-name="ce6">
            <text:p>8,592<text:s/></text:p>
          </table:table-cell>
          <table:table-cell office:value-type="float" office:value="5695" table:style-name="ce6">
            <text:p>5,695<text:s/></text:p>
          </table:table-cell>
          <table:table-cell office:value-type="float" office:value="4057" table:style-name="ce6">
            <text:p>4,057<text:s/></text:p>
          </table:table-cell>
          <table:table-cell office:value-type="float" office:value="7263" table:style-name="ce6">
            <text:p>7,263<text:s/></text:p>
          </table:table-cell>
          <table:table-cell office:value-type="float" office:value="5924" table:style-name="ce6">
            <text:p>5,924<text:s/></text:p>
          </table:table-cell>
          <table:table-cell office:value-type="float" office:value="11068" table:style-name="ce6">
            <text:p>11,068<text:s/></text:p>
          </table:table-cell>
          <table:table-cell office:value-type="float" office:value="8120" table:style-name="ce6">
            <text:p>8,120<text:s/></text:p>
          </table:table-cell>
          <table:table-cell office:value-type="float" office:value="3245" table:style-name="ce6">
            <text:p>3,245<text:s/></text:p>
          </table:table-cell>
          <table:table-cell office:value-type="float" office:value="12981" table:style-name="ce6">
            <text:p>12,981<text:s/></text:p>
          </table:table-cell>
          <table:table-cell office:value-type="float" office:value="9392" table:style-name="ce6">
            <text:p>9,392<text:s/></text:p>
          </table:table-cell>
          <table:table-cell office:value-type="float" office:value="10297" table:style-name="ce6">
            <text:p>10,297<text:s/></text:p>
          </table:table-cell>
          <table:table-cell office:value-type="float" office:value="8472" table:style-name="ce6">
            <text:p>8,472<text:s/></text:p>
          </table:table-cell>
          <table:table-cell office:value-type="float" office:value="10956" table:style-name="ce6">
            <text:p>10,956<text:s/></text:p>
          </table:table-cell>
          <table:table-cell office:value-type="float" office:value="34233" table:style-name="ce6">
            <text:p>34,233<text:s/></text:p>
          </table:table-cell>
          <table:table-cell office:value-type="float" office:value="13331" table:style-name="ce6">
            <text:p>13,331<text:s/></text:p>
          </table:table-cell>
          <table:table-cell office:value-type="float" office:value="8131" table:style-name="ce6">
            <text:p>8,131<text:s/></text:p>
          </table:table-cell>
          <table:table-cell office:value-type="float" office:value="8717" table:style-name="ce6">
            <text:p>8,717<text:s/></text:p>
          </table:table-cell>
          <table:table-cell office:value-type="float" office:value="10632" table:style-name="ce6">
            <text:p>10,632<text:s/></text:p>
          </table:table-cell>
          <table:table-cell office:value-type="float" office:value="7511" table:style-name="ce6">
            <text:p>7,511<text:s/></text:p>
          </table:table-cell>
          <table:table-cell office:value-type="float" office:value="8691" table:style-name="ce6">
            <text:p>8,691<text:s/></text:p>
          </table:table-cell>
          <table:table-cell office:value-type="float" office:value="8652" table:style-name="ce6">
            <text:p>8,652<text:s/></text:p>
          </table:table-cell>
          <table:table-cell office:value-type="float" office:value="4726" table:style-name="ce6">
            <text:p>4,726<text:s/></text:p>
          </table:table-cell>
          <table:table-cell office:value-type="float" office:value="11488" table:style-name="ce6">
            <text:p>11,488<text:s/></text:p>
          </table:table-cell>
          <table:table-cell office:value-type="float" office:value="3104" table:style-name="ce6">
            <text:p>3,104<text:s/></text:p>
          </table:table-cell>
          <table:table-cell office:value-type="float" office:value="3702" table:style-name="ce6">
            <text:p>3,702<text:s/></text:p>
          </table:table-cell>
          <table:table-cell office:value-type="float" office:value="6438" table:style-name="ce6">
            <text:p>6,438<text:s/></text:p>
          </table:table-cell>
          <table:table-cell office:value-type="float" office:value="1201" table:style-name="ce6">
            <text:p>1,201<text:s/></text:p>
          </table:table-cell>
          <table:table-cell office:value-type="float" office:value="1641" table:style-name="ce6">
            <text:p>1,641<text:s/></text:p>
          </table:table-cell>
          <table:table-cell office:value-type="float" office:value="1507" table:style-name="ce6">
            <text:p>1,507<text:s/></text:p>
          </table:table-cell>
          <table:table-cell office:value-type="float" office:value="4177" table:style-name="ce6">
            <text:p>4,177<text:s/></text:p>
          </table:table-cell>
          <table:table-cell office:value-type="float" office:value="3926" table:style-name="ce6">
            <text:p>3,926<text:s/></text:p>
          </table:table-cell>
          <table:table-cell office:value-type="float" office:value="4793" table:style-name="ce6">
            <text:p>4,793<text:s/></text:p>
          </table:table-cell>
          <table:table-cell office:value-type="float" office:value="11500" table:style-name="ce6">
            <text:p>11,500<text:s/></text:p>
          </table:table-cell>
          <table:table-cell office:value-type="float" office:value="4004" table:style-name="ce6">
            <text:p>4,004<text:s/></text:p>
          </table:table-cell>
          <table:table-cell office:value-type="float" office:value="4624" table:style-name="ce6">
            <text:p>4,624<text:s/></text:p>
          </table:table-cell>
          <table:table-cell office:value-type="float" office:value="3365" table:style-name="ce6">
            <text:p>3,365<text:s/></text:p>
          </table:table-cell>
          <table:table-cell office:value-type="float" office:value="8591" table:style-name="ce6">
            <text:p>8,591<text:s/></text:p>
          </table:table-cell>
          <table:table-cell office:value-type="float" office:value="10559" table:style-name="ce6">
            <text:p>10,559<text:s/></text:p>
          </table:table-cell>
          <table:table-cell office:value-type="float" office:value="10994" table:style-name="ce6">
            <text:p>10,994<text:s/></text:p>
          </table:table-cell>
          <table:table-cell office:value-type="float" office:value="11679" table:style-name="ce6">
            <text:p>11,679<text:s/></text:p>
          </table:table-cell>
          <table:table-cell office:value-type="float" office:value="14580" table:style-name="ce6">
            <text:p>14,580<text:s/></text:p>
          </table:table-cell>
          <table:table-cell office:value-type="float" office:value="10028" table:style-name="ce6">
            <text:p>10,028<text:s/></text:p>
          </table:table-cell>
          <table:table-cell office:value-type="float" office:value="7422" table:style-name="ce6">
            <text:p>7,422<text:s/></text:p>
          </table:table-cell>
          <table:table-cell office:value-type="float" office:value="16376" table:style-name="ce6">
            <text:p>16,376<text:s/></text:p>
          </table:table-cell>
          <table:table-cell office:value-type="float" office:value="6775" table:style-name="ce6">
            <text:p>6,775<text:s/></text:p>
          </table:table-cell>
          <table:table-cell office:value-type="float" office:value="10981" table:style-name="ce6">
            <text:p>10,981<text:s/></text:p>
          </table:table-cell>
          <table:table-cell office:value-type="float" office:value="10781" table:style-name="ce6">
            <text:p>10,781<text:s/></text:p>
          </table:table-cell>
          <table:table-cell office:value-type="float" office:value="6476" table:style-name="ce6">
            <text:p>6,476<text:s/></text:p>
          </table:table-cell>
          <table:table-cell office:value-type="float" office:value="18235" table:style-name="ce6">
            <text:p>18,235<text:s/></text:p>
          </table:table-cell>
          <table:table-cell office:value-type="float" office:value="7245" table:style-name="ce6">
            <text:p>7,245<text:s/></text:p>
          </table:table-cell>
          <table:table-cell office:value-type="float" office:value="6472" table:style-name="ce6">
            <text:p>6,472<text:s/></text:p>
          </table:table-cell>
          <table:table-cell office:value-type="float" office:value="6450" table:style-name="ce6">
            <text:p>6,450<text:s/></text:p>
          </table:table-cell>
          <table:table-cell office:value-type="float" office:value="5940" table:style-name="ce6">
            <text:p>5,940<text:s/></text:p>
          </table:table-cell>
          <table:table-cell office:value-type="float" office:value="4903" table:style-name="ce6">
            <text:p>4,903<text:s/></text:p>
          </table:table-cell>
          <table:table-cell office:value-type="float" office:value="7816" table:style-name="ce6">
            <text:p>7,816<text:s/></text:p>
          </table:table-cell>
          <table:table-cell office:value-type="float" office:value="7045" table:style-name="ce6">
            <text:p>7,045<text:s/></text:p>
          </table:table-cell>
          <table:table-cell office:value-type="float" office:value="2818" table:style-name="ce6">
            <text:p>2,818<text:s/></text:p>
          </table:table-cell>
          <table:table-cell office:value-type="float" office:value="4571" table:style-name="ce6">
            <text:p>4,571<text:s/></text:p>
          </table:table-cell>
          <table:table-cell office:value-type="float" office:value="15309" table:style-name="ce6">
            <text:p>15,309<text:s/></text:p>
          </table:table-cell>
          <table:table-cell office:value-type="float" office:value="7623" table:style-name="ce6">
            <text:p>7,623<text:s/></text:p>
          </table:table-cell>
          <table:table-cell office:value-type="float" office:value="8689" table:style-name="ce6">
            <text:p>8,689<text:s/></text:p>
          </table:table-cell>
          <table:table-cell office:value-type="float" office:value="9036" table:style-name="ce6">
            <text:p>9,036<text:s/></text:p>
          </table:table-cell>
          <table:table-cell office:value-type="float" office:value="3233" table:style-name="ce6">
            <text:p>3,233<text:s/></text:p>
          </table:table-cell>
          <table:table-cell office:value-type="float" office:value="4045" table:style-name="ce6">
            <text:p>4,045<text:s/></text:p>
          </table:table-cell>
          <table:table-cell office:value-type="float" office:value="2529" table:style-name="ce6">
            <text:p>2,529<text:s/></text:p>
          </table:table-cell>
          <table:table-cell office:value-type="float" office:value="2494" table:style-name="ce6">
            <text:p>2,494<text:s/></text:p>
          </table:table-cell>
          <table:table-cell office:value-type="float" office:value="2534" table:style-name="ce6">
            <text:p>2,534<text:s/></text:p>
          </table:table-cell>
          <table:table-cell office:value-type="float" office:value="4282" table:style-name="ce6">
            <text:p>4,282<text:s/></text:p>
          </table:table-cell>
          <table:table-cell office:value-type="float" office:value="3924" table:style-name="ce6">
            <text:p>3,924<text:s/></text:p>
          </table:table-cell>
          <table:table-cell office:value-type="float" office:value="4824" table:style-name="ce6">
            <text:p>4,824<text:s/></text:p>
          </table:table-cell>
          <table:table-cell office:value-type="float" office:value="6561" table:style-name="ce6">
            <text:p>6,561<text:s/></text:p>
          </table:table-cell>
          <table:table-cell office:value-type="float" office:value="10825" table:style-name="ce6">
            <text:p>10,825<text:s/></text:p>
          </table:table-cell>
          <table:table-cell office:value-type="float" office:value="7509" table:style-name="ce6">
            <text:p>7,509<text:s/></text:p>
          </table:table-cell>
          <table:table-cell office:value-type="float" office:value="5548" table:style-name="ce6">
            <text:p>5,548<text:s/></text:p>
          </table:table-cell>
          <table:table-cell office:value-type="float" office:value="4656" table:style-name="ce6">
            <text:p>4,656<text:s/></text:p>
          </table:table-cell>
          <table:table-cell office:value-type="float" office:value="4738" table:style-name="ce6">
            <text:p>4,738<text:s/></text:p>
          </table:table-cell>
          <table:table-cell office:value-type="float" office:value="5237" table:style-name="ce6">
            <text:p>5,237<text:s/></text:p>
          </table:table-cell>
          <table:table-cell office:value-type="float" office:value="5000" table:style-name="ce6">
            <text:p>5,000<text:s/></text:p>
          </table:table-cell>
          <table:table-cell office:value-type="float" office:value="4513" table:style-name="ce6">
            <text:p>4,513<text:s/></text:p>
          </table:table-cell>
          <table:table-cell office:value-type="float" office:value="4336" table:style-name="ce6">
            <text:p>4,336<text:s/></text:p>
          </table:table-cell>
          <table:table-cell office:value-type="float" office:value="508" table:style-name="ce6">
            <text:p>508<text:s/></text:p>
          </table:table-cell>
          <table:table-cell office:value-type="float" office:value="941" table:style-name="ce6">
            <text:p>941<text:s/></text:p>
          </table:table-cell>
          <table:table-cell office:value-type="float" office:value="1510" table:style-name="ce6">
            <text:p>1,510<text:s/></text:p>
          </table:table-cell>
          <table:table-cell office:value-type="float" office:value="2013" table:style-name="ce6">
            <text:p>2,013<text:s/></text:p>
          </table:table-cell>
          <table:table-cell office:value-type="float" office:value="1180" table:style-name="ce6">
            <text:p>1,180<text:s/></text:p>
          </table:table-cell>
          <table:table-cell office:value-type="float" office:value="1649" table:style-name="ce6">
            <text:p>1,649<text:s/></text:p>
          </table:table-cell>
          <table:table-cell office:value-type="float" office:value="1175" table:style-name="ce6">
            <text:p>1,175<text:s/></text:p>
          </table:table-cell>
          <table:table-cell office:value-type="float" office:value="2665" table:style-name="ce6">
            <text:p>2,665<text:s/></text:p>
          </table:table-cell>
          <table:table-cell office:value-type="float" office:value="930" table:style-name="ce6">
            <text:p>930<text:s/></text:p>
          </table:table-cell>
          <table:table-cell office:value-type="float" office:value="1501" table:style-name="ce6">
            <text:p>1,501<text:s/></text:p>
          </table:table-cell>
          <table:table-cell office:value-type="float" office:value="1974" table:style-name="ce6">
            <text:p>1,974<text:s/></text:p>
          </table:table-cell>
          <table:table-cell table:number-columns-repeated="16264"/>
        </table:table-row>
        <table:table-row table:style-name="ro2">
          <table:table-cell office:value-type="date" office:date-value="2021-07-16T00:00:00" table:style-name="ce5">
            <text:p>2021/7/16</text:p>
          </table:table-cell>
          <table:table-cell office:value-type="float" office:value="1301" table:style-name="ce6">
            <text:p>1,301<text:s/></text:p>
          </table:table-cell>
          <table:table-cell office:value-type="float" office:value="5277" table:style-name="ce6">
            <text:p>5,277<text:s/></text:p>
          </table:table-cell>
          <table:table-cell office:value-type="float" office:value="14987" table:style-name="ce6">
            <text:p>14,987<text:s/></text:p>
          </table:table-cell>
          <table:table-cell office:value-type="float" office:value="15002" table:style-name="ce6">
            <text:p>15,002<text:s/></text:p>
          </table:table-cell>
          <table:table-cell office:value-type="float" office:value="7940" table:style-name="ce6">
            <text:p>7,940<text:s/></text:p>
          </table:table-cell>
          <table:table-cell office:value-type="float" office:value="4670" table:style-name="ce6">
            <text:p>4,670<text:s/></text:p>
          </table:table-cell>
          <table:table-cell office:value-type="float" office:value="4383" table:style-name="ce6">
            <text:p>4,383<text:s/></text:p>
          </table:table-cell>
          <table:table-cell office:value-type="float" office:value="1700" table:style-name="ce6">
            <text:p>1,700<text:s/></text:p>
          </table:table-cell>
          <table:table-cell office:value-type="float" office:value="1350" table:style-name="ce6">
            <text:p>1,350<text:s/></text:p>
          </table:table-cell>
          <table:table-cell office:value-type="float" office:value="4525" table:style-name="ce6">
            <text:p>4,525<text:s/></text:p>
          </table:table-cell>
          <table:table-cell office:value-type="float" office:value="1036" table:style-name="ce6">
            <text:p>1,036<text:s/></text:p>
          </table:table-cell>
          <table:table-cell office:value-type="float" office:value="1427" table:style-name="ce6">
            <text:p>1,427<text:s/></text:p>
          </table:table-cell>
          <table:table-cell office:value-type="float" office:value="1001" table:style-name="ce6">
            <text:p>1,001<text:s/></text:p>
          </table:table-cell>
          <table:table-cell office:value-type="float" office:value="2559" table:style-name="ce6">
            <text:p>2,559<text:s/></text:p>
          </table:table-cell>
          <table:table-cell office:value-type="float" office:value="3399" table:style-name="ce6">
            <text:p>3,399<text:s/></text:p>
          </table:table-cell>
          <table:table-cell office:value-type="float" office:value="5609" table:style-name="ce6">
            <text:p>5,609<text:s/></text:p>
          </table:table-cell>
          <table:table-cell office:value-type="float" office:value="5636" table:style-name="ce6">
            <text:p>5,636<text:s/></text:p>
          </table:table-cell>
          <table:table-cell office:value-type="float" office:value="1821" table:style-name="ce6">
            <text:p>1,821<text:s/></text:p>
          </table:table-cell>
          <table:table-cell office:value-type="float" office:value="3497" table:style-name="ce6">
            <text:p>3,497<text:s/></text:p>
          </table:table-cell>
          <table:table-cell office:value-type="float" office:value="1078" table:style-name="ce6">
            <text:p>1,078<text:s/></text:p>
          </table:table-cell>
          <table:table-cell office:value-type="float" office:value="2717" table:style-name="ce6">
            <text:p>2,717<text:s/></text:p>
          </table:table-cell>
          <table:table-cell office:value-type="float" office:value="2919" table:style-name="ce6">
            <text:p>2,919<text:s/></text:p>
          </table:table-cell>
          <table:table-cell office:value-type="float" office:value="1953" table:style-name="ce6">
            <text:p>1,953<text:s/></text:p>
          </table:table-cell>
          <table:table-cell office:value-type="float" office:value="11348" table:style-name="ce6">
            <text:p>11,348<text:s/></text:p>
          </table:table-cell>
          <table:table-cell office:value-type="float" office:value="1043" table:style-name="ce6">
            <text:p>1,043<text:s/></text:p>
          </table:table-cell>
          <table:table-cell office:value-type="float" office:value="4857" table:style-name="ce6">
            <text:p>4,857<text:s/></text:p>
          </table:table-cell>
          <table:table-cell office:value-type="float" office:value="4929" table:style-name="ce6">
            <text:p>4,929<text:s/></text:p>
          </table:table-cell>
          <table:table-cell office:value-type="float" office:value="5940" table:style-name="ce6">
            <text:p>5,940<text:s/></text:p>
          </table:table-cell>
          <table:table-cell office:value-type="float" office:value="8794" table:style-name="ce6">
            <text:p>8,794<text:s/></text:p>
          </table:table-cell>
          <table:table-cell office:value-type="float" office:value="5902" table:style-name="ce6">
            <text:p>5,902<text:s/></text:p>
          </table:table-cell>
          <table:table-cell office:value-type="float" office:value="4175" table:style-name="ce6">
            <text:p>4,175<text:s/></text:p>
          </table:table-cell>
          <table:table-cell office:value-type="float" office:value="7733" table:style-name="ce6">
            <text:p>7,733<text:s/></text:p>
          </table:table-cell>
          <table:table-cell office:value-type="float" office:value="6127" table:style-name="ce6">
            <text:p>6,127<text:s/></text:p>
          </table:table-cell>
          <table:table-cell office:value-type="float" office:value="11226" table:style-name="ce6">
            <text:p>11,226<text:s/></text:p>
          </table:table-cell>
          <table:table-cell office:value-type="float" office:value="8281" table:style-name="ce6">
            <text:p>8,281<text:s/></text:p>
          </table:table-cell>
          <table:table-cell office:value-type="float" office:value="3210" table:style-name="ce6">
            <text:p>3,210<text:s/></text:p>
          </table:table-cell>
          <table:table-cell office:value-type="float" office:value="13330" table:style-name="ce6">
            <text:p>13,330<text:s/></text:p>
          </table:table-cell>
          <table:table-cell office:value-type="float" office:value="9545" table:style-name="ce6">
            <text:p>9,545<text:s/></text:p>
          </table:table-cell>
          <table:table-cell office:value-type="float" office:value="10419" table:style-name="ce6">
            <text:p>10,419<text:s/></text:p>
          </table:table-cell>
          <table:table-cell office:value-type="float" office:value="8541" table:style-name="ce6">
            <text:p>8,541<text:s/></text:p>
          </table:table-cell>
          <table:table-cell office:value-type="float" office:value="10791" table:style-name="ce6">
            <text:p>10,791<text:s/></text:p>
          </table:table-cell>
          <table:table-cell office:value-type="float" office:value="35634" table:style-name="ce6">
            <text:p>35,634<text:s/></text:p>
          </table:table-cell>
          <table:table-cell office:value-type="float" office:value="14016" table:style-name="ce6">
            <text:p>14,016<text:s/></text:p>
          </table:table-cell>
          <table:table-cell office:value-type="float" office:value="7904" table:style-name="ce6">
            <text:p>7,904<text:s/></text:p>
          </table:table-cell>
          <table:table-cell office:value-type="float" office:value="8498" table:style-name="ce6">
            <text:p>8,498<text:s/></text:p>
          </table:table-cell>
          <table:table-cell office:value-type="float" office:value="8499" table:style-name="ce6">
            <text:p>8,499<text:s/></text:p>
          </table:table-cell>
          <table:table-cell office:value-type="float" office:value="7479" table:style-name="ce6">
            <text:p>7,479<text:s/></text:p>
          </table:table-cell>
          <table:table-cell office:value-type="float" office:value="8855" table:style-name="ce6">
            <text:p>8,855<text:s/></text:p>
          </table:table-cell>
          <table:table-cell office:value-type="float" office:value="8905" table:style-name="ce6">
            <text:p>8,905<text:s/></text:p>
          </table:table-cell>
          <table:table-cell office:value-type="float" office:value="4780" table:style-name="ce6">
            <text:p>4,780<text:s/></text:p>
          </table:table-cell>
          <table:table-cell office:value-type="float" office:value="11851" table:style-name="ce6">
            <text:p>11,851<text:s/></text:p>
          </table:table-cell>
          <table:table-cell office:value-type="float" office:value="3011" table:style-name="ce6">
            <text:p>3,011<text:s/></text:p>
          </table:table-cell>
          <table:table-cell office:value-type="float" office:value="3746" table:style-name="ce6">
            <text:p>3,746<text:s/></text:p>
          </table:table-cell>
          <table:table-cell office:value-type="float" office:value="6666" table:style-name="ce6">
            <text:p>6,666<text:s/></text:p>
          </table:table-cell>
          <table:table-cell office:value-type="float" office:value="1112" table:style-name="ce6">
            <text:p>1,112<text:s/></text:p>
          </table:table-cell>
          <table:table-cell office:value-type="float" office:value="1705" table:style-name="ce6">
            <text:p>1,705<text:s/></text:p>
          </table:table-cell>
          <table:table-cell office:value-type="float" office:value="1489" table:style-name="ce6">
            <text:p>1,489<text:s/></text:p>
          </table:table-cell>
          <table:table-cell office:value-type="float" office:value="4149" table:style-name="ce6">
            <text:p>4,149<text:s/></text:p>
          </table:table-cell>
          <table:table-cell office:value-type="float" office:value="4043" table:style-name="ce6">
            <text:p>4,043<text:s/></text:p>
          </table:table-cell>
          <table:table-cell office:value-type="float" office:value="4819" table:style-name="ce6">
            <text:p>4,819<text:s/></text:p>
          </table:table-cell>
          <table:table-cell office:value-type="float" office:value="11608" table:style-name="ce6">
            <text:p>11,608<text:s/></text:p>
          </table:table-cell>
          <table:table-cell office:value-type="float" office:value="4126" table:style-name="ce6">
            <text:p>4,126<text:s/></text:p>
          </table:table-cell>
          <table:table-cell office:value-type="float" office:value="4636" table:style-name="ce6">
            <text:p>4,636<text:s/></text:p>
          </table:table-cell>
          <table:table-cell office:value-type="float" office:value="3424" table:style-name="ce6">
            <text:p>3,424<text:s/></text:p>
          </table:table-cell>
          <table:table-cell office:value-type="float" office:value="8704" table:style-name="ce6">
            <text:p>8,704<text:s/></text:p>
          </table:table-cell>
          <table:table-cell office:value-type="float" office:value="10580" table:style-name="ce6">
            <text:p>10,580<text:s/></text:p>
          </table:table-cell>
          <table:table-cell office:value-type="float" office:value="11036" table:style-name="ce6">
            <text:p>11,036<text:s/></text:p>
          </table:table-cell>
          <table:table-cell office:value-type="float" office:value="12050" table:style-name="ce6">
            <text:p>12,050<text:s/></text:p>
          </table:table-cell>
          <table:table-cell office:value-type="float" office:value="14999" table:style-name="ce6">
            <text:p>14,999<text:s/></text:p>
          </table:table-cell>
          <table:table-cell office:value-type="float" office:value="10206" table:style-name="ce6">
            <text:p>10,206<text:s/></text:p>
          </table:table-cell>
          <table:table-cell office:value-type="float" office:value="7477" table:style-name="ce6">
            <text:p>7,477<text:s/></text:p>
          </table:table-cell>
          <table:table-cell office:value-type="float" office:value="16935" table:style-name="ce6">
            <text:p>16,935<text:s/></text:p>
          </table:table-cell>
          <table:table-cell office:value-type="float" office:value="6680" table:style-name="ce6">
            <text:p>6,680<text:s/></text:p>
          </table:table-cell>
          <table:table-cell office:value-type="float" office:value="11272" table:style-name="ce6">
            <text:p>11,272<text:s/></text:p>
          </table:table-cell>
          <table:table-cell office:value-type="float" office:value="11117" table:style-name="ce6">
            <text:p>11,117<text:s/></text:p>
          </table:table-cell>
          <table:table-cell office:value-type="float" office:value="6547" table:style-name="ce6">
            <text:p>6,547<text:s/></text:p>
          </table:table-cell>
          <table:table-cell office:value-type="float" office:value="18866" table:style-name="ce6">
            <text:p>18,866<text:s/></text:p>
          </table:table-cell>
          <table:table-cell office:value-type="float" office:value="7545" table:style-name="ce6">
            <text:p>7,545<text:s/></text:p>
          </table:table-cell>
          <table:table-cell office:value-type="float" office:value="6568" table:style-name="ce6">
            <text:p>6,568<text:s/></text:p>
          </table:table-cell>
          <table:table-cell office:value-type="float" office:value="6526" table:style-name="ce6">
            <text:p>6,526<text:s/></text:p>
          </table:table-cell>
          <table:table-cell office:value-type="float" office:value="6018" table:style-name="ce6">
            <text:p>6,018<text:s/></text:p>
          </table:table-cell>
          <table:table-cell office:value-type="float" office:value="4864" table:style-name="ce6">
            <text:p>4,864<text:s/></text:p>
          </table:table-cell>
          <table:table-cell office:value-type="float" office:value="8028" table:style-name="ce6">
            <text:p>8,028<text:s/></text:p>
          </table:table-cell>
          <table:table-cell office:value-type="float" office:value="7162" table:style-name="ce6">
            <text:p>7,162<text:s/></text:p>
          </table:table-cell>
          <table:table-cell office:value-type="float" office:value="2888" table:style-name="ce6">
            <text:p>2,888<text:s/></text:p>
          </table:table-cell>
          <table:table-cell office:value-type="float" office:value="4631" table:style-name="ce6">
            <text:p>4,631<text:s/></text:p>
          </table:table-cell>
          <table:table-cell office:value-type="float" office:value="14839" table:style-name="ce6">
            <text:p>14,839<text:s/></text:p>
          </table:table-cell>
          <table:table-cell office:value-type="float" office:value="7621" table:style-name="ce6">
            <text:p>7,621<text:s/></text:p>
          </table:table-cell>
          <table:table-cell office:value-type="float" office:value="8561" table:style-name="ce6">
            <text:p>8,561<text:s/></text:p>
          </table:table-cell>
          <table:table-cell office:value-type="float" office:value="9105" table:style-name="ce6">
            <text:p>9,105<text:s/></text:p>
          </table:table-cell>
          <table:table-cell office:value-type="float" office:value="3133" table:style-name="ce6">
            <text:p>3,133<text:s/></text:p>
          </table:table-cell>
          <table:table-cell office:value-type="float" office:value="4077" table:style-name="ce6">
            <text:p>4,077<text:s/></text:p>
          </table:table-cell>
          <table:table-cell office:value-type="float" office:value="2607" table:style-name="ce6">
            <text:p>2,607<text:s/></text:p>
          </table:table-cell>
          <table:table-cell office:value-type="float" office:value="2460" table:style-name="ce6">
            <text:p>2,460<text:s/></text:p>
          </table:table-cell>
          <table:table-cell office:value-type="float" office:value="2582" table:style-name="ce6">
            <text:p>2,582<text:s/></text:p>
          </table:table-cell>
          <table:table-cell office:value-type="float" office:value="4238" table:style-name="ce6">
            <text:p>4,238<text:s/></text:p>
          </table:table-cell>
          <table:table-cell office:value-type="float" office:value="4183" table:style-name="ce6">
            <text:p>4,183<text:s/></text:p>
          </table:table-cell>
          <table:table-cell office:value-type="float" office:value="4957" table:style-name="ce6">
            <text:p>4,957<text:s/></text:p>
          </table:table-cell>
          <table:table-cell office:value-type="float" office:value="6492" table:style-name="ce6">
            <text:p>6,492<text:s/></text:p>
          </table:table-cell>
          <table:table-cell office:value-type="float" office:value="10713" table:style-name="ce6">
            <text:p>10,713<text:s/></text:p>
          </table:table-cell>
          <table:table-cell office:value-type="float" office:value="7808" table:style-name="ce6">
            <text:p>7,808<text:s/></text:p>
          </table:table-cell>
          <table:table-cell office:value-type="float" office:value="5673" table:style-name="ce6">
            <text:p>5,673<text:s/></text:p>
          </table:table-cell>
          <table:table-cell office:value-type="float" office:value="4819" table:style-name="ce6">
            <text:p>4,819<text:s/></text:p>
          </table:table-cell>
          <table:table-cell office:value-type="float" office:value="4878" table:style-name="ce6">
            <text:p>4,878<text:s/></text:p>
          </table:table-cell>
          <table:table-cell office:value-type="float" office:value="5263" table:style-name="ce6">
            <text:p>5,263<text:s/></text:p>
          </table:table-cell>
          <table:table-cell office:value-type="float" office:value="5172" table:style-name="ce6">
            <text:p>5,172<text:s/></text:p>
          </table:table-cell>
          <table:table-cell office:value-type="float" office:value="4531" table:style-name="ce6">
            <text:p>4,531<text:s/></text:p>
          </table:table-cell>
          <table:table-cell office:value-type="float" office:value="4392" table:style-name="ce6">
            <text:p>4,392<text:s/></text:p>
          </table:table-cell>
          <table:table-cell office:value-type="float" office:value="564" table:style-name="ce6">
            <text:p>564<text:s/></text:p>
          </table:table-cell>
          <table:table-cell office:value-type="float" office:value="995" table:style-name="ce6">
            <text:p>995<text:s/></text:p>
          </table:table-cell>
          <table:table-cell office:value-type="float" office:value="1562" table:style-name="ce6">
            <text:p>1,562<text:s/></text:p>
          </table:table-cell>
          <table:table-cell office:value-type="float" office:value="2069" table:style-name="ce6">
            <text:p>2,069<text:s/></text:p>
          </table:table-cell>
          <table:table-cell office:value-type="float" office:value="1160" table:style-name="ce6">
            <text:p>1,160<text:s/></text:p>
          </table:table-cell>
          <table:table-cell office:value-type="float" office:value="1630" table:style-name="ce6">
            <text:p>1,630<text:s/></text:p>
          </table:table-cell>
          <table:table-cell office:value-type="float" office:value="1148" table:style-name="ce6">
            <text:p>1,148<text:s/></text:p>
          </table:table-cell>
          <table:table-cell office:value-type="float" office:value="2888" table:style-name="ce6">
            <text:p>2,888<text:s/></text:p>
          </table:table-cell>
          <table:table-cell office:value-type="float" office:value="965" table:style-name="ce6">
            <text:p>965<text:s/></text:p>
          </table:table-cell>
          <table:table-cell office:value-type="float" office:value="1580" table:style-name="ce6">
            <text:p>1,580<text:s/></text:p>
          </table:table-cell>
          <table:table-cell office:value-type="float" office:value="2011" table:style-name="ce6">
            <text:p>2,011<text:s/></text:p>
          </table:table-cell>
          <table:table-cell table:number-columns-repeated="16264"/>
        </table:table-row>
        <table:table-row table:style-name="ro2">
          <table:table-cell office:value-type="date" office:date-value="2021-07-17T00:00:00" table:style-name="ce5">
            <text:p>2021/7/17</text:p>
          </table:table-cell>
          <table:table-cell office:value-type="float" office:value="623" table:style-name="ce6">
            <text:p>623<text:s/></text:p>
          </table:table-cell>
          <table:table-cell office:value-type="float" office:value="2185" table:style-name="ce6">
            <text:p>2,185<text:s/></text:p>
          </table:table-cell>
          <table:table-cell office:value-type="float" office:value="4623" table:style-name="ce6">
            <text:p>4,623<text:s/></text:p>
          </table:table-cell>
          <table:table-cell office:value-type="float" office:value="10367" table:style-name="ce6">
            <text:p>10,367<text:s/></text:p>
          </table:table-cell>
          <table:table-cell office:value-type="float" office:value="3501" table:style-name="ce6">
            <text:p>3,501<text:s/></text:p>
          </table:table-cell>
          <table:table-cell office:value-type="float" office:value="2070" table:style-name="ce6">
            <text:p>2,070<text:s/></text:p>
          </table:table-cell>
          <table:table-cell office:value-type="float" office:value="1982" table:style-name="ce6">
            <text:p>1,982<text:s/></text:p>
          </table:table-cell>
          <table:table-cell office:value-type="float" office:value="1043" table:style-name="ce6">
            <text:p>1,043<text:s/></text:p>
          </table:table-cell>
          <table:table-cell office:value-type="float" office:value="691" table:style-name="ce6">
            <text:p>691<text:s/></text:p>
          </table:table-cell>
          <table:table-cell office:value-type="float" office:value="2023" table:style-name="ce6">
            <text:p>2,023<text:s/></text:p>
          </table:table-cell>
          <table:table-cell office:value-type="float" office:value="510" table:style-name="ce6">
            <text:p>510<text:s/></text:p>
          </table:table-cell>
          <table:table-cell office:value-type="float" office:value="847" table:style-name="ce6">
            <text:p>847<text:s/></text:p>
          </table:table-cell>
          <table:table-cell office:value-type="float" office:value="487" table:style-name="ce6">
            <text:p>487<text:s/></text:p>
          </table:table-cell>
          <table:table-cell office:value-type="float" office:value="1305" table:style-name="ce6">
            <text:p>1,305<text:s/></text:p>
          </table:table-cell>
          <table:table-cell office:value-type="float" office:value="1895" table:style-name="ce6">
            <text:p>1,895<text:s/></text:p>
          </table:table-cell>
          <table:table-cell office:value-type="float" office:value="1384" table:style-name="ce6">
            <text:p>1,384<text:s/></text:p>
          </table:table-cell>
          <table:table-cell office:value-type="float" office:value="1616" table:style-name="ce6">
            <text:p>1,616<text:s/></text:p>
          </table:table-cell>
          <table:table-cell office:value-type="float" office:value="942" table:style-name="ce6">
            <text:p>942<text:s/></text:p>
          </table:table-cell>
          <table:table-cell office:value-type="float" office:value="2060" table:style-name="ce6">
            <text:p>2,060<text:s/></text:p>
          </table:table-cell>
          <table:table-cell office:value-type="float" office:value="765" table:style-name="ce6">
            <text:p>765<text:s/></text:p>
          </table:table-cell>
          <table:table-cell office:value-type="float" office:value="1272" table:style-name="ce6">
            <text:p>1,272<text:s/></text:p>
          </table:table-cell>
          <table:table-cell office:value-type="float" office:value="1527" table:style-name="ce6">
            <text:p>1,527<text:s/></text:p>
          </table:table-cell>
          <table:table-cell office:value-type="float" office:value="522" table:style-name="ce6">
            <text:p>522<text:s/></text:p>
          </table:table-cell>
          <table:table-cell office:value-type="float" office:value="4467" table:style-name="ce6">
            <text:p>4,467<text:s/></text:p>
          </table:table-cell>
          <table:table-cell office:value-type="float" office:value="854" table:style-name="ce6">
            <text:p>854<text:s/></text:p>
          </table:table-cell>
          <table:table-cell office:value-type="float" office:value="2974" table:style-name="ce6">
            <text:p>2,974<text:s/></text:p>
          </table:table-cell>
          <table:table-cell office:value-type="float" office:value="2378" table:style-name="ce6">
            <text:p>2,378<text:s/></text:p>
          </table:table-cell>
          <table:table-cell office:value-type="float" office:value="3309" table:style-name="ce6">
            <text:p>3,309<text:s/></text:p>
          </table:table-cell>
          <table:table-cell office:value-type="float" office:value="4191" table:style-name="ce6">
            <text:p>4,191<text:s/></text:p>
          </table:table-cell>
          <table:table-cell office:value-type="float" office:value="3596" table:style-name="ce6">
            <text:p>3,596<text:s/></text:p>
          </table:table-cell>
          <table:table-cell office:value-type="float" office:value="2377" table:style-name="ce6">
            <text:p>2,377<text:s/></text:p>
          </table:table-cell>
          <table:table-cell office:value-type="float" office:value="4620" table:style-name="ce6">
            <text:p>4,620<text:s/></text:p>
          </table:table-cell>
          <table:table-cell office:value-type="float" office:value="3439" table:style-name="ce6">
            <text:p>3,439<text:s/></text:p>
          </table:table-cell>
          <table:table-cell office:value-type="float" office:value="5905" table:style-name="ce6">
            <text:p>5,905<text:s/></text:p>
          </table:table-cell>
          <table:table-cell office:value-type="float" office:value="2991" table:style-name="ce6">
            <text:p>2,991<text:s/></text:p>
          </table:table-cell>
          <table:table-cell office:value-type="float" office:value="827" table:style-name="ce6">
            <text:p>827<text:s/></text:p>
          </table:table-cell>
          <table:table-cell office:value-type="float" office:value="7442" table:style-name="ce6">
            <text:p>7,442<text:s/></text:p>
          </table:table-cell>
          <table:table-cell office:value-type="float" office:value="4987" table:style-name="ce6">
            <text:p>4,987<text:s/></text:p>
          </table:table-cell>
          <table:table-cell office:value-type="float" office:value="5161" table:style-name="ce6">
            <text:p>5,161<text:s/></text:p>
          </table:table-cell>
          <table:table-cell office:value-type="float" office:value="4582" table:style-name="ce6">
            <text:p>4,582<text:s/></text:p>
          </table:table-cell>
          <table:table-cell office:value-type="float" office:value="2492" table:style-name="ce6">
            <text:p>2,492<text:s/></text:p>
          </table:table-cell>
          <table:table-cell office:value-type="float" office:value="18488" table:style-name="ce6">
            <text:p>18,488<text:s/></text:p>
          </table:table-cell>
          <table:table-cell office:value-type="float" office:value="9090" table:style-name="ce6">
            <text:p>9,090<text:s/></text:p>
          </table:table-cell>
          <table:table-cell office:value-type="float" office:value="4542" table:style-name="ce6">
            <text:p>4,542<text:s/></text:p>
          </table:table-cell>
          <table:table-cell office:value-type="float" office:value="3859" table:style-name="ce6">
            <text:p>3,859<text:s/></text:p>
          </table:table-cell>
          <table:table-cell office:value-type="float" office:value="4817" table:style-name="ce6">
            <text:p>4,817<text:s/></text:p>
          </table:table-cell>
          <table:table-cell office:value-type="float" office:value="4833" table:style-name="ce6">
            <text:p>4,833<text:s/></text:p>
          </table:table-cell>
          <table:table-cell office:value-type="float" office:value="5368" table:style-name="ce6">
            <text:p>5,368<text:s/></text:p>
          </table:table-cell>
          <table:table-cell office:value-type="float" office:value="4946" table:style-name="ce6">
            <text:p>4,946<text:s/></text:p>
          </table:table-cell>
          <table:table-cell office:value-type="float" office:value="2594" table:style-name="ce6">
            <text:p>2,594<text:s/></text:p>
          </table:table-cell>
          <table:table-cell office:value-type="float" office:value="5422" table:style-name="ce6">
            <text:p>5,422<text:s/></text:p>
          </table:table-cell>
          <table:table-cell office:value-type="float" office:value="1799" table:style-name="ce6">
            <text:p>1,799<text:s/></text:p>
          </table:table-cell>
          <table:table-cell office:value-type="float" office:value="1584" table:style-name="ce6">
            <text:p>1,584<text:s/></text:p>
          </table:table-cell>
          <table:table-cell office:value-type="float" office:value="3869" table:style-name="ce6">
            <text:p>3,869<text:s/></text:p>
          </table:table-cell>
          <table:table-cell office:value-type="float" office:value="860" table:style-name="ce6">
            <text:p>860<text:s/></text:p>
          </table:table-cell>
          <table:table-cell office:value-type="float" office:value="934" table:style-name="ce6">
            <text:p>934<text:s/></text:p>
          </table:table-cell>
          <table:table-cell office:value-type="float" office:value="542" table:style-name="ce6">
            <text:p>542<text:s/></text:p>
          </table:table-cell>
          <table:table-cell office:value-type="float" office:value="2256" table:style-name="ce6">
            <text:p>2,256<text:s/></text:p>
          </table:table-cell>
          <table:table-cell office:value-type="float" office:value="2639" table:style-name="ce6">
            <text:p>2,639<text:s/></text:p>
          </table:table-cell>
          <table:table-cell office:value-type="float" office:value="2865" table:style-name="ce6">
            <text:p>2,865<text:s/></text:p>
          </table:table-cell>
          <table:table-cell office:value-type="float" office:value="8027" table:style-name="ce6">
            <text:p>8,027<text:s/></text:p>
          </table:table-cell>
          <table:table-cell office:value-type="float" office:value="1901" table:style-name="ce6">
            <text:p>1,901<text:s/></text:p>
          </table:table-cell>
          <table:table-cell office:value-type="float" office:value="2105" table:style-name="ce6">
            <text:p>2,105<text:s/></text:p>
          </table:table-cell>
          <table:table-cell office:value-type="float" office:value="1629" table:style-name="ce6">
            <text:p>1,629<text:s/></text:p>
          </table:table-cell>
          <table:table-cell office:value-type="float" office:value="4375" table:style-name="ce6">
            <text:p>4,375<text:s/></text:p>
          </table:table-cell>
          <table:table-cell office:value-type="float" office:value="4769" table:style-name="ce6">
            <text:p>4,769<text:s/></text:p>
          </table:table-cell>
          <table:table-cell office:value-type="float" office:value="6020" table:style-name="ce6">
            <text:p>6,020<text:s/></text:p>
          </table:table-cell>
          <table:table-cell office:value-type="float" office:value="6074" table:style-name="ce6">
            <text:p>6,074<text:s/></text:p>
          </table:table-cell>
          <table:table-cell office:value-type="float" office:value="7841" table:style-name="ce6">
            <text:p>7,841<text:s/></text:p>
          </table:table-cell>
          <table:table-cell office:value-type="float" office:value="5512" table:style-name="ce6">
            <text:p>5,512<text:s/></text:p>
          </table:table-cell>
          <table:table-cell office:value-type="float" office:value="4464" table:style-name="ce6">
            <text:p>4,464<text:s/></text:p>
          </table:table-cell>
          <table:table-cell office:value-type="float" office:value="10054" table:style-name="ce6">
            <text:p>10,054<text:s/></text:p>
          </table:table-cell>
          <table:table-cell office:value-type="float" office:value="2272" table:style-name="ce6">
            <text:p>2,272<text:s/></text:p>
          </table:table-cell>
          <table:table-cell office:value-type="float" office:value="6043" table:style-name="ce6">
            <text:p>6,043<text:s/></text:p>
          </table:table-cell>
          <table:table-cell office:value-type="float" office:value="5957" table:style-name="ce6">
            <text:p>5,957<text:s/></text:p>
          </table:table-cell>
          <table:table-cell office:value-type="float" office:value="3097" table:style-name="ce6">
            <text:p>3,097<text:s/></text:p>
          </table:table-cell>
          <table:table-cell office:value-type="float" office:value="10357" table:style-name="ce6">
            <text:p>10,357<text:s/></text:p>
          </table:table-cell>
          <table:table-cell office:value-type="float" office:value="4239" table:style-name="ce6">
            <text:p>4,239<text:s/></text:p>
          </table:table-cell>
          <table:table-cell office:value-type="float" office:value="3818" table:style-name="ce6">
            <text:p>3,818<text:s/></text:p>
          </table:table-cell>
          <table:table-cell office:value-type="float" office:value="2337" table:style-name="ce6">
            <text:p>2,337<text:s/></text:p>
          </table:table-cell>
          <table:table-cell office:value-type="float" office:value="3408" table:style-name="ce6">
            <text:p>3,408<text:s/></text:p>
          </table:table-cell>
          <table:table-cell office:value-type="float" office:value="2131" table:style-name="ce6">
            <text:p>2,131<text:s/></text:p>
          </table:table-cell>
          <table:table-cell office:value-type="float" office:value="3860" table:style-name="ce6">
            <text:p>3,860<text:s/></text:p>
          </table:table-cell>
          <table:table-cell office:value-type="float" office:value="3143" table:style-name="ce6">
            <text:p>3,143<text:s/></text:p>
          </table:table-cell>
          <table:table-cell office:value-type="float" office:value="2163" table:style-name="ce6">
            <text:p>2,163<text:s/></text:p>
          </table:table-cell>
          <table:table-cell office:value-type="float" office:value="1922" table:style-name="ce6">
            <text:p>1,922<text:s/></text:p>
          </table:table-cell>
          <table:table-cell office:value-type="float" office:value="3943" table:style-name="ce6">
            <text:p>3,943<text:s/></text:p>
          </table:table-cell>
          <table:table-cell office:value-type="float" office:value="2422" table:style-name="ce6">
            <text:p>2,422<text:s/></text:p>
          </table:table-cell>
          <table:table-cell office:value-type="float" office:value="3185" table:style-name="ce6">
            <text:p>3,185<text:s/></text:p>
          </table:table-cell>
          <table:table-cell office:value-type="float" office:value="3717" table:style-name="ce6">
            <text:p>3,717<text:s/></text:p>
          </table:table-cell>
          <table:table-cell office:value-type="float" office:value="1586" table:style-name="ce6">
            <text:p>1,586<text:s/></text:p>
          </table:table-cell>
          <table:table-cell office:value-type="float" office:value="2000" table:style-name="ce6">
            <text:p>2,000<text:s/></text:p>
          </table:table-cell>
          <table:table-cell office:value-type="float" office:value="1456" table:style-name="ce6">
            <text:p>1,456<text:s/></text:p>
          </table:table-cell>
          <table:table-cell office:value-type="float" office:value="803" table:style-name="ce6">
            <text:p>803<text:s/></text:p>
          </table:table-cell>
          <table:table-cell office:value-type="float" office:value="1444" table:style-name="ce6">
            <text:p>1,444<text:s/></text:p>
          </table:table-cell>
          <table:table-cell office:value-type="float" office:value="2369" table:style-name="ce6">
            <text:p>2,369<text:s/></text:p>
          </table:table-cell>
          <table:table-cell office:value-type="float" office:value="2670" table:style-name="ce6">
            <text:p>2,670<text:s/></text:p>
          </table:table-cell>
          <table:table-cell office:value-type="float" office:value="2711" table:style-name="ce6">
            <text:p>2,711<text:s/></text:p>
          </table:table-cell>
          <table:table-cell office:value-type="float" office:value="3442" table:style-name="ce6">
            <text:p>3,442<text:s/></text:p>
          </table:table-cell>
          <table:table-cell office:value-type="float" office:value="4166" table:style-name="ce6">
            <text:p>4,166<text:s/></text:p>
          </table:table-cell>
          <table:table-cell office:value-type="float" office:value="4644" table:style-name="ce6">
            <text:p>4,644<text:s/></text:p>
          </table:table-cell>
          <table:table-cell office:value-type="float" office:value="2559" table:style-name="ce6">
            <text:p>2,559<text:s/></text:p>
          </table:table-cell>
          <table:table-cell office:value-type="float" office:value="2320" table:style-name="ce6">
            <text:p>2,320<text:s/></text:p>
          </table:table-cell>
          <table:table-cell office:value-type="float" office:value="2458" table:style-name="ce6">
            <text:p>2,458<text:s/></text:p>
          </table:table-cell>
          <table:table-cell office:value-type="float" office:value="2642" table:style-name="ce6">
            <text:p>2,642<text:s/></text:p>
          </table:table-cell>
          <table:table-cell office:value-type="float" office:value="3033" table:style-name="ce6">
            <text:p>3,033<text:s/></text:p>
          </table:table-cell>
          <table:table-cell office:value-type="float" office:value="2133" table:style-name="ce6">
            <text:p>2,133<text:s/></text:p>
          </table:table-cell>
          <table:table-cell office:value-type="float" office:value="2227" table:style-name="ce6">
            <text:p>2,227<text:s/></text:p>
          </table:table-cell>
          <table:table-cell office:value-type="float" office:value="285" table:style-name="ce6">
            <text:p>285<text:s/></text:p>
          </table:table-cell>
          <table:table-cell office:value-type="float" office:value="610" table:style-name="ce6">
            <text:p>610<text:s/></text:p>
          </table:table-cell>
          <table:table-cell office:value-type="float" office:value="822" table:style-name="ce6">
            <text:p>822<text:s/></text:p>
          </table:table-cell>
          <table:table-cell office:value-type="float" office:value="1362" table:style-name="ce6">
            <text:p>1,362<text:s/></text:p>
          </table:table-cell>
          <table:table-cell office:value-type="float" office:value="348" table:style-name="ce6">
            <text:p>348<text:s/></text:p>
          </table:table-cell>
          <table:table-cell office:value-type="float" office:value="434" table:style-name="ce6">
            <text:p>434<text:s/></text:p>
          </table:table-cell>
          <table:table-cell office:value-type="float" office:value="544" table:style-name="ce6">
            <text:p>544<text:s/></text:p>
          </table:table-cell>
          <table:table-cell office:value-type="float" office:value="1579" table:style-name="ce6">
            <text:p>1,579<text:s/></text:p>
          </table:table-cell>
          <table:table-cell office:value-type="float" office:value="558" table:style-name="ce6">
            <text:p>558<text:s/></text:p>
          </table:table-cell>
          <table:table-cell office:value-type="float" office:value="913" table:style-name="ce6">
            <text:p>913<text:s/></text:p>
          </table:table-cell>
          <table:table-cell office:value-type="float" office:value="844" table:style-name="ce6">
            <text:p>844<text:s/></text:p>
          </table:table-cell>
          <table:table-cell table:number-columns-repeated="16264"/>
        </table:table-row>
        <table:table-row table:style-name="ro2">
          <table:table-cell office:value-type="date" office:date-value="2021-07-18T00:00:00" table:style-name="ce5">
            <text:p>2021/7/18</text:p>
          </table:table-cell>
          <table:table-cell office:value-type="float" office:value="571" table:style-name="ce6">
            <text:p>571<text:s/></text:p>
          </table:table-cell>
          <table:table-cell office:value-type="float" office:value="1594" table:style-name="ce6">
            <text:p>1,594<text:s/></text:p>
          </table:table-cell>
          <table:table-cell office:value-type="float" office:value="3337" table:style-name="ce6">
            <text:p>3,337<text:s/></text:p>
          </table:table-cell>
          <table:table-cell office:value-type="float" office:value="7673" table:style-name="ce6">
            <text:p>7,673<text:s/></text:p>
          </table:table-cell>
          <table:table-cell office:value-type="float" office:value="2382" table:style-name="ce6">
            <text:p>2,382<text:s/></text:p>
          </table:table-cell>
          <table:table-cell office:value-type="float" office:value="1550" table:style-name="ce6">
            <text:p>1,550<text:s/></text:p>
          </table:table-cell>
          <table:table-cell office:value-type="float" office:value="1537" table:style-name="ce6">
            <text:p>1,537<text:s/></text:p>
          </table:table-cell>
          <table:table-cell office:value-type="float" office:value="771" table:style-name="ce6">
            <text:p>771<text:s/></text:p>
          </table:table-cell>
          <table:table-cell office:value-type="float" office:value="504" table:style-name="ce6">
            <text:p>504<text:s/></text:p>
          </table:table-cell>
          <table:table-cell office:value-type="float" office:value="1286" table:style-name="ce6">
            <text:p>1,286<text:s/></text:p>
          </table:table-cell>
          <table:table-cell office:value-type="float" office:value="400" table:style-name="ce6">
            <text:p>400<text:s/></text:p>
          </table:table-cell>
          <table:table-cell office:value-type="float" office:value="639" table:style-name="ce6">
            <text:p>639<text:s/></text:p>
          </table:table-cell>
          <table:table-cell office:value-type="float" office:value="433" table:style-name="ce6">
            <text:p>433<text:s/></text:p>
          </table:table-cell>
          <table:table-cell office:value-type="float" office:value="1018" table:style-name="ce6">
            <text:p>1,018<text:s/></text:p>
          </table:table-cell>
          <table:table-cell office:value-type="float" office:value="1669" table:style-name="ce6">
            <text:p>1,669<text:s/></text:p>
          </table:table-cell>
          <table:table-cell office:value-type="float" office:value="989" table:style-name="ce6">
            <text:p>989<text:s/></text:p>
          </table:table-cell>
          <table:table-cell office:value-type="float" office:value="1248" table:style-name="ce6">
            <text:p>1,248<text:s/></text:p>
          </table:table-cell>
          <table:table-cell office:value-type="float" office:value="682" table:style-name="ce6">
            <text:p>682<text:s/></text:p>
          </table:table-cell>
          <table:table-cell office:value-type="float" office:value="1562" table:style-name="ce6">
            <text:p>1,562<text:s/></text:p>
          </table:table-cell>
          <table:table-cell office:value-type="float" office:value="658" table:style-name="ce6">
            <text:p>658<text:s/></text:p>
          </table:table-cell>
          <table:table-cell office:value-type="float" office:value="956" table:style-name="ce6">
            <text:p>956<text:s/></text:p>
          </table:table-cell>
          <table:table-cell office:value-type="float" office:value="1164" table:style-name="ce6">
            <text:p>1,164<text:s/></text:p>
          </table:table-cell>
          <table:table-cell office:value-type="float" office:value="431" table:style-name="ce6">
            <text:p>431<text:s/></text:p>
          </table:table-cell>
          <table:table-cell office:value-type="float" office:value="3452" table:style-name="ce6">
            <text:p>3,452<text:s/></text:p>
          </table:table-cell>
          <table:table-cell office:value-type="float" office:value="710" table:style-name="ce6">
            <text:p>710<text:s/></text:p>
          </table:table-cell>
          <table:table-cell office:value-type="float" office:value="2644" table:style-name="ce6">
            <text:p>2,644<text:s/></text:p>
          </table:table-cell>
          <table:table-cell office:value-type="float" office:value="1819" table:style-name="ce6">
            <text:p>1,819<text:s/></text:p>
          </table:table-cell>
          <table:table-cell office:value-type="float" office:value="2594" table:style-name="ce6">
            <text:p>2,594<text:s/></text:p>
          </table:table-cell>
          <table:table-cell office:value-type="float" office:value="2980" table:style-name="ce6">
            <text:p>2,980<text:s/></text:p>
          </table:table-cell>
          <table:table-cell office:value-type="float" office:value="2876" table:style-name="ce6">
            <text:p>2,876<text:s/></text:p>
          </table:table-cell>
          <table:table-cell office:value-type="float" office:value="1868" table:style-name="ce6">
            <text:p>1,868<text:s/></text:p>
          </table:table-cell>
          <table:table-cell office:value-type="float" office:value="3660" table:style-name="ce6">
            <text:p>3,660<text:s/></text:p>
          </table:table-cell>
          <table:table-cell office:value-type="float" office:value="2584" table:style-name="ce6">
            <text:p>2,584<text:s/></text:p>
          </table:table-cell>
          <table:table-cell office:value-type="float" office:value="4123" table:style-name="ce6">
            <text:p>4,123<text:s/></text:p>
          </table:table-cell>
          <table:table-cell office:value-type="float" office:value="2272" table:style-name="ce6">
            <text:p>2,272<text:s/></text:p>
          </table:table-cell>
          <table:table-cell office:value-type="float" office:value="665" table:style-name="ce6">
            <text:p>665<text:s/></text:p>
          </table:table-cell>
          <table:table-cell office:value-type="float" office:value="5680" table:style-name="ce6">
            <text:p>5,680<text:s/></text:p>
          </table:table-cell>
          <table:table-cell office:value-type="float" office:value="3639" table:style-name="ce6">
            <text:p>3,639<text:s/></text:p>
          </table:table-cell>
          <table:table-cell office:value-type="float" office:value="3771" table:style-name="ce6">
            <text:p>3,771<text:s/></text:p>
          </table:table-cell>
          <table:table-cell office:value-type="float" office:value="3614" table:style-name="ce6">
            <text:p>3,614<text:s/></text:p>
          </table:table-cell>
          <table:table-cell office:value-type="float" office:value="1789" table:style-name="ce6">
            <text:p>1,789<text:s/></text:p>
          </table:table-cell>
          <table:table-cell office:value-type="float" office:value="19821" table:style-name="ce6">
            <text:p>19,821<text:s/></text:p>
          </table:table-cell>
          <table:table-cell office:value-type="float" office:value="7359" table:style-name="ce6">
            <text:p>7,359<text:s/></text:p>
          </table:table-cell>
          <table:table-cell office:value-type="float" office:value="2682" table:style-name="ce6">
            <text:p>2,682<text:s/></text:p>
          </table:table-cell>
          <table:table-cell office:value-type="float" office:value="3419" table:style-name="ce6">
            <text:p>3,419<text:s/></text:p>
          </table:table-cell>
          <table:table-cell office:value-type="float" office:value="3985" table:style-name="ce6">
            <text:p>3,985<text:s/></text:p>
          </table:table-cell>
          <table:table-cell office:value-type="float" office:value="3895" table:style-name="ce6">
            <text:p>3,895<text:s/></text:p>
          </table:table-cell>
          <table:table-cell office:value-type="float" office:value="4179" table:style-name="ce6">
            <text:p>4,179<text:s/></text:p>
          </table:table-cell>
          <table:table-cell office:value-type="float" office:value="3905" table:style-name="ce6">
            <text:p>3,905<text:s/></text:p>
          </table:table-cell>
          <table:table-cell office:value-type="float" office:value="1713" table:style-name="ce6">
            <text:p>1,713<text:s/></text:p>
          </table:table-cell>
          <table:table-cell office:value-type="float" office:value="4164" table:style-name="ce6">
            <text:p>4,164<text:s/></text:p>
          </table:table-cell>
          <table:table-cell office:value-type="float" office:value="1374" table:style-name="ce6">
            <text:p>1,374<text:s/></text:p>
          </table:table-cell>
          <table:table-cell office:value-type="float" office:value="1199" table:style-name="ce6">
            <text:p>1,199<text:s/></text:p>
          </table:table-cell>
          <table:table-cell office:value-type="float" office:value="3126" table:style-name="ce6">
            <text:p>3,126<text:s/></text:p>
          </table:table-cell>
          <table:table-cell office:value-type="float" office:value="702" table:style-name="ce6">
            <text:p>702<text:s/></text:p>
          </table:table-cell>
          <table:table-cell office:value-type="float" office:value="743" table:style-name="ce6">
            <text:p>743<text:s/></text:p>
          </table:table-cell>
          <table:table-cell office:value-type="float" office:value="472" table:style-name="ce6">
            <text:p>472<text:s/></text:p>
          </table:table-cell>
          <table:table-cell office:value-type="float" office:value="1791" table:style-name="ce6">
            <text:p>1,791<text:s/></text:p>
          </table:table-cell>
          <table:table-cell office:value-type="float" office:value="1990" table:style-name="ce6">
            <text:p>1,990<text:s/></text:p>
          </table:table-cell>
          <table:table-cell office:value-type="float" office:value="2462" table:style-name="ce6">
            <text:p>2,462<text:s/></text:p>
          </table:table-cell>
          <table:table-cell office:value-type="float" office:value="7572" table:style-name="ce6">
            <text:p>7,572<text:s/></text:p>
          </table:table-cell>
          <table:table-cell office:value-type="float" office:value="1470" table:style-name="ce6">
            <text:p>1,470<text:s/></text:p>
          </table:table-cell>
          <table:table-cell office:value-type="float" office:value="1828" table:style-name="ce6">
            <text:p>1,828<text:s/></text:p>
          </table:table-cell>
          <table:table-cell office:value-type="float" office:value="1216" table:style-name="ce6">
            <text:p>1,216<text:s/></text:p>
          </table:table-cell>
          <table:table-cell office:value-type="float" office:value="3238" table:style-name="ce6">
            <text:p>3,238<text:s/></text:p>
          </table:table-cell>
          <table:table-cell office:value-type="float" office:value="3011" table:style-name="ce6">
            <text:p>3,011<text:s/></text:p>
          </table:table-cell>
          <table:table-cell office:value-type="float" office:value="4592" table:style-name="ce6">
            <text:p>4,592<text:s/></text:p>
          </table:table-cell>
          <table:table-cell office:value-type="float" office:value="5677" table:style-name="ce6">
            <text:p>5,677<text:s/></text:p>
          </table:table-cell>
          <table:table-cell office:value-type="float" office:value="5610" table:style-name="ce6">
            <text:p>5,610<text:s/></text:p>
          </table:table-cell>
          <table:table-cell office:value-type="float" office:value="3893" table:style-name="ce6">
            <text:p>3,893<text:s/></text:p>
          </table:table-cell>
          <table:table-cell office:value-type="float" office:value="3560" table:style-name="ce6">
            <text:p>3,560<text:s/></text:p>
          </table:table-cell>
          <table:table-cell office:value-type="float" office:value="8375" table:style-name="ce6">
            <text:p>8,375<text:s/></text:p>
          </table:table-cell>
          <table:table-cell office:value-type="float" office:value="1504" table:style-name="ce6">
            <text:p>1,504<text:s/></text:p>
          </table:table-cell>
          <table:table-cell office:value-type="float" office:value="4534" table:style-name="ce6">
            <text:p>4,534<text:s/></text:p>
          </table:table-cell>
          <table:table-cell office:value-type="float" office:value="3987" table:style-name="ce6">
            <text:p>3,987<text:s/></text:p>
          </table:table-cell>
          <table:table-cell office:value-type="float" office:value="2078" table:style-name="ce6">
            <text:p>2,078<text:s/></text:p>
          </table:table-cell>
          <table:table-cell office:value-type="float" office:value="9066" table:style-name="ce6">
            <text:p>9,066<text:s/></text:p>
          </table:table-cell>
          <table:table-cell office:value-type="float" office:value="3159" table:style-name="ce6">
            <text:p>3,159<text:s/></text:p>
          </table:table-cell>
          <table:table-cell office:value-type="float" office:value="2768" table:style-name="ce6">
            <text:p>2,768<text:s/></text:p>
          </table:table-cell>
          <table:table-cell office:value-type="float" office:value="1774" table:style-name="ce6">
            <text:p>1,774<text:s/></text:p>
          </table:table-cell>
          <table:table-cell office:value-type="float" office:value="3124" table:style-name="ce6">
            <text:p>3,124<text:s/></text:p>
          </table:table-cell>
          <table:table-cell office:value-type="float" office:value="1831" table:style-name="ce6">
            <text:p>1,831<text:s/></text:p>
          </table:table-cell>
          <table:table-cell office:value-type="float" office:value="3075" table:style-name="ce6">
            <text:p>3,075<text:s/></text:p>
          </table:table-cell>
          <table:table-cell office:value-type="float" office:value="2300" table:style-name="ce6">
            <text:p>2,300<text:s/></text:p>
          </table:table-cell>
          <table:table-cell office:value-type="float" office:value="1912" table:style-name="ce6">
            <text:p>1,912<text:s/></text:p>
          </table:table-cell>
          <table:table-cell office:value-type="float" office:value="1434" table:style-name="ce6">
            <text:p>1,434<text:s/></text:p>
          </table:table-cell>
          <table:table-cell office:value-type="float" office:value="2784" table:style-name="ce6">
            <text:p>2,784<text:s/></text:p>
          </table:table-cell>
          <table:table-cell office:value-type="float" office:value="1759" table:style-name="ce6">
            <text:p>1,759<text:s/></text:p>
          </table:table-cell>
          <table:table-cell office:value-type="float" office:value="2398" table:style-name="ce6">
            <text:p>2,398<text:s/></text:p>
          </table:table-cell>
          <table:table-cell office:value-type="float" office:value="2938" table:style-name="ce6">
            <text:p>2,938<text:s/></text:p>
          </table:table-cell>
          <table:table-cell office:value-type="float" office:value="1278" table:style-name="ce6">
            <text:p>1,278<text:s/></text:p>
          </table:table-cell>
          <table:table-cell office:value-type="float" office:value="1516" table:style-name="ce6">
            <text:p>1,516<text:s/></text:p>
          </table:table-cell>
          <table:table-cell office:value-type="float" office:value="1112" table:style-name="ce6">
            <text:p>1,112<text:s/></text:p>
          </table:table-cell>
          <table:table-cell office:value-type="float" office:value="648" table:style-name="ce6">
            <text:p>648<text:s/></text:p>
          </table:table-cell>
          <table:table-cell office:value-type="float" office:value="1171" table:style-name="ce6">
            <text:p>1,171<text:s/></text:p>
          </table:table-cell>
          <table:table-cell office:value-type="float" office:value="1677" table:style-name="ce6">
            <text:p>1,677<text:s/></text:p>
          </table:table-cell>
          <table:table-cell office:value-type="float" office:value="2094" table:style-name="ce6">
            <text:p>2,094<text:s/></text:p>
          </table:table-cell>
          <table:table-cell office:value-type="float" office:value="2310" table:style-name="ce6">
            <text:p>2,310<text:s/></text:p>
          </table:table-cell>
          <table:table-cell office:value-type="float" office:value="2604" table:style-name="ce6">
            <text:p>2,604<text:s/></text:p>
          </table:table-cell>
          <table:table-cell office:value-type="float" office:value="3171" table:style-name="ce6">
            <text:p>3,171<text:s/></text:p>
          </table:table-cell>
          <table:table-cell office:value-type="float" office:value="3559" table:style-name="ce6">
            <text:p>3,559<text:s/></text:p>
          </table:table-cell>
          <table:table-cell office:value-type="float" office:value="1938" table:style-name="ce6">
            <text:p>1,938<text:s/></text:p>
          </table:table-cell>
          <table:table-cell office:value-type="float" office:value="1771" table:style-name="ce6">
            <text:p>1,771<text:s/></text:p>
          </table:table-cell>
          <table:table-cell office:value-type="float" office:value="1813" table:style-name="ce6">
            <text:p>1,813<text:s/></text:p>
          </table:table-cell>
          <table:table-cell office:value-type="float" office:value="2049" table:style-name="ce6">
            <text:p>2,049<text:s/></text:p>
          </table:table-cell>
          <table:table-cell office:value-type="float" office:value="2346" table:style-name="ce6">
            <text:p>2,346<text:s/></text:p>
          </table:table-cell>
          <table:table-cell office:value-type="float" office:value="1631" table:style-name="ce6">
            <text:p>1,631<text:s/></text:p>
          </table:table-cell>
          <table:table-cell office:value-type="float" office:value="1665" table:style-name="ce6">
            <text:p>1,665<text:s/></text:p>
          </table:table-cell>
          <table:table-cell office:value-type="float" office:value="212" table:style-name="ce6">
            <text:p>212<text:s/></text:p>
          </table:table-cell>
          <table:table-cell office:value-type="float" office:value="470" table:style-name="ce6">
            <text:p>470<text:s/></text:p>
          </table:table-cell>
          <table:table-cell office:value-type="float" office:value="643" table:style-name="ce6">
            <text:p>643<text:s/></text:p>
          </table:table-cell>
          <table:table-cell office:value-type="float" office:value="1050" table:style-name="ce6">
            <text:p>1,050<text:s/></text:p>
          </table:table-cell>
          <table:table-cell office:value-type="float" office:value="243" table:style-name="ce6">
            <text:p>243<text:s/></text:p>
          </table:table-cell>
          <table:table-cell office:value-type="float" office:value="309" table:style-name="ce6">
            <text:p>309<text:s/></text:p>
          </table:table-cell>
          <table:table-cell office:value-type="float" office:value="399" table:style-name="ce6">
            <text:p>399<text:s/></text:p>
          </table:table-cell>
          <table:table-cell office:value-type="float" office:value="1772" table:style-name="ce6">
            <text:p>1,772<text:s/></text:p>
          </table:table-cell>
          <table:table-cell office:value-type="float" office:value="445" table:style-name="ce6">
            <text:p>445<text:s/></text:p>
          </table:table-cell>
          <table:table-cell office:value-type="float" office:value="708" table:style-name="ce6">
            <text:p>708<text:s/></text:p>
          </table:table-cell>
          <table:table-cell office:value-type="float" office:value="621" table:style-name="ce6">
            <text:p>621<text:s/></text:p>
          </table:table-cell>
          <table:table-cell table:number-columns-repeated="16264"/>
        </table:table-row>
        <table:table-row table:style-name="ro2">
          <table:table-cell office:value-type="date" office:date-value="2021-07-19T00:00:00" table:style-name="ce5">
            <text:p>2021/7/19</text:p>
          </table:table-cell>
          <table:table-cell office:value-type="float" office:value="1437" table:style-name="ce6">
            <text:p>1,437<text:s/></text:p>
          </table:table-cell>
          <table:table-cell office:value-type="float" office:value="5294" table:style-name="ce6">
            <text:p>5,294<text:s/></text:p>
          </table:table-cell>
          <table:table-cell office:value-type="float" office:value="15725" table:style-name="ce6">
            <text:p>15,725<text:s/></text:p>
          </table:table-cell>
          <table:table-cell office:value-type="float" office:value="13977" table:style-name="ce6">
            <text:p>13,977<text:s/></text:p>
          </table:table-cell>
          <table:table-cell office:value-type="float" office:value="8126" table:style-name="ce6">
            <text:p>8,126<text:s/></text:p>
          </table:table-cell>
          <table:table-cell office:value-type="float" office:value="4802" table:style-name="ce6">
            <text:p>4,802<text:s/></text:p>
          </table:table-cell>
          <table:table-cell office:value-type="float" office:value="4254" table:style-name="ce6">
            <text:p>4,254<text:s/></text:p>
          </table:table-cell>
          <table:table-cell office:value-type="float" office:value="1691" table:style-name="ce6">
            <text:p>1,691<text:s/></text:p>
          </table:table-cell>
          <table:table-cell office:value-type="float" office:value="1346" table:style-name="ce6">
            <text:p>1,346<text:s/></text:p>
          </table:table-cell>
          <table:table-cell office:value-type="float" office:value="4572" table:style-name="ce6">
            <text:p>4,572<text:s/></text:p>
          </table:table-cell>
          <table:table-cell office:value-type="float" office:value="1080" table:style-name="ce6">
            <text:p>1,080<text:s/></text:p>
          </table:table-cell>
          <table:table-cell office:value-type="float" office:value="1425" table:style-name="ce6">
            <text:p>1,425<text:s/></text:p>
          </table:table-cell>
          <table:table-cell office:value-type="float" office:value="970" table:style-name="ce6">
            <text:p>970<text:s/></text:p>
          </table:table-cell>
          <table:table-cell office:value-type="float" office:value="2414" table:style-name="ce6">
            <text:p>2,414<text:s/></text:p>
          </table:table-cell>
          <table:table-cell office:value-type="float" office:value="3384" table:style-name="ce6">
            <text:p>3,384<text:s/></text:p>
          </table:table-cell>
          <table:table-cell office:value-type="float" office:value="6102" table:style-name="ce6">
            <text:p>6,102<text:s/></text:p>
          </table:table-cell>
          <table:table-cell office:value-type="float" office:value="6279" table:style-name="ce6">
            <text:p>6,279<text:s/></text:p>
          </table:table-cell>
          <table:table-cell office:value-type="float" office:value="1649" table:style-name="ce6">
            <text:p>1,649<text:s/></text:p>
          </table:table-cell>
          <table:table-cell office:value-type="float" office:value="3367" table:style-name="ce6">
            <text:p>3,367<text:s/></text:p>
          </table:table-cell>
          <table:table-cell office:value-type="float" office:value="1144" table:style-name="ce6">
            <text:p>1,144<text:s/></text:p>
          </table:table-cell>
          <table:table-cell office:value-type="float" office:value="2613" table:style-name="ce6">
            <text:p>2,613<text:s/></text:p>
          </table:table-cell>
          <table:table-cell office:value-type="float" office:value="2856" table:style-name="ce6">
            <text:p>2,856<text:s/></text:p>
          </table:table-cell>
          <table:table-cell office:value-type="float" office:value="2050" table:style-name="ce6">
            <text:p>2,050<text:s/></text:p>
          </table:table-cell>
          <table:table-cell office:value-type="float" office:value="11395" table:style-name="ce6">
            <text:p>11,395<text:s/></text:p>
          </table:table-cell>
          <table:table-cell office:value-type="float" office:value="1085" table:style-name="ce6">
            <text:p>1,085<text:s/></text:p>
          </table:table-cell>
          <table:table-cell office:value-type="float" office:value="4892" table:style-name="ce6">
            <text:p>4,892<text:s/></text:p>
          </table:table-cell>
          <table:table-cell office:value-type="float" office:value="4849" table:style-name="ce6">
            <text:p>4,849<text:s/></text:p>
          </table:table-cell>
          <table:table-cell office:value-type="float" office:value="6128" table:style-name="ce6">
            <text:p>6,128<text:s/></text:p>
          </table:table-cell>
          <table:table-cell office:value-type="float" office:value="9107" table:style-name="ce6">
            <text:p>9,107<text:s/></text:p>
          </table:table-cell>
          <table:table-cell office:value-type="float" office:value="5680" table:style-name="ce6">
            <text:p>5,680<text:s/></text:p>
          </table:table-cell>
          <table:table-cell office:value-type="float" office:value="4024" table:style-name="ce6">
            <text:p>4,024<text:s/></text:p>
          </table:table-cell>
          <table:table-cell office:value-type="float" office:value="7291" table:style-name="ce6">
            <text:p>7,291<text:s/></text:p>
          </table:table-cell>
          <table:table-cell office:value-type="float" office:value="5994" table:style-name="ce6">
            <text:p>5,994<text:s/></text:p>
          </table:table-cell>
          <table:table-cell office:value-type="float" office:value="11209" table:style-name="ce6">
            <text:p>11,209<text:s/></text:p>
          </table:table-cell>
          <table:table-cell office:value-type="float" office:value="8200" table:style-name="ce6">
            <text:p>8,200<text:s/></text:p>
          </table:table-cell>
          <table:table-cell office:value-type="float" office:value="3256" table:style-name="ce6">
            <text:p>3,256<text:s/></text:p>
          </table:table-cell>
          <table:table-cell office:value-type="float" office:value="13118" table:style-name="ce6">
            <text:p>13,118<text:s/></text:p>
          </table:table-cell>
          <table:table-cell office:value-type="float" office:value="9598" table:style-name="ce6">
            <text:p>9,598<text:s/></text:p>
          </table:table-cell>
          <table:table-cell office:value-type="float" office:value="10694" table:style-name="ce6">
            <text:p>10,694<text:s/></text:p>
          </table:table-cell>
          <table:table-cell office:value-type="float" office:value="8550" table:style-name="ce6">
            <text:p>8,550<text:s/></text:p>
          </table:table-cell>
          <table:table-cell office:value-type="float" office:value="11693" table:style-name="ce6">
            <text:p>11,693<text:s/></text:p>
          </table:table-cell>
          <table:table-cell office:value-type="float" office:value="36460" table:style-name="ce6">
            <text:p>36,460<text:s/></text:p>
          </table:table-cell>
          <table:table-cell office:value-type="float" office:value="13003" table:style-name="ce6">
            <text:p>13,003<text:s/></text:p>
          </table:table-cell>
          <table:table-cell office:value-type="float" office:value="8161" table:style-name="ce6">
            <text:p>8,161<text:s/></text:p>
          </table:table-cell>
          <table:table-cell office:value-type="float" office:value="8853" table:style-name="ce6">
            <text:p>8,853<text:s/></text:p>
          </table:table-cell>
          <table:table-cell office:value-type="float" office:value="10082" table:style-name="ce6">
            <text:p>10,082<text:s/></text:p>
          </table:table-cell>
          <table:table-cell office:value-type="float" office:value="7570" table:style-name="ce6">
            <text:p>7,570<text:s/></text:p>
          </table:table-cell>
          <table:table-cell office:value-type="float" office:value="8837" table:style-name="ce6">
            <text:p>8,837<text:s/></text:p>
          </table:table-cell>
          <table:table-cell office:value-type="float" office:value="8645" table:style-name="ce6">
            <text:p>8,645<text:s/></text:p>
          </table:table-cell>
          <table:table-cell office:value-type="float" office:value="4936" table:style-name="ce6">
            <text:p>4,936<text:s/></text:p>
          </table:table-cell>
          <table:table-cell office:value-type="float" office:value="12015" table:style-name="ce6">
            <text:p>12,015<text:s/></text:p>
          </table:table-cell>
          <table:table-cell office:value-type="float" office:value="3113" table:style-name="ce6">
            <text:p>3,113<text:s/></text:p>
          </table:table-cell>
          <table:table-cell office:value-type="float" office:value="3801" table:style-name="ce6">
            <text:p>3,801<text:s/></text:p>
          </table:table-cell>
          <table:table-cell office:value-type="float" office:value="6455" table:style-name="ce6">
            <text:p>6,455<text:s/></text:p>
          </table:table-cell>
          <table:table-cell office:value-type="float" office:value="1141" table:style-name="ce6">
            <text:p>1,141<text:s/></text:p>
          </table:table-cell>
          <table:table-cell office:value-type="float" office:value="1654" table:style-name="ce6">
            <text:p>1,654<text:s/></text:p>
          </table:table-cell>
          <table:table-cell office:value-type="float" office:value="1475" table:style-name="ce6">
            <text:p>1,475<text:s/></text:p>
          </table:table-cell>
          <table:table-cell office:value-type="float" office:value="4356" table:style-name="ce6">
            <text:p>4,356<text:s/></text:p>
          </table:table-cell>
          <table:table-cell office:value-type="float" office:value="4030" table:style-name="ce6">
            <text:p>4,030<text:s/></text:p>
          </table:table-cell>
          <table:table-cell office:value-type="float" office:value="4942" table:style-name="ce6">
            <text:p>4,942<text:s/></text:p>
          </table:table-cell>
          <table:table-cell office:value-type="float" office:value="11988" table:style-name="ce6">
            <text:p>11,988<text:s/></text:p>
          </table:table-cell>
          <table:table-cell office:value-type="float" office:value="4075" table:style-name="ce6">
            <text:p>4,075<text:s/></text:p>
          </table:table-cell>
          <table:table-cell office:value-type="float" office:value="4911" table:style-name="ce6">
            <text:p>4,911<text:s/></text:p>
          </table:table-cell>
          <table:table-cell office:value-type="float" office:value="3443" table:style-name="ce6">
            <text:p>3,443<text:s/></text:p>
          </table:table-cell>
          <table:table-cell office:value-type="float" office:value="8816" table:style-name="ce6">
            <text:p>8,816<text:s/></text:p>
          </table:table-cell>
          <table:table-cell office:value-type="float" office:value="10715" table:style-name="ce6">
            <text:p>10,715<text:s/></text:p>
          </table:table-cell>
          <table:table-cell office:value-type="float" office:value="11181" table:style-name="ce6">
            <text:p>11,181<text:s/></text:p>
          </table:table-cell>
          <table:table-cell office:value-type="float" office:value="12258" table:style-name="ce6">
            <text:p>12,258<text:s/></text:p>
          </table:table-cell>
          <table:table-cell office:value-type="float" office:value="14907" table:style-name="ce6">
            <text:p>14,907<text:s/></text:p>
          </table:table-cell>
          <table:table-cell office:value-type="float" office:value="10192" table:style-name="ce6">
            <text:p>10,192<text:s/></text:p>
          </table:table-cell>
          <table:table-cell office:value-type="float" office:value="7697" table:style-name="ce6">
            <text:p>7,697<text:s/></text:p>
          </table:table-cell>
          <table:table-cell office:value-type="float" office:value="16795" table:style-name="ce6">
            <text:p>16,795<text:s/></text:p>
          </table:table-cell>
          <table:table-cell office:value-type="float" office:value="6786" table:style-name="ce6">
            <text:p>6,786<text:s/></text:p>
          </table:table-cell>
          <table:table-cell office:value-type="float" office:value="11290" table:style-name="ce6">
            <text:p>11,290<text:s/></text:p>
          </table:table-cell>
          <table:table-cell office:value-type="float" office:value="10907" table:style-name="ce6">
            <text:p>10,907<text:s/></text:p>
          </table:table-cell>
          <table:table-cell office:value-type="float" office:value="6450" table:style-name="ce6">
            <text:p>6,450<text:s/></text:p>
          </table:table-cell>
          <table:table-cell office:value-type="float" office:value="18871" table:style-name="ce6">
            <text:p>18,871<text:s/></text:p>
          </table:table-cell>
          <table:table-cell office:value-type="float" office:value="7229" table:style-name="ce6">
            <text:p>7,229<text:s/></text:p>
          </table:table-cell>
          <table:table-cell office:value-type="float" office:value="6548" table:style-name="ce6">
            <text:p>6,548<text:s/></text:p>
          </table:table-cell>
          <table:table-cell office:value-type="float" office:value="6492" table:style-name="ce6">
            <text:p>6,492<text:s/></text:p>
          </table:table-cell>
          <table:table-cell office:value-type="float" office:value="6355" table:style-name="ce6">
            <text:p>6,355<text:s/></text:p>
          </table:table-cell>
          <table:table-cell office:value-type="float" office:value="5130" table:style-name="ce6">
            <text:p>5,130<text:s/></text:p>
          </table:table-cell>
          <table:table-cell office:value-type="float" office:value="8125" table:style-name="ce6">
            <text:p>8,125<text:s/></text:p>
          </table:table-cell>
          <table:table-cell office:value-type="float" office:value="7388" table:style-name="ce6">
            <text:p>7,388<text:s/></text:p>
          </table:table-cell>
          <table:table-cell office:value-type="float" office:value="2958" table:style-name="ce6">
            <text:p>2,958<text:s/></text:p>
          </table:table-cell>
          <table:table-cell office:value-type="float" office:value="4656" table:style-name="ce6">
            <text:p>4,656<text:s/></text:p>
          </table:table-cell>
          <table:table-cell office:value-type="float" office:value="15431" table:style-name="ce6">
            <text:p>15,431<text:s/></text:p>
          </table:table-cell>
          <table:table-cell office:value-type="float" office:value="7876" table:style-name="ce6">
            <text:p>7,876<text:s/></text:p>
          </table:table-cell>
          <table:table-cell office:value-type="float" office:value="8913" table:style-name="ce6">
            <text:p>8,913<text:s/></text:p>
          </table:table-cell>
          <table:table-cell office:value-type="float" office:value="9303" table:style-name="ce6">
            <text:p>9,303<text:s/></text:p>
          </table:table-cell>
          <table:table-cell office:value-type="float" office:value="3298" table:style-name="ce6">
            <text:p>3,298<text:s/></text:p>
          </table:table-cell>
          <table:table-cell office:value-type="float" office:value="4278" table:style-name="ce6">
            <text:p>4,278<text:s/></text:p>
          </table:table-cell>
          <table:table-cell office:value-type="float" office:value="2619" table:style-name="ce6">
            <text:p>2,619<text:s/></text:p>
          </table:table-cell>
          <table:table-cell office:value-type="float" office:value="2594" table:style-name="ce6">
            <text:p>2,594<text:s/></text:p>
          </table:table-cell>
          <table:table-cell office:value-type="float" office:value="2560" table:style-name="ce6">
            <text:p>2,560<text:s/></text:p>
          </table:table-cell>
          <table:table-cell office:value-type="float" office:value="4282" table:style-name="ce6">
            <text:p>4,282<text:s/></text:p>
          </table:table-cell>
          <table:table-cell office:value-type="float" office:value="3947" table:style-name="ce6">
            <text:p>3,947<text:s/></text:p>
          </table:table-cell>
          <table:table-cell office:value-type="float" office:value="4984" table:style-name="ce6">
            <text:p>4,984<text:s/></text:p>
          </table:table-cell>
          <table:table-cell office:value-type="float" office:value="6737" table:style-name="ce6">
            <text:p>6,737<text:s/></text:p>
          </table:table-cell>
          <table:table-cell office:value-type="float" office:value="11145" table:style-name="ce6">
            <text:p>11,145<text:s/></text:p>
          </table:table-cell>
          <table:table-cell office:value-type="float" office:value="7370" table:style-name="ce6">
            <text:p>7,370<text:s/></text:p>
          </table:table-cell>
          <table:table-cell office:value-type="float" office:value="5690" table:style-name="ce6">
            <text:p>5,690<text:s/></text:p>
          </table:table-cell>
          <table:table-cell office:value-type="float" office:value="4896" table:style-name="ce6">
            <text:p>4,896<text:s/></text:p>
          </table:table-cell>
          <table:table-cell office:value-type="float" office:value="5001" table:style-name="ce6">
            <text:p>5,001<text:s/></text:p>
          </table:table-cell>
          <table:table-cell office:value-type="float" office:value="5368" table:style-name="ce6">
            <text:p>5,368<text:s/></text:p>
          </table:table-cell>
          <table:table-cell office:value-type="float" office:value="5133" table:style-name="ce6">
            <text:p>5,133<text:s/></text:p>
          </table:table-cell>
          <table:table-cell office:value-type="float" office:value="4589" table:style-name="ce6">
            <text:p>4,589<text:s/></text:p>
          </table:table-cell>
          <table:table-cell office:value-type="float" office:value="4577" table:style-name="ce6">
            <text:p>4,577<text:s/></text:p>
          </table:table-cell>
          <table:table-cell office:value-type="float" office:value="497" table:style-name="ce6">
            <text:p>497<text:s/></text:p>
          </table:table-cell>
          <table:table-cell office:value-type="float" office:value="1002" table:style-name="ce6">
            <text:p>1,002<text:s/></text:p>
          </table:table-cell>
          <table:table-cell office:value-type="float" office:value="1517" table:style-name="ce6">
            <text:p>1,517<text:s/></text:p>
          </table:table-cell>
          <table:table-cell office:value-type="float" office:value="2070" table:style-name="ce6">
            <text:p>2,070<text:s/></text:p>
          </table:table-cell>
          <table:table-cell office:value-type="float" office:value="1240" table:style-name="ce6">
            <text:p>1,240<text:s/></text:p>
          </table:table-cell>
          <table:table-cell office:value-type="float" office:value="1689" table:style-name="ce6">
            <text:p>1,689<text:s/></text:p>
          </table:table-cell>
          <table:table-cell office:value-type="float" office:value="1208" table:style-name="ce6">
            <text:p>1,208<text:s/></text:p>
          </table:table-cell>
          <table:table-cell office:value-type="float" office:value="2885" table:style-name="ce6">
            <text:p>2,885<text:s/></text:p>
          </table:table-cell>
          <table:table-cell office:value-type="float" office:value="918" table:style-name="ce6">
            <text:p>918<text:s/></text:p>
          </table:table-cell>
          <table:table-cell office:value-type="float" office:value="1485" table:style-name="ce6">
            <text:p>1,485<text:s/></text:p>
          </table:table-cell>
          <table:table-cell office:value-type="float" office:value="2017" table:style-name="ce6">
            <text:p>2,017<text:s/></text:p>
          </table:table-cell>
          <table:table-cell table:number-columns-repeated="16264"/>
        </table:table-row>
        <table:table-row table:style-name="ro2">
          <table:table-cell office:value-type="date" office:date-value="2021-07-20T00:00:00" table:style-name="ce5">
            <text:p>2021/7/20</text:p>
          </table:table-cell>
          <table:table-cell office:value-type="float" office:value="1381" table:style-name="ce6">
            <text:p>1,381<text:s/></text:p>
          </table:table-cell>
          <table:table-cell office:value-type="float" office:value="5444" table:style-name="ce6">
            <text:p>5,444<text:s/></text:p>
          </table:table-cell>
          <table:table-cell office:value-type="float" office:value="15733" table:style-name="ce6">
            <text:p>15,733<text:s/></text:p>
          </table:table-cell>
          <table:table-cell office:value-type="float" office:value="14362" table:style-name="ce6">
            <text:p>14,362<text:s/></text:p>
          </table:table-cell>
          <table:table-cell office:value-type="float" office:value="8270" table:style-name="ce6">
            <text:p>8,270<text:s/></text:p>
          </table:table-cell>
          <table:table-cell office:value-type="float" office:value="4883" table:style-name="ce6">
            <text:p>4,883<text:s/></text:p>
          </table:table-cell>
          <table:table-cell office:value-type="float" office:value="4427" table:style-name="ce6">
            <text:p>4,427<text:s/></text:p>
          </table:table-cell>
          <table:table-cell office:value-type="float" office:value="1713" table:style-name="ce6">
            <text:p>1,713<text:s/></text:p>
          </table:table-cell>
          <table:table-cell office:value-type="float" office:value="1388" table:style-name="ce6">
            <text:p>1,388<text:s/></text:p>
          </table:table-cell>
          <table:table-cell office:value-type="float" office:value="4686" table:style-name="ce6">
            <text:p>4,686<text:s/></text:p>
          </table:table-cell>
          <table:table-cell office:value-type="float" office:value="1033" table:style-name="ce6">
            <text:p>1,033<text:s/></text:p>
          </table:table-cell>
          <table:table-cell office:value-type="float" office:value="1496" table:style-name="ce6">
            <text:p>1,496<text:s/></text:p>
          </table:table-cell>
          <table:table-cell office:value-type="float" office:value="1039" table:style-name="ce6">
            <text:p>1,039<text:s/></text:p>
          </table:table-cell>
          <table:table-cell office:value-type="float" office:value="2516" table:style-name="ce6">
            <text:p>2,516<text:s/></text:p>
          </table:table-cell>
          <table:table-cell office:value-type="float" office:value="3457" table:style-name="ce6">
            <text:p>3,457<text:s/></text:p>
          </table:table-cell>
          <table:table-cell office:value-type="float" office:value="6153" table:style-name="ce6">
            <text:p>6,153<text:s/></text:p>
          </table:table-cell>
          <table:table-cell office:value-type="float" office:value="6457" table:style-name="ce6">
            <text:p>6,457<text:s/></text:p>
          </table:table-cell>
          <table:table-cell office:value-type="float" office:value="1624" table:style-name="ce6">
            <text:p>1,624<text:s/></text:p>
          </table:table-cell>
          <table:table-cell office:value-type="float" office:value="3517" table:style-name="ce6">
            <text:p>3,517<text:s/></text:p>
          </table:table-cell>
          <table:table-cell office:value-type="float" office:value="1149" table:style-name="ce6">
            <text:p>1,149<text:s/></text:p>
          </table:table-cell>
          <table:table-cell office:value-type="float" office:value="2725" table:style-name="ce6">
            <text:p>2,725<text:s/></text:p>
          </table:table-cell>
          <table:table-cell office:value-type="float" office:value="2934" table:style-name="ce6">
            <text:p>2,934<text:s/></text:p>
          </table:table-cell>
          <table:table-cell office:value-type="float" office:value="2131" table:style-name="ce6">
            <text:p>2,131<text:s/></text:p>
          </table:table-cell>
          <table:table-cell office:value-type="float" office:value="11620" table:style-name="ce6">
            <text:p>11,620<text:s/></text:p>
          </table:table-cell>
          <table:table-cell office:value-type="float" office:value="1056" table:style-name="ce6">
            <text:p>1,056<text:s/></text:p>
          </table:table-cell>
          <table:table-cell office:value-type="float" office:value="5047" table:style-name="ce6">
            <text:p>5,047<text:s/></text:p>
          </table:table-cell>
          <table:table-cell office:value-type="float" office:value="4963" table:style-name="ce6">
            <text:p>4,963<text:s/></text:p>
          </table:table-cell>
          <table:table-cell office:value-type="float" office:value="6159" table:style-name="ce6">
            <text:p>6,159<text:s/></text:p>
          </table:table-cell>
          <table:table-cell office:value-type="float" office:value="9275" table:style-name="ce6">
            <text:p>9,275<text:s/></text:p>
          </table:table-cell>
          <table:table-cell office:value-type="float" office:value="6055" table:style-name="ce6">
            <text:p>6,055<text:s/></text:p>
          </table:table-cell>
          <table:table-cell office:value-type="float" office:value="4267" table:style-name="ce6">
            <text:p>4,267<text:s/></text:p>
          </table:table-cell>
          <table:table-cell office:value-type="float" office:value="7704" table:style-name="ce6">
            <text:p>7,704<text:s/></text:p>
          </table:table-cell>
          <table:table-cell office:value-type="float" office:value="6193" table:style-name="ce6">
            <text:p>6,193<text:s/></text:p>
          </table:table-cell>
          <table:table-cell office:value-type="float" office:value="11904" table:style-name="ce6">
            <text:p>11,904<text:s/></text:p>
          </table:table-cell>
          <table:table-cell office:value-type="float" office:value="8516" table:style-name="ce6">
            <text:p>8,516<text:s/></text:p>
          </table:table-cell>
          <table:table-cell office:value-type="float" office:value="3362" table:style-name="ce6">
            <text:p>3,362<text:s/></text:p>
          </table:table-cell>
          <table:table-cell office:value-type="float" office:value="13685" table:style-name="ce6">
            <text:p>13,685<text:s/></text:p>
          </table:table-cell>
          <table:table-cell office:value-type="float" office:value="9932" table:style-name="ce6">
            <text:p>9,932<text:s/></text:p>
          </table:table-cell>
          <table:table-cell office:value-type="float" office:value="10742" table:style-name="ce6">
            <text:p>10,742<text:s/></text:p>
          </table:table-cell>
          <table:table-cell office:value-type="float" office:value="8847" table:style-name="ce6">
            <text:p>8,847<text:s/></text:p>
          </table:table-cell>
          <table:table-cell office:value-type="float" office:value="12068" table:style-name="ce6">
            <text:p>12,068<text:s/></text:p>
          </table:table-cell>
          <table:table-cell office:value-type="float" office:value="34326" table:style-name="ce6">
            <text:p>34,326<text:s/></text:p>
          </table:table-cell>
          <table:table-cell office:value-type="float" office:value="13659" table:style-name="ce6">
            <text:p>13,659<text:s/></text:p>
          </table:table-cell>
          <table:table-cell office:value-type="float" office:value="8375" table:style-name="ce6">
            <text:p>8,375<text:s/></text:p>
          </table:table-cell>
          <table:table-cell office:value-type="float" office:value="8833" table:style-name="ce6">
            <text:p>8,833<text:s/></text:p>
          </table:table-cell>
          <table:table-cell office:value-type="float" office:value="11517" table:style-name="ce6">
            <text:p>11,517<text:s/></text:p>
          </table:table-cell>
          <table:table-cell office:value-type="float" office:value="7695" table:style-name="ce6">
            <text:p>7,695<text:s/></text:p>
          </table:table-cell>
          <table:table-cell office:value-type="float" office:value="8961" table:style-name="ce6">
            <text:p>8,961<text:s/></text:p>
          </table:table-cell>
          <table:table-cell office:value-type="float" office:value="9110" table:style-name="ce6">
            <text:p>9,110<text:s/></text:p>
          </table:table-cell>
          <table:table-cell office:value-type="float" office:value="5202" table:style-name="ce6">
            <text:p>5,202<text:s/></text:p>
          </table:table-cell>
          <table:table-cell office:value-type="float" office:value="12207" table:style-name="ce6">
            <text:p>12,207<text:s/></text:p>
          </table:table-cell>
          <table:table-cell office:value-type="float" office:value="3137" table:style-name="ce6">
            <text:p>3,137<text:s/></text:p>
          </table:table-cell>
          <table:table-cell office:value-type="float" office:value="3826" table:style-name="ce6">
            <text:p>3,826<text:s/></text:p>
          </table:table-cell>
          <table:table-cell office:value-type="float" office:value="6741" table:style-name="ce6">
            <text:p>6,741<text:s/></text:p>
          </table:table-cell>
          <table:table-cell office:value-type="float" office:value="1157" table:style-name="ce6">
            <text:p>1,157<text:s/></text:p>
          </table:table-cell>
          <table:table-cell office:value-type="float" office:value="1782" table:style-name="ce6">
            <text:p>1,782<text:s/></text:p>
          </table:table-cell>
          <table:table-cell office:value-type="float" office:value="1515" table:style-name="ce6">
            <text:p>1,515<text:s/></text:p>
          </table:table-cell>
          <table:table-cell office:value-type="float" office:value="4373" table:style-name="ce6">
            <text:p>4,373<text:s/></text:p>
          </table:table-cell>
          <table:table-cell office:value-type="float" office:value="4072" table:style-name="ce6">
            <text:p>4,072<text:s/></text:p>
          </table:table-cell>
          <table:table-cell office:value-type="float" office:value="4998" table:style-name="ce6">
            <text:p>4,998<text:s/></text:p>
          </table:table-cell>
          <table:table-cell office:value-type="float" office:value="12015" table:style-name="ce6">
            <text:p>12,015<text:s/></text:p>
          </table:table-cell>
          <table:table-cell office:value-type="float" office:value="4197" table:style-name="ce6">
            <text:p>4,197<text:s/></text:p>
          </table:table-cell>
          <table:table-cell office:value-type="float" office:value="4794" table:style-name="ce6">
            <text:p>4,794<text:s/></text:p>
          </table:table-cell>
          <table:table-cell office:value-type="float" office:value="3507" table:style-name="ce6">
            <text:p>3,507<text:s/></text:p>
          </table:table-cell>
          <table:table-cell office:value-type="float" office:value="8919" table:style-name="ce6">
            <text:p>8,919<text:s/></text:p>
          </table:table-cell>
          <table:table-cell office:value-type="float" office:value="11008" table:style-name="ce6">
            <text:p>11,008<text:s/></text:p>
          </table:table-cell>
          <table:table-cell office:value-type="float" office:value="11305" table:style-name="ce6">
            <text:p>11,305<text:s/></text:p>
          </table:table-cell>
          <table:table-cell office:value-type="float" office:value="12311" table:style-name="ce6">
            <text:p>12,311<text:s/></text:p>
          </table:table-cell>
          <table:table-cell office:value-type="float" office:value="15282" table:style-name="ce6">
            <text:p>15,282<text:s/></text:p>
          </table:table-cell>
          <table:table-cell office:value-type="float" office:value="10593" table:style-name="ce6">
            <text:p>10,593<text:s/></text:p>
          </table:table-cell>
          <table:table-cell office:value-type="float" office:value="7961" table:style-name="ce6">
            <text:p>7,961<text:s/></text:p>
          </table:table-cell>
          <table:table-cell office:value-type="float" office:value="16718" table:style-name="ce6">
            <text:p>16,718<text:s/></text:p>
          </table:table-cell>
          <table:table-cell office:value-type="float" office:value="6987" table:style-name="ce6">
            <text:p>6,987<text:s/></text:p>
          </table:table-cell>
          <table:table-cell office:value-type="float" office:value="11554" table:style-name="ce6">
            <text:p>11,554<text:s/></text:p>
          </table:table-cell>
          <table:table-cell office:value-type="float" office:value="11358" table:style-name="ce6">
            <text:p>11,358<text:s/></text:p>
          </table:table-cell>
          <table:table-cell office:value-type="float" office:value="6735" table:style-name="ce6">
            <text:p>6,735<text:s/></text:p>
          </table:table-cell>
          <table:table-cell office:value-type="float" office:value="18953" table:style-name="ce6">
            <text:p>18,953<text:s/></text:p>
          </table:table-cell>
          <table:table-cell office:value-type="float" office:value="7639" table:style-name="ce6">
            <text:p>7,639<text:s/></text:p>
          </table:table-cell>
          <table:table-cell office:value-type="float" office:value="6630" table:style-name="ce6">
            <text:p>6,630<text:s/></text:p>
          </table:table-cell>
          <table:table-cell office:value-type="float" office:value="6660" table:style-name="ce6">
            <text:p>6,660<text:s/></text:p>
          </table:table-cell>
          <table:table-cell office:value-type="float" office:value="6388" table:style-name="ce6">
            <text:p>6,388<text:s/></text:p>
          </table:table-cell>
          <table:table-cell office:value-type="float" office:value="5140" table:style-name="ce6">
            <text:p>5,140<text:s/></text:p>
          </table:table-cell>
          <table:table-cell office:value-type="float" office:value="8349" table:style-name="ce6">
            <text:p>8,349<text:s/></text:p>
          </table:table-cell>
          <table:table-cell office:value-type="float" office:value="7743" table:style-name="ce6">
            <text:p>7,743<text:s/></text:p>
          </table:table-cell>
          <table:table-cell office:value-type="float" office:value="3009" table:style-name="ce6">
            <text:p>3,009<text:s/></text:p>
          </table:table-cell>
          <table:table-cell office:value-type="float" office:value="4729" table:style-name="ce6">
            <text:p>4,729<text:s/></text:p>
          </table:table-cell>
          <table:table-cell office:value-type="float" office:value="15590" table:style-name="ce6">
            <text:p>15,590<text:s/></text:p>
          </table:table-cell>
          <table:table-cell office:value-type="float" office:value="7923" table:style-name="ce6">
            <text:p>7,923<text:s/></text:p>
          </table:table-cell>
          <table:table-cell office:value-type="float" office:value="9319" table:style-name="ce6">
            <text:p>9,319<text:s/></text:p>
          </table:table-cell>
          <table:table-cell office:value-type="float" office:value="9357" table:style-name="ce6">
            <text:p>9,357<text:s/></text:p>
          </table:table-cell>
          <table:table-cell office:value-type="float" office:value="3353" table:style-name="ce6">
            <text:p>3,353<text:s/></text:p>
          </table:table-cell>
          <table:table-cell office:value-type="float" office:value="4280" table:style-name="ce6">
            <text:p>4,280<text:s/></text:p>
          </table:table-cell>
          <table:table-cell office:value-type="float" office:value="2682" table:style-name="ce6">
            <text:p>2,682<text:s/></text:p>
          </table:table-cell>
          <table:table-cell office:value-type="float" office:value="2619" table:style-name="ce6">
            <text:p>2,619<text:s/></text:p>
          </table:table-cell>
          <table:table-cell office:value-type="float" office:value="2727" table:style-name="ce6">
            <text:p>2,727<text:s/></text:p>
          </table:table-cell>
          <table:table-cell office:value-type="float" office:value="4369" table:style-name="ce6">
            <text:p>4,369<text:s/></text:p>
          </table:table-cell>
          <table:table-cell office:value-type="float" office:value="4148" table:style-name="ce6">
            <text:p>4,148<text:s/></text:p>
          </table:table-cell>
          <table:table-cell office:value-type="float" office:value="5002" table:style-name="ce6">
            <text:p>5,002<text:s/></text:p>
          </table:table-cell>
          <table:table-cell office:value-type="float" office:value="6712" table:style-name="ce6">
            <text:p>6,712<text:s/></text:p>
          </table:table-cell>
          <table:table-cell office:value-type="float" office:value="11272" table:style-name="ce6">
            <text:p>11,272<text:s/></text:p>
          </table:table-cell>
          <table:table-cell office:value-type="float" office:value="7937" table:style-name="ce6">
            <text:p>7,937<text:s/></text:p>
          </table:table-cell>
          <table:table-cell office:value-type="float" office:value="5780" table:style-name="ce6">
            <text:p>5,780<text:s/></text:p>
          </table:table-cell>
          <table:table-cell office:value-type="float" office:value="4960" table:style-name="ce6">
            <text:p>4,960<text:s/></text:p>
          </table:table-cell>
          <table:table-cell office:value-type="float" office:value="5081" table:style-name="ce6">
            <text:p>5,081<text:s/></text:p>
          </table:table-cell>
          <table:table-cell office:value-type="float" office:value="5365" table:style-name="ce6">
            <text:p>5,365<text:s/></text:p>
          </table:table-cell>
          <table:table-cell office:value-type="float" office:value="5353" table:style-name="ce6">
            <text:p>5,353<text:s/></text:p>
          </table:table-cell>
          <table:table-cell office:value-type="float" office:value="4696" table:style-name="ce6">
            <text:p>4,696<text:s/></text:p>
          </table:table-cell>
          <table:table-cell office:value-type="float" office:value="4664" table:style-name="ce6">
            <text:p>4,664<text:s/></text:p>
          </table:table-cell>
          <table:table-cell office:value-type="float" office:value="495" table:style-name="ce6">
            <text:p>495<text:s/></text:p>
          </table:table-cell>
          <table:table-cell office:value-type="float" office:value="1002" table:style-name="ce6">
            <text:p>1,002<text:s/></text:p>
          </table:table-cell>
          <table:table-cell office:value-type="float" office:value="1568" table:style-name="ce6">
            <text:p>1,568<text:s/></text:p>
          </table:table-cell>
          <table:table-cell office:value-type="float" office:value="2085" table:style-name="ce6">
            <text:p>2,085<text:s/></text:p>
          </table:table-cell>
          <table:table-cell office:value-type="float" office:value="1213" table:style-name="ce6">
            <text:p>1,213<text:s/></text:p>
          </table:table-cell>
          <table:table-cell office:value-type="float" office:value="1772" table:style-name="ce6">
            <text:p>1,772<text:s/></text:p>
          </table:table-cell>
          <table:table-cell office:value-type="float" office:value="1255" table:style-name="ce6">
            <text:p>1,255<text:s/></text:p>
          </table:table-cell>
          <table:table-cell office:value-type="float" office:value="2765" table:style-name="ce6">
            <text:p>2,765<text:s/></text:p>
          </table:table-cell>
          <table:table-cell office:value-type="float" office:value="933" table:style-name="ce6">
            <text:p>933<text:s/></text:p>
          </table:table-cell>
          <table:table-cell office:value-type="float" office:value="1537" table:style-name="ce6">
            <text:p>1,537<text:s/></text:p>
          </table:table-cell>
          <table:table-cell office:value-type="float" office:value="1968" table:style-name="ce6">
            <text:p>1,968<text:s/></text:p>
          </table:table-cell>
          <table:table-cell table:number-columns-repeated="16264"/>
        </table:table-row>
        <table:table-row table:style-name="ro2">
          <table:table-cell office:value-type="date" office:date-value="2021-07-21T00:00:00" table:style-name="ce5">
            <text:p>2021/7/21</text:p>
          </table:table-cell>
          <table:table-cell office:value-type="float" office:value="1427" table:style-name="ce6">
            <text:p>1,427<text:s/></text:p>
          </table:table-cell>
          <table:table-cell office:value-type="float" office:value="5511" table:style-name="ce6">
            <text:p>5,511<text:s/></text:p>
          </table:table-cell>
          <table:table-cell office:value-type="float" office:value="16207" table:style-name="ce6">
            <text:p>16,207<text:s/></text:p>
          </table:table-cell>
          <table:table-cell office:value-type="float" office:value="14870" table:style-name="ce6">
            <text:p>14,870<text:s/></text:p>
          </table:table-cell>
          <table:table-cell office:value-type="float" office:value="8518" table:style-name="ce6">
            <text:p>8,518<text:s/></text:p>
          </table:table-cell>
          <table:table-cell office:value-type="float" office:value="5041" table:style-name="ce6">
            <text:p>5,041<text:s/></text:p>
          </table:table-cell>
          <table:table-cell office:value-type="float" office:value="4390" table:style-name="ce6">
            <text:p>4,390<text:s/></text:p>
          </table:table-cell>
          <table:table-cell office:value-type="float" office:value="1757" table:style-name="ce6">
            <text:p>1,757<text:s/></text:p>
          </table:table-cell>
          <table:table-cell office:value-type="float" office:value="1415" table:style-name="ce6">
            <text:p>1,415<text:s/></text:p>
          </table:table-cell>
          <table:table-cell office:value-type="float" office:value="4615" table:style-name="ce6">
            <text:p>4,615<text:s/></text:p>
          </table:table-cell>
          <table:table-cell office:value-type="float" office:value="1116" table:style-name="ce6">
            <text:p>1,116<text:s/></text:p>
          </table:table-cell>
          <table:table-cell office:value-type="float" office:value="1392" table:style-name="ce6">
            <text:p>1,392<text:s/></text:p>
          </table:table-cell>
          <table:table-cell office:value-type="float" office:value="1035" table:style-name="ce6">
            <text:p>1,035<text:s/></text:p>
          </table:table-cell>
          <table:table-cell office:value-type="float" office:value="2618" table:style-name="ce6">
            <text:p>2,618<text:s/></text:p>
          </table:table-cell>
          <table:table-cell office:value-type="float" office:value="3433" table:style-name="ce6">
            <text:p>3,433<text:s/></text:p>
          </table:table-cell>
          <table:table-cell office:value-type="float" office:value="6291" table:style-name="ce6">
            <text:p>6,291<text:s/></text:p>
          </table:table-cell>
          <table:table-cell office:value-type="float" office:value="6026" table:style-name="ce6">
            <text:p>6,026<text:s/></text:p>
          </table:table-cell>
          <table:table-cell office:value-type="float" office:value="1679" table:style-name="ce6">
            <text:p>1,679<text:s/></text:p>
          </table:table-cell>
          <table:table-cell office:value-type="float" office:value="3551" table:style-name="ce6">
            <text:p>3,551<text:s/></text:p>
          </table:table-cell>
          <table:table-cell office:value-type="float" office:value="1072" table:style-name="ce6">
            <text:p>1,072<text:s/></text:p>
          </table:table-cell>
          <table:table-cell office:value-type="float" office:value="2716" table:style-name="ce6">
            <text:p>2,716<text:s/></text:p>
          </table:table-cell>
          <table:table-cell office:value-type="float" office:value="2902" table:style-name="ce6">
            <text:p>2,902<text:s/></text:p>
          </table:table-cell>
          <table:table-cell office:value-type="float" office:value="2326" table:style-name="ce6">
            <text:p>2,326<text:s/></text:p>
          </table:table-cell>
          <table:table-cell office:value-type="float" office:value="11214" table:style-name="ce6">
            <text:p>11,214<text:s/></text:p>
          </table:table-cell>
          <table:table-cell office:value-type="float" office:value="1090" table:style-name="ce6">
            <text:p>1,090<text:s/></text:p>
          </table:table-cell>
          <table:table-cell office:value-type="float" office:value="4931" table:style-name="ce6">
            <text:p>4,931<text:s/></text:p>
          </table:table-cell>
          <table:table-cell office:value-type="float" office:value="5075" table:style-name="ce6">
            <text:p>5,075<text:s/></text:p>
          </table:table-cell>
          <table:table-cell office:value-type="float" office:value="6210" table:style-name="ce6">
            <text:p>6,210<text:s/></text:p>
          </table:table-cell>
          <table:table-cell office:value-type="float" office:value="9173" table:style-name="ce6">
            <text:p>9,173<text:s/></text:p>
          </table:table-cell>
          <table:table-cell office:value-type="float" office:value="6041" table:style-name="ce6">
            <text:p>6,041<text:s/></text:p>
          </table:table-cell>
          <table:table-cell office:value-type="float" office:value="4383" table:style-name="ce6">
            <text:p>4,383<text:s/></text:p>
          </table:table-cell>
          <table:table-cell office:value-type="float" office:value="7608" table:style-name="ce6">
            <text:p>7,608<text:s/></text:p>
          </table:table-cell>
          <table:table-cell office:value-type="float" office:value="6233" table:style-name="ce6">
            <text:p>6,233<text:s/></text:p>
          </table:table-cell>
          <table:table-cell office:value-type="float" office:value="11800" table:style-name="ce6">
            <text:p>11,800<text:s/></text:p>
          </table:table-cell>
          <table:table-cell office:value-type="float" office:value="8514" table:style-name="ce6">
            <text:p>8,514<text:s/></text:p>
          </table:table-cell>
          <table:table-cell office:value-type="float" office:value="3331" table:style-name="ce6">
            <text:p>3,331<text:s/></text:p>
          </table:table-cell>
          <table:table-cell office:value-type="float" office:value="13742" table:style-name="ce6">
            <text:p>13,742<text:s/></text:p>
          </table:table-cell>
          <table:table-cell office:value-type="float" office:value="9660" table:style-name="ce6">
            <text:p>9,660<text:s/></text:p>
          </table:table-cell>
          <table:table-cell office:value-type="float" office:value="10864" table:style-name="ce6">
            <text:p>10,864<text:s/></text:p>
          </table:table-cell>
          <table:table-cell office:value-type="float" office:value="8847" table:style-name="ce6">
            <text:p>8,847<text:s/></text:p>
          </table:table-cell>
          <table:table-cell office:value-type="float" office:value="11838" table:style-name="ce6">
            <text:p>11,838<text:s/></text:p>
          </table:table-cell>
          <table:table-cell office:value-type="float" office:value="34922" table:style-name="ce6">
            <text:p>34,922<text:s/></text:p>
          </table:table-cell>
          <table:table-cell office:value-type="float" office:value="12431" table:style-name="ce6">
            <text:p>12,431<text:s/></text:p>
          </table:table-cell>
          <table:table-cell office:value-type="float" office:value="8394" table:style-name="ce6">
            <text:p>8,394<text:s/></text:p>
          </table:table-cell>
          <table:table-cell office:value-type="float" office:value="9009" table:style-name="ce6">
            <text:p>9,009<text:s/></text:p>
          </table:table-cell>
          <table:table-cell office:value-type="float" office:value="11470" table:style-name="ce6">
            <text:p>11,470<text:s/></text:p>
          </table:table-cell>
          <table:table-cell office:value-type="float" office:value="7588" table:style-name="ce6">
            <text:p>7,588<text:s/></text:p>
          </table:table-cell>
          <table:table-cell office:value-type="float" office:value="8949" table:style-name="ce6">
            <text:p>8,949<text:s/></text:p>
          </table:table-cell>
          <table:table-cell office:value-type="float" office:value="9098" table:style-name="ce6">
            <text:p>9,098<text:s/></text:p>
          </table:table-cell>
          <table:table-cell office:value-type="float" office:value="5061" table:style-name="ce6">
            <text:p>5,061<text:s/></text:p>
          </table:table-cell>
          <table:table-cell office:value-type="float" office:value="12456" table:style-name="ce6">
            <text:p>12,456<text:s/></text:p>
          </table:table-cell>
          <table:table-cell office:value-type="float" office:value="3229" table:style-name="ce6">
            <text:p>3,229<text:s/></text:p>
          </table:table-cell>
          <table:table-cell office:value-type="float" office:value="3915" table:style-name="ce6">
            <text:p>3,915<text:s/></text:p>
          </table:table-cell>
          <table:table-cell office:value-type="float" office:value="6515" table:style-name="ce6">
            <text:p>6,515<text:s/></text:p>
          </table:table-cell>
          <table:table-cell office:value-type="float" office:value="1264" table:style-name="ce6">
            <text:p>1,264<text:s/></text:p>
          </table:table-cell>
          <table:table-cell office:value-type="float" office:value="1735" table:style-name="ce6">
            <text:p>1,735<text:s/></text:p>
          </table:table-cell>
          <table:table-cell office:value-type="float" office:value="1558" table:style-name="ce6">
            <text:p>1,558<text:s/></text:p>
          </table:table-cell>
          <table:table-cell office:value-type="float" office:value="4255" table:style-name="ce6">
            <text:p>4,255<text:s/></text:p>
          </table:table-cell>
          <table:table-cell office:value-type="float" office:value="4015" table:style-name="ce6">
            <text:p>4,015<text:s/></text:p>
          </table:table-cell>
          <table:table-cell office:value-type="float" office:value="4864" table:style-name="ce6">
            <text:p>4,864<text:s/></text:p>
          </table:table-cell>
          <table:table-cell office:value-type="float" office:value="11440" table:style-name="ce6">
            <text:p>11,440<text:s/></text:p>
          </table:table-cell>
          <table:table-cell office:value-type="float" office:value="4159" table:style-name="ce6">
            <text:p>4,159<text:s/></text:p>
          </table:table-cell>
          <table:table-cell office:value-type="float" office:value="4775" table:style-name="ce6">
            <text:p>4,775<text:s/></text:p>
          </table:table-cell>
          <table:table-cell office:value-type="float" office:value="3447" table:style-name="ce6">
            <text:p>3,447<text:s/></text:p>
          </table:table-cell>
          <table:table-cell office:value-type="float" office:value="8869" table:style-name="ce6">
            <text:p>8,869<text:s/></text:p>
          </table:table-cell>
          <table:table-cell office:value-type="float" office:value="10821" table:style-name="ce6">
            <text:p>10,821<text:s/></text:p>
          </table:table-cell>
          <table:table-cell office:value-type="float" office:value="11263" table:style-name="ce6">
            <text:p>11,263<text:s/></text:p>
          </table:table-cell>
          <table:table-cell office:value-type="float" office:value="12500" table:style-name="ce6">
            <text:p>12,500<text:s/></text:p>
          </table:table-cell>
          <table:table-cell office:value-type="float" office:value="15437" table:style-name="ce6">
            <text:p>15,437<text:s/></text:p>
          </table:table-cell>
          <table:table-cell office:value-type="float" office:value="10701" table:style-name="ce6">
            <text:p>10,701<text:s/></text:p>
          </table:table-cell>
          <table:table-cell office:value-type="float" office:value="7865" table:style-name="ce6">
            <text:p>7,865<text:s/></text:p>
          </table:table-cell>
          <table:table-cell office:value-type="float" office:value="16896" table:style-name="ce6">
            <text:p>16,896<text:s/></text:p>
          </table:table-cell>
          <table:table-cell office:value-type="float" office:value="7209" table:style-name="ce6">
            <text:p>7,209<text:s/></text:p>
          </table:table-cell>
          <table:table-cell office:value-type="float" office:value="11473" table:style-name="ce6">
            <text:p>11,473<text:s/></text:p>
          </table:table-cell>
          <table:table-cell office:value-type="float" office:value="11287" table:style-name="ce6">
            <text:p>11,287<text:s/></text:p>
          </table:table-cell>
          <table:table-cell office:value-type="float" office:value="6851" table:style-name="ce6">
            <text:p>6,851<text:s/></text:p>
          </table:table-cell>
          <table:table-cell office:value-type="float" office:value="19405" table:style-name="ce6">
            <text:p>19,405<text:s/></text:p>
          </table:table-cell>
          <table:table-cell office:value-type="float" office:value="8047" table:style-name="ce6">
            <text:p>8,047<text:s/></text:p>
          </table:table-cell>
          <table:table-cell office:value-type="float" office:value="6731" table:style-name="ce6">
            <text:p>6,731<text:s/></text:p>
          </table:table-cell>
          <table:table-cell office:value-type="float" office:value="6767" table:style-name="ce6">
            <text:p>6,767<text:s/></text:p>
          </table:table-cell>
          <table:table-cell office:value-type="float" office:value="6173" table:style-name="ce6">
            <text:p>6,173<text:s/></text:p>
          </table:table-cell>
          <table:table-cell office:value-type="float" office:value="5110" table:style-name="ce6">
            <text:p>5,110<text:s/></text:p>
          </table:table-cell>
          <table:table-cell office:value-type="float" office:value="8363" table:style-name="ce6">
            <text:p>8,363<text:s/></text:p>
          </table:table-cell>
          <table:table-cell office:value-type="float" office:value="7791" table:style-name="ce6">
            <text:p>7,791<text:s/></text:p>
          </table:table-cell>
          <table:table-cell office:value-type="float" office:value="2887" table:style-name="ce6">
            <text:p>2,887<text:s/></text:p>
          </table:table-cell>
          <table:table-cell office:value-type="float" office:value="4759" table:style-name="ce6">
            <text:p>4,759<text:s/></text:p>
          </table:table-cell>
          <table:table-cell office:value-type="float" office:value="15868" table:style-name="ce6">
            <text:p>15,868<text:s/></text:p>
          </table:table-cell>
          <table:table-cell office:value-type="float" office:value="8135" table:style-name="ce6">
            <text:p>8,135<text:s/></text:p>
          </table:table-cell>
          <table:table-cell office:value-type="float" office:value="9576" table:style-name="ce6">
            <text:p>9,576<text:s/></text:p>
          </table:table-cell>
          <table:table-cell office:value-type="float" office:value="9290" table:style-name="ce6">
            <text:p>9,290<text:s/></text:p>
          </table:table-cell>
          <table:table-cell office:value-type="float" office:value="3372" table:style-name="ce6">
            <text:p>3,372<text:s/></text:p>
          </table:table-cell>
          <table:table-cell office:value-type="float" office:value="4231" table:style-name="ce6">
            <text:p>4,231<text:s/></text:p>
          </table:table-cell>
          <table:table-cell office:value-type="float" office:value="2618" table:style-name="ce6">
            <text:p>2,618<text:s/></text:p>
          </table:table-cell>
          <table:table-cell office:value-type="float" office:value="2644" table:style-name="ce6">
            <text:p>2,644<text:s/></text:p>
          </table:table-cell>
          <table:table-cell office:value-type="float" office:value="2617" table:style-name="ce6">
            <text:p>2,617<text:s/></text:p>
          </table:table-cell>
          <table:table-cell office:value-type="float" office:value="4344" table:style-name="ce6">
            <text:p>4,344<text:s/></text:p>
          </table:table-cell>
          <table:table-cell office:value-type="float" office:value="4207" table:style-name="ce6">
            <text:p>4,207<text:s/></text:p>
          </table:table-cell>
          <table:table-cell office:value-type="float" office:value="5056" table:style-name="ce6">
            <text:p>5,056<text:s/></text:p>
          </table:table-cell>
          <table:table-cell office:value-type="float" office:value="6863" table:style-name="ce6">
            <text:p>6,863<text:s/></text:p>
          </table:table-cell>
          <table:table-cell office:value-type="float" office:value="11377" table:style-name="ce6">
            <text:p>11,377<text:s/></text:p>
          </table:table-cell>
          <table:table-cell office:value-type="float" office:value="7935" table:style-name="ce6">
            <text:p>7,935<text:s/></text:p>
          </table:table-cell>
          <table:table-cell office:value-type="float" office:value="5693" table:style-name="ce6">
            <text:p>5,693<text:s/></text:p>
          </table:table-cell>
          <table:table-cell office:value-type="float" office:value="4842" table:style-name="ce6">
            <text:p>4,842<text:s/></text:p>
          </table:table-cell>
          <table:table-cell office:value-type="float" office:value="5079" table:style-name="ce6">
            <text:p>5,079<text:s/></text:p>
          </table:table-cell>
          <table:table-cell office:value-type="float" office:value="5509" table:style-name="ce6">
            <text:p>5,509<text:s/></text:p>
          </table:table-cell>
          <table:table-cell office:value-type="float" office:value="5300" table:style-name="ce6">
            <text:p>5,300<text:s/></text:p>
          </table:table-cell>
          <table:table-cell office:value-type="float" office:value="4711" table:style-name="ce6">
            <text:p>4,711<text:s/></text:p>
          </table:table-cell>
          <table:table-cell office:value-type="float" office:value="4564" table:style-name="ce6">
            <text:p>4,564<text:s/></text:p>
          </table:table-cell>
          <table:table-cell office:value-type="float" office:value="519" table:style-name="ce6">
            <text:p>519<text:s/></text:p>
          </table:table-cell>
          <table:table-cell office:value-type="float" office:value="1013" table:style-name="ce6">
            <text:p>1,013<text:s/></text:p>
          </table:table-cell>
          <table:table-cell office:value-type="float" office:value="1601" table:style-name="ce6">
            <text:p>1,601<text:s/></text:p>
          </table:table-cell>
          <table:table-cell office:value-type="float" office:value="2084" table:style-name="ce6">
            <text:p>2,084<text:s/></text:p>
          </table:table-cell>
          <table:table-cell office:value-type="float" office:value="1259" table:style-name="ce6">
            <text:p>1,259<text:s/></text:p>
          </table:table-cell>
          <table:table-cell office:value-type="float" office:value="1887" table:style-name="ce6">
            <text:p>1,887<text:s/></text:p>
          </table:table-cell>
          <table:table-cell office:value-type="float" office:value="1283" table:style-name="ce6">
            <text:p>1,283<text:s/></text:p>
          </table:table-cell>
          <table:table-cell office:value-type="float" office:value="2831" table:style-name="ce6">
            <text:p>2,831<text:s/></text:p>
          </table:table-cell>
          <table:table-cell office:value-type="float" office:value="917" table:style-name="ce6">
            <text:p>917<text:s/></text:p>
          </table:table-cell>
          <table:table-cell office:value-type="float" office:value="1522" table:style-name="ce6">
            <text:p>1,522<text:s/></text:p>
          </table:table-cell>
          <table:table-cell office:value-type="float" office:value="2071" table:style-name="ce6">
            <text:p>2,071<text:s/></text:p>
          </table:table-cell>
          <table:table-cell table:number-columns-repeated="16264"/>
        </table:table-row>
        <table:table-row table:style-name="ro2">
          <table:table-cell office:value-type="date" office:date-value="2021-07-22T00:00:00" table:style-name="ce5">
            <text:p>2021/7/22</text:p>
          </table:table-cell>
          <table:table-cell office:value-type="float" office:value="1337" table:style-name="ce6">
            <text:p>1,337<text:s/></text:p>
          </table:table-cell>
          <table:table-cell office:value-type="float" office:value="5403" table:style-name="ce6">
            <text:p>5,403<text:s/></text:p>
          </table:table-cell>
          <table:table-cell office:value-type="float" office:value="16209" table:style-name="ce6">
            <text:p>16,209<text:s/></text:p>
          </table:table-cell>
          <table:table-cell office:value-type="float" office:value="14203" table:style-name="ce6">
            <text:p>14,203<text:s/></text:p>
          </table:table-cell>
          <table:table-cell office:value-type="float" office:value="8168" table:style-name="ce6">
            <text:p>8,168<text:s/></text:p>
          </table:table-cell>
          <table:table-cell office:value-type="float" office:value="4802" table:style-name="ce6">
            <text:p>4,802<text:s/></text:p>
          </table:table-cell>
          <table:table-cell office:value-type="float" office:value="4380" table:style-name="ce6">
            <text:p>4,380<text:s/></text:p>
          </table:table-cell>
          <table:table-cell office:value-type="float" office:value="1765" table:style-name="ce6">
            <text:p>1,765<text:s/></text:p>
          </table:table-cell>
          <table:table-cell office:value-type="float" office:value="1326" table:style-name="ce6">
            <text:p>1,326<text:s/></text:p>
          </table:table-cell>
          <table:table-cell office:value-type="float" office:value="4394" table:style-name="ce6">
            <text:p>4,394<text:s/></text:p>
          </table:table-cell>
          <table:table-cell office:value-type="float" office:value="1012" table:style-name="ce6">
            <text:p>1,012<text:s/></text:p>
          </table:table-cell>
          <table:table-cell office:value-type="float" office:value="1327" table:style-name="ce6">
            <text:p>1,327<text:s/></text:p>
          </table:table-cell>
          <table:table-cell office:value-type="float" office:value="928" table:style-name="ce6">
            <text:p>928<text:s/></text:p>
          </table:table-cell>
          <table:table-cell office:value-type="float" office:value="2456" table:style-name="ce6">
            <text:p>2,456<text:s/></text:p>
          </table:table-cell>
          <table:table-cell office:value-type="float" office:value="3220" table:style-name="ce6">
            <text:p>3,220<text:s/></text:p>
          </table:table-cell>
          <table:table-cell office:value-type="float" office:value="6219" table:style-name="ce6">
            <text:p>6,219<text:s/></text:p>
          </table:table-cell>
          <table:table-cell office:value-type="float" office:value="5907" table:style-name="ce6">
            <text:p>5,907<text:s/></text:p>
          </table:table-cell>
          <table:table-cell office:value-type="float" office:value="1592" table:style-name="ce6">
            <text:p>1,592<text:s/></text:p>
          </table:table-cell>
          <table:table-cell office:value-type="float" office:value="3346" table:style-name="ce6">
            <text:p>3,346<text:s/></text:p>
          </table:table-cell>
          <table:table-cell office:value-type="float" office:value="980" table:style-name="ce6">
            <text:p>980<text:s/></text:p>
          </table:table-cell>
          <table:table-cell office:value-type="float" office:value="2727" table:style-name="ce6">
            <text:p>2,727<text:s/></text:p>
          </table:table-cell>
          <table:table-cell office:value-type="float" office:value="2798" table:style-name="ce6">
            <text:p>2,798<text:s/></text:p>
          </table:table-cell>
          <table:table-cell office:value-type="float" office:value="2197" table:style-name="ce6">
            <text:p>2,197<text:s/></text:p>
          </table:table-cell>
          <table:table-cell office:value-type="float" office:value="10865" table:style-name="ce6">
            <text:p>10,865<text:s/></text:p>
          </table:table-cell>
          <table:table-cell office:value-type="float" office:value="1069" table:style-name="ce6">
            <text:p>1,069<text:s/></text:p>
          </table:table-cell>
          <table:table-cell office:value-type="float" office:value="4592" table:style-name="ce6">
            <text:p>4,592<text:s/></text:p>
          </table:table-cell>
          <table:table-cell office:value-type="float" office:value="4790" table:style-name="ce6">
            <text:p>4,790<text:s/></text:p>
          </table:table-cell>
          <table:table-cell office:value-type="float" office:value="6108" table:style-name="ce6">
            <text:p>6,108<text:s/></text:p>
          </table:table-cell>
          <table:table-cell office:value-type="float" office:value="8850" table:style-name="ce6">
            <text:p>8,850<text:s/></text:p>
          </table:table-cell>
          <table:table-cell office:value-type="float" office:value="5549" table:style-name="ce6">
            <text:p>5,549<text:s/></text:p>
          </table:table-cell>
          <table:table-cell office:value-type="float" office:value="4172" table:style-name="ce6">
            <text:p>4,172<text:s/></text:p>
          </table:table-cell>
          <table:table-cell office:value-type="float" office:value="7093" table:style-name="ce6">
            <text:p>7,093<text:s/></text:p>
          </table:table-cell>
          <table:table-cell office:value-type="float" office:value="6025" table:style-name="ce6">
            <text:p>6,025<text:s/></text:p>
          </table:table-cell>
          <table:table-cell office:value-type="float" office:value="11477" table:style-name="ce6">
            <text:p>11,477<text:s/></text:p>
          </table:table-cell>
          <table:table-cell office:value-type="float" office:value="8119" table:style-name="ce6">
            <text:p>8,119<text:s/></text:p>
          </table:table-cell>
          <table:table-cell office:value-type="float" office:value="3299" table:style-name="ce6">
            <text:p>3,299<text:s/></text:p>
          </table:table-cell>
          <table:table-cell office:value-type="float" office:value="13655" table:style-name="ce6">
            <text:p>13,655<text:s/></text:p>
          </table:table-cell>
          <table:table-cell office:value-type="float" office:value="9718" table:style-name="ce6">
            <text:p>9,718<text:s/></text:p>
          </table:table-cell>
          <table:table-cell office:value-type="float" office:value="10676" table:style-name="ce6">
            <text:p>10,676<text:s/></text:p>
          </table:table-cell>
          <table:table-cell office:value-type="float" office:value="8550" table:style-name="ce6">
            <text:p>8,550<text:s/></text:p>
          </table:table-cell>
          <table:table-cell office:value-type="float" office:value="11342" table:style-name="ce6">
            <text:p>11,342<text:s/></text:p>
          </table:table-cell>
          <table:table-cell office:value-type="float" office:value="32533" table:style-name="ce6">
            <text:p>32,533<text:s/></text:p>
          </table:table-cell>
          <table:table-cell office:value-type="float" office:value="12807" table:style-name="ce6">
            <text:p>12,807<text:s/></text:p>
          </table:table-cell>
          <table:table-cell office:value-type="float" office:value="8012" table:style-name="ce6">
            <text:p>8,012<text:s/></text:p>
          </table:table-cell>
          <table:table-cell office:value-type="float" office:value="8371" table:style-name="ce6">
            <text:p>8,371<text:s/></text:p>
          </table:table-cell>
          <table:table-cell office:value-type="float" office:value="9911" table:style-name="ce6">
            <text:p>9,911<text:s/></text:p>
          </table:table-cell>
          <table:table-cell office:value-type="float" office:value="6990" table:style-name="ce6">
            <text:p>6,990<text:s/></text:p>
          </table:table-cell>
          <table:table-cell office:value-type="float" office:value="7871" table:style-name="ce6">
            <text:p>7,871<text:s/></text:p>
          </table:table-cell>
          <table:table-cell office:value-type="float" office:value="8291" table:style-name="ce6">
            <text:p>8,291<text:s/></text:p>
          </table:table-cell>
          <table:table-cell office:value-type="float" office:value="4745" table:style-name="ce6">
            <text:p>4,745<text:s/></text:p>
          </table:table-cell>
          <table:table-cell office:value-type="float" office:value="11165" table:style-name="ce6">
            <text:p>11,165<text:s/></text:p>
          </table:table-cell>
          <table:table-cell office:value-type="float" office:value="3113" table:style-name="ce6">
            <text:p>3,113<text:s/></text:p>
          </table:table-cell>
          <table:table-cell office:value-type="float" office:value="3631" table:style-name="ce6">
            <text:p>3,631<text:s/></text:p>
          </table:table-cell>
          <table:table-cell office:value-type="float" office:value="5879" table:style-name="ce6">
            <text:p>5,879<text:s/></text:p>
          </table:table-cell>
          <table:table-cell office:value-type="float" office:value="1226" table:style-name="ce6">
            <text:p>1,226<text:s/></text:p>
          </table:table-cell>
          <table:table-cell office:value-type="float" office:value="1593" table:style-name="ce6">
            <text:p>1,593<text:s/></text:p>
          </table:table-cell>
          <table:table-cell office:value-type="float" office:value="1505" table:style-name="ce6">
            <text:p>1,505<text:s/></text:p>
          </table:table-cell>
          <table:table-cell office:value-type="float" office:value="3802" table:style-name="ce6">
            <text:p>3,802<text:s/></text:p>
          </table:table-cell>
          <table:table-cell office:value-type="float" office:value="3617" table:style-name="ce6">
            <text:p>3,617<text:s/></text:p>
          </table:table-cell>
          <table:table-cell office:value-type="float" office:value="4445" table:style-name="ce6">
            <text:p>4,445<text:s/></text:p>
          </table:table-cell>
          <table:table-cell office:value-type="float" office:value="10282" table:style-name="ce6">
            <text:p>10,282<text:s/></text:p>
          </table:table-cell>
          <table:table-cell office:value-type="float" office:value="3962" table:style-name="ce6">
            <text:p>3,962<text:s/></text:p>
          </table:table-cell>
          <table:table-cell office:value-type="float" office:value="4534" table:style-name="ce6">
            <text:p>4,534<text:s/></text:p>
          </table:table-cell>
          <table:table-cell office:value-type="float" office:value="3309" table:style-name="ce6">
            <text:p>3,309<text:s/></text:p>
          </table:table-cell>
          <table:table-cell office:value-type="float" office:value="8630" table:style-name="ce6">
            <text:p>8,630<text:s/></text:p>
          </table:table-cell>
          <table:table-cell office:value-type="float" office:value="10528" table:style-name="ce6">
            <text:p>10,528<text:s/></text:p>
          </table:table-cell>
          <table:table-cell office:value-type="float" office:value="10678" table:style-name="ce6">
            <text:p>10,678<text:s/></text:p>
          </table:table-cell>
          <table:table-cell office:value-type="float" office:value="12013" table:style-name="ce6">
            <text:p>12,013<text:s/></text:p>
          </table:table-cell>
          <table:table-cell office:value-type="float" office:value="14778" table:style-name="ce6">
            <text:p>14,778<text:s/></text:p>
          </table:table-cell>
          <table:table-cell office:value-type="float" office:value="10182" table:style-name="ce6">
            <text:p>10,182<text:s/></text:p>
          </table:table-cell>
          <table:table-cell office:value-type="float" office:value="7565" table:style-name="ce6">
            <text:p>7,565<text:s/></text:p>
          </table:table-cell>
          <table:table-cell office:value-type="float" office:value="15996" table:style-name="ce6">
            <text:p>15,996<text:s/></text:p>
          </table:table-cell>
          <table:table-cell office:value-type="float" office:value="7025" table:style-name="ce6">
            <text:p>7,025<text:s/></text:p>
          </table:table-cell>
          <table:table-cell office:value-type="float" office:value="11033" table:style-name="ce6">
            <text:p>11,033<text:s/></text:p>
          </table:table-cell>
          <table:table-cell office:value-type="float" office:value="11067" table:style-name="ce6">
            <text:p>11,067<text:s/></text:p>
          </table:table-cell>
          <table:table-cell office:value-type="float" office:value="6586" table:style-name="ce6">
            <text:p>6,586<text:s/></text:p>
          </table:table-cell>
          <table:table-cell office:value-type="float" office:value="18664" table:style-name="ce6">
            <text:p>18,664<text:s/></text:p>
          </table:table-cell>
          <table:table-cell office:value-type="float" office:value="7458" table:style-name="ce6">
            <text:p>7,458<text:s/></text:p>
          </table:table-cell>
          <table:table-cell office:value-type="float" office:value="6491" table:style-name="ce6">
            <text:p>6,491<text:s/></text:p>
          </table:table-cell>
          <table:table-cell office:value-type="float" office:value="6406" table:style-name="ce6">
            <text:p>6,406<text:s/></text:p>
          </table:table-cell>
          <table:table-cell office:value-type="float" office:value="5998" table:style-name="ce6">
            <text:p>5,998<text:s/></text:p>
          </table:table-cell>
          <table:table-cell office:value-type="float" office:value="4757" table:style-name="ce6">
            <text:p>4,757<text:s/></text:p>
          </table:table-cell>
          <table:table-cell office:value-type="float" office:value="8228" table:style-name="ce6">
            <text:p>8,228<text:s/></text:p>
          </table:table-cell>
          <table:table-cell office:value-type="float" office:value="7627" table:style-name="ce6">
            <text:p>7,627<text:s/></text:p>
          </table:table-cell>
          <table:table-cell office:value-type="float" office:value="2727" table:style-name="ce6">
            <text:p>2,727<text:s/></text:p>
          </table:table-cell>
          <table:table-cell office:value-type="float" office:value="4568" table:style-name="ce6">
            <text:p>4,568<text:s/></text:p>
          </table:table-cell>
          <table:table-cell office:value-type="float" office:value="15769" table:style-name="ce6">
            <text:p>15,769<text:s/></text:p>
          </table:table-cell>
          <table:table-cell office:value-type="float" office:value="7938" table:style-name="ce6">
            <text:p>7,938<text:s/></text:p>
          </table:table-cell>
          <table:table-cell office:value-type="float" office:value="9281" table:style-name="ce6">
            <text:p>9,281<text:s/></text:p>
          </table:table-cell>
          <table:table-cell office:value-type="float" office:value="8803" table:style-name="ce6">
            <text:p>8,803<text:s/></text:p>
          </table:table-cell>
          <table:table-cell office:value-type="float" office:value="3289" table:style-name="ce6">
            <text:p>3,289<text:s/></text:p>
          </table:table-cell>
          <table:table-cell office:value-type="float" office:value="4019" table:style-name="ce6">
            <text:p>4,019<text:s/></text:p>
          </table:table-cell>
          <table:table-cell office:value-type="float" office:value="2583" table:style-name="ce6">
            <text:p>2,583<text:s/></text:p>
          </table:table-cell>
          <table:table-cell office:value-type="float" office:value="2651" table:style-name="ce6">
            <text:p>2,651<text:s/></text:p>
          </table:table-cell>
          <table:table-cell office:value-type="float" office:value="2596" table:style-name="ce6">
            <text:p>2,596<text:s/></text:p>
          </table:table-cell>
          <table:table-cell office:value-type="float" office:value="4546" table:style-name="ce6">
            <text:p>4,546<text:s/></text:p>
          </table:table-cell>
          <table:table-cell office:value-type="float" office:value="4043" table:style-name="ce6">
            <text:p>4,043<text:s/></text:p>
          </table:table-cell>
          <table:table-cell office:value-type="float" office:value="4819" table:style-name="ce6">
            <text:p>4,819<text:s/></text:p>
          </table:table-cell>
          <table:table-cell office:value-type="float" office:value="6629" table:style-name="ce6">
            <text:p>6,629<text:s/></text:p>
          </table:table-cell>
          <table:table-cell office:value-type="float" office:value="11275" table:style-name="ce6">
            <text:p>11,275<text:s/></text:p>
          </table:table-cell>
          <table:table-cell office:value-type="float" office:value="7677" table:style-name="ce6">
            <text:p>7,677<text:s/></text:p>
          </table:table-cell>
          <table:table-cell office:value-type="float" office:value="5582" table:style-name="ce6">
            <text:p>5,582<text:s/></text:p>
          </table:table-cell>
          <table:table-cell office:value-type="float" office:value="4737" table:style-name="ce6">
            <text:p>4,737<text:s/></text:p>
          </table:table-cell>
          <table:table-cell office:value-type="float" office:value="4940" table:style-name="ce6">
            <text:p>4,940<text:s/></text:p>
          </table:table-cell>
          <table:table-cell office:value-type="float" office:value="5339" table:style-name="ce6">
            <text:p>5,339<text:s/></text:p>
          </table:table-cell>
          <table:table-cell office:value-type="float" office:value="5118" table:style-name="ce6">
            <text:p>5,118<text:s/></text:p>
          </table:table-cell>
          <table:table-cell office:value-type="float" office:value="4424" table:style-name="ce6">
            <text:p>4,424<text:s/></text:p>
          </table:table-cell>
          <table:table-cell office:value-type="float" office:value="4446" table:style-name="ce6">
            <text:p>4,446<text:s/></text:p>
          </table:table-cell>
          <table:table-cell office:value-type="float" office:value="482" table:style-name="ce6">
            <text:p>482<text:s/></text:p>
          </table:table-cell>
          <table:table-cell office:value-type="float" office:value="1035" table:style-name="ce6">
            <text:p>1,035<text:s/></text:p>
          </table:table-cell>
          <table:table-cell office:value-type="float" office:value="1689" table:style-name="ce6">
            <text:p>1,689<text:s/></text:p>
          </table:table-cell>
          <table:table-cell office:value-type="float" office:value="2084" table:style-name="ce6">
            <text:p>2,084<text:s/></text:p>
          </table:table-cell>
          <table:table-cell office:value-type="float" office:value="1206" table:style-name="ce6">
            <text:p>1,206<text:s/></text:p>
          </table:table-cell>
          <table:table-cell office:value-type="float" office:value="1860" table:style-name="ce6">
            <text:p>1,860<text:s/></text:p>
          </table:table-cell>
          <table:table-cell office:value-type="float" office:value="1303" table:style-name="ce6">
            <text:p>1,303<text:s/></text:p>
          </table:table-cell>
          <table:table-cell office:value-type="float" office:value="2812" table:style-name="ce6">
            <text:p>2,812<text:s/></text:p>
          </table:table-cell>
          <table:table-cell office:value-type="float" office:value="837" table:style-name="ce6">
            <text:p>837<text:s/></text:p>
          </table:table-cell>
          <table:table-cell office:value-type="float" office:value="1547" table:style-name="ce6">
            <text:p>1,547<text:s/></text:p>
          </table:table-cell>
          <table:table-cell office:value-type="float" office:value="2017" table:style-name="ce6">
            <text:p>2,017<text:s/></text:p>
          </table:table-cell>
          <table:table-cell table:number-columns-repeated="16264"/>
        </table:table-row>
        <table:table-row table:style-name="ro2">
          <table:table-cell office:value-type="date" office:date-value="2021-07-23T00:00:00" table:style-name="ce5">
            <text:p>2021/7/23</text:p>
          </table:table-cell>
          <table:table-cell office:value-type="float" office:value="1261" table:style-name="ce6">
            <text:p>1,261<text:s/></text:p>
          </table:table-cell>
          <table:table-cell office:value-type="float" office:value="5169" table:style-name="ce6">
            <text:p>5,169<text:s/></text:p>
          </table:table-cell>
          <table:table-cell office:value-type="float" office:value="15249" table:style-name="ce6">
            <text:p>15,249<text:s/></text:p>
          </table:table-cell>
          <table:table-cell office:value-type="float" office:value="14039" table:style-name="ce6">
            <text:p>14,039<text:s/></text:p>
          </table:table-cell>
          <table:table-cell office:value-type="float" office:value="7964" table:style-name="ce6">
            <text:p>7,964<text:s/></text:p>
          </table:table-cell>
          <table:table-cell office:value-type="float" office:value="4522" table:style-name="ce6">
            <text:p>4,522<text:s/></text:p>
          </table:table-cell>
          <table:table-cell office:value-type="float" office:value="4170" table:style-name="ce6">
            <text:p>4,170<text:s/></text:p>
          </table:table-cell>
          <table:table-cell office:value-type="float" office:value="1639" table:style-name="ce6">
            <text:p>1,639<text:s/></text:p>
          </table:table-cell>
          <table:table-cell office:value-type="float" office:value="1292" table:style-name="ce6">
            <text:p>1,292<text:s/></text:p>
          </table:table-cell>
          <table:table-cell office:value-type="float" office:value="4326" table:style-name="ce6">
            <text:p>4,326<text:s/></text:p>
          </table:table-cell>
          <table:table-cell office:value-type="float" office:value="990" table:style-name="ce6">
            <text:p>990<text:s/></text:p>
          </table:table-cell>
          <table:table-cell office:value-type="float" office:value="1309" table:style-name="ce6">
            <text:p>1,309<text:s/></text:p>
          </table:table-cell>
          <table:table-cell office:value-type="float" office:value="913" table:style-name="ce6">
            <text:p>913<text:s/></text:p>
          </table:table-cell>
          <table:table-cell office:value-type="float" office:value="2328" table:style-name="ce6">
            <text:p>2,328<text:s/></text:p>
          </table:table-cell>
          <table:table-cell office:value-type="float" office:value="3159" table:style-name="ce6">
            <text:p>3,159<text:s/></text:p>
          </table:table-cell>
          <table:table-cell office:value-type="float" office:value="5879" table:style-name="ce6">
            <text:p>5,879<text:s/></text:p>
          </table:table-cell>
          <table:table-cell office:value-type="float" office:value="5639" table:style-name="ce6">
            <text:p>5,639<text:s/></text:p>
          </table:table-cell>
          <table:table-cell office:value-type="float" office:value="1571" table:style-name="ce6">
            <text:p>1,571<text:s/></text:p>
          </table:table-cell>
          <table:table-cell office:value-type="float" office:value="3234" table:style-name="ce6">
            <text:p>3,234<text:s/></text:p>
          </table:table-cell>
          <table:table-cell office:value-type="float" office:value="956" table:style-name="ce6">
            <text:p>956<text:s/></text:p>
          </table:table-cell>
          <table:table-cell office:value-type="float" office:value="2584" table:style-name="ce6">
            <text:p>2,584<text:s/></text:p>
          </table:table-cell>
          <table:table-cell office:value-type="float" office:value="2680" table:style-name="ce6">
            <text:p>2,680<text:s/></text:p>
          </table:table-cell>
          <table:table-cell office:value-type="float" office:value="2188" table:style-name="ce6">
            <text:p>2,188<text:s/></text:p>
          </table:table-cell>
          <table:table-cell office:value-type="float" office:value="10332" table:style-name="ce6">
            <text:p>10,332<text:s/></text:p>
          </table:table-cell>
          <table:table-cell office:value-type="float" office:value="984" table:style-name="ce6">
            <text:p>984<text:s/></text:p>
          </table:table-cell>
          <table:table-cell office:value-type="float" office:value="4378" table:style-name="ce6">
            <text:p>4,378<text:s/></text:p>
          </table:table-cell>
          <table:table-cell office:value-type="float" office:value="4575" table:style-name="ce6">
            <text:p>4,575<text:s/></text:p>
          </table:table-cell>
          <table:table-cell office:value-type="float" office:value="5774" table:style-name="ce6">
            <text:p>5,774<text:s/></text:p>
          </table:table-cell>
          <table:table-cell office:value-type="float" office:value="8695" table:style-name="ce6">
            <text:p>8,695<text:s/></text:p>
          </table:table-cell>
          <table:table-cell office:value-type="float" office:value="5521" table:style-name="ce6">
            <text:p>5,521<text:s/></text:p>
          </table:table-cell>
          <table:table-cell office:value-type="float" office:value="4053" table:style-name="ce6">
            <text:p>4,053<text:s/></text:p>
          </table:table-cell>
          <table:table-cell office:value-type="float" office:value="6874" table:style-name="ce6">
            <text:p>6,874<text:s/></text:p>
          </table:table-cell>
          <table:table-cell office:value-type="float" office:value="5817" table:style-name="ce6">
            <text:p>5,817<text:s/></text:p>
          </table:table-cell>
          <table:table-cell office:value-type="float" office:value="10895" table:style-name="ce6">
            <text:p>10,895<text:s/></text:p>
          </table:table-cell>
          <table:table-cell office:value-type="float" office:value="7946" table:style-name="ce6">
            <text:p>7,946<text:s/></text:p>
          </table:table-cell>
          <table:table-cell office:value-type="float" office:value="3006" table:style-name="ce6">
            <text:p>3,006<text:s/></text:p>
          </table:table-cell>
          <table:table-cell office:value-type="float" office:value="12863" table:style-name="ce6">
            <text:p>12,863<text:s/></text:p>
          </table:table-cell>
          <table:table-cell office:value-type="float" office:value="9373" table:style-name="ce6">
            <text:p>9,373<text:s/></text:p>
          </table:table-cell>
          <table:table-cell office:value-type="float" office:value="10191" table:style-name="ce6">
            <text:p>10,191<text:s/></text:p>
          </table:table-cell>
          <table:table-cell office:value-type="float" office:value="8338" table:style-name="ce6">
            <text:p>8,338<text:s/></text:p>
          </table:table-cell>
          <table:table-cell office:value-type="float" office:value="10794" table:style-name="ce6">
            <text:p>10,794<text:s/></text:p>
          </table:table-cell>
          <table:table-cell office:value-type="float" office:value="32282" table:style-name="ce6">
            <text:p>32,282<text:s/></text:p>
          </table:table-cell>
          <table:table-cell office:value-type="float" office:value="12755" table:style-name="ce6">
            <text:p>12,755<text:s/></text:p>
          </table:table-cell>
          <table:table-cell office:value-type="float" office:value="7702" table:style-name="ce6">
            <text:p>7,702<text:s/></text:p>
          </table:table-cell>
          <table:table-cell office:value-type="float" office:value="7993" table:style-name="ce6">
            <text:p>7,993<text:s/></text:p>
          </table:table-cell>
          <table:table-cell office:value-type="float" office:value="7459" table:style-name="ce6">
            <text:p>7,459<text:s/></text:p>
          </table:table-cell>
          <table:table-cell office:value-type="float" office:value="6419" table:style-name="ce6">
            <text:p>6,419<text:s/></text:p>
          </table:table-cell>
          <table:table-cell office:value-type="float" office:value="7615" table:style-name="ce6">
            <text:p>7,615<text:s/></text:p>
          </table:table-cell>
          <table:table-cell office:value-type="float" office:value="7961" table:style-name="ce6">
            <text:p>7,961<text:s/></text:p>
          </table:table-cell>
          <table:table-cell office:value-type="float" office:value="4342" table:style-name="ce6">
            <text:p>4,342<text:s/></text:p>
          </table:table-cell>
          <table:table-cell office:value-type="float" office:value="10543" table:style-name="ce6">
            <text:p>10,543<text:s/></text:p>
          </table:table-cell>
          <table:table-cell office:value-type="float" office:value="2834" table:style-name="ce6">
            <text:p>2,834<text:s/></text:p>
          </table:table-cell>
          <table:table-cell office:value-type="float" office:value="3406" table:style-name="ce6">
            <text:p>3,406<text:s/></text:p>
          </table:table-cell>
          <table:table-cell office:value-type="float" office:value="5858" table:style-name="ce6">
            <text:p>5,858<text:s/></text:p>
          </table:table-cell>
          <table:table-cell office:value-type="float" office:value="1115" table:style-name="ce6">
            <text:p>1,115<text:s/></text:p>
          </table:table-cell>
          <table:table-cell office:value-type="float" office:value="1559" table:style-name="ce6">
            <text:p>1,559<text:s/></text:p>
          </table:table-cell>
          <table:table-cell office:value-type="float" office:value="1449" table:style-name="ce6">
            <text:p>1,449<text:s/></text:p>
          </table:table-cell>
          <table:table-cell office:value-type="float" office:value="3572" table:style-name="ce6">
            <text:p>3,572<text:s/></text:p>
          </table:table-cell>
          <table:table-cell office:value-type="float" office:value="3654" table:style-name="ce6">
            <text:p>3,654<text:s/></text:p>
          </table:table-cell>
          <table:table-cell office:value-type="float" office:value="4278" table:style-name="ce6">
            <text:p>4,278<text:s/></text:p>
          </table:table-cell>
          <table:table-cell office:value-type="float" office:value="10037" table:style-name="ce6">
            <text:p>10,037<text:s/></text:p>
          </table:table-cell>
          <table:table-cell office:value-type="float" office:value="3892" table:style-name="ce6">
            <text:p>3,892<text:s/></text:p>
          </table:table-cell>
          <table:table-cell office:value-type="float" office:value="4317" table:style-name="ce6">
            <text:p>4,317<text:s/></text:p>
          </table:table-cell>
          <table:table-cell office:value-type="float" office:value="3232" table:style-name="ce6">
            <text:p>3,232<text:s/></text:p>
          </table:table-cell>
          <table:table-cell office:value-type="float" office:value="8170" table:style-name="ce6">
            <text:p>8,170<text:s/></text:p>
          </table:table-cell>
          <table:table-cell office:value-type="float" office:value="9963" table:style-name="ce6">
            <text:p>9,963<text:s/></text:p>
          </table:table-cell>
          <table:table-cell office:value-type="float" office:value="10416" table:style-name="ce6">
            <text:p>10,416<text:s/></text:p>
          </table:table-cell>
          <table:table-cell office:value-type="float" office:value="11666" table:style-name="ce6">
            <text:p>11,666<text:s/></text:p>
          </table:table-cell>
          <table:table-cell office:value-type="float" office:value="14295" table:style-name="ce6">
            <text:p>14,295<text:s/></text:p>
          </table:table-cell>
          <table:table-cell office:value-type="float" office:value="9861" table:style-name="ce6">
            <text:p>9,861<text:s/></text:p>
          </table:table-cell>
          <table:table-cell office:value-type="float" office:value="7193" table:style-name="ce6">
            <text:p>7,193<text:s/></text:p>
          </table:table-cell>
          <table:table-cell office:value-type="float" office:value="15587" table:style-name="ce6">
            <text:p>15,587<text:s/></text:p>
          </table:table-cell>
          <table:table-cell office:value-type="float" office:value="6734" table:style-name="ce6">
            <text:p>6,734<text:s/></text:p>
          </table:table-cell>
          <table:table-cell office:value-type="float" office:value="10304" table:style-name="ce6">
            <text:p>10,304<text:s/></text:p>
          </table:table-cell>
          <table:table-cell office:value-type="float" office:value="10741" table:style-name="ce6">
            <text:p>10,741<text:s/></text:p>
          </table:table-cell>
          <table:table-cell office:value-type="float" office:value="6372" table:style-name="ce6">
            <text:p>6,372<text:s/></text:p>
          </table:table-cell>
          <table:table-cell office:value-type="float" office:value="18323" table:style-name="ce6">
            <text:p>18,323<text:s/></text:p>
          </table:table-cell>
          <table:table-cell office:value-type="float" office:value="7383" table:style-name="ce6">
            <text:p>7,383<text:s/></text:p>
          </table:table-cell>
          <table:table-cell office:value-type="float" office:value="6226" table:style-name="ce6">
            <text:p>6,226<text:s/></text:p>
          </table:table-cell>
          <table:table-cell office:value-type="float" office:value="6329" table:style-name="ce6">
            <text:p>6,329<text:s/></text:p>
          </table:table-cell>
          <table:table-cell office:value-type="float" office:value="5805" table:style-name="ce6">
            <text:p>5,805<text:s/></text:p>
          </table:table-cell>
          <table:table-cell office:value-type="float" office:value="4507" table:style-name="ce6">
            <text:p>4,507<text:s/></text:p>
          </table:table-cell>
          <table:table-cell office:value-type="float" office:value="7689" table:style-name="ce6">
            <text:p>7,689<text:s/></text:p>
          </table:table-cell>
          <table:table-cell office:value-type="float" office:value="7224" table:style-name="ce6">
            <text:p>7,224<text:s/></text:p>
          </table:table-cell>
          <table:table-cell office:value-type="float" office:value="2613" table:style-name="ce6">
            <text:p>2,613<text:s/></text:p>
          </table:table-cell>
          <table:table-cell office:value-type="float" office:value="4385" table:style-name="ce6">
            <text:p>4,385<text:s/></text:p>
          </table:table-cell>
          <table:table-cell office:value-type="float" office:value="14838" table:style-name="ce6">
            <text:p>14,838<text:s/></text:p>
          </table:table-cell>
          <table:table-cell office:value-type="float" office:value="7467" table:style-name="ce6">
            <text:p>7,467<text:s/></text:p>
          </table:table-cell>
          <table:table-cell office:value-type="float" office:value="8817" table:style-name="ce6">
            <text:p>8,817<text:s/></text:p>
          </table:table-cell>
          <table:table-cell office:value-type="float" office:value="8257" table:style-name="ce6">
            <text:p>8,257<text:s/></text:p>
          </table:table-cell>
          <table:table-cell office:value-type="float" office:value="2987" table:style-name="ce6">
            <text:p>2,987<text:s/></text:p>
          </table:table-cell>
          <table:table-cell office:value-type="float" office:value="3712" table:style-name="ce6">
            <text:p>3,712<text:s/></text:p>
          </table:table-cell>
          <table:table-cell office:value-type="float" office:value="2494" table:style-name="ce6">
            <text:p>2,494<text:s/></text:p>
          </table:table-cell>
          <table:table-cell office:value-type="float" office:value="2514" table:style-name="ce6">
            <text:p>2,514<text:s/></text:p>
          </table:table-cell>
          <table:table-cell office:value-type="float" office:value="2396" table:style-name="ce6">
            <text:p>2,396<text:s/></text:p>
          </table:table-cell>
          <table:table-cell office:value-type="float" office:value="4135" table:style-name="ce6">
            <text:p>4,135<text:s/></text:p>
          </table:table-cell>
          <table:table-cell office:value-type="float" office:value="3927" table:style-name="ce6">
            <text:p>3,927<text:s/></text:p>
          </table:table-cell>
          <table:table-cell office:value-type="float" office:value="4626" table:style-name="ce6">
            <text:p>4,626<text:s/></text:p>
          </table:table-cell>
          <table:table-cell office:value-type="float" office:value="6306" table:style-name="ce6">
            <text:p>6,306<text:s/></text:p>
          </table:table-cell>
          <table:table-cell office:value-type="float" office:value="10415" table:style-name="ce6">
            <text:p>10,415<text:s/></text:p>
          </table:table-cell>
          <table:table-cell office:value-type="float" office:value="7544" table:style-name="ce6">
            <text:p>7,544<text:s/></text:p>
          </table:table-cell>
          <table:table-cell office:value-type="float" office:value="5334" table:style-name="ce6">
            <text:p>5,334<text:s/></text:p>
          </table:table-cell>
          <table:table-cell office:value-type="float" office:value="4605" table:style-name="ce6">
            <text:p>4,605<text:s/></text:p>
          </table:table-cell>
          <table:table-cell office:value-type="float" office:value="4717" table:style-name="ce6">
            <text:p>4,717<text:s/></text:p>
          </table:table-cell>
          <table:table-cell office:value-type="float" office:value="5120" table:style-name="ce6">
            <text:p>5,120<text:s/></text:p>
          </table:table-cell>
          <table:table-cell office:value-type="float" office:value="4828" table:style-name="ce6">
            <text:p>4,828<text:s/></text:p>
          </table:table-cell>
          <table:table-cell office:value-type="float" office:value="4269" table:style-name="ce6">
            <text:p>4,269<text:s/></text:p>
          </table:table-cell>
          <table:table-cell office:value-type="float" office:value="4220" table:style-name="ce6">
            <text:p>4,220<text:s/></text:p>
          </table:table-cell>
          <table:table-cell office:value-type="float" office:value="464" table:style-name="ce6">
            <text:p>464<text:s/></text:p>
          </table:table-cell>
          <table:table-cell office:value-type="float" office:value="1063" table:style-name="ce6">
            <text:p>1,063<text:s/></text:p>
          </table:table-cell>
          <table:table-cell office:value-type="float" office:value="1548" table:style-name="ce6">
            <text:p>1,548<text:s/></text:p>
          </table:table-cell>
          <table:table-cell office:value-type="float" office:value="1974" table:style-name="ce6">
            <text:p>1,974<text:s/></text:p>
          </table:table-cell>
          <table:table-cell office:value-type="float" office:value="1178" table:style-name="ce6">
            <text:p>1,178<text:s/></text:p>
          </table:table-cell>
          <table:table-cell office:value-type="float" office:value="1810" table:style-name="ce6">
            <text:p>1,810<text:s/></text:p>
          </table:table-cell>
          <table:table-cell office:value-type="float" office:value="1165" table:style-name="ce6">
            <text:p>1,165<text:s/></text:p>
          </table:table-cell>
          <table:table-cell office:value-type="float" office:value="2809" table:style-name="ce6">
            <text:p>2,809<text:s/></text:p>
          </table:table-cell>
          <table:table-cell office:value-type="float" office:value="834" table:style-name="ce6">
            <text:p>834<text:s/></text:p>
          </table:table-cell>
          <table:table-cell office:value-type="float" office:value="1505" table:style-name="ce6">
            <text:p>1,505<text:s/></text:p>
          </table:table-cell>
          <table:table-cell office:value-type="float" office:value="1973" table:style-name="ce6">
            <text:p>1,973<text:s/></text:p>
          </table:table-cell>
          <table:table-cell table:number-columns-repeated="16264"/>
        </table:table-row>
        <table:table-row table:style-name="ro2">
          <table:table-cell office:value-type="date" office:date-value="2021-07-24T00:00:00" table:style-name="ce5">
            <text:p>2021/7/24</text:p>
          </table:table-cell>
          <table:table-cell office:value-type="float" office:value="498" table:style-name="ce6">
            <text:p>498<text:s/></text:p>
          </table:table-cell>
          <table:table-cell office:value-type="float" office:value="1955" table:style-name="ce6">
            <text:p>1,955<text:s/></text:p>
          </table:table-cell>
          <table:table-cell office:value-type="float" office:value="4042" table:style-name="ce6">
            <text:p>4,042<text:s/></text:p>
          </table:table-cell>
          <table:table-cell office:value-type="float" office:value="9614" table:style-name="ce6">
            <text:p>9,614<text:s/></text:p>
          </table:table-cell>
          <table:table-cell office:value-type="float" office:value="3079" table:style-name="ce6">
            <text:p>3,079<text:s/></text:p>
          </table:table-cell>
          <table:table-cell office:value-type="float" office:value="1917" table:style-name="ce6">
            <text:p>1,917<text:s/></text:p>
          </table:table-cell>
          <table:table-cell office:value-type="float" office:value="1752" table:style-name="ce6">
            <text:p>1,752<text:s/></text:p>
          </table:table-cell>
          <table:table-cell office:value-type="float" office:value="910" table:style-name="ce6">
            <text:p>910<text:s/></text:p>
          </table:table-cell>
          <table:table-cell office:value-type="float" office:value="568" table:style-name="ce6">
            <text:p>568<text:s/></text:p>
          </table:table-cell>
          <table:table-cell office:value-type="float" office:value="1793" table:style-name="ce6">
            <text:p>1,793<text:s/></text:p>
          </table:table-cell>
          <table:table-cell office:value-type="float" office:value="435" table:style-name="ce6">
            <text:p>435<text:s/></text:p>
          </table:table-cell>
          <table:table-cell office:value-type="float" office:value="624" table:style-name="ce6">
            <text:p>624<text:s/></text:p>
          </table:table-cell>
          <table:table-cell office:value-type="float" office:value="320" table:style-name="ce6">
            <text:p>320<text:s/></text:p>
          </table:table-cell>
          <table:table-cell office:value-type="float" office:value="1163" table:style-name="ce6">
            <text:p>1,163<text:s/></text:p>
          </table:table-cell>
          <table:table-cell office:value-type="float" office:value="1525" table:style-name="ce6">
            <text:p>1,525<text:s/></text:p>
          </table:table-cell>
          <table:table-cell office:value-type="float" office:value="1150" table:style-name="ce6">
            <text:p>1,150<text:s/></text:p>
          </table:table-cell>
          <table:table-cell office:value-type="float" office:value="1326" table:style-name="ce6">
            <text:p>1,326<text:s/></text:p>
          </table:table-cell>
          <table:table-cell office:value-type="float" office:value="708" table:style-name="ce6">
            <text:p>708<text:s/></text:p>
          </table:table-cell>
          <table:table-cell office:value-type="float" office:value="1736" table:style-name="ce6">
            <text:p>1,736<text:s/></text:p>
          </table:table-cell>
          <table:table-cell office:value-type="float" office:value="454" table:style-name="ce6">
            <text:p>454<text:s/></text:p>
          </table:table-cell>
          <table:table-cell office:value-type="float" office:value="1043" table:style-name="ce6">
            <text:p>1,043<text:s/></text:p>
          </table:table-cell>
          <table:table-cell office:value-type="float" office:value="1203" table:style-name="ce6">
            <text:p>1,203<text:s/></text:p>
          </table:table-cell>
          <table:table-cell office:value-type="float" office:value="398" table:style-name="ce6">
            <text:p>398<text:s/></text:p>
          </table:table-cell>
          <table:table-cell office:value-type="float" office:value="3771" table:style-name="ce6">
            <text:p>3,771<text:s/></text:p>
          </table:table-cell>
          <table:table-cell office:value-type="float" office:value="683" table:style-name="ce6">
            <text:p>683<text:s/></text:p>
          </table:table-cell>
          <table:table-cell office:value-type="float" office:value="2199" table:style-name="ce6">
            <text:p>2,199<text:s/></text:p>
          </table:table-cell>
          <table:table-cell office:value-type="float" office:value="2026" table:style-name="ce6">
            <text:p>2,026<text:s/></text:p>
          </table:table-cell>
          <table:table-cell office:value-type="float" office:value="2792" table:style-name="ce6">
            <text:p>2,792<text:s/></text:p>
          </table:table-cell>
          <table:table-cell office:value-type="float" office:value="3563" table:style-name="ce6">
            <text:p>3,563<text:s/></text:p>
          </table:table-cell>
          <table:table-cell office:value-type="float" office:value="2948" table:style-name="ce6">
            <text:p>2,948<text:s/></text:p>
          </table:table-cell>
          <table:table-cell office:value-type="float" office:value="2031" table:style-name="ce6">
            <text:p>2,031<text:s/></text:p>
          </table:table-cell>
          <table:table-cell office:value-type="float" office:value="3629" table:style-name="ce6">
            <text:p>3,629<text:s/></text:p>
          </table:table-cell>
          <table:table-cell office:value-type="float" office:value="2913" table:style-name="ce6">
            <text:p>2,913<text:s/></text:p>
          </table:table-cell>
          <table:table-cell office:value-type="float" office:value="5008" table:style-name="ce6">
            <text:p>5,008<text:s/></text:p>
          </table:table-cell>
          <table:table-cell office:value-type="float" office:value="2342" table:style-name="ce6">
            <text:p>2,342<text:s/></text:p>
          </table:table-cell>
          <table:table-cell office:value-type="float" office:value="768" table:style-name="ce6">
            <text:p>768<text:s/></text:p>
          </table:table-cell>
          <table:table-cell office:value-type="float" office:value="6480" table:style-name="ce6">
            <text:p>6,480<text:s/></text:p>
          </table:table-cell>
          <table:table-cell office:value-type="float" office:value="4243" table:style-name="ce6">
            <text:p>4,243<text:s/></text:p>
          </table:table-cell>
          <table:table-cell office:value-type="float" office:value="4264" table:style-name="ce6">
            <text:p>4,264<text:s/></text:p>
          </table:table-cell>
          <table:table-cell office:value-type="float" office:value="4006" table:style-name="ce6">
            <text:p>4,006<text:s/></text:p>
          </table:table-cell>
          <table:table-cell office:value-type="float" office:value="2474" table:style-name="ce6">
            <text:p>2,474<text:s/></text:p>
          </table:table-cell>
          <table:table-cell office:value-type="float" office:value="16017" table:style-name="ce6">
            <text:p>16,017<text:s/></text:p>
          </table:table-cell>
          <table:table-cell office:value-type="float" office:value="7828" table:style-name="ce6">
            <text:p>7,828<text:s/></text:p>
          </table:table-cell>
          <table:table-cell office:value-type="float" office:value="3895" table:style-name="ce6">
            <text:p>3,895<text:s/></text:p>
          </table:table-cell>
          <table:table-cell office:value-type="float" office:value="3193" table:style-name="ce6">
            <text:p>3,193<text:s/></text:p>
          </table:table-cell>
          <table:table-cell office:value-type="float" office:value="3340" table:style-name="ce6">
            <text:p>3,340<text:s/></text:p>
          </table:table-cell>
          <table:table-cell office:value-type="float" office:value="3519" table:style-name="ce6">
            <text:p>3,519<text:s/></text:p>
          </table:table-cell>
          <table:table-cell office:value-type="float" office:value="4169" table:style-name="ce6">
            <text:p>4,169<text:s/></text:p>
          </table:table-cell>
          <table:table-cell office:value-type="float" office:value="3906" table:style-name="ce6">
            <text:p>3,906<text:s/></text:p>
          </table:table-cell>
          <table:table-cell office:value-type="float" office:value="2148" table:style-name="ce6">
            <text:p>2,148<text:s/></text:p>
          </table:table-cell>
          <table:table-cell office:value-type="float" office:value="4361" table:style-name="ce6">
            <text:p>4,361<text:s/></text:p>
          </table:table-cell>
          <table:table-cell office:value-type="float" office:value="1424" table:style-name="ce6">
            <text:p>1,424<text:s/></text:p>
          </table:table-cell>
          <table:table-cell office:value-type="float" office:value="1273" table:style-name="ce6">
            <text:p>1,273<text:s/></text:p>
          </table:table-cell>
          <table:table-cell office:value-type="float" office:value="2837" table:style-name="ce6">
            <text:p>2,837<text:s/></text:p>
          </table:table-cell>
          <table:table-cell office:value-type="float" office:value="637" table:style-name="ce6">
            <text:p>637<text:s/></text:p>
          </table:table-cell>
          <table:table-cell office:value-type="float" office:value="774" table:style-name="ce6">
            <text:p>774<text:s/></text:p>
          </table:table-cell>
          <table:table-cell office:value-type="float" office:value="447" table:style-name="ce6">
            <text:p>447<text:s/></text:p>
          </table:table-cell>
          <table:table-cell office:value-type="float" office:value="1611" table:style-name="ce6">
            <text:p>1,611<text:s/></text:p>
          </table:table-cell>
          <table:table-cell office:value-type="float" office:value="1992" table:style-name="ce6">
            <text:p>1,992<text:s/></text:p>
          </table:table-cell>
          <table:table-cell office:value-type="float" office:value="2002" table:style-name="ce6">
            <text:p>2,002<text:s/></text:p>
          </table:table-cell>
          <table:table-cell office:value-type="float" office:value="5267" table:style-name="ce6">
            <text:p>5,267<text:s/></text:p>
          </table:table-cell>
          <table:table-cell office:value-type="float" office:value="1546" table:style-name="ce6">
            <text:p>1,546<text:s/></text:p>
          </table:table-cell>
          <table:table-cell office:value-type="float" office:value="1674" table:style-name="ce6">
            <text:p>1,674<text:s/></text:p>
          </table:table-cell>
          <table:table-cell office:value-type="float" office:value="1442" table:style-name="ce6">
            <text:p>1,442<text:s/></text:p>
          </table:table-cell>
          <table:table-cell office:value-type="float" office:value="3770" table:style-name="ce6">
            <text:p>3,770<text:s/></text:p>
          </table:table-cell>
          <table:table-cell office:value-type="float" office:value="4300" table:style-name="ce6">
            <text:p>4,300<text:s/></text:p>
          </table:table-cell>
          <table:table-cell office:value-type="float" office:value="5088" table:style-name="ce6">
            <text:p>5,088<text:s/></text:p>
          </table:table-cell>
          <table:table-cell office:value-type="float" office:value="5436" table:style-name="ce6">
            <text:p>5,436<text:s/></text:p>
          </table:table-cell>
          <table:table-cell office:value-type="float" office:value="6780" table:style-name="ce6">
            <text:p>6,780<text:s/></text:p>
          </table:table-cell>
          <table:table-cell office:value-type="float" office:value="4722" table:style-name="ce6">
            <text:p>4,722<text:s/></text:p>
          </table:table-cell>
          <table:table-cell office:value-type="float" office:value="3814" table:style-name="ce6">
            <text:p>3,814<text:s/></text:p>
          </table:table-cell>
          <table:table-cell office:value-type="float" office:value="8594" table:style-name="ce6">
            <text:p>8,594<text:s/></text:p>
          </table:table-cell>
          <table:table-cell office:value-type="float" office:value="2085" table:style-name="ce6">
            <text:p>2,085<text:s/></text:p>
          </table:table-cell>
          <table:table-cell office:value-type="float" office:value="5048" table:style-name="ce6">
            <text:p>5,048<text:s/></text:p>
          </table:table-cell>
          <table:table-cell office:value-type="float" office:value="5236" table:style-name="ce6">
            <text:p>5,236<text:s/></text:p>
          </table:table-cell>
          <table:table-cell office:value-type="float" office:value="2719" table:style-name="ce6">
            <text:p>2,719<text:s/></text:p>
          </table:table-cell>
          <table:table-cell office:value-type="float" office:value="9361" table:style-name="ce6">
            <text:p>9,361<text:s/></text:p>
          </table:table-cell>
          <table:table-cell office:value-type="float" office:value="3739" table:style-name="ce6">
            <text:p>3,739<text:s/></text:p>
          </table:table-cell>
          <table:table-cell office:value-type="float" office:value="3291" table:style-name="ce6">
            <text:p>3,291<text:s/></text:p>
          </table:table-cell>
          <table:table-cell office:value-type="float" office:value="2040" table:style-name="ce6">
            <text:p>2,040<text:s/></text:p>
          </table:table-cell>
          <table:table-cell office:value-type="float" office:value="2774" table:style-name="ce6">
            <text:p>2,774<text:s/></text:p>
          </table:table-cell>
          <table:table-cell office:value-type="float" office:value="1607" table:style-name="ce6">
            <text:p>1,607<text:s/></text:p>
          </table:table-cell>
          <table:table-cell office:value-type="float" office:value="3344" table:style-name="ce6">
            <text:p>3,344<text:s/></text:p>
          </table:table-cell>
          <table:table-cell office:value-type="float" office:value="2907" table:style-name="ce6">
            <text:p>2,907<text:s/></text:p>
          </table:table-cell>
          <table:table-cell office:value-type="float" office:value="1459" table:style-name="ce6">
            <text:p>1,459<text:s/></text:p>
          </table:table-cell>
          <table:table-cell office:value-type="float" office:value="1513" table:style-name="ce6">
            <text:p>1,513<text:s/></text:p>
          </table:table-cell>
          <table:table-cell office:value-type="float" office:value="3450" table:style-name="ce6">
            <text:p>3,450<text:s/></text:p>
          </table:table-cell>
          <table:table-cell office:value-type="float" office:value="2201" table:style-name="ce6">
            <text:p>2,201<text:s/></text:p>
          </table:table-cell>
          <table:table-cell office:value-type="float" office:value="2937" table:style-name="ce6">
            <text:p>2,937<text:s/></text:p>
          </table:table-cell>
          <table:table-cell office:value-type="float" office:value="2905" table:style-name="ce6">
            <text:p>2,905<text:s/></text:p>
          </table:table-cell>
          <table:table-cell office:value-type="float" office:value="1380" table:style-name="ce6">
            <text:p>1,380<text:s/></text:p>
          </table:table-cell>
          <table:table-cell office:value-type="float" office:value="1627" table:style-name="ce6">
            <text:p>1,627<text:s/></text:p>
          </table:table-cell>
          <table:table-cell office:value-type="float" office:value="1165" table:style-name="ce6">
            <text:p>1,165<text:s/></text:p>
          </table:table-cell>
          <table:table-cell office:value-type="float" office:value="683" table:style-name="ce6">
            <text:p>683<text:s/></text:p>
          </table:table-cell>
          <table:table-cell office:value-type="float" office:value="1202" table:style-name="ce6">
            <text:p>1,202<text:s/></text:p>
          </table:table-cell>
          <table:table-cell office:value-type="float" office:value="2055" table:style-name="ce6">
            <text:p>2,055<text:s/></text:p>
          </table:table-cell>
          <table:table-cell office:value-type="float" office:value="2368" table:style-name="ce6">
            <text:p>2,368<text:s/></text:p>
          </table:table-cell>
          <table:table-cell office:value-type="float" office:value="2263" table:style-name="ce6">
            <text:p>2,263<text:s/></text:p>
          </table:table-cell>
          <table:table-cell office:value-type="float" office:value="3099" table:style-name="ce6">
            <text:p>3,099<text:s/></text:p>
          </table:table-cell>
          <table:table-cell office:value-type="float" office:value="3723" table:style-name="ce6">
            <text:p>3,723<text:s/></text:p>
          </table:table-cell>
          <table:table-cell office:value-type="float" office:value="3929" table:style-name="ce6">
            <text:p>3,929<text:s/></text:p>
          </table:table-cell>
          <table:table-cell office:value-type="float" office:value="2153" table:style-name="ce6">
            <text:p>2,153<text:s/></text:p>
          </table:table-cell>
          <table:table-cell office:value-type="float" office:value="2070" table:style-name="ce6">
            <text:p>2,070<text:s/></text:p>
          </table:table-cell>
          <table:table-cell office:value-type="float" office:value="2095" table:style-name="ce6">
            <text:p>2,095<text:s/></text:p>
          </table:table-cell>
          <table:table-cell office:value-type="float" office:value="2231" table:style-name="ce6">
            <text:p>2,231<text:s/></text:p>
          </table:table-cell>
          <table:table-cell office:value-type="float" office:value="2577" table:style-name="ce6">
            <text:p>2,577<text:s/></text:p>
          </table:table-cell>
          <table:table-cell office:value-type="float" office:value="1723" table:style-name="ce6">
            <text:p>1,723<text:s/></text:p>
          </table:table-cell>
          <table:table-cell office:value-type="float" office:value="1860" table:style-name="ce6">
            <text:p>1,860<text:s/></text:p>
          </table:table-cell>
          <table:table-cell office:value-type="float" office:value="211" table:style-name="ce6">
            <text:p>211<text:s/></text:p>
          </table:table-cell>
          <table:table-cell office:value-type="float" office:value="477" table:style-name="ce6">
            <text:p>477<text:s/></text:p>
          </table:table-cell>
          <table:table-cell office:value-type="float" office:value="761" table:style-name="ce6">
            <text:p>761<text:s/></text:p>
          </table:table-cell>
          <table:table-cell office:value-type="float" office:value="1188" table:style-name="ce6">
            <text:p>1,188<text:s/></text:p>
          </table:table-cell>
          <table:table-cell office:value-type="float" office:value="311" table:style-name="ce6">
            <text:p>311<text:s/></text:p>
          </table:table-cell>
          <table:table-cell office:value-type="float" office:value="383" table:style-name="ce6">
            <text:p>383<text:s/></text:p>
          </table:table-cell>
          <table:table-cell office:value-type="float" office:value="496" table:style-name="ce6">
            <text:p>496<text:s/></text:p>
          </table:table-cell>
          <table:table-cell office:value-type="float" office:value="1402" table:style-name="ce6">
            <text:p>1,402<text:s/></text:p>
          </table:table-cell>
          <table:table-cell office:value-type="float" office:value="494" table:style-name="ce6">
            <text:p>494<text:s/></text:p>
          </table:table-cell>
          <table:table-cell office:value-type="float" office:value="779" table:style-name="ce6">
            <text:p>779<text:s/></text:p>
          </table:table-cell>
          <table:table-cell office:value-type="float" office:value="680" table:style-name="ce6">
            <text:p>680<text:s/></text:p>
          </table:table-cell>
          <table:table-cell table:number-columns-repeated="16264"/>
        </table:table-row>
        <table:table-row table:style-name="ro2">
          <table:table-cell office:value-type="date" office:date-value="2021-07-25T00:00:00" table:style-name="ce5">
            <text:p>2021/7/25</text:p>
          </table:table-cell>
          <table:table-cell office:value-type="float" office:value="605" table:style-name="ce6">
            <text:p>605<text:s/></text:p>
          </table:table-cell>
          <table:table-cell office:value-type="float" office:value="1747" table:style-name="ce6">
            <text:p>1,747<text:s/></text:p>
          </table:table-cell>
          <table:table-cell office:value-type="float" office:value="3678" table:style-name="ce6">
            <text:p>3,678<text:s/></text:p>
          </table:table-cell>
          <table:table-cell office:value-type="float" office:value="8638" table:style-name="ce6">
            <text:p>8,638<text:s/></text:p>
          </table:table-cell>
          <table:table-cell office:value-type="float" office:value="2590" table:style-name="ce6">
            <text:p>2,590<text:s/></text:p>
          </table:table-cell>
          <table:table-cell office:value-type="float" office:value="1812" table:style-name="ce6">
            <text:p>1,812<text:s/></text:p>
          </table:table-cell>
          <table:table-cell office:value-type="float" office:value="1632" table:style-name="ce6">
            <text:p>1,632<text:s/></text:p>
          </table:table-cell>
          <table:table-cell office:value-type="float" office:value="867" table:style-name="ce6">
            <text:p>867<text:s/></text:p>
          </table:table-cell>
          <table:table-cell office:value-type="float" office:value="562" table:style-name="ce6">
            <text:p>562<text:s/></text:p>
          </table:table-cell>
          <table:table-cell office:value-type="float" office:value="1469" table:style-name="ce6">
            <text:p>1,469<text:s/></text:p>
          </table:table-cell>
          <table:table-cell office:value-type="float" office:value="418" table:style-name="ce6">
            <text:p>418<text:s/></text:p>
          </table:table-cell>
          <table:table-cell office:value-type="float" office:value="712" table:style-name="ce6">
            <text:p>712<text:s/></text:p>
          </table:table-cell>
          <table:table-cell office:value-type="float" office:value="424" table:style-name="ce6">
            <text:p>424<text:s/></text:p>
          </table:table-cell>
          <table:table-cell office:value-type="float" office:value="1097" table:style-name="ce6">
            <text:p>1,097<text:s/></text:p>
          </table:table-cell>
          <table:table-cell office:value-type="float" office:value="1804" table:style-name="ce6">
            <text:p>1,804<text:s/></text:p>
          </table:table-cell>
          <table:table-cell office:value-type="float" office:value="1057" table:style-name="ce6">
            <text:p>1,057<text:s/></text:p>
          </table:table-cell>
          <table:table-cell office:value-type="float" office:value="1257" table:style-name="ce6">
            <text:p>1,257<text:s/></text:p>
          </table:table-cell>
          <table:table-cell office:value-type="float" office:value="785" table:style-name="ce6">
            <text:p>785<text:s/></text:p>
          </table:table-cell>
          <table:table-cell office:value-type="float" office:value="1734" table:style-name="ce6">
            <text:p>1,734<text:s/></text:p>
          </table:table-cell>
          <table:table-cell office:value-type="float" office:value="817" table:style-name="ce6">
            <text:p>817<text:s/></text:p>
          </table:table-cell>
          <table:table-cell office:value-type="float" office:value="1064" table:style-name="ce6">
            <text:p>1,064<text:s/></text:p>
          </table:table-cell>
          <table:table-cell office:value-type="float" office:value="1234" table:style-name="ce6">
            <text:p>1,234<text:s/></text:p>
          </table:table-cell>
          <table:table-cell office:value-type="float" office:value="447" table:style-name="ce6">
            <text:p>447<text:s/></text:p>
          </table:table-cell>
          <table:table-cell office:value-type="float" office:value="3784" table:style-name="ce6">
            <text:p>3,784<text:s/></text:p>
          </table:table-cell>
          <table:table-cell office:value-type="float" office:value="847" table:style-name="ce6">
            <text:p>847<text:s/></text:p>
          </table:table-cell>
          <table:table-cell office:value-type="float" office:value="2971" table:style-name="ce6">
            <text:p>2,971<text:s/></text:p>
          </table:table-cell>
          <table:table-cell office:value-type="float" office:value="1990" table:style-name="ce6">
            <text:p>1,990<text:s/></text:p>
          </table:table-cell>
          <table:table-cell office:value-type="float" office:value="2856" table:style-name="ce6">
            <text:p>2,856<text:s/></text:p>
          </table:table-cell>
          <table:table-cell office:value-type="float" office:value="3332" table:style-name="ce6">
            <text:p>3,332<text:s/></text:p>
          </table:table-cell>
          <table:table-cell office:value-type="float" office:value="3296" table:style-name="ce6">
            <text:p>3,296<text:s/></text:p>
          </table:table-cell>
          <table:table-cell office:value-type="float" office:value="2105" table:style-name="ce6">
            <text:p>2,105<text:s/></text:p>
          </table:table-cell>
          <table:table-cell office:value-type="float" office:value="4240" table:style-name="ce6">
            <text:p>4,240<text:s/></text:p>
          </table:table-cell>
          <table:table-cell office:value-type="float" office:value="2756" table:style-name="ce6">
            <text:p>2,756<text:s/></text:p>
          </table:table-cell>
          <table:table-cell office:value-type="float" office:value="4567" table:style-name="ce6">
            <text:p>4,567<text:s/></text:p>
          </table:table-cell>
          <table:table-cell office:value-type="float" office:value="2549" table:style-name="ce6">
            <text:p>2,549<text:s/></text:p>
          </table:table-cell>
          <table:table-cell office:value-type="float" office:value="739" table:style-name="ce6">
            <text:p>739<text:s/></text:p>
          </table:table-cell>
          <table:table-cell office:value-type="float" office:value="6458" table:style-name="ce6">
            <text:p>6,458<text:s/></text:p>
          </table:table-cell>
          <table:table-cell office:value-type="float" office:value="4067" table:style-name="ce6">
            <text:p>4,067<text:s/></text:p>
          </table:table-cell>
          <table:table-cell office:value-type="float" office:value="4404" table:style-name="ce6">
            <text:p>4,404<text:s/></text:p>
          </table:table-cell>
          <table:table-cell office:value-type="float" office:value="4007" table:style-name="ce6">
            <text:p>4,007<text:s/></text:p>
          </table:table-cell>
          <table:table-cell office:value-type="float" office:value="1888" table:style-name="ce6">
            <text:p>1,888<text:s/></text:p>
          </table:table-cell>
          <table:table-cell office:value-type="float" office:value="21985" table:style-name="ce6">
            <text:p>21,985<text:s/></text:p>
          </table:table-cell>
          <table:table-cell office:value-type="float" office:value="7985" table:style-name="ce6">
            <text:p>7,985<text:s/></text:p>
          </table:table-cell>
          <table:table-cell office:value-type="float" office:value="3129" table:style-name="ce6">
            <text:p>3,129<text:s/></text:p>
          </table:table-cell>
          <table:table-cell office:value-type="float" office:value="3476" table:style-name="ce6">
            <text:p>3,476<text:s/></text:p>
          </table:table-cell>
          <table:table-cell office:value-type="float" office:value="4249" table:style-name="ce6">
            <text:p>4,249<text:s/></text:p>
          </table:table-cell>
          <table:table-cell office:value-type="float" office:value="4204" table:style-name="ce6">
            <text:p>4,204<text:s/></text:p>
          </table:table-cell>
          <table:table-cell office:value-type="float" office:value="4540" table:style-name="ce6">
            <text:p>4,540<text:s/></text:p>
          </table:table-cell>
          <table:table-cell office:value-type="float" office:value="4229" table:style-name="ce6">
            <text:p>4,229<text:s/></text:p>
          </table:table-cell>
          <table:table-cell office:value-type="float" office:value="1856" table:style-name="ce6">
            <text:p>1,856<text:s/></text:p>
          </table:table-cell>
          <table:table-cell office:value-type="float" office:value="4610" table:style-name="ce6">
            <text:p>4,610<text:s/></text:p>
          </table:table-cell>
          <table:table-cell office:value-type="float" office:value="1544" table:style-name="ce6">
            <text:p>1,544<text:s/></text:p>
          </table:table-cell>
          <table:table-cell office:value-type="float" office:value="1353" table:style-name="ce6">
            <text:p>1,353<text:s/></text:p>
          </table:table-cell>
          <table:table-cell office:value-type="float" office:value="3460" table:style-name="ce6">
            <text:p>3,460<text:s/></text:p>
          </table:table-cell>
          <table:table-cell office:value-type="float" office:value="810" table:style-name="ce6">
            <text:p>810<text:s/></text:p>
          </table:table-cell>
          <table:table-cell office:value-type="float" office:value="876" table:style-name="ce6">
            <text:p>876<text:s/></text:p>
          </table:table-cell>
          <table:table-cell office:value-type="float" office:value="468" table:style-name="ce6">
            <text:p>468<text:s/></text:p>
          </table:table-cell>
          <table:table-cell office:value-type="float" office:value="2130" table:style-name="ce6">
            <text:p>2,130<text:s/></text:p>
          </table:table-cell>
          <table:table-cell office:value-type="float" office:value="2201" table:style-name="ce6">
            <text:p>2,201<text:s/></text:p>
          </table:table-cell>
          <table:table-cell office:value-type="float" office:value="2576" table:style-name="ce6">
            <text:p>2,576<text:s/></text:p>
          </table:table-cell>
          <table:table-cell office:value-type="float" office:value="8255" table:style-name="ce6">
            <text:p>8,255<text:s/></text:p>
          </table:table-cell>
          <table:table-cell office:value-type="float" office:value="1644" table:style-name="ce6">
            <text:p>1,644<text:s/></text:p>
          </table:table-cell>
          <table:table-cell office:value-type="float" office:value="2020" table:style-name="ce6">
            <text:p>2,020<text:s/></text:p>
          </table:table-cell>
          <table:table-cell office:value-type="float" office:value="1381" table:style-name="ce6">
            <text:p>1,381<text:s/></text:p>
          </table:table-cell>
          <table:table-cell office:value-type="float" office:value="3643" table:style-name="ce6">
            <text:p>3,643<text:s/></text:p>
          </table:table-cell>
          <table:table-cell office:value-type="float" office:value="3260" table:style-name="ce6">
            <text:p>3,260<text:s/></text:p>
          </table:table-cell>
          <table:table-cell office:value-type="float" office:value="5076" table:style-name="ce6">
            <text:p>5,076<text:s/></text:p>
          </table:table-cell>
          <table:table-cell office:value-type="float" office:value="6191" table:style-name="ce6">
            <text:p>6,191<text:s/></text:p>
          </table:table-cell>
          <table:table-cell office:value-type="float" office:value="6105" table:style-name="ce6">
            <text:p>6,105<text:s/></text:p>
          </table:table-cell>
          <table:table-cell office:value-type="float" office:value="4292" table:style-name="ce6">
            <text:p>4,292<text:s/></text:p>
          </table:table-cell>
          <table:table-cell office:value-type="float" office:value="4066" table:style-name="ce6">
            <text:p>4,066<text:s/></text:p>
          </table:table-cell>
          <table:table-cell office:value-type="float" office:value="9204" table:style-name="ce6">
            <text:p>9,204<text:s/></text:p>
          </table:table-cell>
          <table:table-cell office:value-type="float" office:value="1705" table:style-name="ce6">
            <text:p>1,705<text:s/></text:p>
          </table:table-cell>
          <table:table-cell office:value-type="float" office:value="5224" table:style-name="ce6">
            <text:p>5,224<text:s/></text:p>
          </table:table-cell>
          <table:table-cell office:value-type="float" office:value="4528" table:style-name="ce6">
            <text:p>4,528<text:s/></text:p>
          </table:table-cell>
          <table:table-cell office:value-type="float" office:value="2306" table:style-name="ce6">
            <text:p>2,306<text:s/></text:p>
          </table:table-cell>
          <table:table-cell office:value-type="float" office:value="10300" table:style-name="ce6">
            <text:p>10,300<text:s/></text:p>
          </table:table-cell>
          <table:table-cell office:value-type="float" office:value="3525" table:style-name="ce6">
            <text:p>3,525<text:s/></text:p>
          </table:table-cell>
          <table:table-cell office:value-type="float" office:value="3049" table:style-name="ce6">
            <text:p>3,049<text:s/></text:p>
          </table:table-cell>
          <table:table-cell office:value-type="float" office:value="1977" table:style-name="ce6">
            <text:p>1,977<text:s/></text:p>
          </table:table-cell>
          <table:table-cell office:value-type="float" office:value="3604" table:style-name="ce6">
            <text:p>3,604<text:s/></text:p>
          </table:table-cell>
          <table:table-cell office:value-type="float" office:value="2044" table:style-name="ce6">
            <text:p>2,044<text:s/></text:p>
          </table:table-cell>
          <table:table-cell office:value-type="float" office:value="3418" table:style-name="ce6">
            <text:p>3,418<text:s/></text:p>
          </table:table-cell>
          <table:table-cell office:value-type="float" office:value="2478" table:style-name="ce6">
            <text:p>2,478<text:s/></text:p>
          </table:table-cell>
          <table:table-cell office:value-type="float" office:value="2158" table:style-name="ce6">
            <text:p>2,158<text:s/></text:p>
          </table:table-cell>
          <table:table-cell office:value-type="float" office:value="1657" table:style-name="ce6">
            <text:p>1,657<text:s/></text:p>
          </table:table-cell>
          <table:table-cell office:value-type="float" office:value="2940" table:style-name="ce6">
            <text:p>2,940<text:s/></text:p>
          </table:table-cell>
          <table:table-cell office:value-type="float" office:value="1943" table:style-name="ce6">
            <text:p>1,943<text:s/></text:p>
          </table:table-cell>
          <table:table-cell office:value-type="float" office:value="2662" table:style-name="ce6">
            <text:p>2,662<text:s/></text:p>
          </table:table-cell>
          <table:table-cell office:value-type="float" office:value="3102" table:style-name="ce6">
            <text:p>3,102<text:s/></text:p>
          </table:table-cell>
          <table:table-cell office:value-type="float" office:value="1343" table:style-name="ce6">
            <text:p>1,343<text:s/></text:p>
          </table:table-cell>
          <table:table-cell office:value-type="float" office:value="1682" table:style-name="ce6">
            <text:p>1,682<text:s/></text:p>
          </table:table-cell>
          <table:table-cell office:value-type="float" office:value="1330" table:style-name="ce6">
            <text:p>1,330<text:s/></text:p>
          </table:table-cell>
          <table:table-cell office:value-type="float" office:value="716" table:style-name="ce6">
            <text:p>716<text:s/></text:p>
          </table:table-cell>
          <table:table-cell office:value-type="float" office:value="1362" table:style-name="ce6">
            <text:p>1,362<text:s/></text:p>
          </table:table-cell>
          <table:table-cell office:value-type="float" office:value="1980" table:style-name="ce6">
            <text:p>1,980<text:s/></text:p>
          </table:table-cell>
          <table:table-cell office:value-type="float" office:value="2262" table:style-name="ce6">
            <text:p>2,262<text:s/></text:p>
          </table:table-cell>
          <table:table-cell office:value-type="float" office:value="2470" table:style-name="ce6">
            <text:p>2,470<text:s/></text:p>
          </table:table-cell>
          <table:table-cell office:value-type="float" office:value="2875" table:style-name="ce6">
            <text:p>2,875<text:s/></text:p>
          </table:table-cell>
          <table:table-cell office:value-type="float" office:value="3604" table:style-name="ce6">
            <text:p>3,604<text:s/></text:p>
          </table:table-cell>
          <table:table-cell office:value-type="float" office:value="4099" table:style-name="ce6">
            <text:p>4,099<text:s/></text:p>
          </table:table-cell>
          <table:table-cell office:value-type="float" office:value="2171" table:style-name="ce6">
            <text:p>2,171<text:s/></text:p>
          </table:table-cell>
          <table:table-cell office:value-type="float" office:value="1985" table:style-name="ce6">
            <text:p>1,985<text:s/></text:p>
          </table:table-cell>
          <table:table-cell office:value-type="float" office:value="2100" table:style-name="ce6">
            <text:p>2,100<text:s/></text:p>
          </table:table-cell>
          <table:table-cell office:value-type="float" office:value="2213" table:style-name="ce6">
            <text:p>2,213<text:s/></text:p>
          </table:table-cell>
          <table:table-cell office:value-type="float" office:value="2528" table:style-name="ce6">
            <text:p>2,528<text:s/></text:p>
          </table:table-cell>
          <table:table-cell office:value-type="float" office:value="1786" table:style-name="ce6">
            <text:p>1,786<text:s/></text:p>
          </table:table-cell>
          <table:table-cell office:value-type="float" office:value="1924" table:style-name="ce6">
            <text:p>1,924<text:s/></text:p>
          </table:table-cell>
          <table:table-cell office:value-type="float" office:value="203" table:style-name="ce6">
            <text:p>203<text:s/></text:p>
          </table:table-cell>
          <table:table-cell office:value-type="float" office:value="520" table:style-name="ce6">
            <text:p>520<text:s/></text:p>
          </table:table-cell>
          <table:table-cell office:value-type="float" office:value="763" table:style-name="ce6">
            <text:p>763<text:s/></text:p>
          </table:table-cell>
          <table:table-cell office:value-type="float" office:value="1243" table:style-name="ce6">
            <text:p>1,243<text:s/></text:p>
          </table:table-cell>
          <table:table-cell office:value-type="float" office:value="324" table:style-name="ce6">
            <text:p>324<text:s/></text:p>
          </table:table-cell>
          <table:table-cell office:value-type="float" office:value="348" table:style-name="ce6">
            <text:p>348<text:s/></text:p>
          </table:table-cell>
          <table:table-cell office:value-type="float" office:value="481" table:style-name="ce6">
            <text:p>481<text:s/></text:p>
          </table:table-cell>
          <table:table-cell office:value-type="float" office:value="2069" table:style-name="ce6">
            <text:p>2,069<text:s/></text:p>
          </table:table-cell>
          <table:table-cell office:value-type="float" office:value="492" table:style-name="ce6">
            <text:p>492<text:s/></text:p>
          </table:table-cell>
          <table:table-cell office:value-type="float" office:value="831" table:style-name="ce6">
            <text:p>831<text:s/></text:p>
          </table:table-cell>
          <table:table-cell office:value-type="float" office:value="749" table:style-name="ce6">
            <text:p>749<text:s/></text:p>
          </table:table-cell>
          <table:table-cell table:number-columns-repeated="16264"/>
        </table:table-row>
        <table:table-row table:style-name="ro2">
          <table:table-cell office:value-type="date" office:date-value="2021-07-26T00:00:00" table:style-name="ce5">
            <text:p>2021/7/26</text:p>
          </table:table-cell>
          <table:table-cell office:value-type="float" office:value="1452" table:style-name="ce6">
            <text:p>1,452<text:s/></text:p>
          </table:table-cell>
          <table:table-cell office:value-type="float" office:value="5773" table:style-name="ce6">
            <text:p>5,773<text:s/></text:p>
          </table:table-cell>
          <table:table-cell office:value-type="float" office:value="16866" table:style-name="ce6">
            <text:p>16,866<text:s/></text:p>
          </table:table-cell>
          <table:table-cell office:value-type="float" office:value="15099" table:style-name="ce6">
            <text:p>15,099<text:s/></text:p>
          </table:table-cell>
          <table:table-cell office:value-type="float" office:value="8467" table:style-name="ce6">
            <text:p>8,467<text:s/></text:p>
          </table:table-cell>
          <table:table-cell office:value-type="float" office:value="5198" table:style-name="ce6">
            <text:p>5,198<text:s/></text:p>
          </table:table-cell>
          <table:table-cell office:value-type="float" office:value="4699" table:style-name="ce6">
            <text:p>4,699<text:s/></text:p>
          </table:table-cell>
          <table:table-cell office:value-type="float" office:value="1816" table:style-name="ce6">
            <text:p>1,816<text:s/></text:p>
          </table:table-cell>
          <table:table-cell office:value-type="float" office:value="1480" table:style-name="ce6">
            <text:p>1,480<text:s/></text:p>
          </table:table-cell>
          <table:table-cell office:value-type="float" office:value="4977" table:style-name="ce6">
            <text:p>4,977<text:s/></text:p>
          </table:table-cell>
          <table:table-cell office:value-type="float" office:value="1181" table:style-name="ce6">
            <text:p>1,181<text:s/></text:p>
          </table:table-cell>
          <table:table-cell office:value-type="float" office:value="1532" table:style-name="ce6">
            <text:p>1,532<text:s/></text:p>
          </table:table-cell>
          <table:table-cell office:value-type="float" office:value="1104" table:style-name="ce6">
            <text:p>1,104<text:s/></text:p>
          </table:table-cell>
          <table:table-cell office:value-type="float" office:value="2638" table:style-name="ce6">
            <text:p>2,638<text:s/></text:p>
          </table:table-cell>
          <table:table-cell office:value-type="float" office:value="3552" table:style-name="ce6">
            <text:p>3,552<text:s/></text:p>
          </table:table-cell>
          <table:table-cell office:value-type="float" office:value="6762" table:style-name="ce6">
            <text:p>6,762<text:s/></text:p>
          </table:table-cell>
          <table:table-cell office:value-type="float" office:value="6531" table:style-name="ce6">
            <text:p>6,531<text:s/></text:p>
          </table:table-cell>
          <table:table-cell office:value-type="float" office:value="1790" table:style-name="ce6">
            <text:p>1,790<text:s/></text:p>
          </table:table-cell>
          <table:table-cell office:value-type="float" office:value="3587" table:style-name="ce6">
            <text:p>3,587<text:s/></text:p>
          </table:table-cell>
          <table:table-cell office:value-type="float" office:value="1163" table:style-name="ce6">
            <text:p>1,163<text:s/></text:p>
          </table:table-cell>
          <table:table-cell office:value-type="float" office:value="2934" table:style-name="ce6">
            <text:p>2,934<text:s/></text:p>
          </table:table-cell>
          <table:table-cell office:value-type="float" office:value="2928" table:style-name="ce6">
            <text:p>2,928<text:s/></text:p>
          </table:table-cell>
          <table:table-cell office:value-type="float" office:value="2376" table:style-name="ce6">
            <text:p>2,376<text:s/></text:p>
          </table:table-cell>
          <table:table-cell office:value-type="float" office:value="12481" table:style-name="ce6">
            <text:p>12,481<text:s/></text:p>
          </table:table-cell>
          <table:table-cell office:value-type="float" office:value="1147" table:style-name="ce6">
            <text:p>1,147<text:s/></text:p>
          </table:table-cell>
          <table:table-cell office:value-type="float" office:value="5384" table:style-name="ce6">
            <text:p>5,384<text:s/></text:p>
          </table:table-cell>
          <table:table-cell office:value-type="float" office:value="5303" table:style-name="ce6">
            <text:p>5,303<text:s/></text:p>
          </table:table-cell>
          <table:table-cell office:value-type="float" office:value="6373" table:style-name="ce6">
            <text:p>6,373<text:s/></text:p>
          </table:table-cell>
          <table:table-cell office:value-type="float" office:value="10021" table:style-name="ce6">
            <text:p>10,021<text:s/></text:p>
          </table:table-cell>
          <table:table-cell office:value-type="float" office:value="6081" table:style-name="ce6">
            <text:p>6,081<text:s/></text:p>
          </table:table-cell>
          <table:table-cell office:value-type="float" office:value="4354" table:style-name="ce6">
            <text:p>4,354<text:s/></text:p>
          </table:table-cell>
          <table:table-cell office:value-type="float" office:value="7843" table:style-name="ce6">
            <text:p>7,843<text:s/></text:p>
          </table:table-cell>
          <table:table-cell office:value-type="float" office:value="6344" table:style-name="ce6">
            <text:p>6,344<text:s/></text:p>
          </table:table-cell>
          <table:table-cell office:value-type="float" office:value="12403" table:style-name="ce6">
            <text:p>12,403<text:s/></text:p>
          </table:table-cell>
          <table:table-cell office:value-type="float" office:value="8815" table:style-name="ce6">
            <text:p>8,815<text:s/></text:p>
          </table:table-cell>
          <table:table-cell office:value-type="float" office:value="3630" table:style-name="ce6">
            <text:p>3,630<text:s/></text:p>
          </table:table-cell>
          <table:table-cell office:value-type="float" office:value="14346" table:style-name="ce6">
            <text:p>14,346<text:s/></text:p>
          </table:table-cell>
          <table:table-cell office:value-type="float" office:value="10473" table:style-name="ce6">
            <text:p>10,473<text:s/></text:p>
          </table:table-cell>
          <table:table-cell office:value-type="float" office:value="11393" table:style-name="ce6">
            <text:p>11,393<text:s/></text:p>
          </table:table-cell>
          <table:table-cell office:value-type="float" office:value="9213" table:style-name="ce6">
            <text:p>9,213<text:s/></text:p>
          </table:table-cell>
          <table:table-cell office:value-type="float" office:value="12793" table:style-name="ce6">
            <text:p>12,793<text:s/></text:p>
          </table:table-cell>
          <table:table-cell office:value-type="float" office:value="39694" table:style-name="ce6">
            <text:p>39,694<text:s/></text:p>
          </table:table-cell>
          <table:table-cell office:value-type="float" office:value="14068" table:style-name="ce6">
            <text:p>14,068<text:s/></text:p>
          </table:table-cell>
          <table:table-cell office:value-type="float" office:value="8812" table:style-name="ce6">
            <text:p>8,812<text:s/></text:p>
          </table:table-cell>
          <table:table-cell office:value-type="float" office:value="9351" table:style-name="ce6">
            <text:p>9,351<text:s/></text:p>
          </table:table-cell>
          <table:table-cell office:value-type="float" office:value="9449" table:style-name="ce6">
            <text:p>9,449<text:s/></text:p>
          </table:table-cell>
          <table:table-cell office:value-type="float" office:value="7937" table:style-name="ce6">
            <text:p>7,937<text:s/></text:p>
          </table:table-cell>
          <table:table-cell office:value-type="float" office:value="9292" table:style-name="ce6">
            <text:p>9,292<text:s/></text:p>
          </table:table-cell>
          <table:table-cell office:value-type="float" office:value="9602" table:style-name="ce6">
            <text:p>9,602<text:s/></text:p>
          </table:table-cell>
          <table:table-cell office:value-type="float" office:value="5389" table:style-name="ce6">
            <text:p>5,389<text:s/></text:p>
          </table:table-cell>
          <table:table-cell office:value-type="float" office:value="12735" table:style-name="ce6">
            <text:p>12,735<text:s/></text:p>
          </table:table-cell>
          <table:table-cell office:value-type="float" office:value="3289" table:style-name="ce6">
            <text:p>3,289<text:s/></text:p>
          </table:table-cell>
          <table:table-cell office:value-type="float" office:value="4103" table:style-name="ce6">
            <text:p>4,103<text:s/></text:p>
          </table:table-cell>
          <table:table-cell office:value-type="float" office:value="7031" table:style-name="ce6">
            <text:p>7,031<text:s/></text:p>
          </table:table-cell>
          <table:table-cell office:value-type="float" office:value="1249" table:style-name="ce6">
            <text:p>1,249<text:s/></text:p>
          </table:table-cell>
          <table:table-cell office:value-type="float" office:value="1718" table:style-name="ce6">
            <text:p>1,718<text:s/></text:p>
          </table:table-cell>
          <table:table-cell office:value-type="float" office:value="1584" table:style-name="ce6">
            <text:p>1,584<text:s/></text:p>
          </table:table-cell>
          <table:table-cell office:value-type="float" office:value="4607" table:style-name="ce6">
            <text:p>4,607<text:s/></text:p>
          </table:table-cell>
          <table:table-cell office:value-type="float" office:value="4241" table:style-name="ce6">
            <text:p>4,241<text:s/></text:p>
          </table:table-cell>
          <table:table-cell office:value-type="float" office:value="5137" table:style-name="ce6">
            <text:p>5,137<text:s/></text:p>
          </table:table-cell>
          <table:table-cell office:value-type="float" office:value="12706" table:style-name="ce6">
            <text:p>12,706<text:s/></text:p>
          </table:table-cell>
          <table:table-cell office:value-type="float" office:value="4464" table:style-name="ce6">
            <text:p>4,464<text:s/></text:p>
          </table:table-cell>
          <table:table-cell office:value-type="float" office:value="5232" table:style-name="ce6">
            <text:p>5,232<text:s/></text:p>
          </table:table-cell>
          <table:table-cell office:value-type="float" office:value="3767" table:style-name="ce6">
            <text:p>3,767<text:s/></text:p>
          </table:table-cell>
          <table:table-cell office:value-type="float" office:value="9556" table:style-name="ce6">
            <text:p>9,556<text:s/></text:p>
          </table:table-cell>
          <table:table-cell office:value-type="float" office:value="11725" table:style-name="ce6">
            <text:p>11,725<text:s/></text:p>
          </table:table-cell>
          <table:table-cell office:value-type="float" office:value="11911" table:style-name="ce6">
            <text:p>11,911<text:s/></text:p>
          </table:table-cell>
          <table:table-cell office:value-type="float" office:value="13509" table:style-name="ce6">
            <text:p>13,509<text:s/></text:p>
          </table:table-cell>
          <table:table-cell office:value-type="float" office:value="16298" table:style-name="ce6">
            <text:p>16,298<text:s/></text:p>
          </table:table-cell>
          <table:table-cell office:value-type="float" office:value="11204" table:style-name="ce6">
            <text:p>11,204<text:s/></text:p>
          </table:table-cell>
          <table:table-cell office:value-type="float" office:value="8630" table:style-name="ce6">
            <text:p>8,630<text:s/></text:p>
          </table:table-cell>
          <table:table-cell office:value-type="float" office:value="18480" table:style-name="ce6">
            <text:p>18,480<text:s/></text:p>
          </table:table-cell>
          <table:table-cell office:value-type="float" office:value="7400" table:style-name="ce6">
            <text:p>7,400<text:s/></text:p>
          </table:table-cell>
          <table:table-cell office:value-type="float" office:value="12213" table:style-name="ce6">
            <text:p>12,213<text:s/></text:p>
          </table:table-cell>
          <table:table-cell office:value-type="float" office:value="11881" table:style-name="ce6">
            <text:p>11,881<text:s/></text:p>
          </table:table-cell>
          <table:table-cell office:value-type="float" office:value="7130" table:style-name="ce6">
            <text:p>7,130<text:s/></text:p>
          </table:table-cell>
          <table:table-cell office:value-type="float" office:value="20763" table:style-name="ce6">
            <text:p>20,763<text:s/></text:p>
          </table:table-cell>
          <table:table-cell office:value-type="float" office:value="8019" table:style-name="ce6">
            <text:p>8,019<text:s/></text:p>
          </table:table-cell>
          <table:table-cell office:value-type="float" office:value="6925" table:style-name="ce6">
            <text:p>6,925<text:s/></text:p>
          </table:table-cell>
          <table:table-cell office:value-type="float" office:value="6921" table:style-name="ce6">
            <text:p>6,921<text:s/></text:p>
          </table:table-cell>
          <table:table-cell office:value-type="float" office:value="6869" table:style-name="ce6">
            <text:p>6,869<text:s/></text:p>
          </table:table-cell>
          <table:table-cell office:value-type="float" office:value="5415" table:style-name="ce6">
            <text:p>5,415<text:s/></text:p>
          </table:table-cell>
          <table:table-cell office:value-type="float" office:value="8920" table:style-name="ce6">
            <text:p>8,920<text:s/></text:p>
          </table:table-cell>
          <table:table-cell office:value-type="float" office:value="8295" table:style-name="ce6">
            <text:p>8,295<text:s/></text:p>
          </table:table-cell>
          <table:table-cell office:value-type="float" office:value="3066" table:style-name="ce6">
            <text:p>3,066<text:s/></text:p>
          </table:table-cell>
          <table:table-cell office:value-type="float" office:value="4959" table:style-name="ce6">
            <text:p>4,959<text:s/></text:p>
          </table:table-cell>
          <table:table-cell office:value-type="float" office:value="17046" table:style-name="ce6">
            <text:p>17,046<text:s/></text:p>
          </table:table-cell>
          <table:table-cell office:value-type="float" office:value="8363" table:style-name="ce6">
            <text:p>8,363<text:s/></text:p>
          </table:table-cell>
          <table:table-cell office:value-type="float" office:value="10043" table:style-name="ce6">
            <text:p>10,043<text:s/></text:p>
          </table:table-cell>
          <table:table-cell office:value-type="float" office:value="10031" table:style-name="ce6">
            <text:p>10,031<text:s/></text:p>
          </table:table-cell>
          <table:table-cell office:value-type="float" office:value="3682" table:style-name="ce6">
            <text:p>3,682<text:s/></text:p>
          </table:table-cell>
          <table:table-cell office:value-type="float" office:value="4355" table:style-name="ce6">
            <text:p>4,355<text:s/></text:p>
          </table:table-cell>
          <table:table-cell office:value-type="float" office:value="2860" table:style-name="ce6">
            <text:p>2,860<text:s/></text:p>
          </table:table-cell>
          <table:table-cell office:value-type="float" office:value="2809" table:style-name="ce6">
            <text:p>2,809<text:s/></text:p>
          </table:table-cell>
          <table:table-cell office:value-type="float" office:value="2783" table:style-name="ce6">
            <text:p>2,783<text:s/></text:p>
          </table:table-cell>
          <table:table-cell office:value-type="float" office:value="4689" table:style-name="ce6">
            <text:p>4,689<text:s/></text:p>
          </table:table-cell>
          <table:table-cell office:value-type="float" office:value="4269" table:style-name="ce6">
            <text:p>4,269<text:s/></text:p>
          </table:table-cell>
          <table:table-cell office:value-type="float" office:value="5208" table:style-name="ce6">
            <text:p>5,208<text:s/></text:p>
          </table:table-cell>
          <table:table-cell office:value-type="float" office:value="7302" table:style-name="ce6">
            <text:p>7,302<text:s/></text:p>
          </table:table-cell>
          <table:table-cell office:value-type="float" office:value="11942" table:style-name="ce6">
            <text:p>11,942<text:s/></text:p>
          </table:table-cell>
          <table:table-cell office:value-type="float" office:value="7917" table:style-name="ce6">
            <text:p>7,917<text:s/></text:p>
          </table:table-cell>
          <table:table-cell office:value-type="float" office:value="6094" table:style-name="ce6">
            <text:p>6,094<text:s/></text:p>
          </table:table-cell>
          <table:table-cell office:value-type="float" office:value="5193" table:style-name="ce6">
            <text:p>5,193<text:s/></text:p>
          </table:table-cell>
          <table:table-cell office:value-type="float" office:value="5251" table:style-name="ce6">
            <text:p>5,251<text:s/></text:p>
          </table:table-cell>
          <table:table-cell office:value-type="float" office:value="5660" table:style-name="ce6">
            <text:p>5,660<text:s/></text:p>
          </table:table-cell>
          <table:table-cell office:value-type="float" office:value="5496" table:style-name="ce6">
            <text:p>5,496<text:s/></text:p>
          </table:table-cell>
          <table:table-cell office:value-type="float" office:value="4960" table:style-name="ce6">
            <text:p>4,960<text:s/></text:p>
          </table:table-cell>
          <table:table-cell office:value-type="float" office:value="4774" table:style-name="ce6">
            <text:p>4,774<text:s/></text:p>
          </table:table-cell>
          <table:table-cell office:value-type="float" office:value="604" table:style-name="ce6">
            <text:p>604<text:s/></text:p>
          </table:table-cell>
          <table:table-cell office:value-type="float" office:value="1096" table:style-name="ce6">
            <text:p>1,096<text:s/></text:p>
          </table:table-cell>
          <table:table-cell office:value-type="float" office:value="1690" table:style-name="ce6">
            <text:p>1,690<text:s/></text:p>
          </table:table-cell>
          <table:table-cell office:value-type="float" office:value="2286" table:style-name="ce6">
            <text:p>2,286<text:s/></text:p>
          </table:table-cell>
          <table:table-cell office:value-type="float" office:value="1331" table:style-name="ce6">
            <text:p>1,331<text:s/></text:p>
          </table:table-cell>
          <table:table-cell office:value-type="float" office:value="1946" table:style-name="ce6">
            <text:p>1,946<text:s/></text:p>
          </table:table-cell>
          <table:table-cell office:value-type="float" office:value="1323" table:style-name="ce6">
            <text:p>1,323<text:s/></text:p>
          </table:table-cell>
          <table:table-cell office:value-type="float" office:value="3303" table:style-name="ce6">
            <text:p>3,303<text:s/></text:p>
          </table:table-cell>
          <table:table-cell office:value-type="float" office:value="1010" table:style-name="ce6">
            <text:p>1,010<text:s/></text:p>
          </table:table-cell>
          <table:table-cell office:value-type="float" office:value="1606" table:style-name="ce6">
            <text:p>1,606<text:s/></text:p>
          </table:table-cell>
          <table:table-cell office:value-type="float" office:value="2210" table:style-name="ce6">
            <text:p>2,210<text:s/></text:p>
          </table:table-cell>
          <table:table-cell table:number-columns-repeated="16264"/>
        </table:table-row>
        <table:table-row table:style-name="ro2">
          <table:table-cell office:value-type="date" office:date-value="2021-07-27T00:00:00" table:style-name="ce5">
            <text:p>2021/7/27</text:p>
          </table:table-cell>
          <table:table-cell office:value-type="float" office:value="1535" table:style-name="ce6">
            <text:p>1,535<text:s/></text:p>
          </table:table-cell>
          <table:table-cell office:value-type="float" office:value="6423" table:style-name="ce6">
            <text:p>6,423<text:s/></text:p>
          </table:table-cell>
          <table:table-cell office:value-type="float" office:value="18987" table:style-name="ce6">
            <text:p>18,987<text:s/></text:p>
          </table:table-cell>
          <table:table-cell office:value-type="float" office:value="17332" table:style-name="ce6">
            <text:p>17,332<text:s/></text:p>
          </table:table-cell>
          <table:table-cell office:value-type="float" office:value="9791" table:style-name="ce6">
            <text:p>9,791<text:s/></text:p>
          </table:table-cell>
          <table:table-cell office:value-type="float" office:value="5839" table:style-name="ce6">
            <text:p>5,839<text:s/></text:p>
          </table:table-cell>
          <table:table-cell office:value-type="float" office:value="5302" table:style-name="ce6">
            <text:p>5,302<text:s/></text:p>
          </table:table-cell>
          <table:table-cell office:value-type="float" office:value="2003" table:style-name="ce6">
            <text:p>2,003<text:s/></text:p>
          </table:table-cell>
          <table:table-cell office:value-type="float" office:value="1692" table:style-name="ce6">
            <text:p>1,692<text:s/></text:p>
          </table:table-cell>
          <table:table-cell office:value-type="float" office:value="5318" table:style-name="ce6">
            <text:p>5,318<text:s/></text:p>
          </table:table-cell>
          <table:table-cell office:value-type="float" office:value="1280" table:style-name="ce6">
            <text:p>1,280<text:s/></text:p>
          </table:table-cell>
          <table:table-cell office:value-type="float" office:value="1686" table:style-name="ce6">
            <text:p>1,686<text:s/></text:p>
          </table:table-cell>
          <table:table-cell office:value-type="float" office:value="1291" table:style-name="ce6">
            <text:p>1,291<text:s/></text:p>
          </table:table-cell>
          <table:table-cell office:value-type="float" office:value="2853" table:style-name="ce6">
            <text:p>2,853<text:s/></text:p>
          </table:table-cell>
          <table:table-cell office:value-type="float" office:value="4042" table:style-name="ce6">
            <text:p>4,042<text:s/></text:p>
          </table:table-cell>
          <table:table-cell office:value-type="float" office:value="7884" table:style-name="ce6">
            <text:p>7,884<text:s/></text:p>
          </table:table-cell>
          <table:table-cell office:value-type="float" office:value="7781" table:style-name="ce6">
            <text:p>7,781<text:s/></text:p>
          </table:table-cell>
          <table:table-cell office:value-type="float" office:value="1977" table:style-name="ce6">
            <text:p>1,977<text:s/></text:p>
          </table:table-cell>
          <table:table-cell office:value-type="float" office:value="4042" table:style-name="ce6">
            <text:p>4,042<text:s/></text:p>
          </table:table-cell>
          <table:table-cell office:value-type="float" office:value="1398" table:style-name="ce6">
            <text:p>1,398<text:s/></text:p>
          </table:table-cell>
          <table:table-cell office:value-type="float" office:value="3315" table:style-name="ce6">
            <text:p>3,315<text:s/></text:p>
          </table:table-cell>
          <table:table-cell office:value-type="float" office:value="3418" table:style-name="ce6">
            <text:p>3,418<text:s/></text:p>
          </table:table-cell>
          <table:table-cell office:value-type="float" office:value="2583" table:style-name="ce6">
            <text:p>2,583<text:s/></text:p>
          </table:table-cell>
          <table:table-cell office:value-type="float" office:value="14230" table:style-name="ce6">
            <text:p>14,230<text:s/></text:p>
          </table:table-cell>
          <table:table-cell office:value-type="float" office:value="1404" table:style-name="ce6">
            <text:p>1,404<text:s/></text:p>
          </table:table-cell>
          <table:table-cell office:value-type="float" office:value="6018" table:style-name="ce6">
            <text:p>6,018<text:s/></text:p>
          </table:table-cell>
          <table:table-cell office:value-type="float" office:value="5917" table:style-name="ce6">
            <text:p>5,917<text:s/></text:p>
          </table:table-cell>
          <table:table-cell office:value-type="float" office:value="7318" table:style-name="ce6">
            <text:p>7,318<text:s/></text:p>
          </table:table-cell>
          <table:table-cell office:value-type="float" office:value="11183" table:style-name="ce6">
            <text:p>11,183<text:s/></text:p>
          </table:table-cell>
          <table:table-cell office:value-type="float" office:value="7009" table:style-name="ce6">
            <text:p>7,009<text:s/></text:p>
          </table:table-cell>
          <table:table-cell office:value-type="float" office:value="4977" table:style-name="ce6">
            <text:p>4,977<text:s/></text:p>
          </table:table-cell>
          <table:table-cell office:value-type="float" office:value="9319" table:style-name="ce6">
            <text:p>9,319<text:s/></text:p>
          </table:table-cell>
          <table:table-cell office:value-type="float" office:value="7170" table:style-name="ce6">
            <text:p>7,170<text:s/></text:p>
          </table:table-cell>
          <table:table-cell office:value-type="float" office:value="13935" table:style-name="ce6">
            <text:p>13,935<text:s/></text:p>
          </table:table-cell>
          <table:table-cell office:value-type="float" office:value="10308" table:style-name="ce6">
            <text:p>10,308<text:s/></text:p>
          </table:table-cell>
          <table:table-cell office:value-type="float" office:value="4295" table:style-name="ce6">
            <text:p>4,295<text:s/></text:p>
          </table:table-cell>
          <table:table-cell office:value-type="float" office:value="16199" table:style-name="ce6">
            <text:p>16,199<text:s/></text:p>
          </table:table-cell>
          <table:table-cell office:value-type="float" office:value="11877" table:style-name="ce6">
            <text:p>11,877<text:s/></text:p>
          </table:table-cell>
          <table:table-cell office:value-type="float" office:value="13001" table:style-name="ce6">
            <text:p>13,001<text:s/></text:p>
          </table:table-cell>
          <table:table-cell office:value-type="float" office:value="10263" table:style-name="ce6">
            <text:p>10,263<text:s/></text:p>
          </table:table-cell>
          <table:table-cell office:value-type="float" office:value="13223" table:style-name="ce6">
            <text:p>13,223<text:s/></text:p>
          </table:table-cell>
          <table:table-cell office:value-type="float" office:value="43067" table:style-name="ce6">
            <text:p>43,067<text:s/></text:p>
          </table:table-cell>
          <table:table-cell office:value-type="float" office:value="15670" table:style-name="ce6">
            <text:p>15,670<text:s/></text:p>
          </table:table-cell>
          <table:table-cell office:value-type="float" office:value="9564" table:style-name="ce6">
            <text:p>9,564<text:s/></text:p>
          </table:table-cell>
          <table:table-cell office:value-type="float" office:value="10373" table:style-name="ce6">
            <text:p>10,373<text:s/></text:p>
          </table:table-cell>
          <table:table-cell office:value-type="float" office:value="10999" table:style-name="ce6">
            <text:p>10,999<text:s/></text:p>
          </table:table-cell>
          <table:table-cell office:value-type="float" office:value="9064" table:style-name="ce6">
            <text:p>9,064<text:s/></text:p>
          </table:table-cell>
          <table:table-cell office:value-type="float" office:value="10052" table:style-name="ce6">
            <text:p>10,052<text:s/></text:p>
          </table:table-cell>
          <table:table-cell office:value-type="float" office:value="10644" table:style-name="ce6">
            <text:p>10,644<text:s/></text:p>
          </table:table-cell>
          <table:table-cell office:value-type="float" office:value="5859" table:style-name="ce6">
            <text:p>5,859<text:s/></text:p>
          </table:table-cell>
          <table:table-cell office:value-type="float" office:value="13712" table:style-name="ce6">
            <text:p>13,712<text:s/></text:p>
          </table:table-cell>
          <table:table-cell office:value-type="float" office:value="3686" table:style-name="ce6">
            <text:p>3,686<text:s/></text:p>
          </table:table-cell>
          <table:table-cell office:value-type="float" office:value="4406" table:style-name="ce6">
            <text:p>4,406<text:s/></text:p>
          </table:table-cell>
          <table:table-cell office:value-type="float" office:value="7750" table:style-name="ce6">
            <text:p>7,750<text:s/></text:p>
          </table:table-cell>
          <table:table-cell office:value-type="float" office:value="1378" table:style-name="ce6">
            <text:p>1,378<text:s/></text:p>
          </table:table-cell>
          <table:table-cell office:value-type="float" office:value="1986" table:style-name="ce6">
            <text:p>1,986<text:s/></text:p>
          </table:table-cell>
          <table:table-cell office:value-type="float" office:value="1695" table:style-name="ce6">
            <text:p>1,695<text:s/></text:p>
          </table:table-cell>
          <table:table-cell office:value-type="float" office:value="5022" table:style-name="ce6">
            <text:p>5,022<text:s/></text:p>
          </table:table-cell>
          <table:table-cell office:value-type="float" office:value="4598" table:style-name="ce6">
            <text:p>4,598<text:s/></text:p>
          </table:table-cell>
          <table:table-cell office:value-type="float" office:value="5805" table:style-name="ce6">
            <text:p>5,805<text:s/></text:p>
          </table:table-cell>
          <table:table-cell office:value-type="float" office:value="14145" table:style-name="ce6">
            <text:p>14,145<text:s/></text:p>
          </table:table-cell>
          <table:table-cell office:value-type="float" office:value="4926" table:style-name="ce6">
            <text:p>4,926<text:s/></text:p>
          </table:table-cell>
          <table:table-cell office:value-type="float" office:value="5711" table:style-name="ce6">
            <text:p>5,711<text:s/></text:p>
          </table:table-cell>
          <table:table-cell office:value-type="float" office:value="4144" table:style-name="ce6">
            <text:p>4,144<text:s/></text:p>
          </table:table-cell>
          <table:table-cell office:value-type="float" office:value="10788" table:style-name="ce6">
            <text:p>10,788<text:s/></text:p>
          </table:table-cell>
          <table:table-cell office:value-type="float" office:value="13302" table:style-name="ce6">
            <text:p>13,302<text:s/></text:p>
          </table:table-cell>
          <table:table-cell office:value-type="float" office:value="13696" table:style-name="ce6">
            <text:p>13,696<text:s/></text:p>
          </table:table-cell>
          <table:table-cell office:value-type="float" office:value="15164" table:style-name="ce6">
            <text:p>15,164<text:s/></text:p>
          </table:table-cell>
          <table:table-cell office:value-type="float" office:value="18289" table:style-name="ce6">
            <text:p>18,289<text:s/></text:p>
          </table:table-cell>
          <table:table-cell office:value-type="float" office:value="12566" table:style-name="ce6">
            <text:p>12,566<text:s/></text:p>
          </table:table-cell>
          <table:table-cell office:value-type="float" office:value="10124" table:style-name="ce6">
            <text:p>10,124<text:s/></text:p>
          </table:table-cell>
          <table:table-cell office:value-type="float" office:value="20909" table:style-name="ce6">
            <text:p>20,909<text:s/></text:p>
          </table:table-cell>
          <table:table-cell office:value-type="float" office:value="8351" table:style-name="ce6">
            <text:p>8,351<text:s/></text:p>
          </table:table-cell>
          <table:table-cell office:value-type="float" office:value="13336" table:style-name="ce6">
            <text:p>13,336<text:s/></text:p>
          </table:table-cell>
          <table:table-cell office:value-type="float" office:value="13514" table:style-name="ce6">
            <text:p>13,514<text:s/></text:p>
          </table:table-cell>
          <table:table-cell office:value-type="float" office:value="8236" table:style-name="ce6">
            <text:p>8,236<text:s/></text:p>
          </table:table-cell>
          <table:table-cell office:value-type="float" office:value="23628" table:style-name="ce6">
            <text:p>23,628<text:s/></text:p>
          </table:table-cell>
          <table:table-cell office:value-type="float" office:value="9309" table:style-name="ce6">
            <text:p>9,309<text:s/></text:p>
          </table:table-cell>
          <table:table-cell office:value-type="float" office:value="7975" table:style-name="ce6">
            <text:p>7,975<text:s/></text:p>
          </table:table-cell>
          <table:table-cell office:value-type="float" office:value="7715" table:style-name="ce6">
            <text:p>7,715<text:s/></text:p>
          </table:table-cell>
          <table:table-cell office:value-type="float" office:value="7583" table:style-name="ce6">
            <text:p>7,583<text:s/></text:p>
          </table:table-cell>
          <table:table-cell office:value-type="float" office:value="6053" table:style-name="ce6">
            <text:p>6,053<text:s/></text:p>
          </table:table-cell>
          <table:table-cell office:value-type="float" office:value="10365" table:style-name="ce6">
            <text:p>10,365<text:s/></text:p>
          </table:table-cell>
          <table:table-cell office:value-type="float" office:value="9147" table:style-name="ce6">
            <text:p>9,147<text:s/></text:p>
          </table:table-cell>
          <table:table-cell office:value-type="float" office:value="3464" table:style-name="ce6">
            <text:p>3,464<text:s/></text:p>
          </table:table-cell>
          <table:table-cell office:value-type="float" office:value="5601" table:style-name="ce6">
            <text:p>5,601<text:s/></text:p>
          </table:table-cell>
          <table:table-cell office:value-type="float" office:value="18863" table:style-name="ce6">
            <text:p>18,863<text:s/></text:p>
          </table:table-cell>
          <table:table-cell office:value-type="float" office:value="9622" table:style-name="ce6">
            <text:p>9,622<text:s/></text:p>
          </table:table-cell>
          <table:table-cell office:value-type="float" office:value="11044" table:style-name="ce6">
            <text:p>11,044<text:s/></text:p>
          </table:table-cell>
          <table:table-cell office:value-type="float" office:value="11278" table:style-name="ce6">
            <text:p>11,278<text:s/></text:p>
          </table:table-cell>
          <table:table-cell office:value-type="float" office:value="3961" table:style-name="ce6">
            <text:p>3,961<text:s/></text:p>
          </table:table-cell>
          <table:table-cell office:value-type="float" office:value="4847" table:style-name="ce6">
            <text:p>4,847<text:s/></text:p>
          </table:table-cell>
          <table:table-cell office:value-type="float" office:value="3147" table:style-name="ce6">
            <text:p>3,147<text:s/></text:p>
          </table:table-cell>
          <table:table-cell office:value-type="float" office:value="3059" table:style-name="ce6">
            <text:p>3,059<text:s/></text:p>
          </table:table-cell>
          <table:table-cell office:value-type="float" office:value="3116" table:style-name="ce6">
            <text:p>3,116<text:s/></text:p>
          </table:table-cell>
          <table:table-cell office:value-type="float" office:value="5113" table:style-name="ce6">
            <text:p>5,113<text:s/></text:p>
          </table:table-cell>
          <table:table-cell office:value-type="float" office:value="4764" table:style-name="ce6">
            <text:p>4,764<text:s/></text:p>
          </table:table-cell>
          <table:table-cell office:value-type="float" office:value="5781" table:style-name="ce6">
            <text:p>5,781<text:s/></text:p>
          </table:table-cell>
          <table:table-cell office:value-type="float" office:value="8002" table:style-name="ce6">
            <text:p>8,002<text:s/></text:p>
          </table:table-cell>
          <table:table-cell office:value-type="float" office:value="13283" table:style-name="ce6">
            <text:p>13,283<text:s/></text:p>
          </table:table-cell>
          <table:table-cell office:value-type="float" office:value="9003" table:style-name="ce6">
            <text:p>9,003<text:s/></text:p>
          </table:table-cell>
          <table:table-cell office:value-type="float" office:value="6887" table:style-name="ce6">
            <text:p>6,887<text:s/></text:p>
          </table:table-cell>
          <table:table-cell office:value-type="float" office:value="5718" table:style-name="ce6">
            <text:p>5,718<text:s/></text:p>
          </table:table-cell>
          <table:table-cell office:value-type="float" office:value="5897" table:style-name="ce6">
            <text:p>5,897<text:s/></text:p>
          </table:table-cell>
          <table:table-cell office:value-type="float" office:value="6299" table:style-name="ce6">
            <text:p>6,299<text:s/></text:p>
          </table:table-cell>
          <table:table-cell office:value-type="float" office:value="5959" table:style-name="ce6">
            <text:p>5,959<text:s/></text:p>
          </table:table-cell>
          <table:table-cell office:value-type="float" office:value="5494" table:style-name="ce6">
            <text:p>5,494<text:s/></text:p>
          </table:table-cell>
          <table:table-cell office:value-type="float" office:value="5283" table:style-name="ce6">
            <text:p>5,283<text:s/></text:p>
          </table:table-cell>
          <table:table-cell office:value-type="float" office:value="607" table:style-name="ce6">
            <text:p>607<text:s/></text:p>
          </table:table-cell>
          <table:table-cell office:value-type="float" office:value="1179" table:style-name="ce6">
            <text:p>1,179<text:s/></text:p>
          </table:table-cell>
          <table:table-cell office:value-type="float" office:value="1823" table:style-name="ce6">
            <text:p>1,823<text:s/></text:p>
          </table:table-cell>
          <table:table-cell office:value-type="float" office:value="2382" table:style-name="ce6">
            <text:p>2,382<text:s/></text:p>
          </table:table-cell>
          <table:table-cell office:value-type="float" office:value="1421" table:style-name="ce6">
            <text:p>1,421<text:s/></text:p>
          </table:table-cell>
          <table:table-cell office:value-type="float" office:value="2172" table:style-name="ce6">
            <text:p>2,172<text:s/></text:p>
          </table:table-cell>
          <table:table-cell office:value-type="float" office:value="1435" table:style-name="ce6">
            <text:p>1,435<text:s/></text:p>
          </table:table-cell>
          <table:table-cell office:value-type="float" office:value="3435" table:style-name="ce6">
            <text:p>3,435<text:s/></text:p>
          </table:table-cell>
          <table:table-cell office:value-type="float" office:value="1119" table:style-name="ce6">
            <text:p>1,119<text:s/></text:p>
          </table:table-cell>
          <table:table-cell office:value-type="float" office:value="1768" table:style-name="ce6">
            <text:p>1,768<text:s/></text:p>
          </table:table-cell>
          <table:table-cell office:value-type="float" office:value="2398" table:style-name="ce6">
            <text:p>2,398<text:s/></text:p>
          </table:table-cell>
          <table:table-cell table:number-columns-repeated="16264"/>
        </table:table-row>
        <table:table-row table:style-name="ro2">
          <table:table-cell office:value-type="date" office:date-value="2021-07-28T00:00:00" table:style-name="ce5">
            <text:p>2021/7/28</text:p>
          </table:table-cell>
          <table:table-cell office:value-type="float" office:value="1636" table:style-name="ce6">
            <text:p>1,636<text:s/></text:p>
          </table:table-cell>
          <table:table-cell office:value-type="float" office:value="6497" table:style-name="ce6">
            <text:p>6,497<text:s/></text:p>
          </table:table-cell>
          <table:table-cell office:value-type="float" office:value="18913" table:style-name="ce6">
            <text:p>18,913<text:s/></text:p>
          </table:table-cell>
          <table:table-cell office:value-type="float" office:value="17529" table:style-name="ce6">
            <text:p>17,529<text:s/></text:p>
          </table:table-cell>
          <table:table-cell office:value-type="float" office:value="10081" table:style-name="ce6">
            <text:p>10,081<text:s/></text:p>
          </table:table-cell>
          <table:table-cell office:value-type="float" office:value="5873" table:style-name="ce6">
            <text:p>5,873<text:s/></text:p>
          </table:table-cell>
          <table:table-cell office:value-type="float" office:value="5328" table:style-name="ce6">
            <text:p>5,328<text:s/></text:p>
          </table:table-cell>
          <table:table-cell office:value-type="float" office:value="2030" table:style-name="ce6">
            <text:p>2,030<text:s/></text:p>
          </table:table-cell>
          <table:table-cell office:value-type="float" office:value="1694" table:style-name="ce6">
            <text:p>1,694<text:s/></text:p>
          </table:table-cell>
          <table:table-cell office:value-type="float" office:value="5544" table:style-name="ce6">
            <text:p>5,544<text:s/></text:p>
          </table:table-cell>
          <table:table-cell office:value-type="float" office:value="1299" table:style-name="ce6">
            <text:p>1,299<text:s/></text:p>
          </table:table-cell>
          <table:table-cell office:value-type="float" office:value="1696" table:style-name="ce6">
            <text:p>1,696<text:s/></text:p>
          </table:table-cell>
          <table:table-cell office:value-type="float" office:value="1260" table:style-name="ce6">
            <text:p>1,260<text:s/></text:p>
          </table:table-cell>
          <table:table-cell office:value-type="float" office:value="2935" table:style-name="ce6">
            <text:p>2,935<text:s/></text:p>
          </table:table-cell>
          <table:table-cell office:value-type="float" office:value="4062" table:style-name="ce6">
            <text:p>4,062<text:s/></text:p>
          </table:table-cell>
          <table:table-cell office:value-type="float" office:value="7841" table:style-name="ce6">
            <text:p>7,841<text:s/></text:p>
          </table:table-cell>
          <table:table-cell office:value-type="float" office:value="7671" table:style-name="ce6">
            <text:p>7,671<text:s/></text:p>
          </table:table-cell>
          <table:table-cell office:value-type="float" office:value="1991" table:style-name="ce6">
            <text:p>1,991<text:s/></text:p>
          </table:table-cell>
          <table:table-cell office:value-type="float" office:value="4090" table:style-name="ce6">
            <text:p>4,090<text:s/></text:p>
          </table:table-cell>
          <table:table-cell office:value-type="float" office:value="1354" table:style-name="ce6">
            <text:p>1,354<text:s/></text:p>
          </table:table-cell>
          <table:table-cell office:value-type="float" office:value="3365" table:style-name="ce6">
            <text:p>3,365<text:s/></text:p>
          </table:table-cell>
          <table:table-cell office:value-type="float" office:value="3389" table:style-name="ce6">
            <text:p>3,389<text:s/></text:p>
          </table:table-cell>
          <table:table-cell office:value-type="float" office:value="2547" table:style-name="ce6">
            <text:p>2,547<text:s/></text:p>
          </table:table-cell>
          <table:table-cell office:value-type="float" office:value="14084" table:style-name="ce6">
            <text:p>14,084<text:s/></text:p>
          </table:table-cell>
          <table:table-cell office:value-type="float" office:value="1419" table:style-name="ce6">
            <text:p>1,419<text:s/></text:p>
          </table:table-cell>
          <table:table-cell office:value-type="float" office:value="5970" table:style-name="ce6">
            <text:p>5,970<text:s/></text:p>
          </table:table-cell>
          <table:table-cell office:value-type="float" office:value="6007" table:style-name="ce6">
            <text:p>6,007<text:s/></text:p>
          </table:table-cell>
          <table:table-cell office:value-type="float" office:value="7741" table:style-name="ce6">
            <text:p>7,741<text:s/></text:p>
          </table:table-cell>
          <table:table-cell office:value-type="float" office:value="11205" table:style-name="ce6">
            <text:p>11,205<text:s/></text:p>
          </table:table-cell>
          <table:table-cell office:value-type="float" office:value="7013" table:style-name="ce6">
            <text:p>7,013<text:s/></text:p>
          </table:table-cell>
          <table:table-cell office:value-type="float" office:value="5114" table:style-name="ce6">
            <text:p>5,114<text:s/></text:p>
          </table:table-cell>
          <table:table-cell office:value-type="float" office:value="9255" table:style-name="ce6">
            <text:p>9,255<text:s/></text:p>
          </table:table-cell>
          <table:table-cell office:value-type="float" office:value="7255" table:style-name="ce6">
            <text:p>7,255<text:s/></text:p>
          </table:table-cell>
          <table:table-cell office:value-type="float" office:value="14005" table:style-name="ce6">
            <text:p>14,005<text:s/></text:p>
          </table:table-cell>
          <table:table-cell office:value-type="float" office:value="10387" table:style-name="ce6">
            <text:p>10,387<text:s/></text:p>
          </table:table-cell>
          <table:table-cell office:value-type="float" office:value="4355" table:style-name="ce6">
            <text:p>4,355<text:s/></text:p>
          </table:table-cell>
          <table:table-cell office:value-type="float" office:value="16154" table:style-name="ce6">
            <text:p>16,154<text:s/></text:p>
          </table:table-cell>
          <table:table-cell office:value-type="float" office:value="11695" table:style-name="ce6">
            <text:p>11,695<text:s/></text:p>
          </table:table-cell>
          <table:table-cell office:value-type="float" office:value="12700" table:style-name="ce6">
            <text:p>12,700<text:s/></text:p>
          </table:table-cell>
          <table:table-cell office:value-type="float" office:value="10174" table:style-name="ce6">
            <text:p>10,174<text:s/></text:p>
          </table:table-cell>
          <table:table-cell office:value-type="float" office:value="12982" table:style-name="ce6">
            <text:p>12,982<text:s/></text:p>
          </table:table-cell>
          <table:table-cell office:value-type="float" office:value="43279" table:style-name="ce6">
            <text:p>43,279<text:s/></text:p>
          </table:table-cell>
          <table:table-cell office:value-type="float" office:value="16535" table:style-name="ce6">
            <text:p>16,535<text:s/></text:p>
          </table:table-cell>
          <table:table-cell office:value-type="float" office:value="9668" table:style-name="ce6">
            <text:p>9,668<text:s/></text:p>
          </table:table-cell>
          <table:table-cell office:value-type="float" office:value="10532" table:style-name="ce6">
            <text:p>10,532<text:s/></text:p>
          </table:table-cell>
          <table:table-cell office:value-type="float" office:value="12315" table:style-name="ce6">
            <text:p>12,315<text:s/></text:p>
          </table:table-cell>
          <table:table-cell office:value-type="float" office:value="9169" table:style-name="ce6">
            <text:p>9,169<text:s/></text:p>
          </table:table-cell>
          <table:table-cell office:value-type="float" office:value="10371" table:style-name="ce6">
            <text:p>10,371<text:s/></text:p>
          </table:table-cell>
          <table:table-cell office:value-type="float" office:value="10779" table:style-name="ce6">
            <text:p>10,779<text:s/></text:p>
          </table:table-cell>
          <table:table-cell office:value-type="float" office:value="5806" table:style-name="ce6">
            <text:p>5,806<text:s/></text:p>
          </table:table-cell>
          <table:table-cell office:value-type="float" office:value="13700" table:style-name="ce6">
            <text:p>13,700<text:s/></text:p>
          </table:table-cell>
          <table:table-cell office:value-type="float" office:value="3697" table:style-name="ce6">
            <text:p>3,697<text:s/></text:p>
          </table:table-cell>
          <table:table-cell office:value-type="float" office:value="4471" table:style-name="ce6">
            <text:p>4,471<text:s/></text:p>
          </table:table-cell>
          <table:table-cell office:value-type="float" office:value="7601" table:style-name="ce6">
            <text:p>7,601<text:s/></text:p>
          </table:table-cell>
          <table:table-cell office:value-type="float" office:value="1334" table:style-name="ce6">
            <text:p>1,334<text:s/></text:p>
          </table:table-cell>
          <table:table-cell office:value-type="float" office:value="2024" table:style-name="ce6">
            <text:p>2,024<text:s/></text:p>
          </table:table-cell>
          <table:table-cell office:value-type="float" office:value="1615" table:style-name="ce6">
            <text:p>1,615<text:s/></text:p>
          </table:table-cell>
          <table:table-cell office:value-type="float" office:value="5011" table:style-name="ce6">
            <text:p>5,011<text:s/></text:p>
          </table:table-cell>
          <table:table-cell office:value-type="float" office:value="4529" table:style-name="ce6">
            <text:p>4,529<text:s/></text:p>
          </table:table-cell>
          <table:table-cell office:value-type="float" office:value="5824" table:style-name="ce6">
            <text:p>5,824<text:s/></text:p>
          </table:table-cell>
          <table:table-cell office:value-type="float" office:value="13819" table:style-name="ce6">
            <text:p>13,819<text:s/></text:p>
          </table:table-cell>
          <table:table-cell office:value-type="float" office:value="4904" table:style-name="ce6">
            <text:p>4,904<text:s/></text:p>
          </table:table-cell>
          <table:table-cell office:value-type="float" office:value="5868" table:style-name="ce6">
            <text:p>5,868<text:s/></text:p>
          </table:table-cell>
          <table:table-cell office:value-type="float" office:value="4032" table:style-name="ce6">
            <text:p>4,032<text:s/></text:p>
          </table:table-cell>
          <table:table-cell office:value-type="float" office:value="10779" table:style-name="ce6">
            <text:p>10,779<text:s/></text:p>
          </table:table-cell>
          <table:table-cell office:value-type="float" office:value="13207" table:style-name="ce6">
            <text:p>13,207<text:s/></text:p>
          </table:table-cell>
          <table:table-cell office:value-type="float" office:value="13664" table:style-name="ce6">
            <text:p>13,664<text:s/></text:p>
          </table:table-cell>
          <table:table-cell office:value-type="float" office:value="15077" table:style-name="ce6">
            <text:p>15,077<text:s/></text:p>
          </table:table-cell>
          <table:table-cell office:value-type="float" office:value="18333" table:style-name="ce6">
            <text:p>18,333<text:s/></text:p>
          </table:table-cell>
          <table:table-cell office:value-type="float" office:value="12624" table:style-name="ce6">
            <text:p>12,624<text:s/></text:p>
          </table:table-cell>
          <table:table-cell office:value-type="float" office:value="10252" table:style-name="ce6">
            <text:p>10,252<text:s/></text:p>
          </table:table-cell>
          <table:table-cell office:value-type="float" office:value="20887" table:style-name="ce6">
            <text:p>20,887<text:s/></text:p>
          </table:table-cell>
          <table:table-cell office:value-type="float" office:value="8755" table:style-name="ce6">
            <text:p>8,755<text:s/></text:p>
          </table:table-cell>
          <table:table-cell office:value-type="float" office:value="13735" table:style-name="ce6">
            <text:p>13,735<text:s/></text:p>
          </table:table-cell>
          <table:table-cell office:value-type="float" office:value="13493" table:style-name="ce6">
            <text:p>13,493<text:s/></text:p>
          </table:table-cell>
          <table:table-cell office:value-type="float" office:value="8211" table:style-name="ce6">
            <text:p>8,211<text:s/></text:p>
          </table:table-cell>
          <table:table-cell office:value-type="float" office:value="24010" table:style-name="ce6">
            <text:p>24,010<text:s/></text:p>
          </table:table-cell>
          <table:table-cell office:value-type="float" office:value="9249" table:style-name="ce6">
            <text:p>9,249<text:s/></text:p>
          </table:table-cell>
          <table:table-cell office:value-type="float" office:value="7776" table:style-name="ce6">
            <text:p>7,776<text:s/></text:p>
          </table:table-cell>
          <table:table-cell office:value-type="float" office:value="7695" table:style-name="ce6">
            <text:p>7,695<text:s/></text:p>
          </table:table-cell>
          <table:table-cell office:value-type="float" office:value="7495" table:style-name="ce6">
            <text:p>7,495<text:s/></text:p>
          </table:table-cell>
          <table:table-cell office:value-type="float" office:value="6154" table:style-name="ce6">
            <text:p>6,154<text:s/></text:p>
          </table:table-cell>
          <table:table-cell office:value-type="float" office:value="10548" table:style-name="ce6">
            <text:p>10,548<text:s/></text:p>
          </table:table-cell>
          <table:table-cell office:value-type="float" office:value="9237" table:style-name="ce6">
            <text:p>9,237<text:s/></text:p>
          </table:table-cell>
          <table:table-cell office:value-type="float" office:value="3452" table:style-name="ce6">
            <text:p>3,452<text:s/></text:p>
          </table:table-cell>
          <table:table-cell office:value-type="float" office:value="5571" table:style-name="ce6">
            <text:p>5,571<text:s/></text:p>
          </table:table-cell>
          <table:table-cell office:value-type="float" office:value="19535" table:style-name="ce6">
            <text:p>19,535<text:s/></text:p>
          </table:table-cell>
          <table:table-cell office:value-type="float" office:value="9621" table:style-name="ce6">
            <text:p>9,621<text:s/></text:p>
          </table:table-cell>
          <table:table-cell office:value-type="float" office:value="11134" table:style-name="ce6">
            <text:p>11,134<text:s/></text:p>
          </table:table-cell>
          <table:table-cell office:value-type="float" office:value="11222" table:style-name="ce6">
            <text:p>11,222<text:s/></text:p>
          </table:table-cell>
          <table:table-cell office:value-type="float" office:value="3878" table:style-name="ce6">
            <text:p>3,878<text:s/></text:p>
          </table:table-cell>
          <table:table-cell office:value-type="float" office:value="4957" table:style-name="ce6">
            <text:p>4,957<text:s/></text:p>
          </table:table-cell>
          <table:table-cell office:value-type="float" office:value="3147" table:style-name="ce6">
            <text:p>3,147<text:s/></text:p>
          </table:table-cell>
          <table:table-cell office:value-type="float" office:value="3125" table:style-name="ce6">
            <text:p>3,125<text:s/></text:p>
          </table:table-cell>
          <table:table-cell office:value-type="float" office:value="3127" table:style-name="ce6">
            <text:p>3,127<text:s/></text:p>
          </table:table-cell>
          <table:table-cell office:value-type="float" office:value="5009" table:style-name="ce6">
            <text:p>5,009<text:s/></text:p>
          </table:table-cell>
          <table:table-cell office:value-type="float" office:value="4698" table:style-name="ce6">
            <text:p>4,698<text:s/></text:p>
          </table:table-cell>
          <table:table-cell office:value-type="float" office:value="5950" table:style-name="ce6">
            <text:p>5,950<text:s/></text:p>
          </table:table-cell>
          <table:table-cell office:value-type="float" office:value="8003" table:style-name="ce6">
            <text:p>8,003<text:s/></text:p>
          </table:table-cell>
          <table:table-cell office:value-type="float" office:value="13623" table:style-name="ce6">
            <text:p>13,623<text:s/></text:p>
          </table:table-cell>
          <table:table-cell office:value-type="float" office:value="9120" table:style-name="ce6">
            <text:p>9,120<text:s/></text:p>
          </table:table-cell>
          <table:table-cell office:value-type="float" office:value="6887" table:style-name="ce6">
            <text:p>6,887<text:s/></text:p>
          </table:table-cell>
          <table:table-cell office:value-type="float" office:value="5783" table:style-name="ce6">
            <text:p>5,783<text:s/></text:p>
          </table:table-cell>
          <table:table-cell office:value-type="float" office:value="6037" table:style-name="ce6">
            <text:p>6,037<text:s/></text:p>
          </table:table-cell>
          <table:table-cell office:value-type="float" office:value="6352" table:style-name="ce6">
            <text:p>6,352<text:s/></text:p>
          </table:table-cell>
          <table:table-cell office:value-type="float" office:value="6045" table:style-name="ce6">
            <text:p>6,045<text:s/></text:p>
          </table:table-cell>
          <table:table-cell office:value-type="float" office:value="5474" table:style-name="ce6">
            <text:p>5,474<text:s/></text:p>
          </table:table-cell>
          <table:table-cell office:value-type="float" office:value="5307" table:style-name="ce6">
            <text:p>5,307<text:s/></text:p>
          </table:table-cell>
          <table:table-cell office:value-type="float" office:value="574" table:style-name="ce6">
            <text:p>574<text:s/></text:p>
          </table:table-cell>
          <table:table-cell office:value-type="float" office:value="1178" table:style-name="ce6">
            <text:p>1,178<text:s/></text:p>
          </table:table-cell>
          <table:table-cell office:value-type="float" office:value="1848" table:style-name="ce6">
            <text:p>1,848<text:s/></text:p>
          </table:table-cell>
          <table:table-cell office:value-type="float" office:value="2330" table:style-name="ce6">
            <text:p>2,330<text:s/></text:p>
          </table:table-cell>
          <table:table-cell office:value-type="float" office:value="1374" table:style-name="ce6">
            <text:p>1,374<text:s/></text:p>
          </table:table-cell>
          <table:table-cell office:value-type="float" office:value="2152" table:style-name="ce6">
            <text:p>2,152<text:s/></text:p>
          </table:table-cell>
          <table:table-cell office:value-type="float" office:value="1447" table:style-name="ce6">
            <text:p>1,447<text:s/></text:p>
          </table:table-cell>
          <table:table-cell office:value-type="float" office:value="3542" table:style-name="ce6">
            <text:p>3,542<text:s/></text:p>
          </table:table-cell>
          <table:table-cell office:value-type="float" office:value="1048" table:style-name="ce6">
            <text:p>1,048<text:s/></text:p>
          </table:table-cell>
          <table:table-cell office:value-type="float" office:value="1724" table:style-name="ce6">
            <text:p>1,724<text:s/></text:p>
          </table:table-cell>
          <table:table-cell office:value-type="float" office:value="2425" table:style-name="ce6">
            <text:p>2,425<text:s/></text:p>
          </table:table-cell>
          <table:table-cell table:number-columns-repeated="16264"/>
        </table:table-row>
        <table:table-row table:style-name="ro2">
          <table:table-cell office:value-type="date" office:date-value="2021-07-29T00:00:00" table:style-name="ce5">
            <text:p>2021/7/29</text:p>
          </table:table-cell>
          <table:table-cell office:value-type="float" office:value="1564" table:style-name="ce6">
            <text:p>1,564<text:s/></text:p>
          </table:table-cell>
          <table:table-cell office:value-type="float" office:value="6506" table:style-name="ce6">
            <text:p>6,506<text:s/></text:p>
          </table:table-cell>
          <table:table-cell office:value-type="float" office:value="19133" table:style-name="ce6">
            <text:p>19,133<text:s/></text:p>
          </table:table-cell>
          <table:table-cell office:value-type="float" office:value="17692" table:style-name="ce6">
            <text:p>17,692<text:s/></text:p>
          </table:table-cell>
          <table:table-cell office:value-type="float" office:value="10437" table:style-name="ce6">
            <text:p>10,437<text:s/></text:p>
          </table:table-cell>
          <table:table-cell office:value-type="float" office:value="5982" table:style-name="ce6">
            <text:p>5,982<text:s/></text:p>
          </table:table-cell>
          <table:table-cell office:value-type="float" office:value="5330" table:style-name="ce6">
            <text:p>5,330<text:s/></text:p>
          </table:table-cell>
          <table:table-cell office:value-type="float" office:value="2069" table:style-name="ce6">
            <text:p>2,069<text:s/></text:p>
          </table:table-cell>
          <table:table-cell office:value-type="float" office:value="1648" table:style-name="ce6">
            <text:p>1,648<text:s/></text:p>
          </table:table-cell>
          <table:table-cell office:value-type="float" office:value="5408" table:style-name="ce6">
            <text:p>5,408<text:s/></text:p>
          </table:table-cell>
          <table:table-cell office:value-type="float" office:value="1309" table:style-name="ce6">
            <text:p>1,309<text:s/></text:p>
          </table:table-cell>
          <table:table-cell office:value-type="float" office:value="1703" table:style-name="ce6">
            <text:p>1,703<text:s/></text:p>
          </table:table-cell>
          <table:table-cell office:value-type="float" office:value="1237" table:style-name="ce6">
            <text:p>1,237<text:s/></text:p>
          </table:table-cell>
          <table:table-cell office:value-type="float" office:value="2925" table:style-name="ce6">
            <text:p>2,925<text:s/></text:p>
          </table:table-cell>
          <table:table-cell office:value-type="float" office:value="4068" table:style-name="ce6">
            <text:p>4,068<text:s/></text:p>
          </table:table-cell>
          <table:table-cell office:value-type="float" office:value="7856" table:style-name="ce6">
            <text:p>7,856<text:s/></text:p>
          </table:table-cell>
          <table:table-cell office:value-type="float" office:value="7640" table:style-name="ce6">
            <text:p>7,640<text:s/></text:p>
          </table:table-cell>
          <table:table-cell office:value-type="float" office:value="1967" table:style-name="ce6">
            <text:p>1,967<text:s/></text:p>
          </table:table-cell>
          <table:table-cell office:value-type="float" office:value="4180" table:style-name="ce6">
            <text:p>4,180<text:s/></text:p>
          </table:table-cell>
          <table:table-cell office:value-type="float" office:value="1357" table:style-name="ce6">
            <text:p>1,357<text:s/></text:p>
          </table:table-cell>
          <table:table-cell office:value-type="float" office:value="3333" table:style-name="ce6">
            <text:p>3,333<text:s/></text:p>
          </table:table-cell>
          <table:table-cell office:value-type="float" office:value="3289" table:style-name="ce6">
            <text:p>3,289<text:s/></text:p>
          </table:table-cell>
          <table:table-cell office:value-type="float" office:value="2595" table:style-name="ce6">
            <text:p>2,595<text:s/></text:p>
          </table:table-cell>
          <table:table-cell office:value-type="float" office:value="14005" table:style-name="ce6">
            <text:p>14,005<text:s/></text:p>
          </table:table-cell>
          <table:table-cell office:value-type="float" office:value="1506" table:style-name="ce6">
            <text:p>1,506<text:s/></text:p>
          </table:table-cell>
          <table:table-cell office:value-type="float" office:value="5958" table:style-name="ce6">
            <text:p>5,958<text:s/></text:p>
          </table:table-cell>
          <table:table-cell office:value-type="float" office:value="5865" table:style-name="ce6">
            <text:p>5,865<text:s/></text:p>
          </table:table-cell>
          <table:table-cell office:value-type="float" office:value="7357" table:style-name="ce6">
            <text:p>7,357<text:s/></text:p>
          </table:table-cell>
          <table:table-cell office:value-type="float" office:value="10999" table:style-name="ce6">
            <text:p>10,999<text:s/></text:p>
          </table:table-cell>
          <table:table-cell office:value-type="float" office:value="6699" table:style-name="ce6">
            <text:p>6,699<text:s/></text:p>
          </table:table-cell>
          <table:table-cell office:value-type="float" office:value="5086" table:style-name="ce6">
            <text:p>5,086<text:s/></text:p>
          </table:table-cell>
          <table:table-cell office:value-type="float" office:value="9523" table:style-name="ce6">
            <text:p>9,523<text:s/></text:p>
          </table:table-cell>
          <table:table-cell office:value-type="float" office:value="7286" table:style-name="ce6">
            <text:p>7,286<text:s/></text:p>
          </table:table-cell>
          <table:table-cell office:value-type="float" office:value="14258" table:style-name="ce6">
            <text:p>14,258<text:s/></text:p>
          </table:table-cell>
          <table:table-cell office:value-type="float" office:value="10645" table:style-name="ce6">
            <text:p>10,645<text:s/></text:p>
          </table:table-cell>
          <table:table-cell office:value-type="float" office:value="4324" table:style-name="ce6">
            <text:p>4,324<text:s/></text:p>
          </table:table-cell>
          <table:table-cell office:value-type="float" office:value="16087" table:style-name="ce6">
            <text:p>16,087<text:s/></text:p>
          </table:table-cell>
          <table:table-cell office:value-type="float" office:value="11909" table:style-name="ce6">
            <text:p>11,909<text:s/></text:p>
          </table:table-cell>
          <table:table-cell office:value-type="float" office:value="12873" table:style-name="ce6">
            <text:p>12,873<text:s/></text:p>
          </table:table-cell>
          <table:table-cell office:value-type="float" office:value="10240" table:style-name="ce6">
            <text:p>10,240<text:s/></text:p>
          </table:table-cell>
          <table:table-cell office:value-type="float" office:value="12809" table:style-name="ce6">
            <text:p>12,809<text:s/></text:p>
          </table:table-cell>
          <table:table-cell office:value-type="float" office:value="43593" table:style-name="ce6">
            <text:p>43,593<text:s/></text:p>
          </table:table-cell>
          <table:table-cell office:value-type="float" office:value="16321" table:style-name="ce6">
            <text:p>16,321<text:s/></text:p>
          </table:table-cell>
          <table:table-cell office:value-type="float" office:value="9522" table:style-name="ce6">
            <text:p>9,522<text:s/></text:p>
          </table:table-cell>
          <table:table-cell office:value-type="float" office:value="10823" table:style-name="ce6">
            <text:p>10,823<text:s/></text:p>
          </table:table-cell>
          <table:table-cell office:value-type="float" office:value="11904" table:style-name="ce6">
            <text:p>11,904<text:s/></text:p>
          </table:table-cell>
          <table:table-cell office:value-type="float" office:value="8936" table:style-name="ce6">
            <text:p>8,936<text:s/></text:p>
          </table:table-cell>
          <table:table-cell office:value-type="float" office:value="10120" table:style-name="ce6">
            <text:p>10,120<text:s/></text:p>
          </table:table-cell>
          <table:table-cell office:value-type="float" office:value="10617" table:style-name="ce6">
            <text:p>10,617<text:s/></text:p>
          </table:table-cell>
          <table:table-cell office:value-type="float" office:value="5614" table:style-name="ce6">
            <text:p>5,614<text:s/></text:p>
          </table:table-cell>
          <table:table-cell office:value-type="float" office:value="13446" table:style-name="ce6">
            <text:p>13,446<text:s/></text:p>
          </table:table-cell>
          <table:table-cell office:value-type="float" office:value="3569" table:style-name="ce6">
            <text:p>3,569<text:s/></text:p>
          </table:table-cell>
          <table:table-cell office:value-type="float" office:value="4371" table:style-name="ce6">
            <text:p>4,371<text:s/></text:p>
          </table:table-cell>
          <table:table-cell office:value-type="float" office:value="7538" table:style-name="ce6">
            <text:p>7,538<text:s/></text:p>
          </table:table-cell>
          <table:table-cell office:value-type="float" office:value="1347" table:style-name="ce6">
            <text:p>1,347<text:s/></text:p>
          </table:table-cell>
          <table:table-cell office:value-type="float" office:value="1887" table:style-name="ce6">
            <text:p>1,887<text:s/></text:p>
          </table:table-cell>
          <table:table-cell office:value-type="float" office:value="1628" table:style-name="ce6">
            <text:p>1,628<text:s/></text:p>
          </table:table-cell>
          <table:table-cell office:value-type="float" office:value="4859" table:style-name="ce6">
            <text:p>4,859<text:s/></text:p>
          </table:table-cell>
          <table:table-cell office:value-type="float" office:value="4421" table:style-name="ce6">
            <text:p>4,421<text:s/></text:p>
          </table:table-cell>
          <table:table-cell office:value-type="float" office:value="5733" table:style-name="ce6">
            <text:p>5,733<text:s/></text:p>
          </table:table-cell>
          <table:table-cell office:value-type="float" office:value="13407" table:style-name="ce6">
            <text:p>13,407<text:s/></text:p>
          </table:table-cell>
          <table:table-cell office:value-type="float" office:value="4825" table:style-name="ce6">
            <text:p>4,825<text:s/></text:p>
          </table:table-cell>
          <table:table-cell office:value-type="float" office:value="5831" table:style-name="ce6">
            <text:p>5,831<text:s/></text:p>
          </table:table-cell>
          <table:table-cell office:value-type="float" office:value="4146" table:style-name="ce6">
            <text:p>4,146<text:s/></text:p>
          </table:table-cell>
          <table:table-cell office:value-type="float" office:value="11012" table:style-name="ce6">
            <text:p>11,012<text:s/></text:p>
          </table:table-cell>
          <table:table-cell office:value-type="float" office:value="13017" table:style-name="ce6">
            <text:p>13,017<text:s/></text:p>
          </table:table-cell>
          <table:table-cell office:value-type="float" office:value="13418" table:style-name="ce6">
            <text:p>13,418<text:s/></text:p>
          </table:table-cell>
          <table:table-cell office:value-type="float" office:value="15269" table:style-name="ce6">
            <text:p>15,269<text:s/></text:p>
          </table:table-cell>
          <table:table-cell office:value-type="float" office:value="18300" table:style-name="ce6">
            <text:p>18,300<text:s/></text:p>
          </table:table-cell>
          <table:table-cell office:value-type="float" office:value="12552" table:style-name="ce6">
            <text:p>12,552<text:s/></text:p>
          </table:table-cell>
          <table:table-cell office:value-type="float" office:value="9845" table:style-name="ce6">
            <text:p>9,845<text:s/></text:p>
          </table:table-cell>
          <table:table-cell office:value-type="float" office:value="20683" table:style-name="ce6">
            <text:p>20,683<text:s/></text:p>
          </table:table-cell>
          <table:table-cell office:value-type="float" office:value="8696" table:style-name="ce6">
            <text:p>8,696<text:s/></text:p>
          </table:table-cell>
          <table:table-cell office:value-type="float" office:value="13550" table:style-name="ce6">
            <text:p>13,550<text:s/></text:p>
          </table:table-cell>
          <table:table-cell office:value-type="float" office:value="13339" table:style-name="ce6">
            <text:p>13,339<text:s/></text:p>
          </table:table-cell>
          <table:table-cell office:value-type="float" office:value="8345" table:style-name="ce6">
            <text:p>8,345<text:s/></text:p>
          </table:table-cell>
          <table:table-cell office:value-type="float" office:value="23923" table:style-name="ce6">
            <text:p>23,923<text:s/></text:p>
          </table:table-cell>
          <table:table-cell office:value-type="float" office:value="9223" table:style-name="ce6">
            <text:p>9,223<text:s/></text:p>
          </table:table-cell>
          <table:table-cell office:value-type="float" office:value="7824" table:style-name="ce6">
            <text:p>7,824<text:s/></text:p>
          </table:table-cell>
          <table:table-cell office:value-type="float" office:value="7675" table:style-name="ce6">
            <text:p>7,675<text:s/></text:p>
          </table:table-cell>
          <table:table-cell office:value-type="float" office:value="7555" table:style-name="ce6">
            <text:p>7,555<text:s/></text:p>
          </table:table-cell>
          <table:table-cell office:value-type="float" office:value="6082" table:style-name="ce6">
            <text:p>6,082<text:s/></text:p>
          </table:table-cell>
          <table:table-cell office:value-type="float" office:value="10504" table:style-name="ce6">
            <text:p>10,504<text:s/></text:p>
          </table:table-cell>
          <table:table-cell office:value-type="float" office:value="9254" table:style-name="ce6">
            <text:p>9,254<text:s/></text:p>
          </table:table-cell>
          <table:table-cell office:value-type="float" office:value="3439" table:style-name="ce6">
            <text:p>3,439<text:s/></text:p>
          </table:table-cell>
          <table:table-cell office:value-type="float" office:value="5495" table:style-name="ce6">
            <text:p>5,495<text:s/></text:p>
          </table:table-cell>
          <table:table-cell office:value-type="float" office:value="19371" table:style-name="ce6">
            <text:p>19,371<text:s/></text:p>
          </table:table-cell>
          <table:table-cell office:value-type="float" office:value="9441" table:style-name="ce6">
            <text:p>9,441<text:s/></text:p>
          </table:table-cell>
          <table:table-cell office:value-type="float" office:value="11213" table:style-name="ce6">
            <text:p>11,213<text:s/></text:p>
          </table:table-cell>
          <table:table-cell office:value-type="float" office:value="11174" table:style-name="ce6">
            <text:p>11,174<text:s/></text:p>
          </table:table-cell>
          <table:table-cell office:value-type="float" office:value="3914" table:style-name="ce6">
            <text:p>3,914<text:s/></text:p>
          </table:table-cell>
          <table:table-cell office:value-type="float" office:value="5164" table:style-name="ce6">
            <text:p>5,164<text:s/></text:p>
          </table:table-cell>
          <table:table-cell office:value-type="float" office:value="3172" table:style-name="ce6">
            <text:p>3,172<text:s/></text:p>
          </table:table-cell>
          <table:table-cell office:value-type="float" office:value="3065" table:style-name="ce6">
            <text:p>3,065<text:s/></text:p>
          </table:table-cell>
          <table:table-cell office:value-type="float" office:value="3228" table:style-name="ce6">
            <text:p>3,228<text:s/></text:p>
          </table:table-cell>
          <table:table-cell office:value-type="float" office:value="5032" table:style-name="ce6">
            <text:p>5,032<text:s/></text:p>
          </table:table-cell>
          <table:table-cell office:value-type="float" office:value="4671" table:style-name="ce6">
            <text:p>4,671<text:s/></text:p>
          </table:table-cell>
          <table:table-cell office:value-type="float" office:value="5693" table:style-name="ce6">
            <text:p>5,693<text:s/></text:p>
          </table:table-cell>
          <table:table-cell office:value-type="float" office:value="7899" table:style-name="ce6">
            <text:p>7,899<text:s/></text:p>
          </table:table-cell>
          <table:table-cell office:value-type="float" office:value="13453" table:style-name="ce6">
            <text:p>13,453<text:s/></text:p>
          </table:table-cell>
          <table:table-cell office:value-type="float" office:value="9122" table:style-name="ce6">
            <text:p>9,122<text:s/></text:p>
          </table:table-cell>
          <table:table-cell office:value-type="float" office:value="6840" table:style-name="ce6">
            <text:p>6,840<text:s/></text:p>
          </table:table-cell>
          <table:table-cell office:value-type="float" office:value="5681" table:style-name="ce6">
            <text:p>5,681<text:s/></text:p>
          </table:table-cell>
          <table:table-cell office:value-type="float" office:value="6012" table:style-name="ce6">
            <text:p>6,012<text:s/></text:p>
          </table:table-cell>
          <table:table-cell office:value-type="float" office:value="6374" table:style-name="ce6">
            <text:p>6,374<text:s/></text:p>
          </table:table-cell>
          <table:table-cell office:value-type="float" office:value="5964" table:style-name="ce6">
            <text:p>5,964<text:s/></text:p>
          </table:table-cell>
          <table:table-cell office:value-type="float" office:value="5509" table:style-name="ce6">
            <text:p>5,509<text:s/></text:p>
          </table:table-cell>
          <table:table-cell office:value-type="float" office:value="5363" table:style-name="ce6">
            <text:p>5,363<text:s/></text:p>
          </table:table-cell>
          <table:table-cell office:value-type="float" office:value="591" table:style-name="ce6">
            <text:p>591<text:s/></text:p>
          </table:table-cell>
          <table:table-cell office:value-type="float" office:value="1229" table:style-name="ce6">
            <text:p>1,229<text:s/></text:p>
          </table:table-cell>
          <table:table-cell office:value-type="float" office:value="1809" table:style-name="ce6">
            <text:p>1,809<text:s/></text:p>
          </table:table-cell>
          <table:table-cell office:value-type="float" office:value="2377" table:style-name="ce6">
            <text:p>2,377<text:s/></text:p>
          </table:table-cell>
          <table:table-cell office:value-type="float" office:value="1407" table:style-name="ce6">
            <text:p>1,407<text:s/></text:p>
          </table:table-cell>
          <table:table-cell office:value-type="float" office:value="2126" table:style-name="ce6">
            <text:p>2,126<text:s/></text:p>
          </table:table-cell>
          <table:table-cell office:value-type="float" office:value="1461" table:style-name="ce6">
            <text:p>1,461<text:s/></text:p>
          </table:table-cell>
          <table:table-cell office:value-type="float" office:value="3584" table:style-name="ce6">
            <text:p>3,584<text:s/></text:p>
          </table:table-cell>
          <table:table-cell office:value-type="float" office:value="1033" table:style-name="ce6">
            <text:p>1,033<text:s/></text:p>
          </table:table-cell>
          <table:table-cell office:value-type="float" office:value="1743" table:style-name="ce6">
            <text:p>1,743<text:s/></text:p>
          </table:table-cell>
          <table:table-cell office:value-type="float" office:value="2468" table:style-name="ce6">
            <text:p>2,468<text:s/></text:p>
          </table:table-cell>
          <table:table-cell table:number-columns-repeated="16264"/>
        </table:table-row>
        <table:table-row table:style-name="ro2">
          <table:table-cell office:value-type="date" office:date-value="2021-07-30T00:00:00" table:style-name="ce5">
            <text:p>2021/7/30</text:p>
          </table:table-cell>
          <table:table-cell office:value-type="float" office:value="1677" table:style-name="ce6">
            <text:p>1,677<text:s/></text:p>
          </table:table-cell>
          <table:table-cell office:value-type="float" office:value="6644" table:style-name="ce6">
            <text:p>6,644<text:s/></text:p>
          </table:table-cell>
          <table:table-cell office:value-type="float" office:value="19100" table:style-name="ce6">
            <text:p>19,100<text:s/></text:p>
          </table:table-cell>
          <table:table-cell office:value-type="float" office:value="19219" table:style-name="ce6">
            <text:p>19,219<text:s/></text:p>
          </table:table-cell>
          <table:table-cell office:value-type="float" office:value="10372" table:style-name="ce6">
            <text:p>10,372<text:s/></text:p>
          </table:table-cell>
          <table:table-cell office:value-type="float" office:value="6135" table:style-name="ce6">
            <text:p>6,135<text:s/></text:p>
          </table:table-cell>
          <table:table-cell office:value-type="float" office:value="5470" table:style-name="ce6">
            <text:p>5,470<text:s/></text:p>
          </table:table-cell>
          <table:table-cell office:value-type="float" office:value="2212" table:style-name="ce6">
            <text:p>2,212<text:s/></text:p>
          </table:table-cell>
          <table:table-cell office:value-type="float" office:value="1771" table:style-name="ce6">
            <text:p>1,771<text:s/></text:p>
          </table:table-cell>
          <table:table-cell office:value-type="float" office:value="5658" table:style-name="ce6">
            <text:p>5,658<text:s/></text:p>
          </table:table-cell>
          <table:table-cell office:value-type="float" office:value="1389" table:style-name="ce6">
            <text:p>1,389<text:s/></text:p>
          </table:table-cell>
          <table:table-cell office:value-type="float" office:value="1751" table:style-name="ce6">
            <text:p>1,751<text:s/></text:p>
          </table:table-cell>
          <table:table-cell office:value-type="float" office:value="1332" table:style-name="ce6">
            <text:p>1,332<text:s/></text:p>
          </table:table-cell>
          <table:table-cell office:value-type="float" office:value="3141" table:style-name="ce6">
            <text:p>3,141<text:s/></text:p>
          </table:table-cell>
          <table:table-cell office:value-type="float" office:value="4114" table:style-name="ce6">
            <text:p>4,114<text:s/></text:p>
          </table:table-cell>
          <table:table-cell office:value-type="float" office:value="7832" table:style-name="ce6">
            <text:p>7,832<text:s/></text:p>
          </table:table-cell>
          <table:table-cell office:value-type="float" office:value="7913" table:style-name="ce6">
            <text:p>7,913<text:s/></text:p>
          </table:table-cell>
          <table:table-cell office:value-type="float" office:value="2119" table:style-name="ce6">
            <text:p>2,119<text:s/></text:p>
          </table:table-cell>
          <table:table-cell office:value-type="float" office:value="4340" table:style-name="ce6">
            <text:p>4,340<text:s/></text:p>
          </table:table-cell>
          <table:table-cell office:value-type="float" office:value="1388" table:style-name="ce6">
            <text:p>1,388<text:s/></text:p>
          </table:table-cell>
          <table:table-cell office:value-type="float" office:value="3529" table:style-name="ce6">
            <text:p>3,529<text:s/></text:p>
          </table:table-cell>
          <table:table-cell office:value-type="float" office:value="3497" table:style-name="ce6">
            <text:p>3,497<text:s/></text:p>
          </table:table-cell>
          <table:table-cell office:value-type="float" office:value="2596" table:style-name="ce6">
            <text:p>2,596<text:s/></text:p>
          </table:table-cell>
          <table:table-cell office:value-type="float" office:value="14331" table:style-name="ce6">
            <text:p>14,331<text:s/></text:p>
          </table:table-cell>
          <table:table-cell office:value-type="float" office:value="1567" table:style-name="ce6">
            <text:p>1,567<text:s/></text:p>
          </table:table-cell>
          <table:table-cell office:value-type="float" office:value="6199" table:style-name="ce6">
            <text:p>6,199<text:s/></text:p>
          </table:table-cell>
          <table:table-cell office:value-type="float" office:value="6312" table:style-name="ce6">
            <text:p>6,312<text:s/></text:p>
          </table:table-cell>
          <table:table-cell office:value-type="float" office:value="7602" table:style-name="ce6">
            <text:p>7,602<text:s/></text:p>
          </table:table-cell>
          <table:table-cell office:value-type="float" office:value="11920" table:style-name="ce6">
            <text:p>11,920<text:s/></text:p>
          </table:table-cell>
          <table:table-cell office:value-type="float" office:value="7353" table:style-name="ce6">
            <text:p>7,353<text:s/></text:p>
          </table:table-cell>
          <table:table-cell office:value-type="float" office:value="5323" table:style-name="ce6">
            <text:p>5,323<text:s/></text:p>
          </table:table-cell>
          <table:table-cell office:value-type="float" office:value="9967" table:style-name="ce6">
            <text:p>9,967<text:s/></text:p>
          </table:table-cell>
          <table:table-cell office:value-type="float" office:value="7834" table:style-name="ce6">
            <text:p>7,834<text:s/></text:p>
          </table:table-cell>
          <table:table-cell office:value-type="float" office:value="14948" table:style-name="ce6">
            <text:p>14,948<text:s/></text:p>
          </table:table-cell>
          <table:table-cell office:value-type="float" office:value="10750" table:style-name="ce6">
            <text:p>10,750<text:s/></text:p>
          </table:table-cell>
          <table:table-cell office:value-type="float" office:value="4374" table:style-name="ce6">
            <text:p>4,374<text:s/></text:p>
          </table:table-cell>
          <table:table-cell office:value-type="float" office:value="17017" table:style-name="ce6">
            <text:p>17,017<text:s/></text:p>
          </table:table-cell>
          <table:table-cell office:value-type="float" office:value="12465" table:style-name="ce6">
            <text:p>12,465<text:s/></text:p>
          </table:table-cell>
          <table:table-cell office:value-type="float" office:value="13366" table:style-name="ce6">
            <text:p>13,366<text:s/></text:p>
          </table:table-cell>
          <table:table-cell office:value-type="float" office:value="10594" table:style-name="ce6">
            <text:p>10,594<text:s/></text:p>
          </table:table-cell>
          <table:table-cell office:value-type="float" office:value="13003" table:style-name="ce6">
            <text:p>13,003<text:s/></text:p>
          </table:table-cell>
          <table:table-cell office:value-type="float" office:value="47430" table:style-name="ce6">
            <text:p>47,430<text:s/></text:p>
          </table:table-cell>
          <table:table-cell office:value-type="float" office:value="17781" table:style-name="ce6">
            <text:p>17,781<text:s/></text:p>
          </table:table-cell>
          <table:table-cell office:value-type="float" office:value="9981" table:style-name="ce6">
            <text:p>9,981<text:s/></text:p>
          </table:table-cell>
          <table:table-cell office:value-type="float" office:value="11255" table:style-name="ce6">
            <text:p>11,255<text:s/></text:p>
          </table:table-cell>
          <table:table-cell office:value-type="float" office:value="11276" table:style-name="ce6">
            <text:p>11,276<text:s/></text:p>
          </table:table-cell>
          <table:table-cell office:value-type="float" office:value="9629" table:style-name="ce6">
            <text:p>9,629<text:s/></text:p>
          </table:table-cell>
          <table:table-cell office:value-type="float" office:value="10502" table:style-name="ce6">
            <text:p>10,502<text:s/></text:p>
          </table:table-cell>
          <table:table-cell office:value-type="float" office:value="11089" table:style-name="ce6">
            <text:p>11,089<text:s/></text:p>
          </table:table-cell>
          <table:table-cell office:value-type="float" office:value="5792" table:style-name="ce6">
            <text:p>5,792<text:s/></text:p>
          </table:table-cell>
          <table:table-cell office:value-type="float" office:value="14000" table:style-name="ce6">
            <text:p>14,000<text:s/></text:p>
          </table:table-cell>
          <table:table-cell office:value-type="float" office:value="3845" table:style-name="ce6">
            <text:p>3,845<text:s/></text:p>
          </table:table-cell>
          <table:table-cell office:value-type="float" office:value="4428" table:style-name="ce6">
            <text:p>4,428<text:s/></text:p>
          </table:table-cell>
          <table:table-cell office:value-type="float" office:value="8498" table:style-name="ce6">
            <text:p>8,498<text:s/></text:p>
          </table:table-cell>
          <table:table-cell office:value-type="float" office:value="1472" table:style-name="ce6">
            <text:p>1,472<text:s/></text:p>
          </table:table-cell>
          <table:table-cell office:value-type="float" office:value="1985" table:style-name="ce6">
            <text:p>1,985<text:s/></text:p>
          </table:table-cell>
          <table:table-cell office:value-type="float" office:value="1641" table:style-name="ce6">
            <text:p>1,641<text:s/></text:p>
          </table:table-cell>
          <table:table-cell office:value-type="float" office:value="4868" table:style-name="ce6">
            <text:p>4,868<text:s/></text:p>
          </table:table-cell>
          <table:table-cell office:value-type="float" office:value="4689" table:style-name="ce6">
            <text:p>4,689<text:s/></text:p>
          </table:table-cell>
          <table:table-cell office:value-type="float" office:value="5752" table:style-name="ce6">
            <text:p>5,752<text:s/></text:p>
          </table:table-cell>
          <table:table-cell office:value-type="float" office:value="13865" table:style-name="ce6">
            <text:p>13,865<text:s/></text:p>
          </table:table-cell>
          <table:table-cell office:value-type="float" office:value="4953" table:style-name="ce6">
            <text:p>4,953<text:s/></text:p>
          </table:table-cell>
          <table:table-cell office:value-type="float" office:value="6092" table:style-name="ce6">
            <text:p>6,092<text:s/></text:p>
          </table:table-cell>
          <table:table-cell office:value-type="float" office:value="4298" table:style-name="ce6">
            <text:p>4,298<text:s/></text:p>
          </table:table-cell>
          <table:table-cell office:value-type="float" office:value="11238" table:style-name="ce6">
            <text:p>11,238<text:s/></text:p>
          </table:table-cell>
          <table:table-cell office:value-type="float" office:value="13174" table:style-name="ce6">
            <text:p>13,174<text:s/></text:p>
          </table:table-cell>
          <table:table-cell office:value-type="float" office:value="14074" table:style-name="ce6">
            <text:p>14,074<text:s/></text:p>
          </table:table-cell>
          <table:table-cell office:value-type="float" office:value="16408" table:style-name="ce6">
            <text:p>16,408<text:s/></text:p>
          </table:table-cell>
          <table:table-cell office:value-type="float" office:value="19242" table:style-name="ce6">
            <text:p>19,242<text:s/></text:p>
          </table:table-cell>
          <table:table-cell office:value-type="float" office:value="13222" table:style-name="ce6">
            <text:p>13,222<text:s/></text:p>
          </table:table-cell>
          <table:table-cell office:value-type="float" office:value="10253" table:style-name="ce6">
            <text:p>10,253<text:s/></text:p>
          </table:table-cell>
          <table:table-cell office:value-type="float" office:value="22588" table:style-name="ce6">
            <text:p>22,588<text:s/></text:p>
          </table:table-cell>
          <table:table-cell office:value-type="float" office:value="8560" table:style-name="ce6">
            <text:p>8,560<text:s/></text:p>
          </table:table-cell>
          <table:table-cell office:value-type="float" office:value="13913" table:style-name="ce6">
            <text:p>13,913<text:s/></text:p>
          </table:table-cell>
          <table:table-cell office:value-type="float" office:value="14121" table:style-name="ce6">
            <text:p>14,121<text:s/></text:p>
          </table:table-cell>
          <table:table-cell office:value-type="float" office:value="8643" table:style-name="ce6">
            <text:p>8,643<text:s/></text:p>
          </table:table-cell>
          <table:table-cell office:value-type="float" office:value="25210" table:style-name="ce6">
            <text:p>25,210<text:s/></text:p>
          </table:table-cell>
          <table:table-cell office:value-type="float" office:value="9541" table:style-name="ce6">
            <text:p>9,541<text:s/></text:p>
          </table:table-cell>
          <table:table-cell office:value-type="float" office:value="8302" table:style-name="ce6">
            <text:p>8,302<text:s/></text:p>
          </table:table-cell>
          <table:table-cell office:value-type="float" office:value="8040" table:style-name="ce6">
            <text:p>8,040<text:s/></text:p>
          </table:table-cell>
          <table:table-cell office:value-type="float" office:value="8298" table:style-name="ce6">
            <text:p>8,298<text:s/></text:p>
          </table:table-cell>
          <table:table-cell office:value-type="float" office:value="6011" table:style-name="ce6">
            <text:p>6,011<text:s/></text:p>
          </table:table-cell>
          <table:table-cell office:value-type="float" office:value="10789" table:style-name="ce6">
            <text:p>10,789<text:s/></text:p>
          </table:table-cell>
          <table:table-cell office:value-type="float" office:value="9376" table:style-name="ce6">
            <text:p>9,376<text:s/></text:p>
          </table:table-cell>
          <table:table-cell office:value-type="float" office:value="3550" table:style-name="ce6">
            <text:p>3,550<text:s/></text:p>
          </table:table-cell>
          <table:table-cell office:value-type="float" office:value="5815" table:style-name="ce6">
            <text:p>5,815<text:s/></text:p>
          </table:table-cell>
          <table:table-cell office:value-type="float" office:value="19146" table:style-name="ce6">
            <text:p>19,146<text:s/></text:p>
          </table:table-cell>
          <table:table-cell office:value-type="float" office:value="9677" table:style-name="ce6">
            <text:p>9,677<text:s/></text:p>
          </table:table-cell>
          <table:table-cell office:value-type="float" office:value="11414" table:style-name="ce6">
            <text:p>11,414<text:s/></text:p>
          </table:table-cell>
          <table:table-cell office:value-type="float" office:value="11484" table:style-name="ce6">
            <text:p>11,484<text:s/></text:p>
          </table:table-cell>
          <table:table-cell office:value-type="float" office:value="3872" table:style-name="ce6">
            <text:p>3,872<text:s/></text:p>
          </table:table-cell>
          <table:table-cell office:value-type="float" office:value="5225" table:style-name="ce6">
            <text:p>5,225<text:s/></text:p>
          </table:table-cell>
          <table:table-cell office:value-type="float" office:value="3252" table:style-name="ce6">
            <text:p>3,252<text:s/></text:p>
          </table:table-cell>
          <table:table-cell office:value-type="float" office:value="3045" table:style-name="ce6">
            <text:p>3,045<text:s/></text:p>
          </table:table-cell>
          <table:table-cell office:value-type="float" office:value="3193" table:style-name="ce6">
            <text:p>3,193<text:s/></text:p>
          </table:table-cell>
          <table:table-cell office:value-type="float" office:value="5205" table:style-name="ce6">
            <text:p>5,205<text:s/></text:p>
          </table:table-cell>
          <table:table-cell office:value-type="float" office:value="5037" table:style-name="ce6">
            <text:p>5,037<text:s/></text:p>
          </table:table-cell>
          <table:table-cell office:value-type="float" office:value="6307" table:style-name="ce6">
            <text:p>6,307<text:s/></text:p>
          </table:table-cell>
          <table:table-cell office:value-type="float" office:value="8242" table:style-name="ce6">
            <text:p>8,242<text:s/></text:p>
          </table:table-cell>
          <table:table-cell office:value-type="float" office:value="13721" table:style-name="ce6">
            <text:p>13,721<text:s/></text:p>
          </table:table-cell>
          <table:table-cell office:value-type="float" office:value="9582" table:style-name="ce6">
            <text:p>9,582<text:s/></text:p>
          </table:table-cell>
          <table:table-cell office:value-type="float" office:value="7081" table:style-name="ce6">
            <text:p>7,081<text:s/></text:p>
          </table:table-cell>
          <table:table-cell office:value-type="float" office:value="6045" table:style-name="ce6">
            <text:p>6,045<text:s/></text:p>
          </table:table-cell>
          <table:table-cell office:value-type="float" office:value="6185" table:style-name="ce6">
            <text:p>6,185<text:s/></text:p>
          </table:table-cell>
          <table:table-cell office:value-type="float" office:value="6519" table:style-name="ce6">
            <text:p>6,519<text:s/></text:p>
          </table:table-cell>
          <table:table-cell office:value-type="float" office:value="6243" table:style-name="ce6">
            <text:p>6,243<text:s/></text:p>
          </table:table-cell>
          <table:table-cell office:value-type="float" office:value="5531" table:style-name="ce6">
            <text:p>5,531<text:s/></text:p>
          </table:table-cell>
          <table:table-cell office:value-type="float" office:value="5611" table:style-name="ce6">
            <text:p>5,611<text:s/></text:p>
          </table:table-cell>
          <table:table-cell office:value-type="float" office:value="701" table:style-name="ce6">
            <text:p>701<text:s/></text:p>
          </table:table-cell>
          <table:table-cell office:value-type="float" office:value="1241" table:style-name="ce6">
            <text:p>1,241<text:s/></text:p>
          </table:table-cell>
          <table:table-cell office:value-type="float" office:value="1943" table:style-name="ce6">
            <text:p>1,943<text:s/></text:p>
          </table:table-cell>
          <table:table-cell office:value-type="float" office:value="2572" table:style-name="ce6">
            <text:p>2,572<text:s/></text:p>
          </table:table-cell>
          <table:table-cell office:value-type="float" office:value="1458" table:style-name="ce6">
            <text:p>1,458<text:s/></text:p>
          </table:table-cell>
          <table:table-cell office:value-type="float" office:value="2182" table:style-name="ce6">
            <text:p>2,182<text:s/></text:p>
          </table:table-cell>
          <table:table-cell office:value-type="float" office:value="1548" table:style-name="ce6">
            <text:p>1,548<text:s/></text:p>
          </table:table-cell>
          <table:table-cell office:value-type="float" office:value="3964" table:style-name="ce6">
            <text:p>3,964<text:s/></text:p>
          </table:table-cell>
          <table:table-cell office:value-type="float" office:value="1176" table:style-name="ce6">
            <text:p>1,176<text:s/></text:p>
          </table:table-cell>
          <table:table-cell office:value-type="float" office:value="1872" table:style-name="ce6">
            <text:p>1,872<text:s/></text:p>
          </table:table-cell>
          <table:table-cell office:value-type="float" office:value="2517" table:style-name="ce6">
            <text:p>2,517<text:s/></text:p>
          </table:table-cell>
          <table:table-cell table:number-columns-repeated="16264"/>
        </table:table-row>
        <table:table-row table:style-name="ro2">
          <table:table-cell office:value-type="date" office:date-value="2021-07-31T00:00:00" table:style-name="ce5">
            <text:p>2021/7/31</text:p>
          </table:table-cell>
          <table:table-cell office:value-type="float" office:value="699" table:style-name="ce6">
            <text:p>699<text:s/></text:p>
          </table:table-cell>
          <table:table-cell office:value-type="float" office:value="3079" table:style-name="ce6">
            <text:p>3,079<text:s/></text:p>
          </table:table-cell>
          <table:table-cell office:value-type="float" office:value="5896" table:style-name="ce6">
            <text:p>5,896<text:s/></text:p>
          </table:table-cell>
          <table:table-cell office:value-type="float" office:value="13810" table:style-name="ce6">
            <text:p>13,810<text:s/></text:p>
          </table:table-cell>
          <table:table-cell office:value-type="float" office:value="4395" table:style-name="ce6">
            <text:p>4,395<text:s/></text:p>
          </table:table-cell>
          <table:table-cell office:value-type="float" office:value="3063" table:style-name="ce6">
            <text:p>3,063<text:s/></text:p>
          </table:table-cell>
          <table:table-cell office:value-type="float" office:value="2620" table:style-name="ce6">
            <text:p>2,620<text:s/></text:p>
          </table:table-cell>
          <table:table-cell office:value-type="float" office:value="1310" table:style-name="ce6">
            <text:p>1,310<text:s/></text:p>
          </table:table-cell>
          <table:table-cell office:value-type="float" office:value="880" table:style-name="ce6">
            <text:p>880<text:s/></text:p>
          </table:table-cell>
          <table:table-cell office:value-type="float" office:value="2657" table:style-name="ce6">
            <text:p>2,657<text:s/></text:p>
          </table:table-cell>
          <table:table-cell office:value-type="float" office:value="591" table:style-name="ce6">
            <text:p>591<text:s/></text:p>
          </table:table-cell>
          <table:table-cell office:value-type="float" office:value="896" table:style-name="ce6">
            <text:p>896<text:s/></text:p>
          </table:table-cell>
          <table:table-cell office:value-type="float" office:value="569" table:style-name="ce6">
            <text:p>569<text:s/></text:p>
          </table:table-cell>
          <table:table-cell office:value-type="float" office:value="1650" table:style-name="ce6">
            <text:p>1,650<text:s/></text:p>
          </table:table-cell>
          <table:table-cell office:value-type="float" office:value="2172" table:style-name="ce6">
            <text:p>2,172<text:s/></text:p>
          </table:table-cell>
          <table:table-cell office:value-type="float" office:value="1655" table:style-name="ce6">
            <text:p>1,655<text:s/></text:p>
          </table:table-cell>
          <table:table-cell office:value-type="float" office:value="2112" table:style-name="ce6">
            <text:p>2,112<text:s/></text:p>
          </table:table-cell>
          <table:table-cell office:value-type="float" office:value="1147" table:style-name="ce6">
            <text:p>1,147<text:s/></text:p>
          </table:table-cell>
          <table:table-cell office:value-type="float" office:value="2560" table:style-name="ce6">
            <text:p>2,560<text:s/></text:p>
          </table:table-cell>
          <table:table-cell office:value-type="float" office:value="793" table:style-name="ce6">
            <text:p>793<text:s/></text:p>
          </table:table-cell>
          <table:table-cell office:value-type="float" office:value="1686" table:style-name="ce6">
            <text:p>1,686<text:s/></text:p>
          </table:table-cell>
          <table:table-cell office:value-type="float" office:value="1818" table:style-name="ce6">
            <text:p>1,818<text:s/></text:p>
          </table:table-cell>
          <table:table-cell office:value-type="float" office:value="638" table:style-name="ce6">
            <text:p>638<text:s/></text:p>
          </table:table-cell>
          <table:table-cell office:value-type="float" office:value="5589" table:style-name="ce6">
            <text:p>5,589<text:s/></text:p>
          </table:table-cell>
          <table:table-cell office:value-type="float" office:value="1123" table:style-name="ce6">
            <text:p>1,123<text:s/></text:p>
          </table:table-cell>
          <table:table-cell office:value-type="float" office:value="3651" table:style-name="ce6">
            <text:p>3,651<text:s/></text:p>
          </table:table-cell>
          <table:table-cell office:value-type="float" office:value="3094" table:style-name="ce6">
            <text:p>3,094<text:s/></text:p>
          </table:table-cell>
          <table:table-cell office:value-type="float" office:value="4394" table:style-name="ce6">
            <text:p>4,394<text:s/></text:p>
          </table:table-cell>
          <table:table-cell office:value-type="float" office:value="5547" table:style-name="ce6">
            <text:p>5,547<text:s/></text:p>
          </table:table-cell>
          <table:table-cell office:value-type="float" office:value="4912" table:style-name="ce6">
            <text:p>4,912<text:s/></text:p>
          </table:table-cell>
          <table:table-cell office:value-type="float" office:value="3158" table:style-name="ce6">
            <text:p>3,158<text:s/></text:p>
          </table:table-cell>
          <table:table-cell office:value-type="float" office:value="6060" table:style-name="ce6">
            <text:p>6,060<text:s/></text:p>
          </table:table-cell>
          <table:table-cell office:value-type="float" office:value="4618" table:style-name="ce6">
            <text:p>4,618<text:s/></text:p>
          </table:table-cell>
          <table:table-cell office:value-type="float" office:value="7708" table:style-name="ce6">
            <text:p>7,708<text:s/></text:p>
          </table:table-cell>
          <table:table-cell office:value-type="float" office:value="4234" table:style-name="ce6">
            <text:p>4,234<text:s/></text:p>
          </table:table-cell>
          <table:table-cell office:value-type="float" office:value="1000" table:style-name="ce6">
            <text:p>1,000<text:s/></text:p>
          </table:table-cell>
          <table:table-cell office:value-type="float" office:value="10007" table:style-name="ce6">
            <text:p>10,007<text:s/></text:p>
          </table:table-cell>
          <table:table-cell office:value-type="float" office:value="6512" table:style-name="ce6">
            <text:p>6,512<text:s/></text:p>
          </table:table-cell>
          <table:table-cell office:value-type="float" office:value="6836" table:style-name="ce6">
            <text:p>6,836<text:s/></text:p>
          </table:table-cell>
          <table:table-cell office:value-type="float" office:value="5818" table:style-name="ce6">
            <text:p>5,818<text:s/></text:p>
          </table:table-cell>
          <table:table-cell office:value-type="float" office:value="2936" table:style-name="ce6">
            <text:p>2,936<text:s/></text:p>
          </table:table-cell>
          <table:table-cell office:value-type="float" office:value="28196" table:style-name="ce6">
            <text:p>28,196<text:s/></text:p>
          </table:table-cell>
          <table:table-cell office:value-type="float" office:value="11703" table:style-name="ce6">
            <text:p>11,703<text:s/></text:p>
          </table:table-cell>
          <table:table-cell office:value-type="float" office:value="5520" table:style-name="ce6">
            <text:p>5,520<text:s/></text:p>
          </table:table-cell>
          <table:table-cell office:value-type="float" office:value="4981" table:style-name="ce6">
            <text:p>4,981<text:s/></text:p>
          </table:table-cell>
          <table:table-cell office:value-type="float" office:value="6151" table:style-name="ce6">
            <text:p>6,151<text:s/></text:p>
          </table:table-cell>
          <table:table-cell office:value-type="float" office:value="6086" table:style-name="ce6">
            <text:p>6,086<text:s/></text:p>
          </table:table-cell>
          <table:table-cell office:value-type="float" office:value="6398" table:style-name="ce6">
            <text:p>6,398<text:s/></text:p>
          </table:table-cell>
          <table:table-cell office:value-type="float" office:value="5778" table:style-name="ce6">
            <text:p>5,778<text:s/></text:p>
          </table:table-cell>
          <table:table-cell office:value-type="float" office:value="3200" table:style-name="ce6">
            <text:p>3,200<text:s/></text:p>
          </table:table-cell>
          <table:table-cell office:value-type="float" office:value="6724" table:style-name="ce6">
            <text:p>6,724<text:s/></text:p>
          </table:table-cell>
          <table:table-cell office:value-type="float" office:value="2242" table:style-name="ce6">
            <text:p>2,242<text:s/></text:p>
          </table:table-cell>
          <table:table-cell office:value-type="float" office:value="2060" table:style-name="ce6">
            <text:p>2,060<text:s/></text:p>
          </table:table-cell>
          <table:table-cell office:value-type="float" office:value="4658" table:style-name="ce6">
            <text:p>4,658<text:s/></text:p>
          </table:table-cell>
          <table:table-cell office:value-type="float" office:value="1129" table:style-name="ce6">
            <text:p>1,129<text:s/></text:p>
          </table:table-cell>
          <table:table-cell office:value-type="float" office:value="1124" table:style-name="ce6">
            <text:p>1,124<text:s/></text:p>
          </table:table-cell>
          <table:table-cell office:value-type="float" office:value="671" table:style-name="ce6">
            <text:p>671<text:s/></text:p>
          </table:table-cell>
          <table:table-cell office:value-type="float" office:value="2765" table:style-name="ce6">
            <text:p>2,765<text:s/></text:p>
          </table:table-cell>
          <table:table-cell office:value-type="float" office:value="3114" table:style-name="ce6">
            <text:p>3,114<text:s/></text:p>
          </table:table-cell>
          <table:table-cell office:value-type="float" office:value="3448" table:style-name="ce6">
            <text:p>3,448<text:s/></text:p>
          </table:table-cell>
          <table:table-cell office:value-type="float" office:value="9197" table:style-name="ce6">
            <text:p>9,197<text:s/></text:p>
          </table:table-cell>
          <table:table-cell office:value-type="float" office:value="2316" table:style-name="ce6">
            <text:p>2,316<text:s/></text:p>
          </table:table-cell>
          <table:table-cell office:value-type="float" office:value="2931" table:style-name="ce6">
            <text:p>2,931<text:s/></text:p>
          </table:table-cell>
          <table:table-cell office:value-type="float" office:value="2178" table:style-name="ce6">
            <text:p>2,178<text:s/></text:p>
          </table:table-cell>
          <table:table-cell office:value-type="float" office:value="5696" table:style-name="ce6">
            <text:p>5,696<text:s/></text:p>
          </table:table-cell>
          <table:table-cell office:value-type="float" office:value="6460" table:style-name="ce6">
            <text:p>6,460<text:s/></text:p>
          </table:table-cell>
          <table:table-cell office:value-type="float" office:value="7881" table:style-name="ce6">
            <text:p>7,881<text:s/></text:p>
          </table:table-cell>
          <table:table-cell office:value-type="float" office:value="8996" table:style-name="ce6">
            <text:p>8,996<text:s/></text:p>
          </table:table-cell>
          <table:table-cell office:value-type="float" office:value="9996" table:style-name="ce6">
            <text:p>9,996<text:s/></text:p>
          </table:table-cell>
          <table:table-cell office:value-type="float" office:value="7215" table:style-name="ce6">
            <text:p>7,215<text:s/></text:p>
          </table:table-cell>
          <table:table-cell office:value-type="float" office:value="6239" table:style-name="ce6">
            <text:p>6,239<text:s/></text:p>
          </table:table-cell>
          <table:table-cell office:value-type="float" office:value="13089" table:style-name="ce6">
            <text:p>13,089<text:s/></text:p>
          </table:table-cell>
          <table:table-cell office:value-type="float" office:value="2880" table:style-name="ce6">
            <text:p>2,880<text:s/></text:p>
          </table:table-cell>
          <table:table-cell office:value-type="float" office:value="7853" table:style-name="ce6">
            <text:p>7,853<text:s/></text:p>
          </table:table-cell>
          <table:table-cell office:value-type="float" office:value="7594" table:style-name="ce6">
            <text:p>7,594<text:s/></text:p>
          </table:table-cell>
          <table:table-cell office:value-type="float" office:value="3871" table:style-name="ce6">
            <text:p>3,871<text:s/></text:p>
          </table:table-cell>
          <table:table-cell office:value-type="float" office:value="13729" table:style-name="ce6">
            <text:p>13,729<text:s/></text:p>
          </table:table-cell>
          <table:table-cell office:value-type="float" office:value="5295" table:style-name="ce6">
            <text:p>5,295<text:s/></text:p>
          </table:table-cell>
          <table:table-cell office:value-type="float" office:value="4705" table:style-name="ce6">
            <text:p>4,705<text:s/></text:p>
          </table:table-cell>
          <table:table-cell office:value-type="float" office:value="2945" table:style-name="ce6">
            <text:p>2,945<text:s/></text:p>
          </table:table-cell>
          <table:table-cell office:value-type="float" office:value="4363" table:style-name="ce6">
            <text:p>4,363<text:s/></text:p>
          </table:table-cell>
          <table:table-cell office:value-type="float" office:value="2535" table:style-name="ce6">
            <text:p>2,535<text:s/></text:p>
          </table:table-cell>
          <table:table-cell office:value-type="float" office:value="4938" table:style-name="ce6">
            <text:p>4,938<text:s/></text:p>
          </table:table-cell>
          <table:table-cell office:value-type="float" office:value="4095" table:style-name="ce6">
            <text:p>4,095<text:s/></text:p>
          </table:table-cell>
          <table:table-cell office:value-type="float" office:value="2804" table:style-name="ce6">
            <text:p>2,804<text:s/></text:p>
          </table:table-cell>
          <table:table-cell office:value-type="float" office:value="2372" table:style-name="ce6">
            <text:p>2,372<text:s/></text:p>
          </table:table-cell>
          <table:table-cell office:value-type="float" office:value="4872" table:style-name="ce6">
            <text:p>4,872<text:s/></text:p>
          </table:table-cell>
          <table:table-cell office:value-type="float" office:value="3288" table:style-name="ce6">
            <text:p>3,288<text:s/></text:p>
          </table:table-cell>
          <table:table-cell office:value-type="float" office:value="4371" table:style-name="ce6">
            <text:p>4,371<text:s/></text:p>
          </table:table-cell>
          <table:table-cell office:value-type="float" office:value="4505" table:style-name="ce6">
            <text:p>4,505<text:s/></text:p>
          </table:table-cell>
          <table:table-cell office:value-type="float" office:value="2064" table:style-name="ce6">
            <text:p>2,064<text:s/></text:p>
          </table:table-cell>
          <table:table-cell office:value-type="float" office:value="2487" table:style-name="ce6">
            <text:p>2,487<text:s/></text:p>
          </table:table-cell>
          <table:table-cell office:value-type="float" office:value="1815" table:style-name="ce6">
            <text:p>1,815<text:s/></text:p>
          </table:table-cell>
          <table:table-cell office:value-type="float" office:value="994" table:style-name="ce6">
            <text:p>994<text:s/></text:p>
          </table:table-cell>
          <table:table-cell office:value-type="float" office:value="1779" table:style-name="ce6">
            <text:p>1,779<text:s/></text:p>
          </table:table-cell>
          <table:table-cell office:value-type="float" office:value="2974" table:style-name="ce6">
            <text:p>2,974<text:s/></text:p>
          </table:table-cell>
          <table:table-cell office:value-type="float" office:value="3244" table:style-name="ce6">
            <text:p>3,244<text:s/></text:p>
          </table:table-cell>
          <table:table-cell office:value-type="float" office:value="3635" table:style-name="ce6">
            <text:p>3,635<text:s/></text:p>
          </table:table-cell>
          <table:table-cell office:value-type="float" office:value="4371" table:style-name="ce6">
            <text:p>4,371<text:s/></text:p>
          </table:table-cell>
          <table:table-cell office:value-type="float" office:value="5651" table:style-name="ce6">
            <text:p>5,651<text:s/></text:p>
          </table:table-cell>
          <table:table-cell office:value-type="float" office:value="5653" table:style-name="ce6">
            <text:p>5,653<text:s/></text:p>
          </table:table-cell>
          <table:table-cell office:value-type="float" office:value="3363" table:style-name="ce6">
            <text:p>3,363<text:s/></text:p>
          </table:table-cell>
          <table:table-cell office:value-type="float" office:value="2918" table:style-name="ce6">
            <text:p>2,918<text:s/></text:p>
          </table:table-cell>
          <table:table-cell office:value-type="float" office:value="3145" table:style-name="ce6">
            <text:p>3,145<text:s/></text:p>
          </table:table-cell>
          <table:table-cell office:value-type="float" office:value="3318" table:style-name="ce6">
            <text:p>3,318<text:s/></text:p>
          </table:table-cell>
          <table:table-cell office:value-type="float" office:value="3497" table:style-name="ce6">
            <text:p>3,497<text:s/></text:p>
          </table:table-cell>
          <table:table-cell office:value-type="float" office:value="2644" table:style-name="ce6">
            <text:p>2,644<text:s/></text:p>
          </table:table-cell>
          <table:table-cell office:value-type="float" office:value="2895" table:style-name="ce6">
            <text:p>2,895<text:s/></text:p>
          </table:table-cell>
          <table:table-cell office:value-type="float" office:value="263" table:style-name="ce6">
            <text:p>263<text:s/></text:p>
          </table:table-cell>
          <table:table-cell office:value-type="float" office:value="803" table:style-name="ce6">
            <text:p>803<text:s/></text:p>
          </table:table-cell>
          <table:table-cell office:value-type="float" office:value="1130" table:style-name="ce6">
            <text:p>1,130<text:s/></text:p>
          </table:table-cell>
          <table:table-cell office:value-type="float" office:value="1733" table:style-name="ce6">
            <text:p>1,733<text:s/></text:p>
          </table:table-cell>
          <table:table-cell office:value-type="float" office:value="433" table:style-name="ce6">
            <text:p>433<text:s/></text:p>
          </table:table-cell>
          <table:table-cell office:value-type="float" office:value="575" table:style-name="ce6">
            <text:p>575<text:s/></text:p>
          </table:table-cell>
          <table:table-cell office:value-type="float" office:value="716" table:style-name="ce6">
            <text:p>716<text:s/></text:p>
          </table:table-cell>
          <table:table-cell office:value-type="float" office:value="2382" table:style-name="ce6">
            <text:p>2,382<text:s/></text:p>
          </table:table-cell>
          <table:table-cell office:value-type="float" office:value="768" table:style-name="ce6">
            <text:p>768<text:s/></text:p>
          </table:table-cell>
          <table:table-cell office:value-type="float" office:value="1245" table:style-name="ce6">
            <text:p>1,245<text:s/></text:p>
          </table:table-cell>
          <table:table-cell office:value-type="float" office:value="1124" table:style-name="ce6">
            <text:p>1,124<text:s/></text:p>
          </table:table-cell>
          <table:table-cell table:number-columns-repeated="16264"/>
        </table:table-row>
        <table:table-row table:style-name="ro3">
          <table:table-cell table:number-columns-repeated="120"/>
          <table:table-cell table:number-columns-repeated="16264" table:style-name="ce1"/>
        </table:table-row>
        <table:table-row table:number-rows-repeated="2" table:style-name="ro3">
          <table:table-cell table:number-columns-repeated="120"/>
          <table:table-cell table:style-name="ce8"/>
          <table:table-cell table:number-columns-repeated="16263"/>
        </table:table-row>
        <table:table-row table:style-name="ro4">
          <table:table-cell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5"/>
          <table:table-cell table:number-columns-repeated="16263"/>
        </table:table-row>
        <table:table-row table:number-rows-repeated="1048540" table:style-name="ro6">
          <table:table-cell table:number-columns-repeated="16384"/>
        </table:table-row>
        <table:named-expressions>
          <table:named-range table:name="Print_Titles" table:cell-range-address="進站資料.$A$1:進站資料.$A$1048576" table:base-cell-address="進站資料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全真楷書" svg:font-family="全真楷書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date-style style:name="N19">
      <number:year number:style="long"/>
      <number:text>/</number:text>
      <number:month/>
      <number:text>/</number:text>
      <number:day/>
    </number:date-style>
    <number:number-style style:name="N36P0">
      <number:number number:decimal-places="0" number:min-integer-digits="1" number:grouping="true">
        <number:embedded-text number:position="0"> </number:embedded-text>
      </number:number>
    </number:number-style>
    <number:number-style style:name="N36">
      <style:text-properties fo:color="#FF0000"/>
      <number:text>(</number:text>
      <number:number number:decimal-places="0" number:min-integer-digits="1" number:grouping="true">
        <number:embedded-text number:position="0">)</number:embedded-text>
      </number:number>
      <style:map style:condition="value()&gt;=0" style:apply-style-name="N36P0"/>
    </number:number-style>
    <style:style style:name="cf1" style:family="table-cell" style:data-style-name="N0">
      <style:table-cell-properties fo:background-color="#FFFF00"/>
      <style:text-properties fo:color="#FF0000" fo:font-weight="bold" style:font-weight-asian="bold" style:font-weight-complex="bold"/>
    </style:style>
    <style:style style:name="cf2" style:family="table-cell" style:data-style-name="N0">
      <style:text-properties fo:color="#FF0000" fo:font-weight="bold" style:font-weight-asian="bold" style:font-weight-complex="bold"/>
    </style: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cf3" style:family="table-cell">
      <style:table-cell-properties fo:background-color="#FFFF00"/>
      <style:text-properties fo:color="#FF0000" fo:font-weight="bold" style:font-weight-asian="bold" style:font-weight-complex="bold" style:font-family-generic="roman"/>
    </style:style>
    <style:style style:name="cf4" style:family="table-cell">
      <style:text-properties fo:color="#FF0000" fo:font-weight="bold" style:font-weight-asian="bold" style:font-weight-complex="bold" style:font-family-generic="roman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1496062992126in" fo:margin-bottom="0.31496062992126in" fo:margin-left="0.708661417322835in" fo:margin-right="0.708661417322835in" style:print-orientation="landscape" style:print-page-order="ttb" style:first-page-number="continue" style:scale-to="58%" style:table-centering="none" style:print="objects charts drawings"/>
      <style:header-style>
        <style:header-footer-properties fo:min-height="0.433070866141732in" fo:margin-left="0.708661417322835in" fo:margin-right="0.708661417322835in" fo:margin-bottom="0in"/>
      </style:header-style>
      <style:footer-style>
        <style:header-footer-properties fo:min-height="0.433070866141732in" fo:margin-left="0.708661417322835in" fo:margin-right="0.708661417322835in" fo:margin-top="0in"/>
      </style:footer-style>
    </style:page-layout>
  </office:automatic-styles>
  <office:master-styles>
    <style:master-page style:name="mp1" style:page-layout-name="pm1">
      <style:header>
        <text:p>各站出站量統計</text:p>
      </style:header>
      <style:header-left style:display="false"/>
      <style:footer/>
      <style:footer-left style:display="false"/>
    </style:master-page>
    <style:master-page style:name="mp2" style:page-layout-name="pm1">
      <style:header>
        <text:p>各站進站量統計</text:p>
      </style:header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0912</meta:generator>
    <meta:initial-creator>Y.C. CHUANG</meta:initial-creator>
    <dc:creator>Microsoft Office User</dc:creator>
    <meta:creation-date>2021-08-10T06:30:36Z</meta:creation-date>
    <dc:date>2021-10-06T22:08:58Z</dc:date>
  </office:meta>
</office:document-meta>
</file>